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6327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922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2.0083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1.4291in"/>
    </style:style>
    <style:style style:name="co13" style:family="table-column">
      <style:table-column-properties fo:break-before="auto" style:column-width="1.8472in"/>
    </style:style>
    <style:style style:name="co14" style:family="table-column">
      <style:table-column-properties fo:break-before="auto" style:column-width="1.5146in"/>
    </style:style>
    <style:style style:name="co15" style:family="table-column">
      <style:table-column-properties fo:break-before="auto" style:column-width="1.9335in"/>
    </style:style>
    <style:style style:name="co16" style:family="table-column">
      <style:table-column-properties fo:break-before="auto" style:column-width="1.1181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1.5575in"/>
    </style:style>
    <style:style style:name="co19" style:family="table-column">
      <style:table-column-properties fo:break-before="auto" style:column-width="1.9756in"/>
    </style:style>
    <style:style style:name="co20" style:family="table-column">
      <style:table-column-properties fo:break-before="auto" style:column-width="1.6437in"/>
    </style:style>
    <style:style style:name="co21" style:family="table-column">
      <style:table-column-properties fo:break-before="auto" style:column-width="2.0618in"/>
    </style:style>
    <style:style style:name="co22" style:family="table-column">
      <style:table-column-properties fo:break-before="auto" style:column-width="1.2465in"/>
    </style:style>
    <style:style style:name="co23" style:family="table-column">
      <style:table-column-properties fo:break-before="auto" style:column-width="1.6654in"/>
    </style:style>
    <style:style style:name="co24" style:family="table-column">
      <style:table-column-properties fo:break-before="auto" style:column-width="1.5791in"/>
    </style:style>
    <style:style style:name="co25" style:family="table-column">
      <style:table-column-properties fo:break-before="auto" style:column-width="1.9972in"/>
    </style:style>
    <style:style style:name="co26" style:family="table-column">
      <style:table-column-properties fo:break-before="auto" style:column-width="2.0835in"/>
    </style:style>
    <style:style style:name="co27" style:family="table-column">
      <style:table-column-properties fo:break-before="auto" style:column-width="1.2681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[OpenEXI netconf gr] </text:p>
          </table:table-cell>
          <table:table-cell office:value-type="string" calcext:value-type="string">
            <text:p><text:s/>[OpenEXI netconf 01/02/03] </text:p>
          </table:table-cell>
          <table:table-cell office:value-type="string" calcext:value-type="string">
            <text:p><text:s/>[EXIFicient netconf gr] </text:p>
          </table:table-cell>
          <table:table-cell office:value-type="string" calcext:value-type="string">
            <text:p><text:s/>[EXIFicient netconf 01/02/03] </text:p>
          </table:table-cell>
          <table:table-cell office:value-type="string" calcext:value-type="string">
            <text:p><text:s/>[exip netconf gr] </text:p>
          </table:table-cell>
          <table:table-cell office:value-type="string" calcext:value-type="string">
            <text:p><text:s/>[exip netconf 01/02/03] </text:p>
          </table:table-cell>
          <table:table-cell office:value-type="string" calcext:value-type="string">
            <text:p><text:s/>[OpenEXI SenML gr] </text:p>
          </table:table-cell>
          <table:table-cell office:value-type="string" calcext:value-type="string">
            <text:p><text:s/>[OpenEXI SenML 01/02/03] </text:p>
          </table:table-cell>
          <table:table-cell office:value-type="string" calcext:value-type="string">
            <text:p><text:s/>[EXIFicient SenML gr] </text:p>
          </table:table-cell>
          <table:table-cell office:value-type="string" calcext:value-type="string">
            <text:p><text:s/>[EXIFicient SenML 01/02/03] </text:p>
          </table:table-cell>
          <table:table-cell office:value-type="string" calcext:value-type="string">
            <text:p><text:s/>[exip SenML gr] </text:p>
          </table:table-cell>
          <table:table-cell office:value-type="string" calcext:value-type="string">
            <text:p><text:s/>[exip SenML 01/02/03] </text:p>
          </table:table-cell>
          <table:table-cell office:value-type="string" calcext:value-type="string">
            <text:p><text:s/>[OpenEXI SEP2 gr] </text:p>
          </table:table-cell>
          <table:table-cell office:value-type="string" calcext:value-type="string">
            <text:p><text:s/>[OpenEXI SEP2 01/02/03] </text:p>
          </table:table-cell>
          <table:table-cell office:value-type="string" calcext:value-type="string">
            <text:p><text:s/>[EXIFicient SEP2 gr] </text:p>
          </table:table-cell>
          <table:table-cell office:value-type="string" calcext:value-type="string">
            <text:p><text:s/>[EXIFicient SEP2 01/02/03] </text:p>
          </table:table-cell>
          <table:table-cell office:value-type="string" calcext:value-type="string">
            <text:p><text:s/>[exip SEP2 gr] </text:p>
          </table:table-cell>
          <table:table-cell office:value-type="string" calcext:value-type="string">
            <text:p><text:s/>[exip SEP2 01/02/03] </text:p>
          </table:table-cell>
          <table:table-cell office:value-type="string" calcext:value-type="string">
            <text:p><text:s/>[OpenEXI OPCUA gr] </text:p>
          </table:table-cell>
          <table:table-cell office:value-type="string" calcext:value-type="string">
            <text:p><text:s/>[OpenEXI OPCUA 01/02/03] </text:p>
          </table:table-cell>
          <table:table-cell office:value-type="string" calcext:value-type="string">
            <text:p><text:s/>[EXIFicient OPCUA gr] </text:p>
          </table:table-cell>
          <table:table-cell office:value-type="string" calcext:value-type="string">
            <text:p><text:s/>[EXIFicient OPCUA 01/02/03] </text:p>
          </table:table-cell>
          <table:table-cell office:value-type="string" calcext:value-type="string">
            <text:p><text:s/>[exip OPCUA gr] </text:p>
          </table:table-cell>
          <table:table-cell office:value-type="string" calcext:value-type="string">
            <text:p><text:s/>[exip OPCUA 01/02/03] </text:p>
          </table:table-cell>
          <table:table-cell office:value-type="string" calcext:value-type="string">
            <text:p><text:s/>[OpenEXI Schema gr] </text:p>
          </table:table-cell>
          <table:table-cell office:value-type="string" calcext:value-type="string">
            <text:p><text:s/>[OpenEXI Schema 01/02/03] </text:p>
          </table:table-cell>
          <table:table-cell office:value-type="string" calcext:value-type="string">
            <text:p><text:s/>[EXIFicient Schema gr] </text:p>
          </table:table-cell>
          <table:table-cell office:value-type="string" calcext:value-type="string">
            <text:p><text:s/>[EXIFicient Schema 01/02/03] </text:p>
          </table:table-cell>
          <table:table-cell office:value-type="string" calcext:value-type="string">
            <text:p><text:s/>[exip Schema gr] </text:p>
          </table:table-cell>
          <table:table-cell office:value-type="string" calcext:value-type="string">
            <text:p><text:s/>[exip Schema 01/02/03]</text:p>
          </table:table-cell>
        </table:table-row>
        <table:table-row table:style-name="ro1">
          <table:table-cell office:value-type="float" office:value="40560465" calcext:value-type="float">
            <text:p>40560465</text:p>
          </table:table-cell>
          <table:table-cell office:value-type="float" office:value="41409944" calcext:value-type="float">
            <text:p>41409944</text:p>
          </table:table-cell>
          <table:table-cell office:value-type="float" office:value="13526301" calcext:value-type="float">
            <text:p>13526301</text:p>
          </table:table-cell>
          <table:table-cell office:value-type="float" office:value="25113459" calcext:value-type="float">
            <text:p>25113459</text:p>
          </table:table-cell>
          <table:table-cell office:value-type="float" office:value="747371" calcext:value-type="float">
            <text:p>747371</text:p>
          </table:table-cell>
          <table:table-cell office:value-type="float" office:value="915200" calcext:value-type="float">
            <text:p>915200</text:p>
          </table:table-cell>
          <table:table-cell office:value-type="float" office:value="16627743" calcext:value-type="float">
            <text:p>16627743</text:p>
          </table:table-cell>
          <table:table-cell office:value-type="float" office:value="17807362" calcext:value-type="float">
            <text:p>17807362</text:p>
          </table:table-cell>
          <table:table-cell office:value-type="float" office:value="8806636" calcext:value-type="float">
            <text:p>8806636</text:p>
          </table:table-cell>
          <table:table-cell office:value-type="float" office:value="33784324" calcext:value-type="float">
            <text:p>33784324</text:p>
          </table:table-cell>
          <table:table-cell office:value-type="float" office:value="338870" calcext:value-type="float">
            <text:p>338870</text:p>
          </table:table-cell>
          <table:table-cell office:value-type="float" office:value="451524" calcext:value-type="float">
            <text:p>451524</text:p>
          </table:table-cell>
          <table:table-cell office:value-type="float" office:value="249133636" calcext:value-type="float">
            <text:p>249133636</text:p>
          </table:table-cell>
          <table:table-cell office:value-type="float" office:value="251466754" calcext:value-type="float">
            <text:p>251466754</text:p>
          </table:table-cell>
          <table:table-cell office:value-type="float" office:value="176625673" calcext:value-type="float">
            <text:p>176625673</text:p>
          </table:table-cell>
          <table:table-cell office:value-type="float" office:value="183172036" calcext:value-type="float">
            <text:p>183172036</text:p>
          </table:table-cell>
          <table:table-cell office:value-type="float" office:value="21641579" calcext:value-type="float">
            <text:p>21641579</text:p>
          </table:table-cell>
          <table:table-cell office:value-type="float" office:value="21891611" calcext:value-type="float">
            <text:p>21891611</text:p>
          </table:table-cell>
          <table:table-cell office:value-type="float" office:value="85647064" calcext:value-type="float">
            <text:p>85647064</text:p>
          </table:table-cell>
          <table:table-cell office:value-type="float" office:value="88038709" calcext:value-type="float">
            <text:p>88038709</text:p>
          </table:table-cell>
          <table:table-cell office:value-type="float" office:value="272595349" calcext:value-type="float">
            <text:p>272595349</text:p>
          </table:table-cell>
          <table:table-cell office:value-type="float" office:value="278933376" calcext:value-type="float">
            <text:p>278933376</text:p>
          </table:table-cell>
          <table:table-cell office:value-type="float" office:value="23827681" calcext:value-type="float">
            <text:p>23827681</text:p>
          </table:table-cell>
          <table:table-cell office:value-type="float" office:value="24229338" calcext:value-type="float">
            <text:p>24229338</text:p>
          </table:table-cell>
          <table:table-cell office:value-type="float" office:value="139399571" calcext:value-type="float">
            <text:p>139399571</text:p>
          </table:table-cell>
          <table:table-cell office:value-type="float" office:value="159030070" calcext:value-type="float">
            <text:p>159030070</text:p>
          </table:table-cell>
          <table:table-cell office:value-type="float" office:value="68335785" calcext:value-type="float">
            <text:p>68335785</text:p>
          </table:table-cell>
          <table:table-cell office:value-type="float" office:value="83999927" calcext:value-type="float">
            <text:p>83999927</text:p>
          </table:table-cell>
          <table:table-cell office:value-type="float" office:value="6477150" calcext:value-type="float">
            <text:p>6477150</text:p>
          </table:table-cell>
          <table:table-cell office:value-type="float" office:value="7058160" calcext:value-type="float">
            <text:p>7058160</text:p>
          </table:table-cell>
        </table:table-row>
        <table:table-row table:style-name="ro1">
          <table:table-cell office:value-type="float" office:value="22256252" calcext:value-type="float">
            <text:p>22256252</text:p>
          </table:table-cell>
          <table:table-cell office:value-type="float" office:value="23276773" calcext:value-type="float">
            <text:p>23276773</text:p>
          </table:table-cell>
          <table:table-cell office:value-type="float" office:value="24547046" calcext:value-type="float">
            <text:p>24547046</text:p>
          </table:table-cell>
          <table:table-cell office:value-type="float" office:value="35243588" calcext:value-type="float">
            <text:p>35243588</text:p>
          </table:table-cell>
          <table:table-cell office:value-type="float" office:value="744718" calcext:value-type="float">
            <text:p>744718</text:p>
          </table:table-cell>
          <table:table-cell office:value-type="float" office:value="863588" calcext:value-type="float">
            <text:p>863588</text:p>
          </table:table-cell>
          <table:table-cell office:value-type="float" office:value="12681641" calcext:value-type="float">
            <text:p>12681641</text:p>
          </table:table-cell>
          <table:table-cell office:value-type="float" office:value="13498714" calcext:value-type="float">
            <text:p>13498714</text:p>
          </table:table-cell>
          <table:table-cell office:value-type="float" office:value="8814458" calcext:value-type="float">
            <text:p>8814458</text:p>
          </table:table-cell>
          <table:table-cell office:value-type="float" office:value="33694997" calcext:value-type="float">
            <text:p>33694997</text:p>
          </table:table-cell>
          <table:table-cell office:value-type="float" office:value="340127" calcext:value-type="float">
            <text:p>340127</text:p>
          </table:table-cell>
          <table:table-cell office:value-type="float" office:value="439651" calcext:value-type="float">
            <text:p>439651</text:p>
          </table:table-cell>
          <table:table-cell office:value-type="float" office:value="235991881" calcext:value-type="float">
            <text:p>235991881</text:p>
          </table:table-cell>
          <table:table-cell office:value-type="float" office:value="249646271" calcext:value-type="float">
            <text:p>249646271</text:p>
          </table:table-cell>
          <table:table-cell office:value-type="float" office:value="265922712" calcext:value-type="float">
            <text:p>265922712</text:p>
          </table:table-cell>
          <table:table-cell office:value-type="float" office:value="272352021" calcext:value-type="float">
            <text:p>272352021</text:p>
          </table:table-cell>
          <table:table-cell office:value-type="float" office:value="21803750" calcext:value-type="float">
            <text:p>21803750</text:p>
          </table:table-cell>
          <table:table-cell office:value-type="float" office:value="22036671" calcext:value-type="float">
            <text:p>22036671</text:p>
          </table:table-cell>
          <table:table-cell office:value-type="float" office:value="138524808" calcext:value-type="float">
            <text:p>138524808</text:p>
          </table:table-cell>
          <table:table-cell office:value-type="float" office:value="140418554" calcext:value-type="float">
            <text:p>140418554</text:p>
          </table:table-cell>
          <table:table-cell office:value-type="float" office:value="344751452" calcext:value-type="float">
            <text:p>344751452</text:p>
          </table:table-cell>
          <table:table-cell office:value-type="float" office:value="350489263" calcext:value-type="float">
            <text:p>350489263</text:p>
          </table:table-cell>
          <table:table-cell office:value-type="float" office:value="23709649" calcext:value-type="float">
            <text:p>23709649</text:p>
          </table:table-cell>
          <table:table-cell office:value-type="float" office:value="24070309" calcext:value-type="float">
            <text:p>24070309</text:p>
          </table:table-cell>
          <table:table-cell office:value-type="float" office:value="99296077" calcext:value-type="float">
            <text:p>99296077</text:p>
          </table:table-cell>
          <table:table-cell office:value-type="float" office:value="129609429" calcext:value-type="float">
            <text:p>129609429</text:p>
          </table:table-cell>
          <table:table-cell office:value-type="float" office:value="61335732" calcext:value-type="float">
            <text:p>61335732</text:p>
          </table:table-cell>
          <table:table-cell office:value-type="float" office:value="70937023" calcext:value-type="float">
            <text:p>70937023</text:p>
          </table:table-cell>
          <table:table-cell office:value-type="float" office:value="6482459" calcext:value-type="float">
            <text:p>6482459</text:p>
          </table:table-cell>
          <table:table-cell office:value-type="float" office:value="6812249" calcext:value-type="float">
            <text:p>6812249</text:p>
          </table:table-cell>
        </table:table-row>
        <table:table-row table:style-name="ro1">
          <table:table-cell office:value-type="float" office:value="37090751" calcext:value-type="float">
            <text:p>37090751</text:p>
          </table:table-cell>
          <table:table-cell office:value-type="float" office:value="37943443" calcext:value-type="float">
            <text:p>37943443</text:p>
          </table:table-cell>
          <table:table-cell office:value-type="float" office:value="12648257" calcext:value-type="float">
            <text:p>12648257</text:p>
          </table:table-cell>
          <table:table-cell office:value-type="float" office:value="25205161" calcext:value-type="float">
            <text:p>25205161</text:p>
          </table:table-cell>
          <table:table-cell office:value-type="float" office:value="741225" calcext:value-type="float">
            <text:p>741225</text:p>
          </table:table-cell>
          <table:table-cell office:value-type="float" office:value="848711" calcext:value-type="float">
            <text:p>848711</text:p>
          </table:table-cell>
          <table:table-cell office:value-type="float" office:value="12678847" calcext:value-type="float">
            <text:p>12678847</text:p>
          </table:table-cell>
          <table:table-cell office:value-type="float" office:value="13402054" calcext:value-type="float">
            <text:p>13402054</text:p>
          </table:table-cell>
          <table:table-cell office:value-type="float" office:value="8809640" calcext:value-type="float">
            <text:p>8809640</text:p>
          </table:table-cell>
          <table:table-cell office:value-type="float" office:value="32034381" calcext:value-type="float">
            <text:p>32034381</text:p>
          </table:table-cell>
          <table:table-cell office:value-type="float" office:value="507606" calcext:value-type="float">
            <text:p>507606</text:p>
          </table:table-cell>
          <table:table-cell office:value-type="float" office:value="640095" calcext:value-type="float">
            <text:p>640095</text:p>
          </table:table-cell>
          <table:table-cell office:value-type="float" office:value="215238055" calcext:value-type="float">
            <text:p>215238055</text:p>
          </table:table-cell>
          <table:table-cell office:value-type="float" office:value="217153383" calcext:value-type="float">
            <text:p>217153383</text:p>
          </table:table-cell>
          <table:table-cell office:value-type="float" office:value="309926563" calcext:value-type="float">
            <text:p>309926563</text:p>
          </table:table-cell>
          <table:table-cell office:value-type="float" office:value="316258164" calcext:value-type="float">
            <text:p>316258164</text:p>
          </table:table-cell>
          <table:table-cell office:value-type="float" office:value="22404734" calcext:value-type="float">
            <text:p>22404734</text:p>
          </table:table-cell>
          <table:table-cell office:value-type="float" office:value="22659725" calcext:value-type="float">
            <text:p>22659725</text:p>
          </table:table-cell>
          <table:table-cell office:value-type="float" office:value="95438882" calcext:value-type="float">
            <text:p>95438882</text:p>
          </table:table-cell>
          <table:table-cell office:value-type="float" office:value="97465327" calcext:value-type="float">
            <text:p>97465327</text:p>
          </table:table-cell>
          <table:table-cell office:value-type="float" office:value="261304109" calcext:value-type="float">
            <text:p>261304109</text:p>
          </table:table-cell>
          <table:table-cell office:value-type="float" office:value="267264364" calcext:value-type="float">
            <text:p>267264364</text:p>
          </table:table-cell>
          <table:table-cell office:value-type="float" office:value="23663973" calcext:value-type="float">
            <text:p>23663973</text:p>
          </table:table-cell>
          <table:table-cell office:value-type="float" office:value="24016392" calcext:value-type="float">
            <text:p>24016392</text:p>
          </table:table-cell>
          <table:table-cell office:value-type="float" office:value="69854065" calcext:value-type="float">
            <text:p>69854065</text:p>
          </table:table-cell>
          <table:table-cell office:value-type="float" office:value="153537122" calcext:value-type="float">
            <text:p>153537122</text:p>
          </table:table-cell>
          <table:table-cell office:value-type="float" office:value="78796822" calcext:value-type="float">
            <text:p>78796822</text:p>
          </table:table-cell>
          <table:table-cell office:value-type="float" office:value="153888634" calcext:value-type="float">
            <text:p>153888634</text:p>
          </table:table-cell>
          <table:table-cell office:value-type="float" office:value="6637436" calcext:value-type="float">
            <text:p>6637436</text:p>
          </table:table-cell>
          <table:table-cell office:value-type="float" office:value="16465921" calcext:value-type="float">
            <text:p>16465921</text:p>
          </table:table-cell>
        </table:table-row>
        <table:table-row table:style-name="ro1">
          <table:table-cell office:value-type="float" office:value="50950333" calcext:value-type="float">
            <text:p>50950333</text:p>
          </table:table-cell>
          <table:table-cell office:value-type="float" office:value="51792969" calcext:value-type="float">
            <text:p>51792969</text:p>
          </table:table-cell>
          <table:table-cell office:value-type="float" office:value="17559565" calcext:value-type="float">
            <text:p>17559565</text:p>
          </table:table-cell>
          <table:table-cell office:value-type="float" office:value="29156920" calcext:value-type="float">
            <text:p>29156920</text:p>
          </table:table-cell>
          <table:table-cell office:value-type="float" office:value="758616" calcext:value-type="float">
            <text:p>758616</text:p>
          </table:table-cell>
          <table:table-cell office:value-type="float" office:value="927632" calcext:value-type="float">
            <text:p>927632</text:p>
          </table:table-cell>
          <table:table-cell office:value-type="float" office:value="12722009" calcext:value-type="float">
            <text:p>12722009</text:p>
          </table:table-cell>
          <table:table-cell office:value-type="float" office:value="13927888" calcext:value-type="float">
            <text:p>13927888</text:p>
          </table:table-cell>
          <table:table-cell office:value-type="float" office:value="5438331" calcext:value-type="float">
            <text:p>5438331</text:p>
          </table:table-cell>
          <table:table-cell office:value-type="float" office:value="24966373" calcext:value-type="float">
            <text:p>24966373</text:p>
          </table:table-cell>
          <table:table-cell office:value-type="float" office:value="488750" calcext:value-type="float">
            <text:p>488750</text:p>
          </table:table-cell>
          <table:table-cell office:value-type="float" office:value="647778" calcext:value-type="float">
            <text:p>647778</text:p>
          </table:table-cell>
          <table:table-cell office:value-type="float" office:value="206760790" calcext:value-type="float">
            <text:p>206760790</text:p>
          </table:table-cell>
          <table:table-cell office:value-type="float" office:value="208623527" calcext:value-type="float">
            <text:p>208623527</text:p>
          </table:table-cell>
          <table:table-cell office:value-type="float" office:value="301041983" calcext:value-type="float">
            <text:p>301041983</text:p>
          </table:table-cell>
          <table:table-cell office:value-type="float" office:value="307633114" calcext:value-type="float">
            <text:p>307633114</text:p>
          </table:table-cell>
          <table:table-cell office:value-type="float" office:value="21611478" calcext:value-type="float">
            <text:p>21611478</text:p>
          </table:table-cell>
          <table:table-cell office:value-type="float" office:value="21857179" calcext:value-type="float">
            <text:p>21857179</text:p>
          </table:table-cell>
          <table:table-cell office:value-type="float" office:value="104288332" calcext:value-type="float">
            <text:p>104288332</text:p>
          </table:table-cell>
          <table:table-cell office:value-type="float" office:value="106707913" calcext:value-type="float">
            <text:p>106707913</text:p>
          </table:table-cell>
          <table:table-cell office:value-type="float" office:value="339336378" calcext:value-type="float">
            <text:p>339336378</text:p>
          </table:table-cell>
          <table:table-cell office:value-type="float" office:value="363025983" calcext:value-type="float">
            <text:p>363025983</text:p>
          </table:table-cell>
          <table:table-cell office:value-type="float" office:value="23689465" calcext:value-type="float">
            <text:p>23689465</text:p>
          </table:table-cell>
          <table:table-cell office:value-type="float" office:value="24073033" calcext:value-type="float">
            <text:p>24073033</text:p>
          </table:table-cell>
          <table:table-cell office:value-type="float" office:value="148862086" calcext:value-type="float">
            <text:p>148862086</text:p>
          </table:table-cell>
          <table:table-cell office:value-type="float" office:value="156422545" calcext:value-type="float">
            <text:p>156422545</text:p>
          </table:table-cell>
          <table:table-cell office:value-type="float" office:value="65063441" calcext:value-type="float">
            <text:p>65063441</text:p>
          </table:table-cell>
          <table:table-cell office:value-type="float" office:value="80041603" calcext:value-type="float">
            <text:p>80041603</text:p>
          </table:table-cell>
          <table:table-cell office:value-type="float" office:value="5370725" calcext:value-type="float">
            <text:p>5370725</text:p>
          </table:table-cell>
          <table:table-cell office:value-type="float" office:value="5763652" calcext:value-type="float">
            <text:p>5763652</text:p>
          </table:table-cell>
        </table:table-row>
        <table:table-row table:style-name="ro1">
          <table:table-cell office:value-type="float" office:value="20458607" calcext:value-type="float">
            <text:p>20458607</text:p>
          </table:table-cell>
          <table:table-cell office:value-type="float" office:value="21465299" calcext:value-type="float">
            <text:p>21465299</text:p>
          </table:table-cell>
          <table:table-cell office:value-type="float" office:value="15224981" calcext:value-type="float">
            <text:p>15224981</text:p>
          </table:table-cell>
          <table:table-cell office:value-type="float" office:value="28901790" calcext:value-type="float">
            <text:p>28901790</text:p>
          </table:table-cell>
          <table:table-cell office:value-type="float" office:value="1107333" calcext:value-type="float">
            <text:p>1107333</text:p>
          </table:table-cell>
          <table:table-cell office:value-type="float" office:value="1276559" calcext:value-type="float">
            <text:p>1276559</text:p>
          </table:table-cell>
          <table:table-cell office:value-type="float" office:value="12734511" calcext:value-type="float">
            <text:p>12734511</text:p>
          </table:table-cell>
          <table:table-cell office:value-type="float" office:value="13558428" calcext:value-type="float">
            <text:p>13558428</text:p>
          </table:table-cell>
          <table:table-cell office:value-type="float" office:value="17547273" calcext:value-type="float">
            <text:p>17547273</text:p>
          </table:table-cell>
          <table:table-cell office:value-type="float" office:value="37197258" calcext:value-type="float">
            <text:p>37197258</text:p>
          </table:table-cell>
          <table:table-cell office:value-type="float" office:value="337822" calcext:value-type="float">
            <text:p>337822</text:p>
          </table:table-cell>
          <table:table-cell office:value-type="float" office:value="437066" calcext:value-type="float">
            <text:p>437066</text:p>
          </table:table-cell>
          <table:table-cell office:value-type="float" office:value="267927995" calcext:value-type="float">
            <text:p>267927995</text:p>
          </table:table-cell>
          <table:table-cell office:value-type="float" office:value="269554808" calcext:value-type="float">
            <text:p>269554808</text:p>
          </table:table-cell>
          <table:table-cell office:value-type="float" office:value="246330766" calcext:value-type="float">
            <text:p>246330766</text:p>
          </table:table-cell>
          <table:table-cell office:value-type="float" office:value="266026357" calcext:value-type="float">
            <text:p>266026357</text:p>
          </table:table-cell>
          <table:table-cell office:value-type="float" office:value="21831617" calcext:value-type="float">
            <text:p>21831617</text:p>
          </table:table-cell>
          <table:table-cell office:value-type="float" office:value="22066564" calcext:value-type="float">
            <text:p>22066564</text:p>
          </table:table-cell>
          <table:table-cell office:value-type="float" office:value="211506994" calcext:value-type="float">
            <text:p>211506994</text:p>
          </table:table-cell>
          <table:table-cell office:value-type="float" office:value="213490417" calcext:value-type="float">
            <text:p>213490417</text:p>
          </table:table-cell>
          <table:table-cell office:value-type="float" office:value="331525119" calcext:value-type="float">
            <text:p>331525119</text:p>
          </table:table-cell>
          <table:table-cell office:value-type="float" office:value="337755730" calcext:value-type="float">
            <text:p>337755730</text:p>
          </table:table-cell>
          <table:table-cell office:value-type="float" office:value="23638132" calcext:value-type="float">
            <text:p>23638132</text:p>
          </table:table-cell>
          <table:table-cell office:value-type="float" office:value="23990691" calcext:value-type="float">
            <text:p>23990691</text:p>
          </table:table-cell>
          <table:table-cell office:value-type="float" office:value="107971202" calcext:value-type="float">
            <text:p>107971202</text:p>
          </table:table-cell>
          <table:table-cell office:value-type="float" office:value="120755649" calcext:value-type="float">
            <text:p>120755649</text:p>
          </table:table-cell>
          <table:table-cell office:value-type="float" office:value="78527095" calcext:value-type="float">
            <text:p>78527095</text:p>
          </table:table-cell>
          <table:table-cell office:value-type="float" office:value="89844526" calcext:value-type="float">
            <text:p>89844526</text:p>
          </table:table-cell>
          <table:table-cell office:value-type="float" office:value="6357024" calcext:value-type="float">
            <text:p>6357024</text:p>
          </table:table-cell>
          <table:table-cell office:value-type="float" office:value="6564313" calcext:value-type="float">
            <text:p>6564313</text:p>
          </table:table-cell>
        </table:table-row>
        <table:table-row table:style-name="ro1">
          <table:table-cell office:value-type="float" office:value="44055532" calcext:value-type="float">
            <text:p>44055532</text:p>
          </table:table-cell>
          <table:table-cell office:value-type="float" office:value="44943494" calcext:value-type="float">
            <text:p>44943494</text:p>
          </table:table-cell>
          <table:table-cell office:value-type="float" office:value="14918378" calcext:value-type="float">
            <text:p>14918378</text:p>
          </table:table-cell>
          <table:table-cell office:value-type="float" office:value="28622495" calcext:value-type="float">
            <text:p>28622495</text:p>
          </table:table-cell>
          <table:table-cell office:value-type="float" office:value="747791" calcext:value-type="float">
            <text:p>747791</text:p>
          </table:table-cell>
          <table:table-cell office:value-type="float" office:value="856883" calcext:value-type="float">
            <text:p>856883</text:p>
          </table:table-cell>
          <table:table-cell office:value-type="float" office:value="12592942" calcext:value-type="float">
            <text:p>12592942</text:p>
          </table:table-cell>
          <table:table-cell office:value-type="float" office:value="13310422" calcext:value-type="float">
            <text:p>13310422</text:p>
          </table:table-cell>
          <table:table-cell office:value-type="float" office:value="8850008" calcext:value-type="float">
            <text:p>8850008</text:p>
          </table:table-cell>
          <table:table-cell office:value-type="float" office:value="33104419" calcext:value-type="float">
            <text:p>33104419</text:p>
          </table:table-cell>
          <table:table-cell office:value-type="float" office:value="340476" calcext:value-type="float">
            <text:p>340476</text:p>
          </table:table-cell>
          <table:table-cell office:value-type="float" office:value="434134" calcext:value-type="float">
            <text:p>434134</text:p>
          </table:table-cell>
          <table:table-cell office:value-type="float" office:value="159539003" calcext:value-type="float">
            <text:p>159539003</text:p>
          </table:table-cell>
          <table:table-cell office:value-type="float" office:value="161468997" calcext:value-type="float">
            <text:p>161468997</text:p>
          </table:table-cell>
          <table:table-cell office:value-type="float" office:value="171391837" calcext:value-type="float">
            <text:p>171391837</text:p>
          </table:table-cell>
          <table:table-cell office:value-type="float" office:value="177823241" calcext:value-type="float">
            <text:p>177823241</text:p>
          </table:table-cell>
          <table:table-cell office:value-type="float" office:value="21841255" calcext:value-type="float">
            <text:p>21841255</text:p>
          </table:table-cell>
          <table:table-cell office:value-type="float" office:value="22093173" calcext:value-type="float">
            <text:p>22093173</text:p>
          </table:table-cell>
          <table:table-cell office:value-type="float" office:value="175198676" calcext:value-type="float">
            <text:p>175198676</text:p>
          </table:table-cell>
          <table:table-cell office:value-type="float" office:value="177203331" calcext:value-type="float">
            <text:p>177203331</text:p>
          </table:table-cell>
          <table:table-cell office:value-type="float" office:value="387952616" calcext:value-type="float">
            <text:p>387952616</text:p>
          </table:table-cell>
          <table:table-cell office:value-type="float" office:value="405378295" calcext:value-type="float">
            <text:p>405378295</text:p>
          </table:table-cell>
          <table:table-cell office:value-type="float" office:value="23437966" calcext:value-type="float">
            <text:p>23437966</text:p>
          </table:table-cell>
          <table:table-cell office:value-type="float" office:value="23795554" calcext:value-type="float">
            <text:p>23795554</text:p>
          </table:table-cell>
          <table:table-cell office:value-type="float" office:value="128078298" calcext:value-type="float">
            <text:p>128078298</text:p>
          </table:table-cell>
          <table:table-cell office:value-type="float" office:value="218788437" calcext:value-type="float">
            <text:p>218788437</text:p>
          </table:table-cell>
          <table:table-cell office:value-type="float" office:value="90609497" calcext:value-type="float">
            <text:p>90609497</text:p>
          </table:table-cell>
          <table:table-cell office:value-type="float" office:value="187952253" calcext:value-type="float">
            <text:p>187952253</text:p>
          </table:table-cell>
          <table:table-cell office:value-type="float" office:value="6474357" calcext:value-type="float">
            <text:p>6474357</text:p>
          </table:table-cell>
          <table:table-cell office:value-type="float" office:value="15525299" calcext:value-type="float">
            <text:p>15525299</text:p>
          </table:table-cell>
        </table:table-row>
        <table:table-row table:style-name="ro1">
          <table:table-cell office:value-type="float" office:value="45568993" calcext:value-type="float">
            <text:p>45568993</text:p>
          </table:table-cell>
          <table:table-cell office:value-type="float" office:value="46406320" calcext:value-type="float">
            <text:p>46406320</text:p>
          </table:table-cell>
          <table:table-cell office:value-type="float" office:value="13129324" calcext:value-type="float">
            <text:p>13129324</text:p>
          </table:table-cell>
          <table:table-cell office:value-type="float" office:value="24130303" calcext:value-type="float">
            <text:p>24130303</text:p>
          </table:table-cell>
          <table:table-cell office:value-type="float" office:value="749188" calcext:value-type="float">
            <text:p>749188</text:p>
          </table:table-cell>
          <table:table-cell office:value-type="float" office:value="917016" calcext:value-type="float">
            <text:p>917016</text:p>
          </table:table-cell>
          <table:table-cell office:value-type="float" office:value="12726758" calcext:value-type="float">
            <text:p>12726758</text:p>
          </table:table-cell>
          <table:table-cell office:value-type="float" office:value="13924117" calcext:value-type="float">
            <text:p>13924117</text:p>
          </table:table-cell>
          <table:table-cell office:value-type="float" office:value="8154808" calcext:value-type="float">
            <text:p>8154808</text:p>
          </table:table-cell>
          <table:table-cell office:value-type="float" office:value="27561536" calcext:value-type="float">
            <text:p>27561536</text:p>
          </table:table-cell>
          <table:table-cell office:value-type="float" office:value="497759" calcext:value-type="float">
            <text:p>497759</text:p>
          </table:table-cell>
          <table:table-cell office:value-type="float" office:value="655879" calcext:value-type="float">
            <text:p>655879</text:p>
          </table:table-cell>
          <table:table-cell office:value-type="float" office:value="259960502" calcext:value-type="float">
            <text:p>259960502</text:p>
          </table:table-cell>
          <table:table-cell office:value-type="float" office:value="261922553" calcext:value-type="float">
            <text:p>261922553</text:p>
          </table:table-cell>
          <table:table-cell office:value-type="float" office:value="327050598" calcext:value-type="float">
            <text:p>327050598</text:p>
          </table:table-cell>
          <table:table-cell office:value-type="float" office:value="333564694" calcext:value-type="float">
            <text:p>333564694</text:p>
          </table:table-cell>
          <table:table-cell office:value-type="float" office:value="21671541" calcext:value-type="float">
            <text:p>21671541</text:p>
          </table:table-cell>
          <table:table-cell office:value-type="float" office:value="21922690" calcext:value-type="float">
            <text:p>21922690</text:p>
          </table:table-cell>
          <table:table-cell office:value-type="float" office:value="69551582" calcext:value-type="float">
            <text:p>69551582</text:p>
          </table:table-cell>
          <table:table-cell office:value-type="float" office:value="71852643" calcext:value-type="float">
            <text:p>71852643</text:p>
          </table:table-cell>
          <table:table-cell office:value-type="float" office:value="374738226" calcext:value-type="float">
            <text:p>374738226</text:p>
          </table:table-cell>
          <table:table-cell office:value-type="float" office:value="384927581" calcext:value-type="float">
            <text:p>384927581</text:p>
          </table:table-cell>
          <table:table-cell office:value-type="float" office:value="23531135" calcext:value-type="float">
            <text:p>23531135</text:p>
          </table:table-cell>
          <table:table-cell office:value-type="float" office:value="23912608" calcext:value-type="float">
            <text:p>23912608</text:p>
          </table:table-cell>
          <table:table-cell office:value-type="float" office:value="162685003" calcext:value-type="float">
            <text:p>162685003</text:p>
          </table:table-cell>
          <table:table-cell office:value-type="float" office:value="202791500" calcext:value-type="float">
            <text:p>202791500</text:p>
          </table:table-cell>
          <table:table-cell office:value-type="float" office:value="65890502" calcext:value-type="float">
            <text:p>65890502</text:p>
          </table:table-cell>
          <table:table-cell office:value-type="float" office:value="81691534" calcext:value-type="float">
            <text:p>81691534</text:p>
          </table:table-cell>
          <table:table-cell office:value-type="float" office:value="4405728" calcext:value-type="float">
            <text:p>4405728</text:p>
          </table:table-cell>
          <table:table-cell office:value-type="float" office:value="4803194" calcext:value-type="float">
            <text:p>4803194</text:p>
          </table:table-cell>
        </table:table-row>
        <table:table-row table:style-name="ro1">
          <table:table-cell office:value-type="float" office:value="42126447" calcext:value-type="float">
            <text:p>42126447</text:p>
          </table:table-cell>
          <table:table-cell office:value-type="float" office:value="43126294" calcext:value-type="float">
            <text:p>43126294</text:p>
          </table:table-cell>
          <table:table-cell office:value-type="float" office:value="25023224" calcext:value-type="float">
            <text:p>25023224</text:p>
          </table:table-cell>
          <table:table-cell office:value-type="float" office:value="41708167" calcext:value-type="float">
            <text:p>41708167</text:p>
          </table:table-cell>
          <table:table-cell office:value-type="float" office:value="745416" calcext:value-type="float">
            <text:p>745416</text:p>
          </table:table-cell>
          <table:table-cell office:value-type="float" office:value="864635" calcext:value-type="float">
            <text:p>864635</text:p>
          </table:table-cell>
          <table:table-cell office:value-type="float" office:value="13280250" calcext:value-type="float">
            <text:p>13280250</text:p>
          </table:table-cell>
          <table:table-cell office:value-type="float" office:value="14137272" calcext:value-type="float">
            <text:p>14137272</text:p>
          </table:table-cell>
          <table:table-cell office:value-type="float" office:value="8810268" calcext:value-type="float">
            <text:p>8810268</text:p>
          </table:table-cell>
          <table:table-cell office:value-type="float" office:value="33240819" calcext:value-type="float">
            <text:p>33240819</text:p>
          </table:table-cell>
          <table:table-cell office:value-type="float" office:value="338521" calcext:value-type="float">
            <text:p>338521</text:p>
          </table:table-cell>
          <table:table-cell office:value-type="float" office:value="436508" calcext:value-type="float">
            <text:p>436508</text:p>
          </table:table-cell>
          <table:table-cell office:value-type="float" office:value="266580058" calcext:value-type="float">
            <text:p>266580058</text:p>
          </table:table-cell>
          <table:table-cell office:value-type="float" office:value="268284256" calcext:value-type="float">
            <text:p>268284256</text:p>
          </table:table-cell>
          <table:table-cell office:value-type="float" office:value="206003012" calcext:value-type="float">
            <text:p>206003012</text:p>
          </table:table-cell>
          <table:table-cell office:value-type="float" office:value="211962010" calcext:value-type="float">
            <text:p>211962010</text:p>
          </table:table-cell>
          <table:table-cell office:value-type="float" office:value="22191859" calcext:value-type="float">
            <text:p>22191859</text:p>
          </table:table-cell>
          <table:table-cell office:value-type="float" office:value="22453275" calcext:value-type="float">
            <text:p>22453275</text:p>
          </table:table-cell>
          <table:table-cell office:value-type="float" office:value="108452968" calcext:value-type="float">
            <text:p>108452968</text:p>
          </table:table-cell>
          <table:table-cell office:value-type="float" office:value="110382403" calcext:value-type="float">
            <text:p>110382403</text:p>
          </table:table-cell>
          <table:table-cell office:value-type="float" office:value="389604851" calcext:value-type="float">
            <text:p>389604851</text:p>
          </table:table-cell>
          <table:table-cell office:value-type="float" office:value="399784218" calcext:value-type="float">
            <text:p>399784218</text:p>
          </table:table-cell>
          <table:table-cell office:value-type="float" office:value="23455078" calcext:value-type="float">
            <text:p>23455078</text:p>
          </table:table-cell>
          <table:table-cell office:value-type="float" office:value="23817065" calcext:value-type="float">
            <text:p>23817065</text:p>
          </table:table-cell>
          <table:table-cell office:value-type="float" office:value="113433279" calcext:value-type="float">
            <text:p>113433279</text:p>
          </table:table-cell>
          <table:table-cell office:value-type="float" office:value="122343979" calcext:value-type="float">
            <text:p>122343979</text:p>
          </table:table-cell>
          <table:table-cell office:value-type="float" office:value="65627620" calcext:value-type="float">
            <text:p>65627620</text:p>
          </table:table-cell>
          <table:table-cell office:value-type="float" office:value="77198574" calcext:value-type="float">
            <text:p>77198574</text:p>
          </table:table-cell>
          <table:table-cell office:value-type="float" office:value="5764560" calcext:value-type="float">
            <text:p>5764560</text:p>
          </table:table-cell>
          <table:table-cell office:value-type="float" office:value="5973735" calcext:value-type="float">
            <text:p>5973735</text:p>
          </table:table-cell>
        </table:table-row>
        <table:table-row table:style-name="ro1">
          <table:table-cell office:value-type="float" office:value="36465391" calcext:value-type="float">
            <text:p>36465391</text:p>
          </table:table-cell>
          <table:table-cell office:value-type="float" office:value="37317734" calcext:value-type="float">
            <text:p>37317734</text:p>
          </table:table-cell>
          <table:table-cell office:value-type="float" office:value="13271032" calcext:value-type="float">
            <text:p>13271032</text:p>
          </table:table-cell>
          <table:table-cell office:value-type="float" office:value="24567720" calcext:value-type="float">
            <text:p>24567720</text:p>
          </table:table-cell>
          <table:table-cell office:value-type="float" office:value="747371" calcext:value-type="float">
            <text:p>747371</text:p>
          </table:table-cell>
          <table:table-cell office:value-type="float" office:value="857092" calcext:value-type="float">
            <text:p>857092</text:p>
          </table:table-cell>
          <table:table-cell office:value-type="float" office:value="16622156" calcext:value-type="float">
            <text:p>16622156</text:p>
          </table:table-cell>
          <table:table-cell office:value-type="float" office:value="17349972" calcext:value-type="float">
            <text:p>17349972</text:p>
          </table:table-cell>
          <table:table-cell office:value-type="float" office:value="5494205" calcext:value-type="float">
            <text:p>5494205</text:p>
          </table:table-cell>
          <table:table-cell office:value-type="float" office:value="27756253" calcext:value-type="float">
            <text:p>27756253</text:p>
          </table:table-cell>
          <table:table-cell office:value-type="float" office:value="337892" calcext:value-type="float">
            <text:p>337892</text:p>
          </table:table-cell>
          <table:table-cell office:value-type="float" office:value="431549" calcext:value-type="float">
            <text:p>431549</text:p>
          </table:table-cell>
          <table:table-cell office:value-type="float" office:value="213836899" calcext:value-type="float">
            <text:p>213836899</text:p>
          </table:table-cell>
          <table:table-cell office:value-type="float" office:value="215784144" calcext:value-type="float">
            <text:p>215784144</text:p>
          </table:table-cell>
          <table:table-cell office:value-type="float" office:value="307411019" calcext:value-type="float">
            <text:p>307411019</text:p>
          </table:table-cell>
          <table:table-cell office:value-type="float" office:value="314247084" calcext:value-type="float">
            <text:p>314247084</text:p>
          </table:table-cell>
          <table:table-cell office:value-type="float" office:value="21599325" calcext:value-type="float">
            <text:p>21599325</text:p>
          </table:table-cell>
          <table:table-cell office:value-type="float" office:value="21858436" calcext:value-type="float">
            <text:p>21858436</text:p>
          </table:table-cell>
          <table:table-cell office:value-type="float" office:value="144692282" calcext:value-type="float">
            <text:p>144692282</text:p>
          </table:table-cell>
          <table:table-cell office:value-type="float" office:value="146750924" calcext:value-type="float">
            <text:p>146750924</text:p>
          </table:table-cell>
          <table:table-cell office:value-type="float" office:value="336994949" calcext:value-type="float">
            <text:p>336994949</text:p>
          </table:table-cell>
          <table:table-cell office:value-type="float" office:value="343035312" calcext:value-type="float">
            <text:p>343035312</text:p>
          </table:table-cell>
          <table:table-cell office:value-type="float" office:value="23695961" calcext:value-type="float">
            <text:p>23695961</text:p>
          </table:table-cell>
          <table:table-cell office:value-type="float" office:value="24050335" calcext:value-type="float">
            <text:p>24050335</text:p>
          </table:table-cell>
          <table:table-cell office:value-type="float" office:value="134198979" calcext:value-type="float">
            <text:p>134198979</text:p>
          </table:table-cell>
          <table:table-cell office:value-type="float" office:value="167217214" calcext:value-type="float">
            <text:p>167217214</text:p>
          </table:table-cell>
          <table:table-cell office:value-type="float" office:value="117777756" calcext:value-type="float">
            <text:p>117777756</text:p>
          </table:table-cell>
          <table:table-cell office:value-type="float" office:value="165723309" calcext:value-type="float">
            <text:p>165723309</text:p>
          </table:table-cell>
          <table:table-cell office:value-type="float" office:value="5320997" calcext:value-type="float">
            <text:p>5320997</text:p>
          </table:table-cell>
          <table:table-cell office:value-type="float" office:value="14055418" calcext:value-type="float">
            <text:p>14055418</text:p>
          </table:table-cell>
        </table:table-row>
        <table:table-row table:style-name="ro1">
          <table:table-cell office:value-type="float" office:value="20286238" calcext:value-type="float">
            <text:p>20286238</text:p>
          </table:table-cell>
          <table:table-cell office:value-type="float" office:value="21118258" calcext:value-type="float">
            <text:p>21118258</text:p>
          </table:table-cell>
          <table:table-cell office:value-type="float" office:value="14935419" calcext:value-type="float">
            <text:p>14935419</text:p>
          </table:table-cell>
          <table:table-cell office:value-type="float" office:value="29905619" calcext:value-type="float">
            <text:p>29905619</text:p>
          </table:table-cell>
          <table:table-cell office:value-type="float" office:value="773981" calcext:value-type="float">
            <text:p>773981</text:p>
          </table:table-cell>
          <table:table-cell office:value-type="float" office:value="941112" calcext:value-type="float">
            <text:p>941112</text:p>
          </table:table-cell>
          <table:table-cell office:value-type="float" office:value="12654053" calcext:value-type="float">
            <text:p>12654053</text:p>
          </table:table-cell>
          <table:table-cell office:value-type="float" office:value="13844917" calcext:value-type="float">
            <text:p>13844917</text:p>
          </table:table-cell>
          <table:table-cell office:value-type="float" office:value="7027989" calcext:value-type="float">
            <text:p>7027989</text:p>
          </table:table-cell>
          <table:table-cell office:value-type="float" office:value="31425155" calcext:value-type="float">
            <text:p>31425155</text:p>
          </table:table-cell>
          <table:table-cell office:value-type="float" office:value="488121" calcext:value-type="float">
            <text:p>488121</text:p>
          </table:table-cell>
          <table:table-cell office:value-type="float" office:value="643308" calcext:value-type="float">
            <text:p>643308</text:p>
          </table:table-cell>
          <table:table-cell office:value-type="float" office:value="206235164" calcext:value-type="float">
            <text:p>206235164</text:p>
          </table:table-cell>
          <table:table-cell office:value-type="float" office:value="208517298" calcext:value-type="float">
            <text:p>208517298</text:p>
          </table:table-cell>
          <table:table-cell office:value-type="float" office:value="353883130" calcext:value-type="float">
            <text:p>353883130</text:p>
          </table:table-cell>
          <table:table-cell office:value-type="float" office:value="372182035" calcext:value-type="float">
            <text:p>372182035</text:p>
          </table:table-cell>
          <table:table-cell office:value-type="float" office:value="22050639" calcext:value-type="float">
            <text:p>22050639</text:p>
          </table:table-cell>
          <table:table-cell office:value-type="float" office:value="22299554" calcext:value-type="float">
            <text:p>22299554</text:p>
          </table:table-cell>
          <table:table-cell office:value-type="float" office:value="90210913" calcext:value-type="float">
            <text:p>90210913</text:p>
          </table:table-cell>
          <table:table-cell office:value-type="float" office:value="92654240" calcext:value-type="float">
            <text:p>92654240</text:p>
          </table:table-cell>
          <table:table-cell office:value-type="float" office:value="343494658" calcext:value-type="float">
            <text:p>343494658</text:p>
          </table:table-cell>
          <table:table-cell office:value-type="float" office:value="349466088" calcext:value-type="float">
            <text:p>349466088</text:p>
          </table:table-cell>
          <table:table-cell office:value-type="float" office:value="23420017" calcext:value-type="float">
            <text:p>23420017</text:p>
          </table:table-cell>
          <table:table-cell office:value-type="float" office:value="23798208" calcext:value-type="float">
            <text:p>23798208</text:p>
          </table:table-cell>
          <table:table-cell office:value-type="float" office:value="137205996" calcext:value-type="float">
            <text:p>137205996</text:p>
          </table:table-cell>
          <table:table-cell office:value-type="float" office:value="165513227" calcext:value-type="float">
            <text:p>165513227</text:p>
          </table:table-cell>
          <table:table-cell office:value-type="float" office:value="65500020" calcext:value-type="float">
            <text:p>65500020</text:p>
          </table:table-cell>
          <table:table-cell office:value-type="float" office:value="80276689" calcext:value-type="float">
            <text:p>80276689</text:p>
          </table:table-cell>
          <table:table-cell office:value-type="float" office:value="5956414" calcext:value-type="float">
            <text:p>5956414</text:p>
          </table:table-cell>
          <table:table-cell office:value-type="float" office:value="6538332" calcext:value-type="float">
            <text:p>6538332</text:p>
          </table:table-cell>
        </table:table-row>
        <table:table-row table:style-name="ro1">
          <table:table-cell office:value-type="float" office:value="23998861" calcext:value-type="float">
            <text:p>23998861</text:p>
          </table:table-cell>
          <table:table-cell office:value-type="float" office:value="25018824" calcext:value-type="float">
            <text:p>25018824</text:p>
          </table:table-cell>
          <table:table-cell office:value-type="float" office:value="14821437" calcext:value-type="float">
            <text:p>14821437</text:p>
          </table:table-cell>
          <table:table-cell office:value-type="float" office:value="36061080" calcext:value-type="float">
            <text:p>36061080</text:p>
          </table:table-cell>
          <table:table-cell office:value-type="float" office:value="787880" calcext:value-type="float">
            <text:p>787880</text:p>
          </table:table-cell>
          <table:table-cell office:value-type="float" office:value="955010" calcext:value-type="float">
            <text:p>955010</text:p>
          </table:table-cell>
          <table:table-cell office:value-type="float" office:value="16657355" calcext:value-type="float">
            <text:p>16657355</text:p>
          </table:table-cell>
          <table:table-cell office:value-type="float" office:value="17475336" calcext:value-type="float">
            <text:p>17475336</text:p>
          </table:table-cell>
          <table:table-cell office:value-type="float" office:value="11036599" calcext:value-type="float">
            <text:p>11036599</text:p>
          </table:table-cell>
          <table:table-cell office:value-type="float" office:value="31780019" calcext:value-type="float">
            <text:p>31780019</text:p>
          </table:table-cell>
          <table:table-cell office:value-type="float" office:value="478832" calcext:value-type="float">
            <text:p>478832</text:p>
          </table:table-cell>
          <table:table-cell office:value-type="float" office:value="615511" calcext:value-type="float">
            <text:p>615511</text:p>
          </table:table-cell>
          <table:table-cell office:value-type="float" office:value="149351255" calcext:value-type="float">
            <text:p>149351255</text:p>
          </table:table-cell>
          <table:table-cell office:value-type="float" office:value="151020531" calcext:value-type="float">
            <text:p>151020531</text:p>
          </table:table-cell>
          <table:table-cell office:value-type="float" office:value="179949280" calcext:value-type="float">
            <text:p>179949280</text:p>
          </table:table-cell>
          <table:table-cell office:value-type="float" office:value="186388996" calcext:value-type="float">
            <text:p>186388996</text:p>
          </table:table-cell>
          <table:table-cell office:value-type="float" office:value="22055528" calcext:value-type="float">
            <text:p>22055528</text:p>
          </table:table-cell>
          <table:table-cell office:value-type="float" office:value="22292081" calcext:value-type="float">
            <text:p>22292081</text:p>
          </table:table-cell>
          <table:table-cell office:value-type="float" office:value="98132870" calcext:value-type="float">
            <text:p>98132870</text:p>
          </table:table-cell>
          <table:table-cell office:value-type="float" office:value="100078439" calcext:value-type="float">
            <text:p>100078439</text:p>
          </table:table-cell>
          <table:table-cell office:value-type="float" office:value="259231499" calcext:value-type="float">
            <text:p>259231499</text:p>
          </table:table-cell>
          <table:table-cell office:value-type="float" office:value="265488091" calcext:value-type="float">
            <text:p>265488091</text:p>
          </table:table-cell>
          <table:table-cell office:value-type="float" office:value="23669351" calcext:value-type="float">
            <text:p>23669351</text:p>
          </table:table-cell>
          <table:table-cell office:value-type="float" office:value="24538107" calcext:value-type="float">
            <text:p>24538107</text:p>
          </table:table-cell>
          <table:table-cell office:value-type="float" office:value="77917101" calcext:value-type="float">
            <text:p>77917101</text:p>
          </table:table-cell>
          <table:table-cell office:value-type="float" office:value="82651153" calcext:value-type="float">
            <text:p>82651153</text:p>
          </table:table-cell>
          <table:table-cell office:value-type="float" office:value="93925631" calcext:value-type="float">
            <text:p>93925631</text:p>
          </table:table-cell>
          <table:table-cell office:value-type="float" office:value="112491889" calcext:value-type="float">
            <text:p>112491889</text:p>
          </table:table-cell>
          <table:table-cell office:value-type="float" office:value="5373449" calcext:value-type="float">
            <text:p>5373449</text:p>
          </table:table-cell>
          <table:table-cell office:value-type="float" office:value="5674674" calcext:value-type="float">
            <text:p>5674674</text:p>
          </table:table-cell>
        </table:table-row>
        <table:table-row table:style-name="ro1">
          <table:table-cell office:value-type="float" office:value="20359293" calcext:value-type="float">
            <text:p>20359293</text:p>
          </table:table-cell>
          <table:table-cell office:value-type="float" office:value="21259757" calcext:value-type="float">
            <text:p>21259757</text:p>
          </table:table-cell>
          <table:table-cell office:value-type="float" office:value="29520793" calcext:value-type="float">
            <text:p>29520793</text:p>
          </table:table-cell>
          <table:table-cell office:value-type="float" office:value="40483639" calcext:value-type="float">
            <text:p>40483639</text:p>
          </table:table-cell>
          <table:table-cell office:value-type="float" office:value="766857" calcext:value-type="float">
            <text:p>766857</text:p>
          </table:table-cell>
          <table:table-cell office:value-type="float" office:value="926584" calcext:value-type="float">
            <text:p>926584</text:p>
          </table:table-cell>
          <table:table-cell office:value-type="float" office:value="16556226" calcext:value-type="float">
            <text:p>16556226</text:p>
          </table:table-cell>
          <table:table-cell office:value-type="float" office:value="17281598" calcext:value-type="float">
            <text:p>17281598</text:p>
          </table:table-cell>
          <table:table-cell office:value-type="float" office:value="8460363" calcext:value-type="float">
            <text:p>8460363</text:p>
          </table:table-cell>
          <table:table-cell office:value-type="float" office:value="26882748" calcext:value-type="float">
            <text:p>26882748</text:p>
          </table:table-cell>
          <table:table-cell office:value-type="float" office:value="485886" calcext:value-type="float">
            <text:p>485886</text:p>
          </table:table-cell>
          <table:table-cell office:value-type="float" office:value="617187" calcext:value-type="float">
            <text:p>617187</text:p>
          </table:table-cell>
          <table:table-cell office:value-type="float" office:value="203052986" calcext:value-type="float">
            <text:p>203052986</text:p>
          </table:table-cell>
          <table:table-cell office:value-type="float" office:value="204908739" calcext:value-type="float">
            <text:p>204908739</text:p>
          </table:table-cell>
          <table:table-cell office:value-type="float" office:value="185852404" calcext:value-type="float">
            <text:p>185852404</text:p>
          </table:table-cell>
          <table:table-cell office:value-type="float" office:value="192445072" calcext:value-type="float">
            <text:p>192445072</text:p>
          </table:table-cell>
          <table:table-cell office:value-type="float" office:value="21837274" calcext:value-type="float">
            <text:p>21837274</text:p>
          </table:table-cell>
          <table:table-cell office:value-type="float" office:value="22086398" calcext:value-type="float">
            <text:p>22086398</text:p>
          </table:table-cell>
          <table:table-cell office:value-type="float" office:value="140318053" calcext:value-type="float">
            <text:p>140318053</text:p>
          </table:table-cell>
          <table:table-cell office:value-type="float" office:value="142286111" calcext:value-type="float">
            <text:p>142286111</text:p>
          </table:table-cell>
          <table:table-cell office:value-type="float" office:value="404783457" calcext:value-type="float">
            <text:p>404783457</text:p>
          </table:table-cell>
          <table:table-cell office:value-type="float" office:value="418928482" calcext:value-type="float">
            <text:p>418928482</text:p>
          </table:table-cell>
          <table:table-cell office:value-type="float" office:value="23964011" calcext:value-type="float">
            <text:p>23964011</text:p>
          </table:table-cell>
          <table:table-cell office:value-type="float" office:value="24321040" calcext:value-type="float">
            <text:p>24321040</text:p>
          </table:table-cell>
          <table:table-cell office:value-type="float" office:value="145517457" calcext:value-type="float">
            <text:p>145517457</text:p>
          </table:table-cell>
          <table:table-cell office:value-type="float" office:value="227963206" calcext:value-type="float">
            <text:p>227963206</text:p>
          </table:table-cell>
          <table:table-cell office:value-type="float" office:value="86536144" calcext:value-type="float">
            <text:p>86536144</text:p>
          </table:table-cell>
          <table:table-cell office:value-type="float" office:value="195164343" calcext:value-type="float">
            <text:p>195164343</text:p>
          </table:table-cell>
          <table:table-cell office:value-type="float" office:value="6311417" calcext:value-type="float">
            <text:p>6311417</text:p>
          </table:table-cell>
          <table:table-cell office:value-type="float" office:value="15787831" calcext:value-type="float">
            <text:p>15787831</text:p>
          </table:table-cell>
        </table:table-row>
        <table:table-row table:style-name="ro1">
          <table:table-cell office:value-type="float" office:value="20333591" calcext:value-type="float">
            <text:p>20333591</text:p>
          </table:table-cell>
          <table:table-cell office:value-type="float" office:value="21215477" calcext:value-type="float">
            <text:p>21215477</text:p>
          </table:table-cell>
          <table:table-cell office:value-type="float" office:value="12639456" calcext:value-type="float">
            <text:p>12639456</text:p>
          </table:table-cell>
          <table:table-cell office:value-type="float" office:value="23482316" calcext:value-type="float">
            <text:p>23482316</text:p>
          </table:table-cell>
          <table:table-cell office:value-type="float" office:value="1090432" calcext:value-type="float">
            <text:p>1090432</text:p>
          </table:table-cell>
          <table:table-cell office:value-type="float" office:value="1320908" calcext:value-type="float">
            <text:p>1320908</text:p>
          </table:table-cell>
          <table:table-cell office:value-type="float" office:value="12752460" calcext:value-type="float">
            <text:p>12752460</text:p>
          </table:table-cell>
          <table:table-cell office:value-type="float" office:value="13922441" calcext:value-type="float">
            <text:p>13922441</text:p>
          </table:table-cell>
          <table:table-cell office:value-type="float" office:value="8835760" calcext:value-type="float">
            <text:p>8835760</text:p>
          </table:table-cell>
          <table:table-cell office:value-type="float" office:value="31686501" calcext:value-type="float">
            <text:p>31686501</text:p>
          </table:table-cell>
          <table:table-cell office:value-type="float" office:value="388527" calcext:value-type="float">
            <text:p>388527</text:p>
          </table:table-cell>
          <table:table-cell office:value-type="float" office:value="548952" calcext:value-type="float">
            <text:p>548952</text:p>
          </table:table-cell>
          <table:table-cell office:value-type="float" office:value="242742879" calcext:value-type="float">
            <text:p>242742879</text:p>
          </table:table-cell>
          <table:table-cell office:value-type="float" office:value="244803965" calcext:value-type="float">
            <text:p>244803965</text:p>
          </table:table-cell>
          <table:table-cell office:value-type="float" office:value="240747583" calcext:value-type="float">
            <text:p>240747583</text:p>
          </table:table-cell>
          <table:table-cell office:value-type="float" office:value="247235420" calcext:value-type="float">
            <text:p>247235420</text:p>
          </table:table-cell>
          <table:table-cell office:value-type="float" office:value="21864163" calcext:value-type="float">
            <text:p>21864163</text:p>
          </table:table-cell>
          <table:table-cell office:value-type="float" office:value="22113566" calcext:value-type="float">
            <text:p>22113566</text:p>
          </table:table-cell>
          <table:table-cell office:value-type="float" office:value="174906599" calcext:value-type="float">
            <text:p>174906599</text:p>
          </table:table-cell>
          <table:table-cell office:value-type="float" office:value="181311743" calcext:value-type="float">
            <text:p>181311743</text:p>
          </table:table-cell>
          <table:table-cell office:value-type="float" office:value="469879585" calcext:value-type="float">
            <text:p>469879585</text:p>
          </table:table-cell>
          <table:table-cell office:value-type="float" office:value="476289199" calcext:value-type="float">
            <text:p>476289199</text:p>
          </table:table-cell>
          <table:table-cell office:value-type="float" office:value="23582329" calcext:value-type="float">
            <text:p>23582329</text:p>
          </table:table-cell>
          <table:table-cell office:value-type="float" office:value="23966875" calcext:value-type="float">
            <text:p>23966875</text:p>
          </table:table-cell>
          <table:table-cell office:value-type="float" office:value="144196829" calcext:value-type="float">
            <text:p>144196829</text:p>
          </table:table-cell>
          <table:table-cell office:value-type="float" office:value="159244622" calcext:value-type="float">
            <text:p>159244622</text:p>
          </table:table-cell>
          <table:table-cell office:value-type="float" office:value="71101500" calcext:value-type="float">
            <text:p>71101500</text:p>
          </table:table-cell>
          <table:table-cell office:value-type="float" office:value="81363210" calcext:value-type="float">
            <text:p>81363210</text:p>
          </table:table-cell>
          <table:table-cell office:value-type="float" office:value="4387918" calcext:value-type="float">
            <text:p>4387918</text:p>
          </table:table-cell>
          <table:table-cell office:value-type="float" office:value="4780496" calcext:value-type="float">
            <text:p>4780496</text:p>
          </table:table-cell>
        </table:table-row>
        <table:table-row table:style-name="ro1">
          <table:table-cell office:value-type="float" office:value="40619551" calcext:value-type="float">
            <text:p>40619551</text:p>
          </table:table-cell>
          <table:table-cell office:value-type="float" office:value="41633786" calcext:value-type="float">
            <text:p>41633786</text:p>
          </table:table-cell>
          <table:table-cell office:value-type="float" office:value="12405139" calcext:value-type="float">
            <text:p>12405139</text:p>
          </table:table-cell>
          <table:table-cell office:value-type="float" office:value="23045807" calcext:value-type="float">
            <text:p>23045807</text:p>
          </table:table-cell>
          <table:table-cell office:value-type="float" office:value="781035" calcext:value-type="float">
            <text:p>781035</text:p>
          </table:table-cell>
          <table:table-cell office:value-type="float" office:value="904095" calcext:value-type="float">
            <text:p>904095</text:p>
          </table:table-cell>
          <table:table-cell office:value-type="float" office:value="13211387" calcext:value-type="float">
            <text:p>13211387</text:p>
          </table:table-cell>
          <table:table-cell office:value-type="float" office:value="14048155" calcext:value-type="float">
            <text:p>14048155</text:p>
          </table:table-cell>
          <table:table-cell office:value-type="float" office:value="8786243" calcext:value-type="float">
            <text:p>8786243</text:p>
          </table:table-cell>
          <table:table-cell office:value-type="float" office:value="38855639" calcext:value-type="float">
            <text:p>38855639</text:p>
          </table:table-cell>
          <table:table-cell office:value-type="float" office:value="385594" calcext:value-type="float">
            <text:p>385594</text:p>
          </table:table-cell>
          <table:table-cell office:value-type="float" office:value="525696" calcext:value-type="float">
            <text:p>525696</text:p>
          </table:table-cell>
          <table:table-cell office:value-type="float" office:value="210769540" calcext:value-type="float">
            <text:p>210769540</text:p>
          </table:table-cell>
          <table:table-cell office:value-type="float" office:value="212382594" calcext:value-type="float">
            <text:p>212382594</text:p>
          </table:table-cell>
          <table:table-cell office:value-type="float" office:value="191964146" calcext:value-type="float">
            <text:p>191964146</text:p>
          </table:table-cell>
          <table:table-cell office:value-type="float" office:value="197932014" calcext:value-type="float">
            <text:p>197932014</text:p>
          </table:table-cell>
          <table:table-cell office:value-type="float" office:value="21859484" calcext:value-type="float">
            <text:p>21859484</text:p>
          </table:table-cell>
          <table:table-cell office:value-type="float" office:value="22092614" calcext:value-type="float">
            <text:p>22092614</text:p>
          </table:table-cell>
          <table:table-cell office:value-type="float" office:value="123165872" calcext:value-type="float">
            <text:p>123165872</text:p>
          </table:table-cell>
          <table:table-cell office:value-type="float" office:value="125228704" calcext:value-type="float">
            <text:p>125228704</text:p>
          </table:table-cell>
          <table:table-cell office:value-type="float" office:value="307585553" calcext:value-type="float">
            <text:p>307585553</text:p>
          </table:table-cell>
          <table:table-cell office:value-type="float" office:value="314345700" calcext:value-type="float">
            <text:p>314345700</text:p>
          </table:table-cell>
          <table:table-cell office:value-type="float" office:value="23651192" calcext:value-type="float">
            <text:p>23651192</text:p>
          </table:table-cell>
          <table:table-cell office:value-type="float" office:value="24007801" calcext:value-type="float">
            <text:p>24007801</text:p>
          </table:table-cell>
          <table:table-cell office:value-type="float" office:value="143069799" calcext:value-type="float">
            <text:p>143069799</text:p>
          </table:table-cell>
          <table:table-cell office:value-type="float" office:value="166564198" calcext:value-type="float">
            <text:p>166564198</text:p>
          </table:table-cell>
          <table:table-cell office:value-type="float" office:value="69075614" calcext:value-type="float">
            <text:p>69075614</text:p>
          </table:table-cell>
          <table:table-cell office:value-type="float" office:value="80428454" calcext:value-type="float">
            <text:p>80428454</text:p>
          </table:table-cell>
          <table:table-cell office:value-type="float" office:value="6391386" calcext:value-type="float">
            <text:p>6391386</text:p>
          </table:table-cell>
          <table:table-cell office:value-type="float" office:value="6695335" calcext:value-type="float">
            <text:p>6695335</text:p>
          </table:table-cell>
        </table:table-row>
        <table:table-row table:style-name="ro1">
          <table:table-cell office:value-type="float" office:value="38262548" calcext:value-type="float">
            <text:p>38262548</text:p>
          </table:table-cell>
          <table:table-cell office:value-type="float" office:value="39127532" calcext:value-type="float">
            <text:p>39127532</text:p>
          </table:table-cell>
          <table:table-cell office:value-type="float" office:value="15252079" calcext:value-type="float">
            <text:p>15252079</text:p>
          </table:table-cell>
          <table:table-cell office:value-type="float" office:value="28738431" calcext:value-type="float">
            <text:p>28738431</text:p>
          </table:table-cell>
          <table:table-cell office:value-type="float" office:value="1108660" calcext:value-type="float">
            <text:p>1108660</text:p>
          </table:table-cell>
          <table:table-cell office:value-type="float" office:value="1261892" calcext:value-type="float">
            <text:p>1261892</text:p>
          </table:table-cell>
          <table:table-cell office:value-type="float" office:value="16657496" calcext:value-type="float">
            <text:p>16657496</text:p>
          </table:table-cell>
          <table:table-cell office:value-type="float" office:value="17385940" calcext:value-type="float">
            <text:p>17385940</text:p>
          </table:table-cell>
          <table:table-cell office:value-type="float" office:value="5502236" calcext:value-type="float">
            <text:p>5502236</text:p>
          </table:table-cell>
          <table:table-cell office:value-type="float" office:value="24217116" calcext:value-type="float">
            <text:p>24217116</text:p>
          </table:table-cell>
          <table:table-cell office:value-type="float" office:value="358425" calcext:value-type="float">
            <text:p>358425</text:p>
          </table:table-cell>
          <table:table-cell office:value-type="float" office:value="493638" calcext:value-type="float">
            <text:p>493638</text:p>
          </table:table-cell>
          <table:table-cell office:value-type="float" office:value="134264630" calcext:value-type="float">
            <text:p>134264630</text:p>
          </table:table-cell>
          <table:table-cell office:value-type="float" office:value="136191760" calcext:value-type="float">
            <text:p>136191760</text:p>
          </table:table-cell>
          <table:table-cell office:value-type="float" office:value="362420319" calcext:value-type="float">
            <text:p>362420319</text:p>
          </table:table-cell>
          <table:table-cell office:value-type="float" office:value="377068481" calcext:value-type="float">
            <text:p>377068481</text:p>
          </table:table-cell>
          <table:table-cell office:value-type="float" office:value="22367021" calcext:value-type="float">
            <text:p>22367021</text:p>
          </table:table-cell>
          <table:table-cell office:value-type="float" office:value="22644011" calcext:value-type="float">
            <text:p>22644011</text:p>
          </table:table-cell>
          <table:table-cell office:value-type="float" office:value="147372721" calcext:value-type="float">
            <text:p>147372721</text:p>
          </table:table-cell>
          <table:table-cell office:value-type="float" office:value="149284207" calcext:value-type="float">
            <text:p>149284207</text:p>
          </table:table-cell>
          <table:table-cell office:value-type="float" office:value="386020737" calcext:value-type="float">
            <text:p>386020737</text:p>
          </table:table-cell>
          <table:table-cell office:value-type="float" office:value="391890897" calcext:value-type="float">
            <text:p>391890897</text:p>
          </table:table-cell>
          <table:table-cell office:value-type="float" office:value="23605236" calcext:value-type="float">
            <text:p>23605236</text:p>
          </table:table-cell>
          <table:table-cell office:value-type="float" office:value="23965338" calcext:value-type="float">
            <text:p>23965338</text:p>
          </table:table-cell>
          <table:table-cell office:value-type="float" office:value="94985752" calcext:value-type="float">
            <text:p>94985752</text:p>
          </table:table-cell>
          <table:table-cell office:value-type="float" office:value="157581701" calcext:value-type="float">
            <text:p>157581701</text:p>
          </table:table-cell>
          <table:table-cell office:value-type="float" office:value="76142294" calcext:value-type="float">
            <text:p>76142294</text:p>
          </table:table-cell>
          <table:table-cell office:value-type="float" office:value="168505366" calcext:value-type="float">
            <text:p>168505366</text:p>
          </table:table-cell>
          <table:table-cell office:value-type="float" office:value="4389943" calcext:value-type="float">
            <text:p>4389943</text:p>
          </table:table-cell>
          <table:table-cell office:value-type="float" office:value="13053964" calcext:value-type="float">
            <text:p>13053964</text:p>
          </table:table-cell>
        </table:table-row>
        <table:table-row table:style-name="ro1">
          <table:table-cell office:value-type="float" office:value="23201344" calcext:value-type="float">
            <text:p>23201344</text:p>
          </table:table-cell>
          <table:table-cell office:value-type="float" office:value="24045446" calcext:value-type="float">
            <text:p>24045446</text:p>
          </table:table-cell>
          <table:table-cell office:value-type="float" office:value="15294543" calcext:value-type="float">
            <text:p>15294543</text:p>
          </table:table-cell>
          <table:table-cell office:value-type="float" office:value="28838793" calcext:value-type="float">
            <text:p>28838793</text:p>
          </table:table-cell>
          <table:table-cell office:value-type="float" office:value="747581" calcext:value-type="float">
            <text:p>747581</text:p>
          </table:table-cell>
          <table:table-cell office:value-type="float" office:value="916387" calcext:value-type="float">
            <text:p>916387</text:p>
          </table:table-cell>
          <table:table-cell office:value-type="float" office:value="13912174" calcext:value-type="float">
            <text:p>13912174</text:p>
          </table:table-cell>
          <table:table-cell office:value-type="float" office:value="15101641" calcext:value-type="float">
            <text:p>15101641</text:p>
          </table:table-cell>
          <table:table-cell office:value-type="float" office:value="6376998" calcext:value-type="float">
            <text:p>6376998</text:p>
          </table:table-cell>
          <table:table-cell office:value-type="float" office:value="27404392" calcext:value-type="float">
            <text:p>27404392</text:p>
          </table:table-cell>
          <table:table-cell office:value-type="float" office:value="339778" calcext:value-type="float">
            <text:p>339778</text:p>
          </table:table-cell>
          <table:table-cell office:value-type="float" office:value="450896" calcext:value-type="float">
            <text:p>450896</text:p>
          </table:table-cell>
          <table:table-cell office:value-type="float" office:value="118257497" calcext:value-type="float">
            <text:p>118257497</text:p>
          </table:table-cell>
          <table:table-cell office:value-type="float" office:value="120134272" calcext:value-type="float">
            <text:p>120134272</text:p>
          </table:table-cell>
          <table:table-cell office:value-type="float" office:value="316672113" calcext:value-type="float">
            <text:p>316672113</text:p>
          </table:table-cell>
          <table:table-cell office:value-type="float" office:value="323210375" calcext:value-type="float">
            <text:p>323210375</text:p>
          </table:table-cell>
          <table:table-cell office:value-type="float" office:value="22841312" calcext:value-type="float">
            <text:p>22841312</text:p>
          </table:table-cell>
          <table:table-cell office:value-type="float" office:value="23117045" calcext:value-type="float">
            <text:p>23117045</text:p>
          </table:table-cell>
          <table:table-cell office:value-type="float" office:value="142204327" calcext:value-type="float">
            <text:p>142204327</text:p>
          </table:table-cell>
          <table:table-cell office:value-type="float" office:value="144726016" calcext:value-type="float">
            <text:p>144726016</text:p>
          </table:table-cell>
          <table:table-cell office:value-type="float" office:value="406288118" calcext:value-type="float">
            <text:p>406288118</text:p>
          </table:table-cell>
          <table:table-cell office:value-type="float" office:value="434243419" calcext:value-type="float">
            <text:p>434243419</text:p>
          </table:table-cell>
          <table:table-cell office:value-type="float" office:value="23705180" calcext:value-type="float">
            <text:p>23705180</text:p>
          </table:table-cell>
          <table:table-cell office:value-type="float" office:value="24595027" calcext:value-type="float">
            <text:p>24595027</text:p>
          </table:table-cell>
          <table:table-cell office:value-type="float" office:value="89935040" calcext:value-type="float">
            <text:p>89935040</text:p>
          </table:table-cell>
          <table:table-cell office:value-type="float" office:value="102252319" calcext:value-type="float">
            <text:p>102252319</text:p>
          </table:table-cell>
          <table:table-cell office:value-type="float" office:value="59110799" calcext:value-type="float">
            <text:p>59110799</text:p>
          </table:table-cell>
          <table:table-cell office:value-type="float" office:value="73811132" calcext:value-type="float">
            <text:p>73811132</text:p>
          </table:table-cell>
          <table:table-cell office:value-type="float" office:value="5548750" calcext:value-type="float">
            <text:p>5548750</text:p>
          </table:table-cell>
          <table:table-cell office:value-type="float" office:value="6152668" calcext:value-type="float">
            <text:p>6152668</text:p>
          </table:table-cell>
        </table:table-row>
        <table:table-row table:style-name="ro1">
          <table:table-cell office:value-type="float" office:value="21686557" calcext:value-type="float">
            <text:p>21686557</text:p>
          </table:table-cell>
          <table:table-cell office:value-type="float" office:value="22693738" calcext:value-type="float">
            <text:p>22693738</text:p>
          </table:table-cell>
          <table:table-cell office:value-type="float" office:value="15236435" calcext:value-type="float">
            <text:p>15236435</text:p>
          </table:table-cell>
          <table:table-cell office:value-type="float" office:value="28883002" calcext:value-type="float">
            <text:p>28883002</text:p>
          </table:table-cell>
          <table:table-cell office:value-type="float" office:value="749257" calcext:value-type="float">
            <text:p>749257</text:p>
          </table:table-cell>
          <table:table-cell office:value-type="float" office:value="868756" calcext:value-type="float">
            <text:p>868756</text:p>
          </table:table-cell>
          <table:table-cell office:value-type="float" office:value="12779488" calcext:value-type="float">
            <text:p>12779488</text:p>
          </table:table-cell>
          <table:table-cell office:value-type="float" office:value="13594466" calcext:value-type="float">
            <text:p>13594466</text:p>
          </table:table-cell>
          <table:table-cell office:value-type="float" office:value="7949335" calcext:value-type="float">
            <text:p>7949335</text:p>
          </table:table-cell>
          <table:table-cell office:value-type="float" office:value="26376049" calcext:value-type="float">
            <text:p>26376049</text:p>
          </table:table-cell>
          <table:table-cell office:value-type="float" office:value="338939" calcext:value-type="float">
            <text:p>338939</text:p>
          </table:table-cell>
          <table:table-cell office:value-type="float" office:value="438393" calcext:value-type="float">
            <text:p>438393</text:p>
          </table:table-cell>
          <table:table-cell office:value-type="float" office:value="139405507" calcext:value-type="float">
            <text:p>139405507</text:p>
          </table:table-cell>
          <table:table-cell office:value-type="float" office:value="140968764" calcext:value-type="float">
            <text:p>140968764</text:p>
          </table:table-cell>
          <table:table-cell office:value-type="float" office:value="332545360" calcext:value-type="float">
            <text:p>332545360</text:p>
          </table:table-cell>
          <table:table-cell office:value-type="float" office:value="339244746" calcext:value-type="float">
            <text:p>339244746</text:p>
          </table:table-cell>
          <table:table-cell office:value-type="float" office:value="21602817" calcext:value-type="float">
            <text:p>21602817</text:p>
          </table:table-cell>
          <table:table-cell office:value-type="float" office:value="21838321" calcext:value-type="float">
            <text:p>21838321</text:p>
          </table:table-cell>
          <table:table-cell office:value-type="float" office:value="175259927" calcext:value-type="float">
            <text:p>175259927</text:p>
          </table:table-cell>
          <table:table-cell office:value-type="float" office:value="177096403" calcext:value-type="float">
            <text:p>177096403</text:p>
          </table:table-cell>
          <table:table-cell office:value-type="float" office:value="451753816" calcext:value-type="float">
            <text:p>451753816</text:p>
          </table:table-cell>
          <table:table-cell office:value-type="float" office:value="457483944" calcext:value-type="float">
            <text:p>457483944</text:p>
          </table:table-cell>
          <table:table-cell office:value-type="float" office:value="23661878" calcext:value-type="float">
            <text:p>23661878</text:p>
          </table:table-cell>
          <table:table-cell office:value-type="float" office:value="24020653" calcext:value-type="float">
            <text:p>24020653</text:p>
          </table:table-cell>
          <table:table-cell office:value-type="float" office:value="128462425" calcext:value-type="float">
            <text:p>128462425</text:p>
          </table:table-cell>
          <table:table-cell office:value-type="float" office:value="148490950" calcext:value-type="float">
            <text:p>148490950</text:p>
          </table:table-cell>
          <table:table-cell office:value-type="float" office:value="104173163" calcext:value-type="float">
            <text:p>104173163</text:p>
          </table:table-cell>
          <table:table-cell office:value-type="float" office:value="117997337" calcext:value-type="float">
            <text:p>117997337</text:p>
          </table:table-cell>
          <table:table-cell office:value-type="float" office:value="6429100" calcext:value-type="float">
            <text:p>6429100</text:p>
          </table:table-cell>
          <table:table-cell office:value-type="float" office:value="6729278" calcext:value-type="float">
            <text:p>6729278</text:p>
          </table:table-cell>
        </table:table-row>
        <table:table-row table:style-name="ro1">
          <table:table-cell office:value-type="float" office:value="23001877" calcext:value-type="float">
            <text:p>23001877</text:p>
          </table:table-cell>
          <table:table-cell office:value-type="float" office:value="23884042" calcext:value-type="float">
            <text:p>23884042</text:p>
          </table:table-cell>
          <table:table-cell office:value-type="float" office:value="19833946" calcext:value-type="float">
            <text:p>19833946</text:p>
          </table:table-cell>
          <table:table-cell office:value-type="float" office:value="33644711" calcext:value-type="float">
            <text:p>33644711</text:p>
          </table:table-cell>
          <table:table-cell office:value-type="float" office:value="895645" calcext:value-type="float">
            <text:p>895645</text:p>
          </table:table-cell>
          <table:table-cell office:value-type="float" office:value="1050483" calcext:value-type="float">
            <text:p>1050483</text:p>
          </table:table-cell>
          <table:table-cell office:value-type="float" office:value="18717394" calcext:value-type="float">
            <text:p>18717394</text:p>
          </table:table-cell>
          <table:table-cell office:value-type="float" office:value="19518822" calcext:value-type="float">
            <text:p>19518822</text:p>
          </table:table-cell>
          <table:table-cell office:value-type="float" office:value="8935913" calcext:value-type="float">
            <text:p>8935913</text:p>
          </table:table-cell>
          <table:table-cell office:value-type="float" office:value="35422870" calcext:value-type="float">
            <text:p>35422870</text:p>
          </table:table-cell>
          <table:table-cell office:value-type="float" office:value="339498" calcext:value-type="float">
            <text:p>339498</text:p>
          </table:table-cell>
          <table:table-cell office:value-type="float" office:value="434692" calcext:value-type="float">
            <text:p>434692</text:p>
          </table:table-cell>
          <table:table-cell office:value-type="float" office:value="164542502" calcext:value-type="float">
            <text:p>164542502</text:p>
          </table:table-cell>
          <table:table-cell office:value-type="float" office:value="166357188" calcext:value-type="float">
            <text:p>166357188</text:p>
          </table:table-cell>
          <table:table-cell office:value-type="float" office:value="260083213" calcext:value-type="float">
            <text:p>260083213</text:p>
          </table:table-cell>
          <table:table-cell office:value-type="float" office:value="266945748" calcext:value-type="float">
            <text:p>266945748</text:p>
          </table:table-cell>
          <table:table-cell office:value-type="float" office:value="21613851" calcext:value-type="float">
            <text:p>21613851</text:p>
          </table:table-cell>
          <table:table-cell office:value-type="float" office:value="21865769" calcext:value-type="float">
            <text:p>21865769</text:p>
          </table:table-cell>
          <table:table-cell office:value-type="float" office:value="112156651" calcext:value-type="float">
            <text:p>112156651</text:p>
          </table:table-cell>
          <table:table-cell office:value-type="float" office:value="114116397" calcext:value-type="float">
            <text:p>114116397</text:p>
          </table:table-cell>
          <table:table-cell office:value-type="float" office:value="491451951" calcext:value-type="float">
            <text:p>491451951</text:p>
          </table:table-cell>
          <table:table-cell office:value-type="float" office:value="506100811" calcext:value-type="float">
            <text:p>506100811</text:p>
          </table:table-cell>
          <table:table-cell office:value-type="float" office:value="23784588" calcext:value-type="float">
            <text:p>23784588</text:p>
          </table:table-cell>
          <table:table-cell office:value-type="float" office:value="24197001" calcext:value-type="float">
            <text:p>24197001</text:p>
          </table:table-cell>
          <table:table-cell office:value-type="float" office:value="137282890" calcext:value-type="float">
            <text:p>137282890</text:p>
          </table:table-cell>
          <table:table-cell office:value-type="float" office:value="193182248" calcext:value-type="float">
            <text:p>193182248</text:p>
          </table:table-cell>
          <table:table-cell office:value-type="float" office:value="44889088" calcext:value-type="float">
            <text:p>44889088</text:p>
          </table:table-cell>
          <table:table-cell office:value-type="float" office:value="105602954" calcext:value-type="float">
            <text:p>105602954</text:p>
          </table:table-cell>
          <table:table-cell office:value-type="float" office:value="6534839" calcext:value-type="float">
            <text:p>6534839</text:p>
          </table:table-cell>
          <table:table-cell office:value-type="float" office:value="17287743" calcext:value-type="float">
            <text:p>17287743</text:p>
          </table:table-cell>
        </table:table-row>
        <table:table-row table:style-name="ro1">
          <table:table-cell office:value-type="float" office:value="24816563" calcext:value-type="float">
            <text:p>24816563</text:p>
          </table:table-cell>
          <table:table-cell office:value-type="float" office:value="25648233" calcext:value-type="float">
            <text:p>25648233</text:p>
          </table:table-cell>
          <table:table-cell office:value-type="float" office:value="29656844" calcext:value-type="float">
            <text:p>29656844</text:p>
          </table:table-cell>
          <table:table-cell office:value-type="float" office:value="42667018" calcext:value-type="float">
            <text:p>42667018</text:p>
          </table:table-cell>
          <table:table-cell office:value-type="float" office:value="767905" calcext:value-type="float">
            <text:p>767905</text:p>
          </table:table-cell>
          <table:table-cell office:value-type="float" office:value="943765" calcext:value-type="float">
            <text:p>943765</text:p>
          </table:table-cell>
          <table:table-cell office:value-type="float" office:value="12672002" calcext:value-type="float">
            <text:p>12672002</text:p>
          </table:table-cell>
          <table:table-cell office:value-type="float" office:value="13839120" calcext:value-type="float">
            <text:p>13839120</text:p>
          </table:table-cell>
          <table:table-cell office:value-type="float" office:value="5580249" calcext:value-type="float">
            <text:p>5580249</text:p>
          </table:table-cell>
          <table:table-cell office:value-type="float" office:value="24772703" calcext:value-type="float">
            <text:p>24772703</text:p>
          </table:table-cell>
          <table:table-cell office:value-type="float" office:value="487911" calcext:value-type="float">
            <text:p>487911</text:p>
          </table:table-cell>
          <table:table-cell office:value-type="float" office:value="647219" calcext:value-type="float">
            <text:p>647219</text:p>
          </table:table-cell>
          <table:table-cell office:value-type="float" office:value="253267193" calcext:value-type="float">
            <text:p>253267193</text:p>
          </table:table-cell>
          <table:table-cell office:value-type="float" office:value="255181542" calcext:value-type="float">
            <text:p>255181542</text:p>
          </table:table-cell>
          <table:table-cell office:value-type="float" office:value="188583898" calcext:value-type="float">
            <text:p>188583898</text:p>
          </table:table-cell>
          <table:table-cell office:value-type="float" office:value="194906000" calcext:value-type="float">
            <text:p>194906000</text:p>
          </table:table-cell>
          <table:table-cell office:value-type="float" office:value="21623002" calcext:value-type="float">
            <text:p>21623002</text:p>
          </table:table-cell>
          <table:table-cell office:value-type="float" office:value="21873802" calcext:value-type="float">
            <text:p>21873802</text:p>
          </table:table-cell>
          <table:table-cell office:value-type="float" office:value="94188304" calcext:value-type="float">
            <text:p>94188304</text:p>
          </table:table-cell>
          <table:table-cell office:value-type="float" office:value="96564165" calcext:value-type="float">
            <text:p>96564165</text:p>
          </table:table-cell>
          <table:table-cell office:value-type="float" office:value="457727550" calcext:value-type="float">
            <text:p>457727550</text:p>
          </table:table-cell>
          <table:table-cell office:value-type="float" office:value="463952085" calcext:value-type="float">
            <text:p>463952085</text:p>
          </table:table-cell>
          <table:table-cell office:value-type="float" office:value="23712303" calcext:value-type="float">
            <text:p>23712303</text:p>
          </table:table-cell>
          <table:table-cell office:value-type="float" office:value="24091401" calcext:value-type="float">
            <text:p>24091401</text:p>
          </table:table-cell>
          <table:table-cell office:value-type="float" office:value="115659679" calcext:value-type="float">
            <text:p>115659679</text:p>
          </table:table-cell>
          <table:table-cell office:value-type="float" office:value="134825385" calcext:value-type="float">
            <text:p>134825385</text:p>
          </table:table-cell>
          <table:table-cell office:value-type="float" office:value="56590017" calcext:value-type="float">
            <text:p>56590017</text:p>
          </table:table-cell>
          <table:table-cell office:value-type="float" office:value="70354407" calcext:value-type="float">
            <text:p>70354407</text:p>
          </table:table-cell>
          <table:table-cell office:value-type="float" office:value="5695627" calcext:value-type="float">
            <text:p>5695627</text:p>
          </table:table-cell>
          <table:table-cell office:value-type="float" office:value="6292071" calcext:value-type="float">
            <text:p>6292071</text:p>
          </table:table-cell>
        </table:table-row>
        <table:table-row table:style-name="ro1">
          <table:table-cell office:value-type="float" office:value="22580874" calcext:value-type="float">
            <text:p>22580874</text:p>
          </table:table-cell>
          <table:table-cell office:value-type="float" office:value="23602373" calcext:value-type="float">
            <text:p>23602373</text:p>
          </table:table-cell>
          <table:table-cell office:value-type="float" office:value="14844556" calcext:value-type="float">
            <text:p>14844556</text:p>
          </table:table-cell>
          <table:table-cell office:value-type="float" office:value="28431828" calcext:value-type="float">
            <text:p>28431828</text:p>
          </table:table-cell>
          <table:table-cell office:value-type="float" office:value="746603" calcext:value-type="float">
            <text:p>746603</text:p>
          </table:table-cell>
          <table:table-cell office:value-type="float" office:value="865473" calcext:value-type="float">
            <text:p>865473</text:p>
          </table:table-cell>
          <table:table-cell office:value-type="float" office:value="12717050" calcext:value-type="float">
            <text:p>12717050</text:p>
          </table:table-cell>
          <table:table-cell office:value-type="float" office:value="13525183" calcext:value-type="float">
            <text:p>13525183</text:p>
          </table:table-cell>
          <table:table-cell office:value-type="float" office:value="8805170" calcext:value-type="float">
            <text:p>8805170</text:p>
          </table:table-cell>
          <table:table-cell office:value-type="float" office:value="34959962" calcext:value-type="float">
            <text:p>34959962</text:p>
          </table:table-cell>
          <table:table-cell office:value-type="float" office:value="497270" calcext:value-type="float">
            <text:p>497270</text:p>
          </table:table-cell>
          <table:table-cell office:value-type="float" office:value="635276" calcext:value-type="float">
            <text:p>635276</text:p>
          </table:table-cell>
          <table:table-cell office:value-type="float" office:value="153464208" calcext:value-type="float">
            <text:p>153464208</text:p>
          </table:table-cell>
          <table:table-cell office:value-type="float" office:value="155627542" calcext:value-type="float">
            <text:p>155627542</text:p>
          </table:table-cell>
          <table:table-cell office:value-type="float" office:value="350509028" calcext:value-type="float">
            <text:p>350509028</text:p>
          </table:table-cell>
          <table:table-cell office:value-type="float" office:value="357055461" calcext:value-type="float">
            <text:p>357055461</text:p>
          </table:table-cell>
          <table:table-cell office:value-type="float" office:value="21612525" calcext:value-type="float">
            <text:p>21612525</text:p>
          </table:table-cell>
          <table:table-cell office:value-type="float" office:value="21847680" calcext:value-type="float">
            <text:p>21847680</text:p>
          </table:table-cell>
          <table:table-cell office:value-type="float" office:value="133268623" calcext:value-type="float">
            <text:p>133268623</text:p>
          </table:table-cell>
          <table:table-cell office:value-type="float" office:value="135072833" calcext:value-type="float">
            <text:p>135072833</text:p>
          </table:table-cell>
          <table:table-cell office:value-type="float" office:value="466470282" calcext:value-type="float">
            <text:p>466470282</text:p>
          </table:table-cell>
          <table:table-cell office:value-type="float" office:value="472658848" calcext:value-type="float">
            <text:p>472658848</text:p>
          </table:table-cell>
          <table:table-cell office:value-type="float" office:value="23565217" calcext:value-type="float">
            <text:p>23565217</text:p>
          </table:table-cell>
          <table:table-cell office:value-type="float" office:value="23920639" calcext:value-type="float">
            <text:p>23920639</text:p>
          </table:table-cell>
          <table:table-cell office:value-type="float" office:value="106976243" calcext:value-type="float">
            <text:p>106976243</text:p>
          </table:table-cell>
          <table:table-cell office:value-type="float" office:value="136958967" calcext:value-type="float">
            <text:p>136958967</text:p>
          </table:table-cell>
          <table:table-cell office:value-type="float" office:value="89364437" calcext:value-type="float">
            <text:p>89364437</text:p>
          </table:table-cell>
          <table:table-cell office:value-type="float" office:value="108856790" calcext:value-type="float">
            <text:p>108856790</text:p>
          </table:table-cell>
          <table:table-cell office:value-type="float" office:value="6508021" calcext:value-type="float">
            <text:p>6508021</text:p>
          </table:table-cell>
          <table:table-cell office:value-type="float" office:value="6810922" calcext:value-type="float">
            <text:p>6810922</text:p>
          </table:table-cell>
        </table:table-row>
        <table:table-row table:style-name="ro1">
          <table:table-cell office:value-type="float" office:value="42869976" calcext:value-type="float">
            <text:p>42869976</text:p>
          </table:table-cell>
          <table:table-cell office:value-type="float" office:value="43753399" calcext:value-type="float">
            <text:p>43753399</text:p>
          </table:table-cell>
          <table:table-cell office:value-type="float" office:value="14845673" calcext:value-type="float">
            <text:p>14845673</text:p>
          </table:table-cell>
          <table:table-cell office:value-type="float" office:value="28382869" calcext:value-type="float">
            <text:p>28382869</text:p>
          </table:table-cell>
          <table:table-cell office:value-type="float" office:value="894248" calcext:value-type="float">
            <text:p>894248</text:p>
          </table:table-cell>
          <table:table-cell office:value-type="float" office:value="1049714" calcext:value-type="float">
            <text:p>1049714</text:p>
          </table:table-cell>
          <table:table-cell office:value-type="float" office:value="16568448" calcext:value-type="float">
            <text:p>16568448</text:p>
          </table:table-cell>
          <table:table-cell office:value-type="float" office:value="17298080" calcext:value-type="float">
            <text:p>17298080</text:p>
          </table:table-cell>
          <table:table-cell office:value-type="float" office:value="5468013" calcext:value-type="float">
            <text:p>5468013</text:p>
          </table:table-cell>
          <table:table-cell office:value-type="float" office:value="24972100" calcext:value-type="float">
            <text:p>24972100</text:p>
          </table:table-cell>
          <table:table-cell office:value-type="float" office:value="340477" calcext:value-type="float">
            <text:p>340477</text:p>
          </table:table-cell>
          <table:table-cell office:value-type="float" office:value="434204" calcext:value-type="float">
            <text:p>434204</text:p>
          </table:table-cell>
          <table:table-cell office:value-type="float" office:value="281448849" calcext:value-type="float">
            <text:p>281448849</text:p>
          </table:table-cell>
          <table:table-cell office:value-type="float" office:value="283398678" calcext:value-type="float">
            <text:p>283398678</text:p>
          </table:table-cell>
          <table:table-cell office:value-type="float" office:value="356687188" calcext:value-type="float">
            <text:p>356687188</text:p>
          </table:table-cell>
          <table:table-cell office:value-type="float" office:value="367569508" calcext:value-type="float">
            <text:p>367569508</text:p>
          </table:table-cell>
          <table:table-cell office:value-type="float" office:value="21700106" calcext:value-type="float">
            <text:p>21700106</text:p>
          </table:table-cell>
          <table:table-cell office:value-type="float" office:value="21950626" calcext:value-type="float">
            <text:p>21950626</text:p>
          </table:table-cell>
          <table:table-cell office:value-type="float" office:value="111066149" calcext:value-type="float">
            <text:p>111066149</text:p>
          </table:table-cell>
          <table:table-cell office:value-type="float" office:value="112919527" calcext:value-type="float">
            <text:p>112919527</text:p>
          </table:table-cell>
          <table:table-cell office:value-type="float" office:value="431164326" calcext:value-type="float">
            <text:p>431164326</text:p>
          </table:table-cell>
          <table:table-cell office:value-type="float" office:value="450832749" calcext:value-type="float">
            <text:p>450832749</text:p>
          </table:table-cell>
          <table:table-cell office:value-type="float" office:value="23700569" calcext:value-type="float">
            <text:p>23700569</text:p>
          </table:table-cell>
          <table:table-cell office:value-type="float" office:value="24056830" calcext:value-type="float">
            <text:p>24056830</text:p>
          </table:table-cell>
          <table:table-cell office:value-type="float" office:value="75117584" calcext:value-type="float">
            <text:p>75117584</text:p>
          </table:table-cell>
          <table:table-cell office:value-type="float" office:value="101671240" calcext:value-type="float">
            <text:p>101671240</text:p>
          </table:table-cell>
          <table:table-cell office:value-type="float" office:value="63305606" calcext:value-type="float">
            <text:p>63305606</text:p>
          </table:table-cell>
          <table:table-cell office:value-type="float" office:value="152252322" calcext:value-type="float">
            <text:p>152252322</text:p>
          </table:table-cell>
          <table:table-cell office:value-type="float" office:value="4385962" calcext:value-type="float">
            <text:p>4385962</text:p>
          </table:table-cell>
          <table:table-cell office:value-type="float" office:value="13145177" calcext:value-type="float">
            <text:p>13145177</text:p>
          </table:table-cell>
        </table:table-row>
        <table:table-row table:style-name="ro1">
          <table:table-cell office:value-type="float" office:value="21018735" calcext:value-type="float">
            <text:p>21018735</text:p>
          </table:table-cell>
          <table:table-cell office:value-type="float" office:value="21876037" calcext:value-type="float">
            <text:p>21876037</text:p>
          </table:table-cell>
          <table:table-cell office:value-type="float" office:value="30182889" calcext:value-type="float">
            <text:p>30182889</text:p>
          </table:table-cell>
          <table:table-cell office:value-type="float" office:value="53681478" calcext:value-type="float">
            <text:p>53681478</text:p>
          </table:table-cell>
          <table:table-cell office:value-type="float" office:value="1060749" calcext:value-type="float">
            <text:p>1060749</text:p>
          </table:table-cell>
          <table:table-cell office:value-type="float" office:value="1303238" calcext:value-type="float">
            <text:p>1303238</text:p>
          </table:table-cell>
          <table:table-cell office:value-type="float" office:value="18096505" calcext:value-type="float">
            <text:p>18096505</text:p>
          </table:table-cell>
          <table:table-cell office:value-type="float" office:value="19318867" calcext:value-type="float">
            <text:p>19318867</text:p>
          </table:table-cell>
          <table:table-cell office:value-type="float" office:value="11745279" calcext:value-type="float">
            <text:p>11745279</text:p>
          </table:table-cell>
          <table:table-cell office:value-type="float" office:value="40122770" calcext:value-type="float">
            <text:p>40122770</text:p>
          </table:table-cell>
          <table:table-cell office:value-type="float" office:value="484629" calcext:value-type="float">
            <text:p>484629</text:p>
          </table:table-cell>
          <table:table-cell office:value-type="float" office:value="645054" calcext:value-type="float">
            <text:p>645054</text:p>
          </table:table-cell>
          <table:table-cell office:value-type="float" office:value="174204834" calcext:value-type="float">
            <text:p>174204834</text:p>
          </table:table-cell>
          <table:table-cell office:value-type="float" office:value="176060377" calcext:value-type="float">
            <text:p>176060377</text:p>
          </table:table-cell>
          <table:table-cell office:value-type="float" office:value="282621833" calcext:value-type="float">
            <text:p>282621833</text:p>
          </table:table-cell>
          <table:table-cell office:value-type="float" office:value="291476032" calcext:value-type="float">
            <text:p>291476032</text:p>
          </table:table-cell>
          <table:table-cell office:value-type="float" office:value="21653033" calcext:value-type="float">
            <text:p>21653033</text:p>
          </table:table-cell>
          <table:table-cell office:value-type="float" office:value="21903693" calcext:value-type="float">
            <text:p>21903693</text:p>
          </table:table-cell>
          <table:table-cell office:value-type="float" office:value="121138728" calcext:value-type="float">
            <text:p>121138728</text:p>
          </table:table-cell>
          <table:table-cell office:value-type="float" office:value="123442862" calcext:value-type="float">
            <text:p>123442862</text:p>
          </table:table-cell>
          <table:table-cell office:value-type="float" office:value="290726076" calcext:value-type="float">
            <text:p>290726076</text:p>
          </table:table-cell>
          <table:table-cell office:value-type="float" office:value="297030230" calcext:value-type="float">
            <text:p>297030230</text:p>
          </table:table-cell>
          <table:table-cell office:value-type="float" office:value="23661738" calcext:value-type="float">
            <text:p>23661738</text:p>
          </table:table-cell>
          <table:table-cell office:value-type="float" office:value="24053407" calcext:value-type="float">
            <text:p>24053407</text:p>
          </table:table-cell>
          <table:table-cell office:value-type="float" office:value="71720224" calcext:value-type="float">
            <text:p>71720224</text:p>
          </table:table-cell>
          <table:table-cell office:value-type="float" office:value="86462322" calcext:value-type="float">
            <text:p>86462322</text:p>
          </table:table-cell>
          <table:table-cell office:value-type="float" office:value="71258084" calcext:value-type="float">
            <text:p>71258084</text:p>
          </table:table-cell>
          <table:table-cell office:value-type="float" office:value="109397151" calcext:value-type="float">
            <text:p>109397151</text:p>
          </table:table-cell>
          <table:table-cell office:value-type="float" office:value="4379607" calcext:value-type="float">
            <text:p>4379607</text:p>
          </table:table-cell>
          <table:table-cell office:value-type="float" office:value="4774630" calcext:value-type="float">
            <text:p>4774630</text:p>
          </table:table-cell>
        </table:table-row>
        <table:table-row table:style-name="ro1">
          <table:table-cell office:value-type="float" office:value="32958311" calcext:value-type="float">
            <text:p>32958311</text:p>
          </table:table-cell>
          <table:table-cell office:value-type="float" office:value="33977295" calcext:value-type="float">
            <text:p>33977295</text:p>
          </table:table-cell>
          <table:table-cell office:value-type="float" office:value="12485038" calcext:value-type="float">
            <text:p>12485038</text:p>
          </table:table-cell>
          <table:table-cell office:value-type="float" office:value="23051465" calcext:value-type="float">
            <text:p>23051465</text:p>
          </table:table-cell>
          <table:table-cell office:value-type="float" office:value="740947" calcext:value-type="float">
            <text:p>740947</text:p>
          </table:table-cell>
          <table:table-cell office:value-type="float" office:value="860724" calcext:value-type="float">
            <text:p>860724</text:p>
          </table:table-cell>
          <table:table-cell office:value-type="float" office:value="16352848" calcext:value-type="float">
            <text:p>16352848</text:p>
          </table:table-cell>
          <table:table-cell office:value-type="float" office:value="17201489" calcext:value-type="float">
            <text:p>17201489</text:p>
          </table:table-cell>
          <table:table-cell office:value-type="float" office:value="8822910" calcext:value-type="float">
            <text:p>8822910</text:p>
          </table:table-cell>
          <table:table-cell office:value-type="float" office:value="32835251" calcext:value-type="float">
            <text:p>32835251</text:p>
          </table:table-cell>
          <table:table-cell office:value-type="float" office:value="487143" calcext:value-type="float">
            <text:p>487143</text:p>
          </table:table-cell>
          <table:table-cell office:value-type="float" office:value="625708" calcext:value-type="float">
            <text:p>625708</text:p>
          </table:table-cell>
          <table:table-cell office:value-type="float" office:value="205694732" calcext:value-type="float">
            <text:p>205694732</text:p>
          </table:table-cell>
          <table:table-cell office:value-type="float" office:value="207272447" calcext:value-type="float">
            <text:p>207272447</text:p>
          </table:table-cell>
          <table:table-cell office:value-type="float" office:value="335232853" calcext:value-type="float">
            <text:p>335232853</text:p>
          </table:table-cell>
          <table:table-cell office:value-type="float" office:value="350082856" calcext:value-type="float">
            <text:p>350082856</text:p>
          </table:table-cell>
          <table:table-cell office:value-type="float" office:value="21679642" calcext:value-type="float">
            <text:p>21679642</text:p>
          </table:table-cell>
          <table:table-cell office:value-type="float" office:value="21929814" calcext:value-type="float">
            <text:p>21929814</text:p>
          </table:table-cell>
          <table:table-cell office:value-type="float" office:value="135766496" calcext:value-type="float">
            <text:p>135766496</text:p>
          </table:table-cell>
          <table:table-cell office:value-type="float" office:value="137768846" calcext:value-type="float">
            <text:p>137768846</text:p>
          </table:table-cell>
          <table:table-cell office:value-type="float" office:value="444141326" calcext:value-type="float">
            <text:p>444141326</text:p>
          </table:table-cell>
          <table:table-cell office:value-type="float" office:value="450024127" calcext:value-type="float">
            <text:p>450024127</text:p>
          </table:table-cell>
          <table:table-cell office:value-type="float" office:value="23931255" calcext:value-type="float">
            <text:p>23931255</text:p>
          </table:table-cell>
          <table:table-cell office:value-type="float" office:value="24290589" calcext:value-type="float">
            <text:p>24290589</text:p>
          </table:table-cell>
          <table:table-cell office:value-type="float" office:value="136832833" calcext:value-type="float">
            <text:p>136832833</text:p>
          </table:table-cell>
          <table:table-cell office:value-type="float" office:value="146590289" calcext:value-type="float">
            <text:p>146590289</text:p>
          </table:table-cell>
          <table:table-cell office:value-type="float" office:value="68929506" calcext:value-type="float">
            <text:p>68929506</text:p>
          </table:table-cell>
          <table:table-cell office:value-type="float" office:value="84199813" calcext:value-type="float">
            <text:p>84199813</text:p>
          </table:table-cell>
          <table:table-cell office:value-type="float" office:value="4391899" calcext:value-type="float">
            <text:p>4391899</text:p>
          </table:table-cell>
          <table:table-cell office:value-type="float" office:value="4601213" calcext:value-type="float">
            <text:p>4601213</text:p>
          </table:table-cell>
        </table:table-row>
        <table:table-row table:style-name="ro1">
          <table:table-cell office:value-type="float" office:value="41433830" calcext:value-type="float">
            <text:p>41433830</text:p>
          </table:table-cell>
          <table:table-cell office:value-type="float" office:value="42301398" calcext:value-type="float">
            <text:p>42301398</text:p>
          </table:table-cell>
          <table:table-cell office:value-type="float" office:value="28628012" calcext:value-type="float">
            <text:p>28628012</text:p>
          </table:table-cell>
          <table:table-cell office:value-type="float" office:value="40299258" calcext:value-type="float">
            <text:p>40299258</text:p>
          </table:table-cell>
          <table:table-cell office:value-type="float" office:value="758616" calcext:value-type="float">
            <text:p>758616</text:p>
          </table:table-cell>
          <table:table-cell office:value-type="float" office:value="866731" calcext:value-type="float">
            <text:p>866731</text:p>
          </table:table-cell>
          <table:table-cell office:value-type="float" office:value="12716002" calcext:value-type="float">
            <text:p>12716002</text:p>
          </table:table-cell>
          <table:table-cell office:value-type="float" office:value="13435996" calcext:value-type="float">
            <text:p>13435996</text:p>
          </table:table-cell>
          <table:table-cell office:value-type="float" office:value="8809640" calcext:value-type="float">
            <text:p>8809640</text:p>
          </table:table-cell>
          <table:table-cell office:value-type="float" office:value="32276660" calcext:value-type="float">
            <text:p>32276660</text:p>
          </table:table-cell>
          <table:table-cell office:value-type="float" office:value="341314" calcext:value-type="float">
            <text:p>341314</text:p>
          </table:table-cell>
          <table:table-cell office:value-type="float" office:value="482673" calcext:value-type="float">
            <text:p>482673</text:p>
          </table:table-cell>
          <table:table-cell office:value-type="float" office:value="151118100" calcext:value-type="float">
            <text:p>151118100</text:p>
          </table:table-cell>
          <table:table-cell office:value-type="float" office:value="152998576" calcext:value-type="float">
            <text:p>152998576</text:p>
          </table:table-cell>
          <table:table-cell office:value-type="float" office:value="243677007" calcext:value-type="float">
            <text:p>243677007</text:p>
          </table:table-cell>
          <table:table-cell office:value-type="float" office:value="250211288" calcext:value-type="float">
            <text:p>250211288</text:p>
          </table:table-cell>
          <table:table-cell office:value-type="float" office:value="21827916" calcext:value-type="float">
            <text:p>21827916</text:p>
          </table:table-cell>
          <table:table-cell office:value-type="float" office:value="22079274" calcext:value-type="float">
            <text:p>22079274</text:p>
          </table:table-cell>
          <table:table-cell office:value-type="float" office:value="131424883" calcext:value-type="float">
            <text:p>131424883</text:p>
          </table:table-cell>
          <table:table-cell office:value-type="float" office:value="133355016" calcext:value-type="float">
            <text:p>133355016</text:p>
          </table:table-cell>
          <table:table-cell office:value-type="float" office:value="438321242" calcext:value-type="float">
            <text:p>438321242</text:p>
          </table:table-cell>
          <table:table-cell office:value-type="float" office:value="448173193" calcext:value-type="float">
            <text:p>448173193</text:p>
          </table:table-cell>
          <table:table-cell office:value-type="float" office:value="23598532" calcext:value-type="float">
            <text:p>23598532</text:p>
          </table:table-cell>
          <table:table-cell office:value-type="float" office:value="23958634" calcext:value-type="float">
            <text:p>23958634</text:p>
          </table:table-cell>
          <table:table-cell office:value-type="float" office:value="100577455" calcext:value-type="float">
            <text:p>100577455</text:p>
          </table:table-cell>
          <table:table-cell office:value-type="float" office:value="160095777" calcext:value-type="float">
            <text:p>160095777</text:p>
          </table:table-cell>
          <table:table-cell office:value-type="float" office:value="69367061" calcext:value-type="float">
            <text:p>69367061</text:p>
          </table:table-cell>
          <table:table-cell office:value-type="float" office:value="137713183" calcext:value-type="float">
            <text:p>137713183</text:p>
          </table:table-cell>
          <table:table-cell office:value-type="float" office:value="6798490" calcext:value-type="float">
            <text:p>6798490</text:p>
          </table:table-cell>
          <table:table-cell office:value-type="float" office:value="18194144" calcext:value-type="float">
            <text:p>18194144</text:p>
          </table:table-cell>
        </table:table-row>
        <table:table-row table:style-name="ro1">
          <table:table-cell office:value-type="float" office:value="39908357" calcext:value-type="float">
            <text:p>39908357</text:p>
          </table:table-cell>
          <table:table-cell office:value-type="float" office:value="44832796" calcext:value-type="float">
            <text:p>44832796</text:p>
          </table:table-cell>
          <table:table-cell office:value-type="float" office:value="15285673" calcext:value-type="float">
            <text:p>15285673</text:p>
          </table:table-cell>
          <table:table-cell office:value-type="float" office:value="28941041" calcext:value-type="float">
            <text:p>28941041</text:p>
          </table:table-cell>
          <table:table-cell office:value-type="float" office:value="1087429" calcext:value-type="float">
            <text:p>1087429</text:p>
          </table:table-cell>
          <table:table-cell office:value-type="float" office:value="1318534" calcext:value-type="float">
            <text:p>1318534</text:p>
          </table:table-cell>
          <table:table-cell office:value-type="float" office:value="16274695" calcext:value-type="float">
            <text:p>16274695</text:p>
          </table:table-cell>
          <table:table-cell office:value-type="float" office:value="17454175" calcext:value-type="float">
            <text:p>17454175</text:p>
          </table:table-cell>
          <table:table-cell office:value-type="float" office:value="8832548" calcext:value-type="float">
            <text:p>8832548</text:p>
          </table:table-cell>
          <table:table-cell office:value-type="float" office:value="32314585" calcext:value-type="float">
            <text:p>32314585</text:p>
          </table:table-cell>
          <table:table-cell office:value-type="float" office:value="486934" calcext:value-type="float">
            <text:p>486934</text:p>
          </table:table-cell>
          <table:table-cell office:value-type="float" office:value="645473" calcext:value-type="float">
            <text:p>645473</text:p>
          </table:table-cell>
          <table:table-cell office:value-type="float" office:value="158119827" calcext:value-type="float">
            <text:p>158119827</text:p>
          </table:table-cell>
          <table:table-cell office:value-type="float" office:value="160018742" calcext:value-type="float">
            <text:p>160018742</text:p>
          </table:table-cell>
          <table:table-cell office:value-type="float" office:value="198410846" calcext:value-type="float">
            <text:p>198410846</text:p>
          </table:table-cell>
          <table:table-cell office:value-type="float" office:value="217137110" calcext:value-type="float">
            <text:p>217137110</text:p>
          </table:table-cell>
          <table:table-cell office:value-type="float" office:value="22236138" calcext:value-type="float">
            <text:p>22236138</text:p>
          </table:table-cell>
          <table:table-cell office:value-type="float" office:value="22484214" calcext:value-type="float">
            <text:p>22484214</text:p>
          </table:table-cell>
          <table:table-cell office:value-type="float" office:value="133955582" calcext:value-type="float">
            <text:p>133955582</text:p>
          </table:table-cell>
          <table:table-cell office:value-type="float" office:value="144658410" calcext:value-type="float">
            <text:p>144658410</text:p>
          </table:table-cell>
          <table:table-cell office:value-type="float" office:value="490163239" calcext:value-type="float">
            <text:p>490163239</text:p>
          </table:table-cell>
          <table:table-cell office:value-type="float" office:value="497013272" calcext:value-type="float">
            <text:p>497013272</text:p>
          </table:table-cell>
          <table:table-cell office:value-type="float" office:value="23585052" calcext:value-type="float">
            <text:p>23585052</text:p>
          </table:table-cell>
          <table:table-cell office:value-type="float" office:value="23983846" calcext:value-type="float">
            <text:p>23983846</text:p>
          </table:table-cell>
          <table:table-cell office:value-type="float" office:value="137613030" calcext:value-type="float">
            <text:p>137613030</text:p>
          </table:table-cell>
          <table:table-cell office:value-type="float" office:value="153040620" calcext:value-type="float">
            <text:p>153040620</text:p>
          </table:table-cell>
          <table:table-cell office:value-type="float" office:value="107921755" calcext:value-type="float">
            <text:p>107921755</text:p>
          </table:table-cell>
          <table:table-cell office:value-type="float" office:value="123732215" calcext:value-type="float">
            <text:p>123732215</text:p>
          </table:table-cell>
          <table:table-cell office:value-type="float" office:value="5545259" calcext:value-type="float">
            <text:p>5545259</text:p>
          </table:table-cell>
          <table:table-cell office:value-type="float" office:value="6143519" calcext:value-type="float">
            <text:p>6143519</text:p>
          </table:table-cell>
        </table:table-row>
        <table:table-row table:style-name="ro1">
          <table:table-cell office:value-type="float" office:value="20393096" calcext:value-type="float">
            <text:p>20393096</text:p>
          </table:table-cell>
          <table:table-cell office:value-type="float" office:value="21405376" calcext:value-type="float">
            <text:p>21405376</text:p>
          </table:table-cell>
          <table:table-cell office:value-type="float" office:value="15273450" calcext:value-type="float">
            <text:p>15273450</text:p>
          </table:table-cell>
          <table:table-cell office:value-type="float" office:value="28938805" calcext:value-type="float">
            <text:p>28938805</text:p>
          </table:table-cell>
          <table:table-cell office:value-type="float" office:value="1061936" calcext:value-type="float">
            <text:p>1061936</text:p>
          </table:table-cell>
          <table:table-cell office:value-type="float" office:value="1232140" calcext:value-type="float">
            <text:p>1232140</text:p>
          </table:table-cell>
          <table:table-cell office:value-type="float" office:value="16654911" calcext:value-type="float">
            <text:p>16654911</text:p>
          </table:table-cell>
          <table:table-cell office:value-type="float" office:value="17459553" calcext:value-type="float">
            <text:p>17459553</text:p>
          </table:table-cell>
          <table:table-cell office:value-type="float" office:value="6014801" calcext:value-type="float">
            <text:p>6014801</text:p>
          </table:table-cell>
          <table:table-cell office:value-type="float" office:value="26126018" calcext:value-type="float">
            <text:p>26126018</text:p>
          </table:table-cell>
          <table:table-cell office:value-type="float" office:value="490007" calcext:value-type="float">
            <text:p>490007</text:p>
          </table:table-cell>
          <table:table-cell office:value-type="float" office:value="629480" calcext:value-type="float">
            <text:p>629480</text:p>
          </table:table-cell>
          <table:table-cell office:value-type="float" office:value="195449785" calcext:value-type="float">
            <text:p>195449785</text:p>
          </table:table-cell>
          <table:table-cell office:value-type="float" office:value="197325861" calcext:value-type="float">
            <text:p>197325861</text:p>
          </table:table-cell>
          <table:table-cell office:value-type="float" office:value="373432334" calcext:value-type="float">
            <text:p>373432334</text:p>
          </table:table-cell>
          <table:table-cell office:value-type="float" office:value="387852953" calcext:value-type="float">
            <text:p>387852953</text:p>
          </table:table-cell>
          <table:table-cell office:value-type="float" office:value="21673426" calcext:value-type="float">
            <text:p>21673426</text:p>
          </table:table-cell>
          <table:table-cell office:value-type="float" office:value="21910817" calcext:value-type="float">
            <text:p>21910817</text:p>
          </table:table-cell>
          <table:table-cell office:value-type="float" office:value="172407888" calcext:value-type="float">
            <text:p>172407888</text:p>
          </table:table-cell>
          <table:table-cell office:value-type="float" office:value="178513064" calcext:value-type="float">
            <text:p>178513064</text:p>
          </table:table-cell>
          <table:table-cell office:value-type="float" office:value="388051931" calcext:value-type="float">
            <text:p>388051931</text:p>
          </table:table-cell>
          <table:table-cell office:value-type="float" office:value="395053240" calcext:value-type="float">
            <text:p>395053240</text:p>
          </table:table-cell>
          <table:table-cell office:value-type="float" office:value="23640297" calcext:value-type="float">
            <text:p>23640297</text:p>
          </table:table-cell>
          <table:table-cell office:value-type="float" office:value="23998513" calcext:value-type="float">
            <text:p>23998513</text:p>
          </table:table-cell>
          <table:table-cell office:value-type="float" office:value="156485681" calcext:value-type="float">
            <text:p>156485681</text:p>
          </table:table-cell>
          <table:table-cell office:value-type="float" office:value="176727711" calcext:value-type="float">
            <text:p>176727711</text:p>
          </table:table-cell>
          <table:table-cell office:value-type="float" office:value="132443867" calcext:value-type="float">
            <text:p>132443867</text:p>
          </table:table-cell>
          <table:table-cell office:value-type="float" office:value="150425623" calcext:value-type="float">
            <text:p>150425623</text:p>
          </table:table-cell>
          <table:table-cell office:value-type="float" office:value="6433709" calcext:value-type="float">
            <text:p>6433709</text:p>
          </table:table-cell>
          <table:table-cell office:value-type="float" office:value="6731582" calcext:value-type="float">
            <text:p>6731582</text:p>
          </table:table-cell>
        </table:table-row>
        <table:table-row table:style-name="ro1">
          <table:table-cell office:value-type="float" office:value="20464125" calcext:value-type="float">
            <text:p>20464125</text:p>
          </table:table-cell>
          <table:table-cell office:value-type="float" office:value="21352506" calcext:value-type="float">
            <text:p>21352506</text:p>
          </table:table-cell>
          <table:table-cell office:value-type="float" office:value="14845882" calcext:value-type="float">
            <text:p>14845882</text:p>
          </table:table-cell>
          <table:table-cell office:value-type="float" office:value="28324481" calcext:value-type="float">
            <text:p>28324481</text:p>
          </table:table-cell>
          <table:table-cell office:value-type="float" office:value="763784" calcext:value-type="float">
            <text:p>763784</text:p>
          </table:table-cell>
          <table:table-cell office:value-type="float" office:value="872527" calcext:value-type="float">
            <text:p>872527</text:p>
          </table:table-cell>
          <table:table-cell office:value-type="float" office:value="12616129" calcext:value-type="float">
            <text:p>12616129</text:p>
          </table:table-cell>
          <table:table-cell office:value-type="float" office:value="13327882" calcext:value-type="float">
            <text:p>13327882</text:p>
          </table:table-cell>
          <table:table-cell office:value-type="float" office:value="8854618" calcext:value-type="float">
            <text:p>8854618</text:p>
          </table:table-cell>
          <table:table-cell office:value-type="float" office:value="33190534" calcext:value-type="float">
            <text:p>33190534</text:p>
          </table:table-cell>
          <table:table-cell office:value-type="float" office:value="484699" calcext:value-type="float">
            <text:p>484699</text:p>
          </table:table-cell>
          <table:table-cell office:value-type="float" office:value="617328" calcext:value-type="float">
            <text:p>617328</text:p>
          </table:table-cell>
          <table:table-cell office:value-type="float" office:value="170395062" calcext:value-type="float">
            <text:p>170395062</text:p>
          </table:table-cell>
          <table:table-cell office:value-type="float" office:value="172242084" calcext:value-type="float">
            <text:p>172242084</text:p>
          </table:table-cell>
          <table:table-cell office:value-type="float" office:value="370744073" calcext:value-type="float">
            <text:p>370744073</text:p>
          </table:table-cell>
          <table:table-cell office:value-type="float" office:value="377548221" calcext:value-type="float">
            <text:p>377548221</text:p>
          </table:table-cell>
          <table:table-cell office:value-type="float" office:value="21844537" calcext:value-type="float">
            <text:p>21844537</text:p>
          </table:table-cell>
          <table:table-cell office:value-type="float" office:value="22108048" calcext:value-type="float">
            <text:p>22108048</text:p>
          </table:table-cell>
          <table:table-cell office:value-type="float" office:value="131495632" calcext:value-type="float">
            <text:p>131495632</text:p>
          </table:table-cell>
          <table:table-cell office:value-type="float" office:value="133445950" calcext:value-type="float">
            <text:p>133445950</text:p>
          </table:table-cell>
          <table:table-cell office:value-type="float" office:value="422782464" calcext:value-type="float">
            <text:p>422782464</text:p>
          </table:table-cell>
          <table:table-cell office:value-type="float" office:value="428532846" calcext:value-type="float">
            <text:p>428532846</text:p>
          </table:table-cell>
          <table:table-cell office:value-type="float" office:value="23675636" calcext:value-type="float">
            <text:p>23675636</text:p>
          </table:table-cell>
          <table:table-cell office:value-type="float" office:value="24043630" calcext:value-type="float">
            <text:p>24043630</text:p>
          </table:table-cell>
          <table:table-cell office:value-type="float" office:value="143167159" calcext:value-type="float">
            <text:p>143167159</text:p>
          </table:table-cell>
          <table:table-cell office:value-type="float" office:value="204342955" calcext:value-type="float">
            <text:p>204342955</text:p>
          </table:table-cell>
          <table:table-cell office:value-type="float" office:value="57881382" calcext:value-type="float">
            <text:p>57881382</text:p>
          </table:table-cell>
          <table:table-cell office:value-type="float" office:value="175592022" calcext:value-type="float">
            <text:p>175592022</text:p>
          </table:table-cell>
          <table:table-cell office:value-type="float" office:value="4369410" calcext:value-type="float">
            <text:p>4369410</text:p>
          </table:table-cell>
          <table:table-cell office:value-type="float" office:value="13085882" calcext:value-type="float">
            <text:p>13085882</text:p>
          </table:table-cell>
        </table:table-row>
        <table:table-row table:style-name="ro1">
          <table:table-cell office:value-type="float" office:value="32139423" calcext:value-type="float">
            <text:p>32139423</text:p>
          </table:table-cell>
          <table:table-cell office:value-type="float" office:value="33007410" calcext:value-type="float">
            <text:p>33007410</text:p>
          </table:table-cell>
          <table:table-cell office:value-type="float" office:value="15298593" calcext:value-type="float">
            <text:p>15298593</text:p>
          </table:table-cell>
          <table:table-cell office:value-type="float" office:value="29098393" calcext:value-type="float">
            <text:p>29098393</text:p>
          </table:table-cell>
          <table:table-cell office:value-type="float" office:value="1086451" calcext:value-type="float">
            <text:p>1086451</text:p>
          </table:table-cell>
          <table:table-cell office:value-type="float" office:value="1316648" calcext:value-type="float">
            <text:p>1316648</text:p>
          </table:table-cell>
          <table:table-cell office:value-type="float" office:value="16663431" calcext:value-type="float">
            <text:p>16663431</text:p>
          </table:table-cell>
          <table:table-cell office:value-type="float" office:value="17845286" calcext:value-type="float">
            <text:p>17845286</text:p>
          </table:table-cell>
          <table:table-cell office:value-type="float" office:value="8826262" calcext:value-type="float">
            <text:p>8826262</text:p>
          </table:table-cell>
          <table:table-cell office:value-type="float" office:value="33241588" calcext:value-type="float">
            <text:p>33241588</text:p>
          </table:table-cell>
          <table:table-cell office:value-type="float" office:value="340057" calcext:value-type="float">
            <text:p>340057</text:p>
          </table:table-cell>
          <table:table-cell office:value-type="float" office:value="452013" calcext:value-type="float">
            <text:p>452013</text:p>
          </table:table-cell>
          <table:table-cell office:value-type="float" office:value="158506190" calcext:value-type="float">
            <text:p>158506190</text:p>
          </table:table-cell>
          <table:table-cell office:value-type="float" office:value="160382965" calcext:value-type="float">
            <text:p>160382965</text:p>
          </table:table-cell>
          <table:table-cell office:value-type="float" office:value="277250340" calcext:value-type="float">
            <text:p>277250340</text:p>
          </table:table-cell>
          <table:table-cell office:value-type="float" office:value="284035281" calcext:value-type="float">
            <text:p>284035281</text:p>
          </table:table-cell>
          <table:table-cell office:value-type="float" office:value="21721617" calcext:value-type="float">
            <text:p>21721617</text:p>
          </table:table-cell>
          <table:table-cell office:value-type="float" office:value="21977795" calcext:value-type="float">
            <text:p>21977795</text:p>
          </table:table-cell>
          <table:table-cell office:value-type="float" office:value="124246875" calcext:value-type="float">
            <text:p>124246875</text:p>
          </table:table-cell>
          <table:table-cell office:value-type="float" office:value="138667424" calcext:value-type="float">
            <text:p>138667424</text:p>
          </table:table-cell>
          <table:table-cell office:value-type="float" office:value="281569604" calcext:value-type="float">
            <text:p>281569604</text:p>
          </table:table-cell>
          <table:table-cell office:value-type="float" office:value="288535504" calcext:value-type="float">
            <text:p>288535504</text:p>
          </table:table-cell>
          <table:table-cell office:value-type="float" office:value="23438665" calcext:value-type="float">
            <text:p>23438665</text:p>
          </table:table-cell>
          <table:table-cell office:value-type="float" office:value="23819300" calcext:value-type="float">
            <text:p>23819300</text:p>
          </table:table-cell>
          <table:table-cell office:value-type="float" office:value="125221092" calcext:value-type="float">
            <text:p>125221092</text:p>
          </table:table-cell>
          <table:table-cell office:value-type="float" office:value="132744534" calcext:value-type="float">
            <text:p>132744534</text:p>
          </table:table-cell>
          <table:table-cell office:value-type="float" office:value="41378935" calcext:value-type="float">
            <text:p>41378935</text:p>
          </table:table-cell>
          <table:table-cell office:value-type="float" office:value="52203705" calcext:value-type="float">
            <text:p>52203705</text:p>
          </table:table-cell>
          <table:table-cell office:value-type="float" office:value="4371645" calcext:value-type="float">
            <text:p>4371645</text:p>
          </table:table-cell>
          <table:table-cell office:value-type="float" office:value="4764502" calcext:value-type="float">
            <text:p>4764502</text:p>
          </table:table-cell>
        </table:table-row>
        <table:table-row table:style-name="ro1">
          <table:table-cell office:value-type="float" office:value="36462877" calcext:value-type="float">
            <text:p>36462877</text:p>
          </table:table-cell>
          <table:table-cell office:value-type="float" office:value="37495131" calcext:value-type="float">
            <text:p>37495131</text:p>
          </table:table-cell>
          <table:table-cell office:value-type="float" office:value="15287139" calcext:value-type="float">
            <text:p>15287139</text:p>
          </table:table-cell>
          <table:table-cell office:value-type="float" office:value="28996006" calcext:value-type="float">
            <text:p>28996006</text:p>
          </table:table-cell>
          <table:table-cell office:value-type="float" office:value="1085962" calcext:value-type="float">
            <text:p>1085962</text:p>
          </table:table-cell>
          <table:table-cell office:value-type="float" office:value="1257213" calcext:value-type="float">
            <text:p>1257213</text:p>
          </table:table-cell>
          <table:table-cell office:value-type="float" office:value="12722777" calcext:value-type="float">
            <text:p>12722777</text:p>
          </table:table-cell>
          <table:table-cell office:value-type="float" office:value="13541386" calcext:value-type="float">
            <text:p>13541386</text:p>
          </table:table-cell>
          <table:table-cell office:value-type="float" office:value="5523956" calcext:value-type="float">
            <text:p>5523956</text:p>
          </table:table-cell>
          <table:table-cell office:value-type="float" office:value="27044780" calcext:value-type="float">
            <text:p>27044780</text:p>
          </table:table-cell>
          <table:table-cell office:value-type="float" office:value="490984" calcext:value-type="float">
            <text:p>490984</text:p>
          </table:table-cell>
          <table:table-cell office:value-type="float" office:value="628990" calcext:value-type="float">
            <text:p>628990</text:p>
          </table:table-cell>
          <table:table-cell office:value-type="float" office:value="196617670" calcext:value-type="float">
            <text:p>196617670</text:p>
          </table:table-cell>
          <table:table-cell office:value-type="float" office:value="198254191" calcext:value-type="float">
            <text:p>198254191</text:p>
          </table:table-cell>
          <table:table-cell office:value-type="float" office:value="293026509" calcext:value-type="float">
            <text:p>293026509</text:p>
          </table:table-cell>
          <table:table-cell office:value-type="float" office:value="307677604" calcext:value-type="float">
            <text:p>307677604</text:p>
          </table:table-cell>
          <table:table-cell office:value-type="float" office:value="21788804" calcext:value-type="float">
            <text:p>21788804</text:p>
          </table:table-cell>
          <table:table-cell office:value-type="float" office:value="22025217" calcext:value-type="float">
            <text:p>22025217</text:p>
          </table:table-cell>
          <table:table-cell office:value-type="float" office:value="180526798" calcext:value-type="float">
            <text:p>180526798</text:p>
          </table:table-cell>
          <table:table-cell office:value-type="float" office:value="194700947" calcext:value-type="float">
            <text:p>194700947</text:p>
          </table:table-cell>
          <table:table-cell office:value-type="float" office:value="435828607" calcext:value-type="float">
            <text:p>435828607</text:p>
          </table:table-cell>
          <table:table-cell office:value-type="float" office:value="444792037" calcext:value-type="float">
            <text:p>444792037</text:p>
          </table:table-cell>
          <table:table-cell office:value-type="float" office:value="23473446" calcext:value-type="float">
            <text:p>23473446</text:p>
          </table:table-cell>
          <table:table-cell office:value-type="float" office:value="23852893" calcext:value-type="float">
            <text:p>23852893</text:p>
          </table:table-cell>
          <table:table-cell office:value-type="float" office:value="130307143" calcext:value-type="float">
            <text:p>130307143</text:p>
          </table:table-cell>
          <table:table-cell office:value-type="float" office:value="144199343" calcext:value-type="float">
            <text:p>144199343</text:p>
          </table:table-cell>
          <table:table-cell office:value-type="float" office:value="54847757" calcext:value-type="float">
            <text:p>54847757</text:p>
          </table:table-cell>
          <table:table-cell office:value-type="float" office:value="64443461" calcext:value-type="float">
            <text:p>64443461</text:p>
          </table:table-cell>
          <table:table-cell office:value-type="float" office:value="6515633" calcext:value-type="float">
            <text:p>6515633</text:p>
          </table:table-cell>
          <table:table-cell office:value-type="float" office:value="6816999" calcext:value-type="float">
            <text:p>6816999</text:p>
          </table:table-cell>
        </table:table-row>
        <table:table-row table:style-name="ro1">
          <table:table-cell office:value-type="float" office:value="21542544" calcext:value-type="float">
            <text:p>21542544</text:p>
          </table:table-cell>
          <table:table-cell office:value-type="float" office:value="22406271" calcext:value-type="float">
            <text:p>22406271</text:p>
          </table:table-cell>
          <table:table-cell office:value-type="float" office:value="12515418" calcext:value-type="float">
            <text:p>12515418</text:p>
          </table:table-cell>
          <table:table-cell office:value-type="float" office:value="24668640" calcext:value-type="float">
            <text:p>24668640</text:p>
          </table:table-cell>
          <table:table-cell office:value-type="float" office:value="747371" calcext:value-type="float">
            <text:p>747371</text:p>
          </table:table-cell>
          <table:table-cell office:value-type="float" office:value="856114" calcext:value-type="float">
            <text:p>856114</text:p>
          </table:table-cell>
          <table:table-cell office:value-type="float" office:value="12662854" calcext:value-type="float">
            <text:p>12662854</text:p>
          </table:table-cell>
          <table:table-cell office:value-type="float" office:value="13378168" calcext:value-type="float">
            <text:p>13378168</text:p>
          </table:table-cell>
          <table:table-cell office:value-type="float" office:value="8807196" calcext:value-type="float">
            <text:p>8807196</text:p>
          </table:table-cell>
          <table:table-cell office:value-type="float" office:value="38300541" calcext:value-type="float">
            <text:p>38300541</text:p>
          </table:table-cell>
          <table:table-cell office:value-type="float" office:value="339289" calcext:value-type="float">
            <text:p>339289</text:p>
          </table:table-cell>
          <table:table-cell office:value-type="float" office:value="433715" calcext:value-type="float">
            <text:p>433715</text:p>
          </table:table-cell>
          <table:table-cell office:value-type="float" office:value="270491450" calcext:value-type="float">
            <text:p>270491450</text:p>
          </table:table-cell>
          <table:table-cell office:value-type="float" office:value="272530466" calcext:value-type="float">
            <text:p>272530466</text:p>
          </table:table-cell>
          <table:table-cell office:value-type="float" office:value="218673688" calcext:value-type="float">
            <text:p>218673688</text:p>
          </table:table-cell>
          <table:table-cell office:value-type="float" office:value="225324184" calcext:value-type="float">
            <text:p>225324184</text:p>
          </table:table-cell>
          <table:table-cell office:value-type="float" office:value="21867306" calcext:value-type="float">
            <text:p>21867306</text:p>
          </table:table-cell>
          <table:table-cell office:value-type="float" office:value="22136404" calcext:value-type="float">
            <text:p>22136404</text:p>
          </table:table-cell>
          <table:table-cell office:value-type="float" office:value="88709814" calcext:value-type="float">
            <text:p>88709814</text:p>
          </table:table-cell>
          <table:table-cell office:value-type="float" office:value="90696380" calcext:value-type="float">
            <text:p>90696380</text:p>
          </table:table-cell>
          <table:table-cell office:value-type="float" office:value="514610762" calcext:value-type="float">
            <text:p>514610762</text:p>
          </table:table-cell>
          <table:table-cell office:value-type="float" office:value="526750923" calcext:value-type="float">
            <text:p>526750923</text:p>
          </table:table-cell>
          <table:table-cell office:value-type="float" office:value="23472957" calcext:value-type="float">
            <text:p>23472957</text:p>
          </table:table-cell>
          <table:table-cell office:value-type="float" office:value="23834525" calcext:value-type="float">
            <text:p>23834525</text:p>
          </table:table-cell>
          <table:table-cell office:value-type="float" office:value="126862920" calcext:value-type="float">
            <text:p>126862920</text:p>
          </table:table-cell>
          <table:table-cell office:value-type="float" office:value="210923121" calcext:value-type="float">
            <text:p>210923121</text:p>
          </table:table-cell>
          <table:table-cell office:value-type="float" office:value="119543693" calcext:value-type="float">
            <text:p>119543693</text:p>
          </table:table-cell>
          <table:table-cell office:value-type="float" office:value="254948203" calcext:value-type="float">
            <text:p>254948203</text:p>
          </table:table-cell>
          <table:table-cell office:value-type="float" office:value="4364172" calcext:value-type="float">
            <text:p>4364172</text:p>
          </table:table-cell>
          <table:table-cell office:value-type="float" office:value="12958002" calcext:value-type="float">
            <text:p>12958002</text:p>
          </table:table-cell>
        </table:table-row>
        <table:table-row table:style-name="ro1">
          <table:table-cell office:value-type="float" office:value="29155453" calcext:value-type="float">
            <text:p>29155453</text:p>
          </table:table-cell>
          <table:table-cell office:value-type="float" office:value="29993269" calcext:value-type="float">
            <text:p>29993269</text:p>
          </table:table-cell>
          <table:table-cell office:value-type="float" office:value="31405390" calcext:value-type="float">
            <text:p>31405390</text:p>
          </table:table-cell>
          <table:table-cell office:value-type="float" office:value="42042847" calcext:value-type="float">
            <text:p>42042847</text:p>
          </table:table-cell>
          <table:table-cell office:value-type="float" office:value="752610" calcext:value-type="float">
            <text:p>752610</text:p>
          </table:table-cell>
          <table:table-cell office:value-type="float" office:value="921486" calcext:value-type="float">
            <text:p>921486</text:p>
          </table:table-cell>
          <table:table-cell office:value-type="float" office:value="12973996" calcext:value-type="float">
            <text:p>12973996</text:p>
          </table:table-cell>
          <table:table-cell office:value-type="float" office:value="14161228" calcext:value-type="float">
            <text:p>14161228</text:p>
          </table:table-cell>
          <table:table-cell office:value-type="float" office:value="10877640" calcext:value-type="float">
            <text:p>10877640</text:p>
          </table:table-cell>
          <table:table-cell office:value-type="float" office:value="28347878" calcext:value-type="float">
            <text:p>28347878</text:p>
          </table:table-cell>
          <table:table-cell office:value-type="float" office:value="341175" calcext:value-type="float">
            <text:p>341175</text:p>
          </table:table-cell>
          <table:table-cell office:value-type="float" office:value="453689" calcext:value-type="float">
            <text:p>453689</text:p>
          </table:table-cell>
          <table:table-cell office:value-type="float" office:value="269041545" calcext:value-type="float">
            <text:p>269041545</text:p>
          </table:table-cell>
          <table:table-cell office:value-type="float" office:value="277788957" calcext:value-type="float">
            <text:p>277788957</text:p>
          </table:table-cell>
          <table:table-cell office:value-type="float" office:value="212761064" calcext:value-type="float">
            <text:p>212761064</text:p>
          </table:table-cell>
          <table:table-cell office:value-type="float" office:value="219416310" calcext:value-type="float">
            <text:p>219416310</text:p>
          </table:table-cell>
          <table:table-cell office:value-type="float" office:value="21772811" calcext:value-type="float">
            <text:p>21772811</text:p>
          </table:table-cell>
          <table:table-cell office:value-type="float" office:value="22022703" calcext:value-type="float">
            <text:p>22022703</text:p>
          </table:table-cell>
          <table:table-cell office:value-type="float" office:value="132883728" calcext:value-type="float">
            <text:p>132883728</text:p>
          </table:table-cell>
          <table:table-cell office:value-type="float" office:value="135244712" calcext:value-type="float">
            <text:p>135244712</text:p>
          </table:table-cell>
          <table:table-cell office:value-type="float" office:value="409475954" calcext:value-type="float">
            <text:p>409475954</text:p>
          </table:table-cell>
          <table:table-cell office:value-type="float" office:value="427668700" calcext:value-type="float">
            <text:p>427668700</text:p>
          </table:table-cell>
          <table:table-cell office:value-type="float" office:value="23649655" calcext:value-type="float">
            <text:p>23649655</text:p>
          </table:table-cell>
          <table:table-cell office:value-type="float" office:value="24032316" calcext:value-type="float">
            <text:p>24032316</text:p>
          </table:table-cell>
          <table:table-cell office:value-type="float" office:value="133235588" calcext:value-type="float">
            <text:p>133235588</text:p>
          </table:table-cell>
          <table:table-cell office:value-type="float" office:value="143998409" calcext:value-type="float">
            <text:p>143998409</text:p>
          </table:table-cell>
          <table:table-cell office:value-type="float" office:value="84403750" calcext:value-type="float">
            <text:p>84403750</text:p>
          </table:table-cell>
          <table:table-cell office:value-type="float" office:value="110444562" calcext:value-type="float">
            <text:p>110444562</text:p>
          </table:table-cell>
          <table:table-cell office:value-type="float" office:value="5185785" calcext:value-type="float">
            <text:p>5185785</text:p>
          </table:table-cell>
          <table:table-cell office:value-type="float" office:value="5768332" calcext:value-type="float">
            <text:p>5768332</text:p>
          </table:table-cell>
        </table:table-row>
        <table:table-row table:style-name="ro1">
          <table:table-cell office:value-type="float" office:value="32321499" calcext:value-type="float">
            <text:p>32321499</text:p>
          </table:table-cell>
          <table:table-cell office:value-type="float" office:value="33327981" calcext:value-type="float">
            <text:p>33327981</text:p>
          </table:table-cell>
          <table:table-cell office:value-type="float" office:value="21844538" calcext:value-type="float">
            <text:p>21844538</text:p>
          </table:table-cell>
          <table:table-cell office:value-type="float" office:value="37316059" calcext:value-type="float">
            <text:p>37316059</text:p>
          </table:table-cell>
          <table:table-cell office:value-type="float" office:value="748629" calcext:value-type="float">
            <text:p>748629</text:p>
          </table:table-cell>
          <table:table-cell office:value-type="float" office:value="869384" calcext:value-type="float">
            <text:p>869384</text:p>
          </table:table-cell>
          <table:table-cell office:value-type="float" office:value="12675635" calcext:value-type="float">
            <text:p>12675635</text:p>
          </table:table-cell>
          <table:table-cell office:value-type="float" office:value="13489984" calcext:value-type="float">
            <text:p>13489984</text:p>
          </table:table-cell>
          <table:table-cell office:value-type="float" office:value="7579037" calcext:value-type="float">
            <text:p>7579037</text:p>
          </table:table-cell>
          <table:table-cell office:value-type="float" office:value="31959791" calcext:value-type="float">
            <text:p>31959791</text:p>
          </table:table-cell>
          <table:table-cell office:value-type="float" office:value="340127" calcext:value-type="float">
            <text:p>340127</text:p>
          </table:table-cell>
          <table:table-cell office:value-type="float" office:value="439092" calcext:value-type="float">
            <text:p>439092</text:p>
          </table:table-cell>
          <table:table-cell office:value-type="float" office:value="157792203" calcext:value-type="float">
            <text:p>157792203</text:p>
          </table:table-cell>
          <table:table-cell office:value-type="float" office:value="159357416" calcext:value-type="float">
            <text:p>159357416</text:p>
          </table:table-cell>
          <table:table-cell office:value-type="float" office:value="200808427" calcext:value-type="float">
            <text:p>200808427</text:p>
          </table:table-cell>
          <table:table-cell office:value-type="float" office:value="207222371" calcext:value-type="float">
            <text:p>207222371</text:p>
          </table:table-cell>
          <table:table-cell office:value-type="float" office:value="21830429" calcext:value-type="float">
            <text:p>21830429</text:p>
          </table:table-cell>
          <table:table-cell office:value-type="float" office:value="22066633" calcext:value-type="float">
            <text:p>22066633</text:p>
          </table:table-cell>
          <table:table-cell office:value-type="float" office:value="116685439" calcext:value-type="float">
            <text:p>116685439</text:p>
          </table:table-cell>
          <table:table-cell office:value-type="float" office:value="118512696" calcext:value-type="float">
            <text:p>118512696</text:p>
          </table:table-cell>
          <table:table-cell office:value-type="float" office:value="334492117" calcext:value-type="float">
            <text:p>334492117</text:p>
          </table:table-cell>
          <table:table-cell office:value-type="float" office:value="340156524" calcext:value-type="float">
            <text:p>340156524</text:p>
          </table:table-cell>
          <table:table-cell office:value-type="float" office:value="23419459" calcext:value-type="float">
            <text:p>23419459</text:p>
          </table:table-cell>
          <table:table-cell office:value-type="float" office:value="23777396" calcext:value-type="float">
            <text:p>23777396</text:p>
          </table:table-cell>
          <table:table-cell office:value-type="float" office:value="63421333" calcext:value-type="float">
            <text:p>63421333</text:p>
          </table:table-cell>
          <table:table-cell office:value-type="float" office:value="68189048" calcext:value-type="float">
            <text:p>68189048</text:p>
          </table:table-cell>
          <table:table-cell office:value-type="float" office:value="78057343" calcext:value-type="float">
            <text:p>78057343</text:p>
          </table:table-cell>
          <table:table-cell office:value-type="float" office:value="89076202" calcext:value-type="float">
            <text:p>89076202</text:p>
          </table:table-cell>
          <table:table-cell office:value-type="float" office:value="4401188" calcext:value-type="float">
            <text:p>4401188</text:p>
          </table:table-cell>
          <table:table-cell office:value-type="float" office:value="4609175" calcext:value-type="float">
            <text:p>4609175</text:p>
          </table:table-cell>
        </table:table-row>
        <table:table-row table:style-name="ro1">
          <table:table-cell office:value-type="float" office:value="32558190" calcext:value-type="float">
            <text:p>32558190</text:p>
          </table:table-cell>
          <table:table-cell office:value-type="float" office:value="33430368" calcext:value-type="float">
            <text:p>33430368</text:p>
          </table:table-cell>
          <table:table-cell office:value-type="float" office:value="17150924" calcext:value-type="float">
            <text:p>17150924</text:p>
          </table:table-cell>
          <table:table-cell office:value-type="float" office:value="30782406" calcext:value-type="float">
            <text:p>30782406</text:p>
          </table:table-cell>
          <table:table-cell office:value-type="float" office:value="747860" calcext:value-type="float">
            <text:p>747860</text:p>
          </table:table-cell>
          <table:table-cell office:value-type="float" office:value="855835" calcext:value-type="float">
            <text:p>855835</text:p>
          </table:table-cell>
          <table:table-cell office:value-type="float" office:value="16910111" calcext:value-type="float">
            <text:p>16910111</text:p>
          </table:table-cell>
          <table:table-cell office:value-type="float" office:value="17718315" calcext:value-type="float">
            <text:p>17718315</text:p>
          </table:table-cell>
          <table:table-cell office:value-type="float" office:value="8951907" calcext:value-type="float">
            <text:p>8951907</text:p>
          </table:table-cell>
          <table:table-cell office:value-type="float" office:value="33626343" calcext:value-type="float">
            <text:p>33626343</text:p>
          </table:table-cell>
          <table:table-cell office:value-type="float" office:value="488469" calcext:value-type="float">
            <text:p>488469</text:p>
          </table:table-cell>
          <table:table-cell office:value-type="float" office:value="641003" calcext:value-type="float">
            <text:p>641003</text:p>
          </table:table-cell>
          <table:table-cell office:value-type="float" office:value="163263848" calcext:value-type="float">
            <text:p>163263848</text:p>
          </table:table-cell>
          <table:table-cell office:value-type="float" office:value="165137410" calcext:value-type="float">
            <text:p>165137410</text:p>
          </table:table-cell>
          <table:table-cell office:value-type="float" office:value="180675001" calcext:value-type="float">
            <text:p>180675001</text:p>
          </table:table-cell>
          <table:table-cell office:value-type="float" office:value="187175688" calcext:value-type="float">
            <text:p>187175688</text:p>
          </table:table-cell>
          <table:table-cell office:value-type="float" office:value="21878411" calcext:value-type="float">
            <text:p>21878411</text:p>
          </table:table-cell>
          <table:table-cell office:value-type="float" office:value="22125859" calcext:value-type="float">
            <text:p>22125859</text:p>
          </table:table-cell>
          <table:table-cell office:value-type="float" office:value="189730970" calcext:value-type="float">
            <text:p>189730970</text:p>
          </table:table-cell>
          <table:table-cell office:value-type="float" office:value="191726825" calcext:value-type="float">
            <text:p>191726825</text:p>
          </table:table-cell>
          <table:table-cell office:value-type="float" office:value="441129071" calcext:value-type="float">
            <text:p>441129071</text:p>
          </table:table-cell>
          <table:table-cell office:value-type="float" office:value="447773072" calcext:value-type="float">
            <text:p>447773072</text:p>
          </table:table-cell>
          <table:table-cell office:value-type="float" office:value="23425255" calcext:value-type="float">
            <text:p>23425255</text:p>
          </table:table-cell>
          <table:table-cell office:value-type="float" office:value="23781586" calcext:value-type="float">
            <text:p>23781586</text:p>
          </table:table-cell>
          <table:table-cell office:value-type="float" office:value="104144249" calcext:value-type="float">
            <text:p>104144249</text:p>
          </table:table-cell>
          <table:table-cell office:value-type="float" office:value="158811466" calcext:value-type="float">
            <text:p>158811466</text:p>
          </table:table-cell>
          <table:table-cell office:value-type="float" office:value="55770779" calcext:value-type="float">
            <text:p>55770779</text:p>
          </table:table-cell>
          <table:table-cell office:value-type="float" office:value="98909784" calcext:value-type="float">
            <text:p>98909784</text:p>
          </table:table-cell>
          <table:table-cell office:value-type="float" office:value="6488604" calcext:value-type="float">
            <text:p>6488604</text:p>
          </table:table-cell>
          <table:table-cell office:value-type="float" office:value="15617419" calcext:value-type="float">
            <text:p>15617419</text:p>
          </table:table-cell>
        </table:table-row>
        <table:table-row table:style-name="ro1">
          <table:table-cell office:value-type="float" office:value="20430322" calcext:value-type="float">
            <text:p>20430322</text:p>
          </table:table-cell>
          <table:table-cell office:value-type="float" office:value="21258570" calcext:value-type="float">
            <text:p>21258570</text:p>
          </table:table-cell>
          <table:table-cell office:value-type="float" office:value="32005537" calcext:value-type="float">
            <text:p>32005537</text:p>
          </table:table-cell>
          <table:table-cell office:value-type="float" office:value="52942696" calcext:value-type="float">
            <text:p>52942696</text:p>
          </table:table-cell>
          <table:table-cell office:value-type="float" office:value="749048" calcext:value-type="float">
            <text:p>749048</text:p>
          </table:table-cell>
          <table:table-cell office:value-type="float" office:value="917645" calcext:value-type="float">
            <text:p>917645</text:p>
          </table:table-cell>
          <table:table-cell office:value-type="float" office:value="16643596" calcext:value-type="float">
            <text:p>16643596</text:p>
          </table:table-cell>
          <table:table-cell office:value-type="float" office:value="17821400" calcext:value-type="float">
            <text:p>17821400</text:p>
          </table:table-cell>
          <table:table-cell office:value-type="float" office:value="7661658" calcext:value-type="float">
            <text:p>7661658</text:p>
          </table:table-cell>
          <table:table-cell office:value-type="float" office:value="26393021" calcext:value-type="float">
            <text:p>26393021</text:p>
          </table:table-cell>
          <table:table-cell office:value-type="float" office:value="487702" calcext:value-type="float">
            <text:p>487702</text:p>
          </table:table-cell>
          <table:table-cell office:value-type="float" office:value="646102" calcext:value-type="float">
            <text:p>646102</text:p>
          </table:table-cell>
          <table:table-cell office:value-type="float" office:value="278293419" calcext:value-type="float">
            <text:p>278293419</text:p>
          </table:table-cell>
          <table:table-cell office:value-type="float" office:value="280196525" calcext:value-type="float">
            <text:p>280196525</text:p>
          </table:table-cell>
          <table:table-cell office:value-type="float" office:value="267947272" calcext:value-type="float">
            <text:p>267947272</text:p>
          </table:table-cell>
          <table:table-cell office:value-type="float" office:value="287756635" calcext:value-type="float">
            <text:p>287756635</text:p>
          </table:table-cell>
          <table:table-cell office:value-type="float" office:value="21849915" calcext:value-type="float">
            <text:p>21849915</text:p>
          </table:table-cell>
          <table:table-cell office:value-type="float" office:value="22099528" calcext:value-type="float">
            <text:p>22099528</text:p>
          </table:table-cell>
          <table:table-cell office:value-type="float" office:value="130395842" calcext:value-type="float">
            <text:p>130395842</text:p>
          </table:table-cell>
          <table:table-cell office:value-type="float" office:value="132804388" calcext:value-type="float">
            <text:p>132804388</text:p>
          </table:table-cell>
          <table:table-cell office:value-type="float" office:value="409517370" calcext:value-type="float">
            <text:p>409517370</text:p>
          </table:table-cell>
          <table:table-cell office:value-type="float" office:value="419817772" calcext:value-type="float">
            <text:p>419817772</text:p>
          </table:table-cell>
          <table:table-cell office:value-type="float" office:value="23442017" calcext:value-type="float">
            <text:p>23442017</text:p>
          </table:table-cell>
          <table:table-cell office:value-type="float" office:value="23824678" calcext:value-type="float">
            <text:p>23824678</text:p>
          </table:table-cell>
          <table:table-cell office:value-type="float" office:value="88087668" calcext:value-type="float">
            <text:p>88087668</text:p>
          </table:table-cell>
          <table:table-cell office:value-type="float" office:value="104512312" calcext:value-type="float">
            <text:p>104512312</text:p>
          </table:table-cell>
          <table:table-cell office:value-type="float" office:value="76451551" calcext:value-type="float">
            <text:p>76451551</text:p>
          </table:table-cell>
          <table:table-cell office:value-type="float" office:value="90330272" calcext:value-type="float">
            <text:p>90330272</text:p>
          </table:table-cell>
          <table:table-cell office:value-type="float" office:value="6425328" calcext:value-type="float">
            <text:p>6425328</text:p>
          </table:table-cell>
          <table:table-cell office:value-type="float" office:value="7003963" calcext:value-type="float">
            <text:p>7003963</text:p>
          </table:table-cell>
        </table:table-row>
        <table:table-row table:style-name="ro1">
          <table:table-cell office:value-type="float" office:value="20322347" calcext:value-type="float">
            <text:p>20322347</text:p>
          </table:table-cell>
          <table:table-cell office:value-type="float" office:value="21337699" calcext:value-type="float">
            <text:p>21337699</text:p>
          </table:table-cell>
          <table:table-cell office:value-type="float" office:value="15241184" calcext:value-type="float">
            <text:p>15241184</text:p>
          </table:table-cell>
          <table:table-cell office:value-type="float" office:value="28897040" calcext:value-type="float">
            <text:p>28897040</text:p>
          </table:table-cell>
          <table:table-cell office:value-type="float" office:value="1087080" calcext:value-type="float">
            <text:p>1087080</text:p>
          </table:table-cell>
          <table:table-cell office:value-type="float" office:value="1256235" calcext:value-type="float">
            <text:p>1256235</text:p>
          </table:table-cell>
          <table:table-cell office:value-type="float" office:value="16332035" calcext:value-type="float">
            <text:p>16332035</text:p>
          </table:table-cell>
          <table:table-cell office:value-type="float" office:value="17169781" calcext:value-type="float">
            <text:p>17169781</text:p>
          </table:table-cell>
          <table:table-cell office:value-type="float" office:value="7026592" calcext:value-type="float">
            <text:p>7026592</text:p>
          </table:table-cell>
          <table:table-cell office:value-type="float" office:value="34777746" calcext:value-type="float">
            <text:p>34777746</text:p>
          </table:table-cell>
          <table:table-cell office:value-type="float" office:value="503975" calcext:value-type="float">
            <text:p>503975</text:p>
          </table:table-cell>
          <table:table-cell office:value-type="float" office:value="642819" calcext:value-type="float">
            <text:p>642819</text:p>
          </table:table-cell>
          <table:table-cell office:value-type="float" office:value="218928398" calcext:value-type="float">
            <text:p>218928398</text:p>
          </table:table-cell>
          <table:table-cell office:value-type="float" office:value="220536284" calcext:value-type="float">
            <text:p>220536284</text:p>
          </table:table-cell>
          <table:table-cell office:value-type="float" office:value="388553182" calcext:value-type="float">
            <text:p>388553182</text:p>
          </table:table-cell>
          <table:table-cell office:value-type="float" office:value="399311254" calcext:value-type="float">
            <text:p>399311254</text:p>
          </table:table-cell>
          <table:table-cell office:value-type="float" office:value="21641370" calcext:value-type="float">
            <text:p>21641370</text:p>
          </table:table-cell>
          <table:table-cell office:value-type="float" office:value="21877713" calcext:value-type="float">
            <text:p>21877713</text:p>
          </table:table-cell>
          <table:table-cell office:value-type="float" office:value="179863864" calcext:value-type="float">
            <text:p>179863864</text:p>
          </table:table-cell>
          <table:table-cell office:value-type="float" office:value="181781915" calcext:value-type="float">
            <text:p>181781915</text:p>
          </table:table-cell>
          <table:table-cell office:value-type="float" office:value="364312739" calcext:value-type="float">
            <text:p>364312739</text:p>
          </table:table-cell>
          <table:table-cell office:value-type="float" office:value="370527077" calcext:value-type="float">
            <text:p>370527077</text:p>
          </table:table-cell>
          <table:table-cell office:value-type="float" office:value="23536792" calcext:value-type="float">
            <text:p>23536792</text:p>
          </table:table-cell>
          <table:table-cell office:value-type="float" office:value="23894170" calcext:value-type="float">
            <text:p>23894170</text:p>
          </table:table-cell>
          <table:table-cell office:value-type="float" office:value="76105697" calcext:value-type="float">
            <text:p>76105697</text:p>
          </table:table-cell>
          <table:table-cell office:value-type="float" office:value="79706365" calcext:value-type="float">
            <text:p>79706365</text:p>
          </table:table-cell>
          <table:table-cell office:value-type="float" office:value="51752111" calcext:value-type="float">
            <text:p>51752111</text:p>
          </table:table-cell>
          <table:table-cell office:value-type="float" office:value="61397891" calcext:value-type="float">
            <text:p>61397891</text:p>
          </table:table-cell>
          <table:table-cell office:value-type="float" office:value="6525480" calcext:value-type="float">
            <text:p>6525480</text:p>
          </table:table-cell>
          <table:table-cell office:value-type="float" office:value="6828312" calcext:value-type="float">
            <text:p>6828312</text:p>
          </table:table-cell>
        </table:table-row>
        <table:table-row table:style-name="ro1">
          <table:table-cell office:value-type="float" office:value="34440273" calcext:value-type="float">
            <text:p>34440273</text:p>
          </table:table-cell>
          <table:table-cell office:value-type="float" office:value="47332625" calcext:value-type="float">
            <text:p>47332625</text:p>
          </table:table-cell>
          <table:table-cell office:value-type="float" office:value="13868873" calcext:value-type="float">
            <text:p>13868873</text:p>
          </table:table-cell>
          <table:table-cell office:value-type="float" office:value="25617713" calcext:value-type="float">
            <text:p>25617713</text:p>
          </table:table-cell>
          <table:table-cell office:value-type="float" office:value="759454" calcext:value-type="float">
            <text:p>759454</text:p>
          </table:table-cell>
          <table:table-cell office:value-type="float" office:value="880419" calcext:value-type="float">
            <text:p>880419</text:p>
          </table:table-cell>
          <table:table-cell office:value-type="float" office:value="12741005" calcext:value-type="float">
            <text:p>12741005</text:p>
          </table:table-cell>
          <table:table-cell office:value-type="float" office:value="13459602" calcext:value-type="float">
            <text:p>13459602</text:p>
          </table:table-cell>
          <table:table-cell office:value-type="float" office:value="7810421" calcext:value-type="float">
            <text:p>7810421</text:p>
          </table:table-cell>
          <table:table-cell office:value-type="float" office:value="39009710" calcext:value-type="float">
            <text:p>39009710</text:p>
          </table:table-cell>
          <table:table-cell office:value-type="float" office:value="339009" calcext:value-type="float">
            <text:p>339009</text:p>
          </table:table-cell>
          <table:table-cell office:value-type="float" office:value="432038" calcext:value-type="float">
            <text:p>432038</text:p>
          </table:table-cell>
          <table:table-cell office:value-type="float" office:value="209359305" calcext:value-type="float">
            <text:p>209359305</text:p>
          </table:table-cell>
          <table:table-cell office:value-type="float" office:value="211263877" calcext:value-type="float">
            <text:p>211263877</text:p>
          </table:table-cell>
          <table:table-cell office:value-type="float" office:value="262923588" calcext:value-type="float">
            <text:p>262923588</text:p>
          </table:table-cell>
          <table:table-cell office:value-type="float" office:value="277774639" calcext:value-type="float">
            <text:p>277774639</text:p>
          </table:table-cell>
          <table:table-cell office:value-type="float" office:value="22049243" calcext:value-type="float">
            <text:p>22049243</text:p>
          </table:table-cell>
          <table:table-cell office:value-type="float" office:value="22305421" calcext:value-type="float">
            <text:p>22305421</text:p>
          </table:table-cell>
          <table:table-cell office:value-type="float" office:value="133044572" calcext:value-type="float">
            <text:p>133044572</text:p>
          </table:table-cell>
          <table:table-cell office:value-type="float" office:value="134875042" calcext:value-type="float">
            <text:p>134875042</text:p>
          </table:table-cell>
          <table:table-cell office:value-type="float" office:value="409708525" calcext:value-type="float">
            <text:p>409708525</text:p>
          </table:table-cell>
          <table:table-cell office:value-type="float" office:value="429161418" calcext:value-type="float">
            <text:p>429161418</text:p>
          </table:table-cell>
          <table:table-cell office:value-type="float" office:value="23413173" calcext:value-type="float">
            <text:p>23413173</text:p>
          </table:table-cell>
          <table:table-cell office:value-type="float" office:value="23771319" calcext:value-type="float">
            <text:p>23771319</text:p>
          </table:table-cell>
          <table:table-cell office:value-type="float" office:value="99735797" calcext:value-type="float">
            <text:p>99735797</text:p>
          </table:table-cell>
          <table:table-cell office:value-type="float" office:value="153204608" calcext:value-type="float">
            <text:p>153204608</text:p>
          </table:table-cell>
          <table:table-cell office:value-type="float" office:value="57470437" calcext:value-type="float">
            <text:p>57470437</text:p>
          </table:table-cell>
          <table:table-cell office:value-type="float" office:value="126370819" calcext:value-type="float">
            <text:p>126370819</text:p>
          </table:table-cell>
          <table:table-cell office:value-type="float" office:value="4399512" calcext:value-type="float">
            <text:p>4399512</text:p>
          </table:table-cell>
          <table:table-cell office:value-type="float" office:value="13092307" calcext:value-type="float">
            <text:p>13092307</text:p>
          </table:table-cell>
        </table:table-row>
        <table:table-row table:style-name="ro1">
          <table:table-cell office:value-type="float" office:value="44379665" calcext:value-type="float">
            <text:p>44379665</text:p>
          </table:table-cell>
          <table:table-cell office:value-type="float" office:value="45208612" calcext:value-type="float">
            <text:p>45208612</text:p>
          </table:table-cell>
          <table:table-cell office:value-type="float" office:value="13599215" calcext:value-type="float">
            <text:p>13599215</text:p>
          </table:table-cell>
          <table:table-cell office:value-type="float" office:value="25227928" calcext:value-type="float">
            <text:p>25227928</text:p>
          </table:table-cell>
          <table:table-cell office:value-type="float" office:value="745276" calcext:value-type="float">
            <text:p>745276</text:p>
          </table:table-cell>
          <table:table-cell office:value-type="float" office:value="910311" calcext:value-type="float">
            <text:p>910311</text:p>
          </table:table-cell>
          <table:table-cell office:value-type="float" office:value="12738631" calcext:value-type="float">
            <text:p>12738631</text:p>
          </table:table-cell>
          <table:table-cell office:value-type="float" office:value="13926980" calcext:value-type="float">
            <text:p>13926980</text:p>
          </table:table-cell>
          <table:table-cell office:value-type="float" office:value="8771227" calcext:value-type="float">
            <text:p>8771227</text:p>
          </table:table-cell>
          <table:table-cell office:value-type="float" office:value="34948090" calcext:value-type="float">
            <text:p>34948090</text:p>
          </table:table-cell>
          <table:table-cell office:value-type="float" office:value="337823" calcext:value-type="float">
            <text:p>337823</text:p>
          </table:table-cell>
          <table:table-cell office:value-type="float" office:value="451035" calcext:value-type="float">
            <text:p>451035</text:p>
          </table:table-cell>
          <table:table-cell office:value-type="float" office:value="207892987" calcext:value-type="float">
            <text:p>207892987</text:p>
          </table:table-cell>
          <table:table-cell office:value-type="float" office:value="209816556" calcext:value-type="float">
            <text:p>209816556</text:p>
          </table:table-cell>
          <table:table-cell office:value-type="float" office:value="206178454" calcext:value-type="float">
            <text:p>206178454</text:p>
          </table:table-cell>
          <table:table-cell office:value-type="float" office:value="212794728" calcext:value-type="float">
            <text:p>212794728</text:p>
          </table:table-cell>
          <table:table-cell office:value-type="float" office:value="22026475" calcext:value-type="float">
            <text:p>22026475</text:p>
          </table:table-cell>
          <table:table-cell office:value-type="float" office:value="22275948" calcext:value-type="float">
            <text:p>22275948</text:p>
          </table:table-cell>
          <table:table-cell office:value-type="float" office:value="88113998" calcext:value-type="float">
            <text:p>88113998</text:p>
          </table:table-cell>
          <table:table-cell office:value-type="float" office:value="90556348" calcext:value-type="float">
            <text:p>90556348</text:p>
          </table:table-cell>
          <table:table-cell office:value-type="float" office:value="433317882" calcext:value-type="float">
            <text:p>433317882</text:p>
          </table:table-cell>
          <table:table-cell office:value-type="float" office:value="442085827" calcext:value-type="float">
            <text:p>442085827</text:p>
          </table:table-cell>
          <table:table-cell office:value-type="float" office:value="23460315" calcext:value-type="float">
            <text:p>23460315</text:p>
          </table:table-cell>
          <table:table-cell office:value-type="float" office:value="23840950" calcext:value-type="float">
            <text:p>23840950</text:p>
          </table:table-cell>
          <table:table-cell office:value-type="float" office:value="134010687" calcext:value-type="float">
            <text:p>134010687</text:p>
          </table:table-cell>
          <table:table-cell office:value-type="float" office:value="153578888" calcext:value-type="float">
            <text:p>153578888</text:p>
          </table:table-cell>
          <table:table-cell office:value-type="float" office:value="90268183" calcext:value-type="float">
            <text:p>90268183</text:p>
          </table:table-cell>
          <table:table-cell office:value-type="float" office:value="101777957" calcext:value-type="float">
            <text:p>101777957</text:p>
          </table:table-cell>
          <table:table-cell office:value-type="float" office:value="4386661" calcext:value-type="float">
            <text:p>4386661</text:p>
          </table:table-cell>
          <table:table-cell office:value-type="float" office:value="4782172" calcext:value-type="float">
            <text:p>4782172</text:p>
          </table:table-cell>
        </table:table-row>
        <table:table-row table:style-name="ro1">
          <table:table-cell office:value-type="float" office:value="38533601" calcext:value-type="float">
            <text:p>38533601</text:p>
          </table:table-cell>
          <table:table-cell office:value-type="float" office:value="39554471" calcext:value-type="float">
            <text:p>39554471</text:p>
          </table:table-cell>
          <table:table-cell office:value-type="float" office:value="14273603" calcext:value-type="float">
            <text:p>14273603</text:p>
          </table:table-cell>
          <table:table-cell office:value-type="float" office:value="25198735" calcext:value-type="float">
            <text:p>25198735</text:p>
          </table:table-cell>
          <table:table-cell office:value-type="float" office:value="746324" calcext:value-type="float">
            <text:p>746324</text:p>
          </table:table-cell>
          <table:table-cell office:value-type="float" office:value="865403" calcext:value-type="float">
            <text:p>865403</text:p>
          </table:table-cell>
          <table:table-cell office:value-type="float" office:value="12738492" calcext:value-type="float">
            <text:p>12738492</text:p>
          </table:table-cell>
          <table:table-cell office:value-type="float" office:value="13565133" calcext:value-type="float">
            <text:p>13565133</text:p>
          </table:table-cell>
          <table:table-cell office:value-type="float" office:value="5472832" calcext:value-type="float">
            <text:p>5472832</text:p>
          </table:table-cell>
          <table:table-cell office:value-type="float" office:value="24200842" calcext:value-type="float">
            <text:p>24200842</text:p>
          </table:table-cell>
          <table:table-cell office:value-type="float" office:value="340965" calcext:value-type="float">
            <text:p>340965</text:p>
          </table:table-cell>
          <table:table-cell office:value-type="float" office:value="440419" calcext:value-type="float">
            <text:p>440419</text:p>
          </table:table-cell>
          <table:table-cell office:value-type="float" office:value="133543797" calcext:value-type="float">
            <text:p>133543797</text:p>
          </table:table-cell>
          <table:table-cell office:value-type="float" office:value="135222363" calcext:value-type="float">
            <text:p>135222363</text:p>
          </table:table-cell>
          <table:table-cell office:value-type="float" office:value="335509355" calcext:value-type="float">
            <text:p>335509355</text:p>
          </table:table-cell>
          <table:table-cell office:value-type="float" office:value="341988181" calcext:value-type="float">
            <text:p>341988181</text:p>
          </table:table-cell>
          <table:table-cell office:value-type="float" office:value="21657922" calcext:value-type="float">
            <text:p>21657922</text:p>
          </table:table-cell>
          <table:table-cell office:value-type="float" office:value="21897826" calcext:value-type="float">
            <text:p>21897826</text:p>
          </table:table-cell>
          <table:table-cell office:value-type="float" office:value="130720045" calcext:value-type="float">
            <text:p>130720045</text:p>
          </table:table-cell>
          <table:table-cell office:value-type="float" office:value="144647444" calcext:value-type="float">
            <text:p>144647444</text:p>
          </table:table-cell>
          <table:table-cell office:value-type="float" office:value="476352265" calcext:value-type="float">
            <text:p>476352265</text:p>
          </table:table-cell>
          <table:table-cell office:value-type="float" office:value="482772356" calcext:value-type="float">
            <text:p>482772356</text:p>
          </table:table-cell>
          <table:table-cell office:value-type="float" office:value="23430493" calcext:value-type="float">
            <text:p>23430493</text:p>
          </table:table-cell>
          <table:table-cell office:value-type="float" office:value="23790805" calcext:value-type="float">
            <text:p>23790805</text:p>
          </table:table-cell>
          <table:table-cell office:value-type="float" office:value="173225869" calcext:value-type="float">
            <text:p>173225869</text:p>
          </table:table-cell>
          <table:table-cell office:value-type="float" office:value="200925132" calcext:value-type="float">
            <text:p>200925132</text:p>
          </table:table-cell>
          <table:table-cell office:value-type="float" office:value="97937874" calcext:value-type="float">
            <text:p>97937874</text:p>
          </table:table-cell>
          <table:table-cell office:value-type="float" office:value="117941674" calcext:value-type="float">
            <text:p>117941674</text:p>
          </table:table-cell>
          <table:table-cell office:value-type="float" office:value="6483366" calcext:value-type="float">
            <text:p>6483366</text:p>
          </table:table-cell>
          <table:table-cell office:value-type="float" office:value="6820979" calcext:value-type="float">
            <text:p>6820979</text:p>
          </table:table-cell>
        </table:table-row>
        <table:table-row table:style-name="ro1">
          <table:table-cell office:value-type="float" office:value="22542183" calcext:value-type="float">
            <text:p>22542183</text:p>
          </table:table-cell>
          <table:table-cell office:value-type="float" office:value="23392291" calcext:value-type="float">
            <text:p>23392291</text:p>
          </table:table-cell>
          <table:table-cell office:value-type="float" office:value="14974739" calcext:value-type="float">
            <text:p>14974739</text:p>
          </table:table-cell>
          <table:table-cell office:value-type="float" office:value="28658393" calcext:value-type="float">
            <text:p>28658393</text:p>
          </table:table-cell>
          <table:table-cell office:value-type="float" office:value="748698" calcext:value-type="float">
            <text:p>748698</text:p>
          </table:table-cell>
          <table:table-cell office:value-type="float" office:value="858140" calcext:value-type="float">
            <text:p>858140</text:p>
          </table:table-cell>
          <table:table-cell office:value-type="float" office:value="16297533" calcext:value-type="float">
            <text:p>16297533</text:p>
          </table:table-cell>
          <table:table-cell office:value-type="float" office:value="17044625" calcext:value-type="float">
            <text:p>17044625</text:p>
          </table:table-cell>
          <table:table-cell office:value-type="float" office:value="7968122" calcext:value-type="float">
            <text:p>7968122</text:p>
          </table:table-cell>
          <table:table-cell office:value-type="float" office:value="26672176" calcext:value-type="float">
            <text:p>26672176</text:p>
          </table:table-cell>
          <table:table-cell office:value-type="float" office:value="428406" calcext:value-type="float">
            <text:p>428406</text:p>
          </table:table-cell>
          <table:table-cell office:value-type="float" office:value="561104" calcext:value-type="float">
            <text:p>561104</text:p>
          </table:table-cell>
          <table:table-cell office:value-type="float" office:value="143051362" calcext:value-type="float">
            <text:p>143051362</text:p>
          </table:table-cell>
          <table:table-cell office:value-type="float" office:value="145019489" calcext:value-type="float">
            <text:p>145019489</text:p>
          </table:table-cell>
          <table:table-cell office:value-type="float" office:value="256430863" calcext:value-type="float">
            <text:p>256430863</text:p>
          </table:table-cell>
          <table:table-cell office:value-type="float" office:value="263004464" calcext:value-type="float">
            <text:p>263004464</text:p>
          </table:table-cell>
          <table:table-cell office:value-type="float" office:value="21671192" calcext:value-type="float">
            <text:p>21671192</text:p>
          </table:table-cell>
          <table:table-cell office:value-type="float" office:value="21941059" calcext:value-type="float">
            <text:p>21941059</text:p>
          </table:table-cell>
          <table:table-cell office:value-type="float" office:value="177960899" calcext:value-type="float">
            <text:p>177960899</text:p>
          </table:table-cell>
          <table:table-cell office:value-type="float" office:value="179980080" calcext:value-type="float">
            <text:p>179980080</text:p>
          </table:table-cell>
          <table:table-cell office:value-type="float" office:value="463313107" calcext:value-type="float">
            <text:p>463313107</text:p>
          </table:table-cell>
          <table:table-cell office:value-type="float" office:value="469949565" calcext:value-type="float">
            <text:p>469949565</text:p>
          </table:table-cell>
          <table:table-cell office:value-type="float" office:value="23590570" calcext:value-type="float">
            <text:p>23590570</text:p>
          </table:table-cell>
          <table:table-cell office:value-type="float" office:value="23946341" calcext:value-type="float">
            <text:p>23946341</text:p>
          </table:table-cell>
          <table:table-cell office:value-type="float" office:value="62236127" calcext:value-type="float">
            <text:p>62236127</text:p>
          </table:table-cell>
          <table:table-cell office:value-type="float" office:value="116842582" calcext:value-type="float">
            <text:p>116842582</text:p>
          </table:table-cell>
          <table:table-cell office:value-type="float" office:value="65695016" calcext:value-type="float">
            <text:p>65695016</text:p>
          </table:table-cell>
          <table:table-cell office:value-type="float" office:value="133629423" calcext:value-type="float">
            <text:p>133629423</text:p>
          </table:table-cell>
          <table:table-cell office:value-type="float" office:value="4386871" calcext:value-type="float">
            <text:p>4386871</text:p>
          </table:table-cell>
          <table:table-cell office:value-type="float" office:value="13092657" calcext:value-type="float">
            <text:p>13092657</text:p>
          </table:table-cell>
        </table:table-row>
        <table:table-row table:style-name="ro1">
          <table:table-cell office:value-type="float" office:value="33760858" calcext:value-type="float">
            <text:p>33760858</text:p>
          </table:table-cell>
          <table:table-cell office:value-type="float" office:value="34640718" calcext:value-type="float">
            <text:p>34640718</text:p>
          </table:table-cell>
          <table:table-cell office:value-type="float" office:value="15292518" calcext:value-type="float">
            <text:p>15292518</text:p>
          </table:table-cell>
          <table:table-cell office:value-type="float" office:value="29166489" calcext:value-type="float">
            <text:p>29166489</text:p>
          </table:table-cell>
          <table:table-cell office:value-type="float" office:value="1084914" calcext:value-type="float">
            <text:p>1084914</text:p>
          </table:table-cell>
          <table:table-cell office:value-type="float" office:value="1316089" calcext:value-type="float">
            <text:p>1316089</text:p>
          </table:table-cell>
          <table:table-cell office:value-type="float" office:value="13047050" calcext:value-type="float">
            <text:p>13047050</text:p>
          </table:table-cell>
          <table:table-cell office:value-type="float" office:value="14220104" calcext:value-type="float">
            <text:p>14220104</text:p>
          </table:table-cell>
          <table:table-cell office:value-type="float" office:value="8802935" calcext:value-type="float">
            <text:p>8802935</text:p>
          </table:table-cell>
          <table:table-cell office:value-type="float" office:value="35954642" calcext:value-type="float">
            <text:p>35954642</text:p>
          </table:table-cell>
          <table:table-cell office:value-type="float" office:value="340755" calcext:value-type="float">
            <text:p>340755</text:p>
          </table:table-cell>
          <table:table-cell office:value-type="float" office:value="453758" calcext:value-type="float">
            <text:p>453758</text:p>
          </table:table-cell>
          <table:table-cell office:value-type="float" office:value="239094161" calcext:value-type="float">
            <text:p>239094161</text:p>
          </table:table-cell>
          <table:table-cell office:value-type="float" office:value="240869527" calcext:value-type="float">
            <text:p>240869527</text:p>
          </table:table-cell>
          <table:table-cell office:value-type="float" office:value="340735369" calcext:value-type="float">
            <text:p>340735369</text:p>
          </table:table-cell>
          <table:table-cell office:value-type="float" office:value="351381834" calcext:value-type="float">
            <text:p>351381834</text:p>
          </table:table-cell>
          <table:table-cell office:value-type="float" office:value="21774557" calcext:value-type="float">
            <text:p>21774557</text:p>
          </table:table-cell>
          <table:table-cell office:value-type="float" office:value="22020608" calcext:value-type="float">
            <text:p>22020608</text:p>
          </table:table-cell>
          <table:table-cell office:value-type="float" office:value="118304150" calcext:value-type="float">
            <text:p>118304150</text:p>
          </table:table-cell>
          <table:table-cell office:value-type="float" office:value="120804328" calcext:value-type="float">
            <text:p>120804328</text:p>
          </table:table-cell>
          <table:table-cell office:value-type="float" office:value="451155276" calcext:value-type="float">
            <text:p>451155276</text:p>
          </table:table-cell>
          <table:table-cell office:value-type="float" office:value="457852287" calcext:value-type="float">
            <text:p>457852287</text:p>
          </table:table-cell>
          <table:table-cell office:value-type="float" office:value="23735351" calcext:value-type="float">
            <text:p>23735351</text:p>
          </table:table-cell>
          <table:table-cell office:value-type="float" office:value="24174164" calcext:value-type="float">
            <text:p>24174164</text:p>
          </table:table-cell>
          <table:table-cell office:value-type="float" office:value="77279730" calcext:value-type="float">
            <text:p>77279730</text:p>
          </table:table-cell>
          <table:table-cell office:value-type="float" office:value="84707071" calcext:value-type="float">
            <text:p>84707071</text:p>
          </table:table-cell>
          <table:table-cell office:value-type="float" office:value="76680002" calcext:value-type="float">
            <text:p>76680002</text:p>
          </table:table-cell>
          <table:table-cell office:value-type="float" office:value="92495631" calcext:value-type="float">
            <text:p>92495631</text:p>
          </table:table-cell>
          <table:table-cell office:value-type="float" office:value="6480922" calcext:value-type="float">
            <text:p>6480922</text:p>
          </table:table-cell>
          <table:table-cell office:value-type="float" office:value="7056903" calcext:value-type="float">
            <text:p>7056903</text:p>
          </table:table-cell>
        </table:table-row>
        <table:table-row table:style-name="ro1">
          <table:table-cell office:value-type="float" office:value="22229224" calcext:value-type="float">
            <text:p>22229224</text:p>
          </table:table-cell>
          <table:table-cell office:value-type="float" office:value="23340119" calcext:value-type="float">
            <text:p>23340119</text:p>
          </table:table-cell>
          <table:table-cell office:value-type="float" office:value="22784811" calcext:value-type="float">
            <text:p>22784811</text:p>
          </table:table-cell>
          <table:table-cell office:value-type="float" office:value="33468502" calcext:value-type="float">
            <text:p>33468502</text:p>
          </table:table-cell>
          <table:table-cell office:value-type="float" office:value="758756" calcext:value-type="float">
            <text:p>758756</text:p>
          </table:table-cell>
          <table:table-cell office:value-type="float" office:value="879093" calcext:value-type="float">
            <text:p>879093</text:p>
          </table:table-cell>
          <table:table-cell office:value-type="float" office:value="12666974" calcext:value-type="float">
            <text:p>12666974</text:p>
          </table:table-cell>
          <table:table-cell office:value-type="float" office:value="13486981" calcext:value-type="float">
            <text:p>13486981</text:p>
          </table:table-cell>
          <table:table-cell office:value-type="float" office:value="7874185" calcext:value-type="float">
            <text:p>7874185</text:p>
          </table:table-cell>
          <table:table-cell office:value-type="float" office:value="31284844" calcext:value-type="float">
            <text:p>31284844</text:p>
          </table:table-cell>
          <table:table-cell office:value-type="float" office:value="338590" calcext:value-type="float">
            <text:p>338590</text:p>
          </table:table-cell>
          <table:table-cell office:value-type="float" office:value="437206" calcext:value-type="float">
            <text:p>437206</text:p>
          </table:table-cell>
          <table:table-cell office:value-type="float" office:value="209942829" calcext:value-type="float">
            <text:p>209942829</text:p>
          </table:table-cell>
          <table:table-cell office:value-type="float" office:value="211582912" calcext:value-type="float">
            <text:p>211582912</text:p>
          </table:table-cell>
          <table:table-cell office:value-type="float" office:value="187406583" calcext:value-type="float">
            <text:p>187406583</text:p>
          </table:table-cell>
          <table:table-cell office:value-type="float" office:value="193936114" calcext:value-type="float">
            <text:p>193936114</text:p>
          </table:table-cell>
          <table:table-cell office:value-type="float" office:value="22726004" calcext:value-type="float">
            <text:p>22726004</text:p>
          </table:table-cell>
          <table:table-cell office:value-type="float" office:value="22984347" calcext:value-type="float">
            <text:p>22984347</text:p>
          </table:table-cell>
          <table:table-cell office:value-type="float" office:value="125828920" calcext:value-type="float">
            <text:p>125828920</text:p>
          </table:table-cell>
          <table:table-cell office:value-type="float" office:value="127714215" calcext:value-type="float">
            <text:p>127714215</text:p>
          </table:table-cell>
          <table:table-cell office:value-type="float" office:value="385241796" calcext:value-type="float">
            <text:p>385241796</text:p>
          </table:table-cell>
          <table:table-cell office:value-type="float" office:value="399939406" calcext:value-type="float">
            <text:p>399939406</text:p>
          </table:table-cell>
          <table:table-cell office:value-type="float" office:value="23668024" calcext:value-type="float">
            <text:p>23668024</text:p>
          </table:table-cell>
          <table:table-cell office:value-type="float" office:value="24026729" calcext:value-type="float">
            <text:p>24026729</text:p>
          </table:table-cell>
          <table:table-cell office:value-type="float" office:value="129350667" calcext:value-type="float">
            <text:p>129350667</text:p>
          </table:table-cell>
          <table:table-cell office:value-type="float" office:value="145803318" calcext:value-type="float">
            <text:p>145803318</text:p>
          </table:table-cell>
          <table:table-cell office:value-type="float" office:value="135235843" calcext:value-type="float">
            <text:p>135235843</text:p>
          </table:table-cell>
          <table:table-cell office:value-type="float" office:value="145988188" calcext:value-type="float">
            <text:p>145988188</text:p>
          </table:table-cell>
          <table:table-cell office:value-type="float" office:value="5575150" calcext:value-type="float">
            <text:p>5575150</text:p>
          </table:table-cell>
          <table:table-cell office:value-type="float" office:value="5873652" calcext:value-type="float">
            <text:p>5873652</text:p>
          </table:table-cell>
        </table:table-row>
        <table:table-row table:style-name="ro1">
          <table:table-cell office:value-type="float" office:value="27934907" calcext:value-type="float">
            <text:p>27934907</text:p>
          </table:table-cell>
          <table:table-cell office:value-type="float" office:value="28818749" calcext:value-type="float">
            <text:p>28818749</text:p>
          </table:table-cell>
          <table:table-cell office:value-type="float" office:value="15531793" calcext:value-type="float">
            <text:p>15531793</text:p>
          </table:table-cell>
          <table:table-cell office:value-type="float" office:value="29084145" calcext:value-type="float">
            <text:p>29084145</text:p>
          </table:table-cell>
          <table:table-cell office:value-type="float" office:value="746743" calcext:value-type="float">
            <text:p>746743</text:p>
          </table:table-cell>
          <table:table-cell office:value-type="float" office:value="856045" calcext:value-type="float">
            <text:p>856045</text:p>
          </table:table-cell>
          <table:table-cell office:value-type="float" office:value="12659990" calcext:value-type="float">
            <text:p>12659990</text:p>
          </table:table-cell>
          <table:table-cell office:value-type="float" office:value="13381381" calcext:value-type="float">
            <text:p>13381381</text:p>
          </table:table-cell>
          <table:table-cell office:value-type="float" office:value="8911608" calcext:value-type="float">
            <text:p>8911608</text:p>
          </table:table-cell>
          <table:table-cell office:value-type="float" office:value="40128078" calcext:value-type="float">
            <text:p>40128078</text:p>
          </table:table-cell>
          <table:table-cell office:value-type="float" office:value="509353" calcext:value-type="float">
            <text:p>509353</text:p>
          </table:table-cell>
          <table:table-cell office:value-type="float" office:value="641562" calcext:value-type="float">
            <text:p>641562</text:p>
          </table:table-cell>
          <table:table-cell office:value-type="float" office:value="159782959" calcext:value-type="float">
            <text:p>159782959</text:p>
          </table:table-cell>
          <table:table-cell office:value-type="float" office:value="161744032" calcext:value-type="float">
            <text:p>161744032</text:p>
          </table:table-cell>
          <table:table-cell office:value-type="float" office:value="204670440" calcext:value-type="float">
            <text:p>204670440</text:p>
          </table:table-cell>
          <table:table-cell office:value-type="float" office:value="223275669" calcext:value-type="float">
            <text:p>223275669</text:p>
          </table:table-cell>
          <table:table-cell office:value-type="float" office:value="21811363" calcext:value-type="float">
            <text:p>21811363</text:p>
          </table:table-cell>
          <table:table-cell office:value-type="float" office:value="22069077" calcext:value-type="float">
            <text:p>22069077</text:p>
          </table:table-cell>
          <table:table-cell office:value-type="float" office:value="160601149" calcext:value-type="float">
            <text:p>160601149</text:p>
          </table:table-cell>
          <table:table-cell office:value-type="float" office:value="162586318" calcext:value-type="float">
            <text:p>162586318</text:p>
          </table:table-cell>
          <table:table-cell office:value-type="float" office:value="249411255" calcext:value-type="float">
            <text:p>249411255</text:p>
          </table:table-cell>
          <table:table-cell office:value-type="float" office:value="255403009" calcext:value-type="float">
            <text:p>255403009</text:p>
          </table:table-cell>
          <table:table-cell office:value-type="float" office:value="23696310" calcext:value-type="float">
            <text:p>23696310</text:p>
          </table:table-cell>
          <table:table-cell office:value-type="float" office:value="24055853" calcext:value-type="float">
            <text:p>24055853</text:p>
          </table:table-cell>
          <table:table-cell office:value-type="float" office:value="111518022" calcext:value-type="float">
            <text:p>111518022</text:p>
          </table:table-cell>
          <table:table-cell office:value-type="float" office:value="178057559" calcext:value-type="float">
            <text:p>178057559</text:p>
          </table:table-cell>
          <table:table-cell office:value-type="float" office:value="100724470" calcext:value-type="float">
            <text:p>100724470</text:p>
          </table:table-cell>
          <table:table-cell office:value-type="float" office:value="159610730" calcext:value-type="float">
            <text:p>159610730</text:p>
          </table:table-cell>
          <table:table-cell office:value-type="float" office:value="4365988" calcext:value-type="float">
            <text:p>4365988</text:p>
          </table:table-cell>
          <table:table-cell office:value-type="float" office:value="13144339" calcext:value-type="float">
            <text:p>13144339</text:p>
          </table:table-cell>
        </table:table-row>
        <table:table-row table:style-name="ro1">
          <table:table-cell office:value-type="float" office:value="41765856" calcext:value-type="float">
            <text:p>41765856</text:p>
          </table:table-cell>
          <table:table-cell office:value-type="float" office:value="42607444" calcext:value-type="float">
            <text:p>42607444</text:p>
          </table:table-cell>
          <table:table-cell office:value-type="float" office:value="15264302" calcext:value-type="float">
            <text:p>15264302</text:p>
          </table:table-cell>
          <table:table-cell office:value-type="float" office:value="28744368" calcext:value-type="float">
            <text:p>28744368</text:p>
          </table:table-cell>
          <table:table-cell office:value-type="float" office:value="749118" calcext:value-type="float">
            <text:p>749118</text:p>
          </table:table-cell>
          <table:table-cell office:value-type="float" office:value="917086" calcext:value-type="float">
            <text:p>917086</text:p>
          </table:table-cell>
          <table:table-cell office:value-type="float" office:value="12724453" calcext:value-type="float">
            <text:p>12724453</text:p>
          </table:table-cell>
          <table:table-cell office:value-type="float" office:value="13912733" calcext:value-type="float">
            <text:p>13912733</text:p>
          </table:table-cell>
          <table:table-cell office:value-type="float" office:value="5488966" calcext:value-type="float">
            <text:p>5488966</text:p>
          </table:table-cell>
          <table:table-cell office:value-type="float" office:value="25521542" calcext:value-type="float">
            <text:p>25521542</text:p>
          </table:table-cell>
          <table:table-cell office:value-type="float" office:value="505372" calcext:value-type="float">
            <text:p>505372</text:p>
          </table:table-cell>
          <table:table-cell office:value-type="float" office:value="666076" calcext:value-type="float">
            <text:p>666076</text:p>
          </table:table-cell>
          <table:table-cell office:value-type="float" office:value="217851097" calcext:value-type="float">
            <text:p>217851097</text:p>
          </table:table-cell>
          <table:table-cell office:value-type="float" office:value="219738208" calcext:value-type="float">
            <text:p>219738208</text:p>
          </table:table-cell>
          <table:table-cell office:value-type="float" office:value="240187387" calcext:value-type="float">
            <text:p>240187387</text:p>
          </table:table-cell>
          <table:table-cell office:value-type="float" office:value="247074157" calcext:value-type="float">
            <text:p>247074157</text:p>
          </table:table-cell>
          <table:table-cell office:value-type="float" office:value="21592341" calcext:value-type="float">
            <text:p>21592341</text:p>
          </table:table-cell>
          <table:table-cell office:value-type="float" office:value="21844468" calcext:value-type="float">
            <text:p>21844468</text:p>
          </table:table-cell>
          <table:table-cell office:value-type="float" office:value="128787886" calcext:value-type="float">
            <text:p>128787886</text:p>
          </table:table-cell>
          <table:table-cell office:value-type="float" office:value="142930327" calcext:value-type="float">
            <text:p>142930327</text:p>
          </table:table-cell>
          <table:table-cell office:value-type="float" office:value="333959158" calcext:value-type="float">
            <text:p>333959158</text:p>
          </table:table-cell>
          <table:table-cell office:value-type="float" office:value="340315762" calcext:value-type="float">
            <text:p>340315762</text:p>
          </table:table-cell>
          <table:table-cell office:value-type="float" office:value="23581630" calcext:value-type="float">
            <text:p>23581630</text:p>
          </table:table-cell>
          <table:table-cell office:value-type="float" office:value="23958703" calcext:value-type="float">
            <text:p>23958703</text:p>
          </table:table-cell>
          <table:table-cell office:value-type="float" office:value="75466650" calcext:value-type="float">
            <text:p>75466650</text:p>
          </table:table-cell>
          <table:table-cell office:value-type="float" office:value="82943229" calcext:value-type="float">
            <text:p>82943229</text:p>
          </table:table-cell>
          <table:table-cell office:value-type="float" office:value="62697498" calcext:value-type="float">
            <text:p>62697498</text:p>
          </table:table-cell>
          <table:table-cell office:value-type="float" office:value="88920665" calcext:value-type="float">
            <text:p>88920665</text:p>
          </table:table-cell>
          <table:table-cell office:value-type="float" office:value="5802065" calcext:value-type="float">
            <text:p>5802065</text:p>
          </table:table-cell>
          <table:table-cell office:value-type="float" office:value="6382865" calcext:value-type="float">
            <text:p>6382865</text:p>
          </table:table-cell>
        </table:table-row>
        <table:table-row table:style-name="ro1">
          <table:table-cell office:value-type="float" office:value="37162826" calcext:value-type="float">
            <text:p>37162826</text:p>
          </table:table-cell>
          <table:table-cell office:value-type="float" office:value="38181322" calcext:value-type="float">
            <text:p>38181322</text:p>
          </table:table-cell>
          <table:table-cell office:value-type="float" office:value="15316124" calcext:value-type="float">
            <text:p>15316124</text:p>
          </table:table-cell>
          <table:table-cell office:value-type="float" office:value="28945161" calcext:value-type="float">
            <text:p>28945161</text:p>
          </table:table-cell>
          <table:table-cell office:value-type="float" office:value="748140" calcext:value-type="float">
            <text:p>748140</text:p>
          </table:table-cell>
          <table:table-cell office:value-type="float" office:value="867359" calcext:value-type="float">
            <text:p>867359</text:p>
          </table:table-cell>
          <table:table-cell office:value-type="float" office:value="18198822" calcext:value-type="float">
            <text:p>18198822</text:p>
          </table:table-cell>
          <table:table-cell office:value-type="float" office:value="19021343" calcext:value-type="float">
            <text:p>19021343</text:p>
          </table:table-cell>
          <table:table-cell office:value-type="float" office:value="5862198" calcext:value-type="float">
            <text:p>5862198</text:p>
          </table:table-cell>
          <table:table-cell office:value-type="float" office:value="23614595" calcext:value-type="float">
            <text:p>23614595</text:p>
          </table:table-cell>
          <table:table-cell office:value-type="float" office:value="339150" calcext:value-type="float">
            <text:p>339150</text:p>
          </table:table-cell>
          <table:table-cell office:value-type="float" office:value="435181" calcext:value-type="float">
            <text:p>435181</text:p>
          </table:table-cell>
          <table:table-cell office:value-type="float" office:value="276798118" calcext:value-type="float">
            <text:p>276798118</text:p>
          </table:table-cell>
          <table:table-cell office:value-type="float" office:value="278526410" calcext:value-type="float">
            <text:p>278526410</text:p>
          </table:table-cell>
          <table:table-cell office:value-type="float" office:value="299535437" calcext:value-type="float">
            <text:p>299535437</text:p>
          </table:table-cell>
          <table:table-cell office:value-type="float" office:value="314090221" calcext:value-type="float">
            <text:p>314090221</text:p>
          </table:table-cell>
          <table:table-cell office:value-type="float" office:value="21686068" calcext:value-type="float">
            <text:p>21686068</text:p>
          </table:table-cell>
          <table:table-cell office:value-type="float" office:value="21924156" calcext:value-type="float">
            <text:p>21924156</text:p>
          </table:table-cell>
          <table:table-cell office:value-type="float" office:value="207555514" calcext:value-type="float">
            <text:p>207555514</text:p>
          </table:table-cell>
          <table:table-cell office:value-type="float" office:value="214875439" calcext:value-type="float">
            <text:p>214875439</text:p>
          </table:table-cell>
          <table:table-cell office:value-type="float" office:value="473984925" calcext:value-type="float">
            <text:p>473984925</text:p>
          </table:table-cell>
          <table:table-cell office:value-type="float" office:value="491781811" calcext:value-type="float">
            <text:p>491781811</text:p>
          </table:table-cell>
          <table:table-cell office:value-type="float" office:value="23713350" calcext:value-type="float">
            <text:p>23713350</text:p>
          </table:table-cell>
          <table:table-cell office:value-type="float" office:value="24067655" calcext:value-type="float">
            <text:p>24067655</text:p>
          </table:table-cell>
          <table:table-cell office:value-type="float" office:value="61947821" calcext:value-type="float">
            <text:p>61947821</text:p>
          </table:table-cell>
          <table:table-cell office:value-type="float" office:value="71481855" calcext:value-type="float">
            <text:p>71481855</text:p>
          </table:table-cell>
          <table:table-cell office:value-type="float" office:value="59167790" calcext:value-type="float">
            <text:p>59167790</text:p>
          </table:table-cell>
          <table:table-cell office:value-type="float" office:value="69753284" calcext:value-type="float">
            <text:p>69753284</text:p>
          </table:table-cell>
          <table:table-cell office:value-type="float" office:value="4384496" calcext:value-type="float">
            <text:p>4384496</text:p>
          </table:table-cell>
          <table:table-cell office:value-type="float" office:value="4592833" calcext:value-type="float">
            <text:p>4592833</text:p>
          </table:table-cell>
        </table:table-row>
        <table:table-row table:style-name="ro1">
          <table:table-cell office:value-type="float" office:value="25998628" calcext:value-type="float">
            <text:p>25998628</text:p>
          </table:table-cell>
          <table:table-cell office:value-type="float" office:value="26838399" calcext:value-type="float">
            <text:p>26838399</text:p>
          </table:table-cell>
          <table:table-cell office:value-type="float" office:value="15288955" calcext:value-type="float">
            <text:p>15288955</text:p>
          </table:table-cell>
          <table:table-cell office:value-type="float" office:value="28834672" calcext:value-type="float">
            <text:p>28834672</text:p>
          </table:table-cell>
          <table:table-cell office:value-type="float" office:value="745974" calcext:value-type="float">
            <text:p>745974</text:p>
          </table:table-cell>
          <table:table-cell office:value-type="float" office:value="855765" calcext:value-type="float">
            <text:p>855765</text:p>
          </table:table-cell>
          <table:table-cell office:value-type="float" office:value="16289153" calcext:value-type="float">
            <text:p>16289153</text:p>
          </table:table-cell>
          <table:table-cell office:value-type="float" office:value="17001464" calcext:value-type="float">
            <text:p>17001464</text:p>
          </table:table-cell>
          <table:table-cell office:value-type="float" office:value="9010224" calcext:value-type="float">
            <text:p>9010224</text:p>
          </table:table-cell>
          <table:table-cell office:value-type="float" office:value="27443714" calcext:value-type="float">
            <text:p>27443714</text:p>
          </table:table-cell>
          <table:table-cell office:value-type="float" office:value="485955" calcext:value-type="float">
            <text:p>485955</text:p>
          </table:table-cell>
          <table:table-cell office:value-type="float" office:value="618793" calcext:value-type="float">
            <text:p>618793</text:p>
          </table:table-cell>
          <table:table-cell office:value-type="float" office:value="168931258" calcext:value-type="float">
            <text:p>168931258</text:p>
          </table:table-cell>
          <table:table-cell office:value-type="float" office:value="170870262" calcext:value-type="float">
            <text:p>170870262</text:p>
          </table:table-cell>
          <table:table-cell office:value-type="float" office:value="228539676" calcext:value-type="float">
            <text:p>228539676</text:p>
          </table:table-cell>
          <table:table-cell office:value-type="float" office:value="234990497" calcext:value-type="float">
            <text:p>234990497</text:p>
          </table:table-cell>
          <table:table-cell office:value-type="float" office:value="21874709" calcext:value-type="float">
            <text:p>21874709</text:p>
          </table:table-cell>
          <table:table-cell office:value-type="float" office:value="22126277" calcext:value-type="float">
            <text:p>22126277</text:p>
          </table:table-cell>
          <table:table-cell office:value-type="float" office:value="101827753" calcext:value-type="float">
            <text:p>101827753</text:p>
          </table:table-cell>
          <table:table-cell office:value-type="float" office:value="103823468" calcext:value-type="float">
            <text:p>103823468</text:p>
          </table:table-cell>
          <table:table-cell office:value-type="float" office:value="351342793" calcext:value-type="float">
            <text:p>351342793</text:p>
          </table:table-cell>
          <table:table-cell office:value-type="float" office:value="357213722" calcext:value-type="float">
            <text:p>357213722</text:p>
          </table:table-cell>
          <table:table-cell office:value-type="float" office:value="23668862" calcext:value-type="float">
            <text:p>23668862</text:p>
          </table:table-cell>
          <table:table-cell office:value-type="float" office:value="24025332" calcext:value-type="float">
            <text:p>24025332</text:p>
          </table:table-cell>
          <table:table-cell office:value-type="float" office:value="107441387" calcext:value-type="float">
            <text:p>107441387</text:p>
          </table:table-cell>
          <table:table-cell office:value-type="float" office:value="141768936" calcext:value-type="float">
            <text:p>141768936</text:p>
          </table:table-cell>
          <table:table-cell office:value-type="float" office:value="109438917" calcext:value-type="float">
            <text:p>109438917</text:p>
          </table:table-cell>
          <table:table-cell office:value-type="float" office:value="249464335" calcext:value-type="float">
            <text:p>249464335</text:p>
          </table:table-cell>
          <table:table-cell office:value-type="float" office:value="6618928" calcext:value-type="float">
            <text:p>6618928</text:p>
          </table:table-cell>
          <table:table-cell office:value-type="float" office:value="17688143" calcext:value-type="float">
            <text:p>17688143</text:p>
          </table:table-cell>
        </table:table-row>
        <table:table-row table:style-name="ro1">
          <table:table-cell office:value-type="float" office:value="44441266" calcext:value-type="float">
            <text:p>44441266</text:p>
          </table:table-cell>
          <table:table-cell office:value-type="float" office:value="45279431" calcext:value-type="float">
            <text:p>45279431</text:p>
          </table:table-cell>
          <table:table-cell office:value-type="float" office:value="26819891" calcext:value-type="float">
            <text:p>26819891</text:p>
          </table:table-cell>
          <table:table-cell office:value-type="float" office:value="41146643" calcext:value-type="float">
            <text:p>41146643</text:p>
          </table:table-cell>
          <table:table-cell office:value-type="float" office:value="778241" calcext:value-type="float">
            <text:p>778241</text:p>
          </table:table-cell>
          <table:table-cell office:value-type="float" office:value="951517" calcext:value-type="float">
            <text:p>951517</text:p>
          </table:table-cell>
          <table:table-cell office:value-type="float" office:value="12935094" calcext:value-type="float">
            <text:p>12935094</text:p>
          </table:table-cell>
          <table:table-cell office:value-type="float" office:value="14133920" calcext:value-type="float">
            <text:p>14133920</text:p>
          </table:table-cell>
          <table:table-cell office:value-type="float" office:value="6860579" calcext:value-type="float">
            <text:p>6860579</text:p>
          </table:table-cell>
          <table:table-cell office:value-type="float" office:value="32000717" calcext:value-type="float">
            <text:p>32000717</text:p>
          </table:table-cell>
          <table:table-cell office:value-type="float" office:value="490495" calcext:value-type="float">
            <text:p>490495</text:p>
          </table:table-cell>
          <table:table-cell office:value-type="float" office:value="648895" calcext:value-type="float">
            <text:p>648895</text:p>
          </table:table-cell>
          <table:table-cell office:value-type="float" office:value="149003934" calcext:value-type="float">
            <text:p>149003934</text:p>
          </table:table-cell>
          <table:table-cell office:value-type="float" office:value="150812264" calcext:value-type="float">
            <text:p>150812264</text:p>
          </table:table-cell>
          <table:table-cell office:value-type="float" office:value="234096110" calcext:value-type="float">
            <text:p>234096110</text:p>
          </table:table-cell>
          <table:table-cell office:value-type="float" office:value="241289273" calcext:value-type="float">
            <text:p>241289273</text:p>
          </table:table-cell>
          <table:table-cell office:value-type="float" office:value="21631312" calcext:value-type="float">
            <text:p>21631312</text:p>
          </table:table-cell>
          <table:table-cell office:value-type="float" office:value="21878411" calcext:value-type="float">
            <text:p>21878411</text:p>
          </table:table-cell>
          <table:table-cell office:value-type="float" office:value="74552427" calcext:value-type="float">
            <text:p>74552427</text:p>
          </table:table-cell>
          <table:table-cell office:value-type="float" office:value="76962231" calcext:value-type="float">
            <text:p>76962231</text:p>
          </table:table-cell>
          <table:table-cell office:value-type="float" office:value="363474643" calcext:value-type="float">
            <text:p>363474643</text:p>
          </table:table-cell>
          <table:table-cell office:value-type="float" office:value="370331451" calcext:value-type="float">
            <text:p>370331451</text:p>
          </table:table-cell>
          <table:table-cell office:value-type="float" office:value="23409611" calcext:value-type="float">
            <text:p>23409611</text:p>
          </table:table-cell>
          <table:table-cell office:value-type="float" office:value="23787592" calcext:value-type="float">
            <text:p>23787592</text:p>
          </table:table-cell>
          <table:table-cell office:value-type="float" office:value="99375906" calcext:value-type="float">
            <text:p>99375906</text:p>
          </table:table-cell>
          <table:table-cell office:value-type="float" office:value="107024574" calcext:value-type="float">
            <text:p>107024574</text:p>
          </table:table-cell>
          <table:table-cell office:value-type="float" office:value="96601810" calcext:value-type="float">
            <text:p>96601810</text:p>
          </table:table-cell>
          <table:table-cell office:value-type="float" office:value="119800011" calcext:value-type="float">
            <text:p>119800011</text:p>
          </table:table-cell>
          <table:table-cell office:value-type="float" office:value="4778889" calcext:value-type="float">
            <text:p>4778889</text:p>
          </table:table-cell>
          <table:table-cell office:value-type="float" office:value="5362483" calcext:value-type="float">
            <text:p>5362483</text:p>
          </table:table-cell>
        </table:table-row>
        <table:table-row table:style-name="ro1">
          <table:table-cell office:value-type="float" office:value="26753891" calcext:value-type="float">
            <text:p>26753891</text:p>
          </table:table-cell>
          <table:table-cell office:value-type="float" office:value="27777904" calcext:value-type="float">
            <text:p>27777904</text:p>
          </table:table-cell>
          <table:table-cell office:value-type="float" office:value="12904225" calcext:value-type="float">
            <text:p>12904225</text:p>
          </table:table-cell>
          <table:table-cell office:value-type="float" office:value="23797370" calcext:value-type="float">
            <text:p>23797370</text:p>
          </table:table-cell>
          <table:table-cell office:value-type="float" office:value="743390" calcext:value-type="float">
            <text:p>743390</text:p>
          </table:table-cell>
          <table:table-cell office:value-type="float" office:value="863797" calcext:value-type="float">
            <text:p>863797</text:p>
          </table:table-cell>
          <table:table-cell office:value-type="float" office:value="17930423" calcext:value-type="float">
            <text:p>17930423</text:p>
          </table:table-cell>
          <table:table-cell office:value-type="float" office:value="18743236" calcext:value-type="float">
            <text:p>18743236</text:p>
          </table:table-cell>
          <table:table-cell office:value-type="float" office:value="8189729" calcext:value-type="float">
            <text:p>8189729</text:p>
          </table:table-cell>
          <table:table-cell office:value-type="float" office:value="28954311" calcext:value-type="float">
            <text:p>28954311</text:p>
          </table:table-cell>
          <table:table-cell office:value-type="float" office:value="489867" calcext:value-type="float">
            <text:p>489867</text:p>
          </table:table-cell>
          <table:table-cell office:value-type="float" office:value="631086" calcext:value-type="float">
            <text:p>631086</text:p>
          </table:table-cell>
          <table:table-cell office:value-type="float" office:value="121643890" calcext:value-type="float">
            <text:p>121643890</text:p>
          </table:table-cell>
          <table:table-cell office:value-type="float" office:value="123262602" calcext:value-type="float">
            <text:p>123262602</text:p>
          </table:table-cell>
          <table:table-cell office:value-type="float" office:value="252496634" calcext:value-type="float">
            <text:p>252496634</text:p>
          </table:table-cell>
          <table:table-cell office:value-type="float" office:value="258781721" calcext:value-type="float">
            <text:p>258781721</text:p>
          </table:table-cell>
          <table:table-cell office:value-type="float" office:value="21821840" calcext:value-type="float">
            <text:p>21821840</text:p>
          </table:table-cell>
          <table:table-cell office:value-type="float" office:value="22057554" calcext:value-type="float">
            <text:p>22057554</text:p>
          </table:table-cell>
          <table:table-cell office:value-type="float" office:value="171764301" calcext:value-type="float">
            <text:p>171764301</text:p>
          </table:table-cell>
          <table:table-cell office:value-type="float" office:value="173670758" calcext:value-type="float">
            <text:p>173670758</text:p>
          </table:table-cell>
          <table:table-cell office:value-type="float" office:value="373818835" calcext:value-type="float">
            <text:p>373818835</text:p>
          </table:table-cell>
          <table:table-cell office:value-type="float" office:value="387432228" calcext:value-type="float">
            <text:p>387432228</text:p>
          </table:table-cell>
          <table:table-cell office:value-type="float" office:value="23455078" calcext:value-type="float">
            <text:p>23455078</text:p>
          </table:table-cell>
          <table:table-cell office:value-type="float" office:value="23814691" calcext:value-type="float">
            <text:p>23814691</text:p>
          </table:table-cell>
          <table:table-cell office:value-type="float" office:value="148726385" calcext:value-type="float">
            <text:p>148726385</text:p>
          </table:table-cell>
          <table:table-cell office:value-type="float" office:value="161041289" calcext:value-type="float">
            <text:p>161041289</text:p>
          </table:table-cell>
          <table:table-cell office:value-type="float" office:value="65276806" calcext:value-type="float">
            <text:p>65276806</text:p>
          </table:table-cell>
          <table:table-cell office:value-type="float" office:value="75838135" calcext:value-type="float">
            <text:p>75838135</text:p>
          </table:table-cell>
          <table:table-cell office:value-type="float" office:value="4415785" calcext:value-type="float">
            <text:p>4415785</text:p>
          </table:table-cell>
          <table:table-cell office:value-type="float" office:value="4624960" calcext:value-type="float">
            <text:p>4624960</text:p>
          </table:table-cell>
        </table:table-row>
        <table:table-row table:style-name="ro1">
          <table:table-cell office:value-type="float" office:value="24710055" calcext:value-type="float">
            <text:p>24710055</text:p>
          </table:table-cell>
          <table:table-cell office:value-type="float" office:value="25579789" calcext:value-type="float">
            <text:p>25579789</text:p>
          </table:table-cell>
          <table:table-cell office:value-type="float" office:value="12564098" calcext:value-type="float">
            <text:p>12564098</text:p>
          </table:table-cell>
          <table:table-cell office:value-type="float" office:value="23152874" calcext:value-type="float">
            <text:p>23152874</text:p>
          </table:table-cell>
          <table:table-cell office:value-type="float" office:value="1117949" calcext:value-type="float">
            <text:p>1117949</text:p>
          </table:table-cell>
          <table:table-cell office:value-type="float" office:value="1271530" calcext:value-type="float">
            <text:p>1271530</text:p>
          </table:table-cell>
          <table:table-cell office:value-type="float" office:value="12670606" calcext:value-type="float">
            <text:p>12670606</text:p>
          </table:table-cell>
          <table:table-cell office:value-type="float" office:value="13385222" calcext:value-type="float">
            <text:p>13385222</text:p>
          </table:table-cell>
          <table:table-cell office:value-type="float" office:value="5857589" calcext:value-type="float">
            <text:p>5857589</text:p>
          </table:table-cell>
          <table:table-cell office:value-type="float" office:value="24405478" calcext:value-type="float">
            <text:p>24405478</text:p>
          </table:table-cell>
          <table:table-cell office:value-type="float" office:value="338590" calcext:value-type="float">
            <text:p>338590</text:p>
          </table:table-cell>
          <table:table-cell office:value-type="float" office:value="432597" calcext:value-type="float">
            <text:p>432597</text:p>
          </table:table-cell>
          <table:table-cell office:value-type="float" office:value="195038209" calcext:value-type="float">
            <text:p>195038209</text:p>
          </table:table-cell>
          <table:table-cell office:value-type="float" office:value="197002775" calcext:value-type="float">
            <text:p>197002775</text:p>
          </table:table-cell>
          <table:table-cell office:value-type="float" office:value="314256792" calcext:value-type="float">
            <text:p>314256792</text:p>
          </table:table-cell>
          <table:table-cell office:value-type="float" office:value="321028882" calcext:value-type="float">
            <text:p>321028882</text:p>
          </table:table-cell>
          <table:table-cell office:value-type="float" office:value="21625096" calcext:value-type="float">
            <text:p>21625096</text:p>
          </table:table-cell>
          <table:table-cell office:value-type="float" office:value="21878131" calcext:value-type="float">
            <text:p>21878131</text:p>
          </table:table-cell>
          <table:table-cell office:value-type="float" office:value="98538020" calcext:value-type="float">
            <text:p>98538020</text:p>
          </table:table-cell>
          <table:table-cell office:value-type="float" office:value="100603366" calcext:value-type="float">
            <text:p>100603366</text:p>
          </table:table-cell>
          <table:table-cell office:value-type="float" office:value="339631597" calcext:value-type="float">
            <text:p>339631597</text:p>
          </table:table-cell>
          <table:table-cell office:value-type="float" office:value="345456779" calcext:value-type="float">
            <text:p>345456779</text:p>
          </table:table-cell>
          <table:table-cell office:value-type="float" office:value="23698125" calcext:value-type="float">
            <text:p>23698125</text:p>
          </table:table-cell>
          <table:table-cell office:value-type="float" office:value="24056760" calcext:value-type="float">
            <text:p>24056760</text:p>
          </table:table-cell>
          <table:table-cell office:value-type="float" office:value="143814517" calcext:value-type="float">
            <text:p>143814517</text:p>
          </table:table-cell>
          <table:table-cell office:value-type="float" office:value="190841098" calcext:value-type="float">
            <text:p>190841098</text:p>
          </table:table-cell>
          <table:table-cell office:value-type="float" office:value="50737528" calcext:value-type="float">
            <text:p>50737528</text:p>
          </table:table-cell>
          <table:table-cell office:value-type="float" office:value="110334212" calcext:value-type="float">
            <text:p>110334212</text:p>
          </table:table-cell>
          <table:table-cell office:value-type="float" office:value="6200440" calcext:value-type="float">
            <text:p>6200440</text:p>
          </table:table-cell>
          <table:table-cell office:value-type="float" office:value="15803267" calcext:value-type="float">
            <text:p>15803267</text:p>
          </table:table-cell>
        </table:table-row>
        <table:table-row table:style-name="ro1">
          <table:table-cell office:value-type="float" office:value="20331426" calcext:value-type="float">
            <text:p>20331426</text:p>
          </table:table-cell>
          <table:table-cell office:value-type="float" office:value="21164563" calcext:value-type="float">
            <text:p>21164563</text:p>
          </table:table-cell>
          <table:table-cell office:value-type="float" office:value="15282739" calcext:value-type="float">
            <text:p>15282739</text:p>
          </table:table-cell>
          <table:table-cell office:value-type="float" office:value="28782291" calcext:value-type="float">
            <text:p>28782291</text:p>
          </table:table-cell>
          <table:table-cell office:value-type="float" office:value="749537" calcext:value-type="float">
            <text:p>749537</text:p>
          </table:table-cell>
          <table:table-cell office:value-type="float" office:value="918064" calcext:value-type="float">
            <text:p>918064</text:p>
          </table:table-cell>
          <table:table-cell office:value-type="float" office:value="14276536" calcext:value-type="float">
            <text:p>14276536</text:p>
          </table:table-cell>
          <table:table-cell office:value-type="float" office:value="15457343" calcext:value-type="float">
            <text:p>15457343</text:p>
          </table:table-cell>
          <table:table-cell office:value-type="float" office:value="8801888" calcext:value-type="float">
            <text:p>8801888</text:p>
          </table:table-cell>
          <table:table-cell office:value-type="float" office:value="37327931" calcext:value-type="float">
            <text:p>37327931</text:p>
          </table:table-cell>
          <table:table-cell office:value-type="float" office:value="488750" calcext:value-type="float">
            <text:p>488750</text:p>
          </table:table-cell>
          <table:table-cell office:value-type="float" office:value="647848" calcext:value-type="float">
            <text:p>647848</text:p>
          </table:table-cell>
          <table:table-cell office:value-type="float" office:value="221411815" calcext:value-type="float">
            <text:p>221411815</text:p>
          </table:table-cell>
          <table:table-cell office:value-type="float" office:value="223275600" calcext:value-type="float">
            <text:p>223275600</text:p>
          </table:table-cell>
          <table:table-cell office:value-type="float" office:value="186597402" calcext:value-type="float">
            <text:p>186597402</text:p>
          </table:table-cell>
          <table:table-cell office:value-type="float" office:value="193250552" calcext:value-type="float">
            <text:p>193250552</text:p>
          </table:table-cell>
          <table:table-cell office:value-type="float" office:value="22038837" calcext:value-type="float">
            <text:p>22038837</text:p>
          </table:table-cell>
          <table:table-cell office:value-type="float" office:value="22286633" calcext:value-type="float">
            <text:p>22286633</text:p>
          </table:table-cell>
          <table:table-cell office:value-type="float" office:value="143315501" calcext:value-type="float">
            <text:p>143315501</text:p>
          </table:table-cell>
          <table:table-cell office:value-type="float" office:value="145535057" calcext:value-type="float">
            <text:p>145535057</text:p>
          </table:table-cell>
          <table:table-cell office:value-type="float" office:value="412225884" calcext:value-type="float">
            <text:p>412225884</text:p>
          </table:table-cell>
          <table:table-cell office:value-type="float" office:value="418403416" calcext:value-type="float">
            <text:p>418403416</text:p>
          </table:table-cell>
          <table:table-cell office:value-type="float" office:value="23842278" calcext:value-type="float">
            <text:p>23842278</text:p>
          </table:table-cell>
          <table:table-cell office:value-type="float" office:value="24237440" calcext:value-type="float">
            <text:p>24237440</text:p>
          </table:table-cell>
          <table:table-cell office:value-type="float" office:value="121279878" calcext:value-type="float">
            <text:p>121279878</text:p>
          </table:table-cell>
          <table:table-cell office:value-type="float" office:value="136935011" calcext:value-type="float">
            <text:p>136935011</text:p>
          </table:table-cell>
          <table:table-cell office:value-type="float" office:value="73323082" calcext:value-type="float">
            <text:p>73323082</text:p>
          </table:table-cell>
          <table:table-cell office:value-type="float" office:value="106772377" calcext:value-type="float">
            <text:p>106772377</text:p>
          </table:table-cell>
          <table:table-cell office:value-type="float" office:value="4416973" calcext:value-type="float">
            <text:p>4416973</text:p>
          </table:table-cell>
          <table:table-cell office:value-type="float" office:value="4816604" calcext:value-type="float">
            <text:p>4816604</text:p>
          </table:table-cell>
        </table:table-row>
        <table:table-row table:style-name="ro1">
          <table:table-cell office:value-type="float" office:value="20372074" calcext:value-type="float">
            <text:p>20372074</text:p>
          </table:table-cell>
          <table:table-cell office:value-type="float" office:value="21374436" calcext:value-type="float">
            <text:p>21374436</text:p>
          </table:table-cell>
          <table:table-cell office:value-type="float" office:value="13155723" calcext:value-type="float">
            <text:p>13155723</text:p>
          </table:table-cell>
          <table:table-cell office:value-type="float" office:value="24473293" calcext:value-type="float">
            <text:p>24473293</text:p>
          </table:table-cell>
          <table:table-cell office:value-type="float" office:value="752889" calcext:value-type="float">
            <text:p>752889</text:p>
          </table:table-cell>
          <table:table-cell office:value-type="float" office:value="872108" calcext:value-type="float">
            <text:p>872108</text:p>
          </table:table-cell>
          <table:table-cell office:value-type="float" office:value="16247806" calcext:value-type="float">
            <text:p>16247806</text:p>
          </table:table-cell>
          <table:table-cell office:value-type="float" office:value="17102664" calcext:value-type="float">
            <text:p>17102664</text:p>
          </table:table-cell>
          <table:table-cell office:value-type="float" office:value="8145589" calcext:value-type="float">
            <text:p>8145589</text:p>
          </table:table-cell>
          <table:table-cell office:value-type="float" office:value="29054393" calcext:value-type="float">
            <text:p>29054393</text:p>
          </table:table-cell>
          <table:table-cell office:value-type="float" office:value="339848" calcext:value-type="float">
            <text:p>339848</text:p>
          </table:table-cell>
          <table:table-cell office:value-type="float" office:value="439162" calcext:value-type="float">
            <text:p>439162</text:p>
          </table:table-cell>
          <table:table-cell office:value-type="float" office:value="242455343" calcext:value-type="float">
            <text:p>242455343</text:p>
          </table:table-cell>
          <table:table-cell office:value-type="float" office:value="244111699" calcext:value-type="float">
            <text:p>244111699</text:p>
          </table:table-cell>
          <table:table-cell office:value-type="float" office:value="226642368" calcext:value-type="float">
            <text:p>226642368</text:p>
          </table:table-cell>
          <table:table-cell office:value-type="float" office:value="233424586" calcext:value-type="float">
            <text:p>233424586</text:p>
          </table:table-cell>
          <table:table-cell office:value-type="float" office:value="21853198" calcext:value-type="float">
            <text:p>21853198</text:p>
          </table:table-cell>
          <table:table-cell office:value-type="float" office:value="22086678" calcext:value-type="float">
            <text:p>22086678</text:p>
          </table:table-cell>
          <table:table-cell office:value-type="float" office:value="156205199" calcext:value-type="float">
            <text:p>156205199</text:p>
          </table:table-cell>
          <table:table-cell office:value-type="float" office:value="158057251" calcext:value-type="float">
            <text:p>158057251</text:p>
          </table:table-cell>
          <table:table-cell office:value-type="float" office:value="422394356" calcext:value-type="float">
            <text:p>422394356</text:p>
          </table:table-cell>
          <table:table-cell office:value-type="float" office:value="432742809" calcext:value-type="float">
            <text:p>432742809</text:p>
          </table:table-cell>
          <table:table-cell office:value-type="float" office:value="23439503" calcext:value-type="float">
            <text:p>23439503</text:p>
          </table:table-cell>
          <table:table-cell office:value-type="float" office:value="23796462" calcext:value-type="float">
            <text:p>23796462</text:p>
          </table:table-cell>
          <table:table-cell office:value-type="float" office:value="158094755" calcext:value-type="float">
            <text:p>158094755</text:p>
          </table:table-cell>
          <table:table-cell office:value-type="float" office:value="196173200" calcext:value-type="float">
            <text:p>196173200</text:p>
          </table:table-cell>
          <table:table-cell office:value-type="float" office:value="103502338" calcext:value-type="float">
            <text:p>103502338</text:p>
          </table:table-cell>
          <table:table-cell office:value-type="float" office:value="111316180" calcext:value-type="float">
            <text:p>111316180</text:p>
          </table:table-cell>
          <table:table-cell office:value-type="float" office:value="6400744" calcext:value-type="float">
            <text:p>6400744</text:p>
          </table:table-cell>
          <table:table-cell office:value-type="float" office:value="6703437" calcext:value-type="float">
            <text:p>6703437</text:p>
          </table:table-cell>
        </table:table-row>
        <table:table-row table:style-name="ro1">
          <table:table-cell office:value-type="float" office:value="43046396" calcext:value-type="float">
            <text:p>43046396</text:p>
          </table:table-cell>
          <table:table-cell office:value-type="float" office:value="43933520" calcext:value-type="float">
            <text:p>43933520</text:p>
          </table:table-cell>
          <table:table-cell office:value-type="float" office:value="12655869" calcext:value-type="float">
            <text:p>12655869</text:p>
          </table:table-cell>
          <table:table-cell office:value-type="float" office:value="23461433" calcext:value-type="float">
            <text:p>23461433</text:p>
          </table:table-cell>
          <table:table-cell office:value-type="float" office:value="803664" calcext:value-type="float">
            <text:p>803664</text:p>
          </table:table-cell>
          <table:table-cell office:value-type="float" office:value="959271" calcext:value-type="float">
            <text:p>959271</text:p>
          </table:table-cell>
          <table:table-cell office:value-type="float" office:value="12760841" calcext:value-type="float">
            <text:p>12760841</text:p>
          </table:table-cell>
          <table:table-cell office:value-type="float" office:value="13487190" calcext:value-type="float">
            <text:p>13487190</text:p>
          </table:table-cell>
          <table:table-cell office:value-type="float" office:value="5927779" calcext:value-type="float">
            <text:p>5927779</text:p>
          </table:table-cell>
          <table:table-cell office:value-type="float" office:value="26908938" calcext:value-type="float">
            <text:p>26908938</text:p>
          </table:table-cell>
          <table:table-cell office:value-type="float" office:value="509492" calcext:value-type="float">
            <text:p>509492</text:p>
          </table:table-cell>
          <table:table-cell office:value-type="float" office:value="641213" calcext:value-type="float">
            <text:p>641213</text:p>
          </table:table-cell>
          <table:table-cell office:value-type="float" office:value="140308415" calcext:value-type="float">
            <text:p>140308415</text:p>
          </table:table-cell>
          <table:table-cell office:value-type="float" office:value="142248466" calcext:value-type="float">
            <text:p>142248466</text:p>
          </table:table-cell>
          <table:table-cell office:value-type="float" office:value="232099557" calcext:value-type="float">
            <text:p>232099557</text:p>
          </table:table-cell>
          <table:table-cell office:value-type="float" office:value="238808022" calcext:value-type="float">
            <text:p>238808022</text:p>
          </table:table-cell>
          <table:table-cell office:value-type="float" office:value="21839649" calcext:value-type="float">
            <text:p>21839649</text:p>
          </table:table-cell>
          <table:table-cell office:value-type="float" office:value="22088144" calcext:value-type="float">
            <text:p>22088144</text:p>
          </table:table-cell>
          <table:table-cell office:value-type="float" office:value="171559735" calcext:value-type="float">
            <text:p>171559735</text:p>
          </table:table-cell>
          <table:table-cell office:value-type="float" office:value="173598053" calcext:value-type="float">
            <text:p>173598053</text:p>
          </table:table-cell>
          <table:table-cell office:value-type="float" office:value="433265291" calcext:value-type="float">
            <text:p>433265291</text:p>
          </table:table-cell>
          <table:table-cell office:value-type="float" office:value="451794044" calcext:value-type="float">
            <text:p>451794044</text:p>
          </table:table-cell>
          <table:table-cell office:value-type="float" office:value="23570316" calcext:value-type="float">
            <text:p>23570316</text:p>
          </table:table-cell>
          <table:table-cell office:value-type="float" office:value="23930697" calcext:value-type="float">
            <text:p>23930697</text:p>
          </table:table-cell>
          <table:table-cell office:value-type="float" office:value="160487307" calcext:value-type="float">
            <text:p>160487307</text:p>
          </table:table-cell>
          <table:table-cell office:value-type="float" office:value="208241704" calcext:value-type="float">
            <text:p>208241704</text:p>
          </table:table-cell>
          <table:table-cell office:value-type="float" office:value="91832698" calcext:value-type="float">
            <text:p>91832698</text:p>
          </table:table-cell>
          <table:table-cell office:value-type="float" office:value="131808032" calcext:value-type="float">
            <text:p>131808032</text:p>
          </table:table-cell>
          <table:table-cell office:value-type="float" office:value="6497125" calcext:value-type="float">
            <text:p>6497125</text:p>
          </table:table-cell>
          <table:table-cell office:value-type="float" office:value="15858441" calcext:value-type="float">
            <text:p>15858441</text:p>
          </table:table-cell>
        </table:table-row>
        <table:table-row table:style-name="ro1">
          <table:table-cell office:value-type="float" office:value="33863874" calcext:value-type="float">
            <text:p>33863874</text:p>
          </table:table-cell>
          <table:table-cell office:value-type="float" office:value="34691702" calcext:value-type="float">
            <text:p>34691702</text:p>
          </table:table-cell>
          <table:table-cell office:value-type="float" office:value="12429654" calcext:value-type="float">
            <text:p>12429654</text:p>
          </table:table-cell>
          <table:table-cell office:value-type="float" office:value="22790259" calcext:value-type="float">
            <text:p>22790259</text:p>
          </table:table-cell>
          <table:table-cell office:value-type="float" office:value="745207" calcext:value-type="float">
            <text:p>745207</text:p>
          </table:table-cell>
          <table:table-cell office:value-type="float" office:value="910731" calcext:value-type="float">
            <text:p>910731</text:p>
          </table:table-cell>
          <table:table-cell office:value-type="float" office:value="12709507" calcext:value-type="float">
            <text:p>12709507</text:p>
          </table:table-cell>
          <table:table-cell office:value-type="float" office:value="13913850" calcext:value-type="float">
            <text:p>13913850</text:p>
          </table:table-cell>
          <table:table-cell office:value-type="float" office:value="7906243" calcext:value-type="float">
            <text:p>7906243</text:p>
          </table:table-cell>
          <table:table-cell office:value-type="float" office:value="26495269" calcext:value-type="float">
            <text:p>26495269</text:p>
          </table:table-cell>
          <table:table-cell office:value-type="float" office:value="484070" calcext:value-type="float">
            <text:p>484070</text:p>
          </table:table-cell>
          <table:table-cell office:value-type="float" office:value="643239" calcext:value-type="float">
            <text:p>643239</text:p>
          </table:table-cell>
          <table:table-cell office:value-type="float" office:value="152313503" calcext:value-type="float">
            <text:p>152313503</text:p>
          </table:table-cell>
          <table:table-cell office:value-type="float" office:value="154185249" calcext:value-type="float">
            <text:p>154185249</text:p>
          </table:table-cell>
          <table:table-cell office:value-type="float" office:value="217191935" calcext:value-type="float">
            <text:p>217191935</text:p>
          </table:table-cell>
          <table:table-cell office:value-type="float" office:value="223840755" calcext:value-type="float">
            <text:p>223840755</text:p>
          </table:table-cell>
          <table:table-cell office:value-type="float" office:value="25291484" calcext:value-type="float">
            <text:p>25291484</text:p>
          </table:table-cell>
          <table:table-cell office:value-type="float" office:value="25540818" calcext:value-type="float">
            <text:p>25540818</text:p>
          </table:table-cell>
          <table:table-cell office:value-type="float" office:value="114251120" calcext:value-type="float">
            <text:p>114251120</text:p>
          </table:table-cell>
          <table:table-cell office:value-type="float" office:value="116581724" calcext:value-type="float">
            <text:p>116581724</text:p>
          </table:table-cell>
          <table:table-cell office:value-type="float" office:value="332707672" calcext:value-type="float">
            <text:p>332707672</text:p>
          </table:table-cell>
          <table:table-cell office:value-type="float" office:value="338900708" calcext:value-type="float">
            <text:p>338900708</text:p>
          </table:table-cell>
          <table:table-cell office:value-type="float" office:value="23536233" calcext:value-type="float">
            <text:p>23536233</text:p>
          </table:table-cell>
          <table:table-cell office:value-type="float" office:value="23912049" calcext:value-type="float">
            <text:p>23912049</text:p>
          </table:table-cell>
          <table:table-cell office:value-type="float" office:value="104209621" calcext:value-type="float">
            <text:p>104209621</text:p>
          </table:table-cell>
          <table:table-cell office:value-type="float" office:value="110255082" calcext:value-type="float">
            <text:p>110255082</text:p>
          </table:table-cell>
          <table:table-cell office:value-type="float" office:value="123361288" calcext:value-type="float">
            <text:p>123361288</text:p>
          </table:table-cell>
          <table:table-cell office:value-type="float" office:value="154562602" calcext:value-type="float">
            <text:p>154562602</text:p>
          </table:table-cell>
          <table:table-cell office:value-type="float" office:value="4408172" calcext:value-type="float">
            <text:p>4408172</text:p>
          </table:table-cell>
          <table:table-cell office:value-type="float" office:value="4802147" calcext:value-type="float">
            <text:p>4802147</text:p>
          </table:table-cell>
        </table:table-row>
        <table:table-row table:style-name="ro1">
          <table:table-cell office:value-type="float" office:value="21744315" calcext:value-type="float">
            <text:p>21744315</text:p>
          </table:table-cell>
          <table:table-cell office:value-type="float" office:value="22789350" calcext:value-type="float">
            <text:p>22789350</text:p>
          </table:table-cell>
          <table:table-cell office:value-type="float" office:value="15323317" calcext:value-type="float">
            <text:p>15323317</text:p>
          </table:table-cell>
          <table:table-cell office:value-type="float" office:value="28958081" calcext:value-type="float">
            <text:p>28958081</text:p>
          </table:table-cell>
          <table:table-cell office:value-type="float" office:value="745416" calcext:value-type="float">
            <text:p>745416</text:p>
          </table:table-cell>
          <table:table-cell office:value-type="float" office:value="865822" calcext:value-type="float">
            <text:p>865822</text:p>
          </table:table-cell>
          <table:table-cell office:value-type="float" office:value="12750574" calcext:value-type="float">
            <text:p>12750574</text:p>
          </table:table-cell>
          <table:table-cell office:value-type="float" office:value="13563457" calcext:value-type="float">
            <text:p>13563457</text:p>
          </table:table-cell>
          <table:table-cell office:value-type="float" office:value="8813551" calcext:value-type="float">
            <text:p>8813551</text:p>
          </table:table-cell>
          <table:table-cell office:value-type="float" office:value="28705606" calcext:value-type="float">
            <text:p>28705606</text:p>
          </table:table-cell>
          <table:table-cell office:value-type="float" office:value="353467" calcext:value-type="float">
            <text:p>353467</text:p>
          </table:table-cell>
          <table:table-cell office:value-type="float" office:value="455575" calcext:value-type="float">
            <text:p>455575</text:p>
          </table:table-cell>
          <table:table-cell office:value-type="float" office:value="203580428" calcext:value-type="float">
            <text:p>203580428</text:p>
          </table:table-cell>
          <table:table-cell office:value-type="float" office:value="205220650" calcext:value-type="float">
            <text:p>205220650</text:p>
          </table:table-cell>
          <table:table-cell office:value-type="float" office:value="222106387" calcext:value-type="float">
            <text:p>222106387</text:p>
          </table:table-cell>
          <table:table-cell office:value-type="float" office:value="228563144" calcext:value-type="float">
            <text:p>228563144</text:p>
          </table:table-cell>
          <table:table-cell office:value-type="float" office:value="21833782" calcext:value-type="float">
            <text:p>21833782</text:p>
          </table:table-cell>
          <table:table-cell office:value-type="float" office:value="22069357" calcext:value-type="float">
            <text:p>22069357</text:p>
          </table:table-cell>
          <table:table-cell office:value-type="float" office:value="130037276" calcext:value-type="float">
            <text:p>130037276</text:p>
          </table:table-cell>
          <table:table-cell office:value-type="float" office:value="132024191" calcext:value-type="float">
            <text:p>132024191</text:p>
          </table:table-cell>
          <table:table-cell office:value-type="float" office:value="435193330" calcext:value-type="float">
            <text:p>435193330</text:p>
          </table:table-cell>
          <table:table-cell office:value-type="float" office:value="452998108" calcext:value-type="float">
            <text:p>452998108</text:p>
          </table:table-cell>
          <table:table-cell office:value-type="float" office:value="23680246" calcext:value-type="float">
            <text:p>23680246</text:p>
          </table:table-cell>
          <table:table-cell office:value-type="float" office:value="24042931" calcext:value-type="float">
            <text:p>24042931</text:p>
          </table:table-cell>
          <table:table-cell office:value-type="float" office:value="112123965" calcext:value-type="float">
            <text:p>112123965</text:p>
          </table:table-cell>
          <table:table-cell office:value-type="float" office:value="127596394" calcext:value-type="float">
            <text:p>127596394</text:p>
          </table:table-cell>
          <table:table-cell office:value-type="float" office:value="51773832" calcext:value-type="float">
            <text:p>51773832</text:p>
          </table:table-cell>
          <table:table-cell office:value-type="float" office:value="61551053" calcext:value-type="float">
            <text:p>61551053</text:p>
          </table:table-cell>
          <table:table-cell office:value-type="float" office:value="5654490" calcext:value-type="float">
            <text:p>5654490</text:p>
          </table:table-cell>
          <table:table-cell office:value-type="float" office:value="5862268" calcext:value-type="float">
            <text:p>5862268</text:p>
          </table:table-cell>
        </table:table-row>
        <table:table-row table:style-name="ro1">
          <table:table-cell office:value-type="float" office:value="24902957" calcext:value-type="float">
            <text:p>24902957</text:p>
          </table:table-cell>
          <table:table-cell office:value-type="float" office:value="25775833" calcext:value-type="float">
            <text:p>25775833</text:p>
          </table:table-cell>
          <table:table-cell office:value-type="float" office:value="25033212" calcext:value-type="float">
            <text:p>25033212</text:p>
          </table:table-cell>
          <table:table-cell office:value-type="float" office:value="46084632" calcext:value-type="float">
            <text:p>46084632</text:p>
          </table:table-cell>
          <table:table-cell office:value-type="float" office:value="1074299" calcext:value-type="float">
            <text:p>1074299</text:p>
          </table:table-cell>
          <table:table-cell office:value-type="float" office:value="1233327" calcext:value-type="float">
            <text:p>1233327</text:p>
          </table:table-cell>
          <table:table-cell office:value-type="float" office:value="16570683" calcext:value-type="float">
            <text:p>16570683</text:p>
          </table:table-cell>
          <table:table-cell office:value-type="float" office:value="17299756" calcext:value-type="float">
            <text:p>17299756</text:p>
          </table:table-cell>
          <table:table-cell office:value-type="float" office:value="8778002" calcext:value-type="float">
            <text:p>8778002</text:p>
          </table:table-cell>
          <table:table-cell office:value-type="float" office:value="30236457" calcext:value-type="float">
            <text:p>30236457</text:p>
          </table:table-cell>
          <table:table-cell office:value-type="float" office:value="340965" calcext:value-type="float">
            <text:p>340965</text:p>
          </table:table-cell>
          <table:table-cell office:value-type="float" office:value="474711" calcext:value-type="float">
            <text:p>474711</text:p>
          </table:table-cell>
          <table:table-cell office:value-type="float" office:value="253309517" calcext:value-type="float">
            <text:p>253309517</text:p>
          </table:table-cell>
          <table:table-cell office:value-type="float" office:value="255249777" calcext:value-type="float">
            <text:p>255249777</text:p>
          </table:table-cell>
          <table:table-cell office:value-type="float" office:value="190936152" calcext:value-type="float">
            <text:p>190936152</text:p>
          </table:table-cell>
          <table:table-cell office:value-type="float" office:value="198233868" calcext:value-type="float">
            <text:p>198233868</text:p>
          </table:table-cell>
          <table:table-cell office:value-type="float" office:value="21667001" calcext:value-type="float">
            <text:p>21667001</text:p>
          </table:table-cell>
          <table:table-cell office:value-type="float" office:value="21918429" calcext:value-type="float">
            <text:p>21918429</text:p>
          </table:table-cell>
          <table:table-cell office:value-type="float" office:value="82145502" calcext:value-type="float">
            <text:p>82145502</text:p>
          </table:table-cell>
          <table:table-cell office:value-type="float" office:value="84117401" calcext:value-type="float">
            <text:p>84117401</text:p>
          </table:table-cell>
          <table:table-cell office:value-type="float" office:value="459519328" calcext:value-type="float">
            <text:p>459519328</text:p>
          </table:table-cell>
          <table:table-cell office:value-type="float" office:value="473277084" calcext:value-type="float">
            <text:p>473277084</text:p>
          </table:table-cell>
          <table:table-cell office:value-type="float" office:value="23460036" calcext:value-type="float">
            <text:p>23460036</text:p>
          </table:table-cell>
          <table:table-cell office:value-type="float" office:value="23816436" calcext:value-type="float">
            <text:p>23816436</text:p>
          </table:table-cell>
          <table:table-cell office:value-type="float" office:value="69637976" calcext:value-type="float">
            <text:p>69637976</text:p>
          </table:table-cell>
          <table:table-cell office:value-type="float" office:value="135405417" calcext:value-type="float">
            <text:p>135405417</text:p>
          </table:table-cell>
          <table:table-cell office:value-type="float" office:value="98478445" calcext:value-type="float">
            <text:p>98478445</text:p>
          </table:table-cell>
          <table:table-cell office:value-type="float" office:value="181297566" calcext:value-type="float">
            <text:p>181297566</text:p>
          </table:table-cell>
          <table:table-cell office:value-type="float" office:value="4374439" calcext:value-type="float">
            <text:p>4374439</text:p>
          </table:table-cell>
          <table:table-cell office:value-type="float" office:value="13088326" calcext:value-type="float">
            <text:p>13088326</text:p>
          </table:table-cell>
        </table:table-row>
        <table:table-row table:style-name="ro1">
          <table:table-cell office:value-type="float" office:value="39164408" calcext:value-type="float">
            <text:p>39164408</text:p>
          </table:table-cell>
          <table:table-cell office:value-type="float" office:value="40035119" calcext:value-type="float">
            <text:p>40035119</text:p>
          </table:table-cell>
          <table:table-cell office:value-type="float" office:value="15306974" calcext:value-type="float">
            <text:p>15306974</text:p>
          </table:table-cell>
          <table:table-cell office:value-type="float" office:value="28943485" calcext:value-type="float">
            <text:p>28943485</text:p>
          </table:table-cell>
          <table:table-cell office:value-type="float" office:value="1086870" calcext:value-type="float">
            <text:p>1086870</text:p>
          </table:table-cell>
          <table:table-cell office:value-type="float" office:value="1319232" calcext:value-type="float">
            <text:p>1319232</text:p>
          </table:table-cell>
          <table:table-cell office:value-type="float" office:value="15402098" calcext:value-type="float">
            <text:p>15402098</text:p>
          </table:table-cell>
          <table:table-cell office:value-type="float" office:value="16601273" calcext:value-type="float">
            <text:p>16601273</text:p>
          </table:table-cell>
          <table:table-cell office:value-type="float" office:value="5453836" calcext:value-type="float">
            <text:p>5453836</text:p>
          </table:table-cell>
          <table:table-cell office:value-type="float" office:value="25010792" calcext:value-type="float">
            <text:p>25010792</text:p>
          </table:table-cell>
          <table:table-cell office:value-type="float" office:value="506000" calcext:value-type="float">
            <text:p>506000</text:p>
          </table:table-cell>
          <table:table-cell office:value-type="float" office:value="664749" calcext:value-type="float">
            <text:p>664749</text:p>
          </table:table-cell>
          <table:table-cell office:value-type="float" office:value="178124397" calcext:value-type="float">
            <text:p>178124397</text:p>
          </table:table-cell>
          <table:table-cell office:value-type="float" office:value="180001870" calcext:value-type="float">
            <text:p>180001870</text:p>
          </table:table-cell>
          <table:table-cell office:value-type="float" office:value="290819315" calcext:value-type="float">
            <text:p>290819315</text:p>
          </table:table-cell>
          <table:table-cell office:value-type="float" office:value="301344745" calcext:value-type="float">
            <text:p>301344745</text:p>
          </table:table-cell>
          <table:table-cell office:value-type="float" office:value="21611407" calcext:value-type="float">
            <text:p>21611407</text:p>
          </table:table-cell>
          <table:table-cell office:value-type="float" office:value="21861369" calcext:value-type="float">
            <text:p>21861369</text:p>
          </table:table-cell>
          <table:table-cell office:value-type="float" office:value="103828287" calcext:value-type="float">
            <text:p>103828287</text:p>
          </table:table-cell>
          <table:table-cell office:value-type="float" office:value="106297735" calcext:value-type="float">
            <text:p>106297735</text:p>
          </table:table-cell>
          <table:table-cell office:value-type="float" office:value="353244711" calcext:value-type="float">
            <text:p>353244711</text:p>
          </table:table-cell>
          <table:table-cell office:value-type="float" office:value="360247277" calcext:value-type="float">
            <text:p>360247277</text:p>
          </table:table-cell>
          <table:table-cell office:value-type="float" office:value="23650703" calcext:value-type="float">
            <text:p>23650703</text:p>
          </table:table-cell>
          <table:table-cell office:value-type="float" office:value="24082462" calcext:value-type="float">
            <text:p>24082462</text:p>
          </table:table-cell>
          <table:table-cell office:value-type="float" office:value="64611708" calcext:value-type="float">
            <text:p>64611708</text:p>
          </table:table-cell>
          <table:table-cell office:value-type="float" office:value="70977392" calcext:value-type="float">
            <text:p>70977392</text:p>
          </table:table-cell>
          <table:table-cell office:value-type="float" office:value="70583208" calcext:value-type="float">
            <text:p>70583208</text:p>
          </table:table-cell>
          <table:table-cell office:value-type="float" office:value="86926068" calcext:value-type="float">
            <text:p>86926068</text:p>
          </table:table-cell>
          <table:table-cell office:value-type="float" office:value="5220985" calcext:value-type="float">
            <text:p>5220985</text:p>
          </table:table-cell>
          <table:table-cell office:value-type="float" office:value="5611538" calcext:value-type="float">
            <text:p>5611538</text:p>
          </table:table-cell>
        </table:table-row>
        <table:table-row table:style-name="ro1">
          <table:table-cell office:value-type="float" office:value="44423107" calcext:value-type="float">
            <text:p>44423107</text:p>
          </table:table-cell>
          <table:table-cell office:value-type="float" office:value="45435736" calcext:value-type="float">
            <text:p>45435736</text:p>
          </table:table-cell>
          <table:table-cell office:value-type="float" office:value="12997043" calcext:value-type="float">
            <text:p>12997043</text:p>
          </table:table-cell>
          <table:table-cell office:value-type="float" office:value="24005287" calcext:value-type="float">
            <text:p>24005287</text:p>
          </table:table-cell>
          <table:table-cell office:value-type="float" office:value="745905" calcext:value-type="float">
            <text:p>745905</text:p>
          </table:table-cell>
          <table:table-cell office:value-type="float" office:value="865892" calcext:value-type="float">
            <text:p>865892</text:p>
          </table:table-cell>
          <table:table-cell office:value-type="float" office:value="16440988" calcext:value-type="float">
            <text:p>16440988</text:p>
          </table:table-cell>
          <table:table-cell office:value-type="float" office:value="17269585" calcext:value-type="float">
            <text:p>17269585</text:p>
          </table:table-cell>
          <table:table-cell office:value-type="float" office:value="8797837" calcext:value-type="float">
            <text:p>8797837</text:p>
          </table:table-cell>
          <table:table-cell office:value-type="float" office:value="32753746" calcext:value-type="float">
            <text:p>32753746</text:p>
          </table:table-cell>
          <table:table-cell office:value-type="float" office:value="482743" calcext:value-type="float">
            <text:p>482743</text:p>
          </table:table-cell>
          <table:table-cell office:value-type="float" office:value="621727" calcext:value-type="float">
            <text:p>621727</text:p>
          </table:table-cell>
          <table:table-cell office:value-type="float" office:value="165359087" calcext:value-type="float">
            <text:p>165359087</text:p>
          </table:table-cell>
          <table:table-cell office:value-type="float" office:value="167175938" calcext:value-type="float">
            <text:p>167175938</text:p>
          </table:table-cell>
          <table:table-cell office:value-type="float" office:value="217087941" calcext:value-type="float">
            <text:p>217087941</text:p>
          </table:table-cell>
          <table:table-cell office:value-type="float" office:value="223512291" calcext:value-type="float">
            <text:p>223512291</text:p>
          </table:table-cell>
          <table:table-cell office:value-type="float" office:value="21815274" calcext:value-type="float">
            <text:p>21815274</text:p>
          </table:table-cell>
          <table:table-cell office:value-type="float" office:value="22091986" calcext:value-type="float">
            <text:p>22091986</text:p>
          </table:table-cell>
          <table:table-cell office:value-type="float" office:value="139765329" calcext:value-type="float">
            <text:p>139765329</text:p>
          </table:table-cell>
          <table:table-cell office:value-type="float" office:value="141779412" calcext:value-type="float">
            <text:p>141779412</text:p>
          </table:table-cell>
          <table:table-cell office:value-type="float" office:value="402110772" calcext:value-type="float">
            <text:p>402110772</text:p>
          </table:table-cell>
          <table:table-cell office:value-type="float" office:value="408196252" calcext:value-type="float">
            <text:p>408196252</text:p>
          </table:table-cell>
          <table:table-cell office:value-type="float" office:value="23510601" calcext:value-type="float">
            <text:p>23510601</text:p>
          </table:table-cell>
          <table:table-cell office:value-type="float" office:value="23884461" calcext:value-type="float">
            <text:p>23884461</text:p>
          </table:table-cell>
          <table:table-cell office:value-type="float" office:value="80462676" calcext:value-type="float">
            <text:p>80462676</text:p>
          </table:table-cell>
          <table:table-cell office:value-type="float" office:value="97261181" calcext:value-type="float">
            <text:p>97261181</text:p>
          </table:table-cell>
          <table:table-cell office:value-type="float" office:value="104790211" calcext:value-type="float">
            <text:p>104790211</text:p>
          </table:table-cell>
          <table:table-cell office:value-type="float" office:value="113741279" calcext:value-type="float">
            <text:p>113741279</text:p>
          </table:table-cell>
          <table:table-cell office:value-type="float" office:value="4390223" calcext:value-type="float">
            <text:p>4390223</text:p>
          </table:table-cell>
          <table:table-cell office:value-type="float" office:value="4596045" calcext:value-type="float">
            <text:p>4596045</text:p>
          </table:table-cell>
        </table:table-row>
        <table:table-row table:style-name="ro1">
          <table:table-cell office:value-type="float" office:value="20436467" calcext:value-type="float">
            <text:p>20436467</text:p>
          </table:table-cell>
          <table:table-cell office:value-type="float" office:value="21339515" calcext:value-type="float">
            <text:p>21339515</text:p>
          </table:table-cell>
          <table:table-cell office:value-type="float" office:value="14829050" calcext:value-type="float">
            <text:p>14829050</text:p>
          </table:table-cell>
          <table:table-cell office:value-type="float" office:value="27421643" calcext:value-type="float">
            <text:p>27421643</text:p>
          </table:table-cell>
          <table:table-cell office:value-type="float" office:value="747302" calcext:value-type="float">
            <text:p>747302</text:p>
          </table:table-cell>
          <table:table-cell office:value-type="float" office:value="855416" calcext:value-type="float">
            <text:p>855416</text:p>
          </table:table-cell>
          <table:table-cell office:value-type="float" office:value="16049108" calcext:value-type="float">
            <text:p>16049108</text:p>
          </table:table-cell>
          <table:table-cell office:value-type="float" office:value="16781883" calcext:value-type="float">
            <text:p>16781883</text:p>
          </table:table-cell>
          <table:table-cell office:value-type="float" office:value="7838986" calcext:value-type="float">
            <text:p>7838986</text:p>
          </table:table-cell>
          <table:table-cell office:value-type="float" office:value="26866405" calcext:value-type="float">
            <text:p>26866405</text:p>
          </table:table-cell>
          <table:table-cell office:value-type="float" office:value="338521" calcext:value-type="float">
            <text:p>338521</text:p>
          </table:table-cell>
          <table:table-cell office:value-type="float" office:value="433505" calcext:value-type="float">
            <text:p>433505</text:p>
          </table:table-cell>
          <table:table-cell office:value-type="float" office:value="196970509" calcext:value-type="float">
            <text:p>196970509</text:p>
          </table:table-cell>
          <table:table-cell office:value-type="float" office:value="211078867" calcext:value-type="float">
            <text:p>211078867</text:p>
          </table:table-cell>
          <table:table-cell office:value-type="float" office:value="248357630" calcext:value-type="float">
            <text:p>248357630</text:p>
          </table:table-cell>
          <table:table-cell office:value-type="float" office:value="255136704" calcext:value-type="float">
            <text:p>255136704</text:p>
          </table:table-cell>
          <table:table-cell office:value-type="float" office:value="21812201" calcext:value-type="float">
            <text:p>21812201</text:p>
          </table:table-cell>
          <table:table-cell office:value-type="float" office:value="22062582" calcext:value-type="float">
            <text:p>22062582</text:p>
          </table:table-cell>
          <table:table-cell office:value-type="float" office:value="124367282" calcext:value-type="float">
            <text:p>124367282</text:p>
          </table:table-cell>
          <table:table-cell office:value-type="float" office:value="126265917" calcext:value-type="float">
            <text:p>126265917</text:p>
          </table:table-cell>
          <table:table-cell office:value-type="float" office:value="394700332" calcext:value-type="float">
            <text:p>394700332</text:p>
          </table:table-cell>
          <table:table-cell office:value-type="float" office:value="400776663" calcext:value-type="float">
            <text:p>400776663</text:p>
          </table:table-cell>
          <table:table-cell office:value-type="float" office:value="23835922" calcext:value-type="float">
            <text:p>23835922</text:p>
          </table:table-cell>
          <table:table-cell office:value-type="float" office:value="24193580" calcext:value-type="float">
            <text:p>24193580</text:p>
          </table:table-cell>
          <table:table-cell office:value-type="float" office:value="131708649" calcext:value-type="float">
            <text:p>131708649</text:p>
          </table:table-cell>
          <table:table-cell office:value-type="float" office:value="166447982" calcext:value-type="float">
            <text:p>166447982</text:p>
          </table:table-cell>
          <table:table-cell office:value-type="float" office:value="61470596" calcext:value-type="float">
            <text:p>61470596</text:p>
          </table:table-cell>
          <table:table-cell office:value-type="float" office:value="189536323" calcext:value-type="float">
            <text:p>189536323</text:p>
          </table:table-cell>
          <table:table-cell office:value-type="float" office:value="4391899" calcext:value-type="float">
            <text:p>4391899</text:p>
          </table:table-cell>
          <table:table-cell office:value-type="float" office:value="13159634" calcext:value-type="float">
            <text:p>13159634</text:p>
          </table:table-cell>
        </table:table-row>
        <table:table-row table:style-name="ro1">
          <table:table-cell office:value-type="float" office:value="34973442" calcext:value-type="float">
            <text:p>34973442</text:p>
          </table:table-cell>
          <table:table-cell office:value-type="float" office:value="35805112" calcext:value-type="float">
            <text:p>35805112</text:p>
          </table:table-cell>
          <table:table-cell office:value-type="float" office:value="12733393" calcext:value-type="float">
            <text:p>12733393</text:p>
          </table:table-cell>
          <table:table-cell office:value-type="float" office:value="23731999" calcext:value-type="float">
            <text:p>23731999</text:p>
          </table:table-cell>
          <table:table-cell office:value-type="float" office:value="1106775" calcext:value-type="float">
            <text:p>1106775</text:p>
          </table:table-cell>
          <table:table-cell office:value-type="float" office:value="1351429" calcext:value-type="float">
            <text:p>1351429</text:p>
          </table:table-cell>
          <table:table-cell office:value-type="float" office:value="12997254" calcext:value-type="float">
            <text:p>12997254</text:p>
          </table:table-cell>
          <table:table-cell office:value-type="float" office:value="14199641" calcext:value-type="float">
            <text:p>14199641</text:p>
          </table:table-cell>
          <table:table-cell office:value-type="float" office:value="7856656" calcext:value-type="float">
            <text:p>7856656</text:p>
          </table:table-cell>
          <table:table-cell office:value-type="float" office:value="31368654" calcext:value-type="float">
            <text:p>31368654</text:p>
          </table:table-cell>
          <table:table-cell office:value-type="float" office:value="338870" calcext:value-type="float">
            <text:p>338870</text:p>
          </table:table-cell>
          <table:table-cell office:value-type="float" office:value="449289" calcext:value-type="float">
            <text:p>449289</text:p>
          </table:table-cell>
          <table:table-cell office:value-type="float" office:value="162890267" calcext:value-type="float">
            <text:p>162890267</text:p>
          </table:table-cell>
          <table:table-cell office:value-type="float" office:value="176862575" calcext:value-type="float">
            <text:p>176862575</text:p>
          </table:table-cell>
          <table:table-cell office:value-type="float" office:value="235422326" calcext:value-type="float">
            <text:p>235422326</text:p>
          </table:table-cell>
          <table:table-cell office:value-type="float" office:value="242059762" calcext:value-type="float">
            <text:p>242059762</text:p>
          </table:table-cell>
          <table:table-cell office:value-type="float" office:value="21836995" calcext:value-type="float">
            <text:p>21836995</text:p>
          </table:table-cell>
          <table:table-cell office:value-type="float" office:value="22083325" calcext:value-type="float">
            <text:p>22083325</text:p>
          </table:table-cell>
          <table:table-cell office:value-type="float" office:value="133303962" calcext:value-type="float">
            <text:p>133303962</text:p>
          </table:table-cell>
          <table:table-cell office:value-type="float" office:value="135797296" calcext:value-type="float">
            <text:p>135797296</text:p>
          </table:table-cell>
          <table:table-cell office:value-type="float" office:value="456739855" calcext:value-type="float">
            <text:p>456739855</text:p>
          </table:table-cell>
          <table:table-cell office:value-type="float" office:value="462840421" calcext:value-type="float">
            <text:p>462840421</text:p>
          </table:table-cell>
          <table:table-cell office:value-type="float" office:value="23651681" calcext:value-type="float">
            <text:p>23651681</text:p>
          </table:table-cell>
          <table:table-cell office:value-type="float" office:value="24030780" calcext:value-type="float">
            <text:p>24030780</text:p>
          </table:table-cell>
          <table:table-cell office:value-type="float" office:value="145565577" calcext:value-type="float">
            <text:p>145565577</text:p>
          </table:table-cell>
          <table:table-cell office:value-type="float" office:value="181636226" calcext:value-type="float">
            <text:p>181636226</text:p>
          </table:table-cell>
          <table:table-cell office:value-type="float" office:value="71606383" calcext:value-type="float">
            <text:p>71606383</text:p>
          </table:table-cell>
          <table:table-cell office:value-type="float" office:value="86878716" calcext:value-type="float">
            <text:p>86878716</text:p>
          </table:table-cell>
          <table:table-cell office:value-type="float" office:value="5500700" calcext:value-type="float">
            <text:p>5500700</text:p>
          </table:table-cell>
          <table:table-cell office:value-type="float" office:value="6078217" calcext:value-type="float">
            <text:p>6078217</text:p>
          </table:table-cell>
        </table:table-row>
        <table:table-row table:style-name="ro1">
          <table:table-cell office:value-type="float" office:value="44097856" calcext:value-type="float">
            <text:p>44097856</text:p>
          </table:table-cell>
          <table:table-cell office:value-type="float" office:value="45114326" calcext:value-type="float">
            <text:p>45114326</text:p>
          </table:table-cell>
          <table:table-cell office:value-type="float" office:value="12560396" calcext:value-type="float">
            <text:p>12560396</text:p>
          </table:table-cell>
          <table:table-cell office:value-type="float" office:value="23372316" calcext:value-type="float">
            <text:p>23372316</text:p>
          </table:table-cell>
          <table:table-cell office:value-type="float" office:value="746673" calcext:value-type="float">
            <text:p>746673</text:p>
          </table:table-cell>
          <table:table-cell office:value-type="float" office:value="868197" calcext:value-type="float">
            <text:p>868197</text:p>
          </table:table-cell>
          <table:table-cell office:value-type="float" office:value="12817622" calcext:value-type="float">
            <text:p>12817622</text:p>
          </table:table-cell>
          <table:table-cell office:value-type="float" office:value="13625686" calcext:value-type="float">
            <text:p>13625686</text:p>
          </table:table-cell>
          <table:table-cell office:value-type="float" office:value="8887862" calcext:value-type="float">
            <text:p>8887862</text:p>
          </table:table-cell>
          <table:table-cell office:value-type="float" office:value="34435384" calcext:value-type="float">
            <text:p>34435384</text:p>
          </table:table-cell>
          <table:table-cell office:value-type="float" office:value="340477" calcext:value-type="float">
            <text:p>340477</text:p>
          </table:table-cell>
          <table:table-cell office:value-type="float" office:value="438534" calcext:value-type="float">
            <text:p>438534</text:p>
          </table:table-cell>
          <table:table-cell office:value-type="float" office:value="270066746" calcext:value-type="float">
            <text:p>270066746</text:p>
          </table:table-cell>
          <table:table-cell office:value-type="float" office:value="271679171" calcext:value-type="float">
            <text:p>271679171</text:p>
          </table:table-cell>
          <table:table-cell office:value-type="float" office:value="315765643" calcext:value-type="float">
            <text:p>315765643</text:p>
          </table:table-cell>
          <table:table-cell office:value-type="float" office:value="322426616" calcext:value-type="float">
            <text:p>322426616</text:p>
          </table:table-cell>
          <table:table-cell office:value-type="float" office:value="21784753" calcext:value-type="float">
            <text:p>21784753</text:p>
          </table:table-cell>
          <table:table-cell office:value-type="float" office:value="22016906" calcext:value-type="float">
            <text:p>22016906</text:p>
          </table:table-cell>
          <table:table-cell office:value-type="float" office:value="121922837" calcext:value-type="float">
            <text:p>121922837</text:p>
          </table:table-cell>
          <table:table-cell office:value-type="float" office:value="123931612" calcext:value-type="float">
            <text:p>123931612</text:p>
          </table:table-cell>
          <table:table-cell office:value-type="float" office:value="325941938" calcext:value-type="float">
            <text:p>325941938</text:p>
          </table:table-cell>
          <table:table-cell office:value-type="float" office:value="343899808" calcext:value-type="float">
            <text:p>343899808</text:p>
          </table:table-cell>
          <table:table-cell office:value-type="float" office:value="23662716" calcext:value-type="float">
            <text:p>23662716</text:p>
          </table:table-cell>
          <table:table-cell office:value-type="float" office:value="24017230" calcext:value-type="float">
            <text:p>24017230</text:p>
          </table:table-cell>
          <table:table-cell office:value-type="float" office:value="137126725" calcext:value-type="float">
            <text:p>137126725</text:p>
          </table:table-cell>
          <table:table-cell office:value-type="float" office:value="149899020" calcext:value-type="float">
            <text:p>149899020</text:p>
          </table:table-cell>
          <table:table-cell office:value-type="float" office:value="113226130" calcext:value-type="float">
            <text:p>113226130</text:p>
          </table:table-cell>
          <table:table-cell office:value-type="float" office:value="130977689" calcext:value-type="float">
            <text:p>130977689</text:p>
          </table:table-cell>
          <table:table-cell office:value-type="float" office:value="4371785" calcext:value-type="float">
            <text:p>4371785</text:p>
          </table:table-cell>
          <table:table-cell office:value-type="float" office:value="4577747" calcext:value-type="float">
            <text:p>4577747</text:p>
          </table:table-cell>
        </table:table-row>
        <table:table-row table:style-name="ro1">
          <table:table-cell office:value-type="float" office:value="20303070" calcext:value-type="float">
            <text:p>20303070</text:p>
          </table:table-cell>
          <table:table-cell office:value-type="float" office:value="21190823" calcext:value-type="float">
            <text:p>21190823</text:p>
          </table:table-cell>
          <table:table-cell office:value-type="float" office:value="14979349" calcext:value-type="float">
            <text:p>14979349</text:p>
          </table:table-cell>
          <table:table-cell office:value-type="float" office:value="30298685" calcext:value-type="float">
            <text:p>30298685</text:p>
          </table:table-cell>
          <table:table-cell office:value-type="float" office:value="758197" calcext:value-type="float">
            <text:p>758197</text:p>
          </table:table-cell>
          <table:table-cell office:value-type="float" office:value="867079" calcext:value-type="float">
            <text:p>867079</text:p>
          </table:table-cell>
          <table:table-cell office:value-type="float" office:value="12698402" calcext:value-type="float">
            <text:p>12698402</text:p>
          </table:table-cell>
          <table:table-cell office:value-type="float" office:value="13411272" calcext:value-type="float">
            <text:p>13411272</text:p>
          </table:table-cell>
          <table:table-cell office:value-type="float" office:value="6154973" calcext:value-type="float">
            <text:p>6154973</text:p>
          </table:table-cell>
          <table:table-cell office:value-type="float" office:value="25245878" calcext:value-type="float">
            <text:p>25245878</text:p>
          </table:table-cell>
          <table:table-cell office:value-type="float" office:value="441607" calcext:value-type="float">
            <text:p>441607</text:p>
          </table:table-cell>
          <table:table-cell office:value-type="float" office:value="573537" calcext:value-type="float">
            <text:p>573537</text:p>
          </table:table-cell>
          <table:table-cell office:value-type="float" office:value="303564301" calcext:value-type="float">
            <text:p>303564301</text:p>
          </table:table-cell>
          <table:table-cell office:value-type="float" office:value="305525444" calcext:value-type="float">
            <text:p>305525444</text:p>
          </table:table-cell>
          <table:table-cell office:value-type="float" office:value="276562334" calcext:value-type="float">
            <text:p>276562334</text:p>
          </table:table-cell>
          <table:table-cell office:value-type="float" office:value="287557587" calcext:value-type="float">
            <text:p>287557587</text:p>
          </table:table-cell>
          <table:table-cell office:value-type="float" office:value="21587522" calcext:value-type="float">
            <text:p>21587522</text:p>
          </table:table-cell>
          <table:table-cell office:value-type="float" office:value="21837205" calcext:value-type="float">
            <text:p>21837205</text:p>
          </table:table-cell>
          <table:table-cell office:value-type="float" office:value="181765153" calcext:value-type="float">
            <text:p>181765153</text:p>
          </table:table-cell>
          <table:table-cell office:value-type="float" office:value="183825331" calcext:value-type="float">
            <text:p>183825331</text:p>
          </table:table-cell>
          <table:table-cell office:value-type="float" office:value="469569489" calcext:value-type="float">
            <text:p>469569489</text:p>
          </table:table-cell>
          <table:table-cell office:value-type="float" office:value="475418976" calcext:value-type="float">
            <text:p>475418976</text:p>
          </table:table-cell>
          <table:table-cell office:value-type="float" office:value="23691002" calcext:value-type="float">
            <text:p>23691002</text:p>
          </table:table-cell>
          <table:table-cell office:value-type="float" office:value="24044399" calcext:value-type="float">
            <text:p>24044399</text:p>
          </table:table-cell>
          <table:table-cell office:value-type="float" office:value="139879729" calcext:value-type="float">
            <text:p>139879729</text:p>
          </table:table-cell>
          <table:table-cell office:value-type="float" office:value="221581180" calcext:value-type="float">
            <text:p>221581180</text:p>
          </table:table-cell>
          <table:table-cell office:value-type="float" office:value="93637605" calcext:value-type="float">
            <text:p>93637605</text:p>
          </table:table-cell>
          <table:table-cell office:value-type="float" office:value="134937969" calcext:value-type="float">
            <text:p>134937969</text:p>
          </table:table-cell>
          <table:table-cell office:value-type="float" office:value="5802483" calcext:value-type="float">
            <text:p>5802483</text:p>
          </table:table-cell>
          <table:table-cell office:value-type="float" office:value="14473209" calcext:value-type="float">
            <text:p>14473209</text:p>
          </table:table-cell>
        </table:table-row>
        <table:table-row table:style-name="ro1">
          <table:table-cell office:value-type="float" office:value="40377690" calcext:value-type="float">
            <text:p>40377690</text:p>
          </table:table-cell>
          <table:table-cell office:value-type="float" office:value="41226332" calcext:value-type="float">
            <text:p>41226332</text:p>
          </table:table-cell>
          <table:table-cell office:value-type="float" office:value="15368434" calcext:value-type="float">
            <text:p>15368434</text:p>
          </table:table-cell>
          <table:table-cell office:value-type="float" office:value="29208043" calcext:value-type="float">
            <text:p>29208043</text:p>
          </table:table-cell>
          <table:table-cell office:value-type="float" office:value="748768" calcext:value-type="float">
            <text:p>748768</text:p>
          </table:table-cell>
          <table:table-cell office:value-type="float" office:value="919041" calcext:value-type="float">
            <text:p>919041</text:p>
          </table:table-cell>
          <table:table-cell office:value-type="float" office:value="12768314" calcext:value-type="float">
            <text:p>12768314</text:p>
          </table:table-cell>
          <table:table-cell office:value-type="float" office:value="13938574" calcext:value-type="float">
            <text:p>13938574</text:p>
          </table:table-cell>
          <table:table-cell office:value-type="float" office:value="8243716" calcext:value-type="float">
            <text:p>8243716</text:p>
          </table:table-cell>
          <table:table-cell office:value-type="float" office:value="32310184" calcext:value-type="float">
            <text:p>32310184</text:p>
          </table:table-cell>
          <table:table-cell office:value-type="float" office:value="486863" calcext:value-type="float">
            <text:p>486863</text:p>
          </table:table-cell>
          <table:table-cell office:value-type="float" office:value="645962" calcext:value-type="float">
            <text:p>645962</text:p>
          </table:table-cell>
          <table:table-cell office:value-type="float" office:value="265097607" calcext:value-type="float">
            <text:p>265097607</text:p>
          </table:table-cell>
          <table:table-cell office:value-type="float" office:value="266983322" calcext:value-type="float">
            <text:p>266983322</text:p>
          </table:table-cell>
          <table:table-cell office:value-type="float" office:value="356602331" calcext:value-type="float">
            <text:p>356602331</text:p>
          </table:table-cell>
          <table:table-cell office:value-type="float" office:value="371356930" calcext:value-type="float">
            <text:p>371356930</text:p>
          </table:table-cell>
          <table:table-cell office:value-type="float" office:value="21582912" calcext:value-type="float">
            <text:p>21582912</text:p>
          </table:table-cell>
          <table:table-cell office:value-type="float" office:value="21833293" calcext:value-type="float">
            <text:p>21833293</text:p>
          </table:table-cell>
          <table:table-cell office:value-type="float" office:value="98555969" calcext:value-type="float">
            <text:p>98555969</text:p>
          </table:table-cell>
          <table:table-cell office:value-type="float" office:value="100947893" calcext:value-type="float">
            <text:p>100947893</text:p>
          </table:table-cell>
          <table:table-cell office:value-type="float" office:value="439374379" calcext:value-type="float">
            <text:p>439374379</text:p>
          </table:table-cell>
          <table:table-cell office:value-type="float" office:value="446496932" calcext:value-type="float">
            <text:p>446496932</text:p>
          </table:table-cell>
          <table:table-cell office:value-type="float" office:value="23565846" calcext:value-type="float">
            <text:p>23565846</text:p>
          </table:table-cell>
          <table:table-cell office:value-type="float" office:value="23958354" calcext:value-type="float">
            <text:p>23958354</text:p>
          </table:table-cell>
          <table:table-cell office:value-type="float" office:value="147921045" calcext:value-type="float">
            <text:p>147921045</text:p>
          </table:table-cell>
          <table:table-cell office:value-type="float" office:value="192148456" calcext:value-type="float">
            <text:p>192148456</text:p>
          </table:table-cell>
          <table:table-cell office:value-type="float" office:value="64102565" calcext:value-type="float">
            <text:p>64102565</text:p>
          </table:table-cell>
          <table:table-cell office:value-type="float" office:value="85910715" calcext:value-type="float">
            <text:p>85910715</text:p>
          </table:table-cell>
          <table:table-cell office:value-type="float" office:value="6534490" calcext:value-type="float">
            <text:p>6534490</text:p>
          </table:table-cell>
          <table:table-cell office:value-type="float" office:value="7115011" calcext:value-type="float">
            <text:p>7115011</text:p>
          </table:table-cell>
        </table:table-row>
        <table:table-row table:style-name="ro1">
          <table:table-cell office:value-type="float" office:value="36418039" calcext:value-type="float">
            <text:p>36418039</text:p>
          </table:table-cell>
          <table:table-cell office:value-type="float" office:value="45467723" calcext:value-type="float">
            <text:p>45467723</text:p>
          </table:table-cell>
          <table:table-cell office:value-type="float" office:value="17265604" calcext:value-type="float">
            <text:p>17265604</text:p>
          </table:table-cell>
          <table:table-cell office:value-type="float" office:value="28770349" calcext:value-type="float">
            <text:p>28770349</text:p>
          </table:table-cell>
          <table:table-cell office:value-type="float" office:value="749397" calcext:value-type="float">
            <text:p>749397</text:p>
          </table:table-cell>
          <table:table-cell office:value-type="float" office:value="869454" calcext:value-type="float">
            <text:p>869454</text:p>
          </table:table-cell>
          <table:table-cell office:value-type="float" office:value="19285064" calcext:value-type="float">
            <text:p>19285064</text:p>
          </table:table-cell>
          <table:table-cell office:value-type="float" office:value="20146556" calcext:value-type="float">
            <text:p>20146556</text:p>
          </table:table-cell>
          <table:table-cell office:value-type="float" office:value="14311666" calcext:value-type="float">
            <text:p>14311666</text:p>
          </table:table-cell>
          <table:table-cell office:value-type="float" office:value="33839289" calcext:value-type="float">
            <text:p>33839289</text:p>
          </table:table-cell>
          <table:table-cell office:value-type="float" office:value="356609" calcext:value-type="float">
            <text:p>356609</text:p>
          </table:table-cell>
          <table:table-cell office:value-type="float" office:value="456063" calcext:value-type="float">
            <text:p>456063</text:p>
          </table:table-cell>
          <table:table-cell office:value-type="float" office:value="245395172" calcext:value-type="float">
            <text:p>245395172</text:p>
          </table:table-cell>
          <table:table-cell office:value-type="float" office:value="247132404" calcext:value-type="float">
            <text:p>247132404</text:p>
          </table:table-cell>
          <table:table-cell office:value-type="float" office:value="300853272" calcext:value-type="float">
            <text:p>300853272</text:p>
          </table:table-cell>
          <table:table-cell office:value-type="float" office:value="307230130" calcext:value-type="float">
            <text:p>307230130</text:p>
          </table:table-cell>
          <table:table-cell office:value-type="float" office:value="21632080" calcext:value-type="float">
            <text:p>21632080</text:p>
          </table:table-cell>
          <table:table-cell office:value-type="float" office:value="21865420" calcext:value-type="float">
            <text:p>21865420</text:p>
          </table:table-cell>
          <table:table-cell office:value-type="float" office:value="89898722" calcext:value-type="float">
            <text:p>89898722</text:p>
          </table:table-cell>
          <table:table-cell office:value-type="float" office:value="91875580" calcext:value-type="float">
            <text:p>91875580</text:p>
          </table:table-cell>
          <table:table-cell office:value-type="float" office:value="457143677" calcext:value-type="float">
            <text:p>457143677</text:p>
          </table:table-cell>
          <table:table-cell office:value-type="float" office:value="475674735" calcext:value-type="float">
            <text:p>475674735</text:p>
          </table:table-cell>
          <table:table-cell office:value-type="float" office:value="23695611" calcext:value-type="float">
            <text:p>23695611</text:p>
          </table:table-cell>
          <table:table-cell office:value-type="float" office:value="24050404" calcext:value-type="float">
            <text:p>24050404</text:p>
          </table:table-cell>
          <table:table-cell office:value-type="float" office:value="160584946" calcext:value-type="float">
            <text:p>160584946</text:p>
          </table:table-cell>
          <table:table-cell office:value-type="float" office:value="193447086" calcext:value-type="float">
            <text:p>193447086</text:p>
          </table:table-cell>
          <table:table-cell office:value-type="float" office:value="50926169" calcext:value-type="float">
            <text:p>50926169</text:p>
          </table:table-cell>
          <table:table-cell office:value-type="float" office:value="59746494" calcext:value-type="float">
            <text:p>59746494</text:p>
          </table:table-cell>
          <table:table-cell office:value-type="float" office:value="6480223" calcext:value-type="float">
            <text:p>6480223</text:p>
          </table:table-cell>
          <table:table-cell office:value-type="float" office:value="6780122" calcext:value-type="float">
            <text:p>6780122</text:p>
          </table:table-cell>
        </table:table-row>
        <table:table-row table:style-name="ro1">
          <table:table-cell office:value-type="float" office:value="20710385" calcext:value-type="float">
            <text:p>20710385</text:p>
          </table:table-cell>
          <table:table-cell office:value-type="float" office:value="21589129" calcext:value-type="float">
            <text:p>21589129</text:p>
          </table:table-cell>
          <table:table-cell office:value-type="float" office:value="12991247" calcext:value-type="float">
            <text:p>12991247</text:p>
          </table:table-cell>
          <table:table-cell office:value-type="float" office:value="23855478" calcext:value-type="float">
            <text:p>23855478</text:p>
          </table:table-cell>
          <table:table-cell office:value-type="float" office:value="753099" calcext:value-type="float">
            <text:p>753099</text:p>
          </table:table-cell>
          <table:table-cell office:value-type="float" office:value="861283" calcext:value-type="float">
            <text:p>861283</text:p>
          </table:table-cell>
          <table:table-cell office:value-type="float" office:value="12639317" calcext:value-type="float">
            <text:p>12639317</text:p>
          </table:table-cell>
          <table:table-cell office:value-type="float" office:value="13353374" calcext:value-type="float">
            <text:p>13353374</text:p>
          </table:table-cell>
          <table:table-cell office:value-type="float" office:value="8174084" calcext:value-type="float">
            <text:p>8174084</text:p>
          </table:table-cell>
          <table:table-cell office:value-type="float" office:value="27332247" calcext:value-type="float">
            <text:p>27332247</text:p>
          </table:table-cell>
          <table:table-cell office:value-type="float" office:value="483721" calcext:value-type="float">
            <text:p>483721</text:p>
          </table:table-cell>
          <table:table-cell office:value-type="float" office:value="616559" calcext:value-type="float">
            <text:p>616559</text:p>
          </table:table-cell>
          <table:table-cell office:value-type="float" office:value="234325608" calcext:value-type="float">
            <text:p>234325608</text:p>
          </table:table-cell>
          <table:table-cell office:value-type="float" office:value="248196715" calcext:value-type="float">
            <text:p>248196715</text:p>
          </table:table-cell>
          <table:table-cell office:value-type="float" office:value="299696770" calcext:value-type="float">
            <text:p>299696770</text:p>
          </table:table-cell>
          <table:table-cell office:value-type="float" office:value="310289248" calcext:value-type="float">
            <text:p>310289248</text:p>
          </table:table-cell>
          <table:table-cell office:value-type="float" office:value="21597998" calcext:value-type="float">
            <text:p>21597998</text:p>
          </table:table-cell>
          <table:table-cell office:value-type="float" office:value="21847610" calcext:value-type="float">
            <text:p>21847610</text:p>
          </table:table-cell>
          <table:table-cell office:value-type="float" office:value="76636771" calcext:value-type="float">
            <text:p>76636771</text:p>
          </table:table-cell>
          <table:table-cell office:value-type="float" office:value="78622359" calcext:value-type="float">
            <text:p>78622359</text:p>
          </table:table-cell>
          <table:table-cell office:value-type="float" office:value="504243661" calcext:value-type="float">
            <text:p>504243661</text:p>
          </table:table-cell>
          <table:table-cell office:value-type="float" office:value="510840101" calcext:value-type="float">
            <text:p>510840101</text:p>
          </table:table-cell>
          <table:table-cell office:value-type="float" office:value="23708811" calcext:value-type="float">
            <text:p>23708811</text:p>
          </table:table-cell>
          <table:table-cell office:value-type="float" office:value="24063884" calcext:value-type="float">
            <text:p>24063884</text:p>
          </table:table-cell>
          <table:table-cell office:value-type="float" office:value="105051138" calcext:value-type="float">
            <text:p>105051138</text:p>
          </table:table-cell>
          <table:table-cell office:value-type="float" office:value="183810175" calcext:value-type="float">
            <text:p>183810175</text:p>
          </table:table-cell>
          <table:table-cell office:value-type="float" office:value="98676584" calcext:value-type="float">
            <text:p>98676584</text:p>
          </table:table-cell>
          <table:table-cell office:value-type="float" office:value="130837867" calcext:value-type="float">
            <text:p>130837867</text:p>
          </table:table-cell>
          <table:table-cell office:value-type="float" office:value="6519334" calcext:value-type="float">
            <text:p>6519334</text:p>
          </table:table-cell>
          <table:table-cell office:value-type="float" office:value="15405730" calcext:value-type="float">
            <text:p>15405730</text:p>
          </table:table-cell>
        </table:table-row>
        <table:table-row table:style-name="ro1">
          <table:table-cell office:value-type="float" office:value="20350842" calcext:value-type="float">
            <text:p>20350842</text:p>
          </table:table-cell>
          <table:table-cell office:value-type="float" office:value="21194594" calcext:value-type="float">
            <text:p>21194594</text:p>
          </table:table-cell>
          <table:table-cell office:value-type="float" office:value="15211432" calcext:value-type="float">
            <text:p>15211432</text:p>
          </table:table-cell>
          <table:table-cell office:value-type="float" office:value="30861048" calcext:value-type="float">
            <text:p>30861048</text:p>
          </table:table-cell>
          <table:table-cell office:value-type="float" office:value="1085124" calcext:value-type="float">
            <text:p>1085124</text:p>
          </table:table-cell>
          <table:table-cell office:value-type="float" office:value="1315530" calcext:value-type="float">
            <text:p>1315530</text:p>
          </table:table-cell>
          <table:table-cell office:value-type="float" office:value="12761679" calcext:value-type="float">
            <text:p>12761679</text:p>
          </table:table-cell>
          <table:table-cell office:value-type="float" office:value="13927260" calcext:value-type="float">
            <text:p>13927260</text:p>
          </table:table-cell>
          <table:table-cell office:value-type="float" office:value="8811106" calcext:value-type="float">
            <text:p>8811106</text:p>
          </table:table-cell>
          <table:table-cell office:value-type="float" office:value="32372412" calcext:value-type="float">
            <text:p>32372412</text:p>
          </table:table-cell>
          <table:table-cell office:value-type="float" office:value="338450" calcext:value-type="float">
            <text:p>338450</text:p>
          </table:table-cell>
          <table:table-cell office:value-type="float" office:value="451942" calcext:value-type="float">
            <text:p>451942</text:p>
          </table:table-cell>
          <table:table-cell office:value-type="float" office:value="170601723" calcext:value-type="float">
            <text:p>170601723</text:p>
          </table:table-cell>
          <table:table-cell office:value-type="float" office:value="172397063" calcext:value-type="float">
            <text:p>172397063</text:p>
          </table:table-cell>
          <table:table-cell office:value-type="float" office:value="266906287" calcext:value-type="float">
            <text:p>266906287</text:p>
          </table:table-cell>
          <table:table-cell office:value-type="float" office:value="273723285" calcext:value-type="float">
            <text:p>273723285</text:p>
          </table:table-cell>
          <table:table-cell office:value-type="float" office:value="21611407" calcext:value-type="float">
            <text:p>21611407</text:p>
          </table:table-cell>
          <table:table-cell office:value-type="float" office:value="21863954" calcext:value-type="float">
            <text:p>21863954</text:p>
          </table:table-cell>
          <table:table-cell office:value-type="float" office:value="136730097" calcext:value-type="float">
            <text:p>136730097</text:p>
          </table:table-cell>
          <table:table-cell office:value-type="float" office:value="138908027" calcext:value-type="float">
            <text:p>138908027</text:p>
          </table:table-cell>
          <table:table-cell office:value-type="float" office:value="388592432" calcext:value-type="float">
            <text:p>388592432</text:p>
          </table:table-cell>
          <table:table-cell office:value-type="float" office:value="401833571" calcext:value-type="float">
            <text:p>401833571</text:p>
          </table:table-cell>
          <table:table-cell office:value-type="float" office:value="23594830" calcext:value-type="float">
            <text:p>23594830</text:p>
          </table:table-cell>
          <table:table-cell office:value-type="float" office:value="23972322" calcext:value-type="float">
            <text:p>23972322</text:p>
          </table:table-cell>
          <table:table-cell office:value-type="float" office:value="124652513" calcext:value-type="float">
            <text:p>124652513</text:p>
          </table:table-cell>
          <table:table-cell office:value-type="float" office:value="144119025" calcext:value-type="float">
            <text:p>144119025</text:p>
          </table:table-cell>
          <table:table-cell office:value-type="float" office:value="75701106" calcext:value-type="float">
            <text:p>75701106</text:p>
          </table:table-cell>
          <table:table-cell office:value-type="float" office:value="94594780" calcext:value-type="float">
            <text:p>94594780</text:p>
          </table:table-cell>
          <table:table-cell office:value-type="float" office:value="5805277" calcext:value-type="float">
            <text:p>5805277</text:p>
          </table:table-cell>
          <table:table-cell office:value-type="float" office:value="6210915" calcext:value-type="float">
            <text:p>6210915</text:p>
          </table:table-cell>
        </table:table-row>
        <table:table-row table:style-name="ro1">
          <table:table-cell office:value-type="float" office:value="20429833" calcext:value-type="float">
            <text:p>20429833</text:p>
          </table:table-cell>
          <table:table-cell office:value-type="float" office:value="21470189" calcext:value-type="float">
            <text:p>21470189</text:p>
          </table:table-cell>
          <table:table-cell office:value-type="float" office:value="14830796" calcext:value-type="float">
            <text:p>14830796</text:p>
          </table:table-cell>
          <table:table-cell office:value-type="float" office:value="28497339" calcext:value-type="float">
            <text:p>28497339</text:p>
          </table:table-cell>
          <table:table-cell office:value-type="float" office:value="760851" calcext:value-type="float">
            <text:p>760851</text:p>
          </table:table-cell>
          <table:table-cell office:value-type="float" office:value="882375" calcext:value-type="float">
            <text:p>882375</text:p>
          </table:table-cell>
          <table:table-cell office:value-type="float" office:value="12800021" calcext:value-type="float">
            <text:p>12800021</text:p>
          </table:table-cell>
          <table:table-cell office:value-type="float" office:value="13621704" calcext:value-type="float">
            <text:p>13621704</text:p>
          </table:table-cell>
          <table:table-cell office:value-type="float" office:value="5460401" calcext:value-type="float">
            <text:p>5460401</text:p>
          </table:table-cell>
          <table:table-cell office:value-type="float" office:value="24542157" calcext:value-type="float">
            <text:p>24542157</text:p>
          </table:table-cell>
          <table:table-cell office:value-type="float" office:value="343060" calcext:value-type="float">
            <text:p>343060</text:p>
          </table:table-cell>
          <table:table-cell office:value-type="float" office:value="440070" calcext:value-type="float">
            <text:p>440070</text:p>
          </table:table-cell>
          <table:table-cell office:value-type="float" office:value="198716262" calcext:value-type="float">
            <text:p>198716262</text:p>
          </table:table-cell>
          <table:table-cell office:value-type="float" office:value="200418922" calcext:value-type="float">
            <text:p>200418922</text:p>
          </table:table-cell>
          <table:table-cell office:value-type="float" office:value="351464666" calcext:value-type="float">
            <text:p>351464666</text:p>
          </table:table-cell>
          <table:table-cell office:value-type="float" office:value="357891671" calcext:value-type="float">
            <text:p>357891671</text:p>
          </table:table-cell>
          <table:table-cell office:value-type="float" office:value="21655687" calcext:value-type="float">
            <text:p>21655687</text:p>
          </table:table-cell>
          <table:table-cell office:value-type="float" office:value="21892170" calcext:value-type="float">
            <text:p>21892170</text:p>
          </table:table-cell>
          <table:table-cell office:value-type="float" office:value="156457885" calcext:value-type="float">
            <text:p>156457885</text:p>
          </table:table-cell>
          <table:table-cell office:value-type="float" office:value="158456393" calcext:value-type="float">
            <text:p>158456393</text:p>
          </table:table-cell>
          <table:table-cell office:value-type="float" office:value="473281763" calcext:value-type="float">
            <text:p>473281763</text:p>
          </table:table-cell>
          <table:table-cell office:value-type="float" office:value="487805327" calcext:value-type="float">
            <text:p>487805327</text:p>
          </table:table-cell>
          <table:table-cell office:value-type="float" office:value="23550760" calcext:value-type="float">
            <text:p>23550760</text:p>
          </table:table-cell>
          <table:table-cell office:value-type="float" office:value="23909605" calcext:value-type="float">
            <text:p>23909605</text:p>
          </table:table-cell>
          <table:table-cell office:value-type="float" office:value="121630831" calcext:value-type="float">
            <text:p>121630831</text:p>
          </table:table-cell>
          <table:table-cell office:value-type="float" office:value="130232483" calcext:value-type="float">
            <text:p>130232483</text:p>
          </table:table-cell>
          <table:table-cell office:value-type="float" office:value="137323049" calcext:value-type="float">
            <text:p>137323049</text:p>
          </table:table-cell>
          <table:table-cell office:value-type="float" office:value="160630133" calcext:value-type="float">
            <text:p>160630133</text:p>
          </table:table-cell>
          <table:table-cell office:value-type="float" office:value="6486020" calcext:value-type="float">
            <text:p>6486020</text:p>
          </table:table-cell>
          <table:table-cell office:value-type="float" office:value="6786617" calcext:value-type="float">
            <text:p>6786617</text:p>
          </table:table-cell>
        </table:table-row>
        <table:table-row table:style-name="ro1">
          <table:table-cell office:value-type="float" office:value="35931874" calcext:value-type="float">
            <text:p>35931874</text:p>
          </table:table-cell>
          <table:table-cell office:value-type="float" office:value="36801049" calcext:value-type="float">
            <text:p>36801049</text:p>
          </table:table-cell>
          <table:table-cell office:value-type="float" office:value="14842740" calcext:value-type="float">
            <text:p>14842740</text:p>
          </table:table-cell>
          <table:table-cell office:value-type="float" office:value="25890304" calcext:value-type="float">
            <text:p>25890304</text:p>
          </table:table-cell>
          <table:table-cell office:value-type="float" office:value="747301" calcext:value-type="float">
            <text:p>747301</text:p>
          </table:table-cell>
          <table:table-cell office:value-type="float" office:value="855835" calcext:value-type="float">
            <text:p>855835</text:p>
          </table:table-cell>
          <table:table-cell office:value-type="float" office:value="17154625" calcext:value-type="float">
            <text:p>17154625</text:p>
          </table:table-cell>
          <table:table-cell office:value-type="float" office:value="17963317" calcext:value-type="float">
            <text:p>17963317</text:p>
          </table:table-cell>
          <table:table-cell office:value-type="float" office:value="5540579" calcext:value-type="float">
            <text:p>5540579</text:p>
          </table:table-cell>
          <table:table-cell office:value-type="float" office:value="24669967" calcext:value-type="float">
            <text:p>24669967</text:p>
          </table:table-cell>
          <table:table-cell office:value-type="float" office:value="505092" calcext:value-type="float">
            <text:p>505092</text:p>
          </table:table-cell>
          <table:table-cell office:value-type="float" office:value="639607" calcext:value-type="float">
            <text:p>639607</text:p>
          </table:table-cell>
          <table:table-cell office:value-type="float" office:value="176815571" calcext:value-type="float">
            <text:p>176815571</text:p>
          </table:table-cell>
          <table:table-cell office:value-type="float" office:value="178712041" calcext:value-type="float">
            <text:p>178712041</text:p>
          </table:table-cell>
          <table:table-cell office:value-type="float" office:value="239655685" calcext:value-type="float">
            <text:p>239655685</text:p>
          </table:table-cell>
          <table:table-cell office:value-type="float" office:value="245542607" calcext:value-type="float">
            <text:p>245542607</text:p>
          </table:table-cell>
          <table:table-cell office:value-type="float" office:value="21727833" calcext:value-type="float">
            <text:p>21727833</text:p>
          </table:table-cell>
          <table:table-cell office:value-type="float" office:value="21984220" calcext:value-type="float">
            <text:p>21984220</text:p>
          </table:table-cell>
          <table:table-cell office:value-type="float" office:value="96696863" calcext:value-type="float">
            <text:p>96696863</text:p>
          </table:table-cell>
          <table:table-cell office:value-type="float" office:value="98704451" calcext:value-type="float">
            <text:p>98704451</text:p>
          </table:table-cell>
          <table:table-cell office:value-type="float" office:value="311847897" calcext:value-type="float">
            <text:p>311847897</text:p>
          </table:table-cell>
          <table:table-cell office:value-type="float" office:value="317592621" calcext:value-type="float">
            <text:p>317592621</text:p>
          </table:table-cell>
          <table:table-cell office:value-type="float" office:value="23759586" calcext:value-type="float">
            <text:p>23759586</text:p>
          </table:table-cell>
          <table:table-cell office:value-type="float" office:value="24136729" calcext:value-type="float">
            <text:p>24136729</text:p>
          </table:table-cell>
          <table:table-cell office:value-type="float" office:value="118063896" calcext:value-type="float">
            <text:p>118063896</text:p>
          </table:table-cell>
          <table:table-cell office:value-type="float" office:value="183683344" calcext:value-type="float">
            <text:p>183683344</text:p>
          </table:table-cell>
          <table:table-cell office:value-type="float" office:value="57945217" calcext:value-type="float">
            <text:p>57945217</text:p>
          </table:table-cell>
          <table:table-cell office:value-type="float" office:value="126917885" calcext:value-type="float">
            <text:p>126917885</text:p>
          </table:table-cell>
          <table:table-cell office:value-type="float" office:value="4383937" calcext:value-type="float">
            <text:p>4383937</text:p>
          </table:table-cell>
          <table:table-cell office:value-type="float" office:value="12998650" calcext:value-type="float">
            <text:p>12998650</text:p>
          </table:table-cell>
        </table:table-row>
        <table:table-row table:style-name="ro1">
          <table:table-cell office:value-type="float" office:value="40371335" calcext:value-type="float">
            <text:p>40371335</text:p>
          </table:table-cell>
          <table:table-cell office:value-type="float" office:value="41210757" calcext:value-type="float">
            <text:p>41210757</text:p>
          </table:table-cell>
          <table:table-cell office:value-type="float" office:value="13600961" calcext:value-type="float">
            <text:p>13600961</text:p>
          </table:table-cell>
          <table:table-cell office:value-type="float" office:value="25216894" calcext:value-type="float">
            <text:p>25216894</text:p>
          </table:table-cell>
          <table:table-cell office:value-type="float" office:value="773772" calcext:value-type="float">
            <text:p>773772</text:p>
          </table:table-cell>
          <table:table-cell office:value-type="float" office:value="939296" calcext:value-type="float">
            <text:p>939296</text:p>
          </table:table-cell>
          <table:table-cell office:value-type="float" office:value="16699819" calcext:value-type="float">
            <text:p>16699819</text:p>
          </table:table-cell>
          <table:table-cell office:value-type="float" office:value="17878181" calcext:value-type="float">
            <text:p>17878181</text:p>
          </table:table-cell>
          <table:table-cell office:value-type="float" office:value="5508661" calcext:value-type="float">
            <text:p>5508661</text:p>
          </table:table-cell>
          <table:table-cell office:value-type="float" office:value="25464551" calcext:value-type="float">
            <text:p>25464551</text:p>
          </table:table-cell>
          <table:table-cell office:value-type="float" office:value="342851" calcext:value-type="float">
            <text:p>342851</text:p>
          </table:table-cell>
          <table:table-cell office:value-type="float" office:value="457950" calcext:value-type="float">
            <text:p>457950</text:p>
          </table:table-cell>
          <table:table-cell office:value-type="float" office:value="194742572" calcext:value-type="float">
            <text:p>194742572</text:p>
          </table:table-cell>
          <table:table-cell office:value-type="float" office:value="196588337" calcext:value-type="float">
            <text:p>196588337</text:p>
          </table:table-cell>
          <table:table-cell office:value-type="float" office:value="255809904" calcext:value-type="float">
            <text:p>255809904</text:p>
          </table:table-cell>
          <table:table-cell office:value-type="float" office:value="262532128" calcext:value-type="float">
            <text:p>262532128</text:p>
          </table:table-cell>
          <table:table-cell office:value-type="float" office:value="21869122" calcext:value-type="float">
            <text:p>21869122</text:p>
          </table:table-cell>
          <table:table-cell office:value-type="float" office:value="22123903" calcext:value-type="float">
            <text:p>22123903</text:p>
          </table:table-cell>
          <table:table-cell office:value-type="float" office:value="200987989" calcext:value-type="float">
            <text:p>200987989</text:p>
          </table:table-cell>
          <table:table-cell office:value-type="float" office:value="203355050" calcext:value-type="float">
            <text:p>203355050</text:p>
          </table:table-cell>
          <table:table-cell office:value-type="float" office:value="470647070" calcext:value-type="float">
            <text:p>470647070</text:p>
          </table:table-cell>
          <table:table-cell office:value-type="float" office:value="477727859" calcext:value-type="float">
            <text:p>477727859</text:p>
          </table:table-cell>
          <table:table-cell office:value-type="float" office:value="23745547" calcext:value-type="float">
            <text:p>23745547</text:p>
          </table:table-cell>
          <table:table-cell office:value-type="float" office:value="24123947" calcext:value-type="float">
            <text:p>24123947</text:p>
          </table:table-cell>
          <table:table-cell office:value-type="float" office:value="110126155" calcext:value-type="float">
            <text:p>110126155</text:p>
          </table:table-cell>
          <table:table-cell office:value-type="float" office:value="117747446" calcext:value-type="float">
            <text:p>117747446</text:p>
          </table:table-cell>
          <table:table-cell office:value-type="float" office:value="127557492" calcext:value-type="float">
            <text:p>127557492</text:p>
          </table:table-cell>
          <table:table-cell office:value-type="float" office:value="152515833" calcext:value-type="float">
            <text:p>152515833</text:p>
          </table:table-cell>
          <table:table-cell office:value-type="float" office:value="6543220" calcext:value-type="float">
            <text:p>6543220</text:p>
          </table:table-cell>
          <table:table-cell office:value-type="float" office:value="7121366" calcext:value-type="float">
            <text:p>7121366</text:p>
          </table:table-cell>
        </table:table-row>
        <table:table-row table:style-name="ro1">
          <table:table-cell office:value-type="float" office:value="48513153" calcext:value-type="float">
            <text:p>48513153</text:p>
          </table:table-cell>
          <table:table-cell office:value-type="float" office:value="49542474" calcext:value-type="float">
            <text:p>49542474</text:p>
          </table:table-cell>
          <table:table-cell office:value-type="float" office:value="15217089" calcext:value-type="float">
            <text:p>15217089</text:p>
          </table:table-cell>
          <table:table-cell office:value-type="float" office:value="29109568" calcext:value-type="float">
            <text:p>29109568</text:p>
          </table:table-cell>
          <table:table-cell office:value-type="float" office:value="747511" calcext:value-type="float">
            <text:p>747511</text:p>
          </table:table-cell>
          <table:table-cell office:value-type="float" office:value="867150" calcext:value-type="float">
            <text:p>867150</text:p>
          </table:table-cell>
          <table:table-cell office:value-type="float" office:value="13338218" calcext:value-type="float">
            <text:p>13338218</text:p>
          </table:table-cell>
          <table:table-cell office:value-type="float" office:value="14179875" calcext:value-type="float">
            <text:p>14179875</text:p>
          </table:table-cell>
          <table:table-cell office:value-type="float" office:value="5454186" calcext:value-type="float">
            <text:p>5454186</text:p>
          </table:table-cell>
          <table:table-cell office:value-type="float" office:value="24046983" calcext:value-type="float">
            <text:p>24046983</text:p>
          </table:table-cell>
          <table:table-cell office:value-type="float" office:value="486794" calcext:value-type="float">
            <text:p>486794</text:p>
          </table:table-cell>
          <table:table-cell office:value-type="float" office:value="625918" calcext:value-type="float">
            <text:p>625918</text:p>
          </table:table-cell>
          <table:table-cell office:value-type="float" office:value="123611460" calcext:value-type="float">
            <text:p>123611460</text:p>
          </table:table-cell>
          <table:table-cell office:value-type="float" office:value="125264254" calcext:value-type="float">
            <text:p>125264254</text:p>
          </table:table-cell>
          <table:table-cell office:value-type="float" office:value="231954217" calcext:value-type="float">
            <text:p>231954217</text:p>
          </table:table-cell>
          <table:table-cell office:value-type="float" office:value="238274993" calcext:value-type="float">
            <text:p>238274993</text:p>
          </table:table-cell>
          <table:table-cell office:value-type="float" office:value="21860951" calcext:value-type="float">
            <text:p>21860951</text:p>
          </table:table-cell>
          <table:table-cell office:value-type="float" office:value="22096805" calcext:value-type="float">
            <text:p>22096805</text:p>
          </table:table-cell>
          <table:table-cell office:value-type="float" office:value="111576968" calcext:value-type="float">
            <text:p>111576968</text:p>
          </table:table-cell>
          <table:table-cell office:value-type="float" office:value="113553546" calcext:value-type="float">
            <text:p>113553546</text:p>
          </table:table-cell>
          <table:table-cell office:value-type="float" office:value="277538226" calcext:value-type="float">
            <text:p>277538226</text:p>
          </table:table-cell>
          <table:table-cell office:value-type="float" office:value="283296570" calcext:value-type="float">
            <text:p>283296570</text:p>
          </table:table-cell>
          <table:table-cell office:value-type="float" office:value="23702805" calcext:value-type="float">
            <text:p>23702805</text:p>
          </table:table-cell>
          <table:table-cell office:value-type="float" office:value="24062208" calcext:value-type="float">
            <text:p>24062208</text:p>
          </table:table-cell>
          <table:table-cell office:value-type="float" office:value="119284233" calcext:value-type="float">
            <text:p>119284233</text:p>
          </table:table-cell>
          <table:table-cell office:value-type="float" office:value="134757499" calcext:value-type="float">
            <text:p>134757499</text:p>
          </table:table-cell>
          <table:table-cell office:value-type="float" office:value="73900180" calcext:value-type="float">
            <text:p>73900180</text:p>
          </table:table-cell>
          <table:table-cell office:value-type="float" office:value="95297733" calcext:value-type="float">
            <text:p>95297733</text:p>
          </table:table-cell>
          <table:table-cell office:value-type="float" office:value="4405239" calcext:value-type="float">
            <text:p>4405239</text:p>
          </table:table-cell>
          <table:table-cell office:value-type="float" office:value="4613855" calcext:value-type="float">
            <text:p>4613855</text:p>
          </table:table-cell>
        </table:table-row>
        <table:table-row table:style-name="ro1">
          <table:table-cell office:value-type="float" office:value="23115300" calcext:value-type="float">
            <text:p>23115300</text:p>
          </table:table-cell>
          <table:table-cell office:value-type="float" office:value="24000608" calcext:value-type="float">
            <text:p>24000608</text:p>
          </table:table-cell>
          <table:table-cell office:value-type="float" office:value="14804397" calcext:value-type="float">
            <text:p>14804397</text:p>
          </table:table-cell>
          <table:table-cell office:value-type="float" office:value="26626640" calcext:value-type="float">
            <text:p>26626640</text:p>
          </table:table-cell>
          <table:table-cell office:value-type="float" office:value="1052438" calcext:value-type="float">
            <text:p>1052438</text:p>
          </table:table-cell>
          <table:table-cell office:value-type="float" office:value="1205600" calcext:value-type="float">
            <text:p>1205600</text:p>
          </table:table-cell>
          <table:table-cell office:value-type="float" office:value="12810289" calcext:value-type="float">
            <text:p>12810289</text:p>
          </table:table-cell>
          <table:table-cell office:value-type="float" office:value="13527838" calcext:value-type="float">
            <text:p>13527838</text:p>
          </table:table-cell>
          <table:table-cell office:value-type="float" office:value="5508591" calcext:value-type="float">
            <text:p>5508591</text:p>
          </table:table-cell>
          <table:table-cell office:value-type="float" office:value="23998373" calcext:value-type="float">
            <text:p>23998373</text:p>
          </table:table-cell>
          <table:table-cell office:value-type="float" office:value="489727" calcext:value-type="float">
            <text:p>489727</text:p>
          </table:table-cell>
          <table:table-cell office:value-type="float" office:value="618165" calcext:value-type="float">
            <text:p>618165</text:p>
          </table:table-cell>
          <table:table-cell office:value-type="float" office:value="198112135" calcext:value-type="float">
            <text:p>198112135</text:p>
          </table:table-cell>
          <table:table-cell office:value-type="float" office:value="199989957" calcext:value-type="float">
            <text:p>199989957</text:p>
          </table:table-cell>
          <table:table-cell office:value-type="float" office:value="167035347" calcext:value-type="float">
            <text:p>167035347</text:p>
          </table:table-cell>
          <table:table-cell office:value-type="float" office:value="173361571" calcext:value-type="float">
            <text:p>173361571</text:p>
          </table:table-cell>
          <table:table-cell office:value-type="float" office:value="21900550" calcext:value-type="float">
            <text:p>21900550</text:p>
          </table:table-cell>
          <table:table-cell office:value-type="float" office:value="22152538" calcext:value-type="float">
            <text:p>22152538</text:p>
          </table:table-cell>
          <table:table-cell office:value-type="float" office:value="136505068" calcext:value-type="float">
            <text:p>136505068</text:p>
          </table:table-cell>
          <table:table-cell office:value-type="float" office:value="138441278" calcext:value-type="float">
            <text:p>138441278</text:p>
          </table:table-cell>
          <table:table-cell office:value-type="float" office:value="423217576" calcext:value-type="float">
            <text:p>423217576</text:p>
          </table:table-cell>
          <table:table-cell office:value-type="float" office:value="429159253" calcext:value-type="float">
            <text:p>429159253</text:p>
          </table:table-cell>
          <table:table-cell office:value-type="float" office:value="23441458" calcext:value-type="float">
            <text:p>23441458</text:p>
          </table:table-cell>
          <table:table-cell office:value-type="float" office:value="23800652" calcext:value-type="float">
            <text:p>23800652</text:p>
          </table:table-cell>
          <table:table-cell office:value-type="float" office:value="82434226" calcext:value-type="float">
            <text:p>82434226</text:p>
          </table:table-cell>
          <table:table-cell office:value-type="float" office:value="144236568" calcext:value-type="float">
            <text:p>144236568</text:p>
          </table:table-cell>
          <table:table-cell office:value-type="float" office:value="48555267" calcext:value-type="float">
            <text:p>48555267</text:p>
          </table:table-cell>
          <table:table-cell office:value-type="float" office:value="126242939" calcext:value-type="float">
            <text:p>126242939</text:p>
          </table:table-cell>
          <table:table-cell office:value-type="float" office:value="6097982" calcext:value-type="float">
            <text:p>6097982</text:p>
          </table:table-cell>
          <table:table-cell office:value-type="float" office:value="17091070" calcext:value-type="float">
            <text:p>17091070</text:p>
          </table:table-cell>
        </table:table-row>
        <table:table-row table:style-name="ro1">
          <table:table-cell office:value-type="float" office:value="33783207" calcext:value-type="float">
            <text:p>33783207</text:p>
          </table:table-cell>
          <table:table-cell office:value-type="float" office:value="34621512" calcext:value-type="float">
            <text:p>34621512</text:p>
          </table:table-cell>
          <table:table-cell office:value-type="float" office:value="17125222" calcext:value-type="float">
            <text:p>17125222</text:p>
          </table:table-cell>
          <table:table-cell office:value-type="float" office:value="33822457" calcext:value-type="float">
            <text:p>33822457</text:p>
          </table:table-cell>
          <table:table-cell office:value-type="float" office:value="1086102" calcext:value-type="float">
            <text:p>1086102</text:p>
          </table:table-cell>
          <table:table-cell office:value-type="float" office:value="1312946" calcext:value-type="float">
            <text:p>1312946</text:p>
          </table:table-cell>
          <table:table-cell office:value-type="float" office:value="12708739" calcext:value-type="float">
            <text:p>12708739</text:p>
          </table:table-cell>
          <table:table-cell office:value-type="float" office:value="13870339" calcext:value-type="float">
            <text:p>13870339</text:p>
          </table:table-cell>
          <table:table-cell office:value-type="float" office:value="7847785" calcext:value-type="float">
            <text:p>7847785</text:p>
          </table:table-cell>
          <table:table-cell office:value-type="float" office:value="31937720" calcext:value-type="float">
            <text:p>31937720</text:p>
          </table:table-cell>
          <table:table-cell office:value-type="float" office:value="338241" calcext:value-type="float">
            <text:p>338241</text:p>
          </table:table-cell>
          <table:table-cell office:value-type="float" office:value="450895" calcext:value-type="float">
            <text:p>450895</text:p>
          </table:table-cell>
          <table:table-cell office:value-type="float" office:value="166452242" calcext:value-type="float">
            <text:p>166452242</text:p>
          </table:table-cell>
          <table:table-cell office:value-type="float" office:value="168218459" calcext:value-type="float">
            <text:p>168218459</text:p>
          </table:table-cell>
          <table:table-cell office:value-type="float" office:value="262501328" calcext:value-type="float">
            <text:p>262501328</text:p>
          </table:table-cell>
          <table:table-cell office:value-type="float" office:value="274997330" calcext:value-type="float">
            <text:p>274997330</text:p>
          </table:table-cell>
          <table:table-cell office:value-type="float" office:value="21670144" calcext:value-type="float">
            <text:p>21670144</text:p>
          </table:table-cell>
          <table:table-cell office:value-type="float" office:value="21927509" calcext:value-type="float">
            <text:p>21927509</text:p>
          </table:table-cell>
          <table:table-cell office:value-type="float" office:value="127921644" calcext:value-type="float">
            <text:p>127921644</text:p>
          </table:table-cell>
          <table:table-cell office:value-type="float" office:value="142395971" calcext:value-type="float">
            <text:p>142395971</text:p>
          </table:table-cell>
          <table:table-cell office:value-type="float" office:value="428680770" calcext:value-type="float">
            <text:p>428680770</text:p>
          </table:table-cell>
          <table:table-cell office:value-type="float" office:value="434964320" calcext:value-type="float">
            <text:p>434964320</text:p>
          </table:table-cell>
          <table:table-cell office:value-type="float" office:value="23667675" calcext:value-type="float">
            <text:p>23667675</text:p>
          </table:table-cell>
          <table:table-cell office:value-type="float" office:value="24047751" calcext:value-type="float">
            <text:p>24047751</text:p>
          </table:table-cell>
          <table:table-cell office:value-type="float" office:value="94061263" calcext:value-type="float">
            <text:p>94061263</text:p>
          </table:table-cell>
          <table:table-cell office:value-type="float" office:value="101558795" calcext:value-type="float">
            <text:p>101558795</text:p>
          </table:table-cell>
          <table:table-cell office:value-type="float" office:value="119559757" calcext:value-type="float">
            <text:p>119559757</text:p>
          </table:table-cell>
          <table:table-cell office:value-type="float" office:value="145108466" calcext:value-type="float">
            <text:p>145108466</text:p>
          </table:table-cell>
          <table:table-cell office:value-type="float" office:value="4407125" calcext:value-type="float">
            <text:p>4407125</text:p>
          </table:table-cell>
          <table:table-cell office:value-type="float" office:value="4803055" calcext:value-type="float">
            <text:p>4803055</text:p>
          </table:table-cell>
        </table:table-row>
        <table:table-row table:style-name="ro1">
          <table:table-cell office:value-type="float" office:value="32380444" calcext:value-type="float">
            <text:p>32380444</text:p>
          </table:table-cell>
          <table:table-cell office:value-type="float" office:value="33384343" calcext:value-type="float">
            <text:p>33384343</text:p>
          </table:table-cell>
          <table:table-cell office:value-type="float" office:value="29652723" calcext:value-type="float">
            <text:p>29652723</text:p>
          </table:table-cell>
          <table:table-cell office:value-type="float" office:value="52975102" calcext:value-type="float">
            <text:p>52975102</text:p>
          </table:table-cell>
          <table:table-cell office:value-type="float" office:value="1095949" calcext:value-type="float">
            <text:p>1095949</text:p>
          </table:table-cell>
          <table:table-cell office:value-type="float" office:value="1264616" calcext:value-type="float">
            <text:p>1264616</text:p>
          </table:table-cell>
          <table:table-cell office:value-type="float" office:value="19665559" calcext:value-type="float">
            <text:p>19665559</text:p>
          </table:table-cell>
          <table:table-cell office:value-type="float" office:value="20537667" calcext:value-type="float">
            <text:p>20537667</text:p>
          </table:table-cell>
          <table:table-cell office:value-type="float" office:value="6595671" calcext:value-type="float">
            <text:p>6595671</text:p>
          </table:table-cell>
          <table:table-cell office:value-type="float" office:value="28035688" calcext:value-type="float">
            <text:p>28035688</text:p>
          </table:table-cell>
          <table:table-cell office:value-type="float" office:value="341174" calcext:value-type="float">
            <text:p>341174</text:p>
          </table:table-cell>
          <table:table-cell office:value-type="float" office:value="440768" calcext:value-type="float">
            <text:p>440768</text:p>
          </table:table-cell>
          <table:table-cell office:value-type="float" office:value="238254250" calcext:value-type="float">
            <text:p>238254250</text:p>
          </table:table-cell>
          <table:table-cell office:value-type="float" office:value="239867095" calcext:value-type="float">
            <text:p>239867095</text:p>
          </table:table-cell>
          <table:table-cell office:value-type="float" office:value="182095572" calcext:value-type="float">
            <text:p>182095572</text:p>
          </table:table-cell>
          <table:table-cell office:value-type="float" office:value="188443586" calcext:value-type="float">
            <text:p>188443586</text:p>
          </table:table-cell>
          <table:table-cell office:value-type="float" office:value="22039325" calcext:value-type="float">
            <text:p>22039325</text:p>
          </table:table-cell>
          <table:table-cell office:value-type="float" office:value="22276646" calcext:value-type="float">
            <text:p>22276646</text:p>
          </table:table-cell>
          <table:table-cell office:value-type="float" office:value="146822512" calcext:value-type="float">
            <text:p>146822512</text:p>
          </table:table-cell>
          <table:table-cell office:value-type="float" office:value="148758442" calcext:value-type="float">
            <text:p>148758442</text:p>
          </table:table-cell>
          <table:table-cell office:value-type="float" office:value="458347671" calcext:value-type="float">
            <text:p>458347671</text:p>
          </table:table-cell>
          <table:table-cell office:value-type="float" office:value="464278174" calcext:value-type="float">
            <text:p>464278174</text:p>
          </table:table-cell>
          <table:table-cell office:value-type="float" office:value="24143224" calcext:value-type="float">
            <text:p>24143224</text:p>
          </table:table-cell>
          <table:table-cell office:value-type="float" office:value="24520716" calcext:value-type="float">
            <text:p>24520716</text:p>
          </table:table-cell>
          <table:table-cell office:value-type="float" office:value="104832535" calcext:value-type="float">
            <text:p>104832535</text:p>
          </table:table-cell>
          <table:table-cell office:value-type="float" office:value="109659825" calcext:value-type="float">
            <text:p>109659825</text:p>
          </table:table-cell>
          <table:table-cell office:value-type="float" office:value="125496405" calcext:value-type="float">
            <text:p>125496405</text:p>
          </table:table-cell>
          <table:table-cell office:value-type="float" office:value="147302041" calcext:value-type="float">
            <text:p>147302041</text:p>
          </table:table-cell>
          <table:table-cell office:value-type="float" office:value="6522757" calcext:value-type="float">
            <text:p>6522757</text:p>
          </table:table-cell>
          <table:table-cell office:value-type="float" office:value="6827056" calcext:value-type="float">
            <text:p>6827056</text:p>
          </table:table-cell>
        </table:table-row>
        <table:table-row table:style-name="ro1">
          <table:table-cell office:value-type="float" office:value="40461081" calcext:value-type="float">
            <text:p>40461081</text:p>
          </table:table-cell>
          <table:table-cell office:value-type="float" office:value="41337310" calcext:value-type="float">
            <text:p>41337310</text:p>
          </table:table-cell>
          <table:table-cell office:value-type="float" office:value="15339870" calcext:value-type="float">
            <text:p>15339870</text:p>
          </table:table-cell>
          <table:table-cell office:value-type="float" office:value="29152241" calcext:value-type="float">
            <text:p>29152241</text:p>
          </table:table-cell>
          <table:table-cell office:value-type="float" office:value="745276" calcext:value-type="float">
            <text:p>745276</text:p>
          </table:table-cell>
          <table:table-cell office:value-type="float" office:value="853600" calcext:value-type="float">
            <text:p>853600</text:p>
          </table:table-cell>
          <table:table-cell office:value-type="float" office:value="12750504" calcext:value-type="float">
            <text:p>12750504</text:p>
          </table:table-cell>
          <table:table-cell office:value-type="float" office:value="13468962" calcext:value-type="float">
            <text:p>13468962</text:p>
          </table:table-cell>
          <table:table-cell office:value-type="float" office:value="5438261" calcext:value-type="float">
            <text:p>5438261</text:p>
          </table:table-cell>
          <table:table-cell office:value-type="float" office:value="24971192" calcext:value-type="float">
            <text:p>24971192</text:p>
          </table:table-cell>
          <table:table-cell office:value-type="float" office:value="338520" calcext:value-type="float">
            <text:p>338520</text:p>
          </table:table-cell>
          <table:table-cell office:value-type="float" office:value="433085" calcext:value-type="float">
            <text:p>433085</text:p>
          </table:table-cell>
          <table:table-cell office:value-type="float" office:value="185246322" calcext:value-type="float">
            <text:p>185246322</text:p>
          </table:table-cell>
          <table:table-cell office:value-type="float" office:value="187132037" calcext:value-type="float">
            <text:p>187132037</text:p>
          </table:table-cell>
          <table:table-cell office:value-type="float" office:value="214345973" calcext:value-type="float">
            <text:p>214345973</text:p>
          </table:table-cell>
          <table:table-cell office:value-type="float" office:value="221203409" calcext:value-type="float">
            <text:p>221203409</text:p>
          </table:table-cell>
          <table:table-cell office:value-type="float" office:value="21727903" calcext:value-type="float">
            <text:p>21727903</text:p>
          </table:table-cell>
          <table:table-cell office:value-type="float" office:value="21978354" calcext:value-type="float">
            <text:p>21978354</text:p>
          </table:table-cell>
          <table:table-cell office:value-type="float" office:value="120719821" calcext:value-type="float">
            <text:p>120719821</text:p>
          </table:table-cell>
          <table:table-cell office:value-type="float" office:value="129669632" calcext:value-type="float">
            <text:p>129669632</text:p>
          </table:table-cell>
          <table:table-cell office:value-type="float" office:value="463485196" calcext:value-type="float">
            <text:p>463485196</text:p>
          </table:table-cell>
          <table:table-cell office:value-type="float" office:value="477218227" calcext:value-type="float">
            <text:p>477218227</text:p>
          </table:table-cell>
          <table:table-cell office:value-type="float" office:value="23683318" calcext:value-type="float">
            <text:p>23683318</text:p>
          </table:table-cell>
          <table:table-cell office:value-type="float" office:value="24043839" calcext:value-type="float">
            <text:p>24043839</text:p>
          </table:table-cell>
          <table:table-cell office:value-type="float" office:value="122072158" calcext:value-type="float">
            <text:p>122072158</text:p>
          </table:table-cell>
          <table:table-cell office:value-type="float" office:value="176782607" calcext:value-type="float">
            <text:p>176782607</text:p>
          </table:table-cell>
          <table:table-cell office:value-type="float" office:value="94844464" calcext:value-type="float">
            <text:p>94844464</text:p>
          </table:table-cell>
          <table:table-cell office:value-type="float" office:value="137751177" calcext:value-type="float">
            <text:p>137751177</text:p>
          </table:table-cell>
          <table:table-cell office:value-type="float" office:value="6515913" calcext:value-type="float">
            <text:p>6515913</text:p>
          </table:table-cell>
          <table:table-cell office:value-type="float" office:value="16544981" calcext:value-type="float">
            <text:p>16544981</text:p>
          </table:table-cell>
        </table:table-row>
        <table:table-row table:style-name="ro1">
          <table:table-cell office:value-type="float" office:value="45627101" calcext:value-type="float">
            <text:p>45627101</text:p>
          </table:table-cell>
          <table:table-cell office:value-type="float" office:value="46483634" calcext:value-type="float">
            <text:p>46483634</text:p>
          </table:table-cell>
          <table:table-cell office:value-type="float" office:value="15232523" calcext:value-type="float">
            <text:p>15232523</text:p>
          </table:table-cell>
          <table:table-cell office:value-type="float" office:value="28731027" calcext:value-type="float">
            <text:p>28731027</text:p>
          </table:table-cell>
          <table:table-cell office:value-type="float" office:value="1089454" calcext:value-type="float">
            <text:p>1089454</text:p>
          </table:table-cell>
          <table:table-cell office:value-type="float" office:value="1323073" calcext:value-type="float">
            <text:p>1323073</text:p>
          </table:table-cell>
          <table:table-cell office:value-type="float" office:value="12695539" calcext:value-type="float">
            <text:p>12695539</text:p>
          </table:table-cell>
          <table:table-cell office:value-type="float" office:value="13866987" calcext:value-type="float">
            <text:p>13866987</text:p>
          </table:table-cell>
          <table:table-cell office:value-type="float" office:value="8856573" calcext:value-type="float">
            <text:p>8856573</text:p>
          </table:table-cell>
          <table:table-cell office:value-type="float" office:value="40032745" calcext:value-type="float">
            <text:p>40032745</text:p>
          </table:table-cell>
          <table:table-cell office:value-type="float" office:value="486514" calcext:value-type="float">
            <text:p>486514</text:p>
          </table:table-cell>
          <table:table-cell office:value-type="float" office:value="646172" calcext:value-type="float">
            <text:p>646172</text:p>
          </table:table-cell>
          <table:table-cell office:value-type="float" office:value="111271413" calcext:value-type="float">
            <text:p>111271413</text:p>
          </table:table-cell>
          <table:table-cell office:value-type="float" office:value="114857343" calcext:value-type="float">
            <text:p>114857343</text:p>
          </table:table-cell>
          <table:table-cell office:value-type="float" office:value="182377522" calcext:value-type="float">
            <text:p>182377522</text:p>
          </table:table-cell>
          <table:table-cell office:value-type="float" office:value="189125028" calcext:value-type="float">
            <text:p>189125028</text:p>
          </table:table-cell>
          <table:table-cell office:value-type="float" office:value="23542310" calcext:value-type="float">
            <text:p>23542310</text:p>
          </table:table-cell>
          <table:table-cell office:value-type="float" office:value="23793319" calcext:value-type="float">
            <text:p>23793319</text:p>
          </table:table-cell>
          <table:table-cell office:value-type="float" office:value="245233070" calcext:value-type="float">
            <text:p>245233070</text:p>
          </table:table-cell>
          <table:table-cell office:value-type="float" office:value="247543769" calcext:value-type="float">
            <text:p>247543769</text:p>
          </table:table-cell>
          <table:table-cell office:value-type="float" office:value="519746680" calcext:value-type="float">
            <text:p>519746680</text:p>
          </table:table-cell>
          <table:table-cell office:value-type="float" office:value="538342271" calcext:value-type="float">
            <text:p>538342271</text:p>
          </table:table-cell>
          <table:table-cell office:value-type="float" office:value="23732208" calcext:value-type="float">
            <text:p>23732208</text:p>
          </table:table-cell>
          <table:table-cell office:value-type="float" office:value="24108722" calcext:value-type="float">
            <text:p>24108722</text:p>
          </table:table-cell>
          <table:table-cell office:value-type="float" office:value="160017905" calcext:value-type="float">
            <text:p>160017905</text:p>
          </table:table-cell>
          <table:table-cell office:value-type="float" office:value="187532787" calcext:value-type="float">
            <text:p>187532787</text:p>
          </table:table-cell>
          <table:table-cell office:value-type="float" office:value="51091343" calcext:value-type="float">
            <text:p>51091343</text:p>
          </table:table-cell>
          <table:table-cell office:value-type="float" office:value="64720032" calcext:value-type="float">
            <text:p>64720032</text:p>
          </table:table-cell>
          <table:table-cell office:value-type="float" office:value="5346979" calcext:value-type="float">
            <text:p>5346979</text:p>
          </table:table-cell>
          <table:table-cell office:value-type="float" office:value="5740744" calcext:value-type="float">
            <text:p>5740744</text:p>
          </table:table-cell>
        </table:table-row>
        <table:table-row table:style-name="ro1">
          <table:table-cell office:value-type="float" office:value="44451672" calcext:value-type="float">
            <text:p>44451672</text:p>
          </table:table-cell>
          <table:table-cell office:value-type="float" office:value="45477431" calcext:value-type="float">
            <text:p>45477431</text:p>
          </table:table-cell>
          <table:table-cell office:value-type="float" office:value="14751736" calcext:value-type="float">
            <text:p>14751736</text:p>
          </table:table-cell>
          <table:table-cell office:value-type="float" office:value="27682710" calcext:value-type="float">
            <text:p>27682710</text:p>
          </table:table-cell>
          <table:table-cell office:value-type="float" office:value="1109359" calcext:value-type="float">
            <text:p>1109359</text:p>
          </table:table-cell>
          <table:table-cell office:value-type="float" office:value="1276210" calcext:value-type="float">
            <text:p>1276210</text:p>
          </table:table-cell>
          <table:table-cell office:value-type="float" office:value="16648207" calcext:value-type="float">
            <text:p>16648207</text:p>
          </table:table-cell>
          <table:table-cell office:value-type="float" office:value="17470658" calcext:value-type="float">
            <text:p>17470658</text:p>
          </table:table-cell>
          <table:table-cell office:value-type="float" office:value="5927290" calcext:value-type="float">
            <text:p>5927290</text:p>
          </table:table-cell>
          <table:table-cell office:value-type="float" office:value="24995986" calcext:value-type="float">
            <text:p>24995986</text:p>
          </table:table-cell>
          <table:table-cell office:value-type="float" office:value="504534" calcext:value-type="float">
            <text:p>504534</text:p>
          </table:table-cell>
          <table:table-cell office:value-type="float" office:value="644915" calcext:value-type="float">
            <text:p>644915</text:p>
          </table:table-cell>
          <table:table-cell office:value-type="float" office:value="174418269" calcext:value-type="float">
            <text:p>174418269</text:p>
          </table:table-cell>
          <table:table-cell office:value-type="float" office:value="180012626" calcext:value-type="float">
            <text:p>180012626</text:p>
          </table:table-cell>
          <table:table-cell office:value-type="float" office:value="194016781" calcext:value-type="float">
            <text:p>194016781</text:p>
          </table:table-cell>
          <table:table-cell office:value-type="float" office:value="200055118" calcext:value-type="float">
            <text:p>200055118</text:p>
          </table:table-cell>
          <table:table-cell office:value-type="float" office:value="21620766" calcext:value-type="float">
            <text:p>21620766</text:p>
          </table:table-cell>
          <table:table-cell office:value-type="float" office:value="21858436" calcext:value-type="float">
            <text:p>21858436</text:p>
          </table:table-cell>
          <table:table-cell office:value-type="float" office:value="210076854" calcext:value-type="float">
            <text:p>210076854</text:p>
          </table:table-cell>
          <table:table-cell office:value-type="float" office:value="224197574" calcext:value-type="float">
            <text:p>224197574</text:p>
          </table:table-cell>
          <table:table-cell office:value-type="float" office:value="477400443" calcext:value-type="float">
            <text:p>477400443</text:p>
          </table:table-cell>
          <table:table-cell office:value-type="float" office:value="483896032" calcext:value-type="float">
            <text:p>483896032</text:p>
          </table:table-cell>
          <table:table-cell office:value-type="float" office:value="23626049" calcext:value-type="float">
            <text:p>23626049</text:p>
          </table:table-cell>
          <table:table-cell office:value-type="float" office:value="23981402" calcext:value-type="float">
            <text:p>23981402</text:p>
          </table:table-cell>
          <table:table-cell office:value-type="float" office:value="141592726" calcext:value-type="float">
            <text:p>141592726</text:p>
          </table:table-cell>
          <table:table-cell office:value-type="float" office:value="149937921" calcext:value-type="float">
            <text:p>149937921</text:p>
          </table:table-cell>
          <table:table-cell office:value-type="float" office:value="99749556" calcext:value-type="float">
            <text:p>99749556</text:p>
          </table:table-cell>
          <table:table-cell office:value-type="float" office:value="116396226" calcext:value-type="float">
            <text:p>116396226</text:p>
          </table:table-cell>
          <table:table-cell office:value-type="float" office:value="4382890" calcext:value-type="float">
            <text:p>4382890</text:p>
          </table:table-cell>
          <table:table-cell office:value-type="float" office:value="4589411" calcext:value-type="float">
            <text:p>4589411</text:p>
          </table:table-cell>
        </table:table-row>
        <table:table-row table:style-name="ro1">
          <table:table-cell office:value-type="float" office:value="38285385" calcext:value-type="float">
            <text:p>38285385</text:p>
          </table:table-cell>
          <table:table-cell office:value-type="float" office:value="39159728" calcext:value-type="float">
            <text:p>39159728</text:p>
          </table:table-cell>
          <table:table-cell office:value-type="float" office:value="14526010" calcext:value-type="float">
            <text:p>14526010</text:p>
          </table:table-cell>
          <table:table-cell office:value-type="float" office:value="27385745" calcext:value-type="float">
            <text:p>27385745</text:p>
          </table:table-cell>
          <table:table-cell office:value-type="float" office:value="1083866" calcext:value-type="float">
            <text:p>1083866</text:p>
          </table:table-cell>
          <table:table-cell office:value-type="float" office:value="1235911" calcext:value-type="float">
            <text:p>1235911</text:p>
          </table:table-cell>
          <table:table-cell office:value-type="float" office:value="12702733" calcext:value-type="float">
            <text:p>12702733</text:p>
          </table:table-cell>
          <table:table-cell office:value-type="float" office:value="13437743" calcext:value-type="float">
            <text:p>13437743</text:p>
          </table:table-cell>
          <table:table-cell office:value-type="float" office:value="7964421" calcext:value-type="float">
            <text:p>7964421</text:p>
          </table:table-cell>
          <table:table-cell office:value-type="float" office:value="26690615" calcext:value-type="float">
            <text:p>26690615</text:p>
          </table:table-cell>
          <table:table-cell office:value-type="float" office:value="485956" calcext:value-type="float">
            <text:p>485956</text:p>
          </table:table-cell>
          <table:table-cell office:value-type="float" office:value="619003" calcext:value-type="float">
            <text:p>619003</text:p>
          </table:table-cell>
          <table:table-cell office:value-type="float" office:value="216732170" calcext:value-type="float">
            <text:p>216732170</text:p>
          </table:table-cell>
          <table:table-cell office:value-type="float" office:value="218654342" calcext:value-type="float">
            <text:p>218654342</text:p>
          </table:table-cell>
          <table:table-cell office:value-type="float" office:value="284308780" calcext:value-type="float">
            <text:p>284308780</text:p>
          </table:table-cell>
          <table:table-cell office:value-type="float" office:value="290961512" calcext:value-type="float">
            <text:p>290961512</text:p>
          </table:table-cell>
          <table:table-cell office:value-type="float" office:value="21682017" calcext:value-type="float">
            <text:p>21682017</text:p>
          </table:table-cell>
          <table:table-cell office:value-type="float" office:value="21931700" calcext:value-type="float">
            <text:p>21931700</text:p>
          </table:table-cell>
          <table:table-cell office:value-type="float" office:value="131417689" calcext:value-type="float">
            <text:p>131417689</text:p>
          </table:table-cell>
          <table:table-cell office:value-type="float" office:value="139565793" calcext:value-type="float">
            <text:p>139565793</text:p>
          </table:table-cell>
          <table:table-cell office:value-type="float" office:value="474135642" calcext:value-type="float">
            <text:p>474135642</text:p>
          </table:table-cell>
          <table:table-cell office:value-type="float" office:value="480729847" calcext:value-type="float">
            <text:p>480729847</text:p>
          </table:table-cell>
          <table:table-cell office:value-type="float" office:value="23678710" calcext:value-type="float">
            <text:p>23678710</text:p>
          </table:table-cell>
          <table:table-cell office:value-type="float" office:value="24054875" calcext:value-type="float">
            <text:p>24054875</text:p>
          </table:table-cell>
          <table:table-cell office:value-type="float" office:value="91256856" calcext:value-type="float">
            <text:p>91256856</text:p>
          </table:table-cell>
          <table:table-cell office:value-type="float" office:value="141648250" calcext:value-type="float">
            <text:p>141648250</text:p>
          </table:table-cell>
          <table:table-cell office:value-type="float" office:value="85206646" calcext:value-type="float">
            <text:p>85206646</text:p>
          </table:table-cell>
          <table:table-cell office:value-type="float" office:value="141026733" calcext:value-type="float">
            <text:p>141026733</text:p>
          </table:table-cell>
          <table:table-cell office:value-type="float" office:value="6496846" calcext:value-type="float">
            <text:p>6496846</text:p>
          </table:table-cell>
          <table:table-cell office:value-type="float" office:value="15493730" calcext:value-type="float">
            <text:p>15493730</text:p>
          </table:table-cell>
        </table:table-row>
        <table:table-row table:style-name="ro1">
          <table:table-cell office:value-type="float" office:value="20431509" calcext:value-type="float">
            <text:p>20431509</text:p>
          </table:table-cell>
          <table:table-cell office:value-type="float" office:value="21258430" calcext:value-type="float">
            <text:p>21258430</text:p>
          </table:table-cell>
          <table:table-cell office:value-type="float" office:value="15449241" calcext:value-type="float">
            <text:p>15449241</text:p>
          </table:table-cell>
          <table:table-cell office:value-type="float" office:value="29828933" calcext:value-type="float">
            <text:p>29828933</text:p>
          </table:table-cell>
          <table:table-cell office:value-type="float" office:value="746114" calcext:value-type="float">
            <text:p>746114</text:p>
          </table:table-cell>
          <table:table-cell office:value-type="float" office:value="909892" calcext:value-type="float">
            <text:p>909892</text:p>
          </table:table-cell>
          <table:table-cell office:value-type="float" office:value="16527940" calcext:value-type="float">
            <text:p>16527940</text:p>
          </table:table-cell>
          <table:table-cell office:value-type="float" office:value="17739686" calcext:value-type="float">
            <text:p>17739686</text:p>
          </table:table-cell>
          <table:table-cell office:value-type="float" office:value="13585736" calcext:value-type="float">
            <text:p>13585736</text:p>
          </table:table-cell>
          <table:table-cell office:value-type="float" office:value="32759194" calcext:value-type="float">
            <text:p>32759194</text:p>
          </table:table-cell>
          <table:table-cell office:value-type="float" office:value="339499" calcext:value-type="float">
            <text:p>339499</text:p>
          </table:table-cell>
          <table:table-cell office:value-type="float" office:value="452083" calcext:value-type="float">
            <text:p>452083</text:p>
          </table:table-cell>
          <table:table-cell office:value-type="float" office:value="145652461" calcext:value-type="float">
            <text:p>145652461</text:p>
          </table:table-cell>
          <table:table-cell office:value-type="float" office:value="147533007" calcext:value-type="float">
            <text:p>147533007</text:p>
          </table:table-cell>
          <table:table-cell office:value-type="float" office:value="359337734" calcext:value-type="float">
            <text:p>359337734</text:p>
          </table:table-cell>
          <table:table-cell office:value-type="float" office:value="365788065" calcext:value-type="float">
            <text:p>365788065</text:p>
          </table:table-cell>
          <table:table-cell office:value-type="float" office:value="21596741" calcext:value-type="float">
            <text:p>21596741</text:p>
          </table:table-cell>
          <table:table-cell office:value-type="float" office:value="21847611" calcext:value-type="float">
            <text:p>21847611</text:p>
          </table:table-cell>
          <table:table-cell office:value-type="float" office:value="162328324" calcext:value-type="float">
            <text:p>162328324</text:p>
          </table:table-cell>
          <table:table-cell office:value-type="float" office:value="164651036" calcext:value-type="float">
            <text:p>164651036</text:p>
          </table:table-cell>
          <table:table-cell office:value-type="float" office:value="483198038" calcext:value-type="float">
            <text:p>483198038</text:p>
          </table:table-cell>
          <table:table-cell office:value-type="float" office:value="493126466" calcext:value-type="float">
            <text:p>493126466</text:p>
          </table:table-cell>
          <table:table-cell office:value-type="float" office:value="23579046" calcext:value-type="float">
            <text:p>23579046</text:p>
          </table:table-cell>
          <table:table-cell office:value-type="float" office:value="23961986" calcext:value-type="float">
            <text:p>23961986</text:p>
          </table:table-cell>
          <table:table-cell office:value-type="float" office:value="100982534" calcext:value-type="float">
            <text:p>100982534</text:p>
          </table:table-cell>
          <table:table-cell office:value-type="float" office:value="116506715" calcext:value-type="float">
            <text:p>116506715</text:p>
          </table:table-cell>
          <table:table-cell office:value-type="float" office:value="97688610" calcext:value-type="float">
            <text:p>97688610</text:p>
          </table:table-cell>
          <table:table-cell office:value-type="float" office:value="124503403" calcext:value-type="float">
            <text:p>124503403</text:p>
          </table:table-cell>
          <table:table-cell office:value-type="float" office:value="6507950" calcext:value-type="float">
            <text:p>6507950</text:p>
          </table:table-cell>
          <table:table-cell office:value-type="float" office:value="7111449" calcext:value-type="float">
            <text:p>7111449</text:p>
          </table:table-cell>
        </table:table-row>
        <table:table-row table:style-name="ro1">
          <table:table-cell office:value-type="float" office:value="20414328" calcext:value-type="float">
            <text:p>20414328</text:p>
          </table:table-cell>
          <table:table-cell office:value-type="float" office:value="21460690" calcext:value-type="float">
            <text:p>21460690</text:p>
          </table:table-cell>
          <table:table-cell office:value-type="float" office:value="15295101" calcext:value-type="float">
            <text:p>15295101</text:p>
          </table:table-cell>
          <table:table-cell office:value-type="float" office:value="29178500" calcext:value-type="float">
            <text:p>29178500</text:p>
          </table:table-cell>
          <table:table-cell office:value-type="float" office:value="754006" calcext:value-type="float">
            <text:p>754006</text:p>
          </table:table-cell>
          <table:table-cell office:value-type="float" office:value="875879" calcext:value-type="float">
            <text:p>875879</text:p>
          </table:table-cell>
          <table:table-cell office:value-type="float" office:value="13879838" calcext:value-type="float">
            <text:p>13879838</text:p>
          </table:table-cell>
          <table:table-cell office:value-type="float" office:value="14696772" calcext:value-type="float">
            <text:p>14696772</text:p>
          </table:table-cell>
          <table:table-cell office:value-type="float" office:value="11115101" calcext:value-type="float">
            <text:p>11115101</text:p>
          </table:table-cell>
          <table:table-cell office:value-type="float" office:value="47166613" calcext:value-type="float">
            <text:p>47166613</text:p>
          </table:table-cell>
          <table:table-cell office:value-type="float" office:value="342223" calcext:value-type="float">
            <text:p>342223</text:p>
          </table:table-cell>
          <table:table-cell office:value-type="float" office:value="440419" calcext:value-type="float">
            <text:p>440419</text:p>
          </table:table-cell>
          <table:table-cell office:value-type="float" office:value="241193032" calcext:value-type="float">
            <text:p>241193032</text:p>
          </table:table-cell>
          <table:table-cell office:value-type="float" office:value="242854137" calcext:value-type="float">
            <text:p>242854137</text:p>
          </table:table-cell>
          <table:table-cell office:value-type="float" office:value="198814389" calcext:value-type="float">
            <text:p>198814389</text:p>
          </table:table-cell>
          <table:table-cell office:value-type="float" office:value="205094726" calcext:value-type="float">
            <text:p>205094726</text:p>
          </table:table-cell>
          <table:table-cell office:value-type="float" office:value="21814157" calcext:value-type="float">
            <text:p>21814157</text:p>
          </table:table-cell>
          <table:table-cell office:value-type="float" office:value="22046728" calcext:value-type="float">
            <text:p>22046728</text:p>
          </table:table-cell>
          <table:table-cell office:value-type="float" office:value="149314797" calcext:value-type="float">
            <text:p>149314797</text:p>
          </table:table-cell>
          <table:table-cell office:value-type="float" office:value="151340194" calcext:value-type="float">
            <text:p>151340194</text:p>
          </table:table-cell>
          <table:table-cell office:value-type="float" office:value="432115565" calcext:value-type="float">
            <text:p>432115565</text:p>
          </table:table-cell>
          <table:table-cell office:value-type="float" office:value="437862524" calcext:value-type="float">
            <text:p>437862524</text:p>
          </table:table-cell>
          <table:table-cell office:value-type="float" office:value="23638830" calcext:value-type="float">
            <text:p>23638830</text:p>
          </table:table-cell>
          <table:table-cell office:value-type="float" office:value="23997465" calcext:value-type="float">
            <text:p>23997465</text:p>
          </table:table-cell>
          <table:table-cell office:value-type="float" office:value="139615170" calcext:value-type="float">
            <text:p>139615170</text:p>
          </table:table-cell>
          <table:table-cell office:value-type="float" office:value="143200821" calcext:value-type="float">
            <text:p>143200821</text:p>
          </table:table-cell>
          <table:table-cell office:value-type="float" office:value="63518133" calcext:value-type="float">
            <text:p>63518133</text:p>
          </table:table-cell>
          <table:table-cell office:value-type="float" office:value="74745469" calcext:value-type="float">
            <text:p>74745469</text:p>
          </table:table-cell>
          <table:table-cell office:value-type="float" office:value="4377931" calcext:value-type="float">
            <text:p>4377931</text:p>
          </table:table-cell>
          <table:table-cell office:value-type="float" office:value="4587036" calcext:value-type="float">
            <text:p>4587036</text:p>
          </table:table-cell>
        </table:table-row>
        <table:table-row table:style-name="ro1">
          <table:table-cell office:value-type="float" office:value="20378989" calcext:value-type="float">
            <text:p>20378989</text:p>
          </table:table-cell>
          <table:table-cell office:value-type="float" office:value="21250328" calcext:value-type="float">
            <text:p>21250328</text:p>
          </table:table-cell>
          <table:table-cell office:value-type="float" office:value="12271044" calcext:value-type="float">
            <text:p>12271044</text:p>
          </table:table-cell>
          <table:table-cell office:value-type="float" office:value="22637516" calcext:value-type="float">
            <text:p>22637516</text:p>
          </table:table-cell>
          <table:table-cell office:value-type="float" office:value="748070" calcext:value-type="float">
            <text:p>748070</text:p>
          </table:table-cell>
          <table:table-cell office:value-type="float" office:value="854228" calcext:value-type="float">
            <text:p>854228</text:p>
          </table:table-cell>
          <table:table-cell office:value-type="float" office:value="12755812" calcext:value-type="float">
            <text:p>12755812</text:p>
          </table:table-cell>
          <table:table-cell office:value-type="float" office:value="13499202" calcext:value-type="float">
            <text:p>13499202</text:p>
          </table:table-cell>
          <table:table-cell office:value-type="float" office:value="8852033" calcext:value-type="float">
            <text:p>8852033</text:p>
          </table:table-cell>
          <table:table-cell office:value-type="float" office:value="45204421" calcext:value-type="float">
            <text:p>45204421</text:p>
          </table:table-cell>
          <table:table-cell office:value-type="float" office:value="456342" calcext:value-type="float">
            <text:p>456342</text:p>
          </table:table-cell>
          <table:table-cell office:value-type="float" office:value="588971" calcext:value-type="float">
            <text:p>588971</text:p>
          </table:table-cell>
          <table:table-cell office:value-type="float" office:value="125048304" calcext:value-type="float">
            <text:p>125048304</text:p>
          </table:table-cell>
          <table:table-cell office:value-type="float" office:value="126955739" calcext:value-type="float">
            <text:p>126955739</text:p>
          </table:table-cell>
          <table:table-cell office:value-type="float" office:value="340729083" calcext:value-type="float">
            <text:p>340729083</text:p>
          </table:table-cell>
          <table:table-cell office:value-type="float" office:value="352256876" calcext:value-type="float">
            <text:p>352256876</text:p>
          </table:table-cell>
          <table:table-cell office:value-type="float" office:value="21665255" calcext:value-type="float">
            <text:p>21665255</text:p>
          </table:table-cell>
          <table:table-cell office:value-type="float" office:value="21939871" calcext:value-type="float">
            <text:p>21939871</text:p>
          </table:table-cell>
          <table:table-cell office:value-type="float" office:value="75752999" calcext:value-type="float">
            <text:p>75752999</text:p>
          </table:table-cell>
          <table:table-cell office:value-type="float" office:value="77731253" calcext:value-type="float">
            <text:p>77731253</text:p>
          </table:table-cell>
          <table:table-cell office:value-type="float" office:value="465309171" calcext:value-type="float">
            <text:p>465309171</text:p>
          </table:table-cell>
          <table:table-cell office:value-type="float" office:value="484628248" calcext:value-type="float">
            <text:p>484628248</text:p>
          </table:table-cell>
          <table:table-cell office:value-type="float" office:value="23644068" calcext:value-type="float">
            <text:p>23644068</text:p>
          </table:table-cell>
          <table:table-cell office:value-type="float" office:value="24003681" calcext:value-type="float">
            <text:p>24003681</text:p>
          </table:table-cell>
          <table:table-cell office:value-type="float" office:value="112146245" calcext:value-type="float">
            <text:p>112146245</text:p>
          </table:table-cell>
          <table:table-cell office:value-type="float" office:value="168442440" calcext:value-type="float">
            <text:p>168442440</text:p>
          </table:table-cell>
          <table:table-cell office:value-type="float" office:value="77204790" calcext:value-type="float">
            <text:p>77204790</text:p>
          </table:table-cell>
          <table:table-cell office:value-type="float" office:value="220598025" calcext:value-type="float">
            <text:p>220598025</text:p>
          </table:table-cell>
          <table:table-cell office:value-type="float" office:value="5467525" calcext:value-type="float">
            <text:p>5467525</text:p>
          </table:table-cell>
          <table:table-cell office:value-type="float" office:value="14200130" calcext:value-type="float">
            <text:p>14200130</text:p>
          </table:table-cell>
        </table:table-row>
        <table:table-row table:style-name="ro1">
          <table:table-cell office:value-type="float" office:value="21408728" calcext:value-type="float">
            <text:p>21408728</text:p>
          </table:table-cell>
          <table:table-cell office:value-type="float" office:value="22263656" calcext:value-type="float">
            <text:p>22263656</text:p>
          </table:table-cell>
          <table:table-cell office:value-type="float" office:value="13875508" calcext:value-type="float">
            <text:p>13875508</text:p>
          </table:table-cell>
          <table:table-cell office:value-type="float" office:value="25826888" calcext:value-type="float">
            <text:p>25826888</text:p>
          </table:table-cell>
          <table:table-cell office:value-type="float" office:value="744368" calcext:value-type="float">
            <text:p>744368</text:p>
          </table:table-cell>
          <table:table-cell office:value-type="float" office:value="908984" calcext:value-type="float">
            <text:p>908984</text:p>
          </table:table-cell>
          <table:table-cell office:value-type="float" office:value="12697495" calcext:value-type="float">
            <text:p>12697495</text:p>
          </table:table-cell>
          <table:table-cell office:value-type="float" office:value="13876835" calcext:value-type="float">
            <text:p>13876835</text:p>
          </table:table-cell>
          <table:table-cell office:value-type="float" office:value="7967563" calcext:value-type="float">
            <text:p>7967563</text:p>
          </table:table-cell>
          <table:table-cell office:value-type="float" office:value="27269250" calcext:value-type="float">
            <text:p>27269250</text:p>
          </table:table-cell>
          <table:table-cell office:value-type="float" office:value="483231" calcext:value-type="float">
            <text:p>483231</text:p>
          </table:table-cell>
          <table:table-cell office:value-type="float" office:value="639327" calcext:value-type="float">
            <text:p>639327</text:p>
          </table:table-cell>
          <table:table-cell office:value-type="float" office:value="156654837" calcext:value-type="float">
            <text:p>156654837</text:p>
          </table:table-cell>
          <table:table-cell office:value-type="float" office:value="166055055" calcext:value-type="float">
            <text:p>166055055</text:p>
          </table:table-cell>
          <table:table-cell office:value-type="float" office:value="267692700" calcext:value-type="float">
            <text:p>267692700</text:p>
          </table:table-cell>
          <table:table-cell office:value-type="float" office:value="274125851" calcext:value-type="float">
            <text:p>274125851</text:p>
          </table:table-cell>
          <table:table-cell office:value-type="float" office:value="21673986" calcext:value-type="float">
            <text:p>21673986</text:p>
          </table:table-cell>
          <table:table-cell office:value-type="float" office:value="21924716" calcext:value-type="float">
            <text:p>21924716</text:p>
          </table:table-cell>
          <table:table-cell office:value-type="float" office:value="77116929" calcext:value-type="float">
            <text:p>77116929</text:p>
          </table:table-cell>
          <table:table-cell office:value-type="float" office:value="79491463" calcext:value-type="float">
            <text:p>79491463</text:p>
          </table:table-cell>
          <table:table-cell office:value-type="float" office:value="484035435" calcext:value-type="float">
            <text:p>484035435</text:p>
          </table:table-cell>
          <table:table-cell office:value-type="float" office:value="499289680" calcext:value-type="float">
            <text:p>499289680</text:p>
          </table:table-cell>
          <table:table-cell office:value-type="float" office:value="23671795" calcext:value-type="float">
            <text:p>23671795</text:p>
          </table:table-cell>
          <table:table-cell office:value-type="float" office:value="24053478" calcext:value-type="float">
            <text:p>24053478</text:p>
          </table:table-cell>
          <table:table-cell office:value-type="float" office:value="136279621" calcext:value-type="float">
            <text:p>136279621</text:p>
          </table:table-cell>
          <table:table-cell office:value-type="float" office:value="143637330" calcext:value-type="float">
            <text:p>143637330</text:p>
          </table:table-cell>
          <table:table-cell office:value-type="float" office:value="89498113" calcext:value-type="float">
            <text:p>89498113</text:p>
          </table:table-cell>
          <table:table-cell office:value-type="float" office:value="115810398" calcext:value-type="float">
            <text:p>115810398</text:p>
          </table:table-cell>
          <table:table-cell office:value-type="float" office:value="4405588" calcext:value-type="float">
            <text:p>4405588</text:p>
          </table:table-cell>
          <table:table-cell office:value-type="float" office:value="4799353" calcext:value-type="float">
            <text:p>4799353</text:p>
          </table:table-cell>
        </table:table-row>
        <table:table-row table:style-name="ro1">
          <table:table-cell office:value-type="float" office:value="40554319" calcext:value-type="float">
            <text:p>40554319</text:p>
          </table:table-cell>
          <table:table-cell office:value-type="float" office:value="41581824" calcext:value-type="float">
            <text:p>41581824</text:p>
          </table:table-cell>
          <table:table-cell office:value-type="float" office:value="15222257" calcext:value-type="float">
            <text:p>15222257</text:p>
          </table:table-cell>
          <table:table-cell office:value-type="float" office:value="28879790" calcext:value-type="float">
            <text:p>28879790</text:p>
          </table:table-cell>
          <table:table-cell office:value-type="float" office:value="747022" calcext:value-type="float">
            <text:p>747022</text:p>
          </table:table-cell>
          <table:table-cell office:value-type="float" office:value="865752" calcext:value-type="float">
            <text:p>865752</text:p>
          </table:table-cell>
          <table:table-cell office:value-type="float" office:value="12713838" calcext:value-type="float">
            <text:p>12713838</text:p>
          </table:table-cell>
          <table:table-cell office:value-type="float" office:value="13527489" calcext:value-type="float">
            <text:p>13527489</text:p>
          </table:table-cell>
          <table:table-cell office:value-type="float" office:value="8964199" calcext:value-type="float">
            <text:p>8964199</text:p>
          </table:table-cell>
          <table:table-cell office:value-type="float" office:value="33140457" calcext:value-type="float">
            <text:p>33140457</text:p>
          </table:table-cell>
          <table:table-cell office:value-type="float" office:value="487492" calcext:value-type="float">
            <text:p>487492</text:p>
          </table:table-cell>
          <table:table-cell office:value-type="float" office:value="625778" calcext:value-type="float">
            <text:p>625778</text:p>
          </table:table-cell>
          <table:table-cell office:value-type="float" office:value="142890866" calcext:value-type="float">
            <text:p>142890866</text:p>
          </table:table-cell>
          <table:table-cell office:value-type="float" office:value="144504479" calcext:value-type="float">
            <text:p>144504479</text:p>
          </table:table-cell>
          <table:table-cell office:value-type="float" office:value="312150449" calcext:value-type="float">
            <text:p>312150449</text:p>
          </table:table-cell>
          <table:table-cell office:value-type="float" office:value="318684520" calcext:value-type="float">
            <text:p>318684520</text:p>
          </table:table-cell>
          <table:table-cell office:value-type="float" office:value="21774417" calcext:value-type="float">
            <text:p>21774417</text:p>
          </table:table-cell>
          <table:table-cell office:value-type="float" office:value="22007827" calcext:value-type="float">
            <text:p>22007827</text:p>
          </table:table-cell>
          <table:table-cell office:value-type="float" office:value="160048355" calcext:value-type="float">
            <text:p>160048355</text:p>
          </table:table-cell>
          <table:table-cell office:value-type="float" office:value="161912349" calcext:value-type="float">
            <text:p>161912349</text:p>
          </table:table-cell>
          <table:table-cell office:value-type="float" office:value="403138905" calcext:value-type="float">
            <text:p>403138905</text:p>
          </table:table-cell>
          <table:table-cell office:value-type="float" office:value="416977467" calcext:value-type="float">
            <text:p>416977467</text:p>
          </table:table-cell>
          <table:table-cell office:value-type="float" office:value="23667115" calcext:value-type="float">
            <text:p>23667115</text:p>
          </table:table-cell>
          <table:table-cell office:value-type="float" office:value="24030709" calcext:value-type="float">
            <text:p>24030709</text:p>
          </table:table-cell>
          <table:table-cell office:value-type="float" office:value="108059621" calcext:value-type="float">
            <text:p>108059621</text:p>
          </table:table-cell>
          <table:table-cell office:value-type="float" office:value="112718803" calcext:value-type="float">
            <text:p>112718803</text:p>
          </table:table-cell>
          <table:table-cell office:value-type="float" office:value="66527105" calcext:value-type="float">
            <text:p>66527105</text:p>
          </table:table-cell>
          <table:table-cell office:value-type="float" office:value="85123115" calcext:value-type="float">
            <text:p>85123115</text:p>
          </table:table-cell>
          <table:table-cell office:value-type="float" office:value="4373670" calcext:value-type="float">
            <text:p>4373670</text:p>
          </table:table-cell>
          <table:table-cell office:value-type="float" office:value="4580191" calcext:value-type="float">
            <text:p>4580191</text:p>
          </table:table-cell>
        </table:table-row>
        <table:table-row table:style-name="ro1">
          <table:table-cell office:value-type="float" office:value="44665736" calcext:value-type="float">
            <text:p>44665736</text:p>
          </table:table-cell>
          <table:table-cell office:value-type="float" office:value="45547831" calcext:value-type="float">
            <text:p>45547831</text:p>
          </table:table-cell>
          <table:table-cell office:value-type="float" office:value="24927122" calcext:value-type="float">
            <text:p>24927122</text:p>
          </table:table-cell>
          <table:table-cell office:value-type="float" office:value="43274357" calcext:value-type="float">
            <text:p>43274357</text:p>
          </table:table-cell>
          <table:table-cell office:value-type="float" office:value="1082121" calcext:value-type="float">
            <text:p>1082121</text:p>
          </table:table-cell>
          <table:table-cell office:value-type="float" office:value="1233607" calcext:value-type="float">
            <text:p>1233607</text:p>
          </table:table-cell>
          <table:table-cell office:value-type="float" office:value="16599458" calcext:value-type="float">
            <text:p>16599458</text:p>
          </table:table-cell>
          <table:table-cell office:value-type="float" office:value="17322175" calcext:value-type="float">
            <text:p>17322175</text:p>
          </table:table-cell>
          <table:table-cell office:value-type="float" office:value="8824516" calcext:value-type="float">
            <text:p>8824516</text:p>
          </table:table-cell>
          <table:table-cell office:value-type="float" office:value="33517461" calcext:value-type="float">
            <text:p>33517461</text:p>
          </table:table-cell>
          <table:table-cell office:value-type="float" office:value="339987" calcext:value-type="float">
            <text:p>339987</text:p>
          </table:table-cell>
          <table:table-cell office:value-type="float" office:value="435321" calcext:value-type="float">
            <text:p>435321</text:p>
          </table:table-cell>
          <table:table-cell office:value-type="float" office:value="182601573" calcext:value-type="float">
            <text:p>182601573</text:p>
          </table:table-cell>
          <table:table-cell office:value-type="float" office:value="186440050" calcext:value-type="float">
            <text:p>186440050</text:p>
          </table:table-cell>
          <table:table-cell office:value-type="float" office:value="183206467" calcext:value-type="float">
            <text:p>183206467</text:p>
          </table:table-cell>
          <table:table-cell office:value-type="float" office:value="189383230" calcext:value-type="float">
            <text:p>189383230</text:p>
          </table:table-cell>
          <table:table-cell office:value-type="float" office:value="21593248" calcext:value-type="float">
            <text:p>21593248</text:p>
          </table:table-cell>
          <table:table-cell office:value-type="float" office:value="21843490" calcext:value-type="float">
            <text:p>21843490</text:p>
          </table:table-cell>
          <table:table-cell office:value-type="float" office:value="179688562" calcext:value-type="float">
            <text:p>179688562</text:p>
          </table:table-cell>
          <table:table-cell office:value-type="float" office:value="193659193" calcext:value-type="float">
            <text:p>193659193</text:p>
          </table:table-cell>
          <table:table-cell office:value-type="float" office:value="416238545" calcext:value-type="float">
            <text:p>416238545</text:p>
          </table:table-cell>
          <table:table-cell office:value-type="float" office:value="423137118" calcext:value-type="float">
            <text:p>423137118</text:p>
          </table:table-cell>
          <table:table-cell office:value-type="float" office:value="23724665" calcext:value-type="float">
            <text:p>23724665</text:p>
          </table:table-cell>
          <table:table-cell office:value-type="float" office:value="24081415" calcext:value-type="float">
            <text:p>24081415</text:p>
          </table:table-cell>
          <table:table-cell office:value-type="float" office:value="110512657" calcext:value-type="float">
            <text:p>110512657</text:p>
          </table:table-cell>
          <table:table-cell office:value-type="float" office:value="164760687" calcext:value-type="float">
            <text:p>164760687</text:p>
          </table:table-cell>
          <table:table-cell office:value-type="float" office:value="122614056" calcext:value-type="float">
            <text:p>122614056</text:p>
          </table:table-cell>
          <table:table-cell office:value-type="float" office:value="272511330" calcext:value-type="float">
            <text:p>272511330</text:p>
          </table:table-cell>
          <table:table-cell office:value-type="float" office:value="4379467" calcext:value-type="float">
            <text:p>4379467</text:p>
          </table:table-cell>
          <table:table-cell office:value-type="float" office:value="13139729" calcext:value-type="float">
            <text:p>13139729</text:p>
          </table:table-cell>
        </table:table-row>
        <table:table-row table:style-name="ro1">
          <table:table-cell office:value-type="float" office:value="44374637" calcext:value-type="float">
            <text:p>44374637</text:p>
          </table:table-cell>
          <table:table-cell office:value-type="float" office:value="45213012" calcext:value-type="float">
            <text:p>45213012</text:p>
          </table:table-cell>
          <table:table-cell office:value-type="float" office:value="12330200" calcext:value-type="float">
            <text:p>12330200</text:p>
          </table:table-cell>
          <table:table-cell office:value-type="float" office:value="22710849" calcext:value-type="float">
            <text:p>22710849</text:p>
          </table:table-cell>
          <table:table-cell office:value-type="float" office:value="744927" calcext:value-type="float">
            <text:p>744927</text:p>
          </table:table-cell>
          <table:table-cell office:value-type="float" office:value="944393" calcext:value-type="float">
            <text:p>944393</text:p>
          </table:table-cell>
          <table:table-cell office:value-type="float" office:value="12728365" calcext:value-type="float">
            <text:p>12728365</text:p>
          </table:table-cell>
          <table:table-cell office:value-type="float" office:value="13946466" calcext:value-type="float">
            <text:p>13946466</text:p>
          </table:table-cell>
          <table:table-cell office:value-type="float" office:value="8818300" calcext:value-type="float">
            <text:p>8818300</text:p>
          </table:table-cell>
          <table:table-cell office:value-type="float" office:value="37148509" calcext:value-type="float">
            <text:p>37148509</text:p>
          </table:table-cell>
          <table:table-cell office:value-type="float" office:value="339708" calcext:value-type="float">
            <text:p>339708</text:p>
          </table:table-cell>
          <table:table-cell office:value-type="float" office:value="452152" calcext:value-type="float">
            <text:p>452152</text:p>
          </table:table-cell>
          <table:table-cell office:value-type="float" office:value="159878851" calcext:value-type="float">
            <text:p>159878851</text:p>
          </table:table-cell>
          <table:table-cell office:value-type="float" office:value="161681175" calcext:value-type="float">
            <text:p>161681175</text:p>
          </table:table-cell>
          <table:table-cell office:value-type="float" office:value="273128518" calcext:value-type="float">
            <text:p>273128518</text:p>
          </table:table-cell>
          <table:table-cell office:value-type="float" office:value="279438817" calcext:value-type="float">
            <text:p>279438817</text:p>
          </table:table-cell>
          <table:table-cell office:value-type="float" office:value="21610499" calcext:value-type="float">
            <text:p>21610499</text:p>
          </table:table-cell>
          <table:table-cell office:value-type="float" office:value="21862068" calcext:value-type="float">
            <text:p>21862068</text:p>
          </table:table-cell>
          <table:table-cell office:value-type="float" office:value="139941469" calcext:value-type="float">
            <text:p>139941469</text:p>
          </table:table-cell>
          <table:table-cell office:value-type="float" office:value="142288346" calcext:value-type="float">
            <text:p>142288346</text:p>
          </table:table-cell>
          <table:table-cell office:value-type="float" office:value="382601656" calcext:value-type="float">
            <text:p>382601656</text:p>
          </table:table-cell>
          <table:table-cell office:value-type="float" office:value="389021467" calcext:value-type="float">
            <text:p>389021467</text:p>
          </table:table-cell>
          <table:table-cell office:value-type="float" office:value="23740309" calcext:value-type="float">
            <text:p>23740309</text:p>
          </table:table-cell>
          <table:table-cell office:value-type="float" office:value="24133306" calcext:value-type="float">
            <text:p>24133306</text:p>
          </table:table-cell>
          <table:table-cell office:value-type="float" office:value="142076726" calcext:value-type="float">
            <text:p>142076726</text:p>
          </table:table-cell>
          <table:table-cell office:value-type="float" office:value="174595387" calcext:value-type="float">
            <text:p>174595387</text:p>
          </table:table-cell>
          <table:table-cell office:value-type="float" office:value="71426471" calcext:value-type="float">
            <text:p>71426471</text:p>
          </table:table-cell>
          <table:table-cell office:value-type="float" office:value="87018957" calcext:value-type="float">
            <text:p>87018957</text:p>
          </table:table-cell>
          <table:table-cell office:value-type="float" office:value="5304166" calcext:value-type="float">
            <text:p>5304166</text:p>
          </table:table-cell>
          <table:table-cell office:value-type="float" office:value="5705614" calcext:value-type="float">
            <text:p>5705614</text:p>
          </table:table-cell>
        </table:table-row>
        <table:table-row table:style-name="ro1">
          <table:table-cell office:value-type="float" office:value="23362468" calcext:value-type="float">
            <text:p>23362468</text:p>
          </table:table-cell>
          <table:table-cell office:value-type="float" office:value="24385923" calcext:value-type="float">
            <text:p>24385923</text:p>
          </table:table-cell>
          <table:table-cell office:value-type="float" office:value="14808657" calcext:value-type="float">
            <text:p>14808657</text:p>
          </table:table-cell>
          <table:table-cell office:value-type="float" office:value="28504183" calcext:value-type="float">
            <text:p>28504183</text:p>
          </table:table-cell>
          <table:table-cell office:value-type="float" office:value="751982" calcext:value-type="float">
            <text:p>751982</text:p>
          </table:table-cell>
          <table:table-cell office:value-type="float" office:value="872737" calcext:value-type="float">
            <text:p>872737</text:p>
          </table:table-cell>
          <table:table-cell office:value-type="float" office:value="12737304" calcext:value-type="float">
            <text:p>12737304</text:p>
          </table:table-cell>
          <table:table-cell office:value-type="float" office:value="13556193" calcext:value-type="float">
            <text:p>13556193</text:p>
          </table:table-cell>
          <table:table-cell office:value-type="float" office:value="8819697" calcext:value-type="float">
            <text:p>8819697</text:p>
          </table:table-cell>
          <table:table-cell office:value-type="float" office:value="33077251" calcext:value-type="float">
            <text:p>33077251</text:p>
          </table:table-cell>
          <table:table-cell office:value-type="float" office:value="343410" calcext:value-type="float">
            <text:p>343410</text:p>
          </table:table-cell>
          <table:table-cell office:value-type="float" office:value="443911" calcext:value-type="float">
            <text:p>443911</text:p>
          </table:table-cell>
          <table:table-cell office:value-type="float" office:value="166806686" calcext:value-type="float">
            <text:p>166806686</text:p>
          </table:table-cell>
          <table:table-cell office:value-type="float" office:value="168427703" calcext:value-type="float">
            <text:p>168427703</text:p>
          </table:table-cell>
          <table:table-cell office:value-type="float" office:value="256153943" calcext:value-type="float">
            <text:p>256153943</text:p>
          </table:table-cell>
          <table:table-cell office:value-type="float" office:value="274279781" calcext:value-type="float">
            <text:p>274279781</text:p>
          </table:table-cell>
          <table:table-cell office:value-type="float" office:value="21861719" calcext:value-type="float">
            <text:p>21861719</text:p>
          </table:table-cell>
          <table:table-cell office:value-type="float" office:value="22131865" calcext:value-type="float">
            <text:p>22131865</text:p>
          </table:table-cell>
          <table:table-cell office:value-type="float" office:value="119886544" calcext:value-type="float">
            <text:p>119886544</text:p>
          </table:table-cell>
          <table:table-cell office:value-type="float" office:value="121868639" calcext:value-type="float">
            <text:p>121868639</text:p>
          </table:table-cell>
          <table:table-cell office:value-type="float" office:value="510140431" calcext:value-type="float">
            <text:p>510140431</text:p>
          </table:table-cell>
          <table:table-cell office:value-type="float" office:value="524652053" calcext:value-type="float">
            <text:p>524652053</text:p>
          </table:table-cell>
          <table:table-cell office:value-type="float" office:value="23899268" calcext:value-type="float">
            <text:p>23899268</text:p>
          </table:table-cell>
          <table:table-cell office:value-type="float" office:value="24253503" calcext:value-type="float">
            <text:p>24253503</text:p>
          </table:table-cell>
          <table:table-cell office:value-type="float" office:value="134064255" calcext:value-type="float">
            <text:p>134064255</text:p>
          </table:table-cell>
          <table:table-cell office:value-type="float" office:value="146870562" calcext:value-type="float">
            <text:p>146870562</text:p>
          </table:table-cell>
          <table:table-cell office:value-type="float" office:value="89096106" calcext:value-type="float">
            <text:p>89096106</text:p>
          </table:table-cell>
          <table:table-cell office:value-type="float" office:value="96626673" calcext:value-type="float">
            <text:p>96626673</text:p>
          </table:table-cell>
          <table:table-cell office:value-type="float" office:value="5760998" calcext:value-type="float">
            <text:p>5760998</text:p>
          </table:table-cell>
          <table:table-cell office:value-type="float" office:value="5968706" calcext:value-type="float">
            <text:p>5968706</text:p>
          </table:table-cell>
        </table:table-row>
        <table:table-row table:style-name="ro1">
          <table:table-cell office:value-type="float" office:value="20381014" calcext:value-type="float">
            <text:p>20381014</text:p>
          </table:table-cell>
          <table:table-cell office:value-type="float" office:value="21256544" calcext:value-type="float">
            <text:p>21256544</text:p>
          </table:table-cell>
          <table:table-cell office:value-type="float" office:value="23576043" calcext:value-type="float">
            <text:p>23576043</text:p>
          </table:table-cell>
          <table:table-cell office:value-type="float" office:value="43281412" calcext:value-type="float">
            <text:p>43281412</text:p>
          </table:table-cell>
          <table:table-cell office:value-type="float" office:value="747721" calcext:value-type="float">
            <text:p>747721</text:p>
          </table:table-cell>
          <table:table-cell office:value-type="float" office:value="856603" calcext:value-type="float">
            <text:p>856603</text:p>
          </table:table-cell>
          <table:table-cell office:value-type="float" office:value="12655799" calcext:value-type="float">
            <text:p>12655799</text:p>
          </table:table-cell>
          <table:table-cell office:value-type="float" office:value="13364199" calcext:value-type="float">
            <text:p>13364199</text:p>
          </table:table-cell>
          <table:table-cell office:value-type="float" office:value="5662173" calcext:value-type="float">
            <text:p>5662173</text:p>
          </table:table-cell>
          <table:table-cell office:value-type="float" office:value="24612697" calcext:value-type="float">
            <text:p>24612697</text:p>
          </table:table-cell>
          <table:table-cell office:value-type="float" office:value="511728" calcext:value-type="float">
            <text:p>511728</text:p>
          </table:table-cell>
          <table:table-cell office:value-type="float" office:value="644147" calcext:value-type="float">
            <text:p>644147</text:p>
          </table:table-cell>
          <table:table-cell office:value-type="float" office:value="266615049" calcext:value-type="float">
            <text:p>266615049</text:p>
          </table:table-cell>
          <table:table-cell office:value-type="float" office:value="268535125" calcext:value-type="float">
            <text:p>268535125</text:p>
          </table:table-cell>
          <table:table-cell office:value-type="float" office:value="262559715" calcext:value-type="float">
            <text:p>262559715</text:p>
          </table:table-cell>
          <table:table-cell office:value-type="float" office:value="269310923" calcext:value-type="float">
            <text:p>269310923</text:p>
          </table:table-cell>
          <table:table-cell office:value-type="float" office:value="21577045" calcext:value-type="float">
            <text:p>21577045</text:p>
          </table:table-cell>
          <table:table-cell office:value-type="float" office:value="21828893" calcext:value-type="float">
            <text:p>21828893</text:p>
          </table:table-cell>
          <table:table-cell office:value-type="float" office:value="201932453" calcext:value-type="float">
            <text:p>201932453</text:p>
          </table:table-cell>
          <table:table-cell office:value-type="float" office:value="203895901" calcext:value-type="float">
            <text:p>203895901</text:p>
          </table:table-cell>
          <table:table-cell office:value-type="float" office:value="286549847" calcext:value-type="float">
            <text:p>286549847</text:p>
          </table:table-cell>
          <table:table-cell office:value-type="float" office:value="292103696" calcext:value-type="float">
            <text:p>292103696</text:p>
          </table:table-cell>
          <table:table-cell office:value-type="float" office:value="23533649" calcext:value-type="float">
            <text:p>23533649</text:p>
          </table:table-cell>
          <table:table-cell office:value-type="float" office:value="23890957" calcext:value-type="float">
            <text:p>23890957</text:p>
          </table:table-cell>
          <table:table-cell office:value-type="float" office:value="96332432" calcext:value-type="float">
            <text:p>96332432</text:p>
          </table:table-cell>
          <table:table-cell office:value-type="float" office:value="146916238" calcext:value-type="float">
            <text:p>146916238</text:p>
          </table:table-cell>
          <table:table-cell office:value-type="float" office:value="58498780" calcext:value-type="float">
            <text:p>58498780</text:p>
          </table:table-cell>
          <table:table-cell office:value-type="float" office:value="99277848" calcext:value-type="float">
            <text:p>99277848</text:p>
          </table:table-cell>
          <table:table-cell office:value-type="float" office:value="6518148" calcext:value-type="float">
            <text:p>6518148</text:p>
          </table:table-cell>
          <table:table-cell office:value-type="float" office:value="15536962" calcext:value-type="float">
            <text:p>15536962</text:p>
          </table:table-cell>
        </table:table-row>
        <table:table-row table:style-name="ro1">
          <table:table-cell office:value-type="float" office:value="20403153" calcext:value-type="float">
            <text:p>20403153</text:p>
          </table:table-cell>
          <table:table-cell office:value-type="float" office:value="21247185" calcext:value-type="float">
            <text:p>21247185</text:p>
          </table:table-cell>
          <table:table-cell office:value-type="float" office:value="15286161" calcext:value-type="float">
            <text:p>15286161</text:p>
          </table:table-cell>
          <table:table-cell office:value-type="float" office:value="28777961" calcext:value-type="float">
            <text:p>28777961</text:p>
          </table:table-cell>
          <table:table-cell office:value-type="float" office:value="751143" calcext:value-type="float">
            <text:p>751143</text:p>
          </table:table-cell>
          <table:table-cell office:value-type="float" office:value="917784" calcext:value-type="float">
            <text:p>917784</text:p>
          </table:table-cell>
          <table:table-cell office:value-type="float" office:value="12710904" calcext:value-type="float">
            <text:p>12710904</text:p>
          </table:table-cell>
          <table:table-cell office:value-type="float" office:value="13907215" calcext:value-type="float">
            <text:p>13907215</text:p>
          </table:table-cell>
          <table:table-cell office:value-type="float" office:value="8798465" calcext:value-type="float">
            <text:p>8798465</text:p>
          </table:table-cell>
          <table:table-cell office:value-type="float" office:value="31904826" calcext:value-type="float">
            <text:p>31904826</text:p>
          </table:table-cell>
          <table:table-cell office:value-type="float" office:value="340755" calcext:value-type="float">
            <text:p>340755</text:p>
          </table:table-cell>
          <table:table-cell office:value-type="float" office:value="452641" calcext:value-type="float">
            <text:p>452641</text:p>
          </table:table-cell>
          <table:table-cell office:value-type="float" office:value="267244808" calcext:value-type="float">
            <text:p>267244808</text:p>
          </table:table-cell>
          <table:table-cell office:value-type="float" office:value="269047202" calcext:value-type="float">
            <text:p>269047202</text:p>
          </table:table-cell>
          <table:table-cell office:value-type="float" office:value="212550841" calcext:value-type="float">
            <text:p>212550841</text:p>
          </table:table-cell>
          <table:table-cell office:value-type="float" office:value="219068011" calcext:value-type="float">
            <text:p>219068011</text:p>
          </table:table-cell>
          <table:table-cell office:value-type="float" office:value="21631592" calcext:value-type="float">
            <text:p>21631592</text:p>
          </table:table-cell>
          <table:table-cell office:value-type="float" office:value="21882182" calcext:value-type="float">
            <text:p>21882182</text:p>
          </table:table-cell>
          <table:table-cell office:value-type="float" office:value="137820668" calcext:value-type="float">
            <text:p>137820668</text:p>
          </table:table-cell>
          <table:table-cell office:value-type="float" office:value="140462904" calcext:value-type="float">
            <text:p>140462904</text:p>
          </table:table-cell>
          <table:table-cell office:value-type="float" office:value="313880417" calcext:value-type="float">
            <text:p>313880417</text:p>
          </table:table-cell>
          <table:table-cell office:value-type="float" office:value="320454438" calcext:value-type="float">
            <text:p>320454438</text:p>
          </table:table-cell>
          <table:table-cell office:value-type="float" office:value="23678639" calcext:value-type="float">
            <text:p>23678639</text:p>
          </table:table-cell>
          <table:table-cell office:value-type="float" office:value="24064443" calcext:value-type="float">
            <text:p>24064443</text:p>
          </table:table-cell>
          <table:table-cell office:value-type="float" office:value="159325848" calcext:value-type="float">
            <text:p>159325848</text:p>
          </table:table-cell>
          <table:table-cell office:value-type="float" office:value="179866867" calcext:value-type="float">
            <text:p>179866867</text:p>
          </table:table-cell>
          <table:table-cell office:value-type="float" office:value="52043211" calcext:value-type="float">
            <text:p>52043211</text:p>
          </table:table-cell>
          <table:table-cell office:value-type="float" office:value="69082598" calcext:value-type="float">
            <text:p>69082598</text:p>
          </table:table-cell>
          <table:table-cell office:value-type="float" office:value="4395042" calcext:value-type="float">
            <text:p>4395042</text:p>
          </table:table-cell>
          <table:table-cell office:value-type="float" office:value="4786363" calcext:value-type="float">
            <text:p>4786363</text:p>
          </table:table-cell>
        </table:table-row>
        <table:table-row table:style-name="ro1">
          <table:table-cell office:value-type="float" office:value="20379128" calcext:value-type="float">
            <text:p>20379128</text:p>
          </table:table-cell>
          <table:table-cell office:value-type="float" office:value="21383446" calcext:value-type="float">
            <text:p>21383446</text:p>
          </table:table-cell>
          <table:table-cell office:value-type="float" office:value="25128405" calcext:value-type="float">
            <text:p>25128405</text:p>
          </table:table-cell>
          <table:table-cell office:value-type="float" office:value="35827950" calcext:value-type="float">
            <text:p>35827950</text:p>
          </table:table-cell>
          <table:table-cell office:value-type="float" office:value="782083" calcext:value-type="float">
            <text:p>782083</text:p>
          </table:table-cell>
          <table:table-cell office:value-type="float" office:value="906819" calcext:value-type="float">
            <text:p>906819</text:p>
          </table:table-cell>
          <table:table-cell office:value-type="float" office:value="12673959" calcext:value-type="float">
            <text:p>12673959</text:p>
          </table:table-cell>
          <table:table-cell office:value-type="float" office:value="13488238" calcext:value-type="float">
            <text:p>13488238</text:p>
          </table:table-cell>
          <table:table-cell office:value-type="float" office:value="8809151" calcext:value-type="float">
            <text:p>8809151</text:p>
          </table:table-cell>
          <table:table-cell office:value-type="float" office:value="33542813" calcext:value-type="float">
            <text:p>33542813</text:p>
          </table:table-cell>
          <table:table-cell office:value-type="float" office:value="505651" calcext:value-type="float">
            <text:p>505651</text:p>
          </table:table-cell>
          <table:table-cell office:value-type="float" office:value="645753" calcext:value-type="float">
            <text:p>645753</text:p>
          </table:table-cell>
          <table:table-cell office:value-type="float" office:value="283251662" calcext:value-type="float">
            <text:p>283251662</text:p>
          </table:table-cell>
          <table:table-cell office:value-type="float" office:value="292008711" calcext:value-type="float">
            <text:p>292008711</text:p>
          </table:table-cell>
          <table:table-cell office:value-type="float" office:value="246446842" calcext:value-type="float">
            <text:p>246446842</text:p>
          </table:table-cell>
          <table:table-cell office:value-type="float" office:value="252611802" calcext:value-type="float">
            <text:p>252611802</text:p>
          </table:table-cell>
          <table:table-cell office:value-type="float" office:value="21600582" calcext:value-type="float">
            <text:p>21600582</text:p>
          </table:table-cell>
          <table:table-cell office:value-type="float" office:value="21835319" calcext:value-type="float">
            <text:p>21835319</text:p>
          </table:table-cell>
          <table:table-cell office:value-type="float" office:value="175019603" calcext:value-type="float">
            <text:p>175019603</text:p>
          </table:table-cell>
          <table:table-cell office:value-type="float" office:value="180978741" calcext:value-type="float">
            <text:p>180978741</text:p>
          </table:table-cell>
          <table:table-cell office:value-type="float" office:value="240943838" calcext:value-type="float">
            <text:p>240943838</text:p>
          </table:table-cell>
          <table:table-cell office:value-type="float" office:value="246740525" calcext:value-type="float">
            <text:p>246740525</text:p>
          </table:table-cell>
          <table:table-cell office:value-type="float" office:value="23471700" calcext:value-type="float">
            <text:p>23471700</text:p>
          </table:table-cell>
          <table:table-cell office:value-type="float" office:value="23832570" calcext:value-type="float">
            <text:p>23832570</text:p>
          </table:table-cell>
          <table:table-cell office:value-type="float" office:value="113944937" calcext:value-type="float">
            <text:p>113944937</text:p>
          </table:table-cell>
          <table:table-cell office:value-type="float" office:value="130284165" calcext:value-type="float">
            <text:p>130284165</text:p>
          </table:table-cell>
          <table:table-cell office:value-type="float" office:value="124812310" calcext:value-type="float">
            <text:p>124812310</text:p>
          </table:table-cell>
          <table:table-cell office:value-type="float" office:value="141148047" calcext:value-type="float">
            <text:p>141148047</text:p>
          </table:table-cell>
          <table:table-cell office:value-type="float" office:value="6425048" calcext:value-type="float">
            <text:p>6425048</text:p>
          </table:table-cell>
          <table:table-cell office:value-type="float" office:value="6726693" calcext:value-type="float">
            <text:p>6726693</text:p>
          </table:table-cell>
        </table:table-row>
        <table:table-row table:style-name="ro1">
          <table:table-cell office:value-type="float" office:value="20430880" calcext:value-type="float">
            <text:p>20430880</text:p>
          </table:table-cell>
          <table:table-cell office:value-type="float" office:value="21317446" calcext:value-type="float">
            <text:p>21317446</text:p>
          </table:table-cell>
          <table:table-cell office:value-type="float" office:value="12265177" calcext:value-type="float">
            <text:p>12265177</text:p>
          </table:table-cell>
          <table:table-cell office:value-type="float" office:value="22625852" calcext:value-type="float">
            <text:p>22625852</text:p>
          </table:table-cell>
          <table:table-cell office:value-type="float" office:value="743530" calcext:value-type="float">
            <text:p>743530</text:p>
          </table:table-cell>
          <table:table-cell office:value-type="float" office:value="851994" calcext:value-type="float">
            <text:p>851994</text:p>
          </table:table-cell>
          <table:table-cell office:value-type="float" office:value="12698332" calcext:value-type="float">
            <text:p>12698332</text:p>
          </table:table-cell>
          <table:table-cell office:value-type="float" office:value="13419653" calcext:value-type="float">
            <text:p>13419653</text:p>
          </table:table-cell>
          <table:table-cell office:value-type="float" office:value="8097608" calcext:value-type="float">
            <text:p>8097608</text:p>
          </table:table-cell>
          <table:table-cell office:value-type="float" office:value="28945580" calcext:value-type="float">
            <text:p>28945580</text:p>
          </table:table-cell>
          <table:table-cell office:value-type="float" office:value="338311" calcext:value-type="float">
            <text:p>338311</text:p>
          </table:table-cell>
          <table:table-cell office:value-type="float" office:value="433155" calcext:value-type="float">
            <text:p>433155</text:p>
          </table:table-cell>
          <table:table-cell office:value-type="float" office:value="184575915" calcext:value-type="float">
            <text:p>184575915</text:p>
          </table:table-cell>
          <table:table-cell office:value-type="float" office:value="186511008" calcext:value-type="float">
            <text:p>186511008</text:p>
          </table:table-cell>
          <table:table-cell office:value-type="float" office:value="250592202" calcext:value-type="float">
            <text:p>250592202</text:p>
          </table:table-cell>
          <table:table-cell office:value-type="float" office:value="257089466" calcext:value-type="float">
            <text:p>257089466</text:p>
          </table:table-cell>
          <table:table-cell office:value-type="float" office:value="21769598" calcext:value-type="float">
            <text:p>21769598</text:p>
          </table:table-cell>
          <table:table-cell office:value-type="float" office:value="22019141" calcext:value-type="float">
            <text:p>22019141</text:p>
          </table:table-cell>
          <table:table-cell office:value-type="float" office:value="169853792" calcext:value-type="float">
            <text:p>169853792</text:p>
          </table:table-cell>
          <table:table-cell office:value-type="float" office:value="171678955" calcext:value-type="float">
            <text:p>171678955</text:p>
          </table:table-cell>
          <table:table-cell office:value-type="float" office:value="388791270" calcext:value-type="float">
            <text:p>388791270</text:p>
          </table:table-cell>
          <table:table-cell office:value-type="float" office:value="394550173" calcext:value-type="float">
            <text:p>394550173</text:p>
          </table:table-cell>
          <table:table-cell office:value-type="float" office:value="23478195" calcext:value-type="float">
            <text:p>23478195</text:p>
          </table:table-cell>
          <table:table-cell office:value-type="float" office:value="23850799" calcext:value-type="float">
            <text:p>23850799</text:p>
          </table:table-cell>
          <table:table-cell office:value-type="float" office:value="101115372" calcext:value-type="float">
            <text:p>101115372</text:p>
          </table:table-cell>
          <table:table-cell office:value-type="float" office:value="161301867" calcext:value-type="float">
            <text:p>161301867</text:p>
          </table:table-cell>
          <table:table-cell office:value-type="float" office:value="56774818" calcext:value-type="float">
            <text:p>56774818</text:p>
          </table:table-cell>
          <table:table-cell office:value-type="float" office:value="125700413" calcext:value-type="float">
            <text:p>125700413</text:p>
          </table:table-cell>
          <table:table-cell office:value-type="float" office:value="4370179" calcext:value-type="float">
            <text:p>4370179</text:p>
          </table:table-cell>
          <table:table-cell office:value-type="float" office:value="13085044" calcext:value-type="float">
            <text:p>13085044</text:p>
          </table:table-cell>
        </table:table-row>
        <table:table-row table:style-name="ro1">
          <table:table-cell office:value-type="float" office:value="22293267" calcext:value-type="float">
            <text:p>22293267</text:p>
          </table:table-cell>
          <table:table-cell office:value-type="float" office:value="23154550" calcext:value-type="float">
            <text:p>23154550</text:p>
          </table:table-cell>
          <table:table-cell office:value-type="float" office:value="15267933" calcext:value-type="float">
            <text:p>15267933</text:p>
          </table:table-cell>
          <table:table-cell office:value-type="float" office:value="28843822" calcext:value-type="float">
            <text:p>28843822</text:p>
          </table:table-cell>
          <table:table-cell office:value-type="float" office:value="1107124" calcext:value-type="float">
            <text:p>1107124</text:p>
          </table:table-cell>
          <table:table-cell office:value-type="float" office:value="1341651" calcext:value-type="float">
            <text:p>1341651</text:p>
          </table:table-cell>
          <table:table-cell office:value-type="float" office:value="12706504" calcext:value-type="float">
            <text:p>12706504</text:p>
          </table:table-cell>
          <table:table-cell office:value-type="float" office:value="13931032" calcext:value-type="float">
            <text:p>13931032</text:p>
          </table:table-cell>
          <table:table-cell office:value-type="float" office:value="5438611" calcext:value-type="float">
            <text:p>5438611</text:p>
          </table:table-cell>
          <table:table-cell office:value-type="float" office:value="24993123" calcext:value-type="float">
            <text:p>24993123</text:p>
          </table:table-cell>
          <table:table-cell office:value-type="float" office:value="341174" calcext:value-type="float">
            <text:p>341174</text:p>
          </table:table-cell>
          <table:table-cell office:value-type="float" office:value="451524" calcext:value-type="float">
            <text:p>451524</text:p>
          </table:table-cell>
          <table:table-cell office:value-type="float" office:value="187659617" calcext:value-type="float">
            <text:p>187659617</text:p>
          </table:table-cell>
          <table:table-cell office:value-type="float" office:value="189484850" calcext:value-type="float">
            <text:p>189484850</text:p>
          </table:table-cell>
          <table:table-cell office:value-type="float" office:value="237422021" calcext:value-type="float">
            <text:p>237422021</text:p>
          </table:table-cell>
          <table:table-cell office:value-type="float" office:value="243872702" calcext:value-type="float">
            <text:p>243872702</text:p>
          </table:table-cell>
          <table:table-cell office:value-type="float" office:value="22473668" calcext:value-type="float">
            <text:p>22473668</text:p>
          </table:table-cell>
          <table:table-cell office:value-type="float" office:value="22735014" calcext:value-type="float">
            <text:p>22735014</text:p>
          </table:table-cell>
          <table:table-cell office:value-type="float" office:value="153897503" calcext:value-type="float">
            <text:p>153897503</text:p>
          </table:table-cell>
          <table:table-cell office:value-type="float" office:value="156312475" calcext:value-type="float">
            <text:p>156312475</text:p>
          </table:table-cell>
          <table:table-cell office:value-type="float" office:value="461348402" calcext:value-type="float">
            <text:p>461348402</text:p>
          </table:table-cell>
          <table:table-cell office:value-type="float" office:value="467627832" calcext:value-type="float">
            <text:p>467627832</text:p>
          </table:table-cell>
          <table:table-cell office:value-type="float" office:value="23667325" calcext:value-type="float">
            <text:p>23667325</text:p>
          </table:table-cell>
          <table:table-cell office:value-type="float" office:value="24051452" calcext:value-type="float">
            <text:p>24051452</text:p>
          </table:table-cell>
          <table:table-cell office:value-type="float" office:value="134518153" calcext:value-type="float">
            <text:p>134518153</text:p>
          </table:table-cell>
          <table:table-cell office:value-type="float" office:value="168237106" calcext:value-type="float">
            <text:p>168237106</text:p>
          </table:table-cell>
          <table:table-cell office:value-type="float" office:value="125259154" calcext:value-type="float">
            <text:p>125259154</text:p>
          </table:table-cell>
          <table:table-cell office:value-type="float" office:value="150109032" calcext:value-type="float">
            <text:p>150109032</text:p>
          </table:table-cell>
          <table:table-cell office:value-type="float" office:value="4370248" calcext:value-type="float">
            <text:p>4370248</text:p>
          </table:table-cell>
          <table:table-cell office:value-type="float" office:value="4765620" calcext:value-type="float">
            <text:p>4765620</text:p>
          </table:table-cell>
        </table:table-row>
        <table:table-row table:style-name="ro1">
          <table:table-cell office:value-type="float" office:value="40461709" calcext:value-type="float">
            <text:p>40461709</text:p>
          </table:table-cell>
          <table:table-cell office:value-type="float" office:value="41467284" calcext:value-type="float">
            <text:p>41467284</text:p>
          </table:table-cell>
          <table:table-cell office:value-type="float" office:value="14677216" calcext:value-type="float">
            <text:p>14677216</text:p>
          </table:table-cell>
          <table:table-cell office:value-type="float" office:value="25524894" calcext:value-type="float">
            <text:p>25524894</text:p>
          </table:table-cell>
          <table:table-cell office:value-type="float" office:value="746184" calcext:value-type="float">
            <text:p>746184</text:p>
          </table:table-cell>
          <table:table-cell office:value-type="float" office:value="863238" calcext:value-type="float">
            <text:p>863238</text:p>
          </table:table-cell>
          <table:table-cell office:value-type="float" office:value="21641649" calcext:value-type="float">
            <text:p>21641649</text:p>
          </table:table-cell>
          <table:table-cell office:value-type="float" office:value="22505236" calcext:value-type="float">
            <text:p>22505236</text:p>
          </table:table-cell>
          <table:table-cell office:value-type="float" office:value="8947716" calcext:value-type="float">
            <text:p>8947716</text:p>
          </table:table-cell>
          <table:table-cell office:value-type="float" office:value="34689258" calcext:value-type="float">
            <text:p>34689258</text:p>
          </table:table-cell>
          <table:table-cell office:value-type="float" office:value="338242" calcext:value-type="float">
            <text:p>338242</text:p>
          </table:table-cell>
          <table:table-cell office:value-type="float" office:value="437486" calcext:value-type="float">
            <text:p>437486</text:p>
          </table:table-cell>
          <table:table-cell office:value-type="float" office:value="181976005" calcext:value-type="float">
            <text:p>181976005</text:p>
          </table:table-cell>
          <table:table-cell office:value-type="float" office:value="183587941" calcext:value-type="float">
            <text:p>183587941</text:p>
          </table:table-cell>
          <table:table-cell office:value-type="float" office:value="175626383" calcext:value-type="float">
            <text:p>175626383</text:p>
          </table:table-cell>
          <table:table-cell office:value-type="float" office:value="181806289" calcext:value-type="float">
            <text:p>181806289</text:p>
          </table:table-cell>
          <table:table-cell office:value-type="float" office:value="21948811" calcext:value-type="float">
            <text:p>21948811</text:p>
          </table:table-cell>
          <table:table-cell office:value-type="float" office:value="22199192" calcext:value-type="float">
            <text:p>22199192</text:p>
          </table:table-cell>
          <table:table-cell office:value-type="float" office:value="107816294" calcext:value-type="float">
            <text:p>107816294</text:p>
          </table:table-cell>
          <table:table-cell office:value-type="float" office:value="109766263" calcext:value-type="float">
            <text:p>109766263</text:p>
          </table:table-cell>
          <table:table-cell office:value-type="float" office:value="446737885" calcext:value-type="float">
            <text:p>446737885</text:p>
          </table:table-cell>
          <table:table-cell office:value-type="float" office:value="453281525" calcext:value-type="float">
            <text:p>453281525</text:p>
          </table:table-cell>
          <table:table-cell office:value-type="float" office:value="23646163" calcext:value-type="float">
            <text:p>23646163</text:p>
          </table:table-cell>
          <table:table-cell office:value-type="float" office:value="24015414" calcext:value-type="float">
            <text:p>24015414</text:p>
          </table:table-cell>
          <table:table-cell office:value-type="float" office:value="76209761" calcext:value-type="float">
            <text:p>76209761</text:p>
          </table:table-cell>
          <table:table-cell office:value-type="float" office:value="90507040" calcext:value-type="float">
            <text:p>90507040</text:p>
          </table:table-cell>
          <table:table-cell office:value-type="float" office:value="54762620" calcext:value-type="float">
            <text:p>54762620</text:p>
          </table:table-cell>
          <table:table-cell office:value-type="float" office:value="72302909" calcext:value-type="float">
            <text:p>72302909</text:p>
          </table:table-cell>
          <table:table-cell office:value-type="float" office:value="6445023" calcext:value-type="float">
            <text:p>6445023</text:p>
          </table:table-cell>
          <table:table-cell office:value-type="float" office:value="6746109" calcext:value-type="float">
            <text:p>6746109</text:p>
          </table:table-cell>
        </table:table-row>
        <table:table-row table:style-name="ro1">
          <table:table-cell office:value-type="float" office:value="45266929" calcext:value-type="float">
            <text:p>45266929</text:p>
          </table:table-cell>
          <table:table-cell office:value-type="float" office:value="46128352" calcext:value-type="float">
            <text:p>46128352</text:p>
          </table:table-cell>
          <table:table-cell office:value-type="float" office:value="30393390" calcext:value-type="float">
            <text:p>30393390</text:p>
          </table:table-cell>
          <table:table-cell office:value-type="float" office:value="45542733" calcext:value-type="float">
            <text:p>45542733</text:p>
          </table:table-cell>
          <table:table-cell office:value-type="float" office:value="1085333" calcext:value-type="float">
            <text:p>1085333</text:p>
          </table:table-cell>
          <table:table-cell office:value-type="float" office:value="1236610" calcext:value-type="float">
            <text:p>1236610</text:p>
          </table:table-cell>
          <table:table-cell office:value-type="float" office:value="16364092" calcext:value-type="float">
            <text:p>16364092</text:p>
          </table:table-cell>
          <table:table-cell office:value-type="float" office:value="17085901" calcext:value-type="float">
            <text:p>17085901</text:p>
          </table:table-cell>
          <table:table-cell office:value-type="float" office:value="6687513" calcext:value-type="float">
            <text:p>6687513</text:p>
          </table:table-cell>
          <table:table-cell office:value-type="float" office:value="26824151" calcext:value-type="float">
            <text:p>26824151</text:p>
          </table:table-cell>
          <table:table-cell office:value-type="float" office:value="487981" calcext:value-type="float">
            <text:p>487981</text:p>
          </table:table-cell>
          <table:table-cell office:value-type="float" office:value="620679" calcext:value-type="float">
            <text:p>620679</text:p>
          </table:table-cell>
          <table:table-cell office:value-type="float" office:value="205864796" calcext:value-type="float">
            <text:p>205864796</text:p>
          </table:table-cell>
          <table:table-cell office:value-type="float" office:value="207814066" calcext:value-type="float">
            <text:p>207814066</text:p>
          </table:table-cell>
          <table:table-cell office:value-type="float" office:value="375766429" calcext:value-type="float">
            <text:p>375766429</text:p>
          </table:table-cell>
          <table:table-cell office:value-type="float" office:value="383411745" calcext:value-type="float">
            <text:p>383411745</text:p>
          </table:table-cell>
          <table:table-cell office:value-type="float" office:value="21794741" calcext:value-type="float">
            <text:p>21794741</text:p>
          </table:table-cell>
          <table:table-cell office:value-type="float" office:value="22046310" calcext:value-type="float">
            <text:p>22046310</text:p>
          </table:table-cell>
          <table:table-cell office:value-type="float" office:value="101841372" calcext:value-type="float">
            <text:p>101841372</text:p>
          </table:table-cell>
          <table:table-cell office:value-type="float" office:value="103693703" calcext:value-type="float">
            <text:p>103693703</text:p>
          </table:table-cell>
          <table:table-cell office:value-type="float" office:value="358312045" calcext:value-type="float">
            <text:p>358312045</text:p>
          </table:table-cell>
          <table:table-cell office:value-type="float" office:value="364709786" calcext:value-type="float">
            <text:p>364709786</text:p>
          </table:table-cell>
          <table:table-cell office:value-type="float" office:value="23712304" calcext:value-type="float">
            <text:p>23712304</text:p>
          </table:table-cell>
          <table:table-cell office:value-type="float" office:value="24071288" calcext:value-type="float">
            <text:p>24071288</text:p>
          </table:table-cell>
          <table:table-cell office:value-type="float" office:value="93229593" calcext:value-type="float">
            <text:p>93229593</text:p>
          </table:table-cell>
          <table:table-cell office:value-type="float" office:value="140537564" calcext:value-type="float">
            <text:p>140537564</text:p>
          </table:table-cell>
          <table:table-cell office:value-type="float" office:value="57590703" calcext:value-type="float">
            <text:p>57590703</text:p>
          </table:table-cell>
          <table:table-cell office:value-type="float" office:value="177144244" calcext:value-type="float">
            <text:p>177144244</text:p>
          </table:table-cell>
          <table:table-cell office:value-type="float" office:value="4395461" calcext:value-type="float">
            <text:p>4395461</text:p>
          </table:table-cell>
          <table:table-cell office:value-type="float" office:value="13139590" calcext:value-type="float">
            <text:p>13139590</text:p>
          </table:table-cell>
        </table:table-row>
        <table:table-row table:style-name="ro1">
          <table:table-cell office:value-type="float" office:value="43383660" calcext:value-type="float">
            <text:p>43383660</text:p>
          </table:table-cell>
          <table:table-cell office:value-type="float" office:value="44235164" calcext:value-type="float">
            <text:p>44235164</text:p>
          </table:table-cell>
          <table:table-cell office:value-type="float" office:value="24882215" calcext:value-type="float">
            <text:p>24882215</text:p>
          </table:table-cell>
          <table:table-cell office:value-type="float" office:value="45653502" calcext:value-type="float">
            <text:p>45653502</text:p>
          </table:table-cell>
          <table:table-cell office:value-type="float" office:value="747651" calcext:value-type="float">
            <text:p>747651</text:p>
          </table:table-cell>
          <table:table-cell office:value-type="float" office:value="990070" calcext:value-type="float">
            <text:p>990070</text:p>
          </table:table-cell>
          <table:table-cell office:value-type="float" office:value="13189876" calcext:value-type="float">
            <text:p>13189876</text:p>
          </table:table-cell>
          <table:table-cell office:value-type="float" office:value="14437451" calcext:value-type="float">
            <text:p>14437451</text:p>
          </table:table-cell>
          <table:table-cell office:value-type="float" office:value="8803144" calcext:value-type="float">
            <text:p>8803144</text:p>
          </table:table-cell>
          <table:table-cell office:value-type="float" office:value="31547936" calcext:value-type="float">
            <text:p>31547936</text:p>
          </table:table-cell>
          <table:table-cell office:value-type="float" office:value="340127" calcext:value-type="float">
            <text:p>340127</text:p>
          </table:table-cell>
          <table:table-cell office:value-type="float" office:value="452920" calcext:value-type="float">
            <text:p>452920</text:p>
          </table:table-cell>
          <table:table-cell office:value-type="float" office:value="203907145" calcext:value-type="float">
            <text:p>203907145</text:p>
          </table:table-cell>
          <table:table-cell office:value-type="float" office:value="205774701" calcext:value-type="float">
            <text:p>205774701</text:p>
          </table:table-cell>
          <table:table-cell office:value-type="float" office:value="279778316" calcext:value-type="float">
            <text:p>279778316</text:p>
          </table:table-cell>
          <table:table-cell office:value-type="float" office:value="294541785" calcext:value-type="float">
            <text:p>294541785</text:p>
          </table:table-cell>
          <table:table-cell office:value-type="float" office:value="21646328" calcext:value-type="float">
            <text:p>21646328</text:p>
          </table:table-cell>
          <table:table-cell office:value-type="float" office:value="21896150" calcext:value-type="float">
            <text:p>21896150</text:p>
          </table:table-cell>
          <table:table-cell office:value-type="float" office:value="152438868" calcext:value-type="float">
            <text:p>152438868</text:p>
          </table:table-cell>
          <table:table-cell office:value-type="float" office:value="154814729" calcext:value-type="float">
            <text:p>154814729</text:p>
          </table:table-cell>
          <table:table-cell office:value-type="float" office:value="397243741" calcext:value-type="float">
            <text:p>397243741</text:p>
          </table:table-cell>
          <table:table-cell office:value-type="float" office:value="418303542" calcext:value-type="float">
            <text:p>418303542</text:p>
          </table:table-cell>
          <table:table-cell office:value-type="float" office:value="23520449" calcext:value-type="float">
            <text:p>23520449</text:p>
          </table:table-cell>
          <table:table-cell office:value-type="float" office:value="23895566" calcext:value-type="float">
            <text:p>23895566</text:p>
          </table:table-cell>
          <table:table-cell office:value-type="float" office:value="130257625" calcext:value-type="float">
            <text:p>130257625</text:p>
          </table:table-cell>
          <table:table-cell office:value-type="float" office:value="149676366" calcext:value-type="float">
            <text:p>149676366</text:p>
          </table:table-cell>
          <table:table-cell office:value-type="float" office:value="89108259" calcext:value-type="float">
            <text:p>89108259</text:p>
          </table:table-cell>
          <table:table-cell office:value-type="float" office:value="108111583" calcext:value-type="float">
            <text:p>108111583</text:p>
          </table:table-cell>
          <table:table-cell office:value-type="float" office:value="4400001" calcext:value-type="float">
            <text:p>4400001</text:p>
          </table:table-cell>
          <table:table-cell office:value-type="float" office:value="4796350" calcext:value-type="float">
            <text:p>4796350</text:p>
          </table:table-cell>
        </table:table-row>
        <table:table-row table:style-name="ro1">
          <table:table-cell office:value-type="float" office:value="27787612" calcext:value-type="float">
            <text:p>27787612</text:p>
          </table:table-cell>
          <table:table-cell office:value-type="float" office:value="28841307" calcext:value-type="float">
            <text:p>28841307</text:p>
          </table:table-cell>
          <table:table-cell office:value-type="float" office:value="13118009" calcext:value-type="float">
            <text:p>13118009</text:p>
          </table:table-cell>
          <table:table-cell office:value-type="float" office:value="24284722" calcext:value-type="float">
            <text:p>24284722</text:p>
          </table:table-cell>
          <table:table-cell office:value-type="float" office:value="742971" calcext:value-type="float">
            <text:p>742971</text:p>
          </table:table-cell>
          <table:table-cell office:value-type="float" office:value="862400" calcext:value-type="float">
            <text:p>862400</text:p>
          </table:table-cell>
          <table:table-cell office:value-type="float" office:value="16812263" calcext:value-type="float">
            <text:p>16812263</text:p>
          </table:table-cell>
          <table:table-cell office:value-type="float" office:value="17668587" calcext:value-type="float">
            <text:p>17668587</text:p>
          </table:table-cell>
          <table:table-cell office:value-type="float" office:value="5958649" calcext:value-type="float">
            <text:p>5958649</text:p>
          </table:table-cell>
          <table:table-cell office:value-type="float" office:value="23688208" calcext:value-type="float">
            <text:p>23688208</text:p>
          </table:table-cell>
          <table:table-cell office:value-type="float" office:value="339778" calcext:value-type="float">
            <text:p>339778</text:p>
          </table:table-cell>
          <table:table-cell office:value-type="float" office:value="438115" calcext:value-type="float">
            <text:p>438115</text:p>
          </table:table-cell>
          <table:table-cell office:value-type="float" office:value="170111437" calcext:value-type="float">
            <text:p>170111437</text:p>
          </table:table-cell>
          <table:table-cell office:value-type="float" office:value="171760599" calcext:value-type="float">
            <text:p>171760599</text:p>
          </table:table-cell>
          <table:table-cell office:value-type="float" office:value="270880047" calcext:value-type="float">
            <text:p>270880047</text:p>
          </table:table-cell>
          <table:table-cell office:value-type="float" office:value="277593750" calcext:value-type="float">
            <text:p>277593750</text:p>
          </table:table-cell>
          <table:table-cell office:value-type="float" office:value="21815484" calcext:value-type="float">
            <text:p>21815484</text:p>
          </table:table-cell>
          <table:table-cell office:value-type="float" office:value="22047636" calcext:value-type="float">
            <text:p>22047636</text:p>
          </table:table-cell>
          <table:table-cell office:value-type="float" office:value="180705382" calcext:value-type="float">
            <text:p>180705382</text:p>
          </table:table-cell>
          <table:table-cell office:value-type="float" office:value="182521325" calcext:value-type="float">
            <text:p>182521325</text:p>
          </table:table-cell>
          <table:table-cell office:value-type="float" office:value="393278084" calcext:value-type="float">
            <text:p>393278084</text:p>
          </table:table-cell>
          <table:table-cell office:value-type="float" office:value="404720461" calcext:value-type="float">
            <text:p>404720461</text:p>
          </table:table-cell>
          <table:table-cell office:value-type="float" office:value="23667045" calcext:value-type="float">
            <text:p>23667045</text:p>
          </table:table-cell>
          <table:table-cell office:value-type="float" office:value="24020792" calcext:value-type="float">
            <text:p>24020792</text:p>
          </table:table-cell>
          <table:table-cell office:value-type="float" office:value="110919133" calcext:value-type="float">
            <text:p>110919133</text:p>
          </table:table-cell>
          <table:table-cell office:value-type="float" office:value="125050189" calcext:value-type="float">
            <text:p>125050189</text:p>
          </table:table-cell>
          <table:table-cell office:value-type="float" office:value="65753054" calcext:value-type="float">
            <text:p>65753054</text:p>
          </table:table-cell>
          <table:table-cell office:value-type="float" office:value="76125113" calcext:value-type="float">
            <text:p>76125113</text:p>
          </table:table-cell>
          <table:table-cell office:value-type="float" office:value="6426236" calcext:value-type="float">
            <text:p>6426236</text:p>
          </table:table-cell>
          <table:table-cell office:value-type="float" office:value="6727601" calcext:value-type="float">
            <text:p>6727601</text:p>
          </table:table-cell>
        </table:table-row>
        <table:table-row table:style-name="ro1">
          <table:table-cell office:value-type="float" office:value="20470201" calcext:value-type="float">
            <text:p>20470201</text:p>
          </table:table-cell>
          <table:table-cell office:value-type="float" office:value="21334138" calcext:value-type="float">
            <text:p>21334138</text:p>
          </table:table-cell>
          <table:table-cell office:value-type="float" office:value="14713114" calcext:value-type="float">
            <text:p>14713114</text:p>
          </table:table-cell>
          <table:table-cell office:value-type="float" office:value="26200399" calcext:value-type="float">
            <text:p>26200399</text:p>
          </table:table-cell>
          <table:table-cell office:value-type="float" office:value="745835" calcext:value-type="float">
            <text:p>745835</text:p>
          </table:table-cell>
          <table:table-cell office:value-type="float" office:value="855067" calcext:value-type="float">
            <text:p>855067</text:p>
          </table:table-cell>
          <table:table-cell office:value-type="float" office:value="16616219" calcext:value-type="float">
            <text:p>16616219</text:p>
          </table:table-cell>
          <table:table-cell office:value-type="float" office:value="17345502" calcext:value-type="float">
            <text:p>17345502</text:p>
          </table:table-cell>
          <table:table-cell office:value-type="float" office:value="8243296" calcext:value-type="float">
            <text:p>8243296</text:p>
          </table:table-cell>
          <table:table-cell office:value-type="float" office:value="27502170" calcext:value-type="float">
            <text:p>27502170</text:p>
          </table:table-cell>
          <table:table-cell office:value-type="float" office:value="362476" calcext:value-type="float">
            <text:p>362476</text:p>
          </table:table-cell>
          <table:table-cell office:value-type="float" office:value="456482" calcext:value-type="float">
            <text:p>456482</text:p>
          </table:table-cell>
          <table:table-cell office:value-type="float" office:value="262274484" calcext:value-type="float">
            <text:p>262274484</text:p>
          </table:table-cell>
          <table:table-cell office:value-type="float" office:value="264170605" calcext:value-type="float">
            <text:p>264170605</text:p>
          </table:table-cell>
          <table:table-cell office:value-type="float" office:value="188797192" calcext:value-type="float">
            <text:p>188797192</text:p>
          </table:table-cell>
          <table:table-cell office:value-type="float" office:value="195603365" calcext:value-type="float">
            <text:p>195603365</text:p>
          </table:table-cell>
          <table:table-cell office:value-type="float" office:value="21746969" calcext:value-type="float">
            <text:p>21746969</text:p>
          </table:table-cell>
          <table:table-cell office:value-type="float" office:value="21998048" calcext:value-type="float">
            <text:p>21998048</text:p>
          </table:table-cell>
          <table:table-cell office:value-type="float" office:value="143038302" calcext:value-type="float">
            <text:p>143038302</text:p>
          </table:table-cell>
          <table:table-cell office:value-type="float" office:value="144972975" calcext:value-type="float">
            <text:p>144972975</text:p>
          </table:table-cell>
          <table:table-cell office:value-type="float" office:value="250829383" calcext:value-type="float">
            <text:p>250829383</text:p>
          </table:table-cell>
          <table:table-cell office:value-type="float" office:value="256747873" calcext:value-type="float">
            <text:p>256747873</text:p>
          </table:table-cell>
          <table:table-cell office:value-type="float" office:value="23688906" calcext:value-type="float">
            <text:p>23688906</text:p>
          </table:table-cell>
          <table:table-cell office:value-type="float" office:value="24042582" calcext:value-type="float">
            <text:p>24042582</text:p>
          </table:table-cell>
          <table:table-cell office:value-type="float" office:value="138659253" calcext:value-type="float">
            <text:p>138659253</text:p>
          </table:table-cell>
          <table:table-cell office:value-type="float" office:value="247070245" calcext:value-type="float">
            <text:p>247070245</text:p>
          </table:table-cell>
          <table:table-cell office:value-type="float" office:value="45893686" calcext:value-type="float">
            <text:p>45893686</text:p>
          </table:table-cell>
          <table:table-cell office:value-type="float" office:value="84958011" calcext:value-type="float">
            <text:p>84958011</text:p>
          </table:table-cell>
          <table:table-cell office:value-type="float" office:value="4414598" calcext:value-type="float">
            <text:p>4414598</text:p>
          </table:table-cell>
          <table:table-cell office:value-type="float" office:value="13091190" calcext:value-type="float">
            <text:p>13091190</text:p>
          </table:table-cell>
        </table:table-row>
        <table:table-row table:style-name="ro1">
          <table:table-cell office:value-type="float" office:value="40141277" calcext:value-type="float">
            <text:p>40141277</text:p>
          </table:table-cell>
          <table:table-cell office:value-type="float" office:value="40999347" calcext:value-type="float">
            <text:p>40999347</text:p>
          </table:table-cell>
          <table:table-cell office:value-type="float" office:value="15314517" calcext:value-type="float">
            <text:p>15314517</text:p>
          </table:table-cell>
          <table:table-cell office:value-type="float" office:value="29199942" calcext:value-type="float">
            <text:p>29199942</text:p>
          </table:table-cell>
          <table:table-cell office:value-type="float" office:value="745974" calcext:value-type="float">
            <text:p>745974</text:p>
          </table:table-cell>
          <table:table-cell office:value-type="float" office:value="914013" calcext:value-type="float">
            <text:p>914013</text:p>
          </table:table-cell>
          <table:table-cell office:value-type="float" office:value="18163064" calcext:value-type="float">
            <text:p>18163064</text:p>
          </table:table-cell>
          <table:table-cell office:value-type="float" office:value="19401559" calcext:value-type="float">
            <text:p>19401559</text:p>
          </table:table-cell>
          <table:table-cell office:value-type="float" office:value="8034542" calcext:value-type="float">
            <text:p>8034542</text:p>
          </table:table-cell>
          <table:table-cell office:value-type="float" office:value="27424996" calcext:value-type="float">
            <text:p>27424996</text:p>
          </table:table-cell>
          <table:table-cell office:value-type="float" office:value="486724" calcext:value-type="float">
            <text:p>486724</text:p>
          </table:table-cell>
          <table:table-cell office:value-type="float" office:value="646381" calcext:value-type="float">
            <text:p>646381</text:p>
          </table:table-cell>
          <table:table-cell office:value-type="float" office:value="140405145" calcext:value-type="float">
            <text:p>140405145</text:p>
          </table:table-cell>
          <table:table-cell office:value-type="float" office:value="142355044" calcext:value-type="float">
            <text:p>142355044</text:p>
          </table:table-cell>
          <table:table-cell office:value-type="float" office:value="297771665" calcext:value-type="float">
            <text:p>297771665</text:p>
          </table:table-cell>
          <table:table-cell office:value-type="float" office:value="304400301" calcext:value-type="float">
            <text:p>304400301</text:p>
          </table:table-cell>
          <table:table-cell office:value-type="float" office:value="26651573" calcext:value-type="float">
            <text:p>26651573</text:p>
          </table:table-cell>
          <table:table-cell office:value-type="float" office:value="26899859" calcext:value-type="float">
            <text:p>26899859</text:p>
          </table:table-cell>
          <table:table-cell office:value-type="float" office:value="94495815" calcext:value-type="float">
            <text:p>94495815</text:p>
          </table:table-cell>
          <table:table-cell office:value-type="float" office:value="96772711" calcext:value-type="float">
            <text:p>96772711</text:p>
          </table:table-cell>
          <table:table-cell office:value-type="float" office:value="318910177" calcext:value-type="float">
            <text:p>318910177</text:p>
          </table:table-cell>
          <table:table-cell office:value-type="float" office:value="324900533" calcext:value-type="float">
            <text:p>324900533</text:p>
          </table:table-cell>
          <table:table-cell office:value-type="float" office:value="23679478" calcext:value-type="float">
            <text:p>23679478</text:p>
          </table:table-cell>
          <table:table-cell office:value-type="float" office:value="24060811" calcext:value-type="float">
            <text:p>24060811</text:p>
          </table:table-cell>
          <table:table-cell office:value-type="float" office:value="149706189" calcext:value-type="float">
            <text:p>149706189</text:p>
          </table:table-cell>
          <table:table-cell office:value-type="float" office:value="178863458" calcext:value-type="float">
            <text:p>178863458</text:p>
          </table:table-cell>
          <table:table-cell office:value-type="float" office:value="126517066" calcext:value-type="float">
            <text:p>126517066</text:p>
          </table:table-cell>
          <table:table-cell office:value-type="float" office:value="140666701" calcext:value-type="float">
            <text:p>140666701</text:p>
          </table:table-cell>
          <table:table-cell office:value-type="float" office:value="4384356" calcext:value-type="float">
            <text:p>4384356</text:p>
          </table:table-cell>
          <table:table-cell office:value-type="float" office:value="4777353" calcext:value-type="float">
            <text:p>4777353</text:p>
          </table:table-cell>
        </table:table-row>
        <table:table-row table:style-name="ro1">
          <table:table-cell office:value-type="float" office:value="20402455" calcext:value-type="float">
            <text:p>20402455</text:p>
          </table:table-cell>
          <table:table-cell office:value-type="float" office:value="21450423" calcext:value-type="float">
            <text:p>21450423</text:p>
          </table:table-cell>
          <table:table-cell office:value-type="float" office:value="12647977" calcext:value-type="float">
            <text:p>12647977</text:p>
          </table:table-cell>
          <table:table-cell office:value-type="float" office:value="23611242" calcext:value-type="float">
            <text:p>23611242</text:p>
          </table:table-cell>
          <table:table-cell office:value-type="float" office:value="749537" calcext:value-type="float">
            <text:p>749537</text:p>
          </table:table-cell>
          <table:table-cell office:value-type="float" office:value="867639" calcext:value-type="float">
            <text:p>867639</text:p>
          </table:table-cell>
          <table:table-cell office:value-type="float" office:value="14247901" calcext:value-type="float">
            <text:p>14247901</text:p>
          </table:table-cell>
          <table:table-cell office:value-type="float" office:value="15073984" calcext:value-type="float">
            <text:p>15073984</text:p>
          </table:table-cell>
          <table:table-cell office:value-type="float" office:value="5718185" calcext:value-type="float">
            <text:p>5718185</text:p>
          </table:table-cell>
          <table:table-cell office:value-type="float" office:value="24991097" calcext:value-type="float">
            <text:p>24991097</text:p>
          </table:table-cell>
          <table:table-cell office:value-type="float" office:value="489308" calcext:value-type="float">
            <text:p>489308</text:p>
          </table:table-cell>
          <table:table-cell office:value-type="float" office:value="629200" calcext:value-type="float">
            <text:p>629200</text:p>
          </table:table-cell>
          <table:table-cell office:value-type="float" office:value="315173808" calcext:value-type="float">
            <text:p>315173808</text:p>
          </table:table-cell>
          <table:table-cell office:value-type="float" office:value="316847414" calcext:value-type="float">
            <text:p>316847414</text:p>
          </table:table-cell>
          <table:table-cell office:value-type="float" office:value="199275550" calcext:value-type="float">
            <text:p>199275550</text:p>
          </table:table-cell>
          <table:table-cell office:value-type="float" office:value="206447412" calcext:value-type="float">
            <text:p>206447412</text:p>
          </table:table-cell>
          <table:table-cell office:value-type="float" office:value="21979471" calcext:value-type="float">
            <text:p>21979471</text:p>
          </table:table-cell>
          <table:table-cell office:value-type="float" office:value="22214767" calcext:value-type="float">
            <text:p>22214767</text:p>
          </table:table-cell>
          <table:table-cell office:value-type="float" office:value="107122282" calcext:value-type="float">
            <text:p>107122282</text:p>
          </table:table-cell>
          <table:table-cell office:value-type="float" office:value="108900161" calcext:value-type="float">
            <text:p>108900161</text:p>
          </table:table-cell>
          <table:table-cell office:value-type="float" office:value="368094225" calcext:value-type="float">
            <text:p>368094225</text:p>
          </table:table-cell>
          <table:table-cell office:value-type="float" office:value="373950137" calcext:value-type="float">
            <text:p>373950137</text:p>
          </table:table-cell>
          <table:table-cell office:value-type="float" office:value="23697707" calcext:value-type="float">
            <text:p>23697707</text:p>
          </table:table-cell>
          <table:table-cell office:value-type="float" office:value="24058786" calcext:value-type="float">
            <text:p>24058786</text:p>
          </table:table-cell>
          <table:table-cell office:value-type="float" office:value="126971803" calcext:value-type="float">
            <text:p>126971803</text:p>
          </table:table-cell>
          <table:table-cell office:value-type="float" office:value="146723686" calcext:value-type="float">
            <text:p>146723686</text:p>
          </table:table-cell>
          <table:table-cell office:value-type="float" office:value="65795378" calcext:value-type="float">
            <text:p>65795378</text:p>
          </table:table-cell>
          <table:table-cell office:value-type="float" office:value="77657012" calcext:value-type="float">
            <text:p>77657012</text:p>
          </table:table-cell>
          <table:table-cell office:value-type="float" office:value="5518229" calcext:value-type="float">
            <text:p>5518229</text:p>
          </table:table-cell>
          <table:table-cell office:value-type="float" office:value="5819874" calcext:value-type="float">
            <text:p>5819874</text:p>
          </table:table-cell>
        </table:table-row>
        <table:table-row table:style-name="ro1">
          <table:table-cell office:value-type="float" office:value="41824662" calcext:value-type="float">
            <text:p>41824662</text:p>
          </table:table-cell>
          <table:table-cell office:value-type="float" office:value="42693837" calcext:value-type="float">
            <text:p>42693837</text:p>
          </table:table-cell>
          <table:table-cell office:value-type="float" office:value="15182168" calcext:value-type="float">
            <text:p>15182168</text:p>
          </table:table-cell>
          <table:table-cell office:value-type="float" office:value="28737942" calcext:value-type="float">
            <text:p>28737942</text:p>
          </table:table-cell>
          <table:table-cell office:value-type="float" office:value="1097975" calcext:value-type="float">
            <text:p>1097975</text:p>
          </table:table-cell>
          <table:table-cell office:value-type="float" office:value="1252044" calcext:value-type="float">
            <text:p>1252044</text:p>
          </table:table-cell>
          <table:table-cell office:value-type="float" office:value="12825933" calcext:value-type="float">
            <text:p>12825933</text:p>
          </table:table-cell>
          <table:table-cell office:value-type="float" office:value="13566321" calcext:value-type="float">
            <text:p>13566321</text:p>
          </table:table-cell>
          <table:table-cell office:value-type="float" office:value="8136370" calcext:value-type="float">
            <text:p>8136370</text:p>
          </table:table-cell>
          <table:table-cell office:value-type="float" office:value="26778266" calcext:value-type="float">
            <text:p>26778266</text:p>
          </table:table-cell>
          <table:table-cell office:value-type="float" office:value="338730" calcext:value-type="float">
            <text:p>338730</text:p>
          </table:table-cell>
          <table:table-cell office:value-type="float" office:value="433784" calcext:value-type="float">
            <text:p>433784</text:p>
          </table:table-cell>
          <table:table-cell office:value-type="float" office:value="200168471" calcext:value-type="float">
            <text:p>200168471</text:p>
          </table:table-cell>
          <table:table-cell office:value-type="float" office:value="214084207" calcext:value-type="float">
            <text:p>214084207</text:p>
          </table:table-cell>
          <table:table-cell office:value-type="float" office:value="198076305" calcext:value-type="float">
            <text:p>198076305</text:p>
          </table:table-cell>
          <table:table-cell office:value-type="float" office:value="204640967" calcext:value-type="float">
            <text:p>204640967</text:p>
          </table:table-cell>
          <table:table-cell office:value-type="float" office:value="21620766" calcext:value-type="float">
            <text:p>21620766</text:p>
          </table:table-cell>
          <table:table-cell office:value-type="float" office:value="21873591" calcext:value-type="float">
            <text:p>21873591</text:p>
          </table:table-cell>
          <table:table-cell office:value-type="float" office:value="167308427" calcext:value-type="float">
            <text:p>167308427</text:p>
          </table:table-cell>
          <table:table-cell office:value-type="float" office:value="169335989" calcext:value-type="float">
            <text:p>169335989</text:p>
          </table:table-cell>
          <table:table-cell office:value-type="float" office:value="318816171" calcext:value-type="float">
            <text:p>318816171</text:p>
          </table:table-cell>
          <table:table-cell office:value-type="float" office:value="332776536" calcext:value-type="float">
            <text:p>332776536</text:p>
          </table:table-cell>
          <table:table-cell office:value-type="float" office:value="23755535" calcext:value-type="float">
            <text:p>23755535</text:p>
          </table:table-cell>
          <table:table-cell office:value-type="float" office:value="24171440" calcext:value-type="float">
            <text:p>24171440</text:p>
          </table:table-cell>
          <table:table-cell office:value-type="float" office:value="80709356" calcext:value-type="float">
            <text:p>80709356</text:p>
          </table:table-cell>
          <table:table-cell office:value-type="float" office:value="141615215" calcext:value-type="float">
            <text:p>141615215</text:p>
          </table:table-cell>
          <table:table-cell office:value-type="float" office:value="45481133" calcext:value-type="float">
            <text:p>45481133</text:p>
          </table:table-cell>
          <table:table-cell office:value-type="float" office:value="93472012" calcext:value-type="float">
            <text:p>93472012</text:p>
          </table:table-cell>
          <table:table-cell office:value-type="float" office:value="6531836" calcext:value-type="float">
            <text:p>6531836</text:p>
          </table:table-cell>
          <table:table-cell office:value-type="float" office:value="15249914" calcext:value-type="float">
            <text:p>15249914</text:p>
          </table:table-cell>
        </table:table-row>
        <table:table-row table:style-name="ro1">
          <table:table-cell office:value-type="float" office:value="20484239" calcext:value-type="float">
            <text:p>20484239</text:p>
          </table:table-cell>
          <table:table-cell office:value-type="float" office:value="21315420" calcext:value-type="float">
            <text:p>21315420</text:p>
          </table:table-cell>
          <table:table-cell office:value-type="float" office:value="13471197" calcext:value-type="float">
            <text:p>13471197</text:p>
          </table:table-cell>
          <table:table-cell office:value-type="float" office:value="24337034" calcext:value-type="float">
            <text:p>24337034</text:p>
          </table:table-cell>
          <table:table-cell office:value-type="float" office:value="745207" calcext:value-type="float">
            <text:p>745207</text:p>
          </table:table-cell>
          <table:table-cell office:value-type="float" office:value="910801" calcext:value-type="float">
            <text:p>910801</text:p>
          </table:table-cell>
          <table:table-cell office:value-type="float" office:value="16345305" calcext:value-type="float">
            <text:p>16345305</text:p>
          </table:table-cell>
          <table:table-cell office:value-type="float" office:value="17521641" calcext:value-type="float">
            <text:p>17521641</text:p>
          </table:table-cell>
          <table:table-cell office:value-type="float" office:value="13341082" calcext:value-type="float">
            <text:p>13341082</text:p>
          </table:table-cell>
          <table:table-cell office:value-type="float" office:value="37195722" calcext:value-type="float">
            <text:p>37195722</text:p>
          </table:table-cell>
          <table:table-cell office:value-type="float" office:value="339639" calcext:value-type="float">
            <text:p>339639</text:p>
          </table:table-cell>
          <table:table-cell office:value-type="float" office:value="451385" calcext:value-type="float">
            <text:p>451385</text:p>
          </table:table-cell>
          <table:table-cell office:value-type="float" office:value="219104539" calcext:value-type="float">
            <text:p>219104539</text:p>
          </table:table-cell>
          <table:table-cell office:value-type="float" office:value="221088869" calcext:value-type="float">
            <text:p>221088869</text:p>
          </table:table-cell>
          <table:table-cell office:value-type="float" office:value="182041026" calcext:value-type="float">
            <text:p>182041026</text:p>
          </table:table-cell>
          <table:table-cell office:value-type="float" office:value="188776868" calcext:value-type="float">
            <text:p>188776868</text:p>
          </table:table-cell>
          <table:table-cell office:value-type="float" office:value="21785452" calcext:value-type="float">
            <text:p>21785452</text:p>
          </table:table-cell>
          <table:table-cell office:value-type="float" office:value="22035624" calcext:value-type="float">
            <text:p>22035624</text:p>
          </table:table-cell>
          <table:table-cell office:value-type="float" office:value="92180019" calcext:value-type="float">
            <text:p>92180019</text:p>
          </table:table-cell>
          <table:table-cell office:value-type="float" office:value="94555181" calcext:value-type="float">
            <text:p>94555181</text:p>
          </table:table-cell>
          <table:table-cell office:value-type="float" office:value="451105898" calcext:value-type="float">
            <text:p>451105898</text:p>
          </table:table-cell>
          <table:table-cell office:value-type="float" office:value="465502422" calcext:value-type="float">
            <text:p>465502422</text:p>
          </table:table-cell>
          <table:table-cell office:value-type="float" office:value="23714818" calcext:value-type="float">
            <text:p>23714818</text:p>
          </table:table-cell>
          <table:table-cell office:value-type="float" office:value="24148392" calcext:value-type="float">
            <text:p>24148392</text:p>
          </table:table-cell>
          <table:table-cell office:value-type="float" office:value="62326291" calcext:value-type="float">
            <text:p>62326291</text:p>
          </table:table-cell>
          <table:table-cell office:value-type="float" office:value="78664682" calcext:value-type="float">
            <text:p>78664682</text:p>
          </table:table-cell>
          <table:table-cell office:value-type="float" office:value="36683226" calcext:value-type="float">
            <text:p>36683226</text:p>
          </table:table-cell>
          <table:table-cell office:value-type="float" office:value="47083012" calcext:value-type="float">
            <text:p>47083012</text:p>
          </table:table-cell>
          <table:table-cell office:value-type="float" office:value="5788376" calcext:value-type="float">
            <text:p>5788376</text:p>
          </table:table-cell>
          <table:table-cell office:value-type="float" office:value="6185563" calcext:value-type="float">
            <text:p>6185563</text:p>
          </table:table-cell>
        </table:table-row>
        <table:table-row table:style-name="ro1">
          <table:table-cell office:value-type="float" office:value="39370160" calcext:value-type="float">
            <text:p>39370160</text:p>
          </table:table-cell>
          <table:table-cell office:value-type="float" office:value="40385303" calcext:value-type="float">
            <text:p>40385303</text:p>
          </table:table-cell>
          <table:table-cell office:value-type="float" office:value="13182053" calcext:value-type="float">
            <text:p>13182053</text:p>
          </table:table-cell>
          <table:table-cell office:value-type="float" office:value="24449617" calcext:value-type="float">
            <text:p>24449617</text:p>
          </table:table-cell>
          <table:table-cell office:value-type="float" office:value="749536" calcext:value-type="float">
            <text:p>749536</text:p>
          </table:table-cell>
          <table:table-cell office:value-type="float" office:value="869524" calcext:value-type="float">
            <text:p>869524</text:p>
          </table:table-cell>
          <table:table-cell office:value-type="float" office:value="12764822" calcext:value-type="float">
            <text:p>12764822</text:p>
          </table:table-cell>
          <table:table-cell office:value-type="float" office:value="13594047" calcext:value-type="float">
            <text:p>13594047</text:p>
          </table:table-cell>
          <table:table-cell office:value-type="float" office:value="8895545" calcext:value-type="float">
            <text:p>8895545</text:p>
          </table:table-cell>
          <table:table-cell office:value-type="float" office:value="35951429" calcext:value-type="float">
            <text:p>35951429</text:p>
          </table:table-cell>
          <table:table-cell office:value-type="float" office:value="339638" calcext:value-type="float">
            <text:p>339638</text:p>
          </table:table-cell>
          <table:table-cell office:value-type="float" office:value="435949" calcext:value-type="float">
            <text:p>435949</text:p>
          </table:table-cell>
          <table:table-cell office:value-type="float" office:value="227530191" calcext:value-type="float">
            <text:p>227530191</text:p>
          </table:table-cell>
          <table:table-cell office:value-type="float" office:value="229092820" calcext:value-type="float">
            <text:p>229092820</text:p>
          </table:table-cell>
          <table:table-cell office:value-type="float" office:value="183185515" calcext:value-type="float">
            <text:p>183185515</text:p>
          </table:table-cell>
          <table:table-cell office:value-type="float" office:value="189654145" calcext:value-type="float">
            <text:p>189654145</text:p>
          </table:table-cell>
          <table:table-cell office:value-type="float" office:value="21663020" calcext:value-type="float">
            <text:p>21663020</text:p>
          </table:table-cell>
          <table:table-cell office:value-type="float" office:value="21899293" calcext:value-type="float">
            <text:p>21899293</text:p>
          </table:table-cell>
          <table:table-cell office:value-type="float" office:value="209736727" calcext:value-type="float">
            <text:p>209736727</text:p>
          </table:table-cell>
          <table:table-cell office:value-type="float" office:value="215869630" calcext:value-type="float">
            <text:p>215869630</text:p>
          </table:table-cell>
          <table:table-cell office:value-type="float" office:value="362434776" calcext:value-type="float">
            <text:p>362434776</text:p>
          </table:table-cell>
          <table:table-cell office:value-type="float" office:value="368603927" calcext:value-type="float">
            <text:p>368603927</text:p>
          </table:table-cell>
          <table:table-cell office:value-type="float" office:value="23452145" calcext:value-type="float">
            <text:p>23452145</text:p>
          </table:table-cell>
          <table:table-cell office:value-type="float" office:value="23806589" calcext:value-type="float">
            <text:p>23806589</text:p>
          </table:table-cell>
          <table:table-cell office:value-type="float" office:value="159970343" calcext:value-type="float">
            <text:p>159970343</text:p>
          </table:table-cell>
          <table:table-cell office:value-type="float" office:value="179506277" calcext:value-type="float">
            <text:p>179506277</text:p>
          </table:table-cell>
          <table:table-cell office:value-type="float" office:value="51569337" calcext:value-type="float">
            <text:p>51569337</text:p>
          </table:table-cell>
          <table:table-cell office:value-type="float" office:value="61795428" calcext:value-type="float">
            <text:p>61795428</text:p>
          </table:table-cell>
          <table:table-cell office:value-type="float" office:value="4400281" calcext:value-type="float">
            <text:p>4400281</text:p>
          </table:table-cell>
          <table:table-cell office:value-type="float" office:value="4612598" calcext:value-type="float">
            <text:p>4612598</text:p>
          </table:table-cell>
        </table:table-row>
        <table:table-row table:style-name="ro1">
          <table:table-cell office:value-type="float" office:value="20543325" calcext:value-type="float">
            <text:p>20543325</text:p>
          </table:table-cell>
          <table:table-cell office:value-type="float" office:value="21408588" calcext:value-type="float">
            <text:p>21408588</text:p>
          </table:table-cell>
          <table:table-cell office:value-type="float" office:value="25349592" calcext:value-type="float">
            <text:p>25349592</text:p>
          </table:table-cell>
          <table:table-cell office:value-type="float" office:value="45359818" calcext:value-type="float">
            <text:p>45359818</text:p>
          </table:table-cell>
          <table:table-cell office:value-type="float" office:value="752400" calcext:value-type="float">
            <text:p>752400</text:p>
          </table:table-cell>
          <table:table-cell office:value-type="float" office:value="860514" calcext:value-type="float">
            <text:p>860514</text:p>
          </table:table-cell>
          <table:table-cell office:value-type="float" office:value="16306752" calcext:value-type="float">
            <text:p>16306752</text:p>
          </table:table-cell>
          <table:table-cell office:value-type="float" office:value="17066556" calcext:value-type="float">
            <text:p>17066556</text:p>
          </table:table-cell>
          <table:table-cell office:value-type="float" office:value="8785545" calcext:value-type="float">
            <text:p>8785545</text:p>
          </table:table-cell>
          <table:table-cell office:value-type="float" office:value="31504286" calcext:value-type="float">
            <text:p>31504286</text:p>
          </table:table-cell>
          <table:table-cell office:value-type="float" office:value="340197" calcext:value-type="float">
            <text:p>340197</text:p>
          </table:table-cell>
          <table:table-cell office:value-type="float" office:value="434413" calcext:value-type="float">
            <text:p>434413</text:p>
          </table:table-cell>
          <table:table-cell office:value-type="float" office:value="239893914" calcext:value-type="float">
            <text:p>239893914</text:p>
          </table:table-cell>
          <table:table-cell office:value-type="float" office:value="242138334" calcext:value-type="float">
            <text:p>242138334</text:p>
          </table:table-cell>
          <table:table-cell office:value-type="float" office:value="167832097" calcext:value-type="float">
            <text:p>167832097</text:p>
          </table:table-cell>
          <table:table-cell office:value-type="float" office:value="182246220" calcext:value-type="float">
            <text:p>182246220</text:p>
          </table:table-cell>
          <table:table-cell office:value-type="float" office:value="21845516" calcext:value-type="float">
            <text:p>21845516</text:p>
          </table:table-cell>
          <table:table-cell office:value-type="float" office:value="22097852" calcext:value-type="float">
            <text:p>22097852</text:p>
          </table:table-cell>
          <table:table-cell office:value-type="float" office:value="163738489" calcext:value-type="float">
            <text:p>163738489</text:p>
          </table:table-cell>
          <table:table-cell office:value-type="float" office:value="165731061" calcext:value-type="float">
            <text:p>165731061</text:p>
          </table:table-cell>
          <table:table-cell office:value-type="float" office:value="401689559" calcext:value-type="float">
            <text:p>401689559</text:p>
          </table:table-cell>
          <table:table-cell office:value-type="float" office:value="415777943" calcext:value-type="float">
            <text:p>415777943</text:p>
          </table:table-cell>
          <table:table-cell office:value-type="float" office:value="23739681" calcext:value-type="float">
            <text:p>23739681</text:p>
          </table:table-cell>
          <table:table-cell office:value-type="float" office:value="24100412" calcext:value-type="float">
            <text:p>24100412</text:p>
          </table:table-cell>
          <table:table-cell office:value-type="float" office:value="98285474" calcext:value-type="float">
            <text:p>98285474</text:p>
          </table:table-cell>
          <table:table-cell office:value-type="float" office:value="176158016" calcext:value-type="float">
            <text:p>176158016</text:p>
          </table:table-cell>
          <table:table-cell office:value-type="float" office:value="57113967" calcext:value-type="float">
            <text:p>57113967</text:p>
          </table:table-cell>
          <table:table-cell office:value-type="float" office:value="158914901" calcext:value-type="float">
            <text:p>158914901</text:p>
          </table:table-cell>
          <table:table-cell office:value-type="float" office:value="5493925" calcext:value-type="float">
            <text:p>5493925</text:p>
          </table:table-cell>
          <table:table-cell office:value-type="float" office:value="14099349" calcext:value-type="float">
            <text:p>14099349</text:p>
          </table:table-cell>
        </table:table-row>
        <table:table-row table:style-name="ro1">
          <table:table-cell office:value-type="float" office:value="40450744" calcext:value-type="float">
            <text:p>40450744</text:p>
          </table:table-cell>
          <table:table-cell office:value-type="float" office:value="41291493" calcext:value-type="float">
            <text:p>41291493</text:p>
          </table:table-cell>
          <table:table-cell office:value-type="float" office:value="27459428" calcext:value-type="float">
            <text:p>27459428</text:p>
          </table:table-cell>
          <table:table-cell office:value-type="float" office:value="42364047" calcext:value-type="float">
            <text:p>42364047</text:p>
          </table:table-cell>
          <table:table-cell office:value-type="float" office:value="763505" calcext:value-type="float">
            <text:p>763505</text:p>
          </table:table-cell>
          <table:table-cell office:value-type="float" office:value="929448" calcext:value-type="float">
            <text:p>929448</text:p>
          </table:table-cell>
          <table:table-cell office:value-type="float" office:value="17678156" calcext:value-type="float">
            <text:p>17678156</text:p>
          </table:table-cell>
          <table:table-cell office:value-type="float" office:value="18911972" calcext:value-type="float">
            <text:p>18911972</text:p>
          </table:table-cell>
          <table:table-cell office:value-type="float" office:value="7627227" calcext:value-type="float">
            <text:p>7627227</text:p>
          </table:table-cell>
          <table:table-cell office:value-type="float" office:value="30739454" calcext:value-type="float">
            <text:p>30739454</text:p>
          </table:table-cell>
          <table:table-cell office:value-type="float" office:value="338102" calcext:value-type="float">
            <text:p>338102</text:p>
          </table:table-cell>
          <table:table-cell office:value-type="float" office:value="450057" calcext:value-type="float">
            <text:p>450057</text:p>
          </table:table-cell>
          <table:table-cell office:value-type="float" office:value="242294079" calcext:value-type="float">
            <text:p>242294079</text:p>
          </table:table-cell>
          <table:table-cell office:value-type="float" office:value="244164569" calcext:value-type="float">
            <text:p>244164569</text:p>
          </table:table-cell>
          <table:table-cell office:value-type="float" office:value="331430834" calcext:value-type="float">
            <text:p>331430834</text:p>
          </table:table-cell>
          <table:table-cell office:value-type="float" office:value="342225921" calcext:value-type="float">
            <text:p>342225921</text:p>
          </table:table-cell>
          <table:table-cell office:value-type="float" office:value="21668747" calcext:value-type="float">
            <text:p>21668747</text:p>
          </table:table-cell>
          <table:table-cell office:value-type="float" office:value="21919198" calcext:value-type="float">
            <text:p>21919198</text:p>
          </table:table-cell>
          <table:table-cell office:value-type="float" office:value="94763447" calcext:value-type="float">
            <text:p>94763447</text:p>
          </table:table-cell>
          <table:table-cell office:value-type="float" office:value="97194901" calcext:value-type="float">
            <text:p>97194901</text:p>
          </table:table-cell>
          <table:table-cell office:value-type="float" office:value="354720038" calcext:value-type="float">
            <text:p>354720038</text:p>
          </table:table-cell>
          <table:table-cell office:value-type="float" office:value="360953163" calcext:value-type="float">
            <text:p>360953163</text:p>
          </table:table-cell>
          <table:table-cell office:value-type="float" office:value="23496005" calcext:value-type="float">
            <text:p>23496005</text:p>
          </table:table-cell>
          <table:table-cell office:value-type="float" office:value="23881389" calcext:value-type="float">
            <text:p>23881389</text:p>
          </table:table-cell>
          <table:table-cell office:value-type="float" office:value="151764132" calcext:value-type="float">
            <text:p>151764132</text:p>
          </table:table-cell>
          <table:table-cell office:value-type="float" office:value="159209841" calcext:value-type="float">
            <text:p>159209841</text:p>
          </table:table-cell>
          <table:table-cell office:value-type="float" office:value="70039144" calcext:value-type="float">
            <text:p>70039144</text:p>
          </table:table-cell>
          <table:table-cell office:value-type="float" office:value="81663806" calcext:value-type="float">
            <text:p>81663806</text:p>
          </table:table-cell>
          <table:table-cell office:value-type="float" office:value="4375905" calcext:value-type="float">
            <text:p>4375905</text:p>
          </table:table-cell>
          <table:table-cell office:value-type="float" office:value="4789994" calcext:value-type="float">
            <text:p>4789994</text:p>
          </table:table-cell>
        </table:table-row>
        <table:table-row table:style-name="ro1">
          <table:table-cell office:value-type="float" office:value="40395779" calcext:value-type="float">
            <text:p>40395779</text:p>
          </table:table-cell>
          <table:table-cell office:value-type="float" office:value="41438370" calcext:value-type="float">
            <text:p>41438370</text:p>
          </table:table-cell>
          <table:table-cell office:value-type="float" office:value="17712169" calcext:value-type="float">
            <text:p>17712169</text:p>
          </table:table-cell>
          <table:table-cell office:value-type="float" office:value="30779613" calcext:value-type="float">
            <text:p>30779613</text:p>
          </table:table-cell>
          <table:table-cell office:value-type="float" office:value="1092388" calcext:value-type="float">
            <text:p>1092388</text:p>
          </table:table-cell>
          <table:table-cell office:value-type="float" office:value="1263080" calcext:value-type="float">
            <text:p>1263080</text:p>
          </table:table-cell>
          <table:table-cell office:value-type="float" office:value="14939540" calcext:value-type="float">
            <text:p>14939540</text:p>
          </table:table-cell>
          <table:table-cell office:value-type="float" office:value="15809692" calcext:value-type="float">
            <text:p>15809692</text:p>
          </table:table-cell>
          <table:table-cell office:value-type="float" office:value="5653093" calcext:value-type="float">
            <text:p>5653093</text:p>
          </table:table-cell>
          <table:table-cell office:value-type="float" office:value="23916169" calcext:value-type="float">
            <text:p>23916169</text:p>
          </table:table-cell>
          <table:table-cell office:value-type="float" office:value="487771" calcext:value-type="float">
            <text:p>487771</text:p>
          </table:table-cell>
          <table:table-cell office:value-type="float" office:value="624800" calcext:value-type="float">
            <text:p>624800</text:p>
          </table:table-cell>
          <table:table-cell office:value-type="float" office:value="247556410" calcext:value-type="float">
            <text:p>247556410</text:p>
          </table:table-cell>
          <table:table-cell office:value-type="float" office:value="249210042" calcext:value-type="float">
            <text:p>249210042</text:p>
          </table:table-cell>
          <table:table-cell office:value-type="float" office:value="222135022" calcext:value-type="float">
            <text:p>222135022</text:p>
          </table:table-cell>
          <table:table-cell office:value-type="float" office:value="228554553" calcext:value-type="float">
            <text:p>228554553</text:p>
          </table:table-cell>
          <table:table-cell office:value-type="float" office:value="21791388" calcext:value-type="float">
            <text:p>21791388</text:p>
          </table:table-cell>
          <table:table-cell office:value-type="float" office:value="22026544" calcext:value-type="float">
            <text:p>22026544</text:p>
          </table:table-cell>
          <table:table-cell office:value-type="float" office:value="127096469" calcext:value-type="float">
            <text:p>127096469</text:p>
          </table:table-cell>
          <table:table-cell office:value-type="float" office:value="129019060" calcext:value-type="float">
            <text:p>129019060</text:p>
          </table:table-cell>
          <table:table-cell office:value-type="float" office:value="505228773" calcext:value-type="float">
            <text:p>505228773</text:p>
          </table:table-cell>
          <table:table-cell office:value-type="float" office:value="519348166" calcext:value-type="float">
            <text:p>519348166</text:p>
          </table:table-cell>
          <table:table-cell office:value-type="float" office:value="23737655" calcext:value-type="float">
            <text:p>23737655</text:p>
          </table:table-cell>
          <table:table-cell office:value-type="float" office:value="24140779" calcext:value-type="float">
            <text:p>24140779</text:p>
          </table:table-cell>
          <table:table-cell office:value-type="float" office:value="141610885" calcext:value-type="float">
            <text:p>141610885</text:p>
          </table:table-cell>
          <table:table-cell office:value-type="float" office:value="150571102" calcext:value-type="float">
            <text:p>150571102</text:p>
          </table:table-cell>
          <table:table-cell office:value-type="float" office:value="132330026" calcext:value-type="float">
            <text:p>132330026</text:p>
          </table:table-cell>
          <table:table-cell office:value-type="float" office:value="155042341" calcext:value-type="float">
            <text:p>155042341</text:p>
          </table:table-cell>
          <table:table-cell office:value-type="float" office:value="6344173" calcext:value-type="float">
            <text:p>6344173</text:p>
          </table:table-cell>
          <table:table-cell office:value-type="float" office:value="6641138" calcext:value-type="float">
            <text:p>6641138</text:p>
          </table:table-cell>
        </table:table-row>
        <table:table-row table:style-name="ro1">
          <table:table-cell office:value-type="float" office:value="23815808" calcext:value-type="float">
            <text:p>23815808</text:p>
          </table:table-cell>
          <table:table-cell office:value-type="float" office:value="24685472" calcext:value-type="float">
            <text:p>24685472</text:p>
          </table:table-cell>
          <table:table-cell office:value-type="float" office:value="21332392" calcext:value-type="float">
            <text:p>21332392</text:p>
          </table:table-cell>
          <table:table-cell office:value-type="float" office:value="34925741" calcext:value-type="float">
            <text:p>34925741</text:p>
          </table:table-cell>
          <table:table-cell office:value-type="float" office:value="750304" calcext:value-type="float">
            <text:p>750304</text:p>
          </table:table-cell>
          <table:table-cell office:value-type="float" office:value="859187" calcext:value-type="float">
            <text:p>859187</text:p>
          </table:table-cell>
          <table:table-cell office:value-type="float" office:value="12764403" calcext:value-type="float">
            <text:p>12764403</text:p>
          </table:table-cell>
          <table:table-cell office:value-type="float" office:value="13478530" calcext:value-type="float">
            <text:p>13478530</text:p>
          </table:table-cell>
          <table:table-cell office:value-type="float" office:value="8767596" calcext:value-type="float">
            <text:p>8767596</text:p>
          </table:table-cell>
          <table:table-cell office:value-type="float" office:value="33267220" calcext:value-type="float">
            <text:p>33267220</text:p>
          </table:table-cell>
          <table:table-cell office:value-type="float" office:value="341803" calcext:value-type="float">
            <text:p>341803</text:p>
          </table:table-cell>
          <table:table-cell office:value-type="float" office:value="436927" calcext:value-type="float">
            <text:p>436927</text:p>
          </table:table-cell>
          <table:table-cell office:value-type="float" office:value="152850094" calcext:value-type="float">
            <text:p>152850094</text:p>
          </table:table-cell>
          <table:table-cell office:value-type="float" office:value="155089066" calcext:value-type="float">
            <text:p>155089066</text:p>
          </table:table-cell>
          <table:table-cell office:value-type="float" office:value="236890948" calcext:value-type="float">
            <text:p>236890948</text:p>
          </table:table-cell>
          <table:table-cell office:value-type="float" office:value="243173101" calcext:value-type="float">
            <text:p>243173101</text:p>
          </table:table-cell>
          <table:table-cell office:value-type="float" office:value="21861160" calcext:value-type="float">
            <text:p>21861160</text:p>
          </table:table-cell>
          <table:table-cell office:value-type="float" office:value="22155331" calcext:value-type="float">
            <text:p>22155331</text:p>
          </table:table-cell>
          <table:table-cell office:value-type="float" office:value="135240522" calcext:value-type="float">
            <text:p>135240522</text:p>
          </table:table-cell>
          <table:table-cell office:value-type="float" office:value="137115131" calcext:value-type="float">
            <text:p>137115131</text:p>
          </table:table-cell>
          <table:table-cell office:value-type="float" office:value="492171595" calcext:value-type="float">
            <text:p>492171595</text:p>
          </table:table-cell>
          <table:table-cell office:value-type="float" office:value="506531243" calcext:value-type="float">
            <text:p>506531243</text:p>
          </table:table-cell>
          <table:table-cell office:value-type="float" office:value="23424837" calcext:value-type="float">
            <text:p>23424837</text:p>
          </table:table-cell>
          <table:table-cell office:value-type="float" office:value="23781307" calcext:value-type="float">
            <text:p>23781307</text:p>
          </table:table-cell>
          <table:table-cell office:value-type="float" office:value="92088316" calcext:value-type="float">
            <text:p>92088316</text:p>
          </table:table-cell>
          <table:table-cell office:value-type="float" office:value="167310452" calcext:value-type="float">
            <text:p>167310452</text:p>
          </table:table-cell>
          <table:table-cell office:value-type="float" office:value="57467713" calcext:value-type="float">
            <text:p>57467713</text:p>
          </table:table-cell>
          <table:table-cell office:value-type="float" office:value="124843529" calcext:value-type="float">
            <text:p>124843529</text:p>
          </table:table-cell>
          <table:table-cell office:value-type="float" office:value="6521779" calcext:value-type="float">
            <text:p>6521779</text:p>
          </table:table-cell>
          <table:table-cell office:value-type="float" office:value="15225679" calcext:value-type="float">
            <text:p>15225679</text:p>
          </table:table-cell>
        </table:table-row>
        <table:table-row table:style-name="ro1">
          <table:table-cell office:value-type="float" office:value="21248372" calcext:value-type="float">
            <text:p>21248372</text:p>
          </table:table-cell>
          <table:table-cell office:value-type="float" office:value="22070474" calcext:value-type="float">
            <text:p>22070474</text:p>
          </table:table-cell>
          <table:table-cell office:value-type="float" office:value="15093958" calcext:value-type="float">
            <text:p>15093958</text:p>
          </table:table-cell>
          <table:table-cell office:value-type="float" office:value="28843193" calcext:value-type="float">
            <text:p>28843193</text:p>
          </table:table-cell>
          <table:table-cell office:value-type="float" office:value="749746" calcext:value-type="float">
            <text:p>749746</text:p>
          </table:table-cell>
          <table:table-cell office:value-type="float" office:value="915480" calcext:value-type="float">
            <text:p>915480</text:p>
          </table:table-cell>
          <table:table-cell office:value-type="float" office:value="12871679" calcext:value-type="float">
            <text:p>12871679</text:p>
          </table:table-cell>
          <table:table-cell office:value-type="float" office:value="15470892" calcext:value-type="float">
            <text:p>15470892</text:p>
          </table:table-cell>
          <table:table-cell office:value-type="float" office:value="8837297" calcext:value-type="float">
            <text:p>8837297</text:p>
          </table:table-cell>
          <table:table-cell office:value-type="float" office:value="30370901" calcext:value-type="float">
            <text:p>30370901</text:p>
          </table:table-cell>
          <table:table-cell office:value-type="float" office:value="340825" calcext:value-type="float">
            <text:p>340825</text:p>
          </table:table-cell>
          <table:table-cell office:value-type="float" office:value="450965" calcext:value-type="float">
            <text:p>450965</text:p>
          </table:table-cell>
          <table:table-cell office:value-type="float" office:value="156024589" calcext:value-type="float">
            <text:p>156024589</text:p>
          </table:table-cell>
          <table:table-cell office:value-type="float" office:value="157960171" calcext:value-type="float">
            <text:p>157960171</text:p>
          </table:table-cell>
          <table:table-cell office:value-type="float" office:value="274487279" calcext:value-type="float">
            <text:p>274487279</text:p>
          </table:table-cell>
          <table:table-cell office:value-type="float" office:value="293367264" calcext:value-type="float">
            <text:p>293367264</text:p>
          </table:table-cell>
          <table:table-cell office:value-type="float" office:value="21777350" calcext:value-type="float">
            <text:p>21777350</text:p>
          </table:table-cell>
          <table:table-cell office:value-type="float" office:value="22024449" calcext:value-type="float">
            <text:p>22024449</text:p>
          </table:table-cell>
          <table:table-cell office:value-type="float" office:value="176420269" calcext:value-type="float">
            <text:p>176420269</text:p>
          </table:table-cell>
          <table:table-cell office:value-type="float" office:value="178727197" calcext:value-type="float">
            <text:p>178727197</text:p>
          </table:table-cell>
          <table:table-cell office:value-type="float" office:value="411299719" calcext:value-type="float">
            <text:p>411299719</text:p>
          </table:table-cell>
          <table:table-cell office:value-type="float" office:value="417361244" calcext:value-type="float">
            <text:p>417361244</text:p>
          </table:table-cell>
          <table:table-cell office:value-type="float" office:value="23678011" calcext:value-type="float">
            <text:p>23678011</text:p>
          </table:table-cell>
          <table:table-cell office:value-type="float" office:value="24061440" calcext:value-type="float">
            <text:p>24061440</text:p>
          </table:table-cell>
          <table:table-cell office:value-type="float" office:value="140498313" calcext:value-type="float">
            <text:p>140498313</text:p>
          </table:table-cell>
          <table:table-cell office:value-type="float" office:value="177395044" calcext:value-type="float">
            <text:p>177395044</text:p>
          </table:table-cell>
          <table:table-cell office:value-type="float" office:value="80560035" calcext:value-type="float">
            <text:p>80560035</text:p>
          </table:table-cell>
          <table:table-cell office:value-type="float" office:value="119290030" calcext:value-type="float">
            <text:p>119290030</text:p>
          </table:table-cell>
          <table:table-cell office:value-type="float" office:value="6508300" calcext:value-type="float">
            <text:p>6508300</text:p>
          </table:table-cell>
          <table:table-cell office:value-type="float" office:value="7111309" calcext:value-type="float">
            <text:p>7111309</text:p>
          </table:table-cell>
        </table:table-row>
        <table:table-row table:style-name="ro1">
          <table:table-cell office:value-type="float" office:value="24972310" calcext:value-type="float">
            <text:p>24972310</text:p>
          </table:table-cell>
          <table:table-cell office:value-type="float" office:value="25991574" calcext:value-type="float">
            <text:p>25991574</text:p>
          </table:table-cell>
          <table:table-cell office:value-type="float" office:value="15194460" calcext:value-type="float">
            <text:p>15194460</text:p>
          </table:table-cell>
          <table:table-cell office:value-type="float" office:value="28857720" calcext:value-type="float">
            <text:p>28857720</text:p>
          </table:table-cell>
          <table:table-cell office:value-type="float" office:value="749048" calcext:value-type="float">
            <text:p>749048</text:p>
          </table:table-cell>
          <table:table-cell office:value-type="float" office:value="869035" calcext:value-type="float">
            <text:p>869035</text:p>
          </table:table-cell>
          <table:table-cell office:value-type="float" office:value="12875240" calcext:value-type="float">
            <text:p>12875240</text:p>
          </table:table-cell>
          <table:table-cell office:value-type="float" office:value="13699018" calcext:value-type="float">
            <text:p>13699018</text:p>
          </table:table-cell>
          <table:table-cell office:value-type="float" office:value="8821094" calcext:value-type="float">
            <text:p>8821094</text:p>
          </table:table-cell>
          <table:table-cell office:value-type="float" office:value="32659740" calcext:value-type="float">
            <text:p>32659740</text:p>
          </table:table-cell>
          <table:table-cell office:value-type="float" office:value="486794" calcext:value-type="float">
            <text:p>486794</text:p>
          </table:table-cell>
          <table:table-cell office:value-type="float" office:value="626267" calcext:value-type="float">
            <text:p>626267</text:p>
          </table:table-cell>
          <table:table-cell office:value-type="float" office:value="154045567" calcext:value-type="float">
            <text:p>154045567</text:p>
          </table:table-cell>
          <table:table-cell office:value-type="float" office:value="155669656" calcext:value-type="float">
            <text:p>155669656</text:p>
          </table:table-cell>
          <table:table-cell office:value-type="float" office:value="242046702" calcext:value-type="float">
            <text:p>242046702</text:p>
          </table:table-cell>
          <table:table-cell office:value-type="float" office:value="253786882" calcext:value-type="float">
            <text:p>253786882</text:p>
          </table:table-cell>
          <table:table-cell office:value-type="float" office:value="21766246" calcext:value-type="float">
            <text:p>21766246</text:p>
          </table:table-cell>
          <table:table-cell office:value-type="float" office:value="22002379" calcext:value-type="float">
            <text:p>22002379</text:p>
          </table:table-cell>
          <table:table-cell office:value-type="float" office:value="169638332" calcext:value-type="float">
            <text:p>169638332</text:p>
          </table:table-cell>
          <table:table-cell office:value-type="float" office:value="171568186" calcext:value-type="float">
            <text:p>171568186</text:p>
          </table:table-cell>
          <table:table-cell office:value-type="float" office:value="301646529" calcext:value-type="float">
            <text:p>301646529</text:p>
          </table:table-cell>
          <table:table-cell office:value-type="float" office:value="307716994" calcext:value-type="float">
            <text:p>307716994</text:p>
          </table:table-cell>
          <table:table-cell office:value-type="float" office:value="23729205" calcext:value-type="float">
            <text:p>23729205</text:p>
          </table:table-cell>
          <table:table-cell office:value-type="float" office:value="24103624" calcext:value-type="float">
            <text:p>24103624</text:p>
          </table:table-cell>
          <table:table-cell office:value-type="float" office:value="122960748" calcext:value-type="float">
            <text:p>122960748</text:p>
          </table:table-cell>
          <table:table-cell office:value-type="float" office:value="138753399" calcext:value-type="float">
            <text:p>138753399</text:p>
          </table:table-cell>
          <table:table-cell office:value-type="float" office:value="53136855" calcext:value-type="float">
            <text:p>53136855</text:p>
          </table:table-cell>
          <table:table-cell office:value-type="float" office:value="62817066" calcext:value-type="float">
            <text:p>62817066</text:p>
          </table:table-cell>
          <table:table-cell office:value-type="float" office:value="4391620" calcext:value-type="float">
            <text:p>4391620</text:p>
          </table:table-cell>
          <table:table-cell office:value-type="float" office:value="4598141" calcext:value-type="float">
            <text:p>4598141</text:p>
          </table:table-cell>
        </table:table-row>
        <table:table-row table:style-name="ro1">
          <table:table-cell office:value-type="float" office:value="20445966" calcext:value-type="float">
            <text:p>20445966</text:p>
          </table:table-cell>
          <table:table-cell office:value-type="float" office:value="21312347" calcext:value-type="float">
            <text:p>21312347</text:p>
          </table:table-cell>
          <table:table-cell office:value-type="float" office:value="17578074" calcext:value-type="float">
            <text:p>17578074</text:p>
          </table:table-cell>
          <table:table-cell office:value-type="float" office:value="29100279" calcext:value-type="float">
            <text:p>29100279</text:p>
          </table:table-cell>
          <table:table-cell office:value-type="float" office:value="744927" calcext:value-type="float">
            <text:p>744927</text:p>
          </table:table-cell>
          <table:table-cell office:value-type="float" office:value="852413" calcext:value-type="float">
            <text:p>852413</text:p>
          </table:table-cell>
          <table:table-cell office:value-type="float" office:value="12712441" calcext:value-type="float">
            <text:p>12712441</text:p>
          </table:table-cell>
          <table:table-cell office:value-type="float" office:value="13418047" calcext:value-type="float">
            <text:p>13418047</text:p>
          </table:table-cell>
          <table:table-cell office:value-type="float" office:value="8779329" calcext:value-type="float">
            <text:p>8779329</text:p>
          </table:table-cell>
          <table:table-cell office:value-type="float" office:value="31832958" calcext:value-type="float">
            <text:p>31832958</text:p>
          </table:table-cell>
          <table:table-cell office:value-type="float" office:value="486584" calcext:value-type="float">
            <text:p>486584</text:p>
          </table:table-cell>
          <table:table-cell office:value-type="float" office:value="618724" calcext:value-type="float">
            <text:p>618724</text:p>
          </table:table-cell>
          <table:table-cell office:value-type="float" office:value="235993907" calcext:value-type="float">
            <text:p>235993907</text:p>
          </table:table-cell>
          <table:table-cell office:value-type="float" office:value="237880110" calcext:value-type="float">
            <text:p>237880110</text:p>
          </table:table-cell>
          <table:table-cell office:value-type="float" office:value="316664431" calcext:value-type="float">
            <text:p>316664431</text:p>
          </table:table-cell>
          <table:table-cell office:value-type="float" office:value="323743822" calcext:value-type="float">
            <text:p>323743822</text:p>
          </table:table-cell>
          <table:table-cell office:value-type="float" office:value="21787128" calcext:value-type="float">
            <text:p>21787128</text:p>
          </table:table-cell>
          <table:table-cell office:value-type="float" office:value="22036531" calcext:value-type="float">
            <text:p>22036531</text:p>
          </table:table-cell>
          <table:table-cell office:value-type="float" office:value="172115463" calcext:value-type="float">
            <text:p>172115463</text:p>
          </table:table-cell>
          <table:table-cell office:value-type="float" office:value="174032466" calcext:value-type="float">
            <text:p>174032466</text:p>
          </table:table-cell>
          <table:table-cell office:value-type="float" office:value="377727084" calcext:value-type="float">
            <text:p>377727084</text:p>
          </table:table-cell>
          <table:table-cell office:value-type="float" office:value="391694083" calcext:value-type="float">
            <text:p>391694083</text:p>
          </table:table-cell>
          <table:table-cell office:value-type="float" office:value="24054456" calcext:value-type="float">
            <text:p>24054456</text:p>
          </table:table-cell>
          <table:table-cell office:value-type="float" office:value="24408761" calcext:value-type="float">
            <text:p>24408761</text:p>
          </table:table-cell>
          <table:table-cell office:value-type="float" office:value="114024137" calcext:value-type="float">
            <text:p>114024137</text:p>
          </table:table-cell>
          <table:table-cell office:value-type="float" office:value="199680630" calcext:value-type="float">
            <text:p>199680630</text:p>
          </table:table-cell>
          <table:table-cell office:value-type="float" office:value="45771254" calcext:value-type="float">
            <text:p>45771254</text:p>
          </table:table-cell>
          <table:table-cell office:value-type="float" office:value="108812650" calcext:value-type="float">
            <text:p>108812650</text:p>
          </table:table-cell>
          <table:table-cell office:value-type="float" office:value="5150306" calcext:value-type="float">
            <text:p>5150306</text:p>
          </table:table-cell>
          <table:table-cell office:value-type="float" office:value="13886822" calcext:value-type="float">
            <text:p>13886822</text:p>
          </table:table-cell>
        </table:table-row>
        <table:table-row table:style-name="ro1">
          <table:table-cell office:value-type="float" office:value="20623433" calcext:value-type="float">
            <text:p>20623433</text:p>
          </table:table-cell>
          <table:table-cell office:value-type="float" office:value="21478989" calcext:value-type="float">
            <text:p>21478989</text:p>
          </table:table-cell>
          <table:table-cell office:value-type="float" office:value="13880327" calcext:value-type="float">
            <text:p>13880327</text:p>
          </table:table-cell>
          <table:table-cell office:value-type="float" office:value="25427046" calcext:value-type="float">
            <text:p>25427046</text:p>
          </table:table-cell>
          <table:table-cell office:value-type="float" office:value="746603" calcext:value-type="float">
            <text:p>746603</text:p>
          </table:table-cell>
          <table:table-cell office:value-type="float" office:value="909822" calcext:value-type="float">
            <text:p>909822</text:p>
          </table:table-cell>
          <table:table-cell office:value-type="float" office:value="16761629" calcext:value-type="float">
            <text:p>16761629</text:p>
          </table:table-cell>
          <table:table-cell office:value-type="float" office:value="17938664" calcext:value-type="float">
            <text:p>17938664</text:p>
          </table:table-cell>
          <table:table-cell office:value-type="float" office:value="5511175" calcext:value-type="float">
            <text:p>5511175</text:p>
          </table:table-cell>
          <table:table-cell office:value-type="float" office:value="23125147" calcext:value-type="float">
            <text:p>23125147</text:p>
          </table:table-cell>
          <table:table-cell office:value-type="float" office:value="337822" calcext:value-type="float">
            <text:p>337822</text:p>
          </table:table-cell>
          <table:table-cell office:value-type="float" office:value="449987" calcext:value-type="float">
            <text:p>449987</text:p>
          </table:table-cell>
          <table:table-cell office:value-type="float" office:value="180448784" calcext:value-type="float">
            <text:p>180448784</text:p>
          </table:table-cell>
          <table:table-cell office:value-type="float" office:value="182270035" calcext:value-type="float">
            <text:p>182270035</text:p>
          </table:table-cell>
          <table:table-cell office:value-type="float" office:value="294155143" calcext:value-type="float">
            <text:p>294155143</text:p>
          </table:table-cell>
          <table:table-cell office:value-type="float" office:value="300596326" calcext:value-type="float">
            <text:p>300596326</text:p>
          </table:table-cell>
          <table:table-cell office:value-type="float" office:value="21830290" calcext:value-type="float">
            <text:p>21830290</text:p>
          </table:table-cell>
          <table:table-cell office:value-type="float" office:value="22091776" calcext:value-type="float">
            <text:p>22091776</text:p>
          </table:table-cell>
          <table:table-cell office:value-type="float" office:value="88995396" calcext:value-type="float">
            <text:p>88995396</text:p>
          </table:table-cell>
          <table:table-cell office:value-type="float" office:value="91367834" calcext:value-type="float">
            <text:p>91367834</text:p>
          </table:table-cell>
          <table:table-cell office:value-type="float" office:value="418030253" calcext:value-type="float">
            <text:p>418030253</text:p>
          </table:table-cell>
          <table:table-cell office:value-type="float" office:value="428780363" calcext:value-type="float">
            <text:p>428780363</text:p>
          </table:table-cell>
          <table:table-cell office:value-type="float" office:value="23671097" calcext:value-type="float">
            <text:p>23671097</text:p>
          </table:table-cell>
          <table:table-cell office:value-type="float" office:value="24046633" calcext:value-type="float">
            <text:p>24046633</text:p>
          </table:table-cell>
          <table:table-cell office:value-type="float" office:value="79508923" calcext:value-type="float">
            <text:p>79508923</text:p>
          </table:table-cell>
          <table:table-cell office:value-type="float" office:value="90348989" calcext:value-type="float">
            <text:p>90348989</text:p>
          </table:table-cell>
          <table:table-cell office:value-type="float" office:value="91078062" calcext:value-type="float">
            <text:p>91078062</text:p>
          </table:table-cell>
          <table:table-cell office:value-type="float" office:value="109776739" calcext:value-type="float">
            <text:p>109776739</text:p>
          </table:table-cell>
          <table:table-cell office:value-type="float" office:value="4405518" calcext:value-type="float">
            <text:p>4405518</text:p>
          </table:table-cell>
          <table:table-cell office:value-type="float" office:value="4799143" calcext:value-type="float">
            <text:p>4799143</text:p>
          </table:table-cell>
        </table:table-row>
        <table:table-row table:style-name="ro1">
          <table:table-cell office:value-type="float" office:value="20946658" calcext:value-type="float">
            <text:p>20946658</text:p>
          </table:table-cell>
          <table:table-cell office:value-type="float" office:value="21953560" calcext:value-type="float">
            <text:p>21953560</text:p>
          </table:table-cell>
          <table:table-cell office:value-type="float" office:value="25358322" calcext:value-type="float">
            <text:p>25358322</text:p>
          </table:table-cell>
          <table:table-cell office:value-type="float" office:value="48645571" calcext:value-type="float">
            <text:p>48645571</text:p>
          </table:table-cell>
          <table:table-cell office:value-type="float" office:value="1014165" calcext:value-type="float">
            <text:p>1014165</text:p>
          </table:table-cell>
          <table:table-cell office:value-type="float" office:value="1179758" calcext:value-type="float">
            <text:p>1179758</text:p>
          </table:table-cell>
          <table:table-cell office:value-type="float" office:value="16594918" calcext:value-type="float">
            <text:p>16594918</text:p>
          </table:table-cell>
          <table:table-cell office:value-type="float" office:value="17415832" calcext:value-type="float">
            <text:p>17415832</text:p>
          </table:table-cell>
          <table:table-cell office:value-type="float" office:value="8811316" calcext:value-type="float">
            <text:p>8811316</text:p>
          </table:table-cell>
          <table:table-cell office:value-type="float" office:value="32250330" calcext:value-type="float">
            <text:p>32250330</text:p>
          </table:table-cell>
          <table:table-cell office:value-type="float" office:value="339639" calcext:value-type="float">
            <text:p>339639</text:p>
          </table:table-cell>
          <table:table-cell office:value-type="float" office:value="438674" calcext:value-type="float">
            <text:p>438674</text:p>
          </table:table-cell>
          <table:table-cell office:value-type="float" office:value="176470486" calcext:value-type="float">
            <text:p>176470486</text:p>
          </table:table-cell>
          <table:table-cell office:value-type="float" office:value="178021940" calcext:value-type="float">
            <text:p>178021940</text:p>
          </table:table-cell>
          <table:table-cell office:value-type="float" office:value="178142137" calcext:value-type="float">
            <text:p>178142137</text:p>
          </table:table-cell>
          <table:table-cell office:value-type="float" office:value="184390348" calcext:value-type="float">
            <text:p>184390348</text:p>
          </table:table-cell>
          <table:table-cell office:value-type="float" office:value="21778678" calcext:value-type="float">
            <text:p>21778678</text:p>
          </table:table-cell>
          <table:table-cell office:value-type="float" office:value="22012646" calcext:value-type="float">
            <text:p>22012646</text:p>
          </table:table-cell>
          <table:table-cell office:value-type="float" office:value="143432416" calcext:value-type="float">
            <text:p>143432416</text:p>
          </table:table-cell>
          <table:table-cell office:value-type="float" office:value="145311426" calcext:value-type="float">
            <text:p>145311426</text:p>
          </table:table-cell>
          <table:table-cell office:value-type="float" office:value="376256786" calcext:value-type="float">
            <text:p>376256786</text:p>
          </table:table-cell>
          <table:table-cell office:value-type="float" office:value="382842330" calcext:value-type="float">
            <text:p>382842330</text:p>
          </table:table-cell>
          <table:table-cell office:value-type="float" office:value="23714119" calcext:value-type="float">
            <text:p>23714119</text:p>
          </table:table-cell>
          <table:table-cell office:value-type="float" office:value="24067097" calcext:value-type="float">
            <text:p>24067097</text:p>
          </table:table-cell>
          <table:table-cell office:value-type="float" office:value="129868680" calcext:value-type="float">
            <text:p>129868680</text:p>
          </table:table-cell>
          <table:table-cell office:value-type="float" office:value="146621718" calcext:value-type="float">
            <text:p>146621718</text:p>
          </table:table-cell>
          <table:table-cell office:value-type="float" office:value="101083943" calcext:value-type="float">
            <text:p>101083943</text:p>
          </table:table-cell>
          <table:table-cell office:value-type="float" office:value="113083304" calcext:value-type="float">
            <text:p>113083304</text:p>
          </table:table-cell>
          <table:table-cell office:value-type="float" office:value="4414039" calcext:value-type="float">
            <text:p>4414039</text:p>
          </table:table-cell>
          <table:table-cell office:value-type="float" office:value="4623982" calcext:value-type="float">
            <text:p>4623982</text:p>
          </table:table-cell>
        </table:table-row>
        <table:table-row table:style-name="ro1">
          <table:table-cell office:value-type="float" office:value="20300976" calcext:value-type="float">
            <text:p>20300976</text:p>
          </table:table-cell>
          <table:table-cell office:value-type="float" office:value="21152830" calcext:value-type="float">
            <text:p>21152830</text:p>
          </table:table-cell>
          <table:table-cell office:value-type="float" office:value="15221000" calcext:value-type="float">
            <text:p>15221000</text:p>
          </table:table-cell>
          <table:table-cell office:value-type="float" office:value="28851644" calcext:value-type="float">
            <text:p>28851644</text:p>
          </table:table-cell>
          <table:table-cell office:value-type="float" office:value="742064" calcext:value-type="float">
            <text:p>742064</text:p>
          </table:table-cell>
          <table:table-cell office:value-type="float" office:value="849899" calcext:value-type="float">
            <text:p>849899</text:p>
          </table:table-cell>
          <table:table-cell office:value-type="float" office:value="12699101" calcext:value-type="float">
            <text:p>12699101</text:p>
          </table:table-cell>
          <table:table-cell office:value-type="float" office:value="13410085" calcext:value-type="float">
            <text:p>13410085</text:p>
          </table:table-cell>
          <table:table-cell office:value-type="float" office:value="5595265" calcext:value-type="float">
            <text:p>5595265</text:p>
          </table:table-cell>
          <table:table-cell office:value-type="float" office:value="27105333" calcext:value-type="float">
            <text:p>27105333</text:p>
          </table:table-cell>
          <table:table-cell office:value-type="float" office:value="340825" calcext:value-type="float">
            <text:p>340825</text:p>
          </table:table-cell>
          <table:table-cell office:value-type="float" office:value="432387" calcext:value-type="float">
            <text:p>432387</text:p>
          </table:table-cell>
          <table:table-cell office:value-type="float" office:value="120921941" calcext:value-type="float">
            <text:p>120921941</text:p>
          </table:table-cell>
          <table:table-cell office:value-type="float" office:value="122808214" calcext:value-type="float">
            <text:p>122808214</text:p>
          </table:table-cell>
          <table:table-cell office:value-type="float" office:value="200927437" calcext:value-type="float">
            <text:p>200927437</text:p>
          </table:table-cell>
          <table:table-cell office:value-type="float" office:value="208138549" calcext:value-type="float">
            <text:p>208138549</text:p>
          </table:table-cell>
          <table:table-cell office:value-type="float" office:value="21793064" calcext:value-type="float">
            <text:p>21793064</text:p>
          </table:table-cell>
          <table:table-cell office:value-type="float" office:value="22040722" calcext:value-type="float">
            <text:p>22040722</text:p>
          </table:table-cell>
          <table:table-cell office:value-type="float" office:value="163175779" calcext:value-type="float">
            <text:p>163175779</text:p>
          </table:table-cell>
          <table:table-cell office:value-type="float" office:value="173171952" calcext:value-type="float">
            <text:p>173171952</text:p>
          </table:table-cell>
          <table:table-cell office:value-type="float" office:value="434043044" calcext:value-type="float">
            <text:p>434043044</text:p>
          </table:table-cell>
          <table:table-cell office:value-type="float" office:value="440392175" calcext:value-type="float">
            <text:p>440392175</text:p>
          </table:table-cell>
          <table:table-cell office:value-type="float" office:value="23572690" calcext:value-type="float">
            <text:p>23572690</text:p>
          </table:table-cell>
          <table:table-cell office:value-type="float" office:value="23927484" calcext:value-type="float">
            <text:p>23927484</text:p>
          </table:table-cell>
          <table:table-cell office:value-type="float" office:value="88820093" calcext:value-type="float">
            <text:p>88820093</text:p>
          </table:table-cell>
          <table:table-cell office:value-type="float" office:value="128654209" calcext:value-type="float">
            <text:p>128654209</text:p>
          </table:table-cell>
          <table:table-cell office:value-type="float" office:value="48907686" calcext:value-type="float">
            <text:p>48907686</text:p>
          </table:table-cell>
          <table:table-cell office:value-type="float" office:value="133276515" calcext:value-type="float">
            <text:p>133276515</text:p>
          </table:table-cell>
          <table:table-cell office:value-type="float" office:value="4395601" calcext:value-type="float">
            <text:p>4395601</text:p>
          </table:table-cell>
          <table:table-cell office:value-type="float" office:value="13081762" calcext:value-type="float">
            <text:p>13081762</text:p>
          </table:table-cell>
        </table:table-row>
        <table:table-row table:style-name="ro1">
          <table:table-cell office:value-type="float" office:value="24014018" calcext:value-type="float">
            <text:p>24014018</text:p>
          </table:table-cell>
          <table:table-cell office:value-type="float" office:value="24858259" calcext:value-type="float">
            <text:p>24858259</text:p>
          </table:table-cell>
          <table:table-cell office:value-type="float" office:value="15318149" calcext:value-type="float">
            <text:p>15318149</text:p>
          </table:table-cell>
          <table:table-cell office:value-type="float" office:value="29143929" calcext:value-type="float">
            <text:p>29143929</text:p>
          </table:table-cell>
          <table:table-cell office:value-type="float" office:value="1109429" calcext:value-type="float">
            <text:p>1109429</text:p>
          </table:table-cell>
          <table:table-cell office:value-type="float" office:value="1341721" calcext:value-type="float">
            <text:p>1341721</text:p>
          </table:table-cell>
          <table:table-cell office:value-type="float" office:value="12692396" calcext:value-type="float">
            <text:p>12692396</text:p>
          </table:table-cell>
          <table:table-cell office:value-type="float" office:value="13883609" calcext:value-type="float">
            <text:p>13883609</text:p>
          </table:table-cell>
          <table:table-cell office:value-type="float" office:value="8782332" calcext:value-type="float">
            <text:p>8782332</text:p>
          </table:table-cell>
          <table:table-cell office:value-type="float" office:value="31986190" calcext:value-type="float">
            <text:p>31986190</text:p>
          </table:table-cell>
          <table:table-cell office:value-type="float" office:value="485397" calcext:value-type="float">
            <text:p>485397</text:p>
          </table:table-cell>
          <table:table-cell office:value-type="float" office:value="644286" calcext:value-type="float">
            <text:p>644286</text:p>
          </table:table-cell>
          <table:table-cell office:value-type="float" office:value="162757150" calcext:value-type="float">
            <text:p>162757150</text:p>
          </table:table-cell>
          <table:table-cell office:value-type="float" office:value="165134617" calcext:value-type="float">
            <text:p>165134617</text:p>
          </table:table-cell>
          <table:table-cell office:value-type="float" office:value="259742388" calcext:value-type="float">
            <text:p>259742388</text:p>
          </table:table-cell>
          <table:table-cell office:value-type="float" office:value="271284428" calcext:value-type="float">
            <text:p>271284428</text:p>
          </table:table-cell>
          <table:table-cell office:value-type="float" office:value="21823167" calcext:value-type="float">
            <text:p>21823167</text:p>
          </table:table-cell>
          <table:table-cell office:value-type="float" office:value="22066773" calcext:value-type="float">
            <text:p>22066773</text:p>
          </table:table-cell>
          <table:table-cell office:value-type="float" office:value="123203167" calcext:value-type="float">
            <text:p>123203167</text:p>
          </table:table-cell>
          <table:table-cell office:value-type="float" office:value="125529859" calcext:value-type="float">
            <text:p>125529859</text:p>
          </table:table-cell>
          <table:table-cell office:value-type="float" office:value="269579882" calcext:value-type="float">
            <text:p>269579882</text:p>
          </table:table-cell>
          <table:table-cell office:value-type="float" office:value="275725496" calcext:value-type="float">
            <text:p>275725496</text:p>
          </table:table-cell>
          <table:table-cell office:value-type="float" office:value="23437967" calcext:value-type="float">
            <text:p>23437967</text:p>
          </table:table-cell>
          <table:table-cell office:value-type="float" office:value="23839694" calcext:value-type="float">
            <text:p>23839694</text:p>
          </table:table-cell>
          <table:table-cell office:value-type="float" office:value="67440769" calcext:value-type="float">
            <text:p>67440769</text:p>
          </table:table-cell>
          <table:table-cell office:value-type="float" office:value="74992567" calcext:value-type="float">
            <text:p>74992567</text:p>
          </table:table-cell>
          <table:table-cell office:value-type="float" office:value="130193022" calcext:value-type="float">
            <text:p>130193022</text:p>
          </table:table-cell>
          <table:table-cell office:value-type="float" office:value="158129885" calcext:value-type="float">
            <text:p>158129885</text:p>
          </table:table-cell>
          <table:table-cell office:value-type="float" office:value="5753176" calcext:value-type="float">
            <text:p>5753176</text:p>
          </table:table-cell>
          <table:table-cell office:value-type="float" office:value="6145335" calcext:value-type="float">
            <text:p>6145335</text:p>
          </table:table-cell>
        </table:table-row>
        <table:table-row table:style-name="ro1">
          <table:table-cell office:value-type="float" office:value="37010014" calcext:value-type="float">
            <text:p>37010014</text:p>
          </table:table-cell>
          <table:table-cell office:value-type="float" office:value="38008465" calcext:value-type="float">
            <text:p>38008465</text:p>
          </table:table-cell>
          <table:table-cell office:value-type="float" office:value="12629400" calcext:value-type="float">
            <text:p>12629400</text:p>
          </table:table-cell>
          <table:table-cell office:value-type="float" office:value="23600278" calcext:value-type="float">
            <text:p>23600278</text:p>
          </table:table-cell>
          <table:table-cell office:value-type="float" office:value="744438" calcext:value-type="float">
            <text:p>744438</text:p>
          </table:table-cell>
          <table:table-cell office:value-type="float" office:value="864216" calcext:value-type="float">
            <text:p>864216</text:p>
          </table:table-cell>
          <table:table-cell office:value-type="float" office:value="12573945" calcext:value-type="float">
            <text:p>12573945</text:p>
          </table:table-cell>
          <table:table-cell office:value-type="float" office:value="13383406" calcext:value-type="float">
            <text:p>13383406</text:p>
          </table:table-cell>
          <table:table-cell office:value-type="float" office:value="8823887" calcext:value-type="float">
            <text:p>8823887</text:p>
          </table:table-cell>
          <table:table-cell office:value-type="float" office:value="34264064" calcext:value-type="float">
            <text:p>34264064</text:p>
          </table:table-cell>
          <table:table-cell office:value-type="float" office:value="339778" calcext:value-type="float">
            <text:p>339778</text:p>
          </table:table-cell>
          <table:table-cell office:value-type="float" office:value="438813" calcext:value-type="float">
            <text:p>438813</text:p>
          </table:table-cell>
          <table:table-cell office:value-type="float" office:value="180626182" calcext:value-type="float">
            <text:p>180626182</text:p>
          </table:table-cell>
          <table:table-cell office:value-type="float" office:value="182236861" calcext:value-type="float">
            <text:p>182236861</text:p>
          </table:table-cell>
          <table:table-cell office:value-type="float" office:value="254778279" calcext:value-type="float">
            <text:p>254778279</text:p>
          </table:table-cell>
          <table:table-cell office:value-type="float" office:value="260874515" calcext:value-type="float">
            <text:p>260874515</text:p>
          </table:table-cell>
          <table:table-cell office:value-type="float" office:value="21627331" calcext:value-type="float">
            <text:p>21627331</text:p>
          </table:table-cell>
          <table:table-cell office:value-type="float" office:value="21877363" calcext:value-type="float">
            <text:p>21877363</text:p>
          </table:table-cell>
          <table:table-cell office:value-type="float" office:value="143161292" calcext:value-type="float">
            <text:p>143161292</text:p>
          </table:table-cell>
          <table:table-cell office:value-type="float" office:value="145114892" calcext:value-type="float">
            <text:p>145114892</text:p>
          </table:table-cell>
          <table:table-cell office:value-type="float" office:value="323780699" calcext:value-type="float">
            <text:p>323780699</text:p>
          </table:table-cell>
          <table:table-cell office:value-type="float" office:value="329481633" calcext:value-type="float">
            <text:p>329481633</text:p>
          </table:table-cell>
          <table:table-cell office:value-type="float" office:value="23665510" calcext:value-type="float">
            <text:p>23665510</text:p>
          </table:table-cell>
          <table:table-cell office:value-type="float" office:value="24022818" calcext:value-type="float">
            <text:p>24022818</text:p>
          </table:table-cell>
          <table:table-cell office:value-type="float" office:value="110495895" calcext:value-type="float">
            <text:p>110495895</text:p>
          </table:table-cell>
          <table:table-cell office:value-type="float" office:value="114906582" calcext:value-type="float">
            <text:p>114906582</text:p>
          </table:table-cell>
          <table:table-cell office:value-type="float" office:value="51702804" calcext:value-type="float">
            <text:p>51702804</text:p>
          </table:table-cell>
          <table:table-cell office:value-type="float" office:value="61412768" calcext:value-type="float">
            <text:p>61412768</text:p>
          </table:table-cell>
          <table:table-cell office:value-type="float" office:value="4398394" calcext:value-type="float">
            <text:p>4398394</text:p>
          </table:table-cell>
          <table:table-cell office:value-type="float" office:value="4606032" calcext:value-type="float">
            <text:p>4606032</text:p>
          </table:table-cell>
        </table:table-row>
        <table:table-row table:style-name="ro1">
          <table:table-cell office:value-type="float" office:value="20345604" calcext:value-type="float">
            <text:p>20345604</text:p>
          </table:table-cell>
          <table:table-cell office:value-type="float" office:value="21242367" calcext:value-type="float">
            <text:p>21242367</text:p>
          </table:table-cell>
          <table:table-cell office:value-type="float" office:value="13826688" calcext:value-type="float">
            <text:p>13826688</text:p>
          </table:table-cell>
          <table:table-cell office:value-type="float" office:value="25314532" calcext:value-type="float">
            <text:p>25314532</text:p>
          </table:table-cell>
          <table:table-cell office:value-type="float" office:value="742971" calcext:value-type="float">
            <text:p>742971</text:p>
          </table:table-cell>
          <table:table-cell office:value-type="float" office:value="851644" calcext:value-type="float">
            <text:p>851644</text:p>
          </table:table-cell>
          <table:table-cell office:value-type="float" office:value="16601972" calcext:value-type="float">
            <text:p>16601972</text:p>
          </table:table-cell>
          <table:table-cell office:value-type="float" office:value="17328182" calcext:value-type="float">
            <text:p>17328182</text:p>
          </table:table-cell>
          <table:table-cell office:value-type="float" office:value="6714262" calcext:value-type="float">
            <text:p>6714262</text:p>
          </table:table-cell>
          <table:table-cell office:value-type="float" office:value="30018063" calcext:value-type="float">
            <text:p>30018063</text:p>
          </table:table-cell>
          <table:table-cell office:value-type="float" office:value="486026" calcext:value-type="float">
            <text:p>486026</text:p>
          </table:table-cell>
          <table:table-cell office:value-type="float" office:value="617747" calcext:value-type="float">
            <text:p>617747</text:p>
          </table:table-cell>
          <table:table-cell office:value-type="float" office:value="274253800" calcext:value-type="float">
            <text:p>274253800</text:p>
          </table:table-cell>
          <table:table-cell office:value-type="float" office:value="277970753" calcext:value-type="float">
            <text:p>277970753</text:p>
          </table:table-cell>
          <table:table-cell office:value-type="float" office:value="194376254" calcext:value-type="float">
            <text:p>194376254</text:p>
          </table:table-cell>
          <table:table-cell office:value-type="float" office:value="204773735" calcext:value-type="float">
            <text:p>204773735</text:p>
          </table:table-cell>
          <table:table-cell office:value-type="float" office:value="23510602" calcext:value-type="float">
            <text:p>23510602</text:p>
          </table:table-cell>
          <table:table-cell office:value-type="float" office:value="23761541" calcext:value-type="float">
            <text:p>23761541</text:p>
          </table:table-cell>
          <table:table-cell office:value-type="float" office:value="103423906" calcext:value-type="float">
            <text:p>103423906</text:p>
          </table:table-cell>
          <table:table-cell office:value-type="float" office:value="105390147" calcext:value-type="float">
            <text:p>105390147</text:p>
          </table:table-cell>
          <table:table-cell office:value-type="float" office:value="432850364" calcext:value-type="float">
            <text:p>432850364</text:p>
          </table:table-cell>
          <table:table-cell office:value-type="float" office:value="445334773" calcext:value-type="float">
            <text:p>445334773</text:p>
          </table:table-cell>
          <table:table-cell office:value-type="float" office:value="23612151" calcext:value-type="float">
            <text:p>23612151</text:p>
          </table:table-cell>
          <table:table-cell office:value-type="float" office:value="23968202" calcext:value-type="float">
            <text:p>23968202</text:p>
          </table:table-cell>
          <table:table-cell office:value-type="float" office:value="100603785" calcext:value-type="float">
            <text:p>100603785</text:p>
          </table:table-cell>
          <table:table-cell office:value-type="float" office:value="203241627" calcext:value-type="float">
            <text:p>203241627</text:p>
          </table:table-cell>
          <table:table-cell office:value-type="float" office:value="45429240" calcext:value-type="float">
            <text:p>45429240</text:p>
          </table:table-cell>
          <table:table-cell office:value-type="float" office:value="93103529" calcext:value-type="float">
            <text:p>93103529</text:p>
          </table:table-cell>
          <table:table-cell office:value-type="float" office:value="4396299" calcext:value-type="float">
            <text:p>4396299</text:p>
          </table:table-cell>
          <table:table-cell office:value-type="float" office:value="13057177" calcext:value-type="float">
            <text:p>13057177</text:p>
          </table:table-cell>
        </table:table-row>
        <table:table-row table:style-name="ro1">
          <table:table-cell office:value-type="float" office:value="32402724" calcext:value-type="float">
            <text:p>32402724</text:p>
          </table:table-cell>
          <table:table-cell office:value-type="float" office:value="33219378" calcext:value-type="float">
            <text:p>33219378</text:p>
          </table:table-cell>
          <table:table-cell office:value-type="float" office:value="12229698" calcext:value-type="float">
            <text:p>12229698</text:p>
          </table:table-cell>
          <table:table-cell office:value-type="float" office:value="22548678" calcext:value-type="float">
            <text:p>22548678</text:p>
          </table:table-cell>
          <table:table-cell office:value-type="float" office:value="749327" calcext:value-type="float">
            <text:p>749327</text:p>
          </table:table-cell>
          <table:table-cell office:value-type="float" office:value="918482" calcext:value-type="float">
            <text:p>918482</text:p>
          </table:table-cell>
          <table:table-cell office:value-type="float" office:value="12686949" calcext:value-type="float">
            <text:p>12686949</text:p>
          </table:table-cell>
          <table:table-cell office:value-type="float" office:value="13859933" calcext:value-type="float">
            <text:p>13859933</text:p>
          </table:table-cell>
          <table:table-cell office:value-type="float" office:value="8813132" calcext:value-type="float">
            <text:p>8813132</text:p>
          </table:table-cell>
          <table:table-cell office:value-type="float" office:value="37611487" calcext:value-type="float">
            <text:p>37611487</text:p>
          </table:table-cell>
          <table:table-cell office:value-type="float" office:value="337543" calcext:value-type="float">
            <text:p>337543</text:p>
          </table:table-cell>
          <table:table-cell office:value-type="float" office:value="450616" calcext:value-type="float">
            <text:p>450616</text:p>
          </table:table-cell>
          <table:table-cell office:value-type="float" office:value="175263838" calcext:value-type="float">
            <text:p>175263838</text:p>
          </table:table-cell>
          <table:table-cell office:value-type="float" office:value="177160168" calcext:value-type="float">
            <text:p>177160168</text:p>
          </table:table-cell>
          <table:table-cell office:value-type="float" office:value="249877097" calcext:value-type="float">
            <text:p>249877097</text:p>
          </table:table-cell>
          <table:table-cell office:value-type="float" office:value="256214495" calcext:value-type="float">
            <text:p>256214495</text:p>
          </table:table-cell>
          <table:table-cell office:value-type="float" office:value="21638645" calcext:value-type="float">
            <text:p>21638645</text:p>
          </table:table-cell>
          <table:table-cell office:value-type="float" office:value="21885953" calcext:value-type="float">
            <text:p>21885953</text:p>
          </table:table-cell>
          <table:table-cell office:value-type="float" office:value="177389248" calcext:value-type="float">
            <text:p>177389248</text:p>
          </table:table-cell>
          <table:table-cell office:value-type="float" office:value="179768251" calcext:value-type="float">
            <text:p>179768251</text:p>
          </table:table-cell>
          <table:table-cell office:value-type="float" office:value="384605472" calcext:value-type="float">
            <text:p>384605472</text:p>
          </table:table-cell>
          <table:table-cell office:value-type="float" office:value="398830815" calcext:value-type="float">
            <text:p>398830815</text:p>
          </table:table-cell>
          <table:table-cell office:value-type="float" office:value="23741077" calcext:value-type="float">
            <text:p>23741077</text:p>
          </table:table-cell>
          <table:table-cell office:value-type="float" office:value="24119687" calcext:value-type="float">
            <text:p>24119687</text:p>
          </table:table-cell>
          <table:table-cell office:value-type="float" office:value="127435828" calcext:value-type="float">
            <text:p>127435828</text:p>
          </table:table-cell>
          <table:table-cell office:value-type="float" office:value="152149795" calcext:value-type="float">
            <text:p>152149795</text:p>
          </table:table-cell>
          <table:table-cell office:value-type="float" office:value="57769916" calcext:value-type="float">
            <text:p>57769916</text:p>
          </table:table-cell>
          <table:table-cell office:value-type="float" office:value="71776306" calcext:value-type="float">
            <text:p>71776306</text:p>
          </table:table-cell>
          <table:table-cell office:value-type="float" office:value="6485880" calcext:value-type="float">
            <text:p>6485880</text:p>
          </table:table-cell>
          <table:table-cell office:value-type="float" office:value="7064515" calcext:value-type="float">
            <text:p>7064515</text:p>
          </table:table-cell>
        </table:table-row>
        <table:table-row table:style-name="ro1">
          <table:table-cell office:value-type="float" office:value="44737393" calcext:value-type="float">
            <text:p>44737393</text:p>
          </table:table-cell>
          <table:table-cell office:value-type="float" office:value="45773069" calcext:value-type="float">
            <text:p>45773069</text:p>
          </table:table-cell>
          <table:table-cell office:value-type="float" office:value="17335095" calcext:value-type="float">
            <text:p>17335095</text:p>
          </table:table-cell>
          <table:table-cell office:value-type="float" office:value="31028875" calcext:value-type="float">
            <text:p>31028875</text:p>
          </table:table-cell>
          <table:table-cell office:value-type="float" office:value="745416" calcext:value-type="float">
            <text:p>745416</text:p>
          </table:table-cell>
          <table:table-cell office:value-type="float" office:value="863517" calcext:value-type="float">
            <text:p>863517</text:p>
          </table:table-cell>
          <table:table-cell office:value-type="float" office:value="16664968" calcext:value-type="float">
            <text:p>16664968</text:p>
          </table:table-cell>
          <table:table-cell office:value-type="float" office:value="17486651" calcext:value-type="float">
            <text:p>17486651</text:p>
          </table:table-cell>
          <table:table-cell office:value-type="float" office:value="8102287" calcext:value-type="float">
            <text:p>8102287</text:p>
          </table:table-cell>
          <table:table-cell office:value-type="float" office:value="27419758" calcext:value-type="float">
            <text:p>27419758</text:p>
          </table:table-cell>
          <table:table-cell office:value-type="float" office:value="515289" calcext:value-type="float">
            <text:p>515289</text:p>
          </table:table-cell>
          <table:table-cell office:value-type="float" office:value="654693" calcext:value-type="float">
            <text:p>654693</text:p>
          </table:table-cell>
          <table:table-cell office:value-type="float" office:value="226685810" calcext:value-type="float">
            <text:p>226685810</text:p>
          </table:table-cell>
          <table:table-cell office:value-type="float" office:value="228295372" calcext:value-type="float">
            <text:p>228295372</text:p>
          </table:table-cell>
          <table:table-cell office:value-type="float" office:value="244127064" calcext:value-type="float">
            <text:p>244127064</text:p>
          </table:table-cell>
          <table:table-cell office:value-type="float" office:value="250838532" calcext:value-type="float">
            <text:p>250838532</text:p>
          </table:table-cell>
          <table:table-cell office:value-type="float" office:value="21803820" calcext:value-type="float">
            <text:p>21803820</text:p>
          </table:table-cell>
          <table:table-cell office:value-type="float" office:value="22037928" calcext:value-type="float">
            <text:p>22037928</text:p>
          </table:table-cell>
          <table:table-cell office:value-type="float" office:value="183263668" calcext:value-type="float">
            <text:p>183263668</text:p>
          </table:table-cell>
          <table:table-cell office:value-type="float" office:value="185203859" calcext:value-type="float">
            <text:p>185203859</text:p>
          </table:table-cell>
          <table:table-cell office:value-type="float" office:value="309111375" calcext:value-type="float">
            <text:p>309111375</text:p>
          </table:table-cell>
          <table:table-cell office:value-type="float" office:value="314851700" calcext:value-type="float">
            <text:p>314851700</text:p>
          </table:table-cell>
          <table:table-cell office:value-type="float" office:value="23552576" calcext:value-type="float">
            <text:p>23552576</text:p>
          </table:table-cell>
          <table:table-cell office:value-type="float" office:value="23911840" calcext:value-type="float">
            <text:p>23911840</text:p>
          </table:table-cell>
          <table:table-cell office:value-type="float" office:value="100166997" calcext:value-type="float">
            <text:p>100166997</text:p>
          </table:table-cell>
          <table:table-cell office:value-type="float" office:value="118048531" calcext:value-type="float">
            <text:p>118048531</text:p>
          </table:table-cell>
          <table:table-cell office:value-type="float" office:value="63157892" calcext:value-type="float">
            <text:p>63157892</text:p>
          </table:table-cell>
          <table:table-cell office:value-type="float" office:value="77152618" calcext:value-type="float">
            <text:p>77152618</text:p>
          </table:table-cell>
          <table:table-cell office:value-type="float" office:value="6377696" calcext:value-type="float">
            <text:p>6377696</text:p>
          </table:table-cell>
          <table:table-cell office:value-type="float" office:value="6677804" calcext:value-type="float">
            <text:p>6677804</text:p>
          </table:table-cell>
        </table:table-row>
        <table:table-row table:style-name="ro1">
          <table:table-cell office:value-type="float" office:value="20435420" calcext:value-type="float">
            <text:p>20435420</text:p>
          </table:table-cell>
          <table:table-cell office:value-type="float" office:value="21297471" calcext:value-type="float">
            <text:p>21297471</text:p>
          </table:table-cell>
          <table:table-cell office:value-type="float" office:value="12654193" calcext:value-type="float">
            <text:p>12654193</text:p>
          </table:table-cell>
          <table:table-cell office:value-type="float" office:value="23488601" calcext:value-type="float">
            <text:p>23488601</text:p>
          </table:table-cell>
          <table:table-cell office:value-type="float" office:value="746813" calcext:value-type="float">
            <text:p>746813</text:p>
          </table:table-cell>
          <table:table-cell office:value-type="float" office:value="853880" calcext:value-type="float">
            <text:p>853880</text:p>
          </table:table-cell>
          <table:table-cell office:value-type="float" office:value="16724683" calcext:value-type="float">
            <text:p>16724683</text:p>
          </table:table-cell>
          <table:table-cell office:value-type="float" office:value="17436226" calcext:value-type="float">
            <text:p>17436226</text:p>
          </table:table-cell>
          <table:table-cell office:value-type="float" office:value="9947913" calcext:value-type="float">
            <text:p>9947913</text:p>
          </table:table-cell>
          <table:table-cell office:value-type="float" office:value="30437041" calcext:value-type="float">
            <text:p>30437041</text:p>
          </table:table-cell>
          <table:table-cell office:value-type="float" office:value="337473" calcext:value-type="float">
            <text:p>337473</text:p>
          </table:table-cell>
          <table:table-cell office:value-type="float" office:value="430781" calcext:value-type="float">
            <text:p>430781</text:p>
          </table:table-cell>
          <table:table-cell office:value-type="float" office:value="196620604" calcext:value-type="float">
            <text:p>196620604</text:p>
          </table:table-cell>
          <table:table-cell office:value-type="float" office:value="198605982" calcext:value-type="float">
            <text:p>198605982</text:p>
          </table:table-cell>
          <table:table-cell office:value-type="float" office:value="197995569" calcext:value-type="float">
            <text:p>197995569</text:p>
          </table:table-cell>
          <table:table-cell office:value-type="float" office:value="204815500" calcext:value-type="float">
            <text:p>204815500</text:p>
          </table:table-cell>
          <table:table-cell office:value-type="float" office:value="21646049" calcext:value-type="float">
            <text:p>21646049</text:p>
          </table:table-cell>
          <table:table-cell office:value-type="float" office:value="21893008" calcext:value-type="float">
            <text:p>21893008</text:p>
          </table:table-cell>
          <table:table-cell office:value-type="float" office:value="143202847" calcext:value-type="float">
            <text:p>143202847</text:p>
          </table:table-cell>
          <table:table-cell office:value-type="float" office:value="145051476" calcext:value-type="float">
            <text:p>145051476</text:p>
          </table:table-cell>
          <table:table-cell office:value-type="float" office:value="514798635" calcext:value-type="float">
            <text:p>514798635</text:p>
          </table:table-cell>
          <table:table-cell office:value-type="float" office:value="523554776" calcext:value-type="float">
            <text:p>523554776</text:p>
          </table:table-cell>
          <table:table-cell office:value-type="float" office:value="23647002" calcext:value-type="float">
            <text:p>23647002</text:p>
          </table:table-cell>
          <table:table-cell office:value-type="float" office:value="24023656" calcext:value-type="float">
            <text:p>24023656</text:p>
          </table:table-cell>
          <table:table-cell office:value-type="float" office:value="125699574" calcext:value-type="float">
            <text:p>125699574</text:p>
          </table:table-cell>
          <table:table-cell office:value-type="float" office:value="197490407" calcext:value-type="float">
            <text:p>197490407</text:p>
          </table:table-cell>
          <table:table-cell office:value-type="float" office:value="62414291" calcext:value-type="float">
            <text:p>62414291</text:p>
          </table:table-cell>
          <table:table-cell office:value-type="float" office:value="143971450" calcext:value-type="float">
            <text:p>143971450</text:p>
          </table:table-cell>
          <table:table-cell office:value-type="float" office:value="6483157" calcext:value-type="float">
            <text:p>6483157</text:p>
          </table:table-cell>
          <table:table-cell office:value-type="float" office:value="15583895" calcext:value-type="float">
            <text:p>15583895</text:p>
          </table:table-cell>
        </table:table-row>
        <table:table-row table:style-name="ro1">
          <table:table-cell office:value-type="float" office:value="45750301" calcext:value-type="float">
            <text:p>45750301</text:p>
          </table:table-cell>
          <table:table-cell office:value-type="float" office:value="46598105" calcext:value-type="float">
            <text:p>46598105</text:p>
          </table:table-cell>
          <table:table-cell office:value-type="float" office:value="15192575" calcext:value-type="float">
            <text:p>15192575</text:p>
          </table:table-cell>
          <table:table-cell office:value-type="float" office:value="28638907" calcext:value-type="float">
            <text:p>28638907</text:p>
          </table:table-cell>
          <table:table-cell office:value-type="float" office:value="748280" calcext:value-type="float">
            <text:p>748280</text:p>
          </table:table-cell>
          <table:table-cell office:value-type="float" office:value="914712" calcext:value-type="float">
            <text:p>914712</text:p>
          </table:table-cell>
          <table:table-cell office:value-type="float" office:value="13167247" calcext:value-type="float">
            <text:p>13167247</text:p>
          </table:table-cell>
          <table:table-cell office:value-type="float" office:value="14336670" calcext:value-type="float">
            <text:p>14336670</text:p>
          </table:table-cell>
          <table:table-cell office:value-type="float" office:value="8857970" calcext:value-type="float">
            <text:p>8857970</text:p>
          </table:table-cell>
          <table:table-cell office:value-type="float" office:value="34277823" calcext:value-type="float">
            <text:p>34277823</text:p>
          </table:table-cell>
          <table:table-cell office:value-type="float" office:value="487632" calcext:value-type="float">
            <text:p>487632</text:p>
          </table:table-cell>
          <table:table-cell office:value-type="float" office:value="647848" calcext:value-type="float">
            <text:p>647848</text:p>
          </table:table-cell>
          <table:table-cell office:value-type="float" office:value="218853738" calcext:value-type="float">
            <text:p>218853738</text:p>
          </table:table-cell>
          <table:table-cell office:value-type="float" office:value="220625193" calcext:value-type="float">
            <text:p>220625193</text:p>
          </table:table-cell>
          <table:table-cell office:value-type="float" office:value="316489688" calcext:value-type="float">
            <text:p>316489688</text:p>
          </table:table-cell>
          <table:table-cell office:value-type="float" office:value="322650178" calcext:value-type="float">
            <text:p>322650178</text:p>
          </table:table-cell>
          <table:table-cell office:value-type="float" office:value="21793483" calcext:value-type="float">
            <text:p>21793483</text:p>
          </table:table-cell>
          <table:table-cell office:value-type="float" office:value="22046099" calcext:value-type="float">
            <text:p>22046099</text:p>
          </table:table-cell>
          <table:table-cell office:value-type="float" office:value="88753814" calcext:value-type="float">
            <text:p>88753814</text:p>
          </table:table-cell>
          <table:table-cell office:value-type="float" office:value="91140221" calcext:value-type="float">
            <text:p>91140221</text:p>
          </table:table-cell>
          <table:table-cell office:value-type="float" office:value="331740509" calcext:value-type="float">
            <text:p>331740509</text:p>
          </table:table-cell>
          <table:table-cell office:value-type="float" office:value="338187558" calcext:value-type="float">
            <text:p>338187558</text:p>
          </table:table-cell>
          <table:table-cell office:value-type="float" office:value="23694913" calcext:value-type="float">
            <text:p>23694913</text:p>
          </table:table-cell>
          <table:table-cell office:value-type="float" office:value="24070868" calcext:value-type="float">
            <text:p>24070868</text:p>
          </table:table-cell>
          <table:table-cell office:value-type="float" office:value="74533012" calcext:value-type="float">
            <text:p>74533012</text:p>
          </table:table-cell>
          <table:table-cell office:value-type="float" office:value="81969712" calcext:value-type="float">
            <text:p>81969712</text:p>
          </table:table-cell>
          <table:table-cell office:value-type="float" office:value="106691081" calcext:value-type="float">
            <text:p>106691081</text:p>
          </table:table-cell>
          <table:table-cell office:value-type="float" office:value="127617416" calcext:value-type="float">
            <text:p>127617416</text:p>
          </table:table-cell>
          <table:table-cell office:value-type="float" office:value="4391899" calcext:value-type="float">
            <text:p>4391899</text:p>
          </table:table-cell>
          <table:table-cell office:value-type="float" office:value="4785176" calcext:value-type="float">
            <text:p>4785176</text:p>
          </table:table-cell>
        </table:table-row>
        <table:table-row table:style-name="ro1">
          <table:table-cell office:value-type="float" office:value="40543075" calcext:value-type="float">
            <text:p>40543075</text:p>
          </table:table-cell>
          <table:table-cell office:value-type="float" office:value="41555215" calcext:value-type="float">
            <text:p>41555215</text:p>
          </table:table-cell>
          <table:table-cell office:value-type="float" office:value="15170156" calcext:value-type="float">
            <text:p>15170156</text:p>
          </table:table-cell>
          <table:table-cell office:value-type="float" office:value="28752050" calcext:value-type="float">
            <text:p>28752050</text:p>
          </table:table-cell>
          <table:table-cell office:value-type="float" office:value="743740" calcext:value-type="float">
            <text:p>743740</text:p>
          </table:table-cell>
          <table:table-cell office:value-type="float" office:value="863378" calcext:value-type="float">
            <text:p>863378</text:p>
          </table:table-cell>
          <table:table-cell office:value-type="float" office:value="12695050" calcext:value-type="float">
            <text:p>12695050</text:p>
          </table:table-cell>
          <table:table-cell office:value-type="float" office:value="13509190" calcext:value-type="float">
            <text:p>13509190</text:p>
          </table:table-cell>
          <table:table-cell office:value-type="float" office:value="8813900" calcext:value-type="float">
            <text:p>8813900</text:p>
          </table:table-cell>
          <table:table-cell office:value-type="float" office:value="32855225" calcext:value-type="float">
            <text:p>32855225</text:p>
          </table:table-cell>
          <table:table-cell office:value-type="float" office:value="337822" calcext:value-type="float">
            <text:p>337822</text:p>
          </table:table-cell>
          <table:table-cell office:value-type="float" office:value="436927" calcext:value-type="float">
            <text:p>436927</text:p>
          </table:table-cell>
          <table:table-cell office:value-type="float" office:value="267541563" calcext:value-type="float">
            <text:p>267541563</text:p>
          </table:table-cell>
          <table:table-cell office:value-type="float" office:value="269141907" calcext:value-type="float">
            <text:p>269141907</text:p>
          </table:table-cell>
          <table:table-cell office:value-type="float" office:value="229273359" calcext:value-type="float">
            <text:p>229273359</text:p>
          </table:table-cell>
          <table:table-cell office:value-type="float" office:value="242527000" calcext:value-type="float">
            <text:p>242527000</text:p>
          </table:table-cell>
          <table:table-cell office:value-type="float" office:value="22757153" calcext:value-type="float">
            <text:p>22757153</text:p>
          </table:table-cell>
          <table:table-cell office:value-type="float" office:value="23013541" calcext:value-type="float">
            <text:p>23013541</text:p>
          </table:table-cell>
          <table:table-cell office:value-type="float" office:value="154757389" calcext:value-type="float">
            <text:p>154757389</text:p>
          </table:table-cell>
          <table:table-cell office:value-type="float" office:value="156663288" calcext:value-type="float">
            <text:p>156663288</text:p>
          </table:table-cell>
          <table:table-cell office:value-type="float" office:value="481529111" calcext:value-type="float">
            <text:p>481529111</text:p>
          </table:table-cell>
          <table:table-cell office:value-type="float" office:value="495171069" calcext:value-type="float">
            <text:p>495171069</text:p>
          </table:table-cell>
          <table:table-cell office:value-type="float" office:value="23427211" calcext:value-type="float">
            <text:p>23427211</text:p>
          </table:table-cell>
          <table:table-cell office:value-type="float" office:value="23783332" calcext:value-type="float">
            <text:p>23783332</text:p>
          </table:table-cell>
          <table:table-cell office:value-type="float" office:value="125034895" calcext:value-type="float">
            <text:p>125034895</text:p>
          </table:table-cell>
          <table:table-cell office:value-type="float" office:value="144837343" calcext:value-type="float">
            <text:p>144837343</text:p>
          </table:table-cell>
          <table:table-cell office:value-type="float" office:value="99348248" calcext:value-type="float">
            <text:p>99348248</text:p>
          </table:table-cell>
          <table:table-cell office:value-type="float" office:value="119363153" calcext:value-type="float">
            <text:p>119363153</text:p>
          </table:table-cell>
          <table:table-cell office:value-type="float" office:value="6438248" calcext:value-type="float">
            <text:p>6438248</text:p>
          </table:table-cell>
          <table:table-cell office:value-type="float" office:value="6740801" calcext:value-type="float">
            <text:p>6740801</text:p>
          </table:table-cell>
        </table:table-row>
        <table:table-row table:style-name="ro1">
          <table:table-cell office:value-type="float" office:value="32437295" calcext:value-type="float">
            <text:p>32437295</text:p>
          </table:table-cell>
          <table:table-cell office:value-type="float" office:value="33292990" calcext:value-type="float">
            <text:p>33292990</text:p>
          </table:table-cell>
          <table:table-cell office:value-type="float" office:value="15225470" calcext:value-type="float">
            <text:p>15225470</text:p>
          </table:table-cell>
          <table:table-cell office:value-type="float" office:value="28693593" calcext:value-type="float">
            <text:p>28693593</text:p>
          </table:table-cell>
          <table:table-cell office:value-type="float" office:value="745765" calcext:value-type="float">
            <text:p>745765</text:p>
          </table:table-cell>
          <table:table-cell office:value-type="float" office:value="852832" calcext:value-type="float">
            <text:p>852832</text:p>
          </table:table-cell>
          <table:table-cell office:value-type="float" office:value="12685831" calcext:value-type="float">
            <text:p>12685831</text:p>
          </table:table-cell>
          <table:table-cell office:value-type="float" office:value="13394930" calcext:value-type="float">
            <text:p>13394930</text:p>
          </table:table-cell>
          <table:table-cell office:value-type="float" office:value="8823468" calcext:value-type="float">
            <text:p>8823468</text:p>
          </table:table-cell>
          <table:table-cell office:value-type="float" office:value="32724413" calcext:value-type="float">
            <text:p>32724413</text:p>
          </table:table-cell>
          <table:table-cell office:value-type="float" office:value="337682" calcext:value-type="float">
            <text:p>337682</text:p>
          </table:table-cell>
          <table:table-cell office:value-type="float" office:value="456482" calcext:value-type="float">
            <text:p>456482</text:p>
          </table:table-cell>
          <table:table-cell office:value-type="float" office:value="157913307" calcext:value-type="float">
            <text:p>157913307</text:p>
          </table:table-cell>
          <table:table-cell office:value-type="float" office:value="159874171" calcext:value-type="float">
            <text:p>159874171</text:p>
          </table:table-cell>
          <table:table-cell office:value-type="float" office:value="164730515" calcext:value-type="float">
            <text:p>164730515</text:p>
          </table:table-cell>
          <table:table-cell office:value-type="float" office:value="170888212" calcext:value-type="float">
            <text:p>170888212</text:p>
          </table:table-cell>
          <table:table-cell office:value-type="float" office:value="21596112" calcext:value-type="float">
            <text:p>21596112</text:p>
          </table:table-cell>
          <table:table-cell office:value-type="float" office:value="21846214" calcext:value-type="float">
            <text:p>21846214</text:p>
          </table:table-cell>
          <table:table-cell office:value-type="float" office:value="93485422" calcext:value-type="float">
            <text:p>93485422</text:p>
          </table:table-cell>
          <table:table-cell office:value-type="float" office:value="95441187" calcext:value-type="float">
            <text:p>95441187</text:p>
          </table:table-cell>
          <table:table-cell office:value-type="float" office:value="427368243" calcext:value-type="float">
            <text:p>427368243</text:p>
          </table:table-cell>
          <table:table-cell office:value-type="float" office:value="441174607" calcext:value-type="float">
            <text:p>441174607</text:p>
          </table:table-cell>
          <table:table-cell office:value-type="float" office:value="23689255" calcext:value-type="float">
            <text:p>23689255</text:p>
          </table:table-cell>
          <table:table-cell office:value-type="float" office:value="24048239" calcext:value-type="float">
            <text:p>24048239</text:p>
          </table:table-cell>
          <table:table-cell office:value-type="float" office:value="100091010" calcext:value-type="float">
            <text:p>100091010</text:p>
          </table:table-cell>
          <table:table-cell office:value-type="float" office:value="162929029" calcext:value-type="float">
            <text:p>162929029</text:p>
          </table:table-cell>
          <table:table-cell office:value-type="float" office:value="56891802" calcext:value-type="float">
            <text:p>56891802</text:p>
          </table:table-cell>
          <table:table-cell office:value-type="float" office:value="125739873" calcext:value-type="float">
            <text:p>125739873</text:p>
          </table:table-cell>
          <table:table-cell office:value-type="float" office:value="4385125" calcext:value-type="float">
            <text:p>4385125</text:p>
          </table:table-cell>
          <table:table-cell office:value-type="float" office:value="13031126" calcext:value-type="float">
            <text:p>13031126</text:p>
          </table:table-cell>
        </table:table-row>
        <table:table-row table:style-name="ro1">
          <table:table-cell office:value-type="float" office:value="43484370" calcext:value-type="float">
            <text:p>43484370</text:p>
          </table:table-cell>
          <table:table-cell office:value-type="float" office:value="44329170" calcext:value-type="float">
            <text:p>44329170</text:p>
          </table:table-cell>
          <table:table-cell office:value-type="float" office:value="14920193" calcext:value-type="float">
            <text:p>14920193</text:p>
          </table:table-cell>
          <table:table-cell office:value-type="float" office:value="27539047" calcext:value-type="float">
            <text:p>27539047</text:p>
          </table:table-cell>
          <table:table-cell office:value-type="float" office:value="1085683" calcext:value-type="float">
            <text:p>1085683</text:p>
          </table:table-cell>
          <table:table-cell office:value-type="float" office:value="1313156" calcext:value-type="float">
            <text:p>1313156</text:p>
          </table:table-cell>
          <table:table-cell office:value-type="float" office:value="12638618" calcext:value-type="float">
            <text:p>12638618</text:p>
          </table:table-cell>
          <table:table-cell office:value-type="float" office:value="13801336" calcext:value-type="float">
            <text:p>13801336</text:p>
          </table:table-cell>
          <table:table-cell office:value-type="float" office:value="12119418" calcext:value-type="float">
            <text:p>12119418</text:p>
          </table:table-cell>
          <table:table-cell office:value-type="float" office:value="36240223" calcext:value-type="float">
            <text:p>36240223</text:p>
          </table:table-cell>
          <table:table-cell office:value-type="float" office:value="334190" calcext:value-type="float">
            <text:p>334190</text:p>
          </table:table-cell>
          <table:table-cell office:value-type="float" office:value="443283" calcext:value-type="float">
            <text:p>443283</text:p>
          </table:table-cell>
          <table:table-cell office:value-type="float" office:value="194152064" calcext:value-type="float">
            <text:p>194152064</text:p>
          </table:table-cell>
          <table:table-cell office:value-type="float" office:value="196001042" calcext:value-type="float">
            <text:p>196001042</text:p>
          </table:table-cell>
          <table:table-cell office:value-type="float" office:value="295736001" calcext:value-type="float">
            <text:p>295736001</text:p>
          </table:table-cell>
          <table:table-cell office:value-type="float" office:value="301979882" calcext:value-type="float">
            <text:p>301979882</text:p>
          </table:table-cell>
          <table:table-cell office:value-type="float" office:value="21593667" calcext:value-type="float">
            <text:p>21593667</text:p>
          </table:table-cell>
          <table:table-cell office:value-type="float" office:value="21843071" calcext:value-type="float">
            <text:p>21843071</text:p>
          </table:table-cell>
          <table:table-cell office:value-type="float" office:value="91324253" calcext:value-type="float">
            <text:p>91324253</text:p>
          </table:table-cell>
          <table:table-cell office:value-type="float" office:value="93694037" calcext:value-type="float">
            <text:p>93694037</text:p>
          </table:table-cell>
          <table:table-cell office:value-type="float" office:value="496148427" calcext:value-type="float">
            <text:p>496148427</text:p>
          </table:table-cell>
          <table:table-cell office:value-type="float" office:value="502802695" calcext:value-type="float">
            <text:p>502802695</text:p>
          </table:table-cell>
          <table:table-cell office:value-type="float" office:value="23672564" calcext:value-type="float">
            <text:p>23672564</text:p>
          </table:table-cell>
          <table:table-cell office:value-type="float" office:value="24051802" calcext:value-type="float">
            <text:p>24051802</text:p>
          </table:table-cell>
          <table:table-cell office:value-type="float" office:value="106126834" calcext:value-type="float">
            <text:p>106126834</text:p>
          </table:table-cell>
          <table:table-cell office:value-type="float" office:value="122357809" calcext:value-type="float">
            <text:p>122357809</text:p>
          </table:table-cell>
          <table:table-cell office:value-type="float" office:value="101550763" calcext:value-type="float">
            <text:p>101550763</text:p>
          </table:table-cell>
          <table:table-cell office:value-type="float" office:value="125116190" calcext:value-type="float">
            <text:p>125116190</text:p>
          </table:table-cell>
          <table:table-cell office:value-type="float" office:value="4373671" calcext:value-type="float">
            <text:p>4373671</text:p>
          </table:table-cell>
          <table:table-cell office:value-type="float" office:value="4765062" calcext:value-type="float">
            <text:p>4765062</text:p>
          </table:table-cell>
        </table:table-row>
        <table:table-row table:style-name="ro1">
          <table:table-cell office:value-type="float" office:value="45744295" calcext:value-type="float">
            <text:p>45744295</text:p>
          </table:table-cell>
          <table:table-cell office:value-type="float" office:value="46769285" calcext:value-type="float">
            <text:p>46769285</text:p>
          </table:table-cell>
          <table:table-cell office:value-type="float" office:value="15167711" calcext:value-type="float">
            <text:p>15167711</text:p>
          </table:table-cell>
          <table:table-cell office:value-type="float" office:value="28876647" calcext:value-type="float">
            <text:p>28876647</text:p>
          </table:table-cell>
          <table:table-cell office:value-type="float" office:value="746743" calcext:value-type="float">
            <text:p>746743</text:p>
          </table:table-cell>
          <table:table-cell office:value-type="float" office:value="867009" calcext:value-type="float">
            <text:p>867009</text:p>
          </table:table-cell>
          <table:table-cell office:value-type="float" office:value="16689692" calcext:value-type="float">
            <text:p>16689692</text:p>
          </table:table-cell>
          <table:table-cell office:value-type="float" office:value="17515914" calcext:value-type="float">
            <text:p>17515914</text:p>
          </table:table-cell>
          <table:table-cell office:value-type="float" office:value="8019177" calcext:value-type="float">
            <text:p>8019177</text:p>
          </table:table-cell>
          <table:table-cell office:value-type="float" office:value="34713912" calcext:value-type="float">
            <text:p>34713912</text:p>
          </table:table-cell>
          <table:table-cell office:value-type="float" office:value="341244" calcext:value-type="float">
            <text:p>341244</text:p>
          </table:table-cell>
          <table:table-cell office:value-type="float" office:value="440768" calcext:value-type="float">
            <text:p>440768</text:p>
          </table:table-cell>
          <table:table-cell office:value-type="float" office:value="140909260" calcext:value-type="float">
            <text:p>140909260</text:p>
          </table:table-cell>
          <table:table-cell office:value-type="float" office:value="143061978" calcext:value-type="float">
            <text:p>143061978</text:p>
          </table:table-cell>
          <table:table-cell office:value-type="float" office:value="240605526" calcext:value-type="float">
            <text:p>240605526</text:p>
          </table:table-cell>
          <table:table-cell office:value-type="float" office:value="259086368" calcext:value-type="float">
            <text:p>259086368</text:p>
          </table:table-cell>
          <table:table-cell office:value-type="float" office:value="21627680" calcext:value-type="float">
            <text:p>21627680</text:p>
          </table:table-cell>
          <table:table-cell office:value-type="float" office:value="21864232" calcext:value-type="float">
            <text:p>21864232</text:p>
          </table:table-cell>
          <table:table-cell office:value-type="float" office:value="165814451" calcext:value-type="float">
            <text:p>165814451</text:p>
          </table:table-cell>
          <table:table-cell office:value-type="float" office:value="167850814" calcext:value-type="float">
            <text:p>167850814</text:p>
          </table:table-cell>
          <table:table-cell office:value-type="float" office:value="401484853" calcext:value-type="float">
            <text:p>401484853</text:p>
          </table:table-cell>
          <table:table-cell office:value-type="float" office:value="413738576" calcext:value-type="float">
            <text:p>413738576</text:p>
          </table:table-cell>
          <table:table-cell office:value-type="float" office:value="23693376" calcext:value-type="float">
            <text:p>23693376</text:p>
          </table:table-cell>
          <table:table-cell office:value-type="float" office:value="24049497" calcext:value-type="float">
            <text:p>24049497</text:p>
          </table:table-cell>
          <table:table-cell office:value-type="float" office:value="78994682" calcext:value-type="float">
            <text:p>78994682</text:p>
          </table:table-cell>
          <table:table-cell office:value-type="float" office:value="83529686" calcext:value-type="float">
            <text:p>83529686</text:p>
          </table:table-cell>
          <table:table-cell office:value-type="float" office:value="121486259" calcext:value-type="float">
            <text:p>121486259</text:p>
          </table:table-cell>
          <table:table-cell office:value-type="float" office:value="139143253" calcext:value-type="float">
            <text:p>139143253</text:p>
          </table:table-cell>
          <table:table-cell office:value-type="float" office:value="6471074" calcext:value-type="float">
            <text:p>6471074</text:p>
          </table:table-cell>
          <table:table-cell office:value-type="float" office:value="6774185" calcext:value-type="float">
            <text:p>6774185</text:p>
          </table:table-cell>
        </table:table-row>
        <table:table-row table:style-name="ro1">
          <table:table-cell office:value-type="float" office:value="20287426" calcext:value-type="float">
            <text:p>20287426</text:p>
          </table:table-cell>
          <table:table-cell office:value-type="float" office:value="21148081" calcext:value-type="float">
            <text:p>21148081</text:p>
          </table:table-cell>
          <table:table-cell office:value-type="float" office:value="14858454" calcext:value-type="float">
            <text:p>14858454</text:p>
          </table:table-cell>
          <table:table-cell office:value-type="float" office:value="28462209" calcext:value-type="float">
            <text:p>28462209</text:p>
          </table:table-cell>
          <table:table-cell office:value-type="float" office:value="1086590" calcext:value-type="float">
            <text:p>1086590</text:p>
          </table:table-cell>
          <table:table-cell office:value-type="float" office:value="1239892" calcext:value-type="float">
            <text:p>1239892</text:p>
          </table:table-cell>
          <table:table-cell office:value-type="float" office:value="16590797" calcext:value-type="float">
            <text:p>16590797</text:p>
          </table:table-cell>
          <table:table-cell office:value-type="float" office:value="17310791" calcext:value-type="float">
            <text:p>17310791</text:p>
          </table:table-cell>
          <table:table-cell office:value-type="float" office:value="7817055" calcext:value-type="float">
            <text:p>7817055</text:p>
          </table:table-cell>
          <table:table-cell office:value-type="float" office:value="25939611" calcext:value-type="float">
            <text:p>25939611</text:p>
          </table:table-cell>
          <table:table-cell office:value-type="float" office:value="486933" calcext:value-type="float">
            <text:p>486933</text:p>
          </table:table-cell>
          <table:table-cell office:value-type="float" office:value="617886" calcext:value-type="float">
            <text:p>617886</text:p>
          </table:table-cell>
          <table:table-cell office:value-type="float" office:value="243986892" calcext:value-type="float">
            <text:p>243986892</text:p>
          </table:table-cell>
          <table:table-cell office:value-type="float" office:value="245838036" calcext:value-type="float">
            <text:p>245838036</text:p>
          </table:table-cell>
          <table:table-cell office:value-type="float" office:value="368014466" calcext:value-type="float">
            <text:p>368014466</text:p>
          </table:table-cell>
          <table:table-cell office:value-type="float" office:value="374436302" calcext:value-type="float">
            <text:p>374436302</text:p>
          </table:table-cell>
          <table:table-cell office:value-type="float" office:value="22373027" calcext:value-type="float">
            <text:p>22373027</text:p>
          </table:table-cell>
          <table:table-cell office:value-type="float" office:value="22624525" calcext:value-type="float">
            <text:p>22624525</text:p>
          </table:table-cell>
          <table:table-cell office:value-type="float" office:value="95519060" calcext:value-type="float">
            <text:p>95519060</text:p>
          </table:table-cell>
          <table:table-cell office:value-type="float" office:value="97471403" calcext:value-type="float">
            <text:p>97471403</text:p>
          </table:table-cell>
          <table:table-cell office:value-type="float" office:value="425717963" calcext:value-type="float">
            <text:p>425717963</text:p>
          </table:table-cell>
          <table:table-cell office:value-type="float" office:value="431485316" calcext:value-type="float">
            <text:p>431485316</text:p>
          </table:table-cell>
          <table:table-cell office:value-type="float" office:value="23643369" calcext:value-type="float">
            <text:p>23643369</text:p>
          </table:table-cell>
          <table:table-cell office:value-type="float" office:value="24022258" calcext:value-type="float">
            <text:p>24022258</text:p>
          </table:table-cell>
          <table:table-cell office:value-type="float" office:value="74282840" calcext:value-type="float">
            <text:p>74282840</text:p>
          </table:table-cell>
          <table:table-cell office:value-type="float" office:value="147071845" calcext:value-type="float">
            <text:p>147071845</text:p>
          </table:table-cell>
          <table:table-cell office:value-type="float" office:value="93782805" calcext:value-type="float">
            <text:p>93782805</text:p>
          </table:table-cell>
          <table:table-cell office:value-type="float" office:value="170198389" calcext:value-type="float">
            <text:p>170198389</text:p>
          </table:table-cell>
          <table:table-cell office:value-type="float" office:value="4371436" calcext:value-type="float">
            <text:p>4371436</text:p>
          </table:table-cell>
          <table:table-cell office:value-type="float" office:value="13109000" calcext:value-type="float">
            <text:p>13109000</text:p>
          </table:table-cell>
        </table:table-row>
        <table:table-row table:style-name="ro1">
          <table:table-cell office:value-type="float" office:value="40113970" calcext:value-type="float">
            <text:p>40113970</text:p>
          </table:table-cell>
          <table:table-cell office:value-type="float" office:value="40943964" calcext:value-type="float">
            <text:p>40943964</text:p>
          </table:table-cell>
          <table:table-cell office:value-type="float" office:value="24284931" calcext:value-type="float">
            <text:p>24284931</text:p>
          </table:table-cell>
          <table:table-cell office:value-type="float" office:value="47285552" calcext:value-type="float">
            <text:p>47285552</text:p>
          </table:table-cell>
          <table:table-cell office:value-type="float" office:value="746394" calcext:value-type="float">
            <text:p>746394</text:p>
          </table:table-cell>
          <table:table-cell office:value-type="float" office:value="912477" calcext:value-type="float">
            <text:p>912477</text:p>
          </table:table-cell>
          <table:table-cell office:value-type="float" office:value="16703242" calcext:value-type="float">
            <text:p>16703242</text:p>
          </table:table-cell>
          <table:table-cell office:value-type="float" office:value="17880137" calcext:value-type="float">
            <text:p>17880137</text:p>
          </table:table-cell>
          <table:table-cell office:value-type="float" office:value="8777932" calcext:value-type="float">
            <text:p>8777932</text:p>
          </table:table-cell>
          <table:table-cell office:value-type="float" office:value="34752045" calcext:value-type="float">
            <text:p>34752045</text:p>
          </table:table-cell>
          <table:table-cell office:value-type="float" office:value="337403" calcext:value-type="float">
            <text:p>337403</text:p>
          </table:table-cell>
          <table:table-cell office:value-type="float" office:value="450406" calcext:value-type="float">
            <text:p>450406</text:p>
          </table:table-cell>
          <table:table-cell office:value-type="float" office:value="257882654" calcext:value-type="float">
            <text:p>257882654</text:p>
          </table:table-cell>
          <table:table-cell office:value-type="float" office:value="259624845" calcext:value-type="float">
            <text:p>259624845</text:p>
          </table:table-cell>
          <table:table-cell office:value-type="float" office:value="325172915" calcext:value-type="float">
            <text:p>325172915</text:p>
          </table:table-cell>
          <table:table-cell office:value-type="float" office:value="345099541" calcext:value-type="float">
            <text:p>345099541</text:p>
          </table:table-cell>
          <table:table-cell office:value-type="float" office:value="21768481" calcext:value-type="float">
            <text:p>21768481</text:p>
          </table:table-cell>
          <table:table-cell office:value-type="float" office:value="22016976" calcext:value-type="float">
            <text:p>22016976</text:p>
          </table:table-cell>
          <table:table-cell office:value-type="float" office:value="141702866" calcext:value-type="float">
            <text:p>141702866</text:p>
          </table:table-cell>
          <table:table-cell office:value-type="float" office:value="144154505" calcext:value-type="float">
            <text:p>144154505</text:p>
          </table:table-cell>
          <table:table-cell office:value-type="float" office:value="276462111" calcext:value-type="float">
            <text:p>276462111</text:p>
          </table:table-cell>
          <table:table-cell office:value-type="float" office:value="282956652" calcext:value-type="float">
            <text:p>282956652</text:p>
          </table:table-cell>
          <table:table-cell office:value-type="float" office:value="23688836" calcext:value-type="float">
            <text:p>23688836</text:p>
          </table:table-cell>
          <table:table-cell office:value-type="float" office:value="24092868" calcext:value-type="float">
            <text:p>24092868</text:p>
          </table:table-cell>
          <table:table-cell office:value-type="float" office:value="76158638" calcext:value-type="float">
            <text:p>76158638</text:p>
          </table:table-cell>
          <table:table-cell office:value-type="float" office:value="87251529" calcext:value-type="float">
            <text:p>87251529</text:p>
          </table:table-cell>
          <table:table-cell office:value-type="float" office:value="66481639" calcext:value-type="float">
            <text:p>66481639</text:p>
          </table:table-cell>
          <table:table-cell office:value-type="float" office:value="82275896" calcext:value-type="float">
            <text:p>82275896</text:p>
          </table:table-cell>
          <table:table-cell office:value-type="float" office:value="6405004" calcext:value-type="float">
            <text:p>6405004</text:p>
          </table:table-cell>
          <table:table-cell office:value-type="float" office:value="6987271" calcext:value-type="float">
            <text:p>6987271</text:p>
          </table:table-cell>
        </table:table-row>
        <table:table-row table:style-name="ro1">
          <table:table-cell office:value-type="float" office:value="28027377" calcext:value-type="float">
            <text:p>28027377</text:p>
          </table:table-cell>
          <table:table-cell office:value-type="float" office:value="29036863" calcext:value-type="float">
            <text:p>29036863</text:p>
          </table:table-cell>
          <table:table-cell office:value-type="float" office:value="13242466" calcext:value-type="float">
            <text:p>13242466</text:p>
          </table:table-cell>
          <table:table-cell office:value-type="float" office:value="24240582" calcext:value-type="float">
            <text:p>24240582</text:p>
          </table:table-cell>
          <table:table-cell office:value-type="float" office:value="749048" calcext:value-type="float">
            <text:p>749048</text:p>
          </table:table-cell>
          <table:table-cell office:value-type="float" office:value="869943" calcext:value-type="float">
            <text:p>869943</text:p>
          </table:table-cell>
          <table:table-cell office:value-type="float" office:value="12659990" calcext:value-type="float">
            <text:p>12659990</text:p>
          </table:table-cell>
          <table:table-cell office:value-type="float" office:value="13469311" calcext:value-type="float">
            <text:p>13469311</text:p>
          </table:table-cell>
          <table:table-cell office:value-type="float" office:value="5623480" calcext:value-type="float">
            <text:p>5623480</text:p>
          </table:table-cell>
          <table:table-cell office:value-type="float" office:value="24300506" calcext:value-type="float">
            <text:p>24300506</text:p>
          </table:table-cell>
          <table:table-cell office:value-type="float" office:value="336984" calcext:value-type="float">
            <text:p>336984</text:p>
          </table:table-cell>
          <table:table-cell office:value-type="float" office:value="435879" calcext:value-type="float">
            <text:p>435879</text:p>
          </table:table-cell>
          <table:table-cell office:value-type="float" office:value="159632241" calcext:value-type="float">
            <text:p>159632241</text:p>
          </table:table-cell>
          <table:table-cell office:value-type="float" office:value="167087379" calcext:value-type="float">
            <text:p>167087379</text:p>
          </table:table-cell>
          <table:table-cell office:value-type="float" office:value="211551693" calcext:value-type="float">
            <text:p>211551693</text:p>
          </table:table-cell>
          <table:table-cell office:value-type="float" office:value="226154038" calcext:value-type="float">
            <text:p>226154038</text:p>
          </table:table-cell>
          <table:table-cell office:value-type="float" office:value="23227255" calcext:value-type="float">
            <text:p>23227255</text:p>
          </table:table-cell>
          <table:table-cell office:value-type="float" office:value="23466182" calcext:value-type="float">
            <text:p>23466182</text:p>
          </table:table-cell>
          <table:table-cell office:value-type="float" office:value="151893338" calcext:value-type="float">
            <text:p>151893338</text:p>
          </table:table-cell>
          <table:table-cell office:value-type="float" office:value="153806779" calcext:value-type="float">
            <text:p>153806779</text:p>
          </table:table-cell>
          <table:table-cell office:value-type="float" office:value="365032872" calcext:value-type="float">
            <text:p>365032872</text:p>
          </table:table-cell>
          <table:table-cell office:value-type="float" office:value="370896536" calcext:value-type="float">
            <text:p>370896536</text:p>
          </table:table-cell>
          <table:table-cell office:value-type="float" office:value="23581490" calcext:value-type="float">
            <text:p>23581490</text:p>
          </table:table-cell>
          <table:table-cell office:value-type="float" office:value="23935306" calcext:value-type="float">
            <text:p>23935306</text:p>
          </table:table-cell>
          <table:table-cell office:value-type="float" office:value="113183108" calcext:value-type="float">
            <text:p>113183108</text:p>
          </table:table-cell>
          <table:table-cell office:value-type="float" office:value="130993474" calcext:value-type="float">
            <text:p>130993474</text:p>
          </table:table-cell>
          <table:table-cell office:value-type="float" office:value="64286946" calcext:value-type="float">
            <text:p>64286946</text:p>
          </table:table-cell>
          <table:table-cell office:value-type="float" office:value="75018269" calcext:value-type="float">
            <text:p>75018269</text:p>
          </table:table-cell>
          <table:table-cell office:value-type="float" office:value="6469538" calcext:value-type="float">
            <text:p>6469538</text:p>
          </table:table-cell>
          <table:table-cell office:value-type="float" office:value="6770554" calcext:value-type="float">
            <text:p>6770554</text:p>
          </table:table-cell>
        </table:table-row>
        <table:table-row table:style-name="ro1">
          <table:table-cell office:value-type="float" office:value="20397146" calcext:value-type="float">
            <text:p>20397146</text:p>
          </table:table-cell>
          <table:table-cell office:value-type="float" office:value="21256753" calcext:value-type="float">
            <text:p>21256753</text:p>
          </table:table-cell>
          <table:table-cell office:value-type="float" office:value="17625565" calcext:value-type="float">
            <text:p>17625565</text:p>
          </table:table-cell>
          <table:table-cell office:value-type="float" office:value="31244895" calcext:value-type="float">
            <text:p>31244895</text:p>
          </table:table-cell>
          <table:table-cell office:value-type="float" office:value="1082819" calcext:value-type="float">
            <text:p>1082819</text:p>
          </table:table-cell>
          <table:table-cell office:value-type="float" office:value="1233607" calcext:value-type="float">
            <text:p>1233607</text:p>
          </table:table-cell>
          <table:table-cell office:value-type="float" office:value="12784727" calcext:value-type="float">
            <text:p>12784727</text:p>
          </table:table-cell>
          <table:table-cell office:value-type="float" office:value="13527139" calcext:value-type="float">
            <text:p>13527139</text:p>
          </table:table-cell>
          <table:table-cell office:value-type="float" office:value="8840231" calcext:value-type="float">
            <text:p>8840231</text:p>
          </table:table-cell>
          <table:table-cell office:value-type="float" office:value="37154865" calcext:value-type="float">
            <text:p>37154865</text:p>
          </table:table-cell>
          <table:table-cell office:value-type="float" office:value="487353" calcext:value-type="float">
            <text:p>487353</text:p>
          </table:table-cell>
          <table:table-cell office:value-type="float" office:value="620470" calcext:value-type="float">
            <text:p>620470</text:p>
          </table:table-cell>
          <table:table-cell office:value-type="float" office:value="287297987" calcext:value-type="float">
            <text:p>287297987</text:p>
          </table:table-cell>
          <table:table-cell office:value-type="float" office:value="293386331" calcext:value-type="float">
            <text:p>293386331</text:p>
          </table:table-cell>
          <table:table-cell office:value-type="float" office:value="326044814" calcext:value-type="float">
            <text:p>326044814</text:p>
          </table:table-cell>
          <table:table-cell office:value-type="float" office:value="340726080" calcext:value-type="float">
            <text:p>340726080</text:p>
          </table:table-cell>
          <table:table-cell office:value-type="float" office:value="21588918" calcext:value-type="float">
            <text:p>21588918</text:p>
          </table:table-cell>
          <table:table-cell office:value-type="float" office:value="21841325" calcext:value-type="float">
            <text:p>21841325</text:p>
          </table:table-cell>
          <table:table-cell office:value-type="float" office:value="88027814" calcext:value-type="float">
            <text:p>88027814</text:p>
          </table:table-cell>
          <table:table-cell office:value-type="float" office:value="90007884" calcext:value-type="float">
            <text:p>90007884</text:p>
          </table:table-cell>
          <table:table-cell office:value-type="float" office:value="448363231" calcext:value-type="float">
            <text:p>448363231</text:p>
          </table:table-cell>
          <table:table-cell office:value-type="float" office:value="463231602" calcext:value-type="float">
            <text:p>463231602</text:p>
          </table:table-cell>
          <table:table-cell office:value-type="float" office:value="24539503" calcext:value-type="float">
            <text:p>24539503</text:p>
          </table:table-cell>
          <table:table-cell office:value-type="float" office:value="24899814" calcext:value-type="float">
            <text:p>24899814</text:p>
          </table:table-cell>
          <table:table-cell office:value-type="float" office:value="123329091" calcext:value-type="float">
            <text:p>123329091</text:p>
          </table:table-cell>
          <table:table-cell office:value-type="float" office:value="172853057" calcext:value-type="float">
            <text:p>172853057</text:p>
          </table:table-cell>
          <table:table-cell office:value-type="float" office:value="94383092" calcext:value-type="float">
            <text:p>94383092</text:p>
          </table:table-cell>
          <table:table-cell office:value-type="float" office:value="120563306" calcext:value-type="float">
            <text:p>120563306</text:p>
          </table:table-cell>
          <table:table-cell office:value-type="float" office:value="6473239" calcext:value-type="float">
            <text:p>6473239</text:p>
          </table:table-cell>
          <table:table-cell office:value-type="float" office:value="18019400" calcext:value-type="float">
            <text:p>18019400</text:p>
          </table:table-cell>
        </table:table-row>
        <table:table-row table:style-name="ro1">
          <table:table-cell office:value-type="float" office:value="20346302" calcext:value-type="float">
            <text:p>20346302</text:p>
          </table:table-cell>
          <table:table-cell office:value-type="float" office:value="21202207" calcext:value-type="float">
            <text:p>21202207</text:p>
          </table:table-cell>
          <table:table-cell office:value-type="float" office:value="13508980" calcext:value-type="float">
            <text:p>13508980</text:p>
          </table:table-cell>
          <table:table-cell office:value-type="float" office:value="25012818" calcext:value-type="float">
            <text:p>25012818</text:p>
          </table:table-cell>
          <table:table-cell office:value-type="float" office:value="742343" calcext:value-type="float">
            <text:p>742343</text:p>
          </table:table-cell>
          <table:table-cell office:value-type="float" office:value="907308" calcext:value-type="float">
            <text:p>907308</text:p>
          </table:table-cell>
          <table:table-cell office:value-type="float" office:value="16413540" calcext:value-type="float">
            <text:p>16413540</text:p>
          </table:table-cell>
          <table:table-cell office:value-type="float" office:value="18085750" calcext:value-type="float">
            <text:p>18085750</text:p>
          </table:table-cell>
          <table:table-cell office:value-type="float" office:value="19147477" calcext:value-type="float">
            <text:p>19147477</text:p>
          </table:table-cell>
          <table:table-cell office:value-type="float" office:value="59817523" calcext:value-type="float">
            <text:p>59817523</text:p>
          </table:table-cell>
          <table:table-cell office:value-type="float" office:value="339289" calcext:value-type="float">
            <text:p>339289</text:p>
          </table:table-cell>
          <table:table-cell office:value-type="float" office:value="452781" calcext:value-type="float">
            <text:p>452781</text:p>
          </table:table-cell>
          <table:table-cell office:value-type="float" office:value="171771703" calcext:value-type="float">
            <text:p>171771703</text:p>
          </table:table-cell>
          <table:table-cell office:value-type="float" office:value="173623894" calcext:value-type="float">
            <text:p>173623894</text:p>
          </table:table-cell>
          <table:table-cell office:value-type="float" office:value="204448624" calcext:value-type="float">
            <text:p>204448624</text:p>
          </table:table-cell>
          <table:table-cell office:value-type="float" office:value="214763414" calcext:value-type="float">
            <text:p>214763414</text:p>
          </table:table-cell>
          <table:table-cell office:value-type="float" office:value="21764919" calcext:value-type="float">
            <text:p>21764919</text:p>
          </table:table-cell>
          <table:table-cell office:value-type="float" office:value="22015858" calcext:value-type="float">
            <text:p>22015858</text:p>
          </table:table-cell>
          <table:table-cell office:value-type="float" office:value="99428426" calcext:value-type="float">
            <text:p>99428426</text:p>
          </table:table-cell>
          <table:table-cell office:value-type="float" office:value="101779423" calcext:value-type="float">
            <text:p>101779423</text:p>
          </table:table-cell>
          <table:table-cell office:value-type="float" office:value="438977611" calcext:value-type="float">
            <text:p>438977611</text:p>
          </table:table-cell>
          <table:table-cell office:value-type="float" office:value="445839587" calcext:value-type="float">
            <text:p>445839587</text:p>
          </table:table-cell>
          <table:table-cell office:value-type="float" office:value="23420226" calcext:value-type="float">
            <text:p>23420226</text:p>
          </table:table-cell>
          <table:table-cell office:value-type="float" office:value="23800303" calcext:value-type="float">
            <text:p>23800303</text:p>
          </table:table-cell>
          <table:table-cell office:value-type="float" office:value="150073274" calcext:value-type="float">
            <text:p>150073274</text:p>
          </table:table-cell>
          <table:table-cell office:value-type="float" office:value="190469542" calcext:value-type="float">
            <text:p>190469542</text:p>
          </table:table-cell>
          <table:table-cell office:value-type="float" office:value="69839538" calcext:value-type="float">
            <text:p>69839538</text:p>
          </table:table-cell>
          <table:table-cell office:value-type="float" office:value="97706699" calcext:value-type="float">
            <text:p>97706699</text:p>
          </table:table-cell>
          <table:table-cell office:value-type="float" office:value="6352414" calcext:value-type="float">
            <text:p>6352414</text:p>
          </table:table-cell>
          <table:table-cell office:value-type="float" office:value="6929303" calcext:value-type="float">
            <text:p>6929303</text:p>
          </table:table-cell>
        </table:table-row>
        <table:table-row table:style-name="ro1">
          <table:table-cell office:value-type="float" office:value="37941975" calcext:value-type="float">
            <text:p>37941975</text:p>
          </table:table-cell>
          <table:table-cell office:value-type="float" office:value="47851545" calcext:value-type="float">
            <text:p>47851545</text:p>
          </table:table-cell>
          <table:table-cell office:value-type="float" office:value="15169667" calcext:value-type="float">
            <text:p>15169667</text:p>
          </table:table-cell>
          <table:table-cell office:value-type="float" office:value="28842006" calcext:value-type="float">
            <text:p>28842006</text:p>
          </table:table-cell>
          <table:table-cell office:value-type="float" office:value="748210" calcext:value-type="float">
            <text:p>748210</text:p>
          </table:table-cell>
          <table:table-cell office:value-type="float" office:value="868477" calcext:value-type="float">
            <text:p>868477</text:p>
          </table:table-cell>
          <table:table-cell office:value-type="float" office:value="12663133" calcext:value-type="float">
            <text:p>12663133</text:p>
          </table:table-cell>
          <table:table-cell office:value-type="float" office:value="13481323" calcext:value-type="float">
            <text:p>13481323</text:p>
          </table:table-cell>
          <table:table-cell office:value-type="float" office:value="5549658" calcext:value-type="float">
            <text:p>5549658</text:p>
          </table:table-cell>
          <table:table-cell office:value-type="float" office:value="28182424" calcext:value-type="float">
            <text:p>28182424</text:p>
          </table:table-cell>
          <table:table-cell office:value-type="float" office:value="337403" calcext:value-type="float">
            <text:p>337403</text:p>
          </table:table-cell>
          <table:table-cell office:value-type="float" office:value="435949" calcext:value-type="float">
            <text:p>435949</text:p>
          </table:table-cell>
          <table:table-cell office:value-type="float" office:value="148584328" calcext:value-type="float">
            <text:p>148584328</text:p>
          </table:table-cell>
          <table:table-cell office:value-type="float" office:value="152938303" calcext:value-type="float">
            <text:p>152938303</text:p>
          </table:table-cell>
          <table:table-cell office:value-type="float" office:value="293890515" calcext:value-type="float">
            <text:p>293890515</text:p>
          </table:table-cell>
          <table:table-cell office:value-type="float" office:value="300221767" calcext:value-type="float">
            <text:p>300221767</text:p>
          </table:table-cell>
          <table:table-cell office:value-type="float" office:value="21601071" calcext:value-type="float">
            <text:p>21601071</text:p>
          </table:table-cell>
          <table:table-cell office:value-type="float" office:value="21836785" calcext:value-type="float">
            <text:p>21836785</text:p>
          </table:table-cell>
          <table:table-cell office:value-type="float" office:value="159381091" calcext:value-type="float">
            <text:p>159381091</text:p>
          </table:table-cell>
          <table:table-cell office:value-type="float" office:value="161367727" calcext:value-type="float">
            <text:p>161367727</text:p>
          </table:table-cell>
          <table:table-cell office:value-type="float" office:value="402899070" calcext:value-type="float">
            <text:p>402899070</text:p>
          </table:table-cell>
          <table:table-cell office:value-type="float" office:value="418042057" calcext:value-type="float">
            <text:p>418042057</text:p>
          </table:table-cell>
          <table:table-cell office:value-type="float" office:value="23442226" calcext:value-type="float">
            <text:p>23442226</text:p>
          </table:table-cell>
          <table:table-cell office:value-type="float" office:value="23798487" calcext:value-type="float">
            <text:p>23798487</text:p>
          </table:table-cell>
          <table:table-cell office:value-type="float" office:value="171356847" calcext:value-type="float">
            <text:p>171356847</text:p>
          </table:table-cell>
          <table:table-cell office:value-type="float" office:value="207928117" calcext:value-type="float">
            <text:p>207928117</text:p>
          </table:table-cell>
          <table:table-cell office:value-type="float" office:value="116812200" calcext:value-type="float">
            <text:p>116812200</text:p>
          </table:table-cell>
          <table:table-cell office:value-type="float" office:value="134686820" calcext:value-type="float">
            <text:p>134686820</text:p>
          </table:table-cell>
          <table:table-cell office:value-type="float" office:value="6456757" calcext:value-type="float">
            <text:p>6456757</text:p>
          </table:table-cell>
          <table:table-cell office:value-type="float" office:value="6756516" calcext:value-type="float">
            <text:p>6756516</text:p>
          </table:table-cell>
        </table:table-row>
        <table:table-row table:style-name="ro1">
          <table:table-cell office:value-type="float" office:value="22944329" calcext:value-type="float">
            <text:p>22944329</text:p>
          </table:table-cell>
          <table:table-cell office:value-type="float" office:value="23809383" calcext:value-type="float">
            <text:p>23809383</text:p>
          </table:table-cell>
          <table:table-cell office:value-type="float" office:value="13536638" calcext:value-type="float">
            <text:p>13536638</text:p>
          </table:table-cell>
          <table:table-cell office:value-type="float" office:value="25095859" calcext:value-type="float">
            <text:p>25095859</text:p>
          </table:table-cell>
          <table:table-cell office:value-type="float" office:value="742553" calcext:value-type="float">
            <text:p>742553</text:p>
          </table:table-cell>
          <table:table-cell office:value-type="float" office:value="852623" calcext:value-type="float">
            <text:p>852623</text:p>
          </table:table-cell>
          <table:table-cell office:value-type="float" office:value="12639457" calcext:value-type="float">
            <text:p>12639457</text:p>
          </table:table-cell>
          <table:table-cell office:value-type="float" office:value="13351349" calcext:value-type="float">
            <text:p>13351349</text:p>
          </table:table-cell>
          <table:table-cell office:value-type="float" office:value="8744059" calcext:value-type="float">
            <text:p>8744059</text:p>
          </table:table-cell>
          <table:table-cell office:value-type="float" office:value="32565943" calcext:value-type="float">
            <text:p>32565943</text:p>
          </table:table-cell>
          <table:table-cell office:value-type="float" office:value="483581" calcext:value-type="float">
            <text:p>483581</text:p>
          </table:table-cell>
          <table:table-cell office:value-type="float" office:value="615582" calcext:value-type="float">
            <text:p>615582</text:p>
          </table:table-cell>
          <table:table-cell office:value-type="float" office:value="219887879" calcext:value-type="float">
            <text:p>219887879</text:p>
          </table:table-cell>
          <table:table-cell office:value-type="float" office:value="221841269" calcext:value-type="float">
            <text:p>221841269</text:p>
          </table:table-cell>
          <table:table-cell office:value-type="float" office:value="309998359" calcext:value-type="float">
            <text:p>309998359</text:p>
          </table:table-cell>
          <table:table-cell office:value-type="float" office:value="316423897" calcext:value-type="float">
            <text:p>316423897</text:p>
          </table:table-cell>
          <table:table-cell office:value-type="float" office:value="21806405" calcext:value-type="float">
            <text:p>21806405</text:p>
          </table:table-cell>
          <table:table-cell office:value-type="float" office:value="22059370" calcext:value-type="float">
            <text:p>22059370</text:p>
          </table:table-cell>
          <table:table-cell office:value-type="float" office:value="134048191" calcext:value-type="float">
            <text:p>134048191</text:p>
          </table:table-cell>
          <table:table-cell office:value-type="float" office:value="136082319" calcext:value-type="float">
            <text:p>136082319</text:p>
          </table:table-cell>
          <table:table-cell office:value-type="float" office:value="380362126" calcext:value-type="float">
            <text:p>380362126</text:p>
          </table:table-cell>
          <table:table-cell office:value-type="float" office:value="386358140" calcext:value-type="float">
            <text:p>386358140</text:p>
          </table:table-cell>
          <table:table-cell office:value-type="float" office:value="23431541" calcext:value-type="float">
            <text:p>23431541</text:p>
          </table:table-cell>
          <table:table-cell office:value-type="float" office:value="23810710" calcext:value-type="float">
            <text:p>23810710</text:p>
          </table:table-cell>
          <table:table-cell office:value-type="float" office:value="88750462" calcext:value-type="float">
            <text:p>88750462</text:p>
          </table:table-cell>
          <table:table-cell office:value-type="float" office:value="116152200" calcext:value-type="float">
            <text:p>116152200</text:p>
          </table:table-cell>
          <table:table-cell office:value-type="float" office:value="51750924" calcext:value-type="float">
            <text:p>51750924</text:p>
          </table:table-cell>
          <table:table-cell office:value-type="float" office:value="90770900" calcext:value-type="float">
            <text:p>90770900</text:p>
          </table:table-cell>
          <table:table-cell office:value-type="float" office:value="5862547" calcext:value-type="float">
            <text:p>5862547</text:p>
          </table:table-cell>
          <table:table-cell office:value-type="float" office:value="14609470" calcext:value-type="float">
            <text:p>14609470</text:p>
          </table:table-cell>
        </table:table-row>
        <table:table-row table:style-name="ro1">
          <table:table-cell office:value-type="float" office:value="40373500" calcext:value-type="float">
            <text:p>40373500</text:p>
          </table:table-cell>
          <table:table-cell office:value-type="float" office:value="41215576" calcext:value-type="float">
            <text:p>41215576</text:p>
          </table:table-cell>
          <table:table-cell office:value-type="float" office:value="24742462" calcext:value-type="float">
            <text:p>24742462</text:p>
          </table:table-cell>
          <table:table-cell office:value-type="float" office:value="35666058" calcext:value-type="float">
            <text:p>35666058</text:p>
          </table:table-cell>
          <table:table-cell office:value-type="float" office:value="745975" calcext:value-type="float">
            <text:p>745975</text:p>
          </table:table-cell>
          <table:table-cell office:value-type="float" office:value="911848" calcext:value-type="float">
            <text:p>911848</text:p>
          </table:table-cell>
          <table:table-cell office:value-type="float" office:value="13134003" calcext:value-type="float">
            <text:p>13134003</text:p>
          </table:table-cell>
          <table:table-cell office:value-type="float" office:value="14330174" calcext:value-type="float">
            <text:p>14330174</text:p>
          </table:table-cell>
          <table:table-cell office:value-type="float" office:value="8826681" calcext:value-type="float">
            <text:p>8826681</text:p>
          </table:table-cell>
          <table:table-cell office:value-type="float" office:value="31755854" calcext:value-type="float">
            <text:p>31755854</text:p>
          </table:table-cell>
          <table:table-cell office:value-type="float" office:value="340686" calcext:value-type="float">
            <text:p>340686</text:p>
          </table:table-cell>
          <table:table-cell office:value-type="float" office:value="453340" calcext:value-type="float">
            <text:p>453340</text:p>
          </table:table-cell>
          <table:table-cell office:value-type="float" office:value="257184870" calcext:value-type="float">
            <text:p>257184870</text:p>
          </table:table-cell>
          <table:table-cell office:value-type="float" office:value="259110674" calcext:value-type="float">
            <text:p>259110674</text:p>
          </table:table-cell>
          <table:table-cell office:value-type="float" office:value="353797924" calcext:value-type="float">
            <text:p>353797924</text:p>
          </table:table-cell>
          <table:table-cell office:value-type="float" office:value="372267311" calcext:value-type="float">
            <text:p>372267311</text:p>
          </table:table-cell>
          <table:table-cell office:value-type="float" office:value="22357732" calcext:value-type="float">
            <text:p>22357732</text:p>
          </table:table-cell>
          <table:table-cell office:value-type="float" office:value="22605668" calcext:value-type="float">
            <text:p>22605668</text:p>
          </table:table-cell>
          <table:table-cell office:value-type="float" office:value="93542831" calcext:value-type="float">
            <text:p>93542831</text:p>
          </table:table-cell>
          <table:table-cell office:value-type="float" office:value="95814140" calcext:value-type="float">
            <text:p>95814140</text:p>
          </table:table-cell>
          <table:table-cell office:value-type="float" office:value="371508416" calcext:value-type="float">
            <text:p>371508416</text:p>
          </table:table-cell>
          <table:table-cell office:value-type="float" office:value="377808798" calcext:value-type="float">
            <text:p>377808798</text:p>
          </table:table-cell>
          <table:table-cell office:value-type="float" office:value="23673122" calcext:value-type="float">
            <text:p>23673122</text:p>
          </table:table-cell>
          <table:table-cell office:value-type="float" office:value="24051312" calcext:value-type="float">
            <text:p>24051312</text:p>
          </table:table-cell>
          <table:table-cell office:value-type="float" office:value="150945173" calcext:value-type="float">
            <text:p>150945173</text:p>
          </table:table-cell>
          <table:table-cell office:value-type="float" office:value="195722934" calcext:value-type="float">
            <text:p>195722934</text:p>
          </table:table-cell>
          <table:table-cell office:value-type="float" office:value="54881071" calcext:value-type="float">
            <text:p>54881071</text:p>
          </table:table-cell>
          <table:table-cell office:value-type="float" office:value="76834212" calcext:value-type="float">
            <text:p>76834212</text:p>
          </table:table-cell>
          <table:table-cell office:value-type="float" office:value="4379118" calcext:value-type="float">
            <text:p>4379118</text:p>
          </table:table-cell>
          <table:table-cell office:value-type="float" office:value="4792299" calcext:value-type="float">
            <text:p>4792299</text:p>
          </table:table-cell>
        </table:table-row>
        <table:table-row table:style-name="ro1">
          <table:table-cell office:value-type="float" office:value="20395820" calcext:value-type="float">
            <text:p>20395820</text:p>
          </table:table-cell>
          <table:table-cell office:value-type="float" office:value="21457757" calcext:value-type="float">
            <text:p>21457757</text:p>
          </table:table-cell>
          <table:table-cell office:value-type="float" office:value="15265628" calcext:value-type="float">
            <text:p>15265628</text:p>
          </table:table-cell>
          <table:table-cell office:value-type="float" office:value="28824056" calcext:value-type="float">
            <text:p>28824056</text:p>
          </table:table-cell>
          <table:table-cell office:value-type="float" office:value="1084915" calcext:value-type="float">
            <text:p>1084915</text:p>
          </table:table-cell>
          <table:table-cell office:value-type="float" office:value="1252953" calcext:value-type="float">
            <text:p>1252953</text:p>
          </table:table-cell>
          <table:table-cell office:value-type="float" office:value="12693235" calcext:value-type="float">
            <text:p>12693235</text:p>
          </table:table-cell>
          <table:table-cell office:value-type="float" office:value="13504860" calcext:value-type="float">
            <text:p>13504860</text:p>
          </table:table-cell>
          <table:table-cell office:value-type="float" office:value="11346555" calcext:value-type="float">
            <text:p>11346555</text:p>
          </table:table-cell>
          <table:table-cell office:value-type="float" office:value="29925593" calcext:value-type="float">
            <text:p>29925593</text:p>
          </table:table-cell>
          <table:table-cell office:value-type="float" office:value="483162" calcext:value-type="float">
            <text:p>483162</text:p>
          </table:table-cell>
          <table:table-cell office:value-type="float" office:value="622286" calcext:value-type="float">
            <text:p>622286</text:p>
          </table:table-cell>
          <table:table-cell office:value-type="float" office:value="123373021" calcext:value-type="float">
            <text:p>123373021</text:p>
          </table:table-cell>
          <table:table-cell office:value-type="float" office:value="124971409" calcext:value-type="float">
            <text:p>124971409</text:p>
          </table:table-cell>
          <table:table-cell office:value-type="float" office:value="345185167" calcext:value-type="float">
            <text:p>345185167</text:p>
          </table:table-cell>
          <table:table-cell office:value-type="float" office:value="351601835" calcext:value-type="float">
            <text:p>351601835</text:p>
          </table:table-cell>
          <table:table-cell office:value-type="float" office:value="22821966" calcext:value-type="float">
            <text:p>22821966</text:p>
          </table:table-cell>
          <table:table-cell office:value-type="float" office:value="23057122" calcext:value-type="float">
            <text:p>23057122</text:p>
          </table:table-cell>
          <table:table-cell office:value-type="float" office:value="146092530" calcext:value-type="float">
            <text:p>146092530</text:p>
          </table:table-cell>
          <table:table-cell office:value-type="float" office:value="148089921" calcext:value-type="float">
            <text:p>148089921</text:p>
          </table:table-cell>
          <table:table-cell office:value-type="float" office:value="472578601" calcext:value-type="float">
            <text:p>472578601</text:p>
          </table:table-cell>
          <table:table-cell office:value-type="float" office:value="482562622" calcext:value-type="float">
            <text:p>482562622</text:p>
          </table:table-cell>
          <table:table-cell office:value-type="float" office:value="23659084" calcext:value-type="float">
            <text:p>23659084</text:p>
          </table:table-cell>
          <table:table-cell office:value-type="float" office:value="24031827" calcext:value-type="float">
            <text:p>24031827</text:p>
          </table:table-cell>
          <table:table-cell office:value-type="float" office:value="135321817" calcext:value-type="float">
            <text:p>135321817</text:p>
          </table:table-cell>
          <table:table-cell office:value-type="float" office:value="139764421" calcext:value-type="float">
            <text:p>139764421</text:p>
          </table:table-cell>
          <table:table-cell office:value-type="float" office:value="66412356" calcext:value-type="float">
            <text:p>66412356</text:p>
          </table:table-cell>
          <table:table-cell office:value-type="float" office:value="77497495" calcext:value-type="float">
            <text:p>77497495</text:p>
          </table:table-cell>
          <table:table-cell office:value-type="float" office:value="5347188" calcext:value-type="float">
            <text:p>5347188</text:p>
          </table:table-cell>
          <table:table-cell office:value-type="float" office:value="5649182" calcext:value-type="float">
            <text:p>5649182</text:p>
          </table:table-cell>
        </table:table-row>
        <table:table-row table:style-name="ro1">
          <table:table-cell office:value-type="float" office:value="20353357" calcext:value-type="float">
            <text:p>20353357</text:p>
          </table:table-cell>
          <table:table-cell office:value-type="float" office:value="21237268" calcext:value-type="float">
            <text:p>21237268</text:p>
          </table:table-cell>
          <table:table-cell office:value-type="float" office:value="25276259" calcext:value-type="float">
            <text:p>25276259</text:p>
          </table:table-cell>
          <table:table-cell office:value-type="float" office:value="47251540" calcext:value-type="float">
            <text:p>47251540</text:p>
          </table:table-cell>
          <table:table-cell office:value-type="float" office:value="747581" calcext:value-type="float">
            <text:p>747581</text:p>
          </table:table-cell>
          <table:table-cell office:value-type="float" office:value="856534" calcext:value-type="float">
            <text:p>856534</text:p>
          </table:table-cell>
          <table:table-cell office:value-type="float" office:value="12781095" calcext:value-type="float">
            <text:p>12781095</text:p>
          </table:table-cell>
          <table:table-cell office:value-type="float" office:value="13508631" calcext:value-type="float">
            <text:p>13508631</text:p>
          </table:table-cell>
          <table:table-cell office:value-type="float" office:value="12182694" calcext:value-type="float">
            <text:p>12182694</text:p>
          </table:table-cell>
          <table:table-cell office:value-type="float" office:value="32755282" calcext:value-type="float">
            <text:p>32755282</text:p>
          </table:table-cell>
          <table:table-cell office:value-type="float" office:value="488191" calcext:value-type="float">
            <text:p>488191</text:p>
          </table:table-cell>
          <table:table-cell office:value-type="float" office:value="616839" calcext:value-type="float">
            <text:p>616839</text:p>
          </table:table-cell>
          <table:table-cell office:value-type="float" office:value="169912739" calcext:value-type="float">
            <text:p>169912739</text:p>
          </table:table-cell>
          <table:table-cell office:value-type="float" office:value="171867596" calcext:value-type="float">
            <text:p>171867596</text:p>
          </table:table-cell>
          <table:table-cell office:value-type="float" office:value="242033223" calcext:value-type="float">
            <text:p>242033223</text:p>
          </table:table-cell>
          <table:table-cell office:value-type="float" office:value="248249656" calcext:value-type="float">
            <text:p>248249656</text:p>
          </table:table-cell>
          <table:table-cell office:value-type="float" office:value="21773788" calcext:value-type="float">
            <text:p>21773788</text:p>
          </table:table-cell>
          <table:table-cell office:value-type="float" office:value="22025496" calcext:value-type="float">
            <text:p>22025496</text:p>
          </table:table-cell>
          <table:table-cell office:value-type="float" office:value="189254513" calcext:value-type="float">
            <text:p>189254513</text:p>
          </table:table-cell>
          <table:table-cell office:value-type="float" office:value="191232139" calcext:value-type="float">
            <text:p>191232139</text:p>
          </table:table-cell>
          <table:table-cell office:value-type="float" office:value="406381286" calcext:value-type="float">
            <text:p>406381286</text:p>
          </table:table-cell>
          <table:table-cell office:value-type="float" office:value="424124534" calcext:value-type="float">
            <text:p>424124534</text:p>
          </table:table-cell>
          <table:table-cell office:value-type="float" office:value="23694494" calcext:value-type="float">
            <text:p>23694494</text:p>
          </table:table-cell>
          <table:table-cell office:value-type="float" office:value="24051103" calcext:value-type="float">
            <text:p>24051103</text:p>
          </table:table-cell>
          <table:table-cell office:value-type="float" office:value="78393978" calcext:value-type="float">
            <text:p>78393978</text:p>
          </table:table-cell>
          <table:table-cell office:value-type="float" office:value="156513479" calcext:value-type="float">
            <text:p>156513479</text:p>
          </table:table-cell>
          <table:table-cell office:value-type="float" office:value="55719935" calcext:value-type="float">
            <text:p>55719935</text:p>
          </table:table-cell>
          <table:table-cell office:value-type="float" office:value="126239098" calcext:value-type="float">
            <text:p>126239098</text:p>
          </table:table-cell>
          <table:table-cell office:value-type="float" office:value="6534769" calcext:value-type="float">
            <text:p>6534769</text:p>
          </table:table-cell>
          <table:table-cell office:value-type="float" office:value="17828943" calcext:value-type="float">
            <text:p>17828943</text:p>
          </table:table-cell>
        </table:table-row>
        <table:table-row table:style-name="ro1">
          <table:table-cell office:value-type="float" office:value="37949100" calcext:value-type="float">
            <text:p>37949100</text:p>
          </table:table-cell>
          <table:table-cell office:value-type="float" office:value="38788313" calcext:value-type="float">
            <text:p>38788313</text:p>
          </table:table-cell>
          <table:table-cell office:value-type="float" office:value="29120393" calcext:value-type="float">
            <text:p>29120393</text:p>
          </table:table-cell>
          <table:table-cell office:value-type="float" office:value="39524719" calcext:value-type="float">
            <text:p>39524719</text:p>
          </table:table-cell>
          <table:table-cell office:value-type="float" office:value="765111" calcext:value-type="float">
            <text:p>765111</text:p>
          </table:table-cell>
          <table:table-cell office:value-type="float" office:value="928330" calcext:value-type="float">
            <text:p>928330</text:p>
          </table:table-cell>
          <table:table-cell office:value-type="float" office:value="12783469" calcext:value-type="float">
            <text:p>12783469</text:p>
          </table:table-cell>
          <table:table-cell office:value-type="float" office:value="13945488" calcext:value-type="float">
            <text:p>13945488</text:p>
          </table:table-cell>
          <table:table-cell office:value-type="float" office:value="8807266" calcext:value-type="float">
            <text:p>8807266</text:p>
          </table:table-cell>
          <table:table-cell office:value-type="float" office:value="31854191" calcext:value-type="float">
            <text:p>31854191</text:p>
          </table:table-cell>
          <table:table-cell office:value-type="float" office:value="337892" calcext:value-type="float">
            <text:p>337892</text:p>
          </table:table-cell>
          <table:table-cell office:value-type="float" office:value="450685" calcext:value-type="float">
            <text:p>450685</text:p>
          </table:table-cell>
          <table:table-cell office:value-type="float" office:value="153042786" calcext:value-type="float">
            <text:p>153042786</text:p>
          </table:table-cell>
          <table:table-cell office:value-type="float" office:value="154893231" calcext:value-type="float">
            <text:p>154893231</text:p>
          </table:table-cell>
          <table:table-cell office:value-type="float" office:value="289294889" calcext:value-type="float">
            <text:p>289294889</text:p>
          </table:table-cell>
          <table:table-cell office:value-type="float" office:value="295909557" calcext:value-type="float">
            <text:p>295909557</text:p>
          </table:table-cell>
          <table:table-cell office:value-type="float" office:value="21754652" calcext:value-type="float">
            <text:p>21754652</text:p>
          </table:table-cell>
          <table:table-cell office:value-type="float" office:value="22003426" calcext:value-type="float">
            <text:p>22003426</text:p>
          </table:table-cell>
          <table:table-cell office:value-type="float" office:value="111418428" calcext:value-type="float">
            <text:p>111418428</text:p>
          </table:table-cell>
          <table:table-cell office:value-type="float" office:value="113725146" calcext:value-type="float">
            <text:p>113725146</text:p>
          </table:table-cell>
          <table:table-cell office:value-type="float" office:value="443658373" calcext:value-type="float">
            <text:p>443658373</text:p>
          </table:table-cell>
          <table:table-cell office:value-type="float" office:value="449772349" calcext:value-type="float">
            <text:p>449772349</text:p>
          </table:table-cell>
          <table:table-cell office:value-type="float" office:value="23559840" calcext:value-type="float">
            <text:p>23559840</text:p>
          </table:table-cell>
          <table:table-cell office:value-type="float" office:value="23945853" calcext:value-type="float">
            <text:p>23945853</text:p>
          </table:table-cell>
          <table:table-cell office:value-type="float" office:value="121826177" calcext:value-type="float">
            <text:p>121826177</text:p>
          </table:table-cell>
          <table:table-cell office:value-type="float" office:value="139939234" calcext:value-type="float">
            <text:p>139939234</text:p>
          </table:table-cell>
          <table:table-cell office:value-type="float" office:value="113466315" calcext:value-type="float">
            <text:p>113466315</text:p>
          </table:table-cell>
          <table:table-cell office:value-type="float" office:value="144500638" calcext:value-type="float">
            <text:p>144500638</text:p>
          </table:table-cell>
          <table:table-cell office:value-type="float" office:value="5499512" calcext:value-type="float">
            <text:p>5499512</text:p>
          </table:table-cell>
          <table:table-cell office:value-type="float" office:value="6074934" calcext:value-type="float">
            <text:p>6074934</text:p>
          </table:table-cell>
        </table:table-row>
        <table:table-row table:style-name="ro1">
          <table:table-cell office:value-type="float" office:value="37786718" calcext:value-type="float">
            <text:p>37786718</text:p>
          </table:table-cell>
          <table:table-cell office:value-type="float" office:value="38798090" calcext:value-type="float">
            <text:p>38798090</text:p>
          </table:table-cell>
          <table:table-cell office:value-type="float" office:value="13143920" calcext:value-type="float">
            <text:p>13143920</text:p>
          </table:table-cell>
          <table:table-cell office:value-type="float" office:value="24380474" calcext:value-type="float">
            <text:p>24380474</text:p>
          </table:table-cell>
          <table:table-cell office:value-type="float" office:value="748698" calcext:value-type="float">
            <text:p>748698</text:p>
          </table:table-cell>
          <table:table-cell office:value-type="float" office:value="869244" calcext:value-type="float">
            <text:p>869244</text:p>
          </table:table-cell>
          <table:table-cell office:value-type="float" office:value="12698123" calcext:value-type="float">
            <text:p>12698123</text:p>
          </table:table-cell>
          <table:table-cell office:value-type="float" office:value="13499832" calcext:value-type="float">
            <text:p>13499832</text:p>
          </table:table-cell>
          <table:table-cell office:value-type="float" office:value="8817881" calcext:value-type="float">
            <text:p>8817881</text:p>
          </table:table-cell>
          <table:table-cell office:value-type="float" office:value="33303606" calcext:value-type="float">
            <text:p>33303606</text:p>
          </table:table-cell>
          <table:table-cell office:value-type="float" office:value="338521" calcext:value-type="float">
            <text:p>338521</text:p>
          </table:table-cell>
          <table:table-cell office:value-type="float" office:value="435181" calcext:value-type="float">
            <text:p>435181</text:p>
          </table:table-cell>
          <table:table-cell office:value-type="float" office:value="97639371" calcext:value-type="float">
            <text:p>97639371</text:p>
          </table:table-cell>
          <table:table-cell office:value-type="float" office:value="99284134" calcext:value-type="float">
            <text:p>99284134</text:p>
          </table:table-cell>
          <table:table-cell office:value-type="float" office:value="220600888" calcext:value-type="float">
            <text:p>220600888</text:p>
          </table:table-cell>
          <table:table-cell office:value-type="float" office:value="226672679" calcext:value-type="float">
            <text:p>226672679</text:p>
          </table:table-cell>
          <table:table-cell office:value-type="float" office:value="22470316" calcext:value-type="float">
            <text:p>22470316</text:p>
          </table:table-cell>
          <table:table-cell office:value-type="float" office:value="22703935" calcext:value-type="float">
            <text:p>22703935</text:p>
          </table:table-cell>
          <table:table-cell office:value-type="float" office:value="186982367" calcext:value-type="float">
            <text:p>186982367</text:p>
          </table:table-cell>
          <table:table-cell office:value-type="float" office:value="188913408" calcext:value-type="float">
            <text:p>188913408</text:p>
          </table:table-cell>
          <table:table-cell office:value-type="float" office:value="336500962" calcext:value-type="float">
            <text:p>336500962</text:p>
          </table:table-cell>
          <table:table-cell office:value-type="float" office:value="342263845" calcext:value-type="float">
            <text:p>342263845</text:p>
          </table:table-cell>
          <table:table-cell office:value-type="float" office:value="23712094" calcext:value-type="float">
            <text:p>23712094</text:p>
          </table:table-cell>
          <table:table-cell office:value-type="float" office:value="24066958" calcext:value-type="float">
            <text:p>24066958</text:p>
          </table:table-cell>
          <table:table-cell office:value-type="float" office:value="73779843" calcext:value-type="float">
            <text:p>73779843</text:p>
          </table:table-cell>
          <table:table-cell office:value-type="float" office:value="85861477" calcext:value-type="float">
            <text:p>85861477</text:p>
          </table:table-cell>
          <table:table-cell office:value-type="float" office:value="111052809" calcext:value-type="float">
            <text:p>111052809</text:p>
          </table:table-cell>
          <table:table-cell office:value-type="float" office:value="135133805" calcext:value-type="float">
            <text:p>135133805</text:p>
          </table:table-cell>
          <table:table-cell office:value-type="float" office:value="5470738" calcext:value-type="float">
            <text:p>5470738</text:p>
          </table:table-cell>
          <table:table-cell office:value-type="float" office:value="5769309" calcext:value-type="float">
            <text:p>5769309</text:p>
          </table:table-cell>
        </table:table-row>
        <table:table-row table:style-name="ro1">
          <table:table-cell office:value-type="float" office:value="39666078" calcext:value-type="float">
            <text:p>39666078</text:p>
          </table:table-cell>
          <table:table-cell office:value-type="float" office:value="40555297" calcext:value-type="float">
            <text:p>40555297</text:p>
          </table:table-cell>
          <table:table-cell office:value-type="float" office:value="32275264" calcext:value-type="float">
            <text:p>32275264</text:p>
          </table:table-cell>
          <table:table-cell office:value-type="float" office:value="42781488" calcext:value-type="float">
            <text:p>42781488</text:p>
          </table:table-cell>
          <table:table-cell office:value-type="float" office:value="744020" calcext:value-type="float">
            <text:p>744020</text:p>
          </table:table-cell>
          <table:table-cell office:value-type="float" office:value="880978" calcext:value-type="float">
            <text:p>880978</text:p>
          </table:table-cell>
          <table:table-cell office:value-type="float" office:value="12712789" calcext:value-type="float">
            <text:p>12712789</text:p>
          </table:table-cell>
          <table:table-cell office:value-type="float" office:value="13414624" calcext:value-type="float">
            <text:p>13414624</text:p>
          </table:table-cell>
          <table:table-cell office:value-type="float" office:value="8867818" calcext:value-type="float">
            <text:p>8867818</text:p>
          </table:table-cell>
          <table:table-cell office:value-type="float" office:value="32596394" calcext:value-type="float">
            <text:p>32596394</text:p>
          </table:table-cell>
          <table:table-cell office:value-type="float" office:value="337403" calcext:value-type="float">
            <text:p>337403</text:p>
          </table:table-cell>
          <table:table-cell office:value-type="float" office:value="431340" calcext:value-type="float">
            <text:p>431340</text:p>
          </table:table-cell>
          <table:table-cell office:value-type="float" office:value="135889556" calcext:value-type="float">
            <text:p>135889556</text:p>
          </table:table-cell>
          <table:table-cell office:value-type="float" office:value="137696211" calcext:value-type="float">
            <text:p>137696211</text:p>
          </table:table-cell>
          <table:table-cell office:value-type="float" office:value="251531846" calcext:value-type="float">
            <text:p>251531846</text:p>
          </table:table-cell>
          <table:table-cell office:value-type="float" office:value="257989232" calcext:value-type="float">
            <text:p>257989232</text:p>
          </table:table-cell>
          <table:table-cell office:value-type="float" office:value="22911573" calcext:value-type="float">
            <text:p>22911573</text:p>
          </table:table-cell>
          <table:table-cell office:value-type="float" office:value="23161884" calcext:value-type="float">
            <text:p>23161884</text:p>
          </table:table-cell>
          <table:table-cell office:value-type="float" office:value="144628099" calcext:value-type="float">
            <text:p>144628099</text:p>
          </table:table-cell>
          <table:table-cell office:value-type="float" office:value="146624861" calcext:value-type="float">
            <text:p>146624861</text:p>
          </table:table-cell>
          <table:table-cell office:value-type="float" office:value="275012556" calcext:value-type="float">
            <text:p>275012556</text:p>
          </table:table-cell>
          <table:table-cell office:value-type="float" office:value="281538107" calcext:value-type="float">
            <text:p>281538107</text:p>
          </table:table-cell>
          <table:table-cell office:value-type="float" office:value="23543776" calcext:value-type="float">
            <text:p>23543776</text:p>
          </table:table-cell>
          <table:table-cell office:value-type="float" office:value="23916798" calcext:value-type="float">
            <text:p>23916798</text:p>
          </table:table-cell>
          <table:table-cell office:value-type="float" office:value="39678928" calcext:value-type="float">
            <text:p>39678928</text:p>
          </table:table-cell>
          <table:table-cell office:value-type="float" office:value="100481353" calcext:value-type="float">
            <text:p>100481353</text:p>
          </table:table-cell>
          <table:table-cell office:value-type="float" office:value="54714779" calcext:value-type="float">
            <text:p>54714779</text:p>
          </table:table-cell>
          <table:table-cell office:value-type="float" office:value="98161924" calcext:value-type="float">
            <text:p>98161924</text:p>
          </table:table-cell>
          <table:table-cell office:value-type="float" office:value="4392528" calcext:value-type="float">
            <text:p>4392528</text:p>
          </table:table-cell>
          <table:table-cell office:value-type="float" office:value="13145945" calcext:value-type="float">
            <text:p>13145945</text:p>
          </table:table-cell>
        </table:table-row>
        <table:table-row table:style-name="ro1">
          <table:table-cell office:value-type="float" office:value="37231271" calcext:value-type="float">
            <text:p>37231271</text:p>
          </table:table-cell>
          <table:table-cell office:value-type="float" office:value="38085849" calcext:value-type="float">
            <text:p>38085849</text:p>
          </table:table-cell>
          <table:table-cell office:value-type="float" office:value="14857266" calcext:value-type="float">
            <text:p>14857266</text:p>
          </table:table-cell>
          <table:table-cell office:value-type="float" office:value="28678787" calcext:value-type="float">
            <text:p>28678787</text:p>
          </table:table-cell>
          <table:table-cell office:value-type="float" office:value="743810" calcext:value-type="float">
            <text:p>743810</text:p>
          </table:table-cell>
          <table:table-cell office:value-type="float" office:value="910311" calcext:value-type="float">
            <text:p>910311</text:p>
          </table:table-cell>
          <table:table-cell office:value-type="float" office:value="12638270" calcext:value-type="float">
            <text:p>12638270</text:p>
          </table:table-cell>
          <table:table-cell office:value-type="float" office:value="13800289" calcext:value-type="float">
            <text:p>13800289</text:p>
          </table:table-cell>
          <table:table-cell office:value-type="float" office:value="8823259" calcext:value-type="float">
            <text:p>8823259</text:p>
          </table:table-cell>
          <table:table-cell office:value-type="float" office:value="34959892" calcext:value-type="float">
            <text:p>34959892</text:p>
          </table:table-cell>
          <table:table-cell office:value-type="float" office:value="503766" calcext:value-type="float">
            <text:p>503766</text:p>
          </table:table-cell>
          <table:table-cell office:value-type="float" office:value="662096" calcext:value-type="float">
            <text:p>662096</text:p>
          </table:table-cell>
          <table:table-cell office:value-type="float" office:value="150524029" calcext:value-type="float">
            <text:p>150524029</text:p>
          </table:table-cell>
          <table:table-cell office:value-type="float" office:value="152482030" calcext:value-type="float">
            <text:p>152482030</text:p>
          </table:table-cell>
          <table:table-cell office:value-type="float" office:value="246401097" calcext:value-type="float">
            <text:p>246401097</text:p>
          </table:table-cell>
          <table:table-cell office:value-type="float" office:value="252880691" calcext:value-type="float">
            <text:p>252880691</text:p>
          </table:table-cell>
          <table:table-cell office:value-type="float" office:value="22322950" calcext:value-type="float">
            <text:p>22322950</text:p>
          </table:table-cell>
          <table:table-cell office:value-type="float" office:value="22572772" calcext:value-type="float">
            <text:p>22572772</text:p>
          </table:table-cell>
          <table:table-cell office:value-type="float" office:value="122256608" calcext:value-type="float">
            <text:p>122256608</text:p>
          </table:table-cell>
          <table:table-cell office:value-type="float" office:value="124510177" calcext:value-type="float">
            <text:p>124510177</text:p>
          </table:table-cell>
          <table:table-cell office:value-type="float" office:value="479274145" calcext:value-type="float">
            <text:p>479274145</text:p>
          </table:table-cell>
          <table:table-cell office:value-type="float" office:value="490347760" calcext:value-type="float">
            <text:p>490347760</text:p>
          </table:table-cell>
          <table:table-cell office:value-type="float" office:value="23403884" calcext:value-type="float">
            <text:p>23403884</text:p>
          </table:table-cell>
          <table:table-cell office:value-type="float" office:value="23782633" calcext:value-type="float">
            <text:p>23782633</text:p>
          </table:table-cell>
          <table:table-cell office:value-type="float" office:value="135655938" calcext:value-type="float">
            <text:p>135655938</text:p>
          </table:table-cell>
          <table:table-cell office:value-type="float" office:value="176907832" calcext:value-type="float">
            <text:p>176907832</text:p>
          </table:table-cell>
          <table:table-cell office:value-type="float" office:value="64797905" calcext:value-type="float">
            <text:p>64797905</text:p>
          </table:table-cell>
          <table:table-cell office:value-type="float" office:value="80206499" calcext:value-type="float">
            <text:p>80206499</text:p>
          </table:table-cell>
          <table:table-cell office:value-type="float" office:value="6314909" calcext:value-type="float">
            <text:p>6314909</text:p>
          </table:table-cell>
          <table:table-cell office:value-type="float" office:value="6894941" calcext:value-type="float">
            <text:p>6894941</text:p>
          </table:table-cell>
        </table:table-row>
        <table:table-row table:style-name="ro1">
          <table:table-cell office:value-type="float" office:value="46747914" calcext:value-type="float">
            <text:p>46747914</text:p>
          </table:table-cell>
          <table:table-cell office:value-type="float" office:value="47779610" calcext:value-type="float">
            <text:p>47779610</text:p>
          </table:table-cell>
          <table:table-cell office:value-type="float" office:value="24589859" calcext:value-type="float">
            <text:p>24589859</text:p>
          </table:table-cell>
          <table:table-cell office:value-type="float" office:value="39689265" calcext:value-type="float">
            <text:p>39689265</text:p>
          </table:table-cell>
          <table:table-cell office:value-type="float" office:value="741575" calcext:value-type="float">
            <text:p>741575</text:p>
          </table:table-cell>
          <table:table-cell office:value-type="float" office:value="858140" calcext:value-type="float">
            <text:p>858140</text:p>
          </table:table-cell>
          <table:table-cell office:value-type="float" office:value="13187012" calcext:value-type="float">
            <text:p>13187012</text:p>
          </table:table-cell>
          <table:table-cell office:value-type="float" office:value="14023431" calcext:value-type="float">
            <text:p>14023431</text:p>
          </table:table-cell>
          <table:table-cell office:value-type="float" office:value="12531831" calcext:value-type="float">
            <text:p>12531831</text:p>
          </table:table-cell>
          <table:table-cell office:value-type="float" office:value="35940813" calcext:value-type="float">
            <text:p>35940813</text:p>
          </table:table-cell>
          <table:table-cell office:value-type="float" office:value="485607" calcext:value-type="float">
            <text:p>485607</text:p>
          </table:table-cell>
          <table:table-cell office:value-type="float" office:value="622915" calcext:value-type="float">
            <text:p>622915</text:p>
          </table:table-cell>
          <table:table-cell office:value-type="float" office:value="134733823" calcext:value-type="float">
            <text:p>134733823</text:p>
          </table:table-cell>
          <table:table-cell office:value-type="float" office:value="136398630" calcext:value-type="float">
            <text:p>136398630</text:p>
          </table:table-cell>
          <table:table-cell office:value-type="float" office:value="176902803" calcext:value-type="float">
            <text:p>176902803</text:p>
          </table:table-cell>
          <table:table-cell office:value-type="float" office:value="183186144" calcext:value-type="float">
            <text:p>183186144</text:p>
          </table:table-cell>
          <table:table-cell office:value-type="float" office:value="22797243" calcext:value-type="float">
            <text:p>22797243</text:p>
          </table:table-cell>
          <table:table-cell office:value-type="float" office:value="23054468" calcext:value-type="float">
            <text:p>23054468</text:p>
          </table:table-cell>
          <table:table-cell office:value-type="float" office:value="179655597" calcext:value-type="float">
            <text:p>179655597</text:p>
          </table:table-cell>
          <table:table-cell office:value-type="float" office:value="193629790" calcext:value-type="float">
            <text:p>193629790</text:p>
          </table:table-cell>
          <table:table-cell office:value-type="float" office:value="506530753" calcext:value-type="float">
            <text:p>506530753</text:p>
          </table:table-cell>
          <table:table-cell office:value-type="float" office:value="516685047" calcext:value-type="float">
            <text:p>516685047</text:p>
          </table:table-cell>
          <table:table-cell office:value-type="float" office:value="23677731" calcext:value-type="float">
            <text:p>23677731</text:p>
          </table:table-cell>
          <table:table-cell office:value-type="float" office:value="24036227" calcext:value-type="float">
            <text:p>24036227</text:p>
          </table:table-cell>
          <table:table-cell office:value-type="float" office:value="76809558" calcext:value-type="float">
            <text:p>76809558</text:p>
          </table:table-cell>
          <table:table-cell office:value-type="float" office:value="90662926" calcext:value-type="float">
            <text:p>90662926</text:p>
          </table:table-cell>
          <table:table-cell office:value-type="float" office:value="95512425" calcext:value-type="float">
            <text:p>95512425</text:p>
          </table:table-cell>
          <table:table-cell office:value-type="float" office:value="115299089" calcext:value-type="float">
            <text:p>115299089</text:p>
          </table:table-cell>
          <table:table-cell office:value-type="float" office:value="6514864" calcext:value-type="float">
            <text:p>6514864</text:p>
          </table:table-cell>
          <table:table-cell office:value-type="float" office:value="6814693" calcext:value-type="float">
            <text:p>6814693</text:p>
          </table:table-cell>
        </table:table-row>
        <table:table-row table:style-name="ro1">
          <table:table-cell office:value-type="float" office:value="23758538" calcext:value-type="float">
            <text:p>23758538</text:p>
          </table:table-cell>
          <table:table-cell office:value-type="float" office:value="24642868" calcext:value-type="float">
            <text:p>24642868</text:p>
          </table:table-cell>
          <table:table-cell office:value-type="float" office:value="15174695" calcext:value-type="float">
            <text:p>15174695</text:p>
          </table:table-cell>
          <table:table-cell office:value-type="float" office:value="28684025" calcext:value-type="float">
            <text:p>28684025</text:p>
          </table:table-cell>
          <table:table-cell office:value-type="float" office:value="785785" calcext:value-type="float">
            <text:p>785785</text:p>
          </table:table-cell>
          <table:table-cell office:value-type="float" office:value="893829" calcext:value-type="float">
            <text:p>893829</text:p>
          </table:table-cell>
          <table:table-cell office:value-type="float" office:value="16607210" calcext:value-type="float">
            <text:p>16607210</text:p>
          </table:table-cell>
          <table:table-cell office:value-type="float" office:value="17334467" calcext:value-type="float">
            <text:p>17334467</text:p>
          </table:table-cell>
          <table:table-cell office:value-type="float" office:value="8446535" calcext:value-type="float">
            <text:p>8446535</text:p>
          </table:table-cell>
          <table:table-cell office:value-type="float" office:value="26768139" calcext:value-type="float">
            <text:p>26768139</text:p>
          </table:table-cell>
          <table:table-cell office:value-type="float" office:value="484908" calcext:value-type="float">
            <text:p>484908</text:p>
          </table:table-cell>
          <table:table-cell office:value-type="float" office:value="612368" calcext:value-type="float">
            <text:p>612368</text:p>
          </table:table-cell>
          <table:table-cell office:value-type="float" office:value="224772298" calcext:value-type="float">
            <text:p>224772298</text:p>
          </table:table-cell>
          <table:table-cell office:value-type="float" office:value="226687276" calcext:value-type="float">
            <text:p>226687276</text:p>
          </table:table-cell>
          <table:table-cell office:value-type="float" office:value="217567611" calcext:value-type="float">
            <text:p>217567611</text:p>
          </table:table-cell>
          <table:table-cell office:value-type="float" office:value="224016895" calcext:value-type="float">
            <text:p>224016895</text:p>
          </table:table-cell>
          <table:table-cell office:value-type="float" office:value="21611058" calcext:value-type="float">
            <text:p>21611058</text:p>
          </table:table-cell>
          <table:table-cell office:value-type="float" office:value="21860601" calcext:value-type="float">
            <text:p>21860601</text:p>
          </table:table-cell>
          <table:table-cell office:value-type="float" office:value="134375817" calcext:value-type="float">
            <text:p>134375817</text:p>
          </table:table-cell>
          <table:table-cell office:value-type="float" office:value="136423913" calcext:value-type="float">
            <text:p>136423913</text:p>
          </table:table-cell>
          <table:table-cell office:value-type="float" office:value="318409345" calcext:value-type="float">
            <text:p>318409345</text:p>
          </table:table-cell>
          <table:table-cell office:value-type="float" office:value="336050555" calcext:value-type="float">
            <text:p>336050555</text:p>
          </table:table-cell>
          <table:table-cell office:value-type="float" office:value="23638551" calcext:value-type="float">
            <text:p>23638551</text:p>
          </table:table-cell>
          <table:table-cell office:value-type="float" office:value="24017161" calcext:value-type="float">
            <text:p>24017161</text:p>
          </table:table-cell>
          <table:table-cell office:value-type="float" office:value="93532774" calcext:value-type="float">
            <text:p>93532774</text:p>
          </table:table-cell>
          <table:table-cell office:value-type="float" office:value="170875989" calcext:value-type="float">
            <text:p>170875989</text:p>
          </table:table-cell>
          <table:table-cell office:value-type="float" office:value="44917863" calcext:value-type="float">
            <text:p>44917863</text:p>
          </table:table-cell>
          <table:table-cell office:value-type="float" office:value="86618837" calcext:value-type="float">
            <text:p>86618837</text:p>
          </table:table-cell>
          <table:table-cell office:value-type="float" office:value="4397976" calcext:value-type="float">
            <text:p>4397976</text:p>
          </table:table-cell>
          <table:table-cell office:value-type="float" office:value="13169901" calcext:value-type="float">
            <text:p>13169901</text:p>
          </table:table-cell>
        </table:table-row>
        <table:table-row table:style-name="ro1">
          <table:table-cell office:value-type="float" office:value="34317423" calcext:value-type="float">
            <text:p>34317423</text:p>
          </table:table-cell>
          <table:table-cell office:value-type="float" office:value="35147556" calcext:value-type="float">
            <text:p>35147556</text:p>
          </table:table-cell>
          <table:table-cell office:value-type="float" office:value="15015667" calcext:value-type="float">
            <text:p>15015667</text:p>
          </table:table-cell>
          <table:table-cell office:value-type="float" office:value="28493498" calcext:value-type="float">
            <text:p>28493498</text:p>
          </table:table-cell>
          <table:table-cell office:value-type="float" office:value="744438" calcext:value-type="float">
            <text:p>744438</text:p>
          </table:table-cell>
          <table:table-cell office:value-type="float" office:value="912127" calcext:value-type="float">
            <text:p>912127</text:p>
          </table:table-cell>
          <table:table-cell office:value-type="float" office:value="16580530" calcext:value-type="float">
            <text:p>16580530</text:p>
          </table:table-cell>
          <table:table-cell office:value-type="float" office:value="17773000" calcext:value-type="float">
            <text:p>17773000</text:p>
          </table:table-cell>
          <table:table-cell office:value-type="float" office:value="8852243" calcext:value-type="float">
            <text:p>8852243</text:p>
          </table:table-cell>
          <table:table-cell office:value-type="float" office:value="31704241" calcext:value-type="float">
            <text:p>31704241</text:p>
          </table:table-cell>
          <table:table-cell office:value-type="float" office:value="340266" calcext:value-type="float">
            <text:p>340266</text:p>
          </table:table-cell>
          <table:table-cell office:value-type="float" office:value="452571" calcext:value-type="float">
            <text:p>452571</text:p>
          </table:table-cell>
          <table:table-cell office:value-type="float" office:value="252572203" calcext:value-type="float">
            <text:p>252572203</text:p>
          </table:table-cell>
          <table:table-cell office:value-type="float" office:value="254344635" calcext:value-type="float">
            <text:p>254344635</text:p>
          </table:table-cell>
          <table:table-cell office:value-type="float" office:value="363440421" calcext:value-type="float">
            <text:p>363440421</text:p>
          </table:table-cell>
          <table:table-cell office:value-type="float" office:value="370050479" calcext:value-type="float">
            <text:p>370050479</text:p>
          </table:table-cell>
          <table:table-cell office:value-type="float" office:value="21616994" calcext:value-type="float">
            <text:p>21616994</text:p>
          </table:table-cell>
          <table:table-cell office:value-type="float" office:value="21868213" calcext:value-type="float">
            <text:p>21868213</text:p>
          </table:table-cell>
          <table:table-cell office:value-type="float" office:value="153681834" calcext:value-type="float">
            <text:p>153681834</text:p>
          </table:table-cell>
          <table:table-cell office:value-type="float" office:value="156046729" calcext:value-type="float">
            <text:p>156046729</text:p>
          </table:table-cell>
          <table:table-cell office:value-type="float" office:value="322807321" calcext:value-type="float">
            <text:p>322807321</text:p>
          </table:table-cell>
          <table:table-cell office:value-type="float" office:value="329147932" calcext:value-type="float">
            <text:p>329147932</text:p>
          </table:table-cell>
          <table:table-cell office:value-type="float" office:value="23689046" calcext:value-type="float">
            <text:p>23689046</text:p>
          </table:table-cell>
          <table:table-cell office:value-type="float" office:value="24067027" calcext:value-type="float">
            <text:p>24067027</text:p>
          </table:table-cell>
          <table:table-cell office:value-type="float" office:value="128078787" calcext:value-type="float">
            <text:p>128078787</text:p>
          </table:table-cell>
          <table:table-cell office:value-type="float" office:value="155372761" calcext:value-type="float">
            <text:p>155372761</text:p>
          </table:table-cell>
          <table:table-cell office:value-type="float" office:value="94384349" calcext:value-type="float">
            <text:p>94384349</text:p>
          </table:table-cell>
          <table:table-cell office:value-type="float" office:value="111198149" calcext:value-type="float">
            <text:p>111198149</text:p>
          </table:table-cell>
          <table:table-cell office:value-type="float" office:value="6543360" calcext:value-type="float">
            <text:p>6543360</text:p>
          </table:table-cell>
          <table:table-cell office:value-type="float" office:value="7123741" calcext:value-type="float">
            <text:p>7123741</text:p>
          </table:table-cell>
        </table:table-row>
        <table:table-row table:style-name="ro1">
          <table:table-cell office:value-type="float" office:value="36435290" calcext:value-type="float">
            <text:p>36435290</text:p>
          </table:table-cell>
          <table:table-cell office:value-type="float" office:value="37438769" calcext:value-type="float">
            <text:p>37438769</text:p>
          </table:table-cell>
          <table:table-cell office:value-type="float" office:value="14951343" calcext:value-type="float">
            <text:p>14951343</text:p>
          </table:table-cell>
          <table:table-cell office:value-type="float" office:value="28057269" calcext:value-type="float">
            <text:p>28057269</text:p>
          </table:table-cell>
          <table:table-cell office:value-type="float" office:value="1081632" calcext:value-type="float">
            <text:p>1081632</text:p>
          </table:table-cell>
          <table:table-cell office:value-type="float" office:value="1249670" calcext:value-type="float">
            <text:p>1249670</text:p>
          </table:table-cell>
          <table:table-cell office:value-type="float" office:value="12762238" calcext:value-type="float">
            <text:p>12762238</text:p>
          </table:table-cell>
          <table:table-cell office:value-type="float" office:value="13582035" calcext:value-type="float">
            <text:p>13582035</text:p>
          </table:table-cell>
          <table:table-cell office:value-type="float" office:value="6308414" calcext:value-type="float">
            <text:p>6308414</text:p>
          </table:table-cell>
          <table:table-cell office:value-type="float" office:value="29501377" calcext:value-type="float">
            <text:p>29501377</text:p>
          </table:table-cell>
          <table:table-cell office:value-type="float" office:value="339219" calcext:value-type="float">
            <text:p>339219</text:p>
          </table:table-cell>
          <table:table-cell office:value-type="float" office:value="438184" calcext:value-type="float">
            <text:p>438184</text:p>
          </table:table-cell>
          <table:table-cell office:value-type="float" office:value="159085105" calcext:value-type="float">
            <text:p>159085105</text:p>
          </table:table-cell>
          <table:table-cell office:value-type="float" office:value="160683981" calcext:value-type="float">
            <text:p>160683981</text:p>
          </table:table-cell>
          <table:table-cell office:value-type="float" office:value="180523864" calcext:value-type="float">
            <text:p>180523864</text:p>
          </table:table-cell>
          <table:table-cell office:value-type="float" office:value="198697823" calcext:value-type="float">
            <text:p>198697823</text:p>
          </table:table-cell>
          <table:table-cell office:value-type="float" office:value="21928277" calcext:value-type="float">
            <text:p>21928277</text:p>
          </table:table-cell>
          <table:table-cell office:value-type="float" office:value="22163293" calcext:value-type="float">
            <text:p>22163293</text:p>
          </table:table-cell>
          <table:table-cell office:value-type="float" office:value="122367656" calcext:value-type="float">
            <text:p>122367656</text:p>
          </table:table-cell>
          <table:table-cell office:value-type="float" office:value="124335294" calcext:value-type="float">
            <text:p>124335294</text:p>
          </table:table-cell>
          <table:table-cell office:value-type="float" office:value="305607159" calcext:value-type="float">
            <text:p>305607159</text:p>
          </table:table-cell>
          <table:table-cell office:value-type="float" office:value="311777497" calcext:value-type="float">
            <text:p>311777497</text:p>
          </table:table-cell>
          <table:table-cell office:value-type="float" office:value="23537421" calcext:value-type="float">
            <text:p>23537421</text:p>
          </table:table-cell>
          <table:table-cell office:value-type="float" office:value="23892983" calcext:value-type="float">
            <text:p>23892983</text:p>
          </table:table-cell>
          <table:table-cell office:value-type="float" office:value="141638542" calcext:value-type="float">
            <text:p>141638542</text:p>
          </table:table-cell>
          <table:table-cell office:value-type="float" office:value="161643321" calcext:value-type="float">
            <text:p>161643321</text:p>
          </table:table-cell>
          <table:table-cell office:value-type="float" office:value="118388379" calcext:value-type="float">
            <text:p>118388379</text:p>
          </table:table-cell>
          <table:table-cell office:value-type="float" office:value="126939606" calcext:value-type="float">
            <text:p>126939606</text:p>
          </table:table-cell>
          <table:table-cell office:value-type="float" office:value="5421290" calcext:value-type="float">
            <text:p>5421290</text:p>
          </table:table-cell>
          <table:table-cell office:value-type="float" office:value="5723214" calcext:value-type="float">
            <text:p>5723214</text:p>
          </table:table-cell>
        </table:table-row>
        <table:table-row table:style-name="ro1">
          <table:table-cell office:value-type="float" office:value="20418099" calcext:value-type="float">
            <text:p>20418099</text:p>
          </table:table-cell>
          <table:table-cell office:value-type="float" office:value="21270093" calcext:value-type="float">
            <text:p>21270093</text:p>
          </table:table-cell>
          <table:table-cell office:value-type="float" office:value="12359114" calcext:value-type="float">
            <text:p>12359114</text:p>
          </table:table-cell>
          <table:table-cell office:value-type="float" office:value="22779014" calcext:value-type="float">
            <text:p>22779014</text:p>
          </table:table-cell>
          <table:table-cell office:value-type="float" office:value="741366" calcext:value-type="float">
            <text:p>741366</text:p>
          </table:table-cell>
          <table:table-cell office:value-type="float" office:value="848712" calcext:value-type="float">
            <text:p>848712</text:p>
          </table:table-cell>
          <table:table-cell office:value-type="float" office:value="16627813" calcext:value-type="float">
            <text:p>16627813</text:p>
          </table:table-cell>
          <table:table-cell office:value-type="float" office:value="17352765" calcext:value-type="float">
            <text:p>17352765</text:p>
          </table:table-cell>
          <table:table-cell office:value-type="float" office:value="8801887" calcext:value-type="float">
            <text:p>8801887</text:p>
          </table:table-cell>
          <table:table-cell office:value-type="float" office:value="34651892" calcext:value-type="float">
            <text:p>34651892</text:p>
          </table:table-cell>
          <table:table-cell office:value-type="float" office:value="339708" calcext:value-type="float">
            <text:p>339708</text:p>
          </table:table-cell>
          <table:table-cell office:value-type="float" office:value="431829" calcext:value-type="float">
            <text:p>431829</text:p>
          </table:table-cell>
          <table:table-cell office:value-type="float" office:value="243676029" calcext:value-type="float">
            <text:p>243676029</text:p>
          </table:table-cell>
          <table:table-cell office:value-type="float" office:value="253544533" calcext:value-type="float">
            <text:p>253544533</text:p>
          </table:table-cell>
          <table:table-cell office:value-type="float" office:value="185618786" calcext:value-type="float">
            <text:p>185618786</text:p>
          </table:table-cell>
          <table:table-cell office:value-type="float" office:value="192380190" calcext:value-type="float">
            <text:p>192380190</text:p>
          </table:table-cell>
          <table:table-cell office:value-type="float" office:value="21682366" calcext:value-type="float">
            <text:p>21682366</text:p>
          </table:table-cell>
          <table:table-cell office:value-type="float" office:value="21930302" calcext:value-type="float">
            <text:p>21930302</text:p>
          </table:table-cell>
          <table:table-cell office:value-type="float" office:value="122334132" calcext:value-type="float">
            <text:p>122334132</text:p>
          </table:table-cell>
          <table:table-cell office:value-type="float" office:value="124400945" calcext:value-type="float">
            <text:p>124400945</text:p>
          </table:table-cell>
          <table:table-cell office:value-type="float" office:value="388158788" calcext:value-type="float">
            <text:p>388158788</text:p>
          </table:table-cell>
          <table:table-cell office:value-type="float" office:value="395152065" calcext:value-type="float">
            <text:p>395152065</text:p>
          </table:table-cell>
          <table:table-cell office:value-type="float" office:value="23606284" calcext:value-type="float">
            <text:p>23606284</text:p>
          </table:table-cell>
          <table:table-cell office:value-type="float" office:value="23963103" calcext:value-type="float">
            <text:p>23963103</text:p>
          </table:table-cell>
          <table:table-cell office:value-type="float" office:value="60827567" calcext:value-type="float">
            <text:p>60827567</text:p>
          </table:table-cell>
          <table:table-cell office:value-type="float" office:value="102399334" calcext:value-type="float">
            <text:p>102399334</text:p>
          </table:table-cell>
          <table:table-cell office:value-type="float" office:value="58147409" calcext:value-type="float">
            <text:p>58147409</text:p>
          </table:table-cell>
          <table:table-cell office:value-type="float" office:value="110887845" calcext:value-type="float">
            <text:p>110887845</text:p>
          </table:table-cell>
          <table:table-cell office:value-type="float" office:value="4381004" calcext:value-type="float">
            <text:p>4381004</text:p>
          </table:table-cell>
          <table:table-cell office:value-type="float" office:value="13109419" calcext:value-type="float">
            <text:p>13109419</text:p>
          </table:table-cell>
        </table:table-row>
        <table:table-row table:style-name="ro1">
          <table:table-cell office:value-type="float" office:value="37881424" calcext:value-type="float">
            <text:p>37881424</text:p>
          </table:table-cell>
          <table:table-cell office:value-type="float" office:value="38716725" calcext:value-type="float">
            <text:p>38716725</text:p>
          </table:table-cell>
          <table:table-cell office:value-type="float" office:value="26485351" calcext:value-type="float">
            <text:p>26485351</text:p>
          </table:table-cell>
          <table:table-cell office:value-type="float" office:value="49322193" calcext:value-type="float">
            <text:p>49322193</text:p>
          </table:table-cell>
          <table:table-cell office:value-type="float" office:value="1108730" calcext:value-type="float">
            <text:p>1108730</text:p>
          </table:table-cell>
          <table:table-cell office:value-type="float" office:value="1339066" calcext:value-type="float">
            <text:p>1339066</text:p>
          </table:table-cell>
          <table:table-cell office:value-type="float" office:value="12626676" calcext:value-type="float">
            <text:p>12626676</text:p>
          </table:table-cell>
          <table:table-cell office:value-type="float" office:value="13795121" calcext:value-type="float">
            <text:p>13795121</text:p>
          </table:table-cell>
          <table:table-cell office:value-type="float" office:value="5560344" calcext:value-type="float">
            <text:p>5560344</text:p>
          </table:table-cell>
          <table:table-cell office:value-type="float" office:value="26274221" calcext:value-type="float">
            <text:p>26274221</text:p>
          </table:table-cell>
          <table:table-cell office:value-type="float" office:value="485816" calcext:value-type="float">
            <text:p>485816</text:p>
          </table:table-cell>
          <table:table-cell office:value-type="float" office:value="643728" calcext:value-type="float">
            <text:p>643728</text:p>
          </table:table-cell>
          <table:table-cell office:value-type="float" office:value="163633588" calcext:value-type="float">
            <text:p>163633588</text:p>
          </table:table-cell>
          <table:table-cell office:value-type="float" office:value="165510782" calcext:value-type="float">
            <text:p>165510782</text:p>
          </table:table-cell>
          <table:table-cell office:value-type="float" office:value="206587723" calcext:value-type="float">
            <text:p>206587723</text:p>
          </table:table-cell>
          <table:table-cell office:value-type="float" office:value="217547287" calcext:value-type="float">
            <text:p>217547287</text:p>
          </table:table-cell>
          <table:table-cell office:value-type="float" office:value="21993649" calcext:value-type="float">
            <text:p>21993649</text:p>
          </table:table-cell>
          <table:table-cell office:value-type="float" office:value="22245776" calcext:value-type="float">
            <text:p>22245776</text:p>
          </table:table-cell>
          <table:table-cell office:value-type="float" office:value="90863161" calcext:value-type="float">
            <text:p>90863161</text:p>
          </table:table-cell>
          <table:table-cell office:value-type="float" office:value="93013435" calcext:value-type="float">
            <text:p>93013435</text:p>
          </table:table-cell>
          <table:table-cell office:value-type="float" office:value="381965053" calcext:value-type="float">
            <text:p>381965053</text:p>
          </table:table-cell>
          <table:table-cell office:value-type="float" office:value="388865162" calcext:value-type="float">
            <text:p>388865162</text:p>
          </table:table-cell>
          <table:table-cell office:value-type="float" office:value="23540494" calcext:value-type="float">
            <text:p>23540494</text:p>
          </table:table-cell>
          <table:table-cell office:value-type="float" office:value="23935306" calcext:value-type="float">
            <text:p>23935306</text:p>
          </table:table-cell>
          <table:table-cell office:value-type="float" office:value="117625223" calcext:value-type="float">
            <text:p>117625223</text:p>
          </table:table-cell>
          <table:table-cell office:value-type="float" office:value="133965290" calcext:value-type="float">
            <text:p>133965290</text:p>
          </table:table-cell>
          <table:table-cell office:value-type="float" office:value="66466902" calcext:value-type="float">
            <text:p>66466902</text:p>
          </table:table-cell>
          <table:table-cell office:value-type="float" office:value="94242711" calcext:value-type="float">
            <text:p>94242711</text:p>
          </table:table-cell>
          <table:table-cell office:value-type="float" office:value="6588548" calcext:value-type="float">
            <text:p>6588548</text:p>
          </table:table-cell>
          <table:table-cell office:value-type="float" office:value="7132821" calcext:value-type="float">
            <text:p>7132821</text:p>
          </table:table-cell>
        </table:table-row>
        <table:table-row table:style-name="ro1">
          <table:table-cell office:value-type="float" office:value="47297705" calcext:value-type="float">
            <text:p>47297705</text:p>
          </table:table-cell>
          <table:table-cell office:value-type="float" office:value="48308867" calcext:value-type="float">
            <text:p>48308867</text:p>
          </table:table-cell>
          <table:table-cell office:value-type="float" office:value="34324058" calcext:value-type="float">
            <text:p>34324058</text:p>
          </table:table-cell>
          <table:table-cell office:value-type="float" office:value="48205502" calcext:value-type="float">
            <text:p>48205502</text:p>
          </table:table-cell>
          <table:table-cell office:value-type="float" office:value="746743" calcext:value-type="float">
            <text:p>746743</text:p>
          </table:table-cell>
          <table:table-cell office:value-type="float" office:value="865892" calcext:value-type="float">
            <text:p>865892</text:p>
          </table:table-cell>
          <table:table-cell office:value-type="float" office:value="12677520" calcext:value-type="float">
            <text:p>12677520</text:p>
          </table:table-cell>
          <table:table-cell office:value-type="float" office:value="13495012" calcext:value-type="float">
            <text:p>13495012</text:p>
          </table:table-cell>
          <table:table-cell office:value-type="float" office:value="5487639" calcext:value-type="float">
            <text:p>5487639</text:p>
          </table:table-cell>
          <table:table-cell office:value-type="float" office:value="24744138" calcext:value-type="float">
            <text:p>24744138</text:p>
          </table:table-cell>
          <table:table-cell office:value-type="float" office:value="482952" calcext:value-type="float">
            <text:p>482952</text:p>
          </table:table-cell>
          <table:table-cell office:value-type="float" office:value="639676" calcext:value-type="float">
            <text:p>639676</text:p>
          </table:table-cell>
          <table:table-cell office:value-type="float" office:value="184378963" calcext:value-type="float">
            <text:p>184378963</text:p>
          </table:table-cell>
          <table:table-cell office:value-type="float" office:value="186064024" calcext:value-type="float">
            <text:p>186064024</text:p>
          </table:table-cell>
          <table:table-cell office:value-type="float" office:value="248294982" calcext:value-type="float">
            <text:p>248294982</text:p>
          </table:table-cell>
          <table:table-cell office:value-type="float" office:value="254699917" calcext:value-type="float">
            <text:p>254699917</text:p>
          </table:table-cell>
          <table:table-cell office:value-type="float" office:value="21796068" calcext:value-type="float">
            <text:p>21796068</text:p>
          </table:table-cell>
          <table:table-cell office:value-type="float" office:value="22026963" calcext:value-type="float">
            <text:p>22026963</text:p>
          </table:table-cell>
          <table:table-cell office:value-type="float" office:value="138018808" calcext:value-type="float">
            <text:p>138018808</text:p>
          </table:table-cell>
          <table:table-cell office:value-type="float" office:value="139921005" calcext:value-type="float">
            <text:p>139921005</text:p>
          </table:table-cell>
          <table:table-cell office:value-type="float" office:value="419473943" calcext:value-type="float">
            <text:p>419473943</text:p>
          </table:table-cell>
          <table:table-cell office:value-type="float" office:value="439731477" calcext:value-type="float">
            <text:p>439731477</text:p>
          </table:table-cell>
          <table:table-cell office:value-type="float" office:value="23637363" calcext:value-type="float">
            <text:p>23637363</text:p>
          </table:table-cell>
          <table:table-cell office:value-type="float" office:value="24006823" calcext:value-type="float">
            <text:p>24006823</text:p>
          </table:table-cell>
          <table:table-cell office:value-type="float" office:value="129162445" calcext:value-type="float">
            <text:p>129162445</text:p>
          </table:table-cell>
          <table:table-cell office:value-type="float" office:value="133909487" calcext:value-type="float">
            <text:p>133909487</text:p>
          </table:table-cell>
          <table:table-cell office:value-type="float" office:value="92061707" calcext:value-type="float">
            <text:p>92061707</text:p>
          </table:table-cell>
          <table:table-cell office:value-type="float" office:value="106525278" calcext:value-type="float">
            <text:p>106525278</text:p>
          </table:table-cell>
          <table:table-cell office:value-type="float" office:value="6446002" calcext:value-type="float">
            <text:p>6446002</text:p>
          </table:table-cell>
          <table:table-cell office:value-type="float" office:value="6745481" calcext:value-type="float">
            <text:p>6745481</text:p>
          </table:table-cell>
        </table:table-row>
        <table:table-row table:style-name="ro1">
          <table:table-cell office:value-type="float" office:value="26701371" calcext:value-type="float">
            <text:p>26701371</text:p>
          </table:table-cell>
          <table:table-cell office:value-type="float" office:value="27565936" calcext:value-type="float">
            <text:p>27565936</text:p>
          </table:table-cell>
          <table:table-cell office:value-type="float" office:value="15240415" calcext:value-type="float">
            <text:p>15240415</text:p>
          </table:table-cell>
          <table:table-cell office:value-type="float" office:value="29863085" calcext:value-type="float">
            <text:p>29863085</text:p>
          </table:table-cell>
          <table:table-cell office:value-type="float" office:value="772934" calcext:value-type="float">
            <text:p>772934</text:p>
          </table:table-cell>
          <table:table-cell office:value-type="float" office:value="880210" calcext:value-type="float">
            <text:p>880210</text:p>
          </table:table-cell>
          <table:table-cell office:value-type="float" office:value="16541419" calcext:value-type="float">
            <text:p>16541419</text:p>
          </table:table-cell>
          <table:table-cell office:value-type="float" office:value="17261064" calcext:value-type="float">
            <text:p>17261064</text:p>
          </table:table-cell>
          <table:table-cell office:value-type="float" office:value="8795323" calcext:value-type="float">
            <text:p>8795323</text:p>
          </table:table-cell>
          <table:table-cell office:value-type="float" office:value="34762312" calcext:value-type="float">
            <text:p>34762312</text:p>
          </table:table-cell>
          <table:table-cell office:value-type="float" office:value="486026" calcext:value-type="float">
            <text:p>486026</text:p>
          </table:table-cell>
          <table:table-cell office:value-type="float" office:value="618305" calcext:value-type="float">
            <text:p>618305</text:p>
          </table:table-cell>
          <table:table-cell office:value-type="float" office:value="236563392" calcext:value-type="float">
            <text:p>236563392</text:p>
          </table:table-cell>
          <table:table-cell office:value-type="float" office:value="238872345" calcext:value-type="float">
            <text:p>238872345</text:p>
          </table:table-cell>
          <table:table-cell office:value-type="float" office:value="291804705" calcext:value-type="float">
            <text:p>291804705</text:p>
          </table:table-cell>
          <table:table-cell office:value-type="float" office:value="303819431" calcext:value-type="float">
            <text:p>303819431</text:p>
          </table:table-cell>
          <table:table-cell office:value-type="float" office:value="23593433" calcext:value-type="float">
            <text:p>23593433</text:p>
          </table:table-cell>
          <table:table-cell office:value-type="float" office:value="23842557" calcext:value-type="float">
            <text:p>23842557</text:p>
          </table:table-cell>
          <table:table-cell office:value-type="float" office:value="136954497" calcext:value-type="float">
            <text:p>136954497</text:p>
          </table:table-cell>
          <table:table-cell office:value-type="float" office:value="146809451" calcext:value-type="float">
            <text:p>146809451</text:p>
          </table:table-cell>
          <table:table-cell office:value-type="float" office:value="288053110" calcext:value-type="float">
            <text:p>288053110</text:p>
          </table:table-cell>
          <table:table-cell office:value-type="float" office:value="294127975" calcext:value-type="float">
            <text:p>294127975</text:p>
          </table:table-cell>
          <table:table-cell office:value-type="float" office:value="23552856" calcext:value-type="float">
            <text:p>23552856</text:p>
          </table:table-cell>
          <table:table-cell office:value-type="float" office:value="23908627" calcext:value-type="float">
            <text:p>23908627</text:p>
          </table:table-cell>
          <table:table-cell office:value-type="float" office:value="77472491" calcext:value-type="float">
            <text:p>77472491</text:p>
          </table:table-cell>
          <table:table-cell office:value-type="float" office:value="143889457" calcext:value-type="float">
            <text:p>143889457</text:p>
          </table:table-cell>
          <table:table-cell office:value-type="float" office:value="96024711" calcext:value-type="float">
            <text:p>96024711</text:p>
          </table:table-cell>
          <table:table-cell office:value-type="float" office:value="216090259" calcext:value-type="float">
            <text:p>216090259</text:p>
          </table:table-cell>
          <table:table-cell office:value-type="float" office:value="6474915" calcext:value-type="float">
            <text:p>6474915</text:p>
          </table:table-cell>
          <table:table-cell office:value-type="float" office:value="15550162" calcext:value-type="float">
            <text:p>15550162</text:p>
          </table:table-cell>
        </table:table-row>
        <table:table-row table:style-name="ro1">
          <table:table-cell office:value-type="float" office:value="26033618" calcext:value-type="float">
            <text:p>26033618</text:p>
          </table:table-cell>
          <table:table-cell office:value-type="float" office:value="26889104" calcext:value-type="float">
            <text:p>26889104</text:p>
          </table:table-cell>
          <table:table-cell office:value-type="float" office:value="12355482" calcext:value-type="float">
            <text:p>12355482</text:p>
          </table:table-cell>
          <table:table-cell office:value-type="float" office:value="26722602" calcext:value-type="float">
            <text:p>26722602</text:p>
          </table:table-cell>
          <table:table-cell office:value-type="float" office:value="742204" calcext:value-type="float">
            <text:p>742204</text:p>
          </table:table-cell>
          <table:table-cell office:value-type="float" office:value="906051" calcext:value-type="float">
            <text:p>906051</text:p>
          </table:table-cell>
          <table:table-cell office:value-type="float" office:value="12648466" calcext:value-type="float">
            <text:p>12648466</text:p>
          </table:table-cell>
          <table:table-cell office:value-type="float" office:value="13810555" calcext:value-type="float">
            <text:p>13810555</text:p>
          </table:table-cell>
          <table:table-cell office:value-type="float" office:value="8810338" calcext:value-type="float">
            <text:p>8810338</text:p>
          </table:table-cell>
          <table:table-cell office:value-type="float" office:value="43303202" calcext:value-type="float">
            <text:p>43303202</text:p>
          </table:table-cell>
          <table:table-cell office:value-type="float" office:value="488610" calcext:value-type="float">
            <text:p>488610</text:p>
          </table:table-cell>
          <table:table-cell office:value-type="float" office:value="644007" calcext:value-type="float">
            <text:p>644007</text:p>
          </table:table-cell>
          <table:table-cell office:value-type="float" office:value="169664453" calcext:value-type="float">
            <text:p>169664453</text:p>
          </table:table-cell>
          <table:table-cell office:value-type="float" office:value="171565672" calcext:value-type="float">
            <text:p>171565672</text:p>
          </table:table-cell>
          <table:table-cell office:value-type="float" office:value="273587654" calcext:value-type="float">
            <text:p>273587654</text:p>
          </table:table-cell>
          <table:table-cell office:value-type="float" office:value="284896285" calcext:value-type="float">
            <text:p>284896285</text:p>
          </table:table-cell>
          <table:table-cell office:value-type="float" office:value="21809617" calcext:value-type="float">
            <text:p>21809617</text:p>
          </table:table-cell>
          <table:table-cell office:value-type="float" office:value="22056017" calcext:value-type="float">
            <text:p>22056017</text:p>
          </table:table-cell>
          <table:table-cell office:value-type="float" office:value="124837592" calcext:value-type="float">
            <text:p>124837592</text:p>
          </table:table-cell>
          <table:table-cell office:value-type="float" office:value="126839802" calcext:value-type="float">
            <text:p>126839802</text:p>
          </table:table-cell>
          <table:table-cell office:value-type="float" office:value="345333998" calcext:value-type="float">
            <text:p>345333998</text:p>
          </table:table-cell>
          <table:table-cell office:value-type="float" office:value="351456704" calcext:value-type="float">
            <text:p>351456704</text:p>
          </table:table-cell>
          <table:table-cell office:value-type="float" office:value="23585332" calcext:value-type="float">
            <text:p>23585332</text:p>
          </table:table-cell>
          <table:table-cell office:value-type="float" office:value="23966456" calcext:value-type="float">
            <text:p>23966456</text:p>
          </table:table-cell>
          <table:table-cell office:value-type="float" office:value="137259284" calcext:value-type="float">
            <text:p>137259284</text:p>
          </table:table-cell>
          <table:table-cell office:value-type="float" office:value="157886418" calcext:value-type="float">
            <text:p>157886418</text:p>
          </table:table-cell>
          <table:table-cell office:value-type="float" office:value="96750153" calcext:value-type="float">
            <text:p>96750153</text:p>
          </table:table-cell>
          <table:table-cell office:value-type="float" office:value="115429763" calcext:value-type="float">
            <text:p>115429763</text:p>
          </table:table-cell>
          <table:table-cell office:value-type="float" office:value="6442439" calcext:value-type="float">
            <text:p>6442439</text:p>
          </table:table-cell>
          <table:table-cell office:value-type="float" office:value="7020306" calcext:value-type="float">
            <text:p>7020306</text:p>
          </table:table-cell>
        </table:table-row>
        <table:table-row table:style-name="ro1">
          <table:table-cell office:value-type="float" office:value="27614894" calcext:value-type="float">
            <text:p>27614894</text:p>
          </table:table-cell>
          <table:table-cell office:value-type="float" office:value="28622285" calcext:value-type="float">
            <text:p>28622285</text:p>
          </table:table-cell>
          <table:table-cell office:value-type="float" office:value="25403370" calcext:value-type="float">
            <text:p>25403370</text:p>
          </table:table-cell>
          <table:table-cell office:value-type="float" office:value="42632376" calcext:value-type="float">
            <text:p>42632376</text:p>
          </table:table-cell>
          <table:table-cell office:value-type="float" office:value="744368" calcext:value-type="float">
            <text:p>744368</text:p>
          </table:table-cell>
          <table:table-cell office:value-type="float" office:value="863098" calcext:value-type="float">
            <text:p>863098</text:p>
          </table:table-cell>
          <table:table-cell office:value-type="float" office:value="16624879" calcext:value-type="float">
            <text:p>16624879</text:p>
          </table:table-cell>
          <table:table-cell office:value-type="float" office:value="17447610" calcext:value-type="float">
            <text:p>17447610</text:p>
          </table:table-cell>
          <table:table-cell office:value-type="float" office:value="7442008" calcext:value-type="float">
            <text:p>7442008</text:p>
          </table:table-cell>
          <table:table-cell office:value-type="float" office:value="29606139" calcext:value-type="float">
            <text:p>29606139</text:p>
          </table:table-cell>
          <table:table-cell office:value-type="float" office:value="339848" calcext:value-type="float">
            <text:p>339848</text:p>
          </table:table-cell>
          <table:table-cell office:value-type="float" office:value="438324" calcext:value-type="float">
            <text:p>438324</text:p>
          </table:table-cell>
          <table:table-cell office:value-type="float" office:value="258986565" calcext:value-type="float">
            <text:p>258986565</text:p>
          </table:table-cell>
          <table:table-cell office:value-type="float" office:value="260650533" calcext:value-type="float">
            <text:p>260650533</text:p>
          </table:table-cell>
          <table:table-cell office:value-type="float" office:value="217589401" calcext:value-type="float">
            <text:p>217589401</text:p>
          </table:table-cell>
          <table:table-cell office:value-type="float" office:value="235662859" calcext:value-type="float">
            <text:p>235662859</text:p>
          </table:table-cell>
          <table:table-cell office:value-type="float" office:value="21660366" calcext:value-type="float">
            <text:p>21660366</text:p>
          </table:table-cell>
          <table:table-cell office:value-type="float" office:value="21897687" calcext:value-type="float">
            <text:p>21897687</text:p>
          </table:table-cell>
          <table:table-cell office:value-type="float" office:value="91407155" calcext:value-type="float">
            <text:p>91407155</text:p>
          </table:table-cell>
          <table:table-cell office:value-type="float" office:value="93409225" calcext:value-type="float">
            <text:p>93409225</text:p>
          </table:table-cell>
          <table:table-cell office:value-type="float" office:value="337914409" calcext:value-type="float">
            <text:p>337914409</text:p>
          </table:table-cell>
          <table:table-cell office:value-type="float" office:value="343856715" calcext:value-type="float">
            <text:p>343856715</text:p>
          </table:table-cell>
          <table:table-cell office:value-type="float" office:value="23445370" calcext:value-type="float">
            <text:p>23445370</text:p>
          </table:table-cell>
          <table:table-cell office:value-type="float" office:value="23798557" calcext:value-type="float">
            <text:p>23798557</text:p>
          </table:table-cell>
          <table:table-cell office:value-type="float" office:value="101972604" calcext:value-type="float">
            <text:p>101972604</text:p>
          </table:table-cell>
          <table:table-cell office:value-type="float" office:value="105570338" calcext:value-type="float">
            <text:p>105570338</text:p>
          </table:table-cell>
          <table:table-cell office:value-type="float" office:value="91431389" calcext:value-type="float">
            <text:p>91431389</text:p>
          </table:table-cell>
          <table:table-cell office:value-type="float" office:value="107192751" calcext:value-type="float">
            <text:p>107192751</text:p>
          </table:table-cell>
          <table:table-cell office:value-type="float" office:value="4391411" calcext:value-type="float">
            <text:p>4391411</text:p>
          </table:table-cell>
          <table:table-cell office:value-type="float" office:value="4597722" calcext:value-type="float">
            <text:p>4597722</text:p>
          </table:table-cell>
        </table:table-row>
        <table:table-row table:style-name="ro1">
          <table:table-cell office:value-type="float" office:value="22132424" calcext:value-type="float">
            <text:p>22132424</text:p>
          </table:table-cell>
          <table:table-cell office:value-type="float" office:value="22991960" calcext:value-type="float">
            <text:p>22991960</text:p>
          </table:table-cell>
          <table:table-cell office:value-type="float" office:value="13483558" calcext:value-type="float">
            <text:p>13483558</text:p>
          </table:table-cell>
          <table:table-cell office:value-type="float" office:value="25049344" calcext:value-type="float">
            <text:p>25049344</text:p>
          </table:table-cell>
          <table:table-cell office:value-type="float" office:value="746115" calcext:value-type="float">
            <text:p>746115</text:p>
          </table:table-cell>
          <table:table-cell office:value-type="float" office:value="853880" calcext:value-type="float">
            <text:p>853880</text:p>
          </table:table-cell>
          <table:table-cell office:value-type="float" office:value="16585140" calcext:value-type="float">
            <text:p>16585140</text:p>
          </table:table-cell>
          <table:table-cell office:value-type="float" office:value="17307020" calcext:value-type="float">
            <text:p>17307020</text:p>
          </table:table-cell>
          <table:table-cell office:value-type="float" office:value="15677553" calcext:value-type="float">
            <text:p>15677553</text:p>
          </table:table-cell>
          <table:table-cell office:value-type="float" office:value="36605773" calcext:value-type="float">
            <text:p>36605773</text:p>
          </table:table-cell>
          <table:table-cell office:value-type="float" office:value="337194" calcext:value-type="float">
            <text:p>337194</text:p>
          </table:table-cell>
          <table:table-cell office:value-type="float" office:value="430851" calcext:value-type="float">
            <text:p>430851</text:p>
          </table:table-cell>
          <table:table-cell office:value-type="float" office:value="141635609" calcext:value-type="float">
            <text:p>141635609</text:p>
          </table:table-cell>
          <table:table-cell office:value-type="float" office:value="143531730" calcext:value-type="float">
            <text:p>143531730</text:p>
          </table:table-cell>
          <table:table-cell office:value-type="float" office:value="246880138" calcext:value-type="float">
            <text:p>246880138</text:p>
          </table:table-cell>
          <table:table-cell office:value-type="float" office:value="253829346" calcext:value-type="float">
            <text:p>253829346</text:p>
          </table:table-cell>
          <table:table-cell office:value-type="float" office:value="24536081" calcext:value-type="float">
            <text:p>24536081</text:p>
          </table:table-cell>
          <table:table-cell office:value-type="float" office:value="24782411" calcext:value-type="float">
            <text:p>24782411</text:p>
          </table:table-cell>
          <table:table-cell office:value-type="float" office:value="121808646" calcext:value-type="float">
            <text:p>121808646</text:p>
          </table:table-cell>
          <table:table-cell office:value-type="float" office:value="123878393" calcext:value-type="float">
            <text:p>123878393</text:p>
          </table:table-cell>
          <table:table-cell office:value-type="float" office:value="380451732" calcext:value-type="float">
            <text:p>380451732</text:p>
          </table:table-cell>
          <table:table-cell office:value-type="float" office:value="386946063" calcext:value-type="float">
            <text:p>386946063</text:p>
          </table:table-cell>
          <table:table-cell office:value-type="float" office:value="23706716" calcext:value-type="float">
            <text:p>23706716</text:p>
          </table:table-cell>
          <table:table-cell office:value-type="float" office:value="24065910" calcext:value-type="float">
            <text:p>24065910</text:p>
          </table:table-cell>
          <table:table-cell office:value-type="float" office:value="93310888" calcext:value-type="float">
            <text:p>93310888</text:p>
          </table:table-cell>
          <table:table-cell office:value-type="float" office:value="148125540" calcext:value-type="float">
            <text:p>148125540</text:p>
          </table:table-cell>
          <table:table-cell office:value-type="float" office:value="45938313" calcext:value-type="float">
            <text:p>45938313</text:p>
          </table:table-cell>
          <table:table-cell office:value-type="float" office:value="104774846" calcext:value-type="float">
            <text:p>104774846</text:p>
          </table:table-cell>
          <table:table-cell office:value-type="float" office:value="4389315" calcext:value-type="float">
            <text:p>4389315</text:p>
          </table:table-cell>
          <table:table-cell office:value-type="float" office:value="13155723" calcext:value-type="float">
            <text:p>13155723</text:p>
          </table:table-cell>
        </table:table-row>
        <table:table-row table:style-name="ro1">
          <table:table-cell office:value-type="float" office:value="47493260" calcext:value-type="float">
            <text:p>47493260</text:p>
          </table:table-cell>
          <table:table-cell office:value-type="float" office:value="48334010" calcext:value-type="float">
            <text:p>48334010</text:p>
          </table:table-cell>
          <table:table-cell office:value-type="float" office:value="15144105" calcext:value-type="float">
            <text:p>15144105</text:p>
          </table:table-cell>
          <table:table-cell office:value-type="float" office:value="28571720" calcext:value-type="float">
            <text:p>28571720</text:p>
          </table:table-cell>
          <table:table-cell office:value-type="float" office:value="746604" calcext:value-type="float">
            <text:p>746604</text:p>
          </table:table-cell>
          <table:table-cell office:value-type="float" office:value="911429" calcext:value-type="float">
            <text:p>911429</text:p>
          </table:table-cell>
          <table:table-cell office:value-type="float" office:value="16582067" calcext:value-type="float">
            <text:p>16582067</text:p>
          </table:table-cell>
          <table:table-cell office:value-type="float" office:value="17759242" calcext:value-type="float">
            <text:p>17759242</text:p>
          </table:table-cell>
          <table:table-cell office:value-type="float" office:value="16001965" calcext:value-type="float">
            <text:p>16001965</text:p>
          </table:table-cell>
          <table:table-cell office:value-type="float" office:value="46513666" calcext:value-type="float">
            <text:p>46513666</text:p>
          </table:table-cell>
          <table:table-cell office:value-type="float" office:value="486235" calcext:value-type="float">
            <text:p>486235</text:p>
          </table:table-cell>
          <table:table-cell office:value-type="float" office:value="644914" calcext:value-type="float">
            <text:p>644914</text:p>
          </table:table-cell>
          <table:table-cell office:value-type="float" office:value="227312775" calcext:value-type="float">
            <text:p>227312775</text:p>
          </table:table-cell>
          <table:table-cell office:value-type="float" office:value="229173346" calcext:value-type="float">
            <text:p>229173346</text:p>
          </table:table-cell>
          <table:table-cell office:value-type="float" office:value="173258345" calcext:value-type="float">
            <text:p>173258345</text:p>
          </table:table-cell>
          <table:table-cell office:value-type="float" office:value="179449007" calcext:value-type="float">
            <text:p>179449007</text:p>
          </table:table-cell>
          <table:table-cell office:value-type="float" office:value="21796626" calcext:value-type="float">
            <text:p>21796626</text:p>
          </table:table-cell>
          <table:table-cell office:value-type="float" office:value="22046588" calcext:value-type="float">
            <text:p>22046588</text:p>
          </table:table-cell>
          <table:table-cell office:value-type="float" office:value="120340792" calcext:value-type="float">
            <text:p>120340792</text:p>
          </table:table-cell>
          <table:table-cell office:value-type="float" office:value="122394335" calcext:value-type="float">
            <text:p>122394335</text:p>
          </table:table-cell>
          <table:table-cell office:value-type="float" office:value="352708330" calcext:value-type="float">
            <text:p>352708330</text:p>
          </table:table-cell>
          <table:table-cell office:value-type="float" office:value="358797791" calcext:value-type="float">
            <text:p>358797791</text:p>
          </table:table-cell>
          <table:table-cell office:value-type="float" office:value="23677592" calcext:value-type="float">
            <text:p>23677592</text:p>
          </table:table-cell>
          <table:table-cell office:value-type="float" office:value="24058995" calcext:value-type="float">
            <text:p>24058995</text:p>
          </table:table-cell>
          <table:table-cell office:value-type="float" office:value="83094855" calcext:value-type="float">
            <text:p>83094855</text:p>
          </table:table-cell>
          <table:table-cell office:value-type="float" office:value="90628355" calcext:value-type="float">
            <text:p>90628355</text:p>
          </table:table-cell>
          <table:table-cell office:value-type="float" office:value="61742558" calcext:value-type="float">
            <text:p>61742558</text:p>
          </table:table-cell>
          <table:table-cell office:value-type="float" office:value="85087985" calcext:value-type="float">
            <text:p>85087985</text:p>
          </table:table-cell>
          <table:table-cell office:value-type="float" office:value="6482738" calcext:value-type="float">
            <text:p>6482738</text:p>
          </table:table-cell>
          <table:table-cell office:value-type="float" office:value="7081557" calcext:value-type="float">
            <text:p>7081557</text:p>
          </table:table-cell>
        </table:table-row>
        <table:table-row table:style-name="ro1">
          <table:table-cell office:value-type="float" office:value="41811462" calcext:value-type="float">
            <text:p>41811462</text:p>
          </table:table-cell>
          <table:table-cell office:value-type="float" office:value="42857684" calcext:value-type="float">
            <text:p>42857684</text:p>
          </table:table-cell>
          <table:table-cell office:value-type="float" office:value="15306695" calcext:value-type="float">
            <text:p>15306695</text:p>
          </table:table-cell>
          <table:table-cell office:value-type="float" office:value="28979942" calcext:value-type="float">
            <text:p>28979942</text:p>
          </table:table-cell>
          <table:table-cell office:value-type="float" office:value="904585" calcext:value-type="float">
            <text:p>904585</text:p>
          </table:table-cell>
          <table:table-cell office:value-type="float" office:value="1074369" calcext:value-type="float">
            <text:p>1074369</text:p>
          </table:table-cell>
          <table:table-cell office:value-type="float" office:value="12633380" calcext:value-type="float">
            <text:p>12633380</text:p>
          </table:table-cell>
          <table:table-cell office:value-type="float" office:value="13446193" calcext:value-type="float">
            <text:p>13446193</text:p>
          </table:table-cell>
          <table:table-cell office:value-type="float" office:value="6657830" calcext:value-type="float">
            <text:p>6657830</text:p>
          </table:table-cell>
          <table:table-cell office:value-type="float" office:value="32289162" calcext:value-type="float">
            <text:p>32289162</text:p>
          </table:table-cell>
          <table:table-cell office:value-type="float" office:value="339428" calcext:value-type="float">
            <text:p>339428</text:p>
          </table:table-cell>
          <table:table-cell office:value-type="float" office:value="438603" calcext:value-type="float">
            <text:p>438603</text:p>
          </table:table-cell>
          <table:table-cell office:value-type="float" office:value="209295330" calcext:value-type="float">
            <text:p>209295330</text:p>
          </table:table-cell>
          <table:table-cell office:value-type="float" office:value="210899095" calcext:value-type="float">
            <text:p>210899095</text:p>
          </table:table-cell>
          <table:table-cell office:value-type="float" office:value="227258508" calcext:value-type="float">
            <text:p>227258508</text:p>
          </table:table-cell>
          <table:table-cell office:value-type="float" office:value="233641443" calcext:value-type="float">
            <text:p>233641443</text:p>
          </table:table-cell>
          <table:table-cell office:value-type="float" office:value="21804938" calcext:value-type="float">
            <text:p>21804938</text:p>
          </table:table-cell>
          <table:table-cell office:value-type="float" office:value="22040652" calcext:value-type="float">
            <text:p>22040652</text:p>
          </table:table-cell>
          <table:table-cell office:value-type="float" office:value="157422951" calcext:value-type="float">
            <text:p>157422951</text:p>
          </table:table-cell>
          <table:table-cell office:value-type="float" office:value="159270533" calcext:value-type="float">
            <text:p>159270533</text:p>
          </table:table-cell>
          <table:table-cell office:value-type="float" office:value="406559032" calcext:value-type="float">
            <text:p>406559032</text:p>
          </table:table-cell>
          <table:table-cell office:value-type="float" office:value="412209052" calcext:value-type="float">
            <text:p>412209052</text:p>
          </table:table-cell>
          <table:table-cell office:value-type="float" office:value="23684366" calcext:value-type="float">
            <text:p>23684366</text:p>
          </table:table-cell>
          <table:table-cell office:value-type="float" office:value="24041046" calcext:value-type="float">
            <text:p>24041046</text:p>
          </table:table-cell>
          <table:table-cell office:value-type="float" office:value="127368710" calcext:value-type="float">
            <text:p>127368710</text:p>
          </table:table-cell>
          <table:table-cell office:value-type="float" office:value="132216394" calcext:value-type="float">
            <text:p>132216394</text:p>
          </table:table-cell>
          <table:table-cell office:value-type="float" office:value="55644366" calcext:value-type="float">
            <text:p>55644366</text:p>
          </table:table-cell>
          <table:table-cell office:value-type="float" office:value="65279879" calcext:value-type="float">
            <text:p>65279879</text:p>
          </table:table-cell>
          <table:table-cell office:value-type="float" office:value="4409290" calcext:value-type="float">
            <text:p>4409290</text:p>
          </table:table-cell>
          <table:table-cell office:value-type="float" office:value="4617697" calcext:value-type="float">
            <text:p>4617697</text:p>
          </table:table-cell>
        </table:table-row>
        <table:table-row table:style-name="ro1">
          <table:table-cell office:value-type="float" office:value="49123146" calcext:value-type="float">
            <text:p>49123146</text:p>
          </table:table-cell>
          <table:table-cell office:value-type="float" office:value="49975629" calcext:value-type="float">
            <text:p>49975629</text:p>
          </table:table-cell>
          <table:table-cell office:value-type="float" office:value="23967363" calcext:value-type="float">
            <text:p>23967363</text:p>
          </table:table-cell>
          <table:table-cell office:value-type="float" office:value="55885179" calcext:value-type="float">
            <text:p>55885179</text:p>
          </table:table-cell>
          <table:table-cell office:value-type="float" office:value="1086032" calcext:value-type="float">
            <text:p>1086032</text:p>
          </table:table-cell>
          <table:table-cell office:value-type="float" office:value="1236749" calcext:value-type="float">
            <text:p>1236749</text:p>
          </table:table-cell>
          <table:table-cell office:value-type="float" office:value="12767825" calcext:value-type="float">
            <text:p>12767825</text:p>
          </table:table-cell>
          <table:table-cell office:value-type="float" office:value="13487539" calcext:value-type="float">
            <text:p>13487539</text:p>
          </table:table-cell>
          <table:table-cell office:value-type="float" office:value="8837087" calcext:value-type="float">
            <text:p>8837087</text:p>
          </table:table-cell>
          <table:table-cell office:value-type="float" office:value="33759181" calcext:value-type="float">
            <text:p>33759181</text:p>
          </table:table-cell>
          <table:table-cell office:value-type="float" office:value="338381" calcext:value-type="float">
            <text:p>338381</text:p>
          </table:table-cell>
          <table:table-cell office:value-type="float" office:value="433226" calcext:value-type="float">
            <text:p>433226</text:p>
          </table:table-cell>
          <table:table-cell office:value-type="float" office:value="175390390" calcext:value-type="float">
            <text:p>175390390</text:p>
          </table:table-cell>
          <table:table-cell office:value-type="float" office:value="177329044" calcext:value-type="float">
            <text:p>177329044</text:p>
          </table:table-cell>
          <table:table-cell office:value-type="float" office:value="344708291" calcext:value-type="float">
            <text:p>344708291</text:p>
          </table:table-cell>
          <table:table-cell office:value-type="float" office:value="351042546" calcext:value-type="float">
            <text:p>351042546</text:p>
          </table:table-cell>
          <table:table-cell office:value-type="float" office:value="21638226" calcext:value-type="float">
            <text:p>21638226</text:p>
          </table:table-cell>
          <table:table-cell office:value-type="float" office:value="21890423" calcext:value-type="float">
            <text:p>21890423</text:p>
          </table:table-cell>
          <table:table-cell office:value-type="float" office:value="170439481" calcext:value-type="float">
            <text:p>170439481</text:p>
          </table:table-cell>
          <table:table-cell office:value-type="float" office:value="172494630" calcext:value-type="float">
            <text:p>172494630</text:p>
          </table:table-cell>
          <table:table-cell office:value-type="float" office:value="408062994" calcext:value-type="float">
            <text:p>408062994</text:p>
          </table:table-cell>
          <table:table-cell office:value-type="float" office:value="413884335" calcext:value-type="float">
            <text:p>413884335</text:p>
          </table:table-cell>
          <table:table-cell office:value-type="float" office:value="23682132" calcext:value-type="float">
            <text:p>23682132</text:p>
          </table:table-cell>
          <table:table-cell office:value-type="float" office:value="24039789" calcext:value-type="float">
            <text:p>24039789</text:p>
          </table:table-cell>
          <table:table-cell office:value-type="float" office:value="73355697" calcext:value-type="float">
            <text:p>73355697</text:p>
          </table:table-cell>
          <table:table-cell office:value-type="float" office:value="98450997" calcext:value-type="float">
            <text:p>98450997</text:p>
          </table:table-cell>
          <table:table-cell office:value-type="float" office:value="48476416" calcext:value-type="float">
            <text:p>48476416</text:p>
          </table:table-cell>
          <table:table-cell office:value-type="float" office:value="97778216" calcext:value-type="float">
            <text:p>97778216</text:p>
          </table:table-cell>
          <table:table-cell office:value-type="float" office:value="4370108" calcext:value-type="float">
            <text:p>4370108</text:p>
          </table:table-cell>
          <table:table-cell office:value-type="float" office:value="13245678" calcext:value-type="float">
            <text:p>13245678</text:p>
          </table:table-cell>
        </table:table-row>
        <table:table-row table:style-name="ro1">
          <table:table-cell office:value-type="float" office:value="44881824" calcext:value-type="float">
            <text:p>44881824</text:p>
          </table:table-cell>
          <table:table-cell office:value-type="float" office:value="45710352" calcext:value-type="float">
            <text:p>45710352</text:p>
          </table:table-cell>
          <table:table-cell office:value-type="float" office:value="15226169" calcext:value-type="float">
            <text:p>15226169</text:p>
          </table:table-cell>
          <table:table-cell office:value-type="float" office:value="28625428" calcext:value-type="float">
            <text:p>28625428</text:p>
          </table:table-cell>
          <table:table-cell office:value-type="float" office:value="745835" calcext:value-type="float">
            <text:p>745835</text:p>
          </table:table-cell>
          <table:table-cell office:value-type="float" office:value="912476" calcext:value-type="float">
            <text:p>912476</text:p>
          </table:table-cell>
          <table:table-cell office:value-type="float" office:value="12750085" calcext:value-type="float">
            <text:p>12750085</text:p>
          </table:table-cell>
          <table:table-cell office:value-type="float" office:value="13930613" calcext:value-type="float">
            <text:p>13930613</text:p>
          </table:table-cell>
          <table:table-cell office:value-type="float" office:value="19106550" calcext:value-type="float">
            <text:p>19106550</text:p>
          </table:table-cell>
          <table:table-cell office:value-type="float" office:value="42359228" calcext:value-type="float">
            <text:p>42359228</text:p>
          </table:table-cell>
          <table:table-cell office:value-type="float" office:value="335797" calcext:value-type="float">
            <text:p>335797</text:p>
          </table:table-cell>
          <table:table-cell office:value-type="float" office:value="448312" calcext:value-type="float">
            <text:p>448312</text:p>
          </table:table-cell>
          <table:table-cell office:value-type="float" office:value="178799622" calcext:value-type="float">
            <text:p>178799622</text:p>
          </table:table-cell>
          <table:table-cell office:value-type="float" office:value="180644689" calcext:value-type="float">
            <text:p>180644689</text:p>
          </table:table-cell>
          <table:table-cell office:value-type="float" office:value="234895513" calcext:value-type="float">
            <text:p>234895513</text:p>
          </table:table-cell>
          <table:table-cell office:value-type="float" office:value="241339628" calcext:value-type="float">
            <text:p>241339628</text:p>
          </table:table-cell>
          <table:table-cell office:value-type="float" office:value="21795649" calcext:value-type="float">
            <text:p>21795649</text:p>
          </table:table-cell>
          <table:table-cell office:value-type="float" office:value="22051757" calcext:value-type="float">
            <text:p>22051757</text:p>
          </table:table-cell>
          <table:table-cell office:value-type="float" office:value="145881959" calcext:value-type="float">
            <text:p>145881959</text:p>
          </table:table-cell>
          <table:table-cell office:value-type="float" office:value="148005273" calcext:value-type="float">
            <text:p>148005273</text:p>
          </table:table-cell>
          <table:table-cell office:value-type="float" office:value="282059122" calcext:value-type="float">
            <text:p>282059122</text:p>
          </table:table-cell>
          <table:table-cell office:value-type="float" office:value="288816825" calcext:value-type="float">
            <text:p>288816825</text:p>
          </table:table-cell>
          <table:table-cell office:value-type="float" office:value="23565427" calcext:value-type="float">
            <text:p>23565427</text:p>
          </table:table-cell>
          <table:table-cell office:value-type="float" office:value="23944107" calcext:value-type="float">
            <text:p>23944107</text:p>
          </table:table-cell>
          <table:table-cell office:value-type="float" office:value="130986978" calcext:value-type="float">
            <text:p>130986978</text:p>
          </table:table-cell>
          <table:table-cell office:value-type="float" office:value="150269388" calcext:value-type="float">
            <text:p>150269388</text:p>
          </table:table-cell>
          <table:table-cell office:value-type="float" office:value="132560642" calcext:value-type="float">
            <text:p>132560642</text:p>
          </table:table-cell>
          <table:table-cell office:value-type="float" office:value="157349967" calcext:value-type="float">
            <text:p>157349967</text:p>
          </table:table-cell>
          <table:table-cell office:value-type="float" office:value="6359747" calcext:value-type="float">
            <text:p>6359747</text:p>
          </table:table-cell>
          <table:table-cell office:value-type="float" office:value="6939989" calcext:value-type="float">
            <text:p>6939989</text:p>
          </table:table-cell>
        </table:table-row>
        <table:table-row table:style-name="ro1">
          <table:table-cell office:value-type="float" office:value="41065557" calcext:value-type="float">
            <text:p>41065557</text:p>
          </table:table-cell>
          <table:table-cell office:value-type="float" office:value="42057443" calcext:value-type="float">
            <text:p>42057443</text:p>
          </table:table-cell>
          <table:table-cell office:value-type="float" office:value="12346682" calcext:value-type="float">
            <text:p>12346682</text:p>
          </table:table-cell>
          <table:table-cell office:value-type="float" office:value="23005510" calcext:value-type="float">
            <text:p>23005510</text:p>
          </table:table-cell>
          <table:table-cell office:value-type="float" office:value="745136" calcext:value-type="float">
            <text:p>745136</text:p>
          </table:table-cell>
          <table:table-cell office:value-type="float" office:value="863587" calcext:value-type="float">
            <text:p>863587</text:p>
          </table:table-cell>
          <table:table-cell office:value-type="float" office:value="12733532" calcext:value-type="float">
            <text:p>12733532</text:p>
          </table:table-cell>
          <table:table-cell office:value-type="float" office:value="13601729" calcext:value-type="float">
            <text:p>13601729</text:p>
          </table:table-cell>
          <table:table-cell office:value-type="float" office:value="8894287" calcext:value-type="float">
            <text:p>8894287</text:p>
          </table:table-cell>
          <table:table-cell office:value-type="float" office:value="34210007" calcext:value-type="float">
            <text:p>34210007</text:p>
          </table:table-cell>
          <table:table-cell office:value-type="float" office:value="339079" calcext:value-type="float">
            <text:p>339079</text:p>
          </table:table-cell>
          <table:table-cell office:value-type="float" office:value="438603" calcext:value-type="float">
            <text:p>438603</text:p>
          </table:table-cell>
          <table:table-cell office:value-type="float" office:value="251052385" calcext:value-type="float">
            <text:p>251052385</text:p>
          </table:table-cell>
          <table:table-cell office:value-type="float" office:value="252655872" calcext:value-type="float">
            <text:p>252655872</text:p>
          </table:table-cell>
          <table:table-cell office:value-type="float" office:value="204831494" calcext:value-type="float">
            <text:p>204831494</text:p>
          </table:table-cell>
          <table:table-cell office:value-type="float" office:value="215063103" calcext:value-type="float">
            <text:p>215063103</text:p>
          </table:table-cell>
          <table:table-cell office:value-type="float" office:value="21608684" calcext:value-type="float">
            <text:p>21608684</text:p>
          </table:table-cell>
          <table:table-cell office:value-type="float" office:value="21841605" calcext:value-type="float">
            <text:p>21841605</text:p>
          </table:table-cell>
          <table:table-cell office:value-type="float" office:value="156996431" calcext:value-type="float">
            <text:p>156996431</text:p>
          </table:table-cell>
          <table:table-cell office:value-type="float" office:value="163020381" calcext:value-type="float">
            <text:p>163020381</text:p>
          </table:table-cell>
          <table:table-cell office:value-type="float" office:value="507630265" calcext:value-type="float">
            <text:p>507630265</text:p>
          </table:table-cell>
          <table:table-cell office:value-type="float" office:value="514314635" calcext:value-type="float">
            <text:p>514314635</text:p>
          </table:table-cell>
          <table:table-cell office:value-type="float" office:value="23427839" calcext:value-type="float">
            <text:p>23427839</text:p>
          </table:table-cell>
          <table:table-cell office:value-type="float" office:value="23786125" calcext:value-type="float">
            <text:p>23786125</text:p>
          </table:table-cell>
          <table:table-cell office:value-type="float" office:value="63447383" calcext:value-type="float">
            <text:p>63447383</text:p>
          </table:table-cell>
          <table:table-cell office:value-type="float" office:value="67069352" calcext:value-type="float">
            <text:p>67069352</text:p>
          </table:table-cell>
          <table:table-cell office:value-type="float" office:value="65556800" calcext:value-type="float">
            <text:p>65556800</text:p>
          </table:table-cell>
          <table:table-cell office:value-type="float" office:value="88624887" calcext:value-type="float">
            <text:p>88624887</text:p>
          </table:table-cell>
          <table:table-cell office:value-type="float" office:value="6399208" calcext:value-type="float">
            <text:p>6399208</text:p>
          </table:table-cell>
          <table:table-cell office:value-type="float" office:value="6700852" calcext:value-type="float">
            <text:p>6700852</text:p>
          </table:table-cell>
        </table:table-row>
        <table:table-row table:style-name="ro1">
          <table:table-cell office:value-type="float" office:value="20700048" calcext:value-type="float">
            <text:p>20700048</text:p>
          </table:table-cell>
          <table:table-cell office:value-type="float" office:value="21560982" calcext:value-type="float">
            <text:p>21560982</text:p>
          </table:table-cell>
          <table:table-cell office:value-type="float" office:value="15228193" calcext:value-type="float">
            <text:p>15228193</text:p>
          </table:table-cell>
          <table:table-cell office:value-type="float" office:value="28678088" calcext:value-type="float">
            <text:p>28678088</text:p>
          </table:table-cell>
          <table:table-cell office:value-type="float" office:value="746254" calcext:value-type="float">
            <text:p>746254</text:p>
          </table:table-cell>
          <table:table-cell office:value-type="float" office:value="855136" calcext:value-type="float">
            <text:p>855136</text:p>
          </table:table-cell>
          <table:table-cell office:value-type="float" office:value="14201736" calcext:value-type="float">
            <text:p>14201736</text:p>
          </table:table-cell>
          <table:table-cell office:value-type="float" office:value="14954625" calcext:value-type="float">
            <text:p>14954625</text:p>
          </table:table-cell>
          <table:table-cell office:value-type="float" office:value="8755932" calcext:value-type="float">
            <text:p>8755932</text:p>
          </table:table-cell>
          <table:table-cell office:value-type="float" office:value="31436260" calcext:value-type="float">
            <text:p>31436260</text:p>
          </table:table-cell>
          <table:table-cell office:value-type="float" office:value="339498" calcext:value-type="float">
            <text:p>339498</text:p>
          </table:table-cell>
          <table:table-cell office:value-type="float" office:value="431200" calcext:value-type="float">
            <text:p>431200</text:p>
          </table:table-cell>
          <table:table-cell office:value-type="float" office:value="140137025" calcext:value-type="float">
            <text:p>140137025</text:p>
          </table:table-cell>
          <table:table-cell office:value-type="float" office:value="142091393" calcext:value-type="float">
            <text:p>142091393</text:p>
          </table:table-cell>
          <table:table-cell office:value-type="float" office:value="199479417" calcext:value-type="float">
            <text:p>199479417</text:p>
          </table:table-cell>
          <table:table-cell office:value-type="float" office:value="206107075" calcext:value-type="float">
            <text:p>206107075</text:p>
          </table:table-cell>
          <table:table-cell office:value-type="float" office:value="21770367" calcext:value-type="float">
            <text:p>21770367</text:p>
          </table:table-cell>
          <table:table-cell office:value-type="float" office:value="22018443" calcext:value-type="float">
            <text:p>22018443</text:p>
          </table:table-cell>
          <table:table-cell office:value-type="float" office:value="93827085" calcext:value-type="float">
            <text:p>93827085</text:p>
          </table:table-cell>
          <table:table-cell office:value-type="float" office:value="95665098" calcext:value-type="float">
            <text:p>95665098</text:p>
          </table:table-cell>
          <table:table-cell office:value-type="float" office:value="348062488" calcext:value-type="float">
            <text:p>348062488</text:p>
          </table:table-cell>
          <table:table-cell office:value-type="float" office:value="353713486" calcext:value-type="float">
            <text:p>353713486</text:p>
          </table:table-cell>
          <table:table-cell office:value-type="float" office:value="23629681" calcext:value-type="float">
            <text:p>23629681</text:p>
          </table:table-cell>
          <table:table-cell office:value-type="float" office:value="24008221" calcext:value-type="float">
            <text:p>24008221</text:p>
          </table:table-cell>
          <table:table-cell office:value-type="float" office:value="108782338" calcext:value-type="float">
            <text:p>108782338</text:p>
          </table:table-cell>
          <table:table-cell office:value-type="float" office:value="190694082" calcext:value-type="float">
            <text:p>190694082</text:p>
          </table:table-cell>
          <table:table-cell office:value-type="float" office:value="69344293" calcext:value-type="float">
            <text:p>69344293</text:p>
          </table:table-cell>
          <table:table-cell office:value-type="float" office:value="142773882" calcext:value-type="float">
            <text:p>142773882</text:p>
          </table:table-cell>
          <table:table-cell office:value-type="float" office:value="4385264" calcext:value-type="float">
            <text:p>4385264</text:p>
          </table:table-cell>
          <table:table-cell office:value-type="float" office:value="13135120" calcext:value-type="float">
            <text:p>13135120</text:p>
          </table:table-cell>
        </table:table-row>
        <table:table-row table:style-name="ro1">
          <table:table-cell office:value-type="float" office:value="20406925" calcext:value-type="float">
            <text:p>20406925</text:p>
          </table:table-cell>
          <table:table-cell office:value-type="float" office:value="21229795" calcext:value-type="float">
            <text:p>21229795</text:p>
          </table:table-cell>
          <table:table-cell office:value-type="float" office:value="15007006" calcext:value-type="float">
            <text:p>15007006</text:p>
          </table:table-cell>
          <table:table-cell office:value-type="float" office:value="28410457" calcext:value-type="float">
            <text:p>28410457</text:p>
          </table:table-cell>
          <table:table-cell office:value-type="float" office:value="1107403" calcext:value-type="float">
            <text:p>1107403</text:p>
          </table:table-cell>
          <table:table-cell office:value-type="float" office:value="1338159" calcext:value-type="float">
            <text:p>1338159</text:p>
          </table:table-cell>
          <table:table-cell office:value-type="float" office:value="12709367" calcext:value-type="float">
            <text:p>12709367</text:p>
          </table:table-cell>
          <table:table-cell office:value-type="float" office:value="13875926" calcext:value-type="float">
            <text:p>13875926</text:p>
          </table:table-cell>
          <table:table-cell office:value-type="float" office:value="5473950" calcext:value-type="float">
            <text:p>5473950</text:p>
          </table:table-cell>
          <table:table-cell office:value-type="float" office:value="24656138" calcext:value-type="float">
            <text:p>24656138</text:p>
          </table:table-cell>
          <table:table-cell office:value-type="float" office:value="506489" calcext:value-type="float">
            <text:p>506489</text:p>
          </table:table-cell>
          <table:table-cell office:value-type="float" office:value="666286" calcext:value-type="float">
            <text:p>666286</text:p>
          </table:table-cell>
          <table:table-cell office:value-type="float" office:value="161427720" calcext:value-type="float">
            <text:p>161427720</text:p>
          </table:table-cell>
          <table:table-cell office:value-type="float" office:value="163234025" calcext:value-type="float">
            <text:p>163234025</text:p>
          </table:table-cell>
          <table:table-cell office:value-type="float" office:value="244697388" calcext:value-type="float">
            <text:p>244697388</text:p>
          </table:table-cell>
          <table:table-cell office:value-type="float" office:value="266198027" calcext:value-type="float">
            <text:p>266198027</text:p>
          </table:table-cell>
          <table:table-cell office:value-type="float" office:value="22933573" calcext:value-type="float">
            <text:p>22933573</text:p>
          </table:table-cell>
          <table:table-cell office:value-type="float" office:value="23182627" calcext:value-type="float">
            <text:p>23182627</text:p>
          </table:table-cell>
          <table:table-cell office:value-type="float" office:value="87487732" calcext:value-type="float">
            <text:p>87487732</text:p>
          </table:table-cell>
          <table:table-cell office:value-type="float" office:value="89985116" calcext:value-type="float">
            <text:p>89985116</text:p>
          </table:table-cell>
          <table:table-cell office:value-type="float" office:value="500401552" calcext:value-type="float">
            <text:p>500401552</text:p>
          </table:table-cell>
          <table:table-cell office:value-type="float" office:value="507212754" calcext:value-type="float">
            <text:p>507212754</text:p>
          </table:table-cell>
          <table:table-cell office:value-type="float" office:value="23651053" calcext:value-type="float">
            <text:p>23651053</text:p>
          </table:table-cell>
          <table:table-cell office:value-type="float" office:value="24033224" calcext:value-type="float">
            <text:p>24033224</text:p>
          </table:table-cell>
          <table:table-cell office:value-type="float" office:value="139710992" calcext:value-type="float">
            <text:p>139710992</text:p>
          </table:table-cell>
          <table:table-cell office:value-type="float" office:value="165181829" calcext:value-type="float">
            <text:p>165181829</text:p>
          </table:table-cell>
          <table:table-cell office:value-type="float" office:value="108385430" calcext:value-type="float">
            <text:p>108385430</text:p>
          </table:table-cell>
          <table:table-cell office:value-type="float" office:value="132269753" calcext:value-type="float">
            <text:p>132269753</text:p>
          </table:table-cell>
          <table:table-cell office:value-type="float" office:value="5763442" calcext:value-type="float">
            <text:p>5763442</text:p>
          </table:table-cell>
          <table:table-cell office:value-type="float" office:value="6156858" calcext:value-type="float">
            <text:p>6156858</text:p>
          </table:table-cell>
        </table:table-row>
        <table:table-row table:style-name="ro1">
          <table:table-cell office:value-type="float" office:value="28755472" calcext:value-type="float">
            <text:p>28755472</text:p>
          </table:table-cell>
          <table:table-cell office:value-type="float" office:value="29766425" calcext:value-type="float">
            <text:p>29766425</text:p>
          </table:table-cell>
          <table:table-cell office:value-type="float" office:value="15236156" calcext:value-type="float">
            <text:p>15236156</text:p>
          </table:table-cell>
          <table:table-cell office:value-type="float" office:value="28806317" calcext:value-type="float">
            <text:p>28806317</text:p>
          </table:table-cell>
          <table:table-cell office:value-type="float" office:value="745137" calcext:value-type="float">
            <text:p>745137</text:p>
          </table:table-cell>
          <table:table-cell office:value-type="float" office:value="864426" calcext:value-type="float">
            <text:p>864426</text:p>
          </table:table-cell>
          <table:table-cell office:value-type="float" office:value="13698670" calcext:value-type="float">
            <text:p>13698670</text:p>
          </table:table-cell>
          <table:table-cell office:value-type="float" office:value="14506733" calcext:value-type="float">
            <text:p>14506733</text:p>
          </table:table-cell>
          <table:table-cell office:value-type="float" office:value="5487360" calcext:value-type="float">
            <text:p>5487360</text:p>
          </table:table-cell>
          <table:table-cell office:value-type="float" office:value="24615351" calcext:value-type="float">
            <text:p>24615351</text:p>
          </table:table-cell>
          <table:table-cell office:value-type="float" office:value="484698" calcext:value-type="float">
            <text:p>484698</text:p>
          </table:table-cell>
          <table:table-cell office:value-type="float" office:value="622286" calcext:value-type="float">
            <text:p>622286</text:p>
          </table:table-cell>
          <table:table-cell office:value-type="float" office:value="270861888" calcext:value-type="float">
            <text:p>270861888</text:p>
          </table:table-cell>
          <table:table-cell office:value-type="float" office:value="284433377" calcext:value-type="float">
            <text:p>284433377</text:p>
          </table:table-cell>
          <table:table-cell office:value-type="float" office:value="243982213" calcext:value-type="float">
            <text:p>243982213</text:p>
          </table:table-cell>
          <table:table-cell office:value-type="float" office:value="262632280" calcext:value-type="float">
            <text:p>262632280</text:p>
          </table:table-cell>
          <table:table-cell office:value-type="float" office:value="22618798" calcext:value-type="float">
            <text:p>22618798</text:p>
          </table:table-cell>
          <table:table-cell office:value-type="float" office:value="22856258" calcext:value-type="float">
            <text:p>22856258</text:p>
          </table:table-cell>
          <table:table-cell office:value-type="float" office:value="141829419" calcext:value-type="float">
            <text:p>141829419</text:p>
          </table:table-cell>
          <table:table-cell office:value-type="float" office:value="143755711" calcext:value-type="float">
            <text:p>143755711</text:p>
          </table:table-cell>
          <table:table-cell office:value-type="float" office:value="402086886" calcext:value-type="float">
            <text:p>402086886</text:p>
          </table:table-cell>
          <table:table-cell office:value-type="float" office:value="407752411" calcext:value-type="float">
            <text:p>407752411</text:p>
          </table:table-cell>
          <table:table-cell office:value-type="float" office:value="23572551" calcext:value-type="float">
            <text:p>23572551</text:p>
          </table:table-cell>
          <table:table-cell office:value-type="float" office:value="23929090" calcext:value-type="float">
            <text:p>23929090</text:p>
          </table:table-cell>
          <table:table-cell office:value-type="float" office:value="68305963" calcext:value-type="float">
            <text:p>68305963</text:p>
          </table:table-cell>
          <table:table-cell office:value-type="float" office:value="73164332" calcext:value-type="float">
            <text:p>73164332</text:p>
          </table:table-cell>
          <table:table-cell office:value-type="float" office:value="70286871" calcext:value-type="float">
            <text:p>70286871</text:p>
          </table:table-cell>
          <table:table-cell office:value-type="float" office:value="89708335" calcext:value-type="float">
            <text:p>89708335</text:p>
          </table:table-cell>
          <table:table-cell office:value-type="float" office:value="6306668" calcext:value-type="float">
            <text:p>6306668</text:p>
          </table:table-cell>
          <table:table-cell office:value-type="float" office:value="6611664" calcext:value-type="float">
            <text:p>6611664</text:p>
          </table:table-cell>
        </table:table-row>
        <table:table-row table:style-name="ro1">
          <table:table-cell office:value-type="float" office:value="23821605" calcext:value-type="float">
            <text:p>23821605</text:p>
          </table:table-cell>
          <table:table-cell office:value-type="float" office:value="24693084" calcext:value-type="float">
            <text:p>24693084</text:p>
          </table:table-cell>
          <table:table-cell office:value-type="float" office:value="21126639" calcext:value-type="float">
            <text:p>21126639</text:p>
          </table:table-cell>
          <table:table-cell office:value-type="float" office:value="32710305" calcext:value-type="float">
            <text:p>32710305</text:p>
          </table:table-cell>
          <table:table-cell office:value-type="float" office:value="760781" calcext:value-type="float">
            <text:p>760781</text:p>
          </table:table-cell>
          <table:table-cell office:value-type="float" office:value="868407" calcext:value-type="float">
            <text:p>868407</text:p>
          </table:table-cell>
          <table:table-cell office:value-type="float" office:value="12803095" calcext:value-type="float">
            <text:p>12803095</text:p>
          </table:table-cell>
          <table:table-cell office:value-type="float" office:value="13555006" calcext:value-type="float">
            <text:p>13555006</text:p>
          </table:table-cell>
          <table:table-cell office:value-type="float" office:value="18505287" calcext:value-type="float">
            <text:p>18505287</text:p>
          </table:table-cell>
          <table:table-cell office:value-type="float" office:value="41071494" calcext:value-type="float">
            <text:p>41071494</text:p>
          </table:table-cell>
          <table:table-cell office:value-type="float" office:value="338241" calcext:value-type="float">
            <text:p>338241</text:p>
          </table:table-cell>
          <table:table-cell office:value-type="float" office:value="430082" calcext:value-type="float">
            <text:p>430082</text:p>
          </table:table-cell>
          <table:table-cell office:value-type="float" office:value="165818921" calcext:value-type="float">
            <text:p>165818921</text:p>
          </table:table-cell>
          <table:table-cell office:value-type="float" office:value="167691715" calcext:value-type="float">
            <text:p>167691715</text:p>
          </table:table-cell>
          <table:table-cell office:value-type="float" office:value="297309385" calcext:value-type="float">
            <text:p>297309385</text:p>
          </table:table-cell>
          <table:table-cell office:value-type="float" office:value="308183254" calcext:value-type="float">
            <text:p>308183254</text:p>
          </table:table-cell>
          <table:table-cell office:value-type="float" office:value="21738798" calcext:value-type="float">
            <text:p>21738798</text:p>
          </table:table-cell>
          <table:table-cell office:value-type="float" office:value="21995465" calcext:value-type="float">
            <text:p>21995465</text:p>
          </table:table-cell>
          <table:table-cell office:value-type="float" office:value="110656320" calcext:value-type="float">
            <text:p>110656320</text:p>
          </table:table-cell>
          <table:table-cell office:value-type="float" office:value="112531489" calcext:value-type="float">
            <text:p>112531489</text:p>
          </table:table-cell>
          <table:table-cell office:value-type="float" office:value="456208502" calcext:value-type="float">
            <text:p>456208502</text:p>
          </table:table-cell>
          <table:table-cell office:value-type="float" office:value="466528669" calcext:value-type="float">
            <text:p>466528669</text:p>
          </table:table-cell>
          <table:table-cell office:value-type="float" office:value="23697007" calcext:value-type="float">
            <text:p>23697007</text:p>
          </table:table-cell>
          <table:table-cell office:value-type="float" office:value="24063185" calcext:value-type="float">
            <text:p>24063185</text:p>
          </table:table-cell>
          <table:table-cell office:value-type="float" office:value="106783482" calcext:value-type="float">
            <text:p>106783482</text:p>
          </table:table-cell>
          <table:table-cell office:value-type="float" office:value="221190069" calcext:value-type="float">
            <text:p>221190069</text:p>
          </table:table-cell>
          <table:table-cell office:value-type="float" office:value="71172598" calcext:value-type="float">
            <text:p>71172598</text:p>
          </table:table-cell>
          <table:table-cell office:value-type="float" office:value="91178285" calcext:value-type="float">
            <text:p>91178285</text:p>
          </table:table-cell>
          <table:table-cell office:value-type="float" office:value="6522128" calcext:value-type="float">
            <text:p>6522128</text:p>
          </table:table-cell>
          <table:table-cell office:value-type="float" office:value="15293006" calcext:value-type="float">
            <text:p>15293006</text:p>
          </table:table-cell>
        </table:table-row>
        <table:table-row table:style-name="ro1">
          <table:table-cell office:value-type="float" office:value="20452321" calcext:value-type="float">
            <text:p>20452321</text:p>
          </table:table-cell>
          <table:table-cell office:value-type="float" office:value="21292652" calcext:value-type="float">
            <text:p>21292652</text:p>
          </table:table-cell>
          <table:table-cell office:value-type="float" office:value="13542993" calcext:value-type="float">
            <text:p>13542993</text:p>
          </table:table-cell>
          <table:table-cell office:value-type="float" office:value="25580558" calcext:value-type="float">
            <text:p>25580558</text:p>
          </table:table-cell>
          <table:table-cell office:value-type="float" office:value="746673" calcext:value-type="float">
            <text:p>746673</text:p>
          </table:table-cell>
          <table:table-cell office:value-type="float" office:value="944813" calcext:value-type="float">
            <text:p>944813</text:p>
          </table:table-cell>
          <table:table-cell office:value-type="float" office:value="12540631" calcext:value-type="float">
            <text:p>12540631</text:p>
          </table:table-cell>
          <table:table-cell office:value-type="float" office:value="13699018" calcext:value-type="float">
            <text:p>13699018</text:p>
          </table:table-cell>
          <table:table-cell office:value-type="float" office:value="7918535" calcext:value-type="float">
            <text:p>7918535</text:p>
          </table:table-cell>
          <table:table-cell office:value-type="float" office:value="26554285" calcext:value-type="float">
            <text:p>26554285</text:p>
          </table:table-cell>
          <table:table-cell office:value-type="float" office:value="481555" calcext:value-type="float">
            <text:p>481555</text:p>
          </table:table-cell>
          <table:table-cell office:value-type="float" office:value="641422" calcext:value-type="float">
            <text:p>641422</text:p>
          </table:table-cell>
          <table:table-cell office:value-type="float" office:value="220385009" calcext:value-type="float">
            <text:p>220385009</text:p>
          </table:table-cell>
          <table:table-cell office:value-type="float" office:value="222175879" calcext:value-type="float">
            <text:p>222175879</text:p>
          </table:table-cell>
          <table:table-cell office:value-type="float" office:value="326537683" calcext:value-type="float">
            <text:p>326537683</text:p>
          </table:table-cell>
          <table:table-cell office:value-type="float" office:value="348114729" calcext:value-type="float">
            <text:p>348114729</text:p>
          </table:table-cell>
          <table:table-cell office:value-type="float" office:value="22484144" calcext:value-type="float">
            <text:p>22484144</text:p>
          </table:table-cell>
          <table:table-cell office:value-type="float" office:value="22748563" calcext:value-type="float">
            <text:p>22748563</text:p>
          </table:table-cell>
          <table:table-cell office:value-type="float" office:value="104258510" calcext:value-type="float">
            <text:p>104258510</text:p>
          </table:table-cell>
          <table:table-cell office:value-type="float" office:value="106481697" calcext:value-type="float">
            <text:p>106481697</text:p>
          </table:table-cell>
          <table:table-cell office:value-type="float" office:value="368735298" calcext:value-type="float">
            <text:p>368735298</text:p>
          </table:table-cell>
          <table:table-cell office:value-type="float" office:value="375489299" calcext:value-type="float">
            <text:p>375489299</text:p>
          </table:table-cell>
          <table:table-cell office:value-type="float" office:value="23574436" calcext:value-type="float">
            <text:p>23574436</text:p>
          </table:table-cell>
          <table:table-cell office:value-type="float" office:value="23952627" calcext:value-type="float">
            <text:p>23952627</text:p>
          </table:table-cell>
          <table:table-cell office:value-type="float" office:value="94636964" calcext:value-type="float">
            <text:p>94636964</text:p>
          </table:table-cell>
          <table:table-cell office:value-type="float" office:value="102173467" calcext:value-type="float">
            <text:p>102173467</text:p>
          </table:table-cell>
          <table:table-cell office:value-type="float" office:value="73079266" calcext:value-type="float">
            <text:p>73079266</text:p>
          </table:table-cell>
          <table:table-cell office:value-type="float" office:value="86750068" calcext:value-type="float">
            <text:p>86750068</text:p>
          </table:table-cell>
          <table:table-cell office:value-type="float" office:value="4395950" calcext:value-type="float">
            <text:p>4395950</text:p>
          </table:table-cell>
          <table:table-cell office:value-type="float" office:value="4786573" calcext:value-type="float">
            <text:p>4786573</text:p>
          </table:table-cell>
        </table:table-row>
        <table:table-row table:style-name="ro1">
          <table:table-cell office:value-type="float" office:value="27749688" calcext:value-type="float">
            <text:p>27749688</text:p>
          </table:table-cell>
          <table:table-cell office:value-type="float" office:value="28761549" calcext:value-type="float">
            <text:p>28761549</text:p>
          </table:table-cell>
          <table:table-cell office:value-type="float" office:value="15179793" calcext:value-type="float">
            <text:p>15179793</text:p>
          </table:table-cell>
          <table:table-cell office:value-type="float" office:value="28746323" calcext:value-type="float">
            <text:p>28746323</text:p>
          </table:table-cell>
          <table:table-cell office:value-type="float" office:value="1087149" calcext:value-type="float">
            <text:p>1087149</text:p>
          </table:table-cell>
          <table:table-cell office:value-type="float" office:value="1253232" calcext:value-type="float">
            <text:p>1253232</text:p>
          </table:table-cell>
          <table:table-cell office:value-type="float" office:value="12718517" calcext:value-type="float">
            <text:p>12718517</text:p>
          </table:table-cell>
          <table:table-cell office:value-type="float" office:value="13539641" calcext:value-type="float">
            <text:p>13539641</text:p>
          </table:table-cell>
          <table:table-cell office:value-type="float" office:value="8863138" calcext:value-type="float">
            <text:p>8863138</text:p>
          </table:table-cell>
          <table:table-cell office:value-type="float" office:value="37096477" calcext:value-type="float">
            <text:p>37096477</text:p>
          </table:table-cell>
          <table:table-cell office:value-type="float" office:value="340895" calcext:value-type="float">
            <text:p>340895</text:p>
          </table:table-cell>
          <table:table-cell office:value-type="float" office:value="441047" calcext:value-type="float">
            <text:p>441047</text:p>
          </table:table-cell>
          <table:table-cell office:value-type="float" office:value="109878149" calcext:value-type="float">
            <text:p>109878149</text:p>
          </table:table-cell>
          <table:table-cell office:value-type="float" office:value="111575711" calcext:value-type="float">
            <text:p>111575711</text:p>
          </table:table-cell>
          <table:table-cell office:value-type="float" office:value="181100614" calcext:value-type="float">
            <text:p>181100614</text:p>
          </table:table-cell>
          <table:table-cell office:value-type="float" office:value="189225739" calcext:value-type="float">
            <text:p>189225739</text:p>
          </table:table-cell>
          <table:table-cell office:value-type="float" office:value="23497122" calcext:value-type="float">
            <text:p>23497122</text:p>
          </table:table-cell>
          <table:table-cell office:value-type="float" office:value="23732417" calcext:value-type="float">
            <text:p>23732417</text:p>
          </table:table-cell>
          <table:table-cell office:value-type="float" office:value="104717926" calcext:value-type="float">
            <text:p>104717926</text:p>
          </table:table-cell>
          <table:table-cell office:value-type="float" office:value="106705539" calcext:value-type="float">
            <text:p>106705539</text:p>
          </table:table-cell>
          <table:table-cell office:value-type="float" office:value="431316301" calcext:value-type="float">
            <text:p>431316301</text:p>
          </table:table-cell>
          <table:table-cell office:value-type="float" office:value="437097622" calcext:value-type="float">
            <text:p>437097622</text:p>
          </table:table-cell>
          <table:table-cell office:value-type="float" office:value="23670049" calcext:value-type="float">
            <text:p>23670049</text:p>
          </table:table-cell>
          <table:table-cell office:value-type="float" office:value="24030500" calcext:value-type="float">
            <text:p>24030500</text:p>
          </table:table-cell>
          <table:table-cell office:value-type="float" office:value="148481730" calcext:value-type="float">
            <text:p>148481730</text:p>
          </table:table-cell>
          <table:table-cell office:value-type="float" office:value="153349598" calcext:value-type="float">
            <text:p>153349598</text:p>
          </table:table-cell>
          <table:table-cell office:value-type="float" office:value="124409465" calcext:value-type="float">
            <text:p>124409465</text:p>
          </table:table-cell>
          <table:table-cell office:value-type="float" office:value="146268809" calcext:value-type="float">
            <text:p>146268809</text:p>
          </table:table-cell>
          <table:table-cell office:value-type="float" office:value="4414249" calcext:value-type="float">
            <text:p>4414249</text:p>
          </table:table-cell>
          <table:table-cell office:value-type="float" office:value="4620420" calcext:value-type="float">
            <text:p>4620420</text:p>
          </table:table-cell>
        </table:table-row>
        <table:table-row table:style-name="ro1">
          <table:table-cell office:value-type="float" office:value="41716199" calcext:value-type="float">
            <text:p>41716199</text:p>
          </table:table-cell>
          <table:table-cell office:value-type="float" office:value="42575177" calcext:value-type="float">
            <text:p>42575177</text:p>
          </table:table-cell>
          <table:table-cell office:value-type="float" office:value="12921685" calcext:value-type="float">
            <text:p>12921685</text:p>
          </table:table-cell>
          <table:table-cell office:value-type="float" office:value="23827821" calcext:value-type="float">
            <text:p>23827821</text:p>
          </table:table-cell>
          <table:table-cell office:value-type="float" office:value="746812" calcext:value-type="float">
            <text:p>746812</text:p>
          </table:table-cell>
          <table:table-cell office:value-type="float" office:value="853320" calcext:value-type="float">
            <text:p>853320</text:p>
          </table:table-cell>
          <table:table-cell office:value-type="float" office:value="12696587" calcext:value-type="float">
            <text:p>12696587</text:p>
          </table:table-cell>
          <table:table-cell office:value-type="float" office:value="13407641" calcext:value-type="float">
            <text:p>13407641</text:p>
          </table:table-cell>
          <table:table-cell office:value-type="float" office:value="8753347" calcext:value-type="float">
            <text:p>8753347</text:p>
          </table:table-cell>
          <table:table-cell office:value-type="float" office:value="31337853" calcext:value-type="float">
            <text:p>31337853</text:p>
          </table:table-cell>
          <table:table-cell office:value-type="float" office:value="477435" calcext:value-type="float">
            <text:p>477435</text:p>
          </table:table-cell>
          <table:table-cell office:value-type="float" office:value="608039" calcext:value-type="float">
            <text:p>608039</text:p>
          </table:table-cell>
          <table:table-cell office:value-type="float" office:value="184852208" calcext:value-type="float">
            <text:p>184852208</text:p>
          </table:table-cell>
          <table:table-cell office:value-type="float" office:value="186782132" calcext:value-type="float">
            <text:p>186782132</text:p>
          </table:table-cell>
          <table:table-cell office:value-type="float" office:value="231353582" calcext:value-type="float">
            <text:p>231353582</text:p>
          </table:table-cell>
          <table:table-cell office:value-type="float" office:value="250048418" calcext:value-type="float">
            <text:p>250048418</text:p>
          </table:table-cell>
          <table:table-cell office:value-type="float" office:value="21778537" calcext:value-type="float">
            <text:p>21778537</text:p>
          </table:table-cell>
          <table:table-cell office:value-type="float" office:value="22028499" calcext:value-type="float">
            <text:p>22028499</text:p>
          </table:table-cell>
          <table:table-cell office:value-type="float" office:value="93422006" calcext:value-type="float">
            <text:p>93422006</text:p>
          </table:table-cell>
          <table:table-cell office:value-type="float" office:value="95271752" calcext:value-type="float">
            <text:p>95271752</text:p>
          </table:table-cell>
          <table:table-cell office:value-type="float" office:value="520419741" calcext:value-type="float">
            <text:p>520419741</text:p>
          </table:table-cell>
          <table:table-cell office:value-type="float" office:value="526962752" calcext:value-type="float">
            <text:p>526962752</text:p>
          </table:table-cell>
          <table:table-cell office:value-type="float" office:value="23416037" calcext:value-type="float">
            <text:p>23416037</text:p>
          </table:table-cell>
          <table:table-cell office:value-type="float" office:value="23774602" calcext:value-type="float">
            <text:p>23774602</text:p>
          </table:table-cell>
          <table:table-cell office:value-type="float" office:value="102305747" calcext:value-type="float">
            <text:p>102305747</text:p>
          </table:table-cell>
          <table:table-cell office:value-type="float" office:value="177424028" calcext:value-type="float">
            <text:p>177424028</text:p>
          </table:table-cell>
          <table:table-cell office:value-type="float" office:value="95350254" calcext:value-type="float">
            <text:p>95350254</text:p>
          </table:table-cell>
          <table:table-cell office:value-type="float" office:value="244820518" calcext:value-type="float">
            <text:p>244820518</text:p>
          </table:table-cell>
          <table:table-cell office:value-type="float" office:value="6533443" calcext:value-type="float">
            <text:p>6533443</text:p>
          </table:table-cell>
          <table:table-cell office:value-type="float" office:value="16543724" calcext:value-type="float">
            <text:p>16543724</text:p>
          </table:table-cell>
        </table:table-row>
        <table:table-row table:style-name="ro1">
          <table:table-cell office:value-type="float" office:value="20687547" calcext:value-type="float">
            <text:p>20687547</text:p>
          </table:table-cell>
          <table:table-cell office:value-type="float" office:value="21527947" calcext:value-type="float">
            <text:p>21527947</text:p>
          </table:table-cell>
          <table:table-cell office:value-type="float" office:value="26304043" calcext:value-type="float">
            <text:p>26304043</text:p>
          </table:table-cell>
          <table:table-cell office:value-type="float" office:value="42416846" calcext:value-type="float">
            <text:p>42416846</text:p>
          </table:table-cell>
          <table:table-cell office:value-type="float" office:value="746883" calcext:value-type="float">
            <text:p>746883</text:p>
          </table:table-cell>
          <table:table-cell office:value-type="float" office:value="910241" calcext:value-type="float">
            <text:p>910241</text:p>
          </table:table-cell>
          <table:table-cell office:value-type="float" office:value="16237190" calcext:value-type="float">
            <text:p>16237190</text:p>
          </table:table-cell>
          <table:table-cell office:value-type="float" office:value="17401374" calcext:value-type="float">
            <text:p>17401374</text:p>
          </table:table-cell>
          <table:table-cell office:value-type="float" office:value="8777373" calcext:value-type="float">
            <text:p>8777373</text:p>
          </table:table-cell>
          <table:table-cell office:value-type="float" office:value="33069079" calcext:value-type="float">
            <text:p>33069079</text:p>
          </table:table-cell>
          <table:table-cell office:value-type="float" office:value="485397" calcext:value-type="float">
            <text:p>485397</text:p>
          </table:table-cell>
          <table:table-cell office:value-type="float" office:value="644775" calcext:value-type="float">
            <text:p>644775</text:p>
          </table:table-cell>
          <table:table-cell office:value-type="float" office:value="200959982" calcext:value-type="float">
            <text:p>200959982</text:p>
          </table:table-cell>
          <table:table-cell office:value-type="float" office:value="202767265" calcext:value-type="float">
            <text:p>202767265</text:p>
          </table:table-cell>
          <table:table-cell office:value-type="float" office:value="339301457" calcext:value-type="float">
            <text:p>339301457</text:p>
          </table:table-cell>
          <table:table-cell office:value-type="float" office:value="357816940" calcext:value-type="float">
            <text:p>357816940</text:p>
          </table:table-cell>
          <table:table-cell office:value-type="float" office:value="21844468" calcext:value-type="float">
            <text:p>21844468</text:p>
          </table:table-cell>
          <table:table-cell office:value-type="float" office:value="22108049" calcext:value-type="float">
            <text:p>22108049</text:p>
          </table:table-cell>
          <table:table-cell office:value-type="float" office:value="135279912" calcext:value-type="float">
            <text:p>135279912</text:p>
          </table:table-cell>
          <table:table-cell office:value-type="float" office:value="137578179" calcext:value-type="float">
            <text:p>137578179</text:p>
          </table:table-cell>
          <table:table-cell office:value-type="float" office:value="462732027" calcext:value-type="float">
            <text:p>462732027</text:p>
          </table:table-cell>
          <table:table-cell office:value-type="float" office:value="476900449" calcext:value-type="float">
            <text:p>476900449</text:p>
          </table:table-cell>
          <table:table-cell office:value-type="float" office:value="23664112" calcext:value-type="float">
            <text:p>23664112</text:p>
          </table:table-cell>
          <table:table-cell office:value-type="float" office:value="24046074" calcext:value-type="float">
            <text:p>24046074</text:p>
          </table:table-cell>
          <table:table-cell office:value-type="float" office:value="167180129" calcext:value-type="float">
            <text:p>167180129</text:p>
          </table:table-cell>
          <table:table-cell office:value-type="float" office:value="209422442" calcext:value-type="float">
            <text:p>209422442</text:p>
          </table:table-cell>
          <table:table-cell office:value-type="float" office:value="39052661" calcext:value-type="float">
            <text:p>39052661</text:p>
          </table:table-cell>
          <table:table-cell office:value-type="float" office:value="49465857" calcext:value-type="float">
            <text:p>49465857</text:p>
          </table:table-cell>
          <table:table-cell office:value-type="float" office:value="6531767" calcext:value-type="float">
            <text:p>6531767</text:p>
          </table:table-cell>
          <table:table-cell office:value-type="float" office:value="7112427" calcext:value-type="float">
            <text:p>7112427</text:p>
          </table:table-cell>
        </table:table-row>
        <table:table-row table:style-name="ro1">
          <table:table-cell office:value-type="float" office:value="25467135" calcext:value-type="float">
            <text:p>25467135</text:p>
          </table:table-cell>
          <table:table-cell office:value-type="float" office:value="26530120" calcext:value-type="float">
            <text:p>26530120</text:p>
          </table:table-cell>
          <table:table-cell office:value-type="float" office:value="14992269" calcext:value-type="float">
            <text:p>14992269</text:p>
          </table:table-cell>
          <table:table-cell office:value-type="float" office:value="28621796" calcext:value-type="float">
            <text:p>28621796</text:p>
          </table:table-cell>
          <table:table-cell office:value-type="float" office:value="1055651" calcext:value-type="float">
            <text:p>1055651</text:p>
          </table:table-cell>
          <table:table-cell office:value-type="float" office:value="1224178" calcext:value-type="float">
            <text:p>1224178</text:p>
          </table:table-cell>
          <table:table-cell office:value-type="float" office:value="16553432" calcext:value-type="float">
            <text:p>16553432</text:p>
          </table:table-cell>
          <table:table-cell office:value-type="float" office:value="17376371" calcext:value-type="float">
            <text:p>17376371</text:p>
          </table:table-cell>
          <table:table-cell office:value-type="float" office:value="8795741" calcext:value-type="float">
            <text:p>8795741</text:p>
          </table:table-cell>
          <table:table-cell office:value-type="float" office:value="42851678" calcext:value-type="float">
            <text:p>42851678</text:p>
          </table:table-cell>
          <table:table-cell office:value-type="float" office:value="339639" calcext:value-type="float">
            <text:p>339639</text:p>
          </table:table-cell>
          <table:table-cell office:value-type="float" office:value="437416" calcext:value-type="float">
            <text:p>437416</text:p>
          </table:table-cell>
          <table:table-cell office:value-type="float" office:value="181128131" calcext:value-type="float">
            <text:p>181128131</text:p>
          </table:table-cell>
          <table:table-cell office:value-type="float" office:value="182661217" calcext:value-type="float">
            <text:p>182661217</text:p>
          </table:table-cell>
          <table:table-cell office:value-type="float" office:value="370607953" calcext:value-type="float">
            <text:p>370607953</text:p>
          </table:table-cell>
          <table:table-cell office:value-type="float" office:value="381225644" calcext:value-type="float">
            <text:p>381225644</text:p>
          </table:table-cell>
          <table:table-cell office:value-type="float" office:value="21651217" calcext:value-type="float">
            <text:p>21651217</text:p>
          </table:table-cell>
          <table:table-cell office:value-type="float" office:value="21887490" calcext:value-type="float">
            <text:p>21887490</text:p>
          </table:table-cell>
          <table:table-cell office:value-type="float" office:value="133352083" calcext:value-type="float">
            <text:p>133352083</text:p>
          </table:table-cell>
          <table:table-cell office:value-type="float" office:value="135312179" calcext:value-type="float">
            <text:p>135312179</text:p>
          </table:table-cell>
          <table:table-cell office:value-type="float" office:value="356768553" calcext:value-type="float">
            <text:p>356768553</text:p>
          </table:table-cell>
          <table:table-cell office:value-type="float" office:value="370812169" calcext:value-type="float">
            <text:p>370812169</text:p>
          </table:table-cell>
          <table:table-cell office:value-type="float" office:value="23541751" calcext:value-type="float">
            <text:p>23541751</text:p>
          </table:table-cell>
          <table:table-cell office:value-type="float" office:value="23895567" calcext:value-type="float">
            <text:p>23895567</text:p>
          </table:table-cell>
          <table:table-cell office:value-type="float" office:value="151460043" calcext:value-type="float">
            <text:p>151460043</text:p>
          </table:table-cell>
          <table:table-cell office:value-type="float" office:value="166920947" calcext:value-type="float">
            <text:p>166920947</text:p>
          </table:table-cell>
          <table:table-cell office:value-type="float" office:value="55845579" calcext:value-type="float">
            <text:p>55845579</text:p>
          </table:table-cell>
          <table:table-cell office:value-type="float" office:value="65508400" calcext:value-type="float">
            <text:p>65508400</text:p>
          </table:table-cell>
          <table:table-cell office:value-type="float" office:value="4420883" calcext:value-type="float">
            <text:p>4420883</text:p>
          </table:table-cell>
          <table:table-cell office:value-type="float" office:value="4627962" calcext:value-type="float">
            <text:p>4627962</text:p>
          </table:table-cell>
        </table:table-row>
        <table:table-row table:style-name="ro1">
          <table:table-cell office:value-type="float" office:value="41482091" calcext:value-type="float">
            <text:p>41482091</text:p>
          </table:table-cell>
          <table:table-cell office:value-type="float" office:value="42332827" calcext:value-type="float">
            <text:p>42332827</text:p>
          </table:table-cell>
          <table:table-cell office:value-type="float" office:value="13118149" calcext:value-type="float">
            <text:p>13118149</text:p>
          </table:table-cell>
          <table:table-cell office:value-type="float" office:value="33902496" calcext:value-type="float">
            <text:p>33902496</text:p>
          </table:table-cell>
          <table:table-cell office:value-type="float" office:value="771747" calcext:value-type="float">
            <text:p>771747</text:p>
          </table:table-cell>
          <table:table-cell office:value-type="float" office:value="881747" calcext:value-type="float">
            <text:p>881747</text:p>
          </table:table-cell>
          <table:table-cell office:value-type="float" office:value="13774656" calcext:value-type="float">
            <text:p>13774656</text:p>
          </table:table-cell>
          <table:table-cell office:value-type="float" office:value="14537253" calcext:value-type="float">
            <text:p>14537253</text:p>
          </table:table-cell>
          <table:table-cell office:value-type="float" office:value="8107665" calcext:value-type="float">
            <text:p>8107665</text:p>
          </table:table-cell>
          <table:table-cell office:value-type="float" office:value="27092341" calcext:value-type="float">
            <text:p>27092341</text:p>
          </table:table-cell>
          <table:table-cell office:value-type="float" office:value="337543" calcext:value-type="float">
            <text:p>337543</text:p>
          </table:table-cell>
          <table:table-cell office:value-type="float" office:value="429943" calcext:value-type="float">
            <text:p>429943</text:p>
          </table:table-cell>
          <table:table-cell office:value-type="float" office:value="290809257" calcext:value-type="float">
            <text:p>290809257</text:p>
          </table:table-cell>
          <table:table-cell office:value-type="float" office:value="304835901" calcext:value-type="float">
            <text:p>304835901</text:p>
          </table:table-cell>
          <table:table-cell office:value-type="float" office:value="338713254" calcext:value-type="float">
            <text:p>338713254</text:p>
          </table:table-cell>
          <table:table-cell office:value-type="float" office:value="345118887" calcext:value-type="float">
            <text:p>345118887</text:p>
          </table:table-cell>
          <table:table-cell office:value-type="float" office:value="21623979" calcext:value-type="float">
            <text:p>21623979</text:p>
          </table:table-cell>
          <table:table-cell office:value-type="float" office:value="21874290" calcext:value-type="float">
            <text:p>21874290</text:p>
          </table:table-cell>
          <table:table-cell office:value-type="float" office:value="107400598" calcext:value-type="float">
            <text:p>107400598</text:p>
          </table:table-cell>
          <table:table-cell office:value-type="float" office:value="109326192" calcext:value-type="float">
            <text:p>109326192</text:p>
          </table:table-cell>
          <table:table-cell office:value-type="float" office:value="401353622" calcext:value-type="float">
            <text:p>401353622</text:p>
          </table:table-cell>
          <table:table-cell office:value-type="float" office:value="419172299" calcext:value-type="float">
            <text:p>419172299</text:p>
          </table:table-cell>
          <table:table-cell office:value-type="float" office:value="23769992" calcext:value-type="float">
            <text:p>23769992</text:p>
          </table:table-cell>
          <table:table-cell office:value-type="float" office:value="24153351" calcext:value-type="float">
            <text:p>24153351</text:p>
          </table:table-cell>
          <table:table-cell office:value-type="float" office:value="129631639" calcext:value-type="float">
            <text:p>129631639</text:p>
          </table:table-cell>
          <table:table-cell office:value-type="float" office:value="198068973" calcext:value-type="float">
            <text:p>198068973</text:p>
          </table:table-cell>
          <table:table-cell office:value-type="float" office:value="119898487" calcext:value-type="float">
            <text:p>119898487</text:p>
          </table:table-cell>
          <table:table-cell office:value-type="float" office:value="194602749" calcext:value-type="float">
            <text:p>194602749</text:p>
          </table:table-cell>
          <table:table-cell office:value-type="float" office:value="4385405" calcext:value-type="float">
            <text:p>4385405</text:p>
          </table:table-cell>
          <table:table-cell office:value-type="float" office:value="13066397" calcext:value-type="float">
            <text:p>13066397</text:p>
          </table:table-cell>
        </table:table-row>
        <table:table-row table:style-name="ro1">
          <table:table-cell office:value-type="float" office:value="20379408" calcext:value-type="float">
            <text:p>20379408</text:p>
          </table:table-cell>
          <table:table-cell office:value-type="float" office:value="21231960" calcext:value-type="float">
            <text:p>21231960</text:p>
          </table:table-cell>
          <table:table-cell office:value-type="float" office:value="12349545" calcext:value-type="float">
            <text:p>12349545</text:p>
          </table:table-cell>
          <table:table-cell office:value-type="float" office:value="22756874" calcext:value-type="float">
            <text:p>22756874</text:p>
          </table:table-cell>
          <table:table-cell office:value-type="float" office:value="742762" calcext:value-type="float">
            <text:p>742762</text:p>
          </table:table-cell>
          <table:table-cell office:value-type="float" office:value="908565" calcext:value-type="float">
            <text:p>908565</text:p>
          </table:table-cell>
          <table:table-cell office:value-type="float" office:value="12696447" calcext:value-type="float">
            <text:p>12696447</text:p>
          </table:table-cell>
          <table:table-cell office:value-type="float" office:value="13908822" calcext:value-type="float">
            <text:p>13908822</text:p>
          </table:table-cell>
          <table:table-cell office:value-type="float" office:value="8815227" calcext:value-type="float">
            <text:p>8815227</text:p>
          </table:table-cell>
          <table:table-cell office:value-type="float" office:value="32615880" calcext:value-type="float">
            <text:p>32615880</text:p>
          </table:table-cell>
          <table:table-cell office:value-type="float" office:value="337543" calcext:value-type="float">
            <text:p>337543</text:p>
          </table:table-cell>
          <table:table-cell office:value-type="float" office:value="449359" calcext:value-type="float">
            <text:p>449359</text:p>
          </table:table-cell>
          <table:table-cell office:value-type="float" office:value="234877703" calcext:value-type="float">
            <text:p>234877703</text:p>
          </table:table-cell>
          <table:table-cell office:value-type="float" office:value="236728008" calcext:value-type="float">
            <text:p>236728008</text:p>
          </table:table-cell>
          <table:table-cell office:value-type="float" office:value="249539415" calcext:value-type="float">
            <text:p>249539415</text:p>
          </table:table-cell>
          <table:table-cell office:value-type="float" office:value="259963366" calcext:value-type="float">
            <text:p>259963366</text:p>
          </table:table-cell>
          <table:table-cell office:value-type="float" office:value="21779725" calcext:value-type="float">
            <text:p>21779725</text:p>
          </table:table-cell>
          <table:table-cell office:value-type="float" office:value="22028848" calcext:value-type="float">
            <text:p>22028848</text:p>
          </table:table-cell>
          <table:table-cell office:value-type="float" office:value="152484405" calcext:value-type="float">
            <text:p>152484405</text:p>
          </table:table-cell>
          <table:table-cell office:value-type="float" office:value="154816475" calcext:value-type="float">
            <text:p>154816475</text:p>
          </table:table-cell>
          <table:table-cell office:value-type="float" office:value="467483959" calcext:value-type="float">
            <text:p>467483959</text:p>
          </table:table-cell>
          <table:table-cell office:value-type="float" office:value="485075581" calcext:value-type="float">
            <text:p>485075581</text:p>
          </table:table-cell>
          <table:table-cell office:value-type="float" office:value="23441738" calcext:value-type="float">
            <text:p>23441738</text:p>
          </table:table-cell>
          <table:table-cell office:value-type="float" office:value="23821605" calcext:value-type="float">
            <text:p>23821605</text:p>
          </table:table-cell>
          <table:table-cell office:value-type="float" office:value="147546207" calcext:value-type="float">
            <text:p>147546207</text:p>
          </table:table-cell>
          <table:table-cell office:value-type="float" office:value="181483902" calcext:value-type="float">
            <text:p>181483902</text:p>
          </table:table-cell>
          <table:table-cell office:value-type="float" office:value="63850507" calcext:value-type="float">
            <text:p>63850507</text:p>
          </table:table-cell>
          <table:table-cell office:value-type="float" office:value="74291989" calcext:value-type="float">
            <text:p>74291989</text:p>
          </table:table-cell>
          <table:table-cell office:value-type="float" office:value="6198414" calcext:value-type="float">
            <text:p>6198414</text:p>
          </table:table-cell>
          <table:table-cell office:value-type="float" office:value="6777608" calcext:value-type="float">
            <text:p>6777608</text:p>
          </table:table-cell>
        </table:table-row>
        <table:table-row table:style-name="ro1">
          <table:table-cell office:value-type="float" office:value="45460809" calcext:value-type="float">
            <text:p>45460809</text:p>
          </table:table-cell>
          <table:table-cell office:value-type="float" office:value="46482727" calcext:value-type="float">
            <text:p>46482727</text:p>
          </table:table-cell>
          <table:table-cell office:value-type="float" office:value="13019044" calcext:value-type="float">
            <text:p>13019044</text:p>
          </table:table-cell>
          <table:table-cell office:value-type="float" office:value="24020583" calcext:value-type="float">
            <text:p>24020583</text:p>
          </table:table-cell>
          <table:table-cell office:value-type="float" office:value="1086451" calcext:value-type="float">
            <text:p>1086451</text:p>
          </table:table-cell>
          <table:table-cell office:value-type="float" office:value="1254000" calcext:value-type="float">
            <text:p>1254000</text:p>
          </table:table-cell>
          <table:table-cell office:value-type="float" office:value="16591216" calcext:value-type="float">
            <text:p>16591216</text:p>
          </table:table-cell>
          <table:table-cell office:value-type="float" office:value="17416810" calcext:value-type="float">
            <text:p>17416810</text:p>
          </table:table-cell>
          <table:table-cell office:value-type="float" office:value="7897443" calcext:value-type="float">
            <text:p>7897443</text:p>
          </table:table-cell>
          <table:table-cell office:value-type="float" office:value="26677764" calcext:value-type="float">
            <text:p>26677764</text:p>
          </table:table-cell>
          <table:table-cell office:value-type="float" office:value="336914" calcext:value-type="float">
            <text:p>336914</text:p>
          </table:table-cell>
          <table:table-cell office:value-type="float" office:value="435321" calcext:value-type="float">
            <text:p>435321</text:p>
          </table:table-cell>
          <table:table-cell office:value-type="float" office:value="262847601" calcext:value-type="float">
            <text:p>262847601</text:p>
          </table:table-cell>
          <table:table-cell office:value-type="float" office:value="264475531" calcext:value-type="float">
            <text:p>264475531</text:p>
          </table:table-cell>
          <table:table-cell office:value-type="float" office:value="359574496" calcext:value-type="float">
            <text:p>359574496</text:p>
          </table:table-cell>
          <table:table-cell office:value-type="float" office:value="379368773" calcext:value-type="float">
            <text:p>379368773</text:p>
          </table:table-cell>
          <table:table-cell office:value-type="float" office:value="21930792" calcext:value-type="float">
            <text:p>21930792</text:p>
          </table:table-cell>
          <table:table-cell office:value-type="float" office:value="22165738" calcext:value-type="float">
            <text:p>22165738</text:p>
          </table:table-cell>
          <table:table-cell office:value-type="float" office:value="123245142" calcext:value-type="float">
            <text:p>123245142</text:p>
          </table:table-cell>
          <table:table-cell office:value-type="float" office:value="137073087" calcext:value-type="float">
            <text:p>137073087</text:p>
          </table:table-cell>
          <table:table-cell office:value-type="float" office:value="387413442" calcext:value-type="float">
            <text:p>387413442</text:p>
          </table:table-cell>
          <table:table-cell office:value-type="float" office:value="401447559" calcext:value-type="float">
            <text:p>401447559</text:p>
          </table:table-cell>
          <table:table-cell office:value-type="float" office:value="23664252" calcext:value-type="float">
            <text:p>23664252</text:p>
          </table:table-cell>
          <table:table-cell office:value-type="float" office:value="24021421" calcext:value-type="float">
            <text:p>24021421</text:p>
          </table:table-cell>
          <table:table-cell office:value-type="float" office:value="149443865" calcext:value-type="float">
            <text:p>149443865</text:p>
          </table:table-cell>
          <table:table-cell office:value-type="float" office:value="180062353" calcext:value-type="float">
            <text:p>180062353</text:p>
          </table:table-cell>
          <table:table-cell office:value-type="float" office:value="74457373" calcext:value-type="float">
            <text:p>74457373</text:p>
          </table:table-cell>
          <table:table-cell office:value-type="float" office:value="86116467" calcext:value-type="float">
            <text:p>86116467</text:p>
          </table:table-cell>
          <table:table-cell office:value-type="float" office:value="4382820" calcext:value-type="float">
            <text:p>4382820</text:p>
          </table:table-cell>
          <table:table-cell office:value-type="float" office:value="4590458" calcext:value-type="float">
            <text:p>4590458</text:p>
          </table:table-cell>
        </table:table-row>
        <table:table-row table:style-name="ro1">
          <table:table-cell office:value-type="float" office:value="20342321" calcext:value-type="float">
            <text:p>20342321</text:p>
          </table:table-cell>
          <table:table-cell office:value-type="float" office:value="21211356" calcext:value-type="float">
            <text:p>21211356</text:p>
          </table:table-cell>
          <table:table-cell office:value-type="float" office:value="14860619" calcext:value-type="float">
            <text:p>14860619</text:p>
          </table:table-cell>
          <table:table-cell office:value-type="float" office:value="28287117" calcext:value-type="float">
            <text:p>28287117</text:p>
          </table:table-cell>
          <table:table-cell office:value-type="float" office:value="1085613" calcext:value-type="float">
            <text:p>1085613</text:p>
          </table:table-cell>
          <table:table-cell office:value-type="float" office:value="1238775" calcext:value-type="float">
            <text:p>1238775</text:p>
          </table:table-cell>
          <table:table-cell office:value-type="float" office:value="12706574" calcext:value-type="float">
            <text:p>12706574</text:p>
          </table:table-cell>
          <table:table-cell office:value-type="float" office:value="13421050" calcext:value-type="float">
            <text:p>13421050</text:p>
          </table:table-cell>
          <table:table-cell office:value-type="float" office:value="8786802" calcext:value-type="float">
            <text:p>8786802</text:p>
          </table:table-cell>
          <table:table-cell office:value-type="float" office:value="32295867" calcext:value-type="float">
            <text:p>32295867</text:p>
          </table:table-cell>
          <table:table-cell office:value-type="float" office:value="337613" calcext:value-type="float">
            <text:p>337613</text:p>
          </table:table-cell>
          <table:table-cell office:value-type="float" office:value="430781" calcext:value-type="float">
            <text:p>430781</text:p>
          </table:table-cell>
          <table:table-cell office:value-type="float" office:value="266884008" calcext:value-type="float">
            <text:p>266884008</text:p>
          </table:table-cell>
          <table:table-cell office:value-type="float" office:value="268821335" calcext:value-type="float">
            <text:p>268821335</text:p>
          </table:table-cell>
          <table:table-cell office:value-type="float" office:value="283068818" calcext:value-type="float">
            <text:p>283068818</text:p>
          </table:table-cell>
          <table:table-cell office:value-type="float" office:value="289322197" calcext:value-type="float">
            <text:p>289322197</text:p>
          </table:table-cell>
          <table:table-cell office:value-type="float" office:value="21816671" calcext:value-type="float">
            <text:p>21816671</text:p>
          </table:table-cell>
          <table:table-cell office:value-type="float" office:value="22067681" calcext:value-type="float">
            <text:p>22067681</text:p>
          </table:table-cell>
          <table:table-cell office:value-type="float" office:value="141405203" calcext:value-type="float">
            <text:p>141405203</text:p>
          </table:table-cell>
          <table:table-cell office:value-type="float" office:value="143260117" calcext:value-type="float">
            <text:p>143260117</text:p>
          </table:table-cell>
          <table:table-cell office:value-type="float" office:value="333497577" calcext:value-type="float">
            <text:p>333497577</text:p>
          </table:table-cell>
          <table:table-cell office:value-type="float" office:value="347412475" calcext:value-type="float">
            <text:p>347412475</text:p>
          </table:table-cell>
          <table:table-cell office:value-type="float" office:value="23738563" calcext:value-type="float">
            <text:p>23738563</text:p>
          </table:table-cell>
          <table:table-cell office:value-type="float" office:value="24107674" calcext:value-type="float">
            <text:p>24107674</text:p>
          </table:table-cell>
          <table:table-cell office:value-type="float" office:value="115178893" calcext:value-type="float">
            <text:p>115178893</text:p>
          </table:table-cell>
          <table:table-cell office:value-type="float" office:value="177305019" calcext:value-type="float">
            <text:p>177305019</text:p>
          </table:table-cell>
          <table:table-cell office:value-type="float" office:value="65073359" calcext:value-type="float">
            <text:p>65073359</text:p>
          </table:table-cell>
          <table:table-cell office:value-type="float" office:value="106411996" calcext:value-type="float">
            <text:p>106411996</text:p>
          </table:table-cell>
          <table:table-cell office:value-type="float" office:value="6494751" calcext:value-type="float">
            <text:p>6494751</text:p>
          </table:table-cell>
          <table:table-cell office:value-type="float" office:value="15694105" calcext:value-type="float">
            <text:p>15694105</text:p>
          </table:table-cell>
        </table:table-row>
        <table:table-row table:style-name="ro1">
          <table:table-cell office:value-type="float" office:value="39578985" calcext:value-type="float">
            <text:p>39578985</text:p>
          </table:table-cell>
          <table:table-cell office:value-type="float" office:value="44469761" calcext:value-type="float">
            <text:p>44469761</text:p>
          </table:table-cell>
          <table:table-cell office:value-type="float" office:value="12568638" calcext:value-type="float">
            <text:p>12568638</text:p>
          </table:table-cell>
          <table:table-cell office:value-type="float" office:value="23316583" calcext:value-type="float">
            <text:p>23316583</text:p>
          </table:table-cell>
          <table:table-cell office:value-type="float" office:value="745626" calcext:value-type="float">
            <text:p>745626</text:p>
          </table:table-cell>
          <table:table-cell office:value-type="float" office:value="912686" calcext:value-type="float">
            <text:p>912686</text:p>
          </table:table-cell>
          <table:table-cell office:value-type="float" office:value="12749107" calcext:value-type="float">
            <text:p>12749107</text:p>
          </table:table-cell>
          <table:table-cell office:value-type="float" office:value="13950098" calcext:value-type="float">
            <text:p>13950098</text:p>
          </table:table-cell>
          <table:table-cell office:value-type="float" office:value="8731139" calcext:value-type="float">
            <text:p>8731139</text:p>
          </table:table-cell>
          <table:table-cell office:value-type="float" office:value="40172986" calcext:value-type="float">
            <text:p>40172986</text:p>
          </table:table-cell>
          <table:table-cell office:value-type="float" office:value="338870" calcext:value-type="float">
            <text:p>338870</text:p>
          </table:table-cell>
          <table:table-cell office:value-type="float" office:value="449918" calcext:value-type="float">
            <text:p>449918</text:p>
          </table:table-cell>
          <table:table-cell office:value-type="float" office:value="208368327" calcext:value-type="float">
            <text:p>208368327</text:p>
          </table:table-cell>
          <table:table-cell office:value-type="float" office:value="210176797" calcext:value-type="float">
            <text:p>210176797</text:p>
          </table:table-cell>
          <table:table-cell office:value-type="float" office:value="241848981" calcext:value-type="float">
            <text:p>241848981</text:p>
          </table:table-cell>
          <table:table-cell office:value-type="float" office:value="248120099" calcext:value-type="float">
            <text:p>248120099</text:p>
          </table:table-cell>
          <table:table-cell office:value-type="float" office:value="21624328" calcext:value-type="float">
            <text:p>21624328</text:p>
          </table:table-cell>
          <table:table-cell office:value-type="float" office:value="21874150" calcext:value-type="float">
            <text:p>21874150</text:p>
          </table:table-cell>
          <table:table-cell office:value-type="float" office:value="179133045" calcext:value-type="float">
            <text:p>179133045</text:p>
          </table:table-cell>
          <table:table-cell office:value-type="float" office:value="181487045" calcext:value-type="float">
            <text:p>181487045</text:p>
          </table:table-cell>
          <table:table-cell office:value-type="float" office:value="278062176" calcext:value-type="float">
            <text:p>278062176</text:p>
          </table:table-cell>
          <table:table-cell office:value-type="float" office:value="284203739" calcext:value-type="float">
            <text:p>284203739</text:p>
          </table:table-cell>
          <table:table-cell office:value-type="float" office:value="23674309" calcext:value-type="float">
            <text:p>23674309</text:p>
          </table:table-cell>
          <table:table-cell office:value-type="float" office:value="24067236" calcext:value-type="float">
            <text:p>24067236</text:p>
          </table:table-cell>
          <table:table-cell office:value-type="float" office:value="72833494" calcext:value-type="float">
            <text:p>72833494</text:p>
          </table:table-cell>
          <table:table-cell office:value-type="float" office:value="79125216" calcext:value-type="float">
            <text:p>79125216</text:p>
          </table:table-cell>
          <table:table-cell office:value-type="float" office:value="47868377" calcext:value-type="float">
            <text:p>47868377</text:p>
          </table:table-cell>
          <table:table-cell office:value-type="float" office:value="61921351" calcext:value-type="float">
            <text:p>61921351</text:p>
          </table:table-cell>
          <table:table-cell office:value-type="float" office:value="5763862" calcext:value-type="float">
            <text:p>5763862</text:p>
          </table:table-cell>
          <table:table-cell office:value-type="float" office:value="6160979" calcext:value-type="float">
            <text:p>6160979</text:p>
          </table:table-cell>
        </table:table-row>
        <table:table-row table:style-name="ro1">
          <table:table-cell office:value-type="float" office:value="23445300" calcext:value-type="float">
            <text:p>23445300</text:p>
          </table:table-cell>
          <table:table-cell office:value-type="float" office:value="24468544" calcext:value-type="float">
            <text:p>24468544</text:p>
          </table:table-cell>
          <table:table-cell office:value-type="float" office:value="26357611" calcext:value-type="float">
            <text:p>26357611</text:p>
          </table:table-cell>
          <table:table-cell office:value-type="float" office:value="44672021" calcext:value-type="float">
            <text:p>44672021</text:p>
          </table:table-cell>
          <table:table-cell office:value-type="float" office:value="974286" calcext:value-type="float">
            <text:p>974286</text:p>
          </table:table-cell>
          <table:table-cell office:value-type="float" office:value="1144419" calcext:value-type="float">
            <text:p>1144419</text:p>
          </table:table-cell>
          <table:table-cell office:value-type="float" office:value="16551686" calcext:value-type="float">
            <text:p>16551686</text:p>
          </table:table-cell>
          <table:table-cell office:value-type="float" office:value="17379584" calcext:value-type="float">
            <text:p>17379584</text:p>
          </table:table-cell>
          <table:table-cell office:value-type="float" office:value="5988541" calcext:value-type="float">
            <text:p>5988541</text:p>
          </table:table-cell>
          <table:table-cell office:value-type="float" office:value="25030627" calcext:value-type="float">
            <text:p>25030627</text:p>
          </table:table-cell>
          <table:table-cell office:value-type="float" office:value="358006" calcext:value-type="float">
            <text:p>358006</text:p>
          </table:table-cell>
          <table:table-cell office:value-type="float" office:value="454946" calcext:value-type="float">
            <text:p>454946</text:p>
          </table:table-cell>
          <table:table-cell office:value-type="float" office:value="146636454" calcext:value-type="float">
            <text:p>146636454</text:p>
          </table:table-cell>
          <table:table-cell office:value-type="float" office:value="148295674" calcext:value-type="float">
            <text:p>148295674</text:p>
          </table:table-cell>
          <table:table-cell office:value-type="float" office:value="378416277" calcext:value-type="float">
            <text:p>378416277</text:p>
          </table:table-cell>
          <table:table-cell office:value-type="float" office:value="384643815" calcext:value-type="float">
            <text:p>384643815</text:p>
          </table:table-cell>
          <table:table-cell office:value-type="float" office:value="21771484" calcext:value-type="float">
            <text:p>21771484</text:p>
          </table:table-cell>
          <table:table-cell office:value-type="float" office:value="22007897" calcext:value-type="float">
            <text:p>22007897</text:p>
          </table:table-cell>
          <table:table-cell office:value-type="float" office:value="120123865" calcext:value-type="float">
            <text:p>120123865</text:p>
          </table:table-cell>
          <table:table-cell office:value-type="float" office:value="122136202" calcext:value-type="float">
            <text:p>122136202</text:p>
          </table:table-cell>
          <table:table-cell office:value-type="float" office:value="544911822" calcext:value-type="float">
            <text:p>544911822</text:p>
          </table:table-cell>
          <table:table-cell office:value-type="float" office:value="559361424" calcext:value-type="float">
            <text:p>559361424</text:p>
          </table:table-cell>
          <table:table-cell office:value-type="float" office:value="23443834" calcext:value-type="float">
            <text:p>23443834</text:p>
          </table:table-cell>
          <table:table-cell office:value-type="float" office:value="23797999" calcext:value-type="float">
            <text:p>23797999</text:p>
          </table:table-cell>
          <table:table-cell office:value-type="float" office:value="77439247" calcext:value-type="float">
            <text:p>77439247</text:p>
          </table:table-cell>
          <table:table-cell office:value-type="float" office:value="91595307" calcext:value-type="float">
            <text:p>91595307</text:p>
          </table:table-cell>
          <table:table-cell office:value-type="float" office:value="51657826" calcext:value-type="float">
            <text:p>51657826</text:p>
          </table:table-cell>
          <table:table-cell office:value-type="float" office:value="61285447" calcext:value-type="float">
            <text:p>61285447</text:p>
          </table:table-cell>
          <table:table-cell office:value-type="float" office:value="5790960" calcext:value-type="float">
            <text:p>5790960</text:p>
          </table:table-cell>
          <table:table-cell office:value-type="float" office:value="6092116" calcext:value-type="float">
            <text:p>6092116</text:p>
          </table:table-cell>
        </table:table-row>
        <table:table-row table:style-name="ro1">
          <table:table-cell office:value-type="float" office:value="28876367" calcext:value-type="float">
            <text:p>28876367</text:p>
          </table:table-cell>
          <table:table-cell office:value-type="float" office:value="29735834" calcext:value-type="float">
            <text:p>29735834</text:p>
          </table:table-cell>
          <table:table-cell office:value-type="float" office:value="15165965" calcext:value-type="float">
            <text:p>15165965</text:p>
          </table:table-cell>
          <table:table-cell office:value-type="float" office:value="29012419" calcext:value-type="float">
            <text:p>29012419</text:p>
          </table:table-cell>
          <table:table-cell office:value-type="float" office:value="743461" calcext:value-type="float">
            <text:p>743461</text:p>
          </table:table-cell>
          <table:table-cell office:value-type="float" office:value="851435" calcext:value-type="float">
            <text:p>851435</text:p>
          </table:table-cell>
          <table:table-cell office:value-type="float" office:value="20065680" calcext:value-type="float">
            <text:p>20065680</text:p>
          </table:table-cell>
          <table:table-cell office:value-type="float" office:value="20841198" calcext:value-type="float">
            <text:p>20841198</text:p>
          </table:table-cell>
          <table:table-cell office:value-type="float" office:value="8784217" calcext:value-type="float">
            <text:p>8784217</text:p>
          </table:table-cell>
          <table:table-cell office:value-type="float" office:value="34837251" calcext:value-type="float">
            <text:p>34837251</text:p>
          </table:table-cell>
          <table:table-cell office:value-type="float" office:value="337752" calcext:value-type="float">
            <text:p>337752</text:p>
          </table:table-cell>
          <table:table-cell office:value-type="float" office:value="432387" calcext:value-type="float">
            <text:p>432387</text:p>
          </table:table-cell>
          <table:table-cell office:value-type="float" office:value="148444295" calcext:value-type="float">
            <text:p>148444295</text:p>
          </table:table-cell>
          <table:table-cell office:value-type="float" office:value="150253534" calcext:value-type="float">
            <text:p>150253534</text:p>
          </table:table-cell>
          <table:table-cell office:value-type="float" office:value="170748599" calcext:value-type="float">
            <text:p>170748599</text:p>
          </table:table-cell>
          <table:table-cell office:value-type="float" office:value="177132232" calcext:value-type="float">
            <text:p>177132232</text:p>
          </table:table-cell>
          <table:table-cell office:value-type="float" office:value="21609103" calcext:value-type="float">
            <text:p>21609103</text:p>
          </table:table-cell>
          <table:table-cell office:value-type="float" office:value="21858506" calcext:value-type="float">
            <text:p>21858506</text:p>
          </table:table-cell>
          <table:table-cell office:value-type="float" office:value="142897501" calcext:value-type="float">
            <text:p>142897501</text:p>
          </table:table-cell>
          <table:table-cell office:value-type="float" office:value="156814355" calcext:value-type="float">
            <text:p>156814355</text:p>
          </table:table-cell>
          <table:table-cell office:value-type="float" office:value="292529867" calcext:value-type="float">
            <text:p>292529867</text:p>
          </table:table-cell>
          <table:table-cell office:value-type="float" office:value="298973494" calcext:value-type="float">
            <text:p>298973494</text:p>
          </table:table-cell>
          <table:table-cell office:value-type="float" office:value="23414919" calcext:value-type="float">
            <text:p>23414919</text:p>
          </table:table-cell>
          <table:table-cell office:value-type="float" office:value="23791224" calcext:value-type="float">
            <text:p>23791224</text:p>
          </table:table-cell>
          <table:table-cell office:value-type="float" office:value="101338864" calcext:value-type="float">
            <text:p>101338864</text:p>
          </table:table-cell>
          <table:table-cell office:value-type="float" office:value="191612355" calcext:value-type="float">
            <text:p>191612355</text:p>
          </table:table-cell>
          <table:table-cell office:value-type="float" office:value="90004672" calcext:value-type="float">
            <text:p>90004672</text:p>
          </table:table-cell>
          <table:table-cell office:value-type="float" office:value="135673957" calcext:value-type="float">
            <text:p>135673957</text:p>
          </table:table-cell>
          <table:table-cell office:value-type="float" office:value="4363963" calcext:value-type="float">
            <text:p>4363963</text:p>
          </table:table-cell>
          <table:table-cell office:value-type="float" office:value="12990269" calcext:value-type="float">
            <text:p>12990269</text:p>
          </table:table-cell>
        </table:table-row>
        <table:table-row table:style-name="ro1">
          <table:table-cell office:value-type="float" office:value="23298563" calcext:value-type="float">
            <text:p>23298563</text:p>
          </table:table-cell>
          <table:table-cell office:value-type="float" office:value="24139383" calcext:value-type="float">
            <text:p>24139383</text:p>
          </table:table-cell>
          <table:table-cell office:value-type="float" office:value="15225609" calcext:value-type="float">
            <text:p>15225609</text:p>
          </table:table-cell>
          <table:table-cell office:value-type="float" office:value="29017307" calcext:value-type="float">
            <text:p>29017307</text:p>
          </table:table-cell>
          <table:table-cell office:value-type="float" office:value="1081842" calcext:value-type="float">
            <text:p>1081842</text:p>
          </table:table-cell>
          <table:table-cell office:value-type="float" office:value="1314553" calcext:value-type="float">
            <text:p>1314553</text:p>
          </table:table-cell>
          <table:table-cell office:value-type="float" office:value="16697444" calcext:value-type="float">
            <text:p>16697444</text:p>
          </table:table-cell>
          <table:table-cell office:value-type="float" office:value="17883140" calcext:value-type="float">
            <text:p>17883140</text:p>
          </table:table-cell>
          <table:table-cell office:value-type="float" office:value="8811666" calcext:value-type="float">
            <text:p>8811666</text:p>
          </table:table-cell>
          <table:table-cell office:value-type="float" office:value="32970813" calcext:value-type="float">
            <text:p>32970813</text:p>
          </table:table-cell>
          <table:table-cell office:value-type="float" office:value="336984" calcext:value-type="float">
            <text:p>336984</text:p>
          </table:table-cell>
          <table:table-cell office:value-type="float" office:value="448730" calcext:value-type="float">
            <text:p>448730</text:p>
          </table:table-cell>
          <table:table-cell office:value-type="float" office:value="203120453" calcext:value-type="float">
            <text:p>203120453</text:p>
          </table:table-cell>
          <table:table-cell office:value-type="float" office:value="204961330" calcext:value-type="float">
            <text:p>204961330</text:p>
          </table:table-cell>
          <table:table-cell office:value-type="float" office:value="255804037" calcext:value-type="float">
            <text:p>255804037</text:p>
          </table:table-cell>
          <table:table-cell office:value-type="float" office:value="262555245" calcext:value-type="float">
            <text:p>262555245</text:p>
          </table:table-cell>
          <table:table-cell office:value-type="float" office:value="21616925" calcext:value-type="float">
            <text:p>21616925</text:p>
          </table:table-cell>
          <table:table-cell office:value-type="float" office:value="21866188" calcext:value-type="float">
            <text:p>21866188</text:p>
          </table:table-cell>
          <table:table-cell office:value-type="float" office:value="238160174" calcext:value-type="float">
            <text:p>238160174</text:p>
          </table:table-cell>
          <table:table-cell office:value-type="float" office:value="240594422" calcext:value-type="float">
            <text:p>240594422</text:p>
          </table:table-cell>
          <table:table-cell office:value-type="float" office:value="241948086" calcext:value-type="float">
            <text:p>241948086</text:p>
          </table:table-cell>
          <table:table-cell office:value-type="float" office:value="248165147" calcext:value-type="float">
            <text:p>248165147</text:p>
          </table:table-cell>
          <table:table-cell office:value-type="float" office:value="23618297" calcext:value-type="float">
            <text:p>23618297</text:p>
          </table:table-cell>
          <table:table-cell office:value-type="float" office:value="23998234" calcext:value-type="float">
            <text:p>23998234</text:p>
          </table:table-cell>
          <table:table-cell office:value-type="float" office:value="103697126" calcext:value-type="float">
            <text:p>103697126</text:p>
          </table:table-cell>
          <table:table-cell office:value-type="float" office:value="110782943" calcext:value-type="float">
            <text:p>110782943</text:p>
          </table:table-cell>
          <table:table-cell office:value-type="float" office:value="46138479" calcext:value-type="float">
            <text:p>46138479</text:p>
          </table:table-cell>
          <table:table-cell office:value-type="float" office:value="57546145" calcext:value-type="float">
            <text:p>57546145</text:p>
          </table:table-cell>
          <table:table-cell office:value-type="float" office:value="5601899" calcext:value-type="float">
            <text:p>5601899</text:p>
          </table:table-cell>
          <table:table-cell office:value-type="float" office:value="5993360" calcext:value-type="float">
            <text:p>5993360</text:p>
          </table:table-cell>
        </table:table-row>
        <table:table-row table:style-name="ro1">
          <table:table-cell office:value-type="float" office:value="22665243" calcext:value-type="float">
            <text:p>22665243</text:p>
          </table:table-cell>
          <table:table-cell office:value-type="float" office:value="23671446" calcext:value-type="float">
            <text:p>23671446</text:p>
          </table:table-cell>
          <table:table-cell office:value-type="float" office:value="20144042" calcext:value-type="float">
            <text:p>20144042</text:p>
          </table:table-cell>
          <table:table-cell office:value-type="float" office:value="30682602" calcext:value-type="float">
            <text:p>30682602</text:p>
          </table:table-cell>
          <table:table-cell office:value-type="float" office:value="743460" calcext:value-type="float">
            <text:p>743460</text:p>
          </table:table-cell>
          <table:table-cell office:value-type="float" office:value="862190" calcext:value-type="float">
            <text:p>862190</text:p>
          </table:table-cell>
          <table:table-cell office:value-type="float" office:value="16651070" calcext:value-type="float">
            <text:p>16651070</text:p>
          </table:table-cell>
          <table:table-cell office:value-type="float" office:value="17475686" calcext:value-type="float">
            <text:p>17475686</text:p>
          </table:table-cell>
          <table:table-cell office:value-type="float" office:value="8817043" calcext:value-type="float">
            <text:p>8817043</text:p>
          </table:table-cell>
          <table:table-cell office:value-type="float" office:value="32613016" calcext:value-type="float">
            <text:p>32613016</text:p>
          </table:table-cell>
          <table:table-cell office:value-type="float" office:value="438323" calcext:value-type="float">
            <text:p>438323</text:p>
          </table:table-cell>
          <table:table-cell office:value-type="float" office:value="577587" calcext:value-type="float">
            <text:p>577587</text:p>
          </table:table-cell>
          <table:table-cell office:value-type="float" office:value="218059992" calcext:value-type="float">
            <text:p>218059992</text:p>
          </table:table-cell>
          <table:table-cell office:value-type="float" office:value="219707268" calcext:value-type="float">
            <text:p>219707268</text:p>
          </table:table-cell>
          <table:table-cell office:value-type="float" office:value="251975129" calcext:value-type="float">
            <text:p>251975129</text:p>
          </table:table-cell>
          <table:table-cell office:value-type="float" office:value="258527988" calcext:value-type="float">
            <text:p>258527988</text:p>
          </table:table-cell>
          <table:table-cell office:value-type="float" office:value="21713725" calcext:value-type="float">
            <text:p>21713725</text:p>
          </table:table-cell>
          <table:table-cell office:value-type="float" office:value="21958658" calcext:value-type="float">
            <text:p>21958658</text:p>
          </table:table-cell>
          <table:table-cell office:value-type="float" office:value="190434901" calcext:value-type="float">
            <text:p>190434901</text:p>
          </table:table-cell>
          <table:table-cell office:value-type="float" office:value="192437949" calcext:value-type="float">
            <text:p>192437949</text:p>
          </table:table-cell>
          <table:table-cell office:value-type="float" office:value="293104311" calcext:value-type="float">
            <text:p>293104311</text:p>
          </table:table-cell>
          <table:table-cell office:value-type="float" office:value="299027690" calcext:value-type="float">
            <text:p>299027690</text:p>
          </table:table-cell>
          <table:table-cell office:value-type="float" office:value="23569687" calcext:value-type="float">
            <text:p>23569687</text:p>
          </table:table-cell>
          <table:table-cell office:value-type="float" office:value="23924970" calcext:value-type="float">
            <text:p>23924970</text:p>
          </table:table-cell>
          <table:table-cell office:value-type="float" office:value="85517229" calcext:value-type="float">
            <text:p>85517229</text:p>
          </table:table-cell>
          <table:table-cell office:value-type="float" office:value="102926007" calcext:value-type="float">
            <text:p>102926007</text:p>
          </table:table-cell>
          <table:table-cell office:value-type="float" office:value="88309903" calcext:value-type="float">
            <text:p>88309903</text:p>
          </table:table-cell>
          <table:table-cell office:value-type="float" office:value="99756889" calcext:value-type="float">
            <text:p>99756889</text:p>
          </table:table-cell>
          <table:table-cell office:value-type="float" office:value="6493144" calcext:value-type="float">
            <text:p>6493144</text:p>
          </table:table-cell>
          <table:table-cell office:value-type="float" office:value="6794649" calcext:value-type="float">
            <text:p>6794649</text:p>
          </table:table-cell>
        </table:table-row>
        <table:table-row table:style-name="ro1">
          <table:table-cell office:value-type="float" office:value="22039744" calcext:value-type="float">
            <text:p>22039744</text:p>
          </table:table-cell>
          <table:table-cell office:value-type="float" office:value="22894671" calcext:value-type="float">
            <text:p>22894671</text:p>
          </table:table-cell>
          <table:table-cell office:value-type="float" office:value="25807122" calcext:value-type="float">
            <text:p>25807122</text:p>
          </table:table-cell>
          <table:table-cell office:value-type="float" office:value="40476865" calcext:value-type="float">
            <text:p>40476865</text:p>
          </table:table-cell>
          <table:table-cell office:value-type="float" office:value="1088616" calcext:value-type="float">
            <text:p>1088616</text:p>
          </table:table-cell>
          <table:table-cell office:value-type="float" office:value="1242546" calcext:value-type="float">
            <text:p>1242546</text:p>
          </table:table-cell>
          <table:table-cell office:value-type="float" office:value="16645832" calcext:value-type="float">
            <text:p>16645832</text:p>
          </table:table-cell>
          <table:table-cell office:value-type="float" office:value="17367362" calcext:value-type="float">
            <text:p>17367362</text:p>
          </table:table-cell>
          <table:table-cell office:value-type="float" office:value="8811805" calcext:value-type="float">
            <text:p>8811805</text:p>
          </table:table-cell>
          <table:table-cell office:value-type="float" office:value="38290972" calcext:value-type="float">
            <text:p>38290972</text:p>
          </table:table-cell>
          <table:table-cell office:value-type="float" office:value="339219" calcext:value-type="float">
            <text:p>339219</text:p>
          </table:table-cell>
          <table:table-cell office:value-type="float" office:value="433086" calcext:value-type="float">
            <text:p>433086</text:p>
          </table:table-cell>
          <table:table-cell office:value-type="float" office:value="254779327" calcext:value-type="float">
            <text:p>254779327</text:p>
          </table:table-cell>
          <table:table-cell office:value-type="float" office:value="256823861" calcext:value-type="float">
            <text:p>256823861</text:p>
          </table:table-cell>
          <table:table-cell office:value-type="float" office:value="212068797" calcext:value-type="float">
            <text:p>212068797</text:p>
          </table:table-cell>
          <table:table-cell office:value-type="float" office:value="221252157" calcext:value-type="float">
            <text:p>221252157</text:p>
          </table:table-cell>
          <table:table-cell office:value-type="float" office:value="22463331" calcext:value-type="float">
            <text:p>22463331</text:p>
          </table:table-cell>
          <table:table-cell office:value-type="float" office:value="22711896" calcext:value-type="float">
            <text:p>22711896</text:p>
          </table:table-cell>
          <table:table-cell office:value-type="float" office:value="88014545" calcext:value-type="float">
            <text:p>88014545</text:p>
          </table:table-cell>
          <table:table-cell office:value-type="float" office:value="95542387" calcext:value-type="float">
            <text:p>95542387</text:p>
          </table:table-cell>
          <table:table-cell office:value-type="float" office:value="337948073" calcext:value-type="float">
            <text:p>337948073</text:p>
          </table:table-cell>
          <table:table-cell office:value-type="float" office:value="343855947" calcext:value-type="float">
            <text:p>343855947</text:p>
          </table:table-cell>
          <table:table-cell office:value-type="float" office:value="23695821" calcext:value-type="float">
            <text:p>23695821</text:p>
          </table:table-cell>
          <table:table-cell office:value-type="float" office:value="24053478" calcext:value-type="float">
            <text:p>24053478</text:p>
          </table:table-cell>
          <table:table-cell office:value-type="float" office:value="125011637" calcext:value-type="float">
            <text:p>125011637</text:p>
          </table:table-cell>
          <table:table-cell office:value-type="float" office:value="183336093" calcext:value-type="float">
            <text:p>183336093</text:p>
          </table:table-cell>
          <table:table-cell office:value-type="float" office:value="56028214" calcext:value-type="float">
            <text:p>56028214</text:p>
          </table:table-cell>
          <table:table-cell office:value-type="float" office:value="120929484" calcext:value-type="float">
            <text:p>120929484</text:p>
          </table:table-cell>
          <table:table-cell office:value-type="float" office:value="5042681" calcext:value-type="float">
            <text:p>5042681</text:p>
          </table:table-cell>
          <table:table-cell office:value-type="float" office:value="13785832" calcext:value-type="float">
            <text:p>13785832</text:p>
          </table:table-cell>
        </table:table-row>
        <table:table-row table:style-name="ro1">
          <table:table-cell office:value-type="float" office:value="20338061" calcext:value-type="float">
            <text:p>20338061</text:p>
          </table:table-cell>
          <table:table-cell office:value-type="float" office:value="21151502" calcext:value-type="float">
            <text:p>21151502</text:p>
          </table:table-cell>
          <table:table-cell office:value-type="float" office:value="12286339" calcext:value-type="float">
            <text:p>12286339</text:p>
          </table:table-cell>
          <table:table-cell office:value-type="float" office:value="22706659" calcext:value-type="float">
            <text:p>22706659</text:p>
          </table:table-cell>
          <table:table-cell office:value-type="float" office:value="743181" calcext:value-type="float">
            <text:p>743181</text:p>
          </table:table-cell>
          <table:table-cell office:value-type="float" office:value="909752" calcext:value-type="float">
            <text:p>909752</text:p>
          </table:table-cell>
          <table:table-cell office:value-type="float" office:value="12657685" calcext:value-type="float">
            <text:p>12657685</text:p>
          </table:table-cell>
          <table:table-cell office:value-type="float" office:value="13821311" calcext:value-type="float">
            <text:p>13821311</text:p>
          </table:table-cell>
          <table:table-cell office:value-type="float" office:value="8913005" calcext:value-type="float">
            <text:p>8913005</text:p>
          </table:table-cell>
          <table:table-cell office:value-type="float" office:value="33566559" calcext:value-type="float">
            <text:p>33566559</text:p>
          </table:table-cell>
          <table:table-cell office:value-type="float" office:value="486724" calcext:value-type="float">
            <text:p>486724</text:p>
          </table:table-cell>
          <table:table-cell office:value-type="float" office:value="645682" calcext:value-type="float">
            <text:p>645682</text:p>
          </table:table-cell>
          <table:table-cell office:value-type="float" office:value="195050363" calcext:value-type="float">
            <text:p>195050363</text:p>
          </table:table-cell>
          <table:table-cell office:value-type="float" office:value="196847309" calcext:value-type="float">
            <text:p>196847309</text:p>
          </table:table-cell>
          <table:table-cell office:value-type="float" office:value="278128524" calcext:value-type="float">
            <text:p>278128524</text:p>
          </table:table-cell>
          <table:table-cell office:value-type="float" office:value="284479751" calcext:value-type="float">
            <text:p>284479751</text:p>
          </table:table-cell>
          <table:table-cell office:value-type="float" office:value="21593319" calcext:value-type="float">
            <text:p>21593319</text:p>
          </table:table-cell>
          <table:table-cell office:value-type="float" office:value="21844538" calcext:value-type="float">
            <text:p>21844538</text:p>
          </table:table-cell>
          <table:table-cell office:value-type="float" office:value="167065239" calcext:value-type="float">
            <text:p>167065239</text:p>
          </table:table-cell>
          <table:table-cell office:value-type="float" office:value="169448852" calcext:value-type="float">
            <text:p>169448852</text:p>
          </table:table-cell>
          <table:table-cell office:value-type="float" office:value="299872002" calcext:value-type="float">
            <text:p>299872002</text:p>
          </table:table-cell>
          <table:table-cell office:value-type="float" office:value="305989190" calcext:value-type="float">
            <text:p>305989190</text:p>
          </table:table-cell>
          <table:table-cell office:value-type="float" office:value="23421554" calcext:value-type="float">
            <text:p>23421554</text:p>
          </table:table-cell>
          <table:table-cell office:value-type="float" office:value="23801491" calcext:value-type="float">
            <text:p>23801491</text:p>
          </table:table-cell>
          <table:table-cell office:value-type="float" office:value="95423587" calcext:value-type="float">
            <text:p>95423587</text:p>
          </table:table-cell>
          <table:table-cell office:value-type="float" office:value="115500512" calcext:value-type="float">
            <text:p>115500512</text:p>
          </table:table-cell>
          <table:table-cell office:value-type="float" office:value="110754726" calcext:value-type="float">
            <text:p>110754726</text:p>
          </table:table-cell>
          <table:table-cell office:value-type="float" office:value="124658031" calcext:value-type="float">
            <text:p>124658031</text:p>
          </table:table-cell>
          <table:table-cell office:value-type="float" office:value="5666992" calcext:value-type="float">
            <text:p>5666992</text:p>
          </table:table-cell>
          <table:table-cell office:value-type="float" office:value="6058313" calcext:value-type="float">
            <text:p>6058313</text:p>
          </table:table-cell>
        </table:table-row>
        <table:table-row table:style-name="ro1">
          <table:table-cell office:value-type="float" office:value="40451862" calcext:value-type="float">
            <text:p>40451862</text:p>
          </table:table-cell>
          <table:table-cell office:value-type="float" office:value="41454294" calcext:value-type="float">
            <text:p>41454294</text:p>
          </table:table-cell>
          <table:table-cell office:value-type="float" office:value="17190245" calcext:value-type="float">
            <text:p>17190245</text:p>
          </table:table-cell>
          <table:table-cell office:value-type="float" office:value="29717327" calcext:value-type="float">
            <text:p>29717327</text:p>
          </table:table-cell>
          <table:table-cell office:value-type="float" office:value="1078279" calcext:value-type="float">
            <text:p>1078279</text:p>
          </table:table-cell>
          <table:table-cell office:value-type="float" office:value="1247156" calcext:value-type="float">
            <text:p>1247156</text:p>
          </table:table-cell>
          <table:table-cell office:value-type="float" office:value="19108645" calcext:value-type="float">
            <text:p>19108645</text:p>
          </table:table-cell>
          <table:table-cell office:value-type="float" office:value="19979636" calcext:value-type="float">
            <text:p>19979636</text:p>
          </table:table-cell>
          <table:table-cell office:value-type="float" office:value="14266688" calcext:value-type="float">
            <text:p>14266688</text:p>
          </table:table-cell>
          <table:table-cell office:value-type="float" office:value="43911729" calcext:value-type="float">
            <text:p>43911729</text:p>
          </table:table-cell>
          <table:table-cell office:value-type="float" office:value="338242" calcext:value-type="float">
            <text:p>338242</text:p>
          </table:table-cell>
          <table:table-cell office:value-type="float" office:value="436858" calcext:value-type="float">
            <text:p>436858</text:p>
          </table:table-cell>
          <table:table-cell office:value-type="float" office:value="193674419" calcext:value-type="float">
            <text:p>193674419</text:p>
          </table:table-cell>
          <table:table-cell office:value-type="float" office:value="195221474" calcext:value-type="float">
            <text:p>195221474</text:p>
          </table:table-cell>
          <table:table-cell office:value-type="float" office:value="285429593" calcext:value-type="float">
            <text:p>285429593</text:p>
          </table:table-cell>
          <table:table-cell office:value-type="float" office:value="299974320" calcext:value-type="float">
            <text:p>299974320</text:p>
          </table:table-cell>
          <table:table-cell office:value-type="float" office:value="21596811" calcext:value-type="float">
            <text:p>21596811</text:p>
          </table:table-cell>
          <table:table-cell office:value-type="float" office:value="21831617" calcext:value-type="float">
            <text:p>21831617</text:p>
          </table:table-cell>
          <table:table-cell office:value-type="float" office:value="182770099" calcext:value-type="float">
            <text:p>182770099</text:p>
          </table:table-cell>
          <table:table-cell office:value-type="float" office:value="184851090" calcext:value-type="float">
            <text:p>184851090</text:p>
          </table:table-cell>
          <table:table-cell office:value-type="float" office:value="379372545" calcext:value-type="float">
            <text:p>379372545</text:p>
          </table:table-cell>
          <table:table-cell office:value-type="float" office:value="384984572" calcext:value-type="float">
            <text:p>384984572</text:p>
          </table:table-cell>
          <table:table-cell office:value-type="float" office:value="23531484" calcext:value-type="float">
            <text:p>23531484</text:p>
          </table:table-cell>
          <table:table-cell office:value-type="float" office:value="23888512" calcext:value-type="float">
            <text:p>23888512</text:p>
          </table:table-cell>
          <table:table-cell office:value-type="float" office:value="113213628" calcext:value-type="float">
            <text:p>113213628</text:p>
          </table:table-cell>
          <table:table-cell office:value-type="float" office:value="117561248" calcext:value-type="float">
            <text:p>117561248</text:p>
          </table:table-cell>
          <table:table-cell office:value-type="float" office:value="128211276" calcext:value-type="float">
            <text:p>128211276</text:p>
          </table:table-cell>
          <table:table-cell office:value-type="float" office:value="138289932" calcext:value-type="float">
            <text:p>138289932</text:p>
          </table:table-cell>
          <table:table-cell office:value-type="float" office:value="4382470" calcext:value-type="float">
            <text:p>4382470</text:p>
          </table:table-cell>
          <table:table-cell office:value-type="float" office:value="4605264" calcext:value-type="float">
            <text:p>4605264</text:p>
          </table:table-cell>
        </table:table-row>
        <table:table-row table:style-name="ro1">
          <table:table-cell office:value-type="float" office:value="21478989" calcext:value-type="float">
            <text:p>21478989</text:p>
          </table:table-cell>
          <table:table-cell office:value-type="float" office:value="22369186" calcext:value-type="float">
            <text:p>22369186</text:p>
          </table:table-cell>
          <table:table-cell office:value-type="float" office:value="38610985" calcext:value-type="float">
            <text:p>38610985</text:p>
          </table:table-cell>
          <table:table-cell office:value-type="float" office:value="49600441" calcext:value-type="float">
            <text:p>49600441</text:p>
          </table:table-cell>
          <table:table-cell office:value-type="float" office:value="745486" calcext:value-type="float">
            <text:p>745486</text:p>
          </table:table-cell>
          <table:table-cell office:value-type="float" office:value="854159" calcext:value-type="float">
            <text:p>854159</text:p>
          </table:table-cell>
          <table:table-cell office:value-type="float" office:value="12736396" calcext:value-type="float">
            <text:p>12736396</text:p>
          </table:table-cell>
          <table:table-cell office:value-type="float" office:value="13446263" calcext:value-type="float">
            <text:p>13446263</text:p>
          </table:table-cell>
          <table:table-cell office:value-type="float" office:value="8000459" calcext:value-type="float">
            <text:p>8000459</text:p>
          </table:table-cell>
          <table:table-cell office:value-type="float" office:value="28949003" calcext:value-type="float">
            <text:p>28949003</text:p>
          </table:table-cell>
          <table:table-cell office:value-type="float" office:value="484070" calcext:value-type="float">
            <text:p>484070</text:p>
          </table:table-cell>
          <table:table-cell office:value-type="float" office:value="616350" calcext:value-type="float">
            <text:p>616350</text:p>
          </table:table-cell>
          <table:table-cell office:value-type="float" office:value="250730347" calcext:value-type="float">
            <text:p>250730347</text:p>
          </table:table-cell>
          <table:table-cell office:value-type="float" office:value="253004589" calcext:value-type="float">
            <text:p>253004589</text:p>
          </table:table-cell>
          <table:table-cell office:value-type="float" office:value="178384206" calcext:value-type="float">
            <text:p>178384206</text:p>
          </table:table-cell>
          <table:table-cell office:value-type="float" office:value="184775103" calcext:value-type="float">
            <text:p>184775103</text:p>
          </table:table-cell>
          <table:table-cell office:value-type="float" office:value="21768760" calcext:value-type="float">
            <text:p>21768760</text:p>
          </table:table-cell>
          <table:table-cell office:value-type="float" office:value="22016487" calcext:value-type="float">
            <text:p>22016487</text:p>
          </table:table-cell>
          <table:table-cell office:value-type="float" office:value="182037884" calcext:value-type="float">
            <text:p>182037884</text:p>
          </table:table-cell>
          <table:table-cell office:value-type="float" office:value="196124102" calcext:value-type="float">
            <text:p>196124102</text:p>
          </table:table-cell>
          <table:table-cell office:value-type="float" office:value="347580582" calcext:value-type="float">
            <text:p>347580582</text:p>
          </table:table-cell>
          <table:table-cell office:value-type="float" office:value="353327822" calcext:value-type="float">
            <text:p>353327822</text:p>
          </table:table-cell>
          <table:table-cell office:value-type="float" office:value="23529180" calcext:value-type="float">
            <text:p>23529180</text:p>
          </table:table-cell>
          <table:table-cell office:value-type="float" office:value="23887605" calcext:value-type="float">
            <text:p>23887605</text:p>
          </table:table-cell>
          <table:table-cell office:value-type="float" office:value="100122579" calcext:value-type="float">
            <text:p>100122579</text:p>
          </table:table-cell>
          <table:table-cell office:value-type="float" office:value="147620658" calcext:value-type="float">
            <text:p>147620658</text:p>
          </table:table-cell>
          <table:table-cell office:value-type="float" office:value="82586619" calcext:value-type="float">
            <text:p>82586619</text:p>
          </table:table-cell>
          <table:table-cell office:value-type="float" office:value="188047796" calcext:value-type="float">
            <text:p>188047796</text:p>
          </table:table-cell>
          <table:table-cell office:value-type="float" office:value="6482039" calcext:value-type="float">
            <text:p>6482039</text:p>
          </table:table-cell>
          <table:table-cell office:value-type="float" office:value="15661489" calcext:value-type="float">
            <text:p>15661489</text:p>
          </table:table-cell>
        </table:table-row>
        <table:table-row table:style-name="ro1">
          <table:table-cell office:value-type="float" office:value="20371515" calcext:value-type="float">
            <text:p>20371515</text:p>
          </table:table-cell>
          <table:table-cell office:value-type="float" office:value="21197528" calcext:value-type="float">
            <text:p>21197528</text:p>
          </table:table-cell>
          <table:table-cell office:value-type="float" office:value="20594519" calcext:value-type="float">
            <text:p>20594519</text:p>
          </table:table-cell>
          <table:table-cell office:value-type="float" office:value="35384109" calcext:value-type="float">
            <text:p>35384109</text:p>
          </table:table-cell>
          <table:table-cell office:value-type="float" office:value="743600" calcext:value-type="float">
            <text:p>743600</text:p>
          </table:table-cell>
          <table:table-cell office:value-type="float" office:value="910172" calcext:value-type="float">
            <text:p>910172</text:p>
          </table:table-cell>
          <table:table-cell office:value-type="float" office:value="13057945" calcext:value-type="float">
            <text:p>13057945</text:p>
          </table:table-cell>
          <table:table-cell office:value-type="float" office:value="14211374" calcext:value-type="float">
            <text:p>14211374</text:p>
          </table:table-cell>
          <table:table-cell office:value-type="float" office:value="13525184" calcext:value-type="float">
            <text:p>13525184</text:p>
          </table:table-cell>
          <table:table-cell office:value-type="float" office:value="45814276" calcext:value-type="float">
            <text:p>45814276</text:p>
          </table:table-cell>
          <table:table-cell office:value-type="float" office:value="339638" calcext:value-type="float">
            <text:p>339638</text:p>
          </table:table-cell>
          <table:table-cell office:value-type="float" office:value="452292" calcext:value-type="float">
            <text:p>452292</text:p>
          </table:table-cell>
          <table:table-cell office:value-type="float" office:value="156051688" calcext:value-type="float">
            <text:p>156051688</text:p>
          </table:table-cell>
          <table:table-cell office:value-type="float" office:value="158050615" calcext:value-type="float">
            <text:p>158050615</text:p>
          </table:table-cell>
          <table:table-cell office:value-type="float" office:value="182779808" calcext:value-type="float">
            <text:p>182779808</text:p>
          </table:table-cell>
          <table:table-cell office:value-type="float" office:value="189341326" calcext:value-type="float">
            <text:p>189341326</text:p>
          </table:table-cell>
          <table:table-cell office:value-type="float" office:value="22958226" calcext:value-type="float">
            <text:p>22958226</text:p>
          </table:table-cell>
          <table:table-cell office:value-type="float" office:value="23205744" calcext:value-type="float">
            <text:p>23205744</text:p>
          </table:table-cell>
          <table:table-cell office:value-type="float" office:value="108228846" calcext:value-type="float">
            <text:p>108228846</text:p>
          </table:table-cell>
          <table:table-cell office:value-type="float" office:value="110466910" calcext:value-type="float">
            <text:p>110466910</text:p>
          </table:table-cell>
          <table:table-cell office:value-type="float" office:value="416193148" calcext:value-type="float">
            <text:p>416193148</text:p>
          </table:table-cell>
          <table:table-cell office:value-type="float" office:value="422413562" calcext:value-type="float">
            <text:p>422413562</text:p>
          </table:table-cell>
          <table:table-cell office:value-type="float" office:value="23567242" calcext:value-type="float">
            <text:p>23567242</text:p>
          </table:table-cell>
          <table:table-cell office:value-type="float" office:value="23944525" calcext:value-type="float">
            <text:p>23944525</text:p>
          </table:table-cell>
          <table:table-cell office:value-type="float" office:value="85739605" calcext:value-type="float">
            <text:p>85739605</text:p>
          </table:table-cell>
          <table:table-cell office:value-type="float" office:value="105070275" calcext:value-type="float">
            <text:p>105070275</text:p>
          </table:table-cell>
          <table:table-cell office:value-type="float" office:value="119142106" calcext:value-type="float">
            <text:p>119142106</text:p>
          </table:table-cell>
          <table:table-cell office:value-type="float" office:value="145139615" calcext:value-type="float">
            <text:p>145139615</text:p>
          </table:table-cell>
          <table:table-cell office:value-type="float" office:value="6280058" calcext:value-type="float">
            <text:p>6280058</text:p>
          </table:table-cell>
          <table:table-cell office:value-type="float" office:value="6860789" calcext:value-type="float">
            <text:p>6860789</text:p>
          </table:table-cell>
        </table:table-row>
        <table:table-row table:style-name="ro1">
          <table:table-cell office:value-type="float" office:value="37315220" calcext:value-type="float">
            <text:p>37315220</text:p>
          </table:table-cell>
          <table:table-cell office:value-type="float" office:value="38310458" calcext:value-type="float">
            <text:p>38310458</text:p>
          </table:table-cell>
          <table:table-cell office:value-type="float" office:value="23941662" calcext:value-type="float">
            <text:p>23941662</text:p>
          </table:table-cell>
          <table:table-cell office:value-type="float" office:value="34896476" calcext:value-type="float">
            <text:p>34896476</text:p>
          </table:table-cell>
          <table:table-cell office:value-type="float" office:value="1082401" calcext:value-type="float">
            <text:p>1082401</text:p>
          </table:table-cell>
          <table:table-cell office:value-type="float" office:value="1252255" calcext:value-type="float">
            <text:p>1252255</text:p>
          </table:table-cell>
          <table:table-cell office:value-type="float" office:value="12726270" calcext:value-type="float">
            <text:p>12726270</text:p>
          </table:table-cell>
          <table:table-cell office:value-type="float" office:value="13542505" calcext:value-type="float">
            <text:p>13542505</text:p>
          </table:table-cell>
          <table:table-cell office:value-type="float" office:value="10911723" calcext:value-type="float">
            <text:p>10911723</text:p>
          </table:table-cell>
          <table:table-cell office:value-type="float" office:value="30049352" calcext:value-type="float">
            <text:p>30049352</text:p>
          </table:table-cell>
          <table:table-cell office:value-type="float" office:value="487212" calcext:value-type="float">
            <text:p>487212</text:p>
          </table:table-cell>
          <table:table-cell office:value-type="float" office:value="623124" calcext:value-type="float">
            <text:p>623124</text:p>
          </table:table-cell>
          <table:table-cell office:value-type="float" office:value="183984919" calcext:value-type="float">
            <text:p>183984919</text:p>
          </table:table-cell>
          <table:table-cell office:value-type="float" office:value="185589382" calcext:value-type="float">
            <text:p>185589382</text:p>
          </table:table-cell>
          <table:table-cell office:value-type="float" office:value="313941738" calcext:value-type="float">
            <text:p>313941738</text:p>
          </table:table-cell>
          <table:table-cell office:value-type="float" office:value="320404921" calcext:value-type="float">
            <text:p>320404921</text:p>
          </table:table-cell>
          <table:table-cell office:value-type="float" office:value="21781192" calcext:value-type="float">
            <text:p>21781192</text:p>
          </table:table-cell>
          <table:table-cell office:value-type="float" office:value="22018163" calcext:value-type="float">
            <text:p>22018163</text:p>
          </table:table-cell>
          <table:table-cell office:value-type="float" office:value="140654060" calcext:value-type="float">
            <text:p>140654060</text:p>
          </table:table-cell>
          <table:table-cell office:value-type="float" office:value="142492701" calcext:value-type="float">
            <text:p>142492701</text:p>
          </table:table-cell>
          <table:table-cell office:value-type="float" office:value="313150506" calcext:value-type="float">
            <text:p>313150506</text:p>
          </table:table-cell>
          <table:table-cell office:value-type="float" office:value="318780272" calcext:value-type="float">
            <text:p>318780272</text:p>
          </table:table-cell>
          <table:table-cell office:value-type="float" office:value="23578068" calcext:value-type="float">
            <text:p>23578068</text:p>
          </table:table-cell>
          <table:table-cell office:value-type="float" office:value="23956887" calcext:value-type="float">
            <text:p>23956887</text:p>
          </table:table-cell>
          <table:table-cell office:value-type="float" office:value="101823633" calcext:value-type="float">
            <text:p>101823633</text:p>
          </table:table-cell>
          <table:table-cell office:value-type="float" office:value="131448839" calcext:value-type="float">
            <text:p>131448839</text:p>
          </table:table-cell>
          <table:table-cell office:value-type="float" office:value="61313873" calcext:value-type="float">
            <text:p>61313873</text:p>
          </table:table-cell>
          <table:table-cell office:value-type="float" office:value="72649323" calcext:value-type="float">
            <text:p>72649323</text:p>
          </table:table-cell>
          <table:table-cell office:value-type="float" office:value="5784115" calcext:value-type="float">
            <text:p>5784115</text:p>
          </table:table-cell>
          <table:table-cell office:value-type="float" office:value="6087227" calcext:value-type="float">
            <text:p>6087227</text:p>
          </table:table-cell>
        </table:table-row>
        <table:table-row table:style-name="ro1">
          <table:table-cell office:value-type="float" office:value="40432237" calcext:value-type="float">
            <text:p>40432237</text:p>
          </table:table-cell>
          <table:table-cell office:value-type="float" office:value="41307977" calcext:value-type="float">
            <text:p>41307977</text:p>
          </table:table-cell>
          <table:table-cell office:value-type="float" office:value="14858034" calcext:value-type="float">
            <text:p>14858034</text:p>
          </table:table-cell>
          <table:table-cell office:value-type="float" office:value="29862526" calcext:value-type="float">
            <text:p>29862526</text:p>
          </table:table-cell>
          <table:table-cell office:value-type="float" office:value="1085194" calcext:value-type="float">
            <text:p>1085194</text:p>
          </table:table-cell>
          <table:table-cell office:value-type="float" office:value="1237797" calcext:value-type="float">
            <text:p>1237797</text:p>
          </table:table-cell>
          <table:table-cell office:value-type="float" office:value="12669070" calcext:value-type="float">
            <text:p>12669070</text:p>
          </table:table-cell>
          <table:table-cell office:value-type="float" office:value="13372022" calcext:value-type="float">
            <text:p>13372022</text:p>
          </table:table-cell>
          <table:table-cell office:value-type="float" office:value="8890237" calcext:value-type="float">
            <text:p>8890237</text:p>
          </table:table-cell>
          <table:table-cell office:value-type="float" office:value="32075517" calcext:value-type="float">
            <text:p>32075517</text:p>
          </table:table-cell>
          <table:table-cell office:value-type="float" office:value="485118" calcext:value-type="float">
            <text:p>485118</text:p>
          </table:table-cell>
          <table:table-cell office:value-type="float" office:value="616489" calcext:value-type="float">
            <text:p>616489</text:p>
          </table:table-cell>
          <table:table-cell office:value-type="float" office:value="166234896" calcext:value-type="float">
            <text:p>166234896</text:p>
          </table:table-cell>
          <table:table-cell office:value-type="float" office:value="168109855" calcext:value-type="float">
            <text:p>168109855</text:p>
          </table:table-cell>
          <table:table-cell office:value-type="float" office:value="187208932" calcext:value-type="float">
            <text:p>187208932</text:p>
          </table:table-cell>
          <table:table-cell office:value-type="float" office:value="199300344" calcext:value-type="float">
            <text:p>199300344</text:p>
          </table:table-cell>
          <table:table-cell office:value-type="float" office:value="21626982" calcext:value-type="float">
            <text:p>21626982</text:p>
          </table:table-cell>
          <table:table-cell office:value-type="float" office:value="21878271" calcext:value-type="float">
            <text:p>21878271</text:p>
          </table:table-cell>
          <table:table-cell office:value-type="float" office:value="114834714" calcext:value-type="float">
            <text:p>114834714</text:p>
          </table:table-cell>
          <table:table-cell office:value-type="float" office:value="116781610" calcext:value-type="float">
            <text:p>116781610</text:p>
          </table:table-cell>
          <table:table-cell office:value-type="float" office:value="465284867" calcext:value-type="float">
            <text:p>465284867</text:p>
          </table:table-cell>
          <table:table-cell office:value-type="float" office:value="471178214" calcext:value-type="float">
            <text:p>471178214</text:p>
          </table:table-cell>
          <table:table-cell office:value-type="float" office:value="23677382" calcext:value-type="float">
            <text:p>23677382</text:p>
          </table:table-cell>
          <table:table-cell office:value-type="float" office:value="24034760" calcext:value-type="float">
            <text:p>24034760</text:p>
          </table:table-cell>
          <table:table-cell office:value-type="float" office:value="112395158" calcext:value-type="float">
            <text:p>112395158</text:p>
          </table:table-cell>
          <table:table-cell office:value-type="float" office:value="155815764" calcext:value-type="float">
            <text:p>155815764</text:p>
          </table:table-cell>
          <table:table-cell office:value-type="float" office:value="57502913" calcext:value-type="float">
            <text:p>57502913</text:p>
          </table:table-cell>
          <table:table-cell office:value-type="float" office:value="126597035" calcext:value-type="float">
            <text:p>126597035</text:p>
          </table:table-cell>
          <table:table-cell office:value-type="float" office:value="6469957" calcext:value-type="float">
            <text:p>6469957</text:p>
          </table:table-cell>
          <table:table-cell office:value-type="float" office:value="15547019" calcext:value-type="float">
            <text:p>15547019</text:p>
          </table:table-cell>
        </table:table-row>
        <table:table-row table:style-name="ro1">
          <table:table-cell office:value-type="float" office:value="40612777" calcext:value-type="float">
            <text:p>40612777</text:p>
          </table:table-cell>
          <table:table-cell office:value-type="float" office:value="41445354" calcext:value-type="float">
            <text:p>41445354</text:p>
          </table:table-cell>
          <table:table-cell office:value-type="float" office:value="27708342" calcext:value-type="float">
            <text:p>27708342</text:p>
          </table:table-cell>
          <table:table-cell office:value-type="float" office:value="50643172" calcext:value-type="float">
            <text:p>50643172</text:p>
          </table:table-cell>
          <table:table-cell office:value-type="float" office:value="1089734" calcext:value-type="float">
            <text:p>1089734</text:p>
          </table:table-cell>
          <table:table-cell office:value-type="float" office:value="1320769" calcext:value-type="float">
            <text:p>1320769</text:p>
          </table:table-cell>
          <table:table-cell office:value-type="float" office:value="16638778" calcext:value-type="float">
            <text:p>16638778</text:p>
          </table:table-cell>
          <table:table-cell office:value-type="float" office:value="17813787" calcext:value-type="float">
            <text:p>17813787</text:p>
          </table:table-cell>
          <table:table-cell office:value-type="float" office:value="8826821" calcext:value-type="float">
            <text:p>8826821</text:p>
          </table:table-cell>
          <table:table-cell office:value-type="float" office:value="32810038" calcext:value-type="float">
            <text:p>32810038</text:p>
          </table:table-cell>
          <table:table-cell office:value-type="float" office:value="357518" calcext:value-type="float">
            <text:p>357518</text:p>
          </table:table-cell>
          <table:table-cell office:value-type="float" office:value="469334" calcext:value-type="float">
            <text:p>469334</text:p>
          </table:table-cell>
          <table:table-cell office:value-type="float" office:value="140846542" calcext:value-type="float">
            <text:p>140846542</text:p>
          </table:table-cell>
          <table:table-cell office:value-type="float" office:value="142721431" calcext:value-type="float">
            <text:p>142721431</text:p>
          </table:table-cell>
          <table:table-cell office:value-type="float" office:value="358261690" calcext:value-type="float">
            <text:p>358261690</text:p>
          </table:table-cell>
          <table:table-cell office:value-type="float" office:value="364807494" calcext:value-type="float">
            <text:p>364807494</text:p>
          </table:table-cell>
          <table:table-cell office:value-type="float" office:value="21642906" calcext:value-type="float">
            <text:p>21642906</text:p>
          </table:table-cell>
          <table:table-cell office:value-type="float" office:value="21900830" calcext:value-type="float">
            <text:p>21900830</text:p>
          </table:table-cell>
          <table:table-cell office:value-type="float" office:value="113087775" calcext:value-type="float">
            <text:p>113087775</text:p>
          </table:table-cell>
          <table:table-cell office:value-type="float" office:value="115389953" calcext:value-type="float">
            <text:p>115389953</text:p>
          </table:table-cell>
          <table:table-cell office:value-type="float" office:value="447822101" calcext:value-type="float">
            <text:p>447822101</text:p>
          </table:table-cell>
          <table:table-cell office:value-type="float" office:value="466551927" calcext:value-type="float">
            <text:p>466551927</text:p>
          </table:table-cell>
          <table:table-cell office:value-type="float" office:value="23576741" calcext:value-type="float">
            <text:p>23576741</text:p>
          </table:table-cell>
          <table:table-cell office:value-type="float" office:value="23971275" calcext:value-type="float">
            <text:p>23971275</text:p>
          </table:table-cell>
          <table:table-cell office:value-type="float" office:value="120147820" calcext:value-type="float">
            <text:p>120147820</text:p>
          </table:table-cell>
          <table:table-cell office:value-type="float" office:value="147510168" calcext:value-type="float">
            <text:p>147510168</text:p>
          </table:table-cell>
          <table:table-cell office:value-type="float" office:value="83515858" calcext:value-type="float">
            <text:p>83515858</text:p>
          </table:table-cell>
          <table:table-cell office:value-type="float" office:value="105913189" calcext:value-type="float">
            <text:p>105913189</text:p>
          </table:table-cell>
          <table:table-cell office:value-type="float" office:value="5235442" calcext:value-type="float">
            <text:p>5235442</text:p>
          </table:table-cell>
          <table:table-cell office:value-type="float" office:value="5810026" calcext:value-type="float">
            <text:p>5810026</text:p>
          </table:table-cell>
        </table:table-row>
        <table:table-row table:style-name="ro1">
          <table:table-cell office:value-type="float" office:value="40490484" calcext:value-type="float">
            <text:p>40490484</text:p>
          </table:table-cell>
          <table:table-cell office:value-type="float" office:value="41496827" calcext:value-type="float">
            <text:p>41496827</text:p>
          </table:table-cell>
          <table:table-cell office:value-type="float" office:value="12606142" calcext:value-type="float">
            <text:p>12606142</text:p>
          </table:table-cell>
          <table:table-cell office:value-type="float" office:value="31022381" calcext:value-type="float">
            <text:p>31022381</text:p>
          </table:table-cell>
          <table:table-cell office:value-type="float" office:value="742552" calcext:value-type="float">
            <text:p>742552</text:p>
          </table:table-cell>
          <table:table-cell office:value-type="float" office:value="860374" calcext:value-type="float">
            <text:p>860374</text:p>
          </table:table-cell>
          <table:table-cell office:value-type="float" office:value="12702454" calcext:value-type="float">
            <text:p>12702454</text:p>
          </table:table-cell>
          <table:table-cell office:value-type="float" office:value="13499413" calcext:value-type="float">
            <text:p>13499413</text:p>
          </table:table-cell>
          <table:table-cell office:value-type="float" office:value="8754396" calcext:value-type="float">
            <text:p>8754396</text:p>
          </table:table-cell>
          <table:table-cell office:value-type="float" office:value="35922236" calcext:value-type="float">
            <text:p>35922236</text:p>
          </table:table-cell>
          <table:table-cell office:value-type="float" office:value="484280" calcext:value-type="float">
            <text:p>484280</text:p>
          </table:table-cell>
          <table:table-cell office:value-type="float" office:value="622356" calcext:value-type="float">
            <text:p>622356</text:p>
          </table:table-cell>
          <table:table-cell office:value-type="float" office:value="204287919" calcext:value-type="float">
            <text:p>204287919</text:p>
          </table:table-cell>
          <table:table-cell office:value-type="float" office:value="205919412" calcext:value-type="float">
            <text:p>205919412</text:p>
          </table:table-cell>
          <table:table-cell office:value-type="float" office:value="300367596" calcext:value-type="float">
            <text:p>300367596</text:p>
          </table:table-cell>
          <table:table-cell office:value-type="float" office:value="306493095" calcext:value-type="float">
            <text:p>306493095</text:p>
          </table:table-cell>
          <table:table-cell office:value-type="float" office:value="26324297" calcext:value-type="float">
            <text:p>26324297</text:p>
          </table:table-cell>
          <table:table-cell office:value-type="float" office:value="26559662" calcext:value-type="float">
            <text:p>26559662</text:p>
          </table:table-cell>
          <table:table-cell office:value-type="float" office:value="124226342" calcext:value-type="float">
            <text:p>124226342</text:p>
          </table:table-cell>
          <table:table-cell office:value-type="float" office:value="126200057" calcext:value-type="float">
            <text:p>126200057</text:p>
          </table:table-cell>
          <table:table-cell office:value-type="float" office:value="379135014" calcext:value-type="float">
            <text:p>379135014</text:p>
          </table:table-cell>
          <table:table-cell office:value-type="float" office:value="385684660" calcext:value-type="float">
            <text:p>385684660</text:p>
          </table:table-cell>
          <table:table-cell office:value-type="float" office:value="23634849" calcext:value-type="float">
            <text:p>23634849</text:p>
          </table:table-cell>
          <table:table-cell office:value-type="float" office:value="23993973" calcext:value-type="float">
            <text:p>23993973</text:p>
          </table:table-cell>
          <table:table-cell office:value-type="float" office:value="153762779" calcext:value-type="float">
            <text:p>153762779</text:p>
          </table:table-cell>
          <table:table-cell office:value-type="float" office:value="179866448" calcext:value-type="float">
            <text:p>179866448</text:p>
          </table:table-cell>
          <table:table-cell office:value-type="float" office:value="65969772" calcext:value-type="float">
            <text:p>65969772</text:p>
          </table:table-cell>
          <table:table-cell office:value-type="float" office:value="92605980" calcext:value-type="float">
            <text:p>92605980</text:p>
          </table:table-cell>
          <table:table-cell office:value-type="float" office:value="5665106" calcext:value-type="float">
            <text:p>5665106</text:p>
          </table:table-cell>
          <table:table-cell office:value-type="float" office:value="5990217" calcext:value-type="float">
            <text:p>5990217</text:p>
          </table:table-cell>
        </table:table-row>
        <table:table-row table:style-name="ro1">
          <table:table-cell office:value-type="float" office:value="20458258" calcext:value-type="float">
            <text:p>20458258</text:p>
          </table:table-cell>
          <table:table-cell office:value-type="float" office:value="21321287" calcext:value-type="float">
            <text:p>21321287</text:p>
          </table:table-cell>
          <table:table-cell office:value-type="float" office:value="12325171" calcext:value-type="float">
            <text:p>12325171</text:p>
          </table:table-cell>
          <table:table-cell office:value-type="float" office:value="22738367" calcext:value-type="float">
            <text:p>22738367</text:p>
          </table:table-cell>
          <table:table-cell office:value-type="float" office:value="744927" calcext:value-type="float">
            <text:p>744927</text:p>
          </table:table-cell>
          <table:table-cell office:value-type="float" office:value="853320" calcext:value-type="float">
            <text:p>853320</text:p>
          </table:table-cell>
          <table:table-cell office:value-type="float" office:value="16372682" calcext:value-type="float">
            <text:p>16372682</text:p>
          </table:table-cell>
          <table:table-cell office:value-type="float" office:value="17098822" calcext:value-type="float">
            <text:p>17098822</text:p>
          </table:table-cell>
          <table:table-cell office:value-type="float" office:value="5537436" calcext:value-type="float">
            <text:p>5537436</text:p>
          </table:table-cell>
          <table:table-cell office:value-type="float" office:value="30910984" calcext:value-type="float">
            <text:p>30910984</text:p>
          </table:table-cell>
          <table:table-cell office:value-type="float" office:value="490076" calcext:value-type="float">
            <text:p>490076</text:p>
          </table:table-cell>
          <table:table-cell office:value-type="float" office:value="625150" calcext:value-type="float">
            <text:p>625150</text:p>
          </table:table-cell>
          <table:table-cell office:value-type="float" office:value="227514477" calcext:value-type="float">
            <text:p>227514477</text:p>
          </table:table-cell>
          <table:table-cell office:value-type="float" office:value="229426103" calcext:value-type="float">
            <text:p>229426103</text:p>
          </table:table-cell>
          <table:table-cell office:value-type="float" office:value="221660380" calcext:value-type="float">
            <text:p>221660380</text:p>
          </table:table-cell>
          <table:table-cell office:value-type="float" office:value="228033746" calcext:value-type="float">
            <text:p>228033746</text:p>
          </table:table-cell>
          <table:table-cell office:value-type="float" office:value="21679712" calcext:value-type="float">
            <text:p>21679712</text:p>
          </table:table-cell>
          <table:table-cell office:value-type="float" office:value="21928766" calcext:value-type="float">
            <text:p>21928766</text:p>
          </table:table-cell>
          <table:table-cell office:value-type="float" office:value="165712554" calcext:value-type="float">
            <text:p>165712554</text:p>
          </table:table-cell>
          <table:table-cell office:value-type="float" office:value="167662243" calcext:value-type="float">
            <text:p>167662243</text:p>
          </table:table-cell>
          <table:table-cell office:value-type="float" office:value="344716392" calcext:value-type="float">
            <text:p>344716392</text:p>
          </table:table-cell>
          <table:table-cell office:value-type="float" office:value="350636488" calcext:value-type="float">
            <text:p>350636488</text:p>
          </table:table-cell>
          <table:table-cell office:value-type="float" office:value="23544684" calcext:value-type="float">
            <text:p>23544684</text:p>
          </table:table-cell>
          <table:table-cell office:value-type="float" office:value="23902062" calcext:value-type="float">
            <text:p>23902062</text:p>
          </table:table-cell>
          <table:table-cell office:value-type="float" office:value="71171271" calcext:value-type="float">
            <text:p>71171271</text:p>
          </table:table-cell>
          <table:table-cell office:value-type="float" office:value="133968851" calcext:value-type="float">
            <text:p>133968851</text:p>
          </table:table-cell>
          <table:table-cell office:value-type="float" office:value="85316227" calcext:value-type="float">
            <text:p>85316227</text:p>
          </table:table-cell>
          <table:table-cell office:value-type="float" office:value="117350607" calcext:value-type="float">
            <text:p>117350607</text:p>
          </table:table-cell>
          <table:table-cell office:value-type="float" office:value="6486579" calcext:value-type="float">
            <text:p>6486579</text:p>
          </table:table-cell>
          <table:table-cell office:value-type="float" office:value="15437857" calcext:value-type="float">
            <text:p>15437857</text:p>
          </table:table-cell>
        </table:table-row>
        <table:table-row table:style-name="ro1">
          <table:table-cell office:value-type="float" office:value="33703238" calcext:value-type="float">
            <text:p>33703238</text:p>
          </table:table-cell>
          <table:table-cell office:value-type="float" office:value="34535956" calcext:value-type="float">
            <text:p>34535956</text:p>
          </table:table-cell>
          <table:table-cell office:value-type="float" office:value="16970943" calcext:value-type="float">
            <text:p>16970943</text:p>
          </table:table-cell>
          <table:table-cell office:value-type="float" office:value="28903606" calcext:value-type="float">
            <text:p>28903606</text:p>
          </table:table-cell>
          <table:table-cell office:value-type="float" office:value="771956" calcext:value-type="float">
            <text:p>771956</text:p>
          </table:table-cell>
          <table:table-cell office:value-type="float" office:value="938248" calcext:value-type="float">
            <text:p>938248</text:p>
          </table:table-cell>
          <table:table-cell office:value-type="float" office:value="12654891" calcext:value-type="float">
            <text:p>12654891</text:p>
          </table:table-cell>
          <table:table-cell office:value-type="float" office:value="13823126" calcext:value-type="float">
            <text:p>13823126</text:p>
          </table:table-cell>
          <table:table-cell office:value-type="float" office:value="8817601" calcext:value-type="float">
            <text:p>8817601</text:p>
          </table:table-cell>
          <table:table-cell office:value-type="float" office:value="33417448" calcext:value-type="float">
            <text:p>33417448</text:p>
          </table:table-cell>
          <table:table-cell office:value-type="float" office:value="340127" calcext:value-type="float">
            <text:p>340127</text:p>
          </table:table-cell>
          <table:table-cell office:value-type="float" office:value="452362" calcext:value-type="float">
            <text:p>452362</text:p>
          </table:table-cell>
          <table:table-cell office:value-type="float" office:value="166333861" calcext:value-type="float">
            <text:p>166333861</text:p>
          </table:table-cell>
          <table:table-cell office:value-type="float" office:value="168176274" calcext:value-type="float">
            <text:p>168176274</text:p>
          </table:table-cell>
          <table:table-cell office:value-type="float" office:value="168851640" calcext:value-type="float">
            <text:p>168851640</text:p>
          </table:table-cell>
          <table:table-cell office:value-type="float" office:value="175000397" calcext:value-type="float">
            <text:p>175000397</text:p>
          </table:table-cell>
          <table:table-cell office:value-type="float" office:value="21612036" calcext:value-type="float">
            <text:p>21612036</text:p>
          </table:table-cell>
          <table:table-cell office:value-type="float" office:value="21860602" calcext:value-type="float">
            <text:p>21860602</text:p>
          </table:table-cell>
          <table:table-cell office:value-type="float" office:value="82598143" calcext:value-type="float">
            <text:p>82598143</text:p>
          </table:table-cell>
          <table:table-cell office:value-type="float" office:value="84839699" calcext:value-type="float">
            <text:p>84839699</text:p>
          </table:table-cell>
          <table:table-cell office:value-type="float" office:value="449259434" calcext:value-type="float">
            <text:p>449259434</text:p>
          </table:table-cell>
          <table:table-cell office:value-type="float" office:value="455845048" calcext:value-type="float">
            <text:p>455845048</text:p>
          </table:table-cell>
          <table:table-cell office:value-type="float" office:value="23558792" calcext:value-type="float">
            <text:p>23558792</text:p>
          </table:table-cell>
          <table:table-cell office:value-type="float" office:value="23935796" calcext:value-type="float">
            <text:p>23935796</text:p>
          </table:table-cell>
          <table:table-cell office:value-type="float" office:value="127819956" calcext:value-type="float">
            <text:p>127819956</text:p>
          </table:table-cell>
          <table:table-cell office:value-type="float" office:value="135345214" calcext:value-type="float">
            <text:p>135345214</text:p>
          </table:table-cell>
          <table:table-cell office:value-type="float" office:value="90095116" calcext:value-type="float">
            <text:p>90095116</text:p>
          </table:table-cell>
          <table:table-cell office:value-type="float" office:value="100974502" calcext:value-type="float">
            <text:p>100974502</text:p>
          </table:table-cell>
          <table:table-cell office:value-type="float" office:value="4376953" calcext:value-type="float">
            <text:p>4376953</text:p>
          </table:table-cell>
          <table:table-cell office:value-type="float" office:value="4768693" calcext:value-type="float">
            <text:p>4768693</text:p>
          </table:table-cell>
        </table:table-row>
        <table:table-row table:style-name="ro1">
          <table:table-cell office:value-type="float" office:value="22465845" calcext:value-type="float">
            <text:p>22465845</text:p>
          </table:table-cell>
          <table:table-cell office:value-type="float" office:value="23487833" calcext:value-type="float">
            <text:p>23487833</text:p>
          </table:table-cell>
          <table:table-cell office:value-type="float" office:value="13263628" calcext:value-type="float">
            <text:p>13263628</text:p>
          </table:table-cell>
          <table:table-cell office:value-type="float" office:value="24515408" calcext:value-type="float">
            <text:p>24515408</text:p>
          </table:table-cell>
          <table:table-cell office:value-type="float" office:value="1024153" calcext:value-type="float">
            <text:p>1024153</text:p>
          </table:table-cell>
          <table:table-cell office:value-type="float" office:value="1192959" calcext:value-type="float">
            <text:p>1192959</text:p>
          </table:table-cell>
          <table:table-cell office:value-type="float" office:value="12720542" calcext:value-type="float">
            <text:p>12720542</text:p>
          </table:table-cell>
          <table:table-cell office:value-type="float" office:value="13534891" calcext:value-type="float">
            <text:p>13534891</text:p>
          </table:table-cell>
          <table:table-cell office:value-type="float" office:value="8790224" calcext:value-type="float">
            <text:p>8790224</text:p>
          </table:table-cell>
          <table:table-cell office:value-type="float" office:value="33287613" calcext:value-type="float">
            <text:p>33287613</text:p>
          </table:table-cell>
          <table:table-cell office:value-type="float" office:value="508026" calcext:value-type="float">
            <text:p>508026</text:p>
          </table:table-cell>
          <table:table-cell office:value-type="float" office:value="647708" calcext:value-type="float">
            <text:p>647708</text:p>
          </table:table-cell>
          <table:table-cell office:value-type="float" office:value="144589615" calcext:value-type="float">
            <text:p>144589615</text:p>
          </table:table-cell>
          <table:table-cell office:value-type="float" office:value="146221317" calcext:value-type="float">
            <text:p>146221317</text:p>
          </table:table-cell>
          <table:table-cell office:value-type="float" office:value="222214082" calcext:value-type="float">
            <text:p>222214082</text:p>
          </table:table-cell>
          <table:table-cell office:value-type="float" office:value="228612731" calcext:value-type="float">
            <text:p>228612731</text:p>
          </table:table-cell>
          <table:table-cell office:value-type="float" office:value="21691097" calcext:value-type="float">
            <text:p>21691097</text:p>
          </table:table-cell>
          <table:table-cell office:value-type="float" office:value="21926182" calcext:value-type="float">
            <text:p>21926182</text:p>
          </table:table-cell>
          <table:table-cell office:value-type="float" office:value="152062633" calcext:value-type="float">
            <text:p>152062633</text:p>
          </table:table-cell>
          <table:table-cell office:value-type="float" office:value="154020703" calcext:value-type="float">
            <text:p>154020703</text:p>
          </table:table-cell>
          <table:table-cell office:value-type="float" office:value="403263641" calcext:value-type="float">
            <text:p>403263641</text:p>
          </table:table-cell>
          <table:table-cell office:value-type="float" office:value="409165718" calcext:value-type="float">
            <text:p>409165718</text:p>
          </table:table-cell>
          <table:table-cell office:value-type="float" office:value="23546640" calcext:value-type="float">
            <text:p>23546640</text:p>
          </table:table-cell>
          <table:table-cell office:value-type="float" office:value="23902621" calcext:value-type="float">
            <text:p>23902621</text:p>
          </table:table-cell>
          <table:table-cell office:value-type="float" office:value="104157519" calcext:value-type="float">
            <text:p>104157519</text:p>
          </table:table-cell>
          <table:table-cell office:value-type="float" office:value="118319655" calcext:value-type="float">
            <text:p>118319655</text:p>
          </table:table-cell>
          <table:table-cell office:value-type="float" office:value="115398752" calcext:value-type="float">
            <text:p>115398752</text:p>
          </table:table-cell>
          <table:table-cell office:value-type="float" office:value="125081757" calcext:value-type="float">
            <text:p>125081757</text:p>
          </table:table-cell>
          <table:table-cell office:value-type="float" office:value="4379397" calcext:value-type="float">
            <text:p>4379397</text:p>
          </table:table-cell>
          <table:table-cell office:value-type="float" office:value="4586127" calcext:value-type="float">
            <text:p>4586127</text:p>
          </table:table-cell>
        </table:table-row>
        <table:table-row table:style-name="ro1">
          <table:table-cell office:value-type="float" office:value="35380267" calcext:value-type="float">
            <text:p>35380267</text:p>
          </table:table-cell>
          <table:table-cell office:value-type="float" office:value="36247766" calcext:value-type="float">
            <text:p>36247766</text:p>
          </table:table-cell>
          <table:table-cell office:value-type="float" office:value="12639526" calcext:value-type="float">
            <text:p>12639526</text:p>
          </table:table-cell>
          <table:table-cell office:value-type="float" office:value="23222715" calcext:value-type="float">
            <text:p>23222715</text:p>
          </table:table-cell>
          <table:table-cell office:value-type="float" office:value="746883" calcext:value-type="float">
            <text:p>746883</text:p>
          </table:table-cell>
          <table:table-cell office:value-type="float" office:value="855276" calcext:value-type="float">
            <text:p>855276</text:p>
          </table:table-cell>
          <table:table-cell office:value-type="float" office:value="12653704" calcext:value-type="float">
            <text:p>12653704</text:p>
          </table:table-cell>
          <table:table-cell office:value-type="float" office:value="13367971" calcext:value-type="float">
            <text:p>13367971</text:p>
          </table:table-cell>
          <table:table-cell office:value-type="float" office:value="13576936" calcext:value-type="float">
            <text:p>13576936</text:p>
          </table:table-cell>
          <table:table-cell office:value-type="float" office:value="46071990" calcext:value-type="float">
            <text:p>46071990</text:p>
          </table:table-cell>
          <table:table-cell office:value-type="float" office:value="337264" calcext:value-type="float">
            <text:p>337264</text:p>
          </table:table-cell>
          <table:table-cell office:value-type="float" office:value="430711" calcext:value-type="float">
            <text:p>430711</text:p>
          </table:table-cell>
          <table:table-cell office:value-type="float" office:value="214302392" calcext:value-type="float">
            <text:p>214302392</text:p>
          </table:table-cell>
          <table:table-cell office:value-type="float" office:value="216298456" calcext:value-type="float">
            <text:p>216298456</text:p>
          </table:table-cell>
          <table:table-cell office:value-type="float" office:value="208450530" calcext:value-type="float">
            <text:p>208450530</text:p>
          </table:table-cell>
          <table:table-cell office:value-type="float" office:value="214596912" calcext:value-type="float">
            <text:p>214596912</text:p>
          </table:table-cell>
          <table:table-cell office:value-type="float" office:value="21661693" calcext:value-type="float">
            <text:p>21661693</text:p>
          </table:table-cell>
          <table:table-cell office:value-type="float" office:value="21910677" calcext:value-type="float">
            <text:p>21910677</text:p>
          </table:table-cell>
          <table:table-cell office:value-type="float" office:value="153855599" calcext:value-type="float">
            <text:p>153855599</text:p>
          </table:table-cell>
          <table:table-cell office:value-type="float" office:value="155672520" calcext:value-type="float">
            <text:p>155672520</text:p>
          </table:table-cell>
          <table:table-cell office:value-type="float" office:value="470690093" calcext:value-type="float">
            <text:p>470690093</text:p>
          </table:table-cell>
          <table:table-cell office:value-type="float" office:value="476593776" calcext:value-type="float">
            <text:p>476593776</text:p>
          </table:table-cell>
          <table:table-cell office:value-type="float" office:value="23699452" calcext:value-type="float">
            <text:p>23699452</text:p>
          </table:table-cell>
          <table:table-cell office:value-type="float" office:value="24053967" calcext:value-type="float">
            <text:p>24053967</text:p>
          </table:table-cell>
          <table:table-cell office:value-type="float" office:value="106740599" calcext:value-type="float">
            <text:p>106740599</text:p>
          </table:table-cell>
          <table:table-cell office:value-type="float" office:value="189325542" calcext:value-type="float">
            <text:p>189325542</text:p>
          </table:table-cell>
          <table:table-cell office:value-type="float" office:value="114746855" calcext:value-type="float">
            <text:p>114746855</text:p>
          </table:table-cell>
          <table:table-cell office:value-type="float" office:value="250636970" calcext:value-type="float">
            <text:p>250636970</text:p>
          </table:table-cell>
          <table:table-cell office:value-type="float" office:value="6507531" calcext:value-type="float">
            <text:p>6507531</text:p>
          </table:table-cell>
          <table:table-cell office:value-type="float" office:value="15647241" calcext:value-type="float">
            <text:p>15647241</text:p>
          </table:table-cell>
        </table:table-row>
        <table:table-row table:style-name="ro1">
          <table:table-cell office:value-type="float" office:value="22836703" calcext:value-type="float">
            <text:p>22836703</text:p>
          </table:table-cell>
          <table:table-cell office:value-type="float" office:value="23658386" calcext:value-type="float">
            <text:p>23658386</text:p>
          </table:table-cell>
          <table:table-cell office:value-type="float" office:value="14824511" calcext:value-type="float">
            <text:p>14824511</text:p>
          </table:table-cell>
          <table:table-cell office:value-type="float" office:value="25304615" calcext:value-type="float">
            <text:p>25304615</text:p>
          </table:table-cell>
          <table:table-cell office:value-type="float" office:value="781105" calcext:value-type="float">
            <text:p>781105</text:p>
          </table:table-cell>
          <table:table-cell office:value-type="float" office:value="945232" calcext:value-type="float">
            <text:p>945232</text:p>
          </table:table-cell>
          <table:table-cell office:value-type="float" office:value="12662225" calcext:value-type="float">
            <text:p>12662225</text:p>
          </table:table-cell>
          <table:table-cell office:value-type="float" office:value="13827876" calcext:value-type="float">
            <text:p>13827876</text:p>
          </table:table-cell>
          <table:table-cell office:value-type="float" office:value="5459423" calcext:value-type="float">
            <text:p>5459423</text:p>
          </table:table-cell>
          <table:table-cell office:value-type="float" office:value="24891363" calcext:value-type="float">
            <text:p>24891363</text:p>
          </table:table-cell>
          <table:table-cell office:value-type="float" office:value="337543" calcext:value-type="float">
            <text:p>337543</text:p>
          </table:table-cell>
          <table:table-cell office:value-type="float" office:value="449778" calcext:value-type="float">
            <text:p>449778</text:p>
          </table:table-cell>
          <table:table-cell office:value-type="float" office:value="289064063" calcext:value-type="float">
            <text:p>289064063</text:p>
          </table:table-cell>
          <table:table-cell office:value-type="float" office:value="290820571" calcext:value-type="float">
            <text:p>290820571</text:p>
          </table:table-cell>
          <table:table-cell office:value-type="float" office:value="166555886" calcext:value-type="float">
            <text:p>166555886</text:p>
          </table:table-cell>
          <table:table-cell office:value-type="float" office:value="172832732" calcext:value-type="float">
            <text:p>172832732</text:p>
          </table:table-cell>
          <table:table-cell office:value-type="float" office:value="21756398" calcext:value-type="float">
            <text:p>21756398</text:p>
          </table:table-cell>
          <table:table-cell office:value-type="float" office:value="22001611" calcext:value-type="float">
            <text:p>22001611</text:p>
          </table:table-cell>
          <table:table-cell office:value-type="float" office:value="146957724" calcext:value-type="float">
            <text:p>146957724</text:p>
          </table:table-cell>
          <table:table-cell office:value-type="float" office:value="156344882" calcext:value-type="float">
            <text:p>156344882</text:p>
          </table:table-cell>
          <table:table-cell office:value-type="float" office:value="373642207" calcext:value-type="float">
            <text:p>373642207</text:p>
          </table:table-cell>
          <table:table-cell office:value-type="float" office:value="384371854" calcext:value-type="float">
            <text:p>384371854</text:p>
          </table:table-cell>
          <table:table-cell office:value-type="float" office:value="23534487" calcext:value-type="float">
            <text:p>23534487</text:p>
          </table:table-cell>
          <table:table-cell office:value-type="float" office:value="23917078" calcext:value-type="float">
            <text:p>23917078</text:p>
          </table:table-cell>
          <table:table-cell office:value-type="float" office:value="118920500" calcext:value-type="float">
            <text:p>118920500</text:p>
          </table:table-cell>
          <table:table-cell office:value-type="float" office:value="126404691" calcext:value-type="float">
            <text:p>126404691</text:p>
          </table:table-cell>
          <table:table-cell office:value-type="float" office:value="65600451" calcext:value-type="float">
            <text:p>65600451</text:p>
          </table:table-cell>
          <table:table-cell office:value-type="float" office:value="81651515" calcext:value-type="float">
            <text:p>81651515</text:p>
          </table:table-cell>
          <table:table-cell office:value-type="float" office:value="6493144" calcext:value-type="float">
            <text:p>6493144</text:p>
          </table:table-cell>
          <table:table-cell office:value-type="float" office:value="7074573" calcext:value-type="float">
            <text:p>7074573</text:p>
          </table:table-cell>
        </table:table-row>
        <table:table-row table:style-name="ro1">
          <table:table-cell office:value-type="float" office:value="44359342" calcext:value-type="float">
            <text:p>44359342</text:p>
          </table:table-cell>
          <table:table-cell office:value-type="float" office:value="45367710" calcext:value-type="float">
            <text:p>45367710</text:p>
          </table:table-cell>
          <table:table-cell office:value-type="float" office:value="20783789" calcext:value-type="float">
            <text:p>20783789</text:p>
          </table:table-cell>
          <table:table-cell office:value-type="float" office:value="37690548" calcext:value-type="float">
            <text:p>37690548</text:p>
          </table:table-cell>
          <table:table-cell office:value-type="float" office:value="765670" calcext:value-type="float">
            <text:p>765670</text:p>
          </table:table-cell>
          <table:table-cell office:value-type="float" office:value="884750" calcext:value-type="float">
            <text:p>884750</text:p>
          </table:table-cell>
          <table:table-cell office:value-type="float" office:value="12813990" calcext:value-type="float">
            <text:p>12813990</text:p>
          </table:table-cell>
          <table:table-cell office:value-type="float" office:value="13625616" calcext:value-type="float">
            <text:p>13625616</text:p>
          </table:table-cell>
          <table:table-cell office:value-type="float" office:value="5534642" calcext:value-type="float">
            <text:p>5534642</text:p>
          </table:table-cell>
          <table:table-cell office:value-type="float" office:value="28455643" calcext:value-type="float">
            <text:p>28455643</text:p>
          </table:table-cell>
          <table:table-cell office:value-type="float" office:value="484838" calcext:value-type="float">
            <text:p>484838</text:p>
          </table:table-cell>
          <table:table-cell office:value-type="float" office:value="623334" calcext:value-type="float">
            <text:p>623334</text:p>
          </table:table-cell>
          <table:table-cell office:value-type="float" office:value="142852872" calcext:value-type="float">
            <text:p>142852872</text:p>
          </table:table-cell>
          <table:table-cell office:value-type="float" office:value="144441482" calcext:value-type="float">
            <text:p>144441482</text:p>
          </table:table-cell>
          <table:table-cell office:value-type="float" office:value="284757929" calcext:value-type="float">
            <text:p>284757929</text:p>
          </table:table-cell>
          <table:table-cell office:value-type="float" office:value="312792989" calcext:value-type="float">
            <text:p>312792989</text:p>
          </table:table-cell>
          <table:table-cell office:value-type="float" office:value="21836716" calcext:value-type="float">
            <text:p>21836716</text:p>
          </table:table-cell>
          <table:table-cell office:value-type="float" office:value="22091497" calcext:value-type="float">
            <text:p>22091497</text:p>
          </table:table-cell>
          <table:table-cell office:value-type="float" office:value="172912072" calcext:value-type="float">
            <text:p>172912072</text:p>
          </table:table-cell>
          <table:table-cell office:value-type="float" office:value="174897939" calcext:value-type="float">
            <text:p>174897939</text:p>
          </table:table-cell>
          <table:table-cell office:value-type="float" office:value="368711412" calcext:value-type="float">
            <text:p>368711412</text:p>
          </table:table-cell>
          <table:table-cell office:value-type="float" office:value="375899617" calcext:value-type="float">
            <text:p>375899617</text:p>
          </table:table-cell>
          <table:table-cell office:value-type="float" office:value="23452144" calcext:value-type="float">
            <text:p>23452144</text:p>
          </table:table-cell>
          <table:table-cell office:value-type="float" office:value="23814481" calcext:value-type="float">
            <text:p>23814481</text:p>
          </table:table-cell>
          <table:table-cell office:value-type="float" office:value="122911649" calcext:value-type="float">
            <text:p>122911649</text:p>
          </table:table-cell>
          <table:table-cell office:value-type="float" office:value="139661754" calcext:value-type="float">
            <text:p>139661754</text:p>
          </table:table-cell>
          <table:table-cell office:value-type="float" office:value="53696912" calcext:value-type="float">
            <text:p>53696912</text:p>
          </table:table-cell>
          <table:table-cell office:value-type="float" office:value="61942304" calcext:value-type="float">
            <text:p>61942304</text:p>
          </table:table-cell>
          <table:table-cell office:value-type="float" office:value="6495379" calcext:value-type="float">
            <text:p>6495379</text:p>
          </table:table-cell>
          <table:table-cell office:value-type="float" office:value="6796256" calcext:value-type="float">
            <text:p>6796256</text:p>
          </table:table-cell>
        </table:table-row>
        <table:table-row table:style-name="ro1">
          <table:table-cell office:value-type="float" office:value="30933822" calcext:value-type="float">
            <text:p>30933822</text:p>
          </table:table-cell>
          <table:table-cell office:value-type="float" office:value="31789518" calcext:value-type="float">
            <text:p>31789518</text:p>
          </table:table-cell>
          <table:table-cell office:value-type="float" office:value="25264037" calcext:value-type="float">
            <text:p>25264037</text:p>
          </table:table-cell>
          <table:table-cell office:value-type="float" office:value="38415709" calcext:value-type="float">
            <text:p>38415709</text:p>
          </table:table-cell>
          <table:table-cell office:value-type="float" office:value="744997" calcext:value-type="float">
            <text:p>744997</text:p>
          </table:table-cell>
          <table:table-cell office:value-type="float" office:value="853181" calcext:value-type="float">
            <text:p>853181</text:p>
          </table:table-cell>
          <table:table-cell office:value-type="float" office:value="12707971" calcext:value-type="float">
            <text:p>12707971</text:p>
          </table:table-cell>
          <table:table-cell office:value-type="float" office:value="13423425" calcext:value-type="float">
            <text:p>13423425</text:p>
          </table:table-cell>
          <table:table-cell office:value-type="float" office:value="19096144" calcext:value-type="float">
            <text:p>19096144</text:p>
          </table:table-cell>
          <table:table-cell office:value-type="float" office:value="44227971" calcext:value-type="float">
            <text:p>44227971</text:p>
          </table:table-cell>
          <table:table-cell office:value-type="float" office:value="338381" calcext:value-type="float">
            <text:p>338381</text:p>
          </table:table-cell>
          <table:table-cell office:value-type="float" office:value="431828" calcext:value-type="float">
            <text:p>431828</text:p>
          </table:table-cell>
          <table:table-cell office:value-type="float" office:value="212590022" calcext:value-type="float">
            <text:p>212590022</text:p>
          </table:table-cell>
          <table:table-cell office:value-type="float" office:value="214951147" calcext:value-type="float">
            <text:p>214951147</text:p>
          </table:table-cell>
          <table:table-cell office:value-type="float" office:value="237728345" calcext:value-type="float">
            <text:p>237728345</text:p>
          </table:table-cell>
          <table:table-cell office:value-type="float" office:value="244093819" calcext:value-type="float">
            <text:p>244093819</text:p>
          </table:table-cell>
          <table:table-cell office:value-type="float" office:value="21808499" calcext:value-type="float">
            <text:p>21808499</text:p>
          </table:table-cell>
          <table:table-cell office:value-type="float" office:value="22063560" calcext:value-type="float">
            <text:p>22063560</text:p>
          </table:table-cell>
          <table:table-cell office:value-type="float" office:value="145059159" calcext:value-type="float">
            <text:p>145059159</text:p>
          </table:table-cell>
          <table:table-cell office:value-type="float" office:value="147054943" calcext:value-type="float">
            <text:p>147054943</text:p>
          </table:table-cell>
          <table:table-cell office:value-type="float" office:value="366432072" calcext:value-type="float">
            <text:p>366432072</text:p>
          </table:table-cell>
          <table:table-cell office:value-type="float" office:value="372431298" calcext:value-type="float">
            <text:p>372431298</text:p>
          </table:table-cell>
          <table:table-cell office:value-type="float" office:value="23495097" calcext:value-type="float">
            <text:p>23495097</text:p>
          </table:table-cell>
          <table:table-cell office:value-type="float" office:value="23857154" calcext:value-type="float">
            <text:p>23857154</text:p>
          </table:table-cell>
          <table:table-cell office:value-type="float" office:value="110982409" calcext:value-type="float">
            <text:p>110982409</text:p>
          </table:table-cell>
          <table:table-cell office:value-type="float" office:value="204761024" calcext:value-type="float">
            <text:p>204761024</text:p>
          </table:table-cell>
          <table:table-cell office:value-type="float" office:value="102526795" calcext:value-type="float">
            <text:p>102526795</text:p>
          </table:table-cell>
          <table:table-cell office:value-type="float" office:value="135600903" calcext:value-type="float">
            <text:p>135600903</text:p>
          </table:table-cell>
          <table:table-cell office:value-type="float" office:value="4451334" calcext:value-type="float">
            <text:p>4451334</text:p>
          </table:table-cell>
          <table:table-cell office:value-type="float" office:value="13222771" calcext:value-type="float">
            <text:p>13222771</text:p>
          </table:table-cell>
        </table:table-row>
        <table:table-row table:style-name="ro1">
          <table:table-cell office:value-type="float" office:value="20693903" calcext:value-type="float">
            <text:p>20693903</text:p>
          </table:table-cell>
          <table:table-cell office:value-type="float" office:value="21514748" calcext:value-type="float">
            <text:p>21514748</text:p>
          </table:table-cell>
          <table:table-cell office:value-type="float" office:value="12290599" calcext:value-type="float">
            <text:p>12290599</text:p>
          </table:table-cell>
          <table:table-cell office:value-type="float" office:value="22672925" calcext:value-type="float">
            <text:p>22672925</text:p>
          </table:table-cell>
          <table:table-cell office:value-type="float" office:value="743600" calcext:value-type="float">
            <text:p>743600</text:p>
          </table:table-cell>
          <table:table-cell office:value-type="float" office:value="908425" calcext:value-type="float">
            <text:p>908425</text:p>
          </table:table-cell>
          <table:table-cell office:value-type="float" office:value="12701755" calcext:value-type="float">
            <text:p>12701755</text:p>
          </table:table-cell>
          <table:table-cell office:value-type="float" office:value="13928028" calcext:value-type="float">
            <text:p>13928028</text:p>
          </table:table-cell>
          <table:table-cell office:value-type="float" office:value="10716098" calcext:value-type="float">
            <text:p>10716098</text:p>
          </table:table-cell>
          <table:table-cell office:value-type="float" office:value="45491679" calcext:value-type="float">
            <text:p>45491679</text:p>
          </table:table-cell>
          <table:table-cell office:value-type="float" office:value="338661" calcext:value-type="float">
            <text:p>338661</text:p>
          </table:table-cell>
          <table:table-cell office:value-type="float" office:value="447683" calcext:value-type="float">
            <text:p>447683</text:p>
          </table:table-cell>
          <table:table-cell office:value-type="float" office:value="217859827" calcext:value-type="float">
            <text:p>217859827</text:p>
          </table:table-cell>
          <table:table-cell office:value-type="float" office:value="219604113" calcext:value-type="float">
            <text:p>219604113</text:p>
          </table:table-cell>
          <table:table-cell office:value-type="float" office:value="181607032" calcext:value-type="float">
            <text:p>181607032</text:p>
          </table:table-cell>
          <table:table-cell office:value-type="float" office:value="188234411" calcext:value-type="float">
            <text:p>188234411</text:p>
          </table:table-cell>
          <table:table-cell office:value-type="float" office:value="21833154" calcext:value-type="float">
            <text:p>21833154</text:p>
          </table:table-cell>
          <table:table-cell office:value-type="float" office:value="22083744" calcext:value-type="float">
            <text:p>22083744</text:p>
          </table:table-cell>
          <table:table-cell office:value-type="float" office:value="133635569" calcext:value-type="float">
            <text:p>133635569</text:p>
          </table:table-cell>
          <table:table-cell office:value-type="float" office:value="139324351" calcext:value-type="float">
            <text:p>139324351</text:p>
          </table:table-cell>
          <table:table-cell office:value-type="float" office:value="430116008" calcext:value-type="float">
            <text:p>430116008</text:p>
          </table:table-cell>
          <table:table-cell office:value-type="float" office:value="436459133" calcext:value-type="float">
            <text:p>436459133</text:p>
          </table:table-cell>
          <table:table-cell office:value-type="float" office:value="23415687" calcext:value-type="float">
            <text:p>23415687</text:p>
          </table:table-cell>
          <table:table-cell office:value-type="float" office:value="23797719" calcext:value-type="float">
            <text:p>23797719</text:p>
          </table:table-cell>
          <table:table-cell office:value-type="float" office:value="112993069" calcext:value-type="float">
            <text:p>112993069</text:p>
          </table:table-cell>
          <table:table-cell office:value-type="float" office:value="131045854" calcext:value-type="float">
            <text:p>131045854</text:p>
          </table:table-cell>
          <table:table-cell office:value-type="float" office:value="77406701" calcext:value-type="float">
            <text:p>77406701</text:p>
          </table:table-cell>
          <table:table-cell office:value-type="float" office:value="103334859" calcext:value-type="float">
            <text:p>103334859</text:p>
          </table:table-cell>
          <table:table-cell office:value-type="float" office:value="4424166" calcext:value-type="float">
            <text:p>4424166</text:p>
          </table:table-cell>
          <table:table-cell office:value-type="float" office:value="4816535" calcext:value-type="float">
            <text:p>4816535</text:p>
          </table:table-cell>
        </table:table-row>
        <table:table-row table:style-name="ro1">
          <table:table-cell office:value-type="float" office:value="31252857" calcext:value-type="float">
            <text:p>31252857</text:p>
          </table:table-cell>
          <table:table-cell office:value-type="float" office:value="32258851" calcext:value-type="float">
            <text:p>32258851</text:p>
          </table:table-cell>
          <table:table-cell office:value-type="float" office:value="14969431" calcext:value-type="float">
            <text:p>14969431</text:p>
          </table:table-cell>
          <table:table-cell office:value-type="float" office:value="28673199" calcext:value-type="float">
            <text:p>28673199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53092" calcext:value-type="float">
            <text:p>1253092</text:p>
          </table:table-cell>
          <table:table-cell office:value-type="float" office:value="12659012" calcext:value-type="float">
            <text:p>12659012</text:p>
          </table:table-cell>
          <table:table-cell office:value-type="float" office:value="13473711" calcext:value-type="float">
            <text:p>13473711</text:p>
          </table:table-cell>
          <table:table-cell office:value-type="float" office:value="7485099" calcext:value-type="float">
            <text:p>7485099</text:p>
          </table:table-cell>
          <table:table-cell office:value-type="float" office:value="31743352" calcext:value-type="float">
            <text:p>31743352</text:p>
          </table:table-cell>
          <table:table-cell office:value-type="float" office:value="338381" calcext:value-type="float">
            <text:p>338381</text:p>
          </table:table-cell>
          <table:table-cell office:value-type="float" office:value="437346" calcext:value-type="float">
            <text:p>437346</text:p>
          </table:table-cell>
          <table:table-cell office:value-type="float" office:value="209279686" calcext:value-type="float">
            <text:p>209279686</text:p>
          </table:table-cell>
          <table:table-cell office:value-type="float" office:value="210845039" calcext:value-type="float">
            <text:p>210845039</text:p>
          </table:table-cell>
          <table:table-cell office:value-type="float" office:value="197947099" calcext:value-type="float">
            <text:p>197947099</text:p>
          </table:table-cell>
          <table:table-cell office:value-type="float" office:value="203992631" calcext:value-type="float">
            <text:p>203992631</text:p>
          </table:table-cell>
          <table:table-cell office:value-type="float" office:value="21708067" calcext:value-type="float">
            <text:p>21708067</text:p>
          </table:table-cell>
          <table:table-cell office:value-type="float" office:value="21943083" calcext:value-type="float">
            <text:p>21943083</text:p>
          </table:table-cell>
          <table:table-cell office:value-type="float" office:value="147923070" calcext:value-type="float">
            <text:p>147923070</text:p>
          </table:table-cell>
          <table:table-cell office:value-type="float" office:value="149788741" calcext:value-type="float">
            <text:p>149788741</text:p>
          </table:table-cell>
          <table:table-cell office:value-type="float" office:value="293311880" calcext:value-type="float">
            <text:p>293311880</text:p>
          </table:table-cell>
          <table:table-cell office:value-type="float" office:value="299453792" calcext:value-type="float">
            <text:p>299453792</text:p>
          </table:table-cell>
          <table:table-cell office:value-type="float" office:value="23638621" calcext:value-type="float">
            <text:p>23638621</text:p>
          </table:table-cell>
          <table:table-cell office:value-type="float" office:value="23993205" calcext:value-type="float">
            <text:p>23993205</text:p>
          </table:table-cell>
          <table:table-cell office:value-type="float" office:value="124494742" calcext:value-type="float">
            <text:p>124494742</text:p>
          </table:table-cell>
          <table:table-cell office:value-type="float" office:value="127863886" calcext:value-type="float">
            <text:p>127863886</text:p>
          </table:table-cell>
          <table:table-cell office:value-type="float" office:value="46576802" calcext:value-type="float">
            <text:p>46576802</text:p>
          </table:table-cell>
          <table:table-cell office:value-type="float" office:value="54810950" calcext:value-type="float">
            <text:p>54810950</text:p>
          </table:table-cell>
          <table:table-cell office:value-type="float" office:value="6465487" calcext:value-type="float">
            <text:p>6465487</text:p>
          </table:table-cell>
          <table:table-cell office:value-type="float" office:value="6763011" calcext:value-type="float">
            <text:p>6763011</text:p>
          </table:table-cell>
        </table:table-row>
        <table:table-row table:style-name="ro1">
          <table:table-cell office:value-type="float" office:value="20313547" calcext:value-type="float">
            <text:p>20313547</text:p>
          </table:table-cell>
          <table:table-cell office:value-type="float" office:value="21185724" calcext:value-type="float">
            <text:p>21185724</text:p>
          </table:table-cell>
          <table:table-cell office:value-type="float" office:value="15247819" calcext:value-type="float">
            <text:p>15247819</text:p>
          </table:table-cell>
          <table:table-cell office:value-type="float" office:value="29025269" calcext:value-type="float">
            <text:p>29025269</text:p>
          </table:table-cell>
          <table:table-cell office:value-type="float" office:value="1084914" calcext:value-type="float">
            <text:p>1084914</text:p>
          </table:table-cell>
          <table:table-cell office:value-type="float" office:value="1236400" calcext:value-type="float">
            <text:p>1236400</text:p>
          </table:table-cell>
          <table:table-cell office:value-type="float" office:value="16612867" calcext:value-type="float">
            <text:p>16612867</text:p>
          </table:table-cell>
          <table:table-cell office:value-type="float" office:value="17329369" calcext:value-type="float">
            <text:p>17329369</text:p>
          </table:table-cell>
          <table:table-cell office:value-type="float" office:value="8159627" calcext:value-type="float">
            <text:p>8159627</text:p>
          </table:table-cell>
          <table:table-cell office:value-type="float" office:value="27104844" calcext:value-type="float">
            <text:p>27104844</text:p>
          </table:table-cell>
          <table:table-cell office:value-type="float" office:value="337613" calcext:value-type="float">
            <text:p>337613</text:p>
          </table:table-cell>
          <table:table-cell office:value-type="float" office:value="430501" calcext:value-type="float">
            <text:p>430501</text:p>
          </table:table-cell>
          <table:table-cell office:value-type="float" office:value="117194721" calcext:value-type="float">
            <text:p>117194721</text:p>
          </table:table-cell>
          <table:table-cell office:value-type="float" office:value="119032455" calcext:value-type="float">
            <text:p>119032455</text:p>
          </table:table-cell>
          <table:table-cell office:value-type="float" office:value="366625392" calcext:value-type="float">
            <text:p>366625392</text:p>
          </table:table-cell>
          <table:table-cell office:value-type="float" office:value="377417058" calcext:value-type="float">
            <text:p>377417058</text:p>
          </table:table-cell>
          <table:table-cell office:value-type="float" office:value="23902830" calcext:value-type="float">
            <text:p>23902830</text:p>
          </table:table-cell>
          <table:table-cell office:value-type="float" office:value="24154538" calcext:value-type="float">
            <text:p>24154538</text:p>
          </table:table-cell>
          <table:table-cell office:value-type="float" office:value="141560669" calcext:value-type="float">
            <text:p>141560669</text:p>
          </table:table-cell>
          <table:table-cell office:value-type="float" office:value="143519787" calcext:value-type="float">
            <text:p>143519787</text:p>
          </table:table-cell>
          <table:table-cell office:value-type="float" office:value="311952518" calcext:value-type="float">
            <text:p>311952518</text:p>
          </table:table-cell>
          <table:table-cell office:value-type="float" office:value="318609091" calcext:value-type="float">
            <text:p>318609091</text:p>
          </table:table-cell>
          <table:table-cell office:value-type="float" office:value="23413872" calcext:value-type="float">
            <text:p>23413872</text:p>
          </table:table-cell>
          <table:table-cell office:value-type="float" office:value="23786056" calcext:value-type="float">
            <text:p>23786056</text:p>
          </table:table-cell>
          <table:table-cell office:value-type="float" office:value="127006375" calcext:value-type="float">
            <text:p>127006375</text:p>
          </table:table-cell>
          <table:table-cell office:value-type="float" office:value="168751767" calcext:value-type="float">
            <text:p>168751767</text:p>
          </table:table-cell>
          <table:table-cell office:value-type="float" office:value="64339746" calcext:value-type="float">
            <text:p>64339746</text:p>
          </table:table-cell>
          <table:table-cell office:value-type="float" office:value="154199148" calcext:value-type="float">
            <text:p>154199148</text:p>
          </table:table-cell>
          <table:table-cell office:value-type="float" office:value="4372623" calcext:value-type="float">
            <text:p>4372623</text:p>
          </table:table-cell>
          <table:table-cell office:value-type="float" office:value="13115355" calcext:value-type="float">
            <text:p>13115355</text:p>
          </table:table-cell>
        </table:table-row>
        <table:table-row table:style-name="ro1">
          <table:table-cell office:value-type="float" office:value="36373760" calcext:value-type="float">
            <text:p>36373760</text:p>
          </table:table-cell>
          <table:table-cell office:value-type="float" office:value="37203823" calcext:value-type="float">
            <text:p>37203823</text:p>
          </table:table-cell>
          <table:table-cell office:value-type="float" office:value="15197533" calcext:value-type="float">
            <text:p>15197533</text:p>
          </table:table-cell>
          <table:table-cell office:value-type="float" office:value="28635764" calcext:value-type="float">
            <text:p>28635764</text:p>
          </table:table-cell>
          <table:table-cell office:value-type="float" office:value="758337" calcext:value-type="float">
            <text:p>758337</text:p>
          </table:table-cell>
          <table:table-cell office:value-type="float" office:value="924699" calcext:value-type="float">
            <text:p>924699</text:p>
          </table:table-cell>
          <table:table-cell office:value-type="float" office:value="16658822" calcext:value-type="float">
            <text:p>16658822</text:p>
          </table:table-cell>
          <table:table-cell office:value-type="float" office:value="17840048" calcext:value-type="float">
            <text:p>17840048</text:p>
          </table:table-cell>
          <table:table-cell office:value-type="float" office:value="5749125" calcext:value-type="float">
            <text:p>5749125</text:p>
          </table:table-cell>
          <table:table-cell office:value-type="float" office:value="24277669" calcext:value-type="float">
            <text:p>24277669</text:p>
          </table:table-cell>
          <table:table-cell office:value-type="float" office:value="338591" calcext:value-type="float">
            <text:p>338591</text:p>
          </table:table-cell>
          <table:table-cell office:value-type="float" office:value="448242" calcext:value-type="float">
            <text:p>448242</text:p>
          </table:table-cell>
          <table:table-cell office:value-type="float" office:value="179470588" calcext:value-type="float">
            <text:p>179470588</text:p>
          </table:table-cell>
          <table:table-cell office:value-type="float" office:value="181323547" calcext:value-type="float">
            <text:p>181323547</text:p>
          </table:table-cell>
          <table:table-cell office:value-type="float" office:value="187722196" calcext:value-type="float">
            <text:p>187722196</text:p>
          </table:table-cell>
          <table:table-cell office:value-type="float" office:value="206083330" calcext:value-type="float">
            <text:p>206083330</text:p>
          </table:table-cell>
          <table:table-cell office:value-type="float" office:value="23279288" calcext:value-type="float">
            <text:p>23279288</text:p>
          </table:table-cell>
          <table:table-cell office:value-type="float" office:value="23532043" calcext:value-type="float">
            <text:p>23532043</text:p>
          </table:table-cell>
          <table:table-cell office:value-type="float" office:value="72327982" calcext:value-type="float">
            <text:p>72327982</text:p>
          </table:table-cell>
          <table:table-cell office:value-type="float" office:value="74657748" calcext:value-type="float">
            <text:p>74657748</text:p>
          </table:table-cell>
          <table:table-cell office:value-type="float" office:value="440348176" calcext:value-type="float">
            <text:p>440348176</text:p>
          </table:table-cell>
          <table:table-cell office:value-type="float" office:value="458819240" calcext:value-type="float">
            <text:p>458819240</text:p>
          </table:table-cell>
          <table:table-cell office:value-type="float" office:value="23407097" calcext:value-type="float">
            <text:p>23407097</text:p>
          </table:table-cell>
          <table:table-cell office:value-type="float" office:value="23787453" calcext:value-type="float">
            <text:p>23787453</text:p>
          </table:table-cell>
          <table:table-cell office:value-type="float" office:value="95430850" calcext:value-type="float">
            <text:p>95430850</text:p>
          </table:table-cell>
          <table:table-cell office:value-type="float" office:value="130903797" calcext:value-type="float">
            <text:p>130903797</text:p>
          </table:table-cell>
          <table:table-cell office:value-type="float" office:value="36464065" calcext:value-type="float">
            <text:p>36464065</text:p>
          </table:table-cell>
          <table:table-cell office:value-type="float" office:value="46834587" calcext:value-type="float">
            <text:p>46834587</text:p>
          </table:table-cell>
          <table:table-cell office:value-type="float" office:value="5770217" calcext:value-type="float">
            <text:p>5770217</text:p>
          </table:table-cell>
          <table:table-cell office:value-type="float" office:value="6162655" calcext:value-type="float">
            <text:p>6162655</text:p>
          </table:table-cell>
        </table:table-row>
        <table:table-row table:style-name="ro1">
          <table:table-cell office:value-type="float" office:value="32307390" calcext:value-type="float">
            <text:p>32307390</text:p>
          </table:table-cell>
          <table:table-cell office:value-type="float" office:value="33306679" calcext:value-type="float">
            <text:p>33306679</text:p>
          </table:table-cell>
          <table:table-cell office:value-type="float" office:value="14874377" calcext:value-type="float">
            <text:p>14874377</text:p>
          </table:table-cell>
          <table:table-cell office:value-type="float" office:value="25380741" calcext:value-type="float">
            <text:p>25380741</text:p>
          </table:table-cell>
          <table:table-cell office:value-type="float" office:value="746324" calcext:value-type="float">
            <text:p>746324</text:p>
          </table:table-cell>
          <table:table-cell office:value-type="float" office:value="864216" calcext:value-type="float">
            <text:p>864216</text:p>
          </table:table-cell>
          <table:table-cell office:value-type="float" office:value="12726060" calcext:value-type="float">
            <text:p>12726060</text:p>
          </table:table-cell>
          <table:table-cell office:value-type="float" office:value="13529304" calcext:value-type="float">
            <text:p>13529304</text:p>
          </table:table-cell>
          <table:table-cell office:value-type="float" office:value="7363367" calcext:value-type="float">
            <text:p>7363367</text:p>
          </table:table-cell>
          <table:table-cell office:value-type="float" office:value="29102514" calcext:value-type="float">
            <text:p>29102514</text:p>
          </table:table-cell>
          <table:table-cell office:value-type="float" office:value="337194" calcext:value-type="float">
            <text:p>337194</text:p>
          </table:table-cell>
          <table:table-cell office:value-type="float" office:value="435181" calcext:value-type="float">
            <text:p>435181</text:p>
          </table:table-cell>
          <table:table-cell office:value-type="float" office:value="216551979" calcext:value-type="float">
            <text:p>216551979</text:p>
          </table:table-cell>
          <table:table-cell office:value-type="float" office:value="218183401" calcext:value-type="float">
            <text:p>218183401</text:p>
          </table:table-cell>
          <table:table-cell office:value-type="float" office:value="174521355" calcext:value-type="float">
            <text:p>174521355</text:p>
          </table:table-cell>
          <table:table-cell office:value-type="float" office:value="180731991" calcext:value-type="float">
            <text:p>180731991</text:p>
          </table:table-cell>
          <table:table-cell office:value-type="float" office:value="21813249" calcext:value-type="float">
            <text:p>21813249</text:p>
          </table:table-cell>
          <table:table-cell office:value-type="float" office:value="22049312" calcext:value-type="float">
            <text:p>22049312</text:p>
          </table:table-cell>
          <table:table-cell office:value-type="float" office:value="122283288" calcext:value-type="float">
            <text:p>122283288</text:p>
          </table:table-cell>
          <table:table-cell office:value-type="float" office:value="124260145" calcext:value-type="float">
            <text:p>124260145</text:p>
          </table:table-cell>
          <table:table-cell office:value-type="float" office:value="366809774" calcext:value-type="float">
            <text:p>366809774</text:p>
          </table:table-cell>
          <table:table-cell office:value-type="float" office:value="385405016" calcext:value-type="float">
            <text:p>385405016</text:p>
          </table:table-cell>
          <table:table-cell office:value-type="float" office:value="23681992" calcext:value-type="float">
            <text:p>23681992</text:p>
          </table:table-cell>
          <table:table-cell office:value-type="float" office:value="24061929" calcext:value-type="float">
            <text:p>24061929</text:p>
          </table:table-cell>
          <table:table-cell office:value-type="float" office:value="126769333" calcext:value-type="float">
            <text:p>126769333</text:p>
          </table:table-cell>
          <table:table-cell office:value-type="float" office:value="140617043" calcext:value-type="float">
            <text:p>140617043</text:p>
          </table:table-cell>
          <table:table-cell office:value-type="float" office:value="79705387" calcext:value-type="float">
            <text:p>79705387</text:p>
          </table:table-cell>
          <table:table-cell office:value-type="float" office:value="105726084" calcext:value-type="float">
            <text:p>105726084</text:p>
          </table:table-cell>
          <table:table-cell office:value-type="float" office:value="4400350" calcext:value-type="float">
            <text:p>4400350</text:p>
          </table:table-cell>
          <table:table-cell office:value-type="float" office:value="4608407" calcext:value-type="float">
            <text:p>4608407</text:p>
          </table:table-cell>
        </table:table-row>
        <table:table-row table:style-name="ro1">
          <table:table-cell office:value-type="float" office:value="36430471" calcext:value-type="float">
            <text:p>36430471</text:p>
          </table:table-cell>
          <table:table-cell office:value-type="float" office:value="37277716" calcext:value-type="float">
            <text:p>37277716</text:p>
          </table:table-cell>
          <table:table-cell office:value-type="float" office:value="12637222" calcext:value-type="float">
            <text:p>12637222</text:p>
          </table:table-cell>
          <table:table-cell office:value-type="float" office:value="23440761" calcext:value-type="float">
            <text:p>23440761</text:p>
          </table:table-cell>
          <table:table-cell office:value-type="float" office:value="746324" calcext:value-type="float">
            <text:p>746324</text:p>
          </table:table-cell>
          <table:table-cell office:value-type="float" office:value="854717" calcext:value-type="float">
            <text:p>854717</text:p>
          </table:table-cell>
          <table:table-cell office:value-type="float" office:value="16614333" calcext:value-type="float">
            <text:p>16614333</text:p>
          </table:table-cell>
          <table:table-cell office:value-type="float" office:value="17339635" calcext:value-type="float">
            <text:p>17339635</text:p>
          </table:table-cell>
          <table:table-cell office:value-type="float" office:value="5530801" calcext:value-type="float">
            <text:p>5530801</text:p>
          </table:table-cell>
          <table:table-cell office:value-type="float" office:value="24909941" calcext:value-type="float">
            <text:p>24909941</text:p>
          </table:table-cell>
          <table:table-cell office:value-type="float" office:value="342502" calcext:value-type="float">
            <text:p>342502</text:p>
          </table:table-cell>
          <table:table-cell office:value-type="float" office:value="435460" calcext:value-type="float">
            <text:p>435460</text:p>
          </table:table-cell>
          <table:table-cell office:value-type="float" office:value="167470598" calcext:value-type="float">
            <text:p>167470598</text:p>
          </table:table-cell>
          <table:table-cell office:value-type="float" office:value="169447944" calcext:value-type="float">
            <text:p>169447944</text:p>
          </table:table-cell>
          <table:table-cell office:value-type="float" office:value="322635581" calcext:value-type="float">
            <text:p>322635581</text:p>
          </table:table-cell>
          <table:table-cell office:value-type="float" office:value="329005246" calcext:value-type="float">
            <text:p>329005246</text:p>
          </table:table-cell>
          <table:table-cell office:value-type="float" office:value="21621674" calcext:value-type="float">
            <text:p>21621674</text:p>
          </table:table-cell>
          <table:table-cell office:value-type="float" office:value="21872055" calcext:value-type="float">
            <text:p>21872055</text:p>
          </table:table-cell>
          <table:table-cell office:value-type="float" office:value="141264681" calcext:value-type="float">
            <text:p>141264681</text:p>
          </table:table-cell>
          <table:table-cell office:value-type="float" office:value="143254739" calcext:value-type="float">
            <text:p>143254739</text:p>
          </table:table-cell>
          <table:table-cell office:value-type="float" office:value="466408682" calcext:value-type="float">
            <text:p>466408682</text:p>
          </table:table-cell>
          <table:table-cell office:value-type="float" office:value="473439883" calcext:value-type="float">
            <text:p>473439883</text:p>
          </table:table-cell>
          <table:table-cell office:value-type="float" office:value="23628284" calcext:value-type="float">
            <text:p>23628284</text:p>
          </table:table-cell>
          <table:table-cell office:value-type="float" office:value="23992158" calcext:value-type="float">
            <text:p>23992158</text:p>
          </table:table-cell>
          <table:table-cell office:value-type="float" office:value="143733711" calcext:value-type="float">
            <text:p>143733711</text:p>
          </table:table-cell>
          <table:table-cell office:value-type="float" office:value="176331222" calcext:value-type="float">
            <text:p>176331222</text:p>
          </table:table-cell>
          <table:table-cell office:value-type="float" office:value="87215769" calcext:value-type="float">
            <text:p>87215769</text:p>
          </table:table-cell>
          <table:table-cell office:value-type="float" office:value="196194641" calcext:value-type="float">
            <text:p>196194641</text:p>
          </table:table-cell>
          <table:table-cell office:value-type="float" office:value="4375347" calcext:value-type="float">
            <text:p>4375347</text:p>
          </table:table-cell>
          <table:table-cell office:value-type="float" office:value="13060879" calcext:value-type="float">
            <text:p>13060879</text:p>
          </table:table-cell>
        </table:table-row>
        <table:table-row table:style-name="ro1">
          <table:table-cell office:value-type="float" office:value="37951265" calcext:value-type="float">
            <text:p>37951265</text:p>
          </table:table-cell>
          <table:table-cell office:value-type="float" office:value="38775182" calcext:value-type="float">
            <text:p>38775182</text:p>
          </table:table-cell>
          <table:table-cell office:value-type="float" office:value="15210454" calcext:value-type="float">
            <text:p>15210454</text:p>
          </table:table-cell>
          <table:table-cell office:value-type="float" office:value="34171874" calcext:value-type="float">
            <text:p>34171874</text:p>
          </table:table-cell>
          <table:table-cell office:value-type="float" office:value="743390" calcext:value-type="float">
            <text:p>743390</text:p>
          </table:table-cell>
          <table:table-cell office:value-type="float" office:value="909962" calcext:value-type="float">
            <text:p>909962</text:p>
          </table:table-cell>
          <table:table-cell office:value-type="float" office:value="14959724" calcext:value-type="float">
            <text:p>14959724</text:p>
          </table:table-cell>
          <table:table-cell office:value-type="float" office:value="16187114" calcext:value-type="float">
            <text:p>16187114</text:p>
          </table:table-cell>
          <table:table-cell office:value-type="float" office:value="7423500" calcext:value-type="float">
            <text:p>7423500</text:p>
          </table:table-cell>
          <table:table-cell office:value-type="float" office:value="29684221" calcext:value-type="float">
            <text:p>29684221</text:p>
          </table:table-cell>
          <table:table-cell office:value-type="float" office:value="484419" calcext:value-type="float">
            <text:p>484419</text:p>
          </table:table-cell>
          <table:table-cell office:value-type="float" office:value="643308" calcext:value-type="float">
            <text:p>643308</text:p>
          </table:table-cell>
          <table:table-cell office:value-type="float" office:value="202981818" calcext:value-type="float">
            <text:p>202981818</text:p>
          </table:table-cell>
          <table:table-cell office:value-type="float" office:value="204787005" calcext:value-type="float">
            <text:p>204787005</text:p>
          </table:table-cell>
          <table:table-cell office:value-type="float" office:value="202495024" calcext:value-type="float">
            <text:p>202495024</text:p>
          </table:table-cell>
          <table:table-cell office:value-type="float" office:value="221922844" calcext:value-type="float">
            <text:p>221922844</text:p>
          </table:table-cell>
          <table:table-cell office:value-type="float" office:value="21724131" calcext:value-type="float">
            <text:p>21724131</text:p>
          </table:table-cell>
          <table:table-cell office:value-type="float" office:value="22000912" calcext:value-type="float">
            <text:p>22000912</text:p>
          </table:table-cell>
          <table:table-cell office:value-type="float" office:value="188433879" calcext:value-type="float">
            <text:p>188433879</text:p>
          </table:table-cell>
          <table:table-cell office:value-type="float" office:value="190753866" calcext:value-type="float">
            <text:p>190753866</text:p>
          </table:table-cell>
          <table:table-cell office:value-type="float" office:value="375477636" calcext:value-type="float">
            <text:p>375477636</text:p>
          </table:table-cell>
          <table:table-cell office:value-type="float" office:value="381558367" calcext:value-type="float">
            <text:p>381558367</text:p>
          </table:table-cell>
          <table:table-cell office:value-type="float" office:value="23435662" calcext:value-type="float">
            <text:p>23435662</text:p>
          </table:table-cell>
          <table:table-cell office:value-type="float" office:value="23818601" calcext:value-type="float">
            <text:p>23818601</text:p>
          </table:table-cell>
          <table:table-cell office:value-type="float" office:value="76181965" calcext:value-type="float">
            <text:p>76181965</text:p>
          </table:table-cell>
          <table:table-cell office:value-type="float" office:value="93091447" calcext:value-type="float">
            <text:p>93091447</text:p>
          </table:table-cell>
          <table:table-cell office:value-type="float" office:value="65471105" calcext:value-type="float">
            <text:p>65471105</text:p>
          </table:table-cell>
          <table:table-cell office:value-type="float" office:value="93621053" calcext:value-type="float">
            <text:p>93621053</text:p>
          </table:table-cell>
          <table:table-cell office:value-type="float" office:value="4376953" calcext:value-type="float">
            <text:p>4376953</text:p>
          </table:table-cell>
          <table:table-cell office:value-type="float" office:value="4797328" calcext:value-type="float">
            <text:p>4797328</text:p>
          </table:table-cell>
        </table:table-row>
        <table:table-row table:style-name="ro1">
          <table:table-cell office:value-type="float" office:value="30776260" calcext:value-type="float">
            <text:p>30776260</text:p>
          </table:table-cell>
          <table:table-cell office:value-type="float" office:value="31781555" calcext:value-type="float">
            <text:p>31781555</text:p>
          </table:table-cell>
          <table:table-cell office:value-type="float" office:value="14882549" calcext:value-type="float">
            <text:p>14882549</text:p>
          </table:table-cell>
          <table:table-cell office:value-type="float" office:value="28554958" calcext:value-type="float">
            <text:p>28554958</text:p>
          </table:table-cell>
          <table:table-cell office:value-type="float" office:value="748210" calcext:value-type="float">
            <text:p>748210</text:p>
          </table:table-cell>
          <table:table-cell office:value-type="float" office:value="867499" calcext:value-type="float">
            <text:p>867499</text:p>
          </table:table-cell>
          <table:table-cell office:value-type="float" office:value="12664739" calcext:value-type="float">
            <text:p>12664739</text:p>
          </table:table-cell>
          <table:table-cell office:value-type="float" office:value="13478949" calcext:value-type="float">
            <text:p>13478949</text:p>
          </table:table-cell>
          <table:table-cell office:value-type="float" office:value="8811875" calcext:value-type="float">
            <text:p>8811875</text:p>
          </table:table-cell>
          <table:table-cell office:value-type="float" office:value="32913264" calcext:value-type="float">
            <text:p>32913264</text:p>
          </table:table-cell>
          <table:table-cell office:value-type="float" office:value="337822" calcext:value-type="float">
            <text:p>337822</text:p>
          </table:table-cell>
          <table:table-cell office:value-type="float" office:value="436927" calcext:value-type="float">
            <text:p>436927</text:p>
          </table:table-cell>
          <table:table-cell office:value-type="float" office:value="268524161" calcext:value-type="float">
            <text:p>268524161</text:p>
          </table:table-cell>
          <table:table-cell office:value-type="float" office:value="270183380" calcext:value-type="float">
            <text:p>270183380</text:p>
          </table:table-cell>
          <table:table-cell office:value-type="float" office:value="183894964" calcext:value-type="float">
            <text:p>183894964</text:p>
          </table:table-cell>
          <table:table-cell office:value-type="float" office:value="190384197" calcext:value-type="float">
            <text:p>190384197</text:p>
          </table:table-cell>
          <table:table-cell office:value-type="float" office:value="21767083" calcext:value-type="float">
            <text:p>21767083</text:p>
          </table:table-cell>
          <table:table-cell office:value-type="float" office:value="21998328" calcext:value-type="float">
            <text:p>21998328</text:p>
          </table:table-cell>
          <table:table-cell office:value-type="float" office:value="127604425" calcext:value-type="float">
            <text:p>127604425</text:p>
          </table:table-cell>
          <table:table-cell office:value-type="float" office:value="129540216" calcext:value-type="float">
            <text:p>129540216</text:p>
          </table:table-cell>
          <table:table-cell office:value-type="float" office:value="415602641" calcext:value-type="float">
            <text:p>415602641</text:p>
          </table:table-cell>
          <table:table-cell office:value-type="float" office:value="421547740" calcext:value-type="float">
            <text:p>421547740</text:p>
          </table:table-cell>
          <table:table-cell office:value-type="float" office:value="23692468" calcext:value-type="float">
            <text:p>23692468</text:p>
          </table:table-cell>
          <table:table-cell office:value-type="float" office:value="24049776" calcext:value-type="float">
            <text:p>24049776</text:p>
          </table:table-cell>
          <table:table-cell office:value-type="float" office:value="148368378" calcext:value-type="float">
            <text:p>148368378</text:p>
          </table:table-cell>
          <table:table-cell office:value-type="float" office:value="175048586" calcext:value-type="float">
            <text:p>175048586</text:p>
          </table:table-cell>
          <table:table-cell office:value-type="float" office:value="63255111" calcext:value-type="float">
            <text:p>63255111</text:p>
          </table:table-cell>
          <table:table-cell office:value-type="float" office:value="77565590" calcext:value-type="float">
            <text:p>77565590</text:p>
          </table:table-cell>
          <table:table-cell office:value-type="float" office:value="5541417" calcext:value-type="float">
            <text:p>5541417</text:p>
          </table:table-cell>
          <table:table-cell office:value-type="float" office:value="5750731" calcext:value-type="float">
            <text:p>5750731</text:p>
          </table:table-cell>
        </table:table-row>
        <table:table-row table:style-name="ro1">
          <table:table-cell office:value-type="float" office:value="46648669" calcext:value-type="float">
            <text:p>46648669</text:p>
          </table:table-cell>
          <table:table-cell office:value-type="float" office:value="47508765" calcext:value-type="float">
            <text:p>47508765</text:p>
          </table:table-cell>
          <table:table-cell office:value-type="float" office:value="15173437" calcext:value-type="float">
            <text:p>15173437</text:p>
          </table:table-cell>
          <table:table-cell office:value-type="float" office:value="28590367" calcext:value-type="float">
            <text:p>28590367</text:p>
          </table:table-cell>
          <table:table-cell office:value-type="float" office:value="746743" calcext:value-type="float">
            <text:p>746743</text:p>
          </table:table-cell>
          <table:table-cell office:value-type="float" office:value="855416" calcext:value-type="float">
            <text:p>855416</text:p>
          </table:table-cell>
          <table:table-cell office:value-type="float" office:value="12725850" calcext:value-type="float">
            <text:p>12725850</text:p>
          </table:table-cell>
          <table:table-cell office:value-type="float" office:value="13442771" calcext:value-type="float">
            <text:p>13442771</text:p>
          </table:table-cell>
          <table:table-cell office:value-type="float" office:value="8840579" calcext:value-type="float">
            <text:p>8840579</text:p>
          </table:table-cell>
          <table:table-cell office:value-type="float" office:value="40118579" calcext:value-type="float">
            <text:p>40118579</text:p>
          </table:table-cell>
          <table:table-cell office:value-type="float" office:value="338381" calcext:value-type="float">
            <text:p>338381</text:p>
          </table:table-cell>
          <table:table-cell office:value-type="float" office:value="432108" calcext:value-type="float">
            <text:p>432108</text:p>
          </table:table-cell>
          <table:table-cell office:value-type="float" office:value="212243819" calcext:value-type="float">
            <text:p>212243819</text:p>
          </table:table-cell>
          <table:table-cell office:value-type="float" office:value="214226893" calcext:value-type="float">
            <text:p>214226893</text:p>
          </table:table-cell>
          <table:table-cell office:value-type="float" office:value="224219923" calcext:value-type="float">
            <text:p>224219923</text:p>
          </table:table-cell>
          <table:table-cell office:value-type="float" office:value="238805368" calcext:value-type="float">
            <text:p>238805368</text:p>
          </table:table-cell>
          <table:table-cell office:value-type="float" office:value="21615528" calcext:value-type="float">
            <text:p>21615528</text:p>
          </table:table-cell>
          <table:table-cell office:value-type="float" office:value="21864372" calcext:value-type="float">
            <text:p>21864372</text:p>
          </table:table-cell>
          <table:table-cell office:value-type="float" office:value="107093996" calcext:value-type="float">
            <text:p>107093996</text:p>
          </table:table-cell>
          <table:table-cell office:value-type="float" office:value="108986136" calcext:value-type="float">
            <text:p>108986136</text:p>
          </table:table-cell>
          <table:table-cell office:value-type="float" office:value="310778486" calcext:value-type="float">
            <text:p>310778486</text:p>
          </table:table-cell>
          <table:table-cell office:value-type="float" office:value="316616100" calcext:value-type="float">
            <text:p>316616100</text:p>
          </table:table-cell>
          <table:table-cell office:value-type="float" office:value="23684786" calcext:value-type="float">
            <text:p>23684786</text:p>
          </table:table-cell>
          <table:table-cell office:value-type="float" office:value="24039021" calcext:value-type="float">
            <text:p>24039021</text:p>
          </table:table-cell>
          <table:table-cell office:value-type="float" office:value="58205935" calcext:value-type="float">
            <text:p>58205935</text:p>
          </table:table-cell>
          <table:table-cell office:value-type="float" office:value="103680991" calcext:value-type="float">
            <text:p>103680991</text:p>
          </table:table-cell>
          <table:table-cell office:value-type="float" office:value="48135171" calcext:value-type="float">
            <text:p>48135171</text:p>
          </table:table-cell>
          <table:table-cell office:value-type="float" office:value="92911187" calcext:value-type="float">
            <text:p>92911187</text:p>
          </table:table-cell>
          <table:table-cell office:value-type="float" office:value="5485404" calcext:value-type="float">
            <text:p>5485404</text:p>
          </table:table-cell>
          <table:table-cell office:value-type="float" office:value="14466784" calcext:value-type="float">
            <text:p>14466784</text:p>
          </table:table-cell>
        </table:table-row>
        <table:table-row table:style-name="ro1">
          <table:table-cell office:value-type="float" office:value="34932026" calcext:value-type="float">
            <text:p>34932026</text:p>
          </table:table-cell>
          <table:table-cell office:value-type="float" office:value="35756991" calcext:value-type="float">
            <text:p>35756991</text:p>
          </table:table-cell>
          <table:table-cell office:value-type="float" office:value="12641342" calcext:value-type="float">
            <text:p>12641342</text:p>
          </table:table-cell>
          <table:table-cell office:value-type="float" office:value="23130036" calcext:value-type="float">
            <text:p>23130036</text:p>
          </table:table-cell>
          <table:table-cell office:value-type="float" office:value="747931" calcext:value-type="float">
            <text:p>747931</text:p>
          </table:table-cell>
          <table:table-cell office:value-type="float" office:value="912127" calcext:value-type="float">
            <text:p>912127</text:p>
          </table:table-cell>
          <table:table-cell office:value-type="float" office:value="12639037" calcext:value-type="float">
            <text:p>12639037</text:p>
          </table:table-cell>
          <table:table-cell office:value-type="float" office:value="13821101" calcext:value-type="float">
            <text:p>13821101</text:p>
          </table:table-cell>
          <table:table-cell office:value-type="float" office:value="8761938" calcext:value-type="float">
            <text:p>8761938</text:p>
          </table:table-cell>
          <table:table-cell office:value-type="float" office:value="35554172" calcext:value-type="float">
            <text:p>35554172</text:p>
          </table:table-cell>
          <table:table-cell office:value-type="float" office:value="339848" calcext:value-type="float">
            <text:p>339848</text:p>
          </table:table-cell>
          <table:table-cell office:value-type="float" office:value="452432" calcext:value-type="float">
            <text:p>452432</text:p>
          </table:table-cell>
          <table:table-cell office:value-type="float" office:value="260723518" calcext:value-type="float">
            <text:p>260723518</text:p>
          </table:table-cell>
          <table:table-cell office:value-type="float" office:value="262437423" calcext:value-type="float">
            <text:p>262437423</text:p>
          </table:table-cell>
          <table:table-cell office:value-type="float" office:value="269581488" calcext:value-type="float">
            <text:p>269581488</text:p>
          </table:table-cell>
          <table:table-cell office:value-type="float" office:value="275854353" calcext:value-type="float">
            <text:p>275854353</text:p>
          </table:table-cell>
          <table:table-cell office:value-type="float" office:value="21813319" calcext:value-type="float">
            <text:p>21813319</text:p>
          </table:table-cell>
          <table:table-cell office:value-type="float" office:value="22061535" calcext:value-type="float">
            <text:p>22061535</text:p>
          </table:table-cell>
          <table:table-cell office:value-type="float" office:value="116316956" calcext:value-type="float">
            <text:p>116316956</text:p>
          </table:table-cell>
          <table:table-cell office:value-type="float" office:value="118692887" calcext:value-type="float">
            <text:p>118692887</text:p>
          </table:table-cell>
          <table:table-cell office:value-type="float" office:value="353070527" calcext:value-type="float">
            <text:p>353070527</text:p>
          </table:table-cell>
          <table:table-cell office:value-type="float" office:value="359097131" calcext:value-type="float">
            <text:p>359097131</text:p>
          </table:table-cell>
          <table:table-cell office:value-type="float" office:value="23671166" calcext:value-type="float">
            <text:p>23671166</text:p>
          </table:table-cell>
          <table:table-cell office:value-type="float" office:value="24049287" calcext:value-type="float">
            <text:p>24049287</text:p>
          </table:table-cell>
          <table:table-cell office:value-type="float" office:value="156977434" calcext:value-type="float">
            <text:p>156977434</text:p>
          </table:table-cell>
          <table:table-cell office:value-type="float" office:value="187351339" calcext:value-type="float">
            <text:p>187351339</text:p>
          </table:table-cell>
          <table:table-cell office:value-type="float" office:value="53305940" calcext:value-type="float">
            <text:p>53305940</text:p>
          </table:table-cell>
          <table:table-cell office:value-type="float" office:value="66358229" calcext:value-type="float">
            <text:p>66358229</text:p>
          </table:table-cell>
          <table:table-cell office:value-type="float" office:value="5262051" calcext:value-type="float">
            <text:p>5262051</text:p>
          </table:table-cell>
          <table:table-cell office:value-type="float" office:value="5842363" calcext:value-type="float">
            <text:p>5842363</text:p>
          </table:table-cell>
        </table:table-row>
        <table:table-row table:style-name="ro1">
          <table:table-cell office:value-type="float" office:value="40404300" calcext:value-type="float">
            <text:p>40404300</text:p>
          </table:table-cell>
          <table:table-cell office:value-type="float" office:value="41406173" calcext:value-type="float">
            <text:p>41406173</text:p>
          </table:table-cell>
          <table:table-cell office:value-type="float" office:value="15210593" calcext:value-type="float">
            <text:p>15210593</text:p>
          </table:table-cell>
          <table:table-cell office:value-type="float" office:value="29117529" calcext:value-type="float">
            <text:p>29117529</text:p>
          </table:table-cell>
          <table:table-cell office:value-type="float" office:value="744019" calcext:value-type="float">
            <text:p>744019</text:p>
          </table:table-cell>
          <table:table-cell office:value-type="float" office:value="863867" calcext:value-type="float">
            <text:p>863867</text:p>
          </table:table-cell>
          <table:table-cell office:value-type="float" office:value="16628372" calcext:value-type="float">
            <text:p>16628372</text:p>
          </table:table-cell>
          <table:table-cell office:value-type="float" office:value="17445585" calcext:value-type="float">
            <text:p>17445585</text:p>
          </table:table-cell>
          <table:table-cell office:value-type="float" office:value="8833037" calcext:value-type="float">
            <text:p>8833037</text:p>
          </table:table-cell>
          <table:table-cell office:value-type="float" office:value="32794673" calcext:value-type="float">
            <text:p>32794673</text:p>
          </table:table-cell>
          <table:table-cell office:value-type="float" office:value="381892" calcext:value-type="float">
            <text:p>381892</text:p>
          </table:table-cell>
          <table:table-cell office:value-type="float" office:value="521295" calcext:value-type="float">
            <text:p>521295</text:p>
          </table:table-cell>
          <table:table-cell office:value-type="float" office:value="133458102" calcext:value-type="float">
            <text:p>133458102</text:p>
          </table:table-cell>
          <table:table-cell office:value-type="float" office:value="135117811" calcext:value-type="float">
            <text:p>135117811</text:p>
          </table:table-cell>
          <table:table-cell office:value-type="float" office:value="254596272" calcext:value-type="float">
            <text:p>254596272</text:p>
          </table:table-cell>
          <table:table-cell office:value-type="float" office:value="261083620" calcext:value-type="float">
            <text:p>261083620</text:p>
          </table:table-cell>
          <table:table-cell office:value-type="float" office:value="21795509" calcext:value-type="float">
            <text:p>21795509</text:p>
          </table:table-cell>
          <table:table-cell office:value-type="float" office:value="22029128" calcext:value-type="float">
            <text:p>22029128</text:p>
          </table:table-cell>
          <table:table-cell office:value-type="float" office:value="87597522" calcext:value-type="float">
            <text:p>87597522</text:p>
          </table:table-cell>
          <table:table-cell office:value-type="float" office:value="89611186" calcext:value-type="float">
            <text:p>89611186</text:p>
          </table:table-cell>
          <table:table-cell office:value-type="float" office:value="340367095" calcext:value-type="float">
            <text:p>340367095</text:p>
          </table:table-cell>
          <table:table-cell office:value-type="float" office:value="346203033" calcext:value-type="float">
            <text:p>346203033</text:p>
          </table:table-cell>
          <table:table-cell office:value-type="float" office:value="23659573" calcext:value-type="float">
            <text:p>23659573</text:p>
          </table:table-cell>
          <table:table-cell office:value-type="float" office:value="24022887" calcext:value-type="float">
            <text:p>24022887</text:p>
          </table:table-cell>
          <table:table-cell office:value-type="float" office:value="140515285" calcext:value-type="float">
            <text:p>140515285</text:p>
          </table:table-cell>
          <table:table-cell office:value-type="float" office:value="151109020" calcext:value-type="float">
            <text:p>151109020</text:p>
          </table:table-cell>
          <table:table-cell office:value-type="float" office:value="70974459" calcext:value-type="float">
            <text:p>70974459</text:p>
          </table:table-cell>
          <table:table-cell office:value-type="float" office:value="93190412" calcext:value-type="float">
            <text:p>93190412</text:p>
          </table:table-cell>
          <table:table-cell office:value-type="float" office:value="6318610" calcext:value-type="float">
            <text:p>6318610</text:p>
          </table:table-cell>
          <table:table-cell office:value-type="float" office:value="6617671" calcext:value-type="float">
            <text:p>6617671</text:p>
          </table:table-cell>
        </table:table-row>
        <table:table-row table:style-name="ro1">
          <table:table-cell office:value-type="float" office:value="20388905" calcext:value-type="float">
            <text:p>20388905</text:p>
          </table:table-cell>
          <table:table-cell office:value-type="float" office:value="21285598" calcext:value-type="float">
            <text:p>21285598</text:p>
          </table:table-cell>
          <table:table-cell office:value-type="float" office:value="13255806" calcext:value-type="float">
            <text:p>13255806</text:p>
          </table:table-cell>
          <table:table-cell office:value-type="float" office:value="24444659" calcext:value-type="float">
            <text:p>24444659</text:p>
          </table:table-cell>
          <table:table-cell office:value-type="float" office:value="1088686" calcext:value-type="float">
            <text:p>1088686</text:p>
          </table:table-cell>
          <table:table-cell office:value-type="float" office:value="1241778" calcext:value-type="float">
            <text:p>1241778</text:p>
          </table:table-cell>
          <table:table-cell office:value-type="float" office:value="12685272" calcext:value-type="float">
            <text:p>12685272</text:p>
          </table:table-cell>
          <table:table-cell office:value-type="float" office:value="13395837" calcext:value-type="float">
            <text:p>13395837</text:p>
          </table:table-cell>
          <table:table-cell office:value-type="float" office:value="8769062" calcext:value-type="float">
            <text:p>8769062</text:p>
          </table:table-cell>
          <table:table-cell office:value-type="float" office:value="32812762" calcext:value-type="float">
            <text:p>32812762</text:p>
          </table:table-cell>
          <table:table-cell office:value-type="float" office:value="339428" calcext:value-type="float">
            <text:p>339428</text:p>
          </table:table-cell>
          <table:table-cell office:value-type="float" office:value="434552" calcext:value-type="float">
            <text:p>434552</text:p>
          </table:table-cell>
          <table:table-cell office:value-type="float" office:value="114259013" calcext:value-type="float">
            <text:p>114259013</text:p>
          </table:table-cell>
          <table:table-cell office:value-type="float" office:value="116246766" calcext:value-type="float">
            <text:p>116246766</text:p>
          </table:table-cell>
          <table:table-cell office:value-type="float" office:value="253172348" calcext:value-type="float">
            <text:p>253172348</text:p>
          </table:table-cell>
          <table:table-cell office:value-type="float" office:value="272038295" calcext:value-type="float">
            <text:p>272038295</text:p>
          </table:table-cell>
          <table:table-cell office:value-type="float" office:value="21795928" calcext:value-type="float">
            <text:p>21795928</text:p>
          </table:table-cell>
          <table:table-cell office:value-type="float" office:value="22050849" calcext:value-type="float">
            <text:p>22050849</text:p>
          </table:table-cell>
          <table:table-cell office:value-type="float" office:value="132135448" calcext:value-type="float">
            <text:p>132135448</text:p>
          </table:table-cell>
          <table:table-cell office:value-type="float" office:value="144019082" calcext:value-type="float">
            <text:p>144019082</text:p>
          </table:table-cell>
          <table:table-cell office:value-type="float" office:value="391945233" calcext:value-type="float">
            <text:p>391945233</text:p>
          </table:table-cell>
          <table:table-cell office:value-type="float" office:value="398548098" calcext:value-type="float">
            <text:p>398548098</text:p>
          </table:table-cell>
          <table:table-cell office:value-type="float" office:value="23697637" calcext:value-type="float">
            <text:p>23697637</text:p>
          </table:table-cell>
          <table:table-cell office:value-type="float" office:value="24054526" calcext:value-type="float">
            <text:p>24054526</text:p>
          </table:table-cell>
          <table:table-cell office:value-type="float" office:value="85874677" calcext:value-type="float">
            <text:p>85874677</text:p>
          </table:table-cell>
          <table:table-cell office:value-type="float" office:value="135516256" calcext:value-type="float">
            <text:p>135516256</text:p>
          </table:table-cell>
          <table:table-cell office:value-type="float" office:value="57124862" calcext:value-type="float">
            <text:p>57124862</text:p>
          </table:table-cell>
          <table:table-cell office:value-type="float" office:value="134113773" calcext:value-type="float">
            <text:p>134113773</text:p>
          </table:table-cell>
          <table:table-cell office:value-type="float" office:value="4408801" calcext:value-type="float">
            <text:p>4408801</text:p>
          </table:table-cell>
          <table:table-cell office:value-type="float" office:value="13099082" calcext:value-type="float">
            <text:p>13099082</text:p>
          </table:table-cell>
        </table:table-row>
        <table:table-row table:style-name="ro1">
          <table:table-cell office:value-type="float" office:value="35108515" calcext:value-type="float">
            <text:p>35108515</text:p>
          </table:table-cell>
          <table:table-cell office:value-type="float" office:value="35924890" calcext:value-type="float">
            <text:p>35924890</text:p>
          </table:table-cell>
          <table:table-cell office:value-type="float" office:value="15205984" calcext:value-type="float">
            <text:p>15205984</text:p>
          </table:table-cell>
          <table:table-cell office:value-type="float" office:value="28703231" calcext:value-type="float">
            <text:p>28703231</text:p>
          </table:table-cell>
          <table:table-cell office:value-type="float" office:value="1082540" calcext:value-type="float">
            <text:p>1082540</text:p>
          </table:table-cell>
          <table:table-cell office:value-type="float" office:value="1313575" calcext:value-type="float">
            <text:p>1313575</text:p>
          </table:table-cell>
          <table:table-cell office:value-type="float" office:value="12647418" calcext:value-type="float">
            <text:p>12647418</text:p>
          </table:table-cell>
          <table:table-cell office:value-type="float" office:value="13811882" calcext:value-type="float">
            <text:p>13811882</text:p>
          </table:table-cell>
          <table:table-cell office:value-type="float" office:value="8863138" calcext:value-type="float">
            <text:p>8863138</text:p>
          </table:table-cell>
          <table:table-cell office:value-type="float" office:value="34405981" calcext:value-type="float">
            <text:p>34405981</text:p>
          </table:table-cell>
          <table:table-cell office:value-type="float" office:value="338381" calcext:value-type="float">
            <text:p>338381</text:p>
          </table:table-cell>
          <table:table-cell office:value-type="float" office:value="450266" calcext:value-type="float">
            <text:p>450266</text:p>
          </table:table-cell>
          <table:table-cell office:value-type="float" office:value="166534236" calcext:value-type="float">
            <text:p>166534236</text:p>
          </table:table-cell>
          <table:table-cell office:value-type="float" office:value="168447748" calcext:value-type="float">
            <text:p>168447748</text:p>
          </table:table-cell>
          <table:table-cell office:value-type="float" office:value="332834364" calcext:value-type="float">
            <text:p>332834364</text:p>
          </table:table-cell>
          <table:table-cell office:value-type="float" office:value="339445121" calcext:value-type="float">
            <text:p>339445121</text:p>
          </table:table-cell>
          <table:table-cell office:value-type="float" office:value="22702398" calcext:value-type="float">
            <text:p>22702398</text:p>
          </table:table-cell>
          <table:table-cell office:value-type="float" office:value="22948309" calcext:value-type="float">
            <text:p>22948309</text:p>
          </table:table-cell>
          <table:table-cell office:value-type="float" office:value="109267876" calcext:value-type="float">
            <text:p>109267876</text:p>
          </table:table-cell>
          <table:table-cell office:value-type="float" office:value="111591355" calcext:value-type="float">
            <text:p>111591355</text:p>
          </table:table-cell>
          <table:table-cell office:value-type="float" office:value="304307901" calcext:value-type="float">
            <text:p>304307901</text:p>
          </table:table-cell>
          <table:table-cell office:value-type="float" office:value="310335204" calcext:value-type="float">
            <text:p>310335204</text:p>
          </table:table-cell>
          <table:table-cell office:value-type="float" office:value="23544405" calcext:value-type="float">
            <text:p>23544405</text:p>
          </table:table-cell>
          <table:table-cell office:value-type="float" office:value="23923224" calcext:value-type="float">
            <text:p>23923224</text:p>
          </table:table-cell>
          <table:table-cell office:value-type="float" office:value="127582984" calcext:value-type="float">
            <text:p>127582984</text:p>
          </table:table-cell>
          <table:table-cell office:value-type="float" office:value="136428872" calcext:value-type="float">
            <text:p>136428872</text:p>
          </table:table-cell>
          <table:table-cell office:value-type="float" office:value="119389135" calcext:value-type="float">
            <text:p>119389135</text:p>
          </table:table-cell>
          <table:table-cell office:value-type="float" office:value="145559153" calcext:value-type="float">
            <text:p>145559153</text:p>
          </table:table-cell>
          <table:table-cell office:value-type="float" office:value="6487138" calcext:value-type="float">
            <text:p>6487138</text:p>
          </table:table-cell>
          <table:table-cell office:value-type="float" office:value="7065493" calcext:value-type="float">
            <text:p>7065493</text:p>
          </table:table-cell>
        </table:table-row>
        <table:table-row table:style-name="ro1">
          <table:table-cell office:value-type="float" office:value="23425326" calcext:value-type="float">
            <text:p>23425326</text:p>
          </table:table-cell>
          <table:table-cell office:value-type="float" office:value="24441307" calcext:value-type="float">
            <text:p>24441307</text:p>
          </table:table-cell>
          <table:table-cell office:value-type="float" office:value="26493802" calcext:value-type="float">
            <text:p>26493802</text:p>
          </table:table-cell>
          <table:table-cell office:value-type="float" office:value="46669412" calcext:value-type="float">
            <text:p>46669412</text:p>
          </table:table-cell>
          <table:table-cell office:value-type="float" office:value="747092" calcext:value-type="float">
            <text:p>747092</text:p>
          </table:table-cell>
          <table:table-cell office:value-type="float" office:value="868546" calcext:value-type="float">
            <text:p>868546</text:p>
          </table:table-cell>
          <table:table-cell office:value-type="float" office:value="16586467" calcext:value-type="float">
            <text:p>16586467</text:p>
          </table:table-cell>
          <table:table-cell office:value-type="float" office:value="17405216" calcext:value-type="float">
            <text:p>17405216</text:p>
          </table:table-cell>
          <table:table-cell office:value-type="float" office:value="5870789" calcext:value-type="float">
            <text:p>5870789</text:p>
          </table:table-cell>
          <table:table-cell office:value-type="float" office:value="28654552" calcext:value-type="float">
            <text:p>28654552</text:p>
          </table:table-cell>
          <table:table-cell office:value-type="float" office:value="339149" calcext:value-type="float">
            <text:p>339149</text:p>
          </table:table-cell>
          <table:table-cell office:value-type="float" office:value="438603" calcext:value-type="float">
            <text:p>438603</text:p>
          </table:table-cell>
          <table:table-cell office:value-type="float" office:value="204933742" calcext:value-type="float">
            <text:p>204933742</text:p>
          </table:table-cell>
          <table:table-cell office:value-type="float" office:value="206546517" calcext:value-type="float">
            <text:p>206546517</text:p>
          </table:table-cell>
          <table:table-cell office:value-type="float" office:value="307413533" calcext:value-type="float">
            <text:p>307413533</text:p>
          </table:table-cell>
          <table:table-cell office:value-type="float" office:value="313757566" calcext:value-type="float">
            <text:p>313757566</text:p>
          </table:table-cell>
          <table:table-cell office:value-type="float" office:value="21633686" calcext:value-type="float">
            <text:p>21633686</text:p>
          </table:table-cell>
          <table:table-cell office:value-type="float" office:value="21869610" calcext:value-type="float">
            <text:p>21869610</text:p>
          </table:table-cell>
          <table:table-cell office:value-type="float" office:value="173830974" calcext:value-type="float">
            <text:p>173830974</text:p>
          </table:table-cell>
          <table:table-cell office:value-type="float" office:value="187867605" calcext:value-type="float">
            <text:p>187867605</text:p>
          </table:table-cell>
          <table:table-cell office:value-type="float" office:value="313464163" calcext:value-type="float">
            <text:p>313464163</text:p>
          </table:table-cell>
          <table:table-cell office:value-type="float" office:value="331353728" calcext:value-type="float">
            <text:p>331353728</text:p>
          </table:table-cell>
          <table:table-cell office:value-type="float" office:value="23551738" calcext:value-type="float">
            <text:p>23551738</text:p>
          </table:table-cell>
          <table:table-cell office:value-type="float" office:value="23907649" calcext:value-type="float">
            <text:p>23907649</text:p>
          </table:table-cell>
          <table:table-cell office:value-type="float" office:value="97358051" calcext:value-type="float">
            <text:p>97358051</text:p>
          </table:table-cell>
          <table:table-cell office:value-type="float" office:value="115206410" calcext:value-type="float">
            <text:p>115206410</text:p>
          </table:table-cell>
          <table:table-cell office:value-type="float" office:value="116998118" calcext:value-type="float">
            <text:p>116998118</text:p>
          </table:table-cell>
          <table:table-cell office:value-type="float" office:value="138624262" calcext:value-type="float">
            <text:p>138624262</text:p>
          </table:table-cell>
          <table:table-cell office:value-type="float" office:value="4413690" calcext:value-type="float">
            <text:p>4413690</text:p>
          </table:table-cell>
          <table:table-cell office:value-type="float" office:value="4622795" calcext:value-type="float">
            <text:p>4622795</text:p>
          </table:table-cell>
        </table:table-row>
        <table:table-row table:style-name="ro1">
          <table:table-cell office:value-type="float" office:value="26151440" calcext:value-type="float">
            <text:p>26151440</text:p>
          </table:table-cell>
          <table:table-cell office:value-type="float" office:value="27027390" calcext:value-type="float">
            <text:p>27027390</text:p>
          </table:table-cell>
          <table:table-cell office:value-type="float" office:value="25257960" calcext:value-type="float">
            <text:p>25257960</text:p>
          </table:table-cell>
          <table:table-cell office:value-type="float" office:value="48156892" calcext:value-type="float">
            <text:p>48156892</text:p>
          </table:table-cell>
          <table:table-cell office:value-type="float" office:value="1068781" calcext:value-type="float">
            <text:p>1068781</text:p>
          </table:table-cell>
          <table:table-cell office:value-type="float" office:value="1220826" calcext:value-type="float">
            <text:p>1220826</text:p>
          </table:table-cell>
          <table:table-cell office:value-type="float" office:value="16576689" calcext:value-type="float">
            <text:p>16576689</text:p>
          </table:table-cell>
          <table:table-cell office:value-type="float" office:value="17298988" calcext:value-type="float">
            <text:p>17298988</text:p>
          </table:table-cell>
          <table:table-cell office:value-type="float" office:value="8821024" calcext:value-type="float">
            <text:p>8821024</text:p>
          </table:table-cell>
          <table:table-cell office:value-type="float" office:value="39008941" calcext:value-type="float">
            <text:p>39008941</text:p>
          </table:table-cell>
          <table:table-cell office:value-type="float" office:value="339499" calcext:value-type="float">
            <text:p>339499</text:p>
          </table:table-cell>
          <table:table-cell office:value-type="float" office:value="433645" calcext:value-type="float">
            <text:p>433645</text:p>
          </table:table-cell>
          <table:table-cell office:value-type="float" office:value="229160147" calcext:value-type="float">
            <text:p>229160147</text:p>
          </table:table-cell>
          <table:table-cell office:value-type="float" office:value="231050541" calcext:value-type="float">
            <text:p>231050541</text:p>
          </table:table-cell>
          <table:table-cell office:value-type="float" office:value="281041325" calcext:value-type="float">
            <text:p>281041325</text:p>
          </table:table-cell>
          <table:table-cell office:value-type="float" office:value="296082833" calcext:value-type="float">
            <text:p>296082833</text:p>
          </table:table-cell>
          <table:table-cell office:value-type="float" office:value="21582772" calcext:value-type="float">
            <text:p>21582772</text:p>
          </table:table-cell>
          <table:table-cell office:value-type="float" office:value="21830150" calcext:value-type="float">
            <text:p>21830150</text:p>
          </table:table-cell>
          <table:table-cell office:value-type="float" office:value="121815840" calcext:value-type="float">
            <text:p>121815840</text:p>
          </table:table-cell>
          <table:table-cell office:value-type="float" office:value="123770697" calcext:value-type="float">
            <text:p>123770697</text:p>
          </table:table-cell>
          <table:table-cell office:value-type="float" office:value="373473191" calcext:value-type="float">
            <text:p>373473191</text:p>
          </table:table-cell>
          <table:table-cell office:value-type="float" office:value="383224151" calcext:value-type="float">
            <text:p>383224151</text:p>
          </table:table-cell>
          <table:table-cell office:value-type="float" office:value="23464018" calcext:value-type="float">
            <text:p>23464018</text:p>
          </table:table-cell>
          <table:table-cell office:value-type="float" office:value="23817065" calcext:value-type="float">
            <text:p>23817065</text:p>
          </table:table-cell>
          <table:table-cell office:value-type="float" office:value="100430788" calcext:value-type="float">
            <text:p>100430788</text:p>
          </table:table-cell>
          <table:table-cell office:value-type="float" office:value="190822311" calcext:value-type="float">
            <text:p>190822311</text:p>
          </table:table-cell>
          <table:table-cell office:value-type="float" office:value="62466533" calcext:value-type="float">
            <text:p>62466533</text:p>
          </table:table-cell>
          <table:table-cell office:value-type="float" office:value="150638499" calcext:value-type="float">
            <text:p>150638499</text:p>
          </table:table-cell>
          <table:table-cell office:value-type="float" office:value="6515074" calcext:value-type="float">
            <text:p>6515074</text:p>
          </table:table-cell>
          <table:table-cell office:value-type="float" office:value="17043438" calcext:value-type="float">
            <text:p>17043438</text:p>
          </table:table-cell>
        </table:table-row>
        <table:table-row table:style-name="ro1">
          <table:table-cell office:value-type="float" office:value="25798253" calcext:value-type="float">
            <text:p>25798253</text:p>
          </table:table-cell>
          <table:table-cell office:value-type="float" office:value="26642145" calcext:value-type="float">
            <text:p>26642145</text:p>
          </table:table-cell>
          <table:table-cell office:value-type="float" office:value="14843368" calcext:value-type="float">
            <text:p>14843368</text:p>
          </table:table-cell>
          <table:table-cell office:value-type="float" office:value="28421351" calcext:value-type="float">
            <text:p>28421351</text:p>
          </table:table-cell>
          <table:table-cell office:value-type="float" office:value="745696" calcext:value-type="float">
            <text:p>745696</text:p>
          </table:table-cell>
          <table:table-cell office:value-type="float" office:value="907588" calcext:value-type="float">
            <text:p>907588</text:p>
          </table:table-cell>
          <table:table-cell office:value-type="float" office:value="12652098" calcext:value-type="float">
            <text:p>12652098</text:p>
          </table:table-cell>
          <table:table-cell office:value-type="float" office:value="13820054" calcext:value-type="float">
            <text:p>13820054</text:p>
          </table:table-cell>
          <table:table-cell office:value-type="float" office:value="5542674" calcext:value-type="float">
            <text:p>5542674</text:p>
          </table:table-cell>
          <table:table-cell office:value-type="float" office:value="27800113" calcext:value-type="float">
            <text:p>27800113</text:p>
          </table:table-cell>
          <table:table-cell office:value-type="float" office:value="335169" calcext:value-type="float">
            <text:p>335169</text:p>
          </table:table-cell>
          <table:table-cell office:value-type="float" office:value="446845" calcext:value-type="float">
            <text:p>446845</text:p>
          </table:table-cell>
          <table:table-cell office:value-type="float" office:value="197194070" calcext:value-type="float">
            <text:p>197194070</text:p>
          </table:table-cell>
          <table:table-cell office:value-type="float" office:value="199056528" calcext:value-type="float">
            <text:p>199056528</text:p>
          </table:table-cell>
          <table:table-cell office:value-type="float" office:value="195360597" calcext:value-type="float">
            <text:p>195360597</text:p>
          </table:table-cell>
          <table:table-cell office:value-type="float" office:value="201936084" calcext:value-type="float">
            <text:p>201936084</text:p>
          </table:table-cell>
          <table:table-cell office:value-type="float" office:value="22022144" calcext:value-type="float">
            <text:p>22022144</text:p>
          </table:table-cell>
          <table:table-cell office:value-type="float" office:value="22287052" calcext:value-type="float">
            <text:p>22287052</text:p>
          </table:table-cell>
          <table:table-cell office:value-type="float" office:value="121855719" calcext:value-type="float">
            <text:p>121855719</text:p>
          </table:table-cell>
          <table:table-cell office:value-type="float" office:value="124305682" calcext:value-type="float">
            <text:p>124305682</text:p>
          </table:table-cell>
          <table:table-cell office:value-type="float" office:value="448124304" calcext:value-type="float">
            <text:p>448124304</text:p>
          </table:table-cell>
          <table:table-cell office:value-type="float" office:value="458337474" calcext:value-type="float">
            <text:p>458337474</text:p>
          </table:table-cell>
          <table:table-cell office:value-type="float" office:value="23662785" calcext:value-type="float">
            <text:p>23662785</text:p>
          </table:table-cell>
          <table:table-cell office:value-type="float" office:value="24046004" calcext:value-type="float">
            <text:p>24046004</text:p>
          </table:table-cell>
          <table:table-cell office:value-type="float" office:value="111044289" calcext:value-type="float">
            <text:p>111044289</text:p>
          </table:table-cell>
          <table:table-cell office:value-type="float" office:value="118480151" calcext:value-type="float">
            <text:p>118480151</text:p>
          </table:table-cell>
          <table:table-cell office:value-type="float" office:value="73576186" calcext:value-type="float">
            <text:p>73576186</text:p>
          </table:table-cell>
          <table:table-cell office:value-type="float" office:value="91024774" calcext:value-type="float">
            <text:p>91024774</text:p>
          </table:table-cell>
          <table:table-cell office:value-type="float" office:value="5636820" calcext:value-type="float">
            <text:p>5636820</text:p>
          </table:table-cell>
          <table:table-cell office:value-type="float" office:value="6236757" calcext:value-type="float">
            <text:p>6236757</text:p>
          </table:table-cell>
        </table:table-row>
        <table:table-row table:style-name="ro1">
          <table:table-cell office:value-type="float" office:value="20327376" calcext:value-type="float">
            <text:p>20327376</text:p>
          </table:table-cell>
          <table:table-cell office:value-type="float" office:value="21326386" calcext:value-type="float">
            <text:p>21326386</text:p>
          </table:table-cell>
          <table:table-cell office:value-type="float" office:value="15242930" calcext:value-type="float">
            <text:p>15242930</text:p>
          </table:table-cell>
          <table:table-cell office:value-type="float" office:value="28801777" calcext:value-type="float">
            <text:p>28801777</text:p>
          </table:table-cell>
          <table:table-cell office:value-type="float" office:value="776774" calcext:value-type="float">
            <text:p>776774</text:p>
          </table:table-cell>
          <table:table-cell office:value-type="float" office:value="896482" calcext:value-type="float">
            <text:p>896482</text:p>
          </table:table-cell>
          <table:table-cell office:value-type="float" office:value="12769361" calcext:value-type="float">
            <text:p>12769361</text:p>
          </table:table-cell>
          <table:table-cell office:value-type="float" office:value="13579241" calcext:value-type="float">
            <text:p>13579241</text:p>
          </table:table-cell>
          <table:table-cell office:value-type="float" office:value="8807754" calcext:value-type="float">
            <text:p>8807754</text:p>
          </table:table-cell>
          <table:table-cell office:value-type="float" office:value="33171956" calcext:value-type="float">
            <text:p>33171956</text:p>
          </table:table-cell>
          <table:table-cell office:value-type="float" office:value="336914" calcext:value-type="float">
            <text:p>336914</text:p>
          </table:table-cell>
          <table:table-cell office:value-type="float" office:value="435949" calcext:value-type="float">
            <text:p>435949</text:p>
          </table:table-cell>
          <table:table-cell office:value-type="float" office:value="188952240" calcext:value-type="float">
            <text:p>188952240</text:p>
          </table:table-cell>
          <table:table-cell office:value-type="float" office:value="190592952" calcext:value-type="float">
            <text:p>190592952</text:p>
          </table:table-cell>
          <table:table-cell office:value-type="float" office:value="204219615" calcext:value-type="float">
            <text:p>204219615</text:p>
          </table:table-cell>
          <table:table-cell office:value-type="float" office:value="213480639" calcext:value-type="float">
            <text:p>213480639</text:p>
          </table:table-cell>
          <table:table-cell office:value-type="float" office:value="21631661" calcext:value-type="float">
            <text:p>21631661</text:p>
          </table:table-cell>
          <table:table-cell office:value-type="float" office:value="21864023" calcext:value-type="float">
            <text:p>21864023</text:p>
          </table:table-cell>
          <table:table-cell office:value-type="float" office:value="109616453" calcext:value-type="float">
            <text:p>109616453</text:p>
          </table:table-cell>
          <table:table-cell office:value-type="float" office:value="111514110" calcext:value-type="float">
            <text:p>111514110</text:p>
          </table:table-cell>
          <table:table-cell office:value-type="float" office:value="389734616" calcext:value-type="float">
            <text:p>389734616</text:p>
          </table:table-cell>
          <table:table-cell office:value-type="float" office:value="395444211" calcext:value-type="float">
            <text:p>395444211</text:p>
          </table:table-cell>
          <table:table-cell office:value-type="float" office:value="23638900" calcext:value-type="float">
            <text:p>23638900</text:p>
          </table:table-cell>
          <table:table-cell office:value-type="float" office:value="23997116" calcext:value-type="float">
            <text:p>23997116</text:p>
          </table:table-cell>
          <table:table-cell office:value-type="float" office:value="108513031" calcext:value-type="float">
            <text:p>108513031</text:p>
          </table:table-cell>
          <table:table-cell office:value-type="float" office:value="125031891" calcext:value-type="float">
            <text:p>125031891</text:p>
          </table:table-cell>
          <table:table-cell office:value-type="float" office:value="47701247" calcext:value-type="float">
            <text:p>47701247</text:p>
          </table:table-cell>
          <table:table-cell office:value-type="float" office:value="56005655" calcext:value-type="float">
            <text:p>56005655</text:p>
          </table:table-cell>
          <table:table-cell office:value-type="float" office:value="6523944" calcext:value-type="float">
            <text:p>6523944</text:p>
          </table:table-cell>
          <table:table-cell office:value-type="float" office:value="6826427" calcext:value-type="float">
            <text:p>6826427</text:p>
          </table:table-cell>
        </table:table-row>
        <table:table-row table:style-name="ro1">
          <table:table-cell office:value-type="float" office:value="41090770" calcext:value-type="float">
            <text:p>41090770</text:p>
          </table:table-cell>
          <table:table-cell office:value-type="float" office:value="41942415" calcext:value-type="float">
            <text:p>41942415</text:p>
          </table:table-cell>
          <table:table-cell office:value-type="float" office:value="15345318" calcext:value-type="float">
            <text:p>15345318</text:p>
          </table:table-cell>
          <table:table-cell office:value-type="float" office:value="34785499" calcext:value-type="float">
            <text:p>34785499</text:p>
          </table:table-cell>
          <table:table-cell office:value-type="float" office:value="746533" calcext:value-type="float">
            <text:p>746533</text:p>
          </table:table-cell>
          <table:table-cell office:value-type="float" office:value="855486" calcext:value-type="float">
            <text:p>855486</text:p>
          </table:table-cell>
          <table:table-cell office:value-type="float" office:value="16672301" calcext:value-type="float">
            <text:p>16672301</text:p>
          </table:table-cell>
          <table:table-cell office:value-type="float" office:value="17410035" calcext:value-type="float">
            <text:p>17410035</text:p>
          </table:table-cell>
          <table:table-cell office:value-type="float" office:value="8101728" calcext:value-type="float">
            <text:p>8101728</text:p>
          </table:table-cell>
          <table:table-cell office:value-type="float" office:value="27891116" calcext:value-type="float">
            <text:p>27891116</text:p>
          </table:table-cell>
          <table:table-cell office:value-type="float" office:value="507816" calcext:value-type="float">
            <text:p>507816</text:p>
          </table:table-cell>
          <table:table-cell office:value-type="float" office:value="637511" calcext:value-type="float">
            <text:p>637511</text:p>
          </table:table-cell>
          <table:table-cell office:value-type="float" office:value="300941971" calcext:value-type="float">
            <text:p>300941971</text:p>
          </table:table-cell>
          <table:table-cell office:value-type="float" office:value="302856251" calcext:value-type="float">
            <text:p>302856251</text:p>
          </table:table-cell>
          <table:table-cell office:value-type="float" office:value="168879017" calcext:value-type="float">
            <text:p>168879017</text:p>
          </table:table-cell>
          <table:table-cell office:value-type="float" office:value="175167037" calcext:value-type="float">
            <text:p>175167037</text:p>
          </table:table-cell>
          <table:table-cell office:value-type="float" office:value="21581236" calcext:value-type="float">
            <text:p>21581236</text:p>
          </table:table-cell>
          <table:table-cell office:value-type="float" office:value="21831128" calcext:value-type="float">
            <text:p>21831128</text:p>
          </table:table-cell>
          <table:table-cell office:value-type="float" office:value="159643206" calcext:value-type="float">
            <text:p>159643206</text:p>
          </table:table-cell>
          <table:table-cell office:value-type="float" office:value="161655194" calcext:value-type="float">
            <text:p>161655194</text:p>
          </table:table-cell>
          <table:table-cell office:value-type="float" office:value="346982811" calcext:value-type="float">
            <text:p>346982811</text:p>
          </table:table-cell>
          <table:table-cell office:value-type="float" office:value="352875529" calcext:value-type="float">
            <text:p>352875529</text:p>
          </table:table-cell>
          <table:table-cell office:value-type="float" office:value="23681014" calcext:value-type="float">
            <text:p>23681014</text:p>
          </table:table-cell>
          <table:table-cell office:value-type="float" office:value="24036437" calcext:value-type="float">
            <text:p>24036437</text:p>
          </table:table-cell>
          <table:table-cell office:value-type="float" office:value="117503350" calcext:value-type="float">
            <text:p>117503350</text:p>
          </table:table-cell>
          <table:table-cell office:value-type="float" office:value="162370857" calcext:value-type="float">
            <text:p>162370857</text:p>
          </table:table-cell>
          <table:table-cell office:value-type="float" office:value="116303896" calcext:value-type="float">
            <text:p>116303896</text:p>
          </table:table-cell>
          <table:table-cell office:value-type="float" office:value="191809587" calcext:value-type="float">
            <text:p>191809587</text:p>
          </table:table-cell>
          <table:table-cell office:value-type="float" office:value="4382401" calcext:value-type="float">
            <text:p>4382401</text:p>
          </table:table-cell>
          <table:table-cell office:value-type="float" office:value="13112631" calcext:value-type="float">
            <text:p>13112631</text:p>
          </table:table-cell>
        </table:table-row>
        <table:table-row table:style-name="ro1">
          <table:table-cell office:value-type="float" office:value="20503306" calcext:value-type="float">
            <text:p>20503306</text:p>
          </table:table-cell>
          <table:table-cell office:value-type="float" office:value="21346849" calcext:value-type="float">
            <text:p>21346849</text:p>
          </table:table-cell>
          <table:table-cell office:value-type="float" office:value="13030987" calcext:value-type="float">
            <text:p>13030987</text:p>
          </table:table-cell>
          <table:table-cell office:value-type="float" office:value="23961637" calcext:value-type="float">
            <text:p>23961637</text:p>
          </table:table-cell>
          <table:table-cell office:value-type="float" office:value="747302" calcext:value-type="float">
            <text:p>747302</text:p>
          </table:table-cell>
          <table:table-cell office:value-type="float" office:value="912267" calcext:value-type="float">
            <text:p>912267</text:p>
          </table:table-cell>
          <table:table-cell office:value-type="float" office:value="16310454" calcext:value-type="float">
            <text:p>16310454</text:p>
          </table:table-cell>
          <table:table-cell office:value-type="float" office:value="17492168" calcext:value-type="float">
            <text:p>17492168</text:p>
          </table:table-cell>
          <table:table-cell office:value-type="float" office:value="7584135" calcext:value-type="float">
            <text:p>7584135</text:p>
          </table:table-cell>
          <table:table-cell office:value-type="float" office:value="29169143" calcext:value-type="float">
            <text:p>29169143</text:p>
          </table:table-cell>
          <table:table-cell office:value-type="float" office:value="483023" calcext:value-type="float">
            <text:p>483023</text:p>
          </table:table-cell>
          <table:table-cell office:value-type="float" office:value="640655" calcext:value-type="float">
            <text:p>640655</text:p>
          </table:table-cell>
          <table:table-cell office:value-type="float" office:value="152519116" calcext:value-type="float">
            <text:p>152519116</text:p>
          </table:table-cell>
          <table:table-cell office:value-type="float" office:value="154437097" calcext:value-type="float">
            <text:p>154437097</text:p>
          </table:table-cell>
          <table:table-cell office:value-type="float" office:value="264999900" calcext:value-type="float">
            <text:p>264999900</text:p>
          </table:table-cell>
          <table:table-cell office:value-type="float" office:value="283594443" calcext:value-type="float">
            <text:p>283594443</text:p>
          </table:table-cell>
          <table:table-cell office:value-type="float" office:value="22000842" calcext:value-type="float">
            <text:p>22000842</text:p>
          </table:table-cell>
          <table:table-cell office:value-type="float" office:value="22253039" calcext:value-type="float">
            <text:p>22253039</text:p>
          </table:table-cell>
          <table:table-cell office:value-type="float" office:value="125983828" calcext:value-type="float">
            <text:p>125983828</text:p>
          </table:table-cell>
          <table:table-cell office:value-type="float" office:value="128439028" calcext:value-type="float">
            <text:p>128439028</text:p>
          </table:table-cell>
          <table:table-cell office:value-type="float" office:value="261341334" calcext:value-type="float">
            <text:p>261341334</text:p>
          </table:table-cell>
          <table:table-cell office:value-type="float" office:value="267363398" calcext:value-type="float">
            <text:p>267363398</text:p>
          </table:table-cell>
          <table:table-cell office:value-type="float" office:value="23664811" calcext:value-type="float">
            <text:p>23664811</text:p>
          </table:table-cell>
          <table:table-cell office:value-type="float" office:value="24045796" calcext:value-type="float">
            <text:p>24045796</text:p>
          </table:table-cell>
          <table:table-cell office:value-type="float" office:value="117218118" calcext:value-type="float">
            <text:p>117218118</text:p>
          </table:table-cell>
          <table:table-cell office:value-type="float" office:value="155008887" calcext:value-type="float">
            <text:p>155008887</text:p>
          </table:table-cell>
          <table:table-cell office:value-type="float" office:value="122250462" calcext:value-type="float">
            <text:p>122250462</text:p>
          </table:table-cell>
          <table:table-cell office:value-type="float" office:value="164929143" calcext:value-type="float">
            <text:p>164929143</text:p>
          </table:table-cell>
          <table:table-cell office:value-type="float" office:value="5309334" calcext:value-type="float">
            <text:p>5309334</text:p>
          </table:table-cell>
          <table:table-cell office:value-type="float" office:value="5885944" calcext:value-type="float">
            <text:p>5885944</text:p>
          </table:table-cell>
        </table:table-row>
        <table:table-row table:style-name="ro1">
          <table:table-cell office:value-type="float" office:value="22357312" calcext:value-type="float">
            <text:p>22357312</text:p>
          </table:table-cell>
          <table:table-cell office:value-type="float" office:value="23369452" calcext:value-type="float">
            <text:p>23369452</text:p>
          </table:table-cell>
          <table:table-cell office:value-type="float" office:value="14676377" calcext:value-type="float">
            <text:p>14676377</text:p>
          </table:table-cell>
          <table:table-cell office:value-type="float" office:value="28237599" calcext:value-type="float">
            <text:p>28237599</text:p>
          </table:table-cell>
          <table:table-cell office:value-type="float" office:value="750585" calcext:value-type="float">
            <text:p>750585</text:p>
          </table:table-cell>
          <table:table-cell office:value-type="float" office:value="870013" calcext:value-type="float">
            <text:p>870013</text:p>
          </table:table-cell>
          <table:table-cell office:value-type="float" office:value="12698262" calcext:value-type="float">
            <text:p>12698262</text:p>
          </table:table-cell>
          <table:table-cell office:value-type="float" office:value="13505628" calcext:value-type="float">
            <text:p>13505628</text:p>
          </table:table-cell>
          <table:table-cell office:value-type="float" office:value="8812643" calcext:value-type="float">
            <text:p>8812643</text:p>
          </table:table-cell>
          <table:table-cell office:value-type="float" office:value="32780915" calcext:value-type="float">
            <text:p>32780915</text:p>
          </table:table-cell>
          <table:table-cell office:value-type="float" office:value="338730" calcext:value-type="float">
            <text:p>338730</text:p>
          </table:table-cell>
          <table:table-cell office:value-type="float" office:value="435949" calcext:value-type="float">
            <text:p>435949</text:p>
          </table:table-cell>
          <table:table-cell office:value-type="float" office:value="188208850" calcext:value-type="float">
            <text:p>188208850</text:p>
          </table:table-cell>
          <table:table-cell office:value-type="float" office:value="189754158" calcext:value-type="float">
            <text:p>189754158</text:p>
          </table:table-cell>
          <table:table-cell office:value-type="float" office:value="173585133" calcext:value-type="float">
            <text:p>173585133</text:p>
          </table:table-cell>
          <table:table-cell office:value-type="float" office:value="179608455" calcext:value-type="float">
            <text:p>179608455</text:p>
          </table:table-cell>
          <table:table-cell office:value-type="float" office:value="21918010" calcext:value-type="float">
            <text:p>21918010</text:p>
          </table:table-cell>
          <table:table-cell office:value-type="float" office:value="22153166" calcext:value-type="float">
            <text:p>22153166</text:p>
          </table:table-cell>
          <table:table-cell office:value-type="float" office:value="170756002" calcext:value-type="float">
            <text:p>170756002</text:p>
          </table:table-cell>
          <table:table-cell office:value-type="float" office:value="176718842" calcext:value-type="float">
            <text:p>176718842</text:p>
          </table:table-cell>
          <table:table-cell office:value-type="float" office:value="345259547" calcext:value-type="float">
            <text:p>345259547</text:p>
          </table:table-cell>
          <table:table-cell office:value-type="float" office:value="351078792" calcext:value-type="float">
            <text:p>351078792</text:p>
          </table:table-cell>
          <table:table-cell office:value-type="float" office:value="23547897" calcext:value-type="float">
            <text:p>23547897</text:p>
          </table:table-cell>
          <table:table-cell office:value-type="float" office:value="23902830" calcext:value-type="float">
            <text:p>23902830</text:p>
          </table:table-cell>
          <table:table-cell office:value-type="float" office:value="140654758" calcext:value-type="float">
            <text:p>140654758</text:p>
          </table:table-cell>
          <table:table-cell office:value-type="float" office:value="145287749" calcext:value-type="float">
            <text:p>145287749</text:p>
          </table:table-cell>
          <table:table-cell office:value-type="float" office:value="102840103" calcext:value-type="float">
            <text:p>102840103</text:p>
          </table:table-cell>
          <table:table-cell office:value-type="float" office:value="124198057" calcext:value-type="float">
            <text:p>124198057</text:p>
          </table:table-cell>
          <table:table-cell office:value-type="float" office:value="4561194" calcext:value-type="float">
            <text:p>4561194</text:p>
          </table:table-cell>
          <table:table-cell office:value-type="float" office:value="4768344" calcext:value-type="float">
            <text:p>4768344</text:p>
          </table:table-cell>
        </table:table-row>
        <table:table-row table:style-name="ro1">
          <table:table-cell office:value-type="float" office:value="44004548" calcext:value-type="float">
            <text:p>44004548</text:p>
          </table:table-cell>
          <table:table-cell office:value-type="float" office:value="44871139" calcext:value-type="float">
            <text:p>44871139</text:p>
          </table:table-cell>
          <table:table-cell office:value-type="float" office:value="25112691" calcext:value-type="float">
            <text:p>25112691</text:p>
          </table:table-cell>
          <table:table-cell office:value-type="float" office:value="41963926" calcext:value-type="float">
            <text:p>41963926</text:p>
          </table:table-cell>
          <table:table-cell office:value-type="float" office:value="968978" calcext:value-type="float">
            <text:p>968978</text:p>
          </table:table-cell>
          <table:table-cell office:value-type="float" office:value="1123117" calcext:value-type="float">
            <text:p>1123117</text:p>
          </table:table-cell>
          <table:table-cell office:value-type="float" office:value="12673329" calcext:value-type="float">
            <text:p>12673329</text:p>
          </table:table-cell>
          <table:table-cell office:value-type="float" office:value="13380891" calcext:value-type="float">
            <text:p>13380891</text:p>
          </table:table-cell>
          <table:table-cell office:value-type="float" office:value="8773252" calcext:value-type="float">
            <text:p>8773252</text:p>
          </table:table-cell>
          <table:table-cell office:value-type="float" office:value="35339550" calcext:value-type="float">
            <text:p>35339550</text:p>
          </table:table-cell>
          <table:table-cell office:value-type="float" office:value="338870" calcext:value-type="float">
            <text:p>338870</text:p>
          </table:table-cell>
          <table:table-cell office:value-type="float" office:value="434063" calcext:value-type="float">
            <text:p>434063</text:p>
          </table:table-cell>
          <table:table-cell office:value-type="float" office:value="247313084" calcext:value-type="float">
            <text:p>247313084</text:p>
          </table:table-cell>
          <table:table-cell office:value-type="float" office:value="261265137" calcext:value-type="float">
            <text:p>261265137</text:p>
          </table:table-cell>
          <table:table-cell office:value-type="float" office:value="217711345" calcext:value-type="float">
            <text:p>217711345</text:p>
          </table:table-cell>
          <table:table-cell office:value-type="float" office:value="224539867" calcext:value-type="float">
            <text:p>224539867</text:p>
          </table:table-cell>
          <table:table-cell office:value-type="float" office:value="21792925" calcext:value-type="float">
            <text:p>21792925</text:p>
          </table:table-cell>
          <table:table-cell office:value-type="float" office:value="22039046" calcext:value-type="float">
            <text:p>22039046</text:p>
          </table:table-cell>
          <table:table-cell office:value-type="float" office:value="164698388" calcext:value-type="float">
            <text:p>164698388</text:p>
          </table:table-cell>
          <table:table-cell office:value-type="float" office:value="166709189" calcext:value-type="float">
            <text:p>166709189</text:p>
          </table:table-cell>
          <table:table-cell office:value-type="float" office:value="387514432" calcext:value-type="float">
            <text:p>387514432</text:p>
          </table:table-cell>
          <table:table-cell office:value-type="float" office:value="393222280" calcext:value-type="float">
            <text:p>393222280</text:p>
          </table:table-cell>
          <table:table-cell office:value-type="float" office:value="23696449" calcext:value-type="float">
            <text:p>23696449</text:p>
          </table:table-cell>
          <table:table-cell office:value-type="float" office:value="24058785" calcext:value-type="float">
            <text:p>24058785</text:p>
          </table:table-cell>
          <table:table-cell office:value-type="float" office:value="110310885" calcext:value-type="float">
            <text:p>110310885</text:p>
          </table:table-cell>
          <table:table-cell office:value-type="float" office:value="186151465" calcext:value-type="float">
            <text:p>186151465</text:p>
          </table:table-cell>
          <table:table-cell office:value-type="float" office:value="87532779" calcext:value-type="float">
            <text:p>87532779</text:p>
          </table:table-cell>
          <table:table-cell office:value-type="float" office:value="142294003" calcext:value-type="float">
            <text:p>142294003</text:p>
          </table:table-cell>
          <table:table-cell office:value-type="float" office:value="4390432" calcext:value-type="float">
            <text:p>4390432</text:p>
          </table:table-cell>
          <table:table-cell office:value-type="float" office:value="13148040" calcext:value-type="float">
            <text:p>13148040</text:p>
          </table:table-cell>
        </table:table-row>
        <table:table-row table:style-name="ro1">
          <table:table-cell office:value-type="float" office:value="27439453" calcext:value-type="float">
            <text:p>27439453</text:p>
          </table:table-cell>
          <table:table-cell office:value-type="float" office:value="28260577" calcext:value-type="float">
            <text:p>28260577</text:p>
          </table:table-cell>
          <table:table-cell office:value-type="float" office:value="24912665" calcext:value-type="float">
            <text:p>24912665</text:p>
          </table:table-cell>
          <table:table-cell office:value-type="float" office:value="40048529" calcext:value-type="float">
            <text:p>40048529</text:p>
          </table:table-cell>
          <table:table-cell office:value-type="float" office:value="1092178" calcext:value-type="float">
            <text:p>1092178</text:p>
          </table:table-cell>
          <table:table-cell office:value-type="float" office:value="1324330" calcext:value-type="float">
            <text:p>1324330</text:p>
          </table:table-cell>
          <table:table-cell office:value-type="float" office:value="12691209" calcext:value-type="float">
            <text:p>12691209</text:p>
          </table:table-cell>
          <table:table-cell office:value-type="float" office:value="13891641" calcext:value-type="float">
            <text:p>13891641</text:p>
          </table:table-cell>
          <table:table-cell office:value-type="float" office:value="8652986" calcext:value-type="float">
            <text:p>8652986</text:p>
          </table:table-cell>
          <table:table-cell office:value-type="float" office:value="35200147" calcext:value-type="float">
            <text:p>35200147</text:p>
          </table:table-cell>
          <table:table-cell office:value-type="float" office:value="337892" calcext:value-type="float">
            <text:p>337892</text:p>
          </table:table-cell>
          <table:table-cell office:value-type="float" office:value="448172" calcext:value-type="float">
            <text:p>448172</text:p>
          </table:table-cell>
          <table:table-cell office:value-type="float" office:value="197539017" calcext:value-type="float">
            <text:p>197539017</text:p>
          </table:table-cell>
          <table:table-cell office:value-type="float" office:value="211374365" calcext:value-type="float">
            <text:p>211374365</text:p>
          </table:table-cell>
          <table:table-cell office:value-type="float" office:value="343989065" calcext:value-type="float">
            <text:p>343989065</text:p>
          </table:table-cell>
          <table:table-cell office:value-type="float" office:value="350579777" calcext:value-type="float">
            <text:p>350579777</text:p>
          </table:table-cell>
          <table:table-cell office:value-type="float" office:value="22062513" calcext:value-type="float">
            <text:p>22062513</text:p>
          </table:table-cell>
          <table:table-cell office:value-type="float" office:value="22309052" calcext:value-type="float">
            <text:p>22309052</text:p>
          </table:table-cell>
          <table:table-cell office:value-type="float" office:value="91598590" calcext:value-type="float">
            <text:p>91598590</text:p>
          </table:table-cell>
          <table:table-cell office:value-type="float" office:value="94022851" calcext:value-type="float">
            <text:p>94022851</text:p>
          </table:table-cell>
          <table:table-cell office:value-type="float" office:value="368458866" calcext:value-type="float">
            <text:p>368458866</text:p>
          </table:table-cell>
          <table:table-cell office:value-type="float" office:value="374567115" calcext:value-type="float">
            <text:p>374567115</text:p>
          </table:table-cell>
          <table:table-cell office:value-type="float" office:value="23439643" calcext:value-type="float">
            <text:p>23439643</text:p>
          </table:table-cell>
          <table:table-cell office:value-type="float" office:value="23819510" calcext:value-type="float">
            <text:p>23819510</text:p>
          </table:table-cell>
          <table:table-cell office:value-type="float" office:value="88180627" calcext:value-type="float">
            <text:p>88180627</text:p>
          </table:table-cell>
          <table:table-cell office:value-type="float" office:value="95642610" calcext:value-type="float">
            <text:p>95642610</text:p>
          </table:table-cell>
          <table:table-cell office:value-type="float" office:value="119600684" calcext:value-type="float">
            <text:p>119600684</text:p>
          </table:table-cell>
          <table:table-cell office:value-type="float" office:value="139072364" calcext:value-type="float">
            <text:p>139072364</text:p>
          </table:table-cell>
          <table:table-cell office:value-type="float" office:value="6445442" calcext:value-type="float">
            <text:p>6445442</text:p>
          </table:table-cell>
          <table:table-cell office:value-type="float" office:value="7028896" calcext:value-type="float">
            <text:p>7028896</text:p>
          </table:table-cell>
        </table:table-row>
        <table:table-row table:style-name="ro1">
          <table:table-cell office:value-type="float" office:value="47779610" calcext:value-type="float">
            <text:p>47779610</text:p>
          </table:table-cell>
          <table:table-cell office:value-type="float" office:value="48793705" calcext:value-type="float">
            <text:p>48793705</text:p>
          </table:table-cell>
          <table:table-cell office:value-type="float" office:value="15067838" calcext:value-type="float">
            <text:p>15067838</text:p>
          </table:table-cell>
          <table:table-cell office:value-type="float" office:value="28711542" calcext:value-type="float">
            <text:p>28711542</text:p>
          </table:table-cell>
          <table:table-cell office:value-type="float" office:value="746813" calcext:value-type="float">
            <text:p>746813</text:p>
          </table:table-cell>
          <table:table-cell office:value-type="float" office:value="863727" calcext:value-type="float">
            <text:p>863727</text:p>
          </table:table-cell>
          <table:table-cell office:value-type="float" office:value="17607616" calcext:value-type="float">
            <text:p>17607616</text:p>
          </table:table-cell>
          <table:table-cell office:value-type="float" office:value="18436911" calcext:value-type="float">
            <text:p>18436911</text:p>
          </table:table-cell>
          <table:table-cell office:value-type="float" office:value="8736237" calcext:value-type="float">
            <text:p>8736237</text:p>
          </table:table-cell>
          <table:table-cell office:value-type="float" office:value="32780216" calcext:value-type="float">
            <text:p>32780216</text:p>
          </table:table-cell>
          <table:table-cell office:value-type="float" office:value="335937" calcext:value-type="float">
            <text:p>335937</text:p>
          </table:table-cell>
          <table:table-cell office:value-type="float" office:value="434483" calcext:value-type="float">
            <text:p>434483</text:p>
          </table:table-cell>
          <table:table-cell office:value-type="float" office:value="143303838" calcext:value-type="float">
            <text:p>143303838</text:p>
          </table:table-cell>
          <table:table-cell office:value-type="float" office:value="144873730" calcext:value-type="float">
            <text:p>144873730</text:p>
          </table:table-cell>
          <table:table-cell office:value-type="float" office:value="244044162" calcext:value-type="float">
            <text:p>244044162</text:p>
          </table:table-cell>
          <table:table-cell office:value-type="float" office:value="250580678" calcext:value-type="float">
            <text:p>250580678</text:p>
          </table:table-cell>
          <table:table-cell office:value-type="float" office:value="23871402" calcext:value-type="float">
            <text:p>23871402</text:p>
          </table:table-cell>
          <table:table-cell office:value-type="float" office:value="24106348" calcext:value-type="float">
            <text:p>24106348</text:p>
          </table:table-cell>
          <table:table-cell office:value-type="float" office:value="91542577" calcext:value-type="float">
            <text:p>91542577</text:p>
          </table:table-cell>
          <table:table-cell office:value-type="float" office:value="93516711" calcext:value-type="float">
            <text:p>93516711</text:p>
          </table:table-cell>
          <table:table-cell office:value-type="float" office:value="447714965" calcext:value-type="float">
            <text:p>447714965</text:p>
          </table:table-cell>
          <table:table-cell office:value-type="float" office:value="459088688" calcext:value-type="float">
            <text:p>459088688</text:p>
          </table:table-cell>
          <table:table-cell office:value-type="float" office:value="23728227" calcext:value-type="float">
            <text:p>23728227</text:p>
          </table:table-cell>
          <table:table-cell office:value-type="float" office:value="24094335" calcext:value-type="float">
            <text:p>24094335</text:p>
          </table:table-cell>
          <table:table-cell office:value-type="float" office:value="119692874" calcext:value-type="float">
            <text:p>119692874</text:p>
          </table:table-cell>
          <table:table-cell office:value-type="float" office:value="134169645" calcext:value-type="float">
            <text:p>134169645</text:p>
          </table:table-cell>
          <table:table-cell office:value-type="float" office:value="113527007" calcext:value-type="float">
            <text:p>113527007</text:p>
          </table:table-cell>
          <table:table-cell office:value-type="float" office:value="123330069" calcext:value-type="float">
            <text:p>123330069</text:p>
          </table:table-cell>
          <table:table-cell office:value-type="float" office:value="6489443" calcext:value-type="float">
            <text:p>6489443</text:p>
          </table:table-cell>
          <table:table-cell office:value-type="float" office:value="6790249" calcext:value-type="float">
            <text:p>6790249</text:p>
          </table:table-cell>
        </table:table-row>
        <table:table-row table:style-name="ro1">
          <table:table-cell office:value-type="float" office:value="20342881" calcext:value-type="float">
            <text:p>20342881</text:p>
          </table:table-cell>
          <table:table-cell office:value-type="float" office:value="21207586" calcext:value-type="float">
            <text:p>21207586</text:p>
          </table:table-cell>
          <table:table-cell office:value-type="float" office:value="30328159" calcext:value-type="float">
            <text:p>30328159</text:p>
          </table:table-cell>
          <table:table-cell office:value-type="float" office:value="42793082" calcext:value-type="float">
            <text:p>42793082</text:p>
          </table:table-cell>
          <table:table-cell office:value-type="float" office:value="762876" calcext:value-type="float">
            <text:p>762876</text:p>
          </table:table-cell>
          <table:table-cell office:value-type="float" office:value="871480" calcext:value-type="float">
            <text:p>871480</text:p>
          </table:table-cell>
          <table:table-cell office:value-type="float" office:value="12790733" calcext:value-type="float">
            <text:p>12790733</text:p>
          </table:table-cell>
          <table:table-cell office:value-type="float" office:value="13484536" calcext:value-type="float">
            <text:p>13484536</text:p>
          </table:table-cell>
          <table:table-cell office:value-type="float" office:value="8816205" calcext:value-type="float">
            <text:p>8816205</text:p>
          </table:table-cell>
          <table:table-cell office:value-type="float" office:value="33163295" calcext:value-type="float">
            <text:p>33163295</text:p>
          </table:table-cell>
          <table:table-cell office:value-type="float" office:value="505022" calcext:value-type="float">
            <text:p>505022</text:p>
          </table:table-cell>
          <table:table-cell office:value-type="float" office:value="636463" calcext:value-type="float">
            <text:p>636463</text:p>
          </table:table-cell>
          <table:table-cell office:value-type="float" office:value="143846644" calcext:value-type="float">
            <text:p>143846644</text:p>
          </table:table-cell>
          <table:table-cell office:value-type="float" office:value="146271324" calcext:value-type="float">
            <text:p>146271324</text:p>
          </table:table-cell>
          <table:table-cell office:value-type="float" office:value="314670043" calcext:value-type="float">
            <text:p>314670043</text:p>
          </table:table-cell>
          <table:table-cell office:value-type="float" office:value="329220078" calcext:value-type="float">
            <text:p>329220078</text:p>
          </table:table-cell>
          <table:table-cell office:value-type="float" office:value="21610848" calcext:value-type="float">
            <text:p>21610848</text:p>
          </table:table-cell>
          <table:table-cell office:value-type="float" office:value="21858087" calcext:value-type="float">
            <text:p>21858087</text:p>
          </table:table-cell>
          <table:table-cell office:value-type="float" office:value="183971579" calcext:value-type="float">
            <text:p>183971579</text:p>
          </table:table-cell>
          <table:table-cell office:value-type="float" office:value="185934887" calcext:value-type="float">
            <text:p>185934887</text:p>
          </table:table-cell>
          <table:table-cell office:value-type="float" office:value="261675454" calcext:value-type="float">
            <text:p>261675454</text:p>
          </table:table-cell>
          <table:table-cell office:value-type="float" office:value="267375271" calcext:value-type="float">
            <text:p>267375271</text:p>
          </table:table-cell>
          <table:table-cell office:value-type="float" office:value="23675916" calcext:value-type="float">
            <text:p>23675916</text:p>
          </table:table-cell>
          <table:table-cell office:value-type="float" office:value="24035040" calcext:value-type="float">
            <text:p>24035040</text:p>
          </table:table-cell>
          <table:table-cell office:value-type="float" office:value="111453349" calcext:value-type="float">
            <text:p>111453349</text:p>
          </table:table-cell>
          <table:table-cell office:value-type="float" office:value="194842096" calcext:value-type="float">
            <text:p>194842096</text:p>
          </table:table-cell>
          <table:table-cell office:value-type="float" office:value="65280298" calcext:value-type="float">
            <text:p>65280298</text:p>
          </table:table-cell>
          <table:table-cell office:value-type="float" office:value="136015061" calcext:value-type="float">
            <text:p>136015061</text:p>
          </table:table-cell>
          <table:table-cell office:value-type="float" office:value="6496845" calcext:value-type="float">
            <text:p>6496845</text:p>
          </table:table-cell>
          <table:table-cell office:value-type="float" office:value="15177209" calcext:value-type="float">
            <text:p>15177209</text:p>
          </table:table-cell>
        </table:table-row>
        <table:table-row table:style-name="ro1">
          <table:table-cell office:value-type="float" office:value="20399102" calcext:value-type="float">
            <text:p>20399102</text:p>
          </table:table-cell>
          <table:table-cell office:value-type="float" office:value="21240620" calcext:value-type="float">
            <text:p>21240620</text:p>
          </table:table-cell>
          <table:table-cell office:value-type="float" office:value="15271844" calcext:value-type="float">
            <text:p>15271844</text:p>
          </table:table-cell>
          <table:table-cell office:value-type="float" office:value="28700996" calcext:value-type="float">
            <text:p>28700996</text:p>
          </table:table-cell>
          <table:table-cell office:value-type="float" office:value="1085892" calcext:value-type="float">
            <text:p>1085892</text:p>
          </table:table-cell>
          <table:table-cell office:value-type="float" office:value="1318044" calcext:value-type="float">
            <text:p>1318044</text:p>
          </table:table-cell>
          <table:table-cell office:value-type="float" office:value="12641133" calcext:value-type="float">
            <text:p>12641133</text:p>
          </table:table-cell>
          <table:table-cell office:value-type="float" office:value="13800847" calcext:value-type="float">
            <text:p>13800847</text:p>
          </table:table-cell>
          <table:table-cell office:value-type="float" office:value="11199259" calcext:value-type="float">
            <text:p>11199259</text:p>
          </table:table-cell>
          <table:table-cell office:value-type="float" office:value="40562560" calcext:value-type="float">
            <text:p>40562560</text:p>
          </table:table-cell>
          <table:table-cell office:value-type="float" office:value="505023" calcext:value-type="float">
            <text:p>505023</text:p>
          </table:table-cell>
          <table:table-cell office:value-type="float" office:value="663143" calcext:value-type="float">
            <text:p>663143</text:p>
          </table:table-cell>
          <table:table-cell office:value-type="float" office:value="228652261" calcext:value-type="float">
            <text:p>228652261</text:p>
          </table:table-cell>
          <table:table-cell office:value-type="float" office:value="230578344" calcext:value-type="float">
            <text:p>230578344</text:p>
          </table:table-cell>
          <table:table-cell office:value-type="float" office:value="350144107" calcext:value-type="float">
            <text:p>350144107</text:p>
          </table:table-cell>
          <table:table-cell office:value-type="float" office:value="356618115" calcext:value-type="float">
            <text:p>356618115</text:p>
          </table:table-cell>
          <table:table-cell office:value-type="float" office:value="21929605" calcext:value-type="float">
            <text:p>21929605</text:p>
          </table:table-cell>
          <table:table-cell office:value-type="float" office:value="22177122" calcext:value-type="float">
            <text:p>22177122</text:p>
          </table:table-cell>
          <table:table-cell office:value-type="float" office:value="87797548" calcext:value-type="float">
            <text:p>87797548</text:p>
          </table:table-cell>
          <table:table-cell office:value-type="float" office:value="90202602" calcext:value-type="float">
            <text:p>90202602</text:p>
          </table:table-cell>
          <table:table-cell office:value-type="float" office:value="372605483" calcext:value-type="float">
            <text:p>372605483</text:p>
          </table:table-cell>
          <table:table-cell office:value-type="float" office:value="378621611" calcext:value-type="float">
            <text:p>378621611</text:p>
          </table:table-cell>
          <table:table-cell office:value-type="float" office:value="23431681" calcext:value-type="float">
            <text:p>23431681</text:p>
          </table:table-cell>
          <table:table-cell office:value-type="float" office:value="23808475" calcext:value-type="float">
            <text:p>23808475</text:p>
          </table:table-cell>
          <table:table-cell office:value-type="float" office:value="111768123" calcext:value-type="float">
            <text:p>111768123</text:p>
          </table:table-cell>
          <table:table-cell office:value-type="float" office:value="137776948" calcext:value-type="float">
            <text:p>137776948</text:p>
          </table:table-cell>
          <table:table-cell office:value-type="float" office:value="62572273" calcext:value-type="float">
            <text:p>62572273</text:p>
          </table:table-cell>
          <table:table-cell office:value-type="float" office:value="76256415" calcext:value-type="float">
            <text:p>76256415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6799468" calcext:value-type="float">
            <text:p>6799468</text:p>
          </table:table-cell>
        </table:table-row>
        <table:table-row table:style-name="ro1">
          <table:table-cell office:value-type="float" office:value="50695763" calcext:value-type="float">
            <text:p>50695763</text:p>
          </table:table-cell>
          <table:table-cell office:value-type="float" office:value="51713141" calcext:value-type="float">
            <text:p>51713141</text:p>
          </table:table-cell>
          <table:table-cell office:value-type="float" office:value="26636418" calcext:value-type="float">
            <text:p>26636418</text:p>
          </table:table-cell>
          <table:table-cell office:value-type="float" office:value="41632459" calcext:value-type="float">
            <text:p>41632459</text:p>
          </table:table-cell>
          <table:table-cell office:value-type="float" office:value="744647" calcext:value-type="float">
            <text:p>744647</text:p>
          </table:table-cell>
          <table:table-cell office:value-type="float" office:value="863378" calcext:value-type="float">
            <text:p>863378</text:p>
          </table:table-cell>
          <table:table-cell office:value-type="float" office:value="12665856" calcext:value-type="float">
            <text:p>12665856</text:p>
          </table:table-cell>
          <table:table-cell office:value-type="float" office:value="13482371" calcext:value-type="float">
            <text:p>13482371</text:p>
          </table:table-cell>
          <table:table-cell office:value-type="float" office:value="11949564" calcext:value-type="float">
            <text:p>11949564</text:p>
          </table:table-cell>
          <table:table-cell office:value-type="float" office:value="30427473" calcext:value-type="float">
            <text:p>30427473</text:p>
          </table:table-cell>
          <table:table-cell office:value-type="float" office:value="338241" calcext:value-type="float">
            <text:p>338241</text:p>
          </table:table-cell>
          <table:table-cell office:value-type="float" office:value="436927" calcext:value-type="float">
            <text:p>436927</text:p>
          </table:table-cell>
          <table:table-cell office:value-type="float" office:value="180783324" calcext:value-type="float">
            <text:p>180783324</text:p>
          </table:table-cell>
          <table:table-cell office:value-type="float" office:value="182411115" calcext:value-type="float">
            <text:p>182411115</text:p>
          </table:table-cell>
          <table:table-cell office:value-type="float" office:value="353635892" calcext:value-type="float">
            <text:p>353635892</text:p>
          </table:table-cell>
          <table:table-cell office:value-type="float" office:value="363801570" calcext:value-type="float">
            <text:p>363801570</text:p>
          </table:table-cell>
          <table:table-cell office:value-type="float" office:value="21652334" calcext:value-type="float">
            <text:p>21652334</text:p>
          </table:table-cell>
          <table:table-cell office:value-type="float" office:value="21885045" calcext:value-type="float">
            <text:p>21885045</text:p>
          </table:table-cell>
          <table:table-cell office:value-type="float" office:value="156683123" calcext:value-type="float">
            <text:p>156683123</text:p>
          </table:table-cell>
          <table:table-cell office:value-type="float" office:value="158743371" calcext:value-type="float">
            <text:p>158743371</text:p>
          </table:table-cell>
          <table:table-cell office:value-type="float" office:value="342298207" calcext:value-type="float">
            <text:p>342298207</text:p>
          </table:table-cell>
          <table:table-cell office:value-type="float" office:value="348018348" calcext:value-type="float">
            <text:p>348018348</text:p>
          </table:table-cell>
          <table:table-cell office:value-type="float" office:value="23717052" calcext:value-type="float">
            <text:p>23717052</text:p>
          </table:table-cell>
          <table:table-cell office:value-type="float" office:value="24074360" calcext:value-type="float">
            <text:p>24074360</text:p>
          </table:table-cell>
          <table:table-cell office:value-type="float" office:value="64118349" calcext:value-type="float">
            <text:p>64118349</text:p>
          </table:table-cell>
          <table:table-cell office:value-type="float" office:value="68858687" calcext:value-type="float">
            <text:p>68858687</text:p>
          </table:table-cell>
          <table:table-cell office:value-type="float" office:value="78239768" calcext:value-type="float">
            <text:p>78239768</text:p>
          </table:table-cell>
          <table:table-cell office:value-type="float" office:value="103434382" calcext:value-type="float">
            <text:p>103434382</text:p>
          </table:table-cell>
          <table:table-cell office:value-type="float" office:value="6410242" calcext:value-type="float">
            <text:p>6410242</text:p>
          </table:table-cell>
          <table:table-cell office:value-type="float" office:value="6715030" calcext:value-type="float">
            <text:p>6715030</text:p>
          </table:table-cell>
        </table:table-row>
        <table:table-row table:style-name="ro1">
          <table:table-cell office:value-type="float" office:value="22494061" calcext:value-type="float">
            <text:p>22494061</text:p>
          </table:table-cell>
          <table:table-cell office:value-type="float" office:value="23348220" calcext:value-type="float">
            <text:p>23348220</text:p>
          </table:table-cell>
          <table:table-cell office:value-type="float" office:value="13514847" calcext:value-type="float">
            <text:p>13514847</text:p>
          </table:table-cell>
          <table:table-cell office:value-type="float" office:value="25057376" calcext:value-type="float">
            <text:p>25057376</text:p>
          </table:table-cell>
          <table:table-cell office:value-type="float" office:value="742552" calcext:value-type="float">
            <text:p>742552</text:p>
          </table:table-cell>
          <table:table-cell office:value-type="float" office:value="849060" calcext:value-type="float">
            <text:p>849060</text:p>
          </table:table-cell>
          <table:table-cell office:value-type="float" office:value="12741285" calcext:value-type="float">
            <text:p>12741285</text:p>
          </table:table-cell>
          <table:table-cell office:value-type="float" office:value="13468822" calcext:value-type="float">
            <text:p>13468822</text:p>
          </table:table-cell>
          <table:table-cell office:value-type="float" office:value="5540369" calcext:value-type="float">
            <text:p>5540369</text:p>
          </table:table-cell>
          <table:table-cell office:value-type="float" office:value="27385954" calcext:value-type="float">
            <text:p>27385954</text:p>
          </table:table-cell>
          <table:table-cell office:value-type="float" office:value="483441" calcext:value-type="float">
            <text:p>483441</text:p>
          </table:table-cell>
          <table:table-cell office:value-type="float" office:value="613486" calcext:value-type="float">
            <text:p>613486</text:p>
          </table:table-cell>
          <table:table-cell office:value-type="float" office:value="257141358" calcext:value-type="float">
            <text:p>257141358</text:p>
          </table:table-cell>
          <table:table-cell office:value-type="float" office:value="259064717" calcext:value-type="float">
            <text:p>259064717</text:p>
          </table:table-cell>
          <table:table-cell office:value-type="float" office:value="167374985" calcext:value-type="float">
            <text:p>167374985</text:p>
          </table:table-cell>
          <table:table-cell office:value-type="float" office:value="173499856" calcext:value-type="float">
            <text:p>173499856</text:p>
          </table:table-cell>
          <table:table-cell office:value-type="float" office:value="21753605" calcext:value-type="float">
            <text:p>21753605</text:p>
          </table:table-cell>
          <table:table-cell office:value-type="float" office:value="22004754" calcext:value-type="float">
            <text:p>22004754</text:p>
          </table:table-cell>
          <table:table-cell office:value-type="float" office:value="150190188" calcext:value-type="float">
            <text:p>150190188</text:p>
          </table:table-cell>
          <table:table-cell office:value-type="float" office:value="160199213" calcext:value-type="float">
            <text:p>160199213</text:p>
          </table:table-cell>
          <table:table-cell office:value-type="float" office:value="335798847" calcext:value-type="float">
            <text:p>335798847</text:p>
          </table:table-cell>
          <table:table-cell office:value-type="float" office:value="341526600" calcext:value-type="float">
            <text:p>341526600</text:p>
          </table:table-cell>
          <table:table-cell office:value-type="float" office:value="23501313" calcext:value-type="float">
            <text:p>23501313</text:p>
          </table:table-cell>
          <table:table-cell office:value-type="float" office:value="23864488" calcext:value-type="float">
            <text:p>23864488</text:p>
          </table:table-cell>
          <table:table-cell office:value-type="float" office:value="95305136" calcext:value-type="float">
            <text:p>95305136</text:p>
          </table:table-cell>
          <table:table-cell office:value-type="float" office:value="156282932" calcext:value-type="float">
            <text:p>156282932</text:p>
          </table:table-cell>
          <table:table-cell office:value-type="float" office:value="94773784" calcext:value-type="float">
            <text:p>94773784</text:p>
          </table:table-cell>
          <table:table-cell office:value-type="float" office:value="139677120" calcext:value-type="float">
            <text:p>139677120</text:p>
          </table:table-cell>
          <table:table-cell office:value-type="float" office:value="6525411" calcext:value-type="float">
            <text:p>6525411</text:p>
          </table:table-cell>
          <table:table-cell office:value-type="float" office:value="17348994" calcext:value-type="float">
            <text:p>17348994</text:p>
          </table:table-cell>
        </table:table-row>
        <table:table-row table:style-name="ro1">
          <table:table-cell office:value-type="float" office:value="44510339" calcext:value-type="float">
            <text:p>44510339</text:p>
          </table:table-cell>
          <table:table-cell office:value-type="float" office:value="45375044" calcext:value-type="float">
            <text:p>45375044</text:p>
          </table:table-cell>
          <table:table-cell office:value-type="float" office:value="25136716" calcext:value-type="float">
            <text:p>25136716</text:p>
          </table:table-cell>
          <table:table-cell office:value-type="float" office:value="37165550" calcext:value-type="float">
            <text:p>37165550</text:p>
          </table:table-cell>
          <table:table-cell office:value-type="float" office:value="745835" calcext:value-type="float">
            <text:p>745835</text:p>
          </table:table-cell>
          <table:table-cell office:value-type="float" office:value="911499" calcext:value-type="float">
            <text:p>911499</text:p>
          </table:table-cell>
          <table:table-cell office:value-type="float" office:value="16650651" calcext:value-type="float">
            <text:p>16650651</text:p>
          </table:table-cell>
          <table:table-cell office:value-type="float" office:value="17812810" calcext:value-type="float">
            <text:p>17812810</text:p>
          </table:table-cell>
          <table:table-cell office:value-type="float" office:value="9318085" calcext:value-type="float">
            <text:p>9318085</text:p>
          </table:table-cell>
          <table:table-cell office:value-type="float" office:value="41508840" calcext:value-type="float">
            <text:p>41508840</text:p>
          </table:table-cell>
          <table:table-cell office:value-type="float" office:value="486165" calcext:value-type="float">
            <text:p>486165</text:p>
          </table:table-cell>
          <table:table-cell office:value-type="float" office:value="644146" calcext:value-type="float">
            <text:p>644146</text:p>
          </table:table-cell>
          <table:table-cell office:value-type="float" office:value="254391498" calcext:value-type="float">
            <text:p>254391498</text:p>
          </table:table-cell>
          <table:table-cell office:value-type="float" office:value="260969220" calcext:value-type="float">
            <text:p>260969220</text:p>
          </table:table-cell>
          <table:table-cell office:value-type="float" office:value="179191222" calcext:value-type="float">
            <text:p>179191222</text:p>
          </table:table-cell>
          <table:table-cell office:value-type="float" office:value="185716842" calcext:value-type="float">
            <text:p>185716842</text:p>
          </table:table-cell>
          <table:table-cell office:value-type="float" office:value="21634944" calcext:value-type="float">
            <text:p>21634944</text:p>
          </table:table-cell>
          <table:table-cell office:value-type="float" office:value="21901458" calcext:value-type="float">
            <text:p>21901458</text:p>
          </table:table-cell>
          <table:table-cell office:value-type="float" office:value="158876558" calcext:value-type="float">
            <text:p>158876558</text:p>
          </table:table-cell>
          <table:table-cell office:value-type="float" office:value="161311854" calcext:value-type="float">
            <text:p>161311854</text:p>
          </table:table-cell>
          <table:table-cell office:value-type="float" office:value="316108773" calcext:value-type="float">
            <text:p>316108773</text:p>
          </table:table-cell>
          <table:table-cell office:value-type="float" office:value="322448267" calcext:value-type="float">
            <text:p>322448267</text:p>
          </table:table-cell>
          <table:table-cell office:value-type="float" office:value="23564309" calcext:value-type="float">
            <text:p>23564309</text:p>
          </table:table-cell>
          <table:table-cell office:value-type="float" office:value="23944525" calcext:value-type="float">
            <text:p>23944525</text:p>
          </table:table-cell>
          <table:table-cell office:value-type="float" office:value="110329114" calcext:value-type="float">
            <text:p>110329114</text:p>
          </table:table-cell>
          <table:table-cell office:value-type="float" office:value="117843687" calcext:value-type="float">
            <text:p>117843687</text:p>
          </table:table-cell>
          <table:table-cell office:value-type="float" office:value="65673575" calcext:value-type="float">
            <text:p>65673575</text:p>
          </table:table-cell>
          <table:table-cell office:value-type="float" office:value="81581394" calcext:value-type="float">
            <text:p>81581394</text:p>
          </table:table-cell>
          <table:table-cell office:value-type="float" office:value="5497067" calcext:value-type="float">
            <text:p>5497067</text:p>
          </table:table-cell>
          <table:table-cell office:value-type="float" office:value="5888528" calcext:value-type="float">
            <text:p>5888528</text:p>
          </table:table-cell>
        </table:table-row>
        <table:table-row table:style-name="ro1">
          <table:table-cell office:value-type="float" office:value="22363528" calcext:value-type="float">
            <text:p>22363528</text:p>
          </table:table-cell>
          <table:table-cell office:value-type="float" office:value="23360652" calcext:value-type="float">
            <text:p>23360652</text:p>
          </table:table-cell>
          <table:table-cell office:value-type="float" office:value="12564587" calcext:value-type="float">
            <text:p>12564587</text:p>
          </table:table-cell>
          <table:table-cell office:value-type="float" office:value="23475192" calcext:value-type="float">
            <text:p>23475192</text:p>
          </table:table-cell>
          <table:table-cell office:value-type="float" office:value="744159" calcext:value-type="float">
            <text:p>744159</text:p>
          </table:table-cell>
          <table:table-cell office:value-type="float" office:value="863098" calcext:value-type="float">
            <text:p>863098</text:p>
          </table:table-cell>
          <table:table-cell office:value-type="float" office:value="12668231" calcext:value-type="float">
            <text:p>12668231</text:p>
          </table:table-cell>
          <table:table-cell office:value-type="float" office:value="13486770" calcext:value-type="float">
            <text:p>13486770</text:p>
          </table:table-cell>
          <table:table-cell office:value-type="float" office:value="8790782" calcext:value-type="float">
            <text:p>8790782</text:p>
          </table:table-cell>
          <table:table-cell office:value-type="float" office:value="32536609" calcext:value-type="float">
            <text:p>32536609</text:p>
          </table:table-cell>
          <table:table-cell office:value-type="float" office:value="339638" calcext:value-type="float">
            <text:p>339638</text:p>
          </table:table-cell>
          <table:table-cell office:value-type="float" office:value="438533" calcext:value-type="float">
            <text:p>438533</text:p>
          </table:table-cell>
          <table:table-cell office:value-type="float" office:value="196383982" calcext:value-type="float">
            <text:p>196383982</text:p>
          </table:table-cell>
          <table:table-cell office:value-type="float" office:value="198093976" calcext:value-type="float">
            <text:p>198093976</text:p>
          </table:table-cell>
          <table:table-cell office:value-type="float" office:value="186624990" calcext:value-type="float">
            <text:p>186624990</text:p>
          </table:table-cell>
          <table:table-cell office:value-type="float" office:value="193126165" calcext:value-type="float">
            <text:p>193126165</text:p>
          </table:table-cell>
          <table:table-cell office:value-type="float" office:value="21811363" calcext:value-type="float">
            <text:p>21811363</text:p>
          </table:table-cell>
          <table:table-cell office:value-type="float" office:value="22049941" calcext:value-type="float">
            <text:p>22049941</text:p>
          </table:table-cell>
          <table:table-cell office:value-type="float" office:value="147355680" calcext:value-type="float">
            <text:p>147355680</text:p>
          </table:table-cell>
          <table:table-cell office:value-type="float" office:value="157349479" calcext:value-type="float">
            <text:p>157349479</text:p>
          </table:table-cell>
          <table:table-cell office:value-type="float" office:value="242448219" calcext:value-type="float">
            <text:p>242448219</text:p>
          </table:table-cell>
          <table:table-cell office:value-type="float" office:value="248010937" calcext:value-type="float">
            <text:p>248010937</text:p>
          </table:table-cell>
          <table:table-cell office:value-type="float" office:value="23570037" calcext:value-type="float">
            <text:p>23570037</text:p>
          </table:table-cell>
          <table:table-cell office:value-type="float" office:value="23921408" calcext:value-type="float">
            <text:p>23921408</text:p>
          </table:table-cell>
          <table:table-cell office:value-type="float" office:value="131668629" calcext:value-type="float">
            <text:p>131668629</text:p>
          </table:table-cell>
          <table:table-cell office:value-type="float" office:value="151811484" calcext:value-type="float">
            <text:p>151811484</text:p>
          </table:table-cell>
          <table:table-cell office:value-type="float" office:value="123375676" calcext:value-type="float">
            <text:p>123375676</text:p>
          </table:table-cell>
          <table:table-cell office:value-type="float" office:value="136297011" calcext:value-type="float">
            <text:p>136297011</text:p>
          </table:table-cell>
          <table:table-cell office:value-type="float" office:value="4387220" calcext:value-type="float">
            <text:p>4387220</text:p>
          </table:table-cell>
          <table:table-cell office:value-type="float" office:value="4593182" calcext:value-type="float">
            <text:p>4593182</text:p>
          </table:table-cell>
        </table:table-row>
        <table:table-row table:style-name="ro1">
          <table:table-cell office:value-type="float" office:value="39440560" calcext:value-type="float">
            <text:p>39440560</text:p>
          </table:table-cell>
          <table:table-cell office:value-type="float" office:value="40296744" calcext:value-type="float">
            <text:p>40296744</text:p>
          </table:table-cell>
          <table:table-cell office:value-type="float" office:value="15185590" calcext:value-type="float">
            <text:p>15185590</text:p>
          </table:table-cell>
          <table:table-cell office:value-type="float" office:value="28737174" calcext:value-type="float">
            <text:p>28737174</text:p>
          </table:table-cell>
          <table:table-cell office:value-type="float" office:value="747511" calcext:value-type="float">
            <text:p>747511</text:p>
          </table:table-cell>
          <table:table-cell office:value-type="float" office:value="855905" calcext:value-type="float">
            <text:p>855905</text:p>
          </table:table-cell>
          <table:table-cell office:value-type="float" office:value="12638060" calcext:value-type="float">
            <text:p>12638060</text:p>
          </table:table-cell>
          <table:table-cell office:value-type="float" office:value="13346879" calcext:value-type="float">
            <text:p>13346879</text:p>
          </table:table-cell>
          <table:table-cell office:value-type="float" office:value="13837933" calcext:value-type="float">
            <text:p>13837933</text:p>
          </table:table-cell>
          <table:table-cell office:value-type="float" office:value="34530089" calcext:value-type="float">
            <text:p>34530089</text:p>
          </table:table-cell>
          <table:table-cell office:value-type="float" office:value="485466" calcext:value-type="float">
            <text:p>485466</text:p>
          </table:table-cell>
          <table:table-cell office:value-type="float" office:value="616838" calcext:value-type="float">
            <text:p>616838</text:p>
          </table:table-cell>
          <table:table-cell office:value-type="float" office:value="182983604" calcext:value-type="float">
            <text:p>182983604</text:p>
          </table:table-cell>
          <table:table-cell office:value-type="float" office:value="184878119" calcext:value-type="float">
            <text:p>184878119</text:p>
          </table:table-cell>
          <table:table-cell office:value-type="float" office:value="316572240" calcext:value-type="float">
            <text:p>316572240</text:p>
          </table:table-cell>
          <table:table-cell office:value-type="float" office:value="335513126" calcext:value-type="float">
            <text:p>335513126</text:p>
          </table:table-cell>
          <table:table-cell office:value-type="float" office:value="22356055" calcext:value-type="float">
            <text:p>22356055</text:p>
          </table:table-cell>
          <table:table-cell office:value-type="float" office:value="22604620" calcext:value-type="float">
            <text:p>22604620</text:p>
          </table:table-cell>
          <table:table-cell office:value-type="float" office:value="144466206" calcext:value-type="float">
            <text:p>144466206</text:p>
          </table:table-cell>
          <table:table-cell office:value-type="float" office:value="146372733" calcext:value-type="float">
            <text:p>146372733</text:p>
          </table:table-cell>
          <table:table-cell office:value-type="float" office:value="409509617" calcext:value-type="float">
            <text:p>409509617</text:p>
          </table:table-cell>
          <table:table-cell office:value-type="float" office:value="415572678" calcext:value-type="float">
            <text:p>415572678</text:p>
          </table:table-cell>
          <table:table-cell office:value-type="float" office:value="23615224" calcext:value-type="float">
            <text:p>23615224</text:p>
          </table:table-cell>
          <table:table-cell office:value-type="float" office:value="23997186" calcext:value-type="float">
            <text:p>23997186</text:p>
          </table:table-cell>
          <table:table-cell office:value-type="float" office:value="111486314" calcext:value-type="float">
            <text:p>111486314</text:p>
          </table:table-cell>
          <table:table-cell office:value-type="float" office:value="188325345" calcext:value-type="float">
            <text:p>188325345</text:p>
          </table:table-cell>
          <table:table-cell office:value-type="float" office:value="57376290" calcext:value-type="float">
            <text:p>57376290</text:p>
          </table:table-cell>
          <table:table-cell office:value-type="float" office:value="134568788" calcext:value-type="float">
            <text:p>134568788</text:p>
          </table:table-cell>
          <table:table-cell office:value-type="float" office:value="6123474" calcext:value-type="float">
            <text:p>6123474</text:p>
          </table:table-cell>
          <table:table-cell office:value-type="float" office:value="15820378" calcext:value-type="float">
            <text:p>15820378</text:p>
          </table:table-cell>
        </table:table-row>
        <table:table-row table:style-name="ro1">
          <table:table-cell office:value-type="float" office:value="35287448" calcext:value-type="float">
            <text:p>35287448</text:p>
          </table:table-cell>
          <table:table-cell office:value-type="float" office:value="36105010" calcext:value-type="float">
            <text:p>36105010</text:p>
          </table:table-cell>
          <table:table-cell office:value-type="float" office:value="15187825" calcext:value-type="float">
            <text:p>15187825</text:p>
          </table:table-cell>
          <table:table-cell office:value-type="float" office:value="28655879" calcext:value-type="float">
            <text:p>28655879</text:p>
          </table:table-cell>
          <table:table-cell office:value-type="float" office:value="743879" calcext:value-type="float">
            <text:p>743879</text:p>
          </table:table-cell>
          <table:table-cell office:value-type="float" office:value="960457" calcext:value-type="float">
            <text:p>960457</text:p>
          </table:table-cell>
          <table:table-cell office:value-type="float" office:value="16560066" calcext:value-type="float">
            <text:p>16560066</text:p>
          </table:table-cell>
          <table:table-cell office:value-type="float" office:value="17727743" calcext:value-type="float">
            <text:p>17727743</text:p>
          </table:table-cell>
          <table:table-cell office:value-type="float" office:value="7967843" calcext:value-type="float">
            <text:p>7967843</text:p>
          </table:table-cell>
          <table:table-cell office:value-type="float" office:value="32078031" calcext:value-type="float">
            <text:p>32078031</text:p>
          </table:table-cell>
          <table:table-cell office:value-type="float" office:value="337124" calcext:value-type="float">
            <text:p>337124</text:p>
          </table:table-cell>
          <table:table-cell office:value-type="float" office:value="448172" calcext:value-type="float">
            <text:p>448172</text:p>
          </table:table-cell>
          <table:table-cell office:value-type="float" office:value="192190711" calcext:value-type="float">
            <text:p>192190711</text:p>
          </table:table-cell>
          <table:table-cell office:value-type="float" office:value="194088927" calcext:value-type="float">
            <text:p>194088927</text:p>
          </table:table-cell>
          <table:table-cell office:value-type="float" office:value="206241031" calcext:value-type="float">
            <text:p>206241031</text:p>
          </table:table-cell>
          <table:table-cell office:value-type="float" office:value="212946073" calcext:value-type="float">
            <text:p>212946073</text:p>
          </table:table-cell>
          <table:table-cell office:value-type="float" office:value="21800887" calcext:value-type="float">
            <text:p>21800887</text:p>
          </table:table-cell>
          <table:table-cell office:value-type="float" office:value="22077878" calcext:value-type="float">
            <text:p>22077878</text:p>
          </table:table-cell>
          <table:table-cell office:value-type="float" office:value="132610718" calcext:value-type="float">
            <text:p>132610718</text:p>
          </table:table-cell>
          <table:table-cell office:value-type="float" office:value="134785575" calcext:value-type="float">
            <text:p>134785575</text:p>
          </table:table-cell>
          <table:table-cell office:value-type="float" office:value="478877027" calcext:value-type="float">
            <text:p>478877027</text:p>
          </table:table-cell>
          <table:table-cell office:value-type="float" office:value="484824990" calcext:value-type="float">
            <text:p>484824990</text:p>
          </table:table-cell>
          <table:table-cell office:value-type="float" office:value="23579605" calcext:value-type="float">
            <text:p>23579605</text:p>
          </table:table-cell>
          <table:table-cell office:value-type="float" office:value="23956259" calcext:value-type="float">
            <text:p>23956259</text:p>
          </table:table-cell>
          <table:table-cell office:value-type="float" office:value="90897732" calcext:value-type="float">
            <text:p>90897732</text:p>
          </table:table-cell>
          <table:table-cell office:value-type="float" office:value="106542668" calcext:value-type="float">
            <text:p>106542668</text:p>
          </table:table-cell>
          <table:table-cell office:value-type="float" office:value="75946948" calcext:value-type="float">
            <text:p>75946948</text:p>
          </table:table-cell>
          <table:table-cell office:value-type="float" office:value="91880957" calcext:value-type="float">
            <text:p>91880957</text:p>
          </table:table-cell>
          <table:table-cell office:value-type="float" office:value="5886852" calcext:value-type="float">
            <text:p>5886852</text:p>
          </table:table-cell>
          <table:table-cell office:value-type="float" office:value="6277195" calcext:value-type="float">
            <text:p>6277195</text:p>
          </table:table-cell>
        </table:table-row>
        <table:table-row table:style-name="ro1">
          <table:table-cell office:value-type="float" office:value="21263039" calcext:value-type="float">
            <text:p>21263039</text:p>
          </table:table-cell>
          <table:table-cell office:value-type="float" office:value="22261351" calcext:value-type="float">
            <text:p>22261351</text:p>
          </table:table-cell>
          <table:table-cell office:value-type="float" office:value="20543115" calcext:value-type="float">
            <text:p>20543115</text:p>
          </table:table-cell>
          <table:table-cell office:value-type="float" office:value="31081257" calcext:value-type="float">
            <text:p>31081257</text:p>
          </table:table-cell>
          <table:table-cell office:value-type="float" office:value="742203" calcext:value-type="float">
            <text:p>742203</text:p>
          </table:table-cell>
          <table:table-cell office:value-type="float" office:value="860864" calcext:value-type="float">
            <text:p>860864</text:p>
          </table:table-cell>
          <table:table-cell office:value-type="float" office:value="16641781" calcext:value-type="float">
            <text:p>16641781</text:p>
          </table:table-cell>
          <table:table-cell office:value-type="float" office:value="17484416" calcext:value-type="float">
            <text:p>17484416</text:p>
          </table:table-cell>
          <table:table-cell office:value-type="float" office:value="5481633" calcext:value-type="float">
            <text:p>5481633</text:p>
          </table:table-cell>
          <table:table-cell office:value-type="float" office:value="24007592" calcext:value-type="float">
            <text:p>24007592</text:p>
          </table:table-cell>
          <table:table-cell office:value-type="float" office:value="336635" calcext:value-type="float">
            <text:p>336635</text:p>
          </table:table-cell>
          <table:table-cell office:value-type="float" office:value="434413" calcext:value-type="float">
            <text:p>434413</text:p>
          </table:table-cell>
          <table:table-cell office:value-type="float" office:value="209102918" calcext:value-type="float">
            <text:p>209102918</text:p>
          </table:table-cell>
          <table:table-cell office:value-type="float" office:value="210741115" calcext:value-type="float">
            <text:p>210741115</text:p>
          </table:table-cell>
          <table:table-cell office:value-type="float" office:value="185689326" calcext:value-type="float">
            <text:p>185689326</text:p>
          </table:table-cell>
          <table:table-cell office:value-type="float" office:value="192220184" calcext:value-type="float">
            <text:p>192220184</text:p>
          </table:table-cell>
          <table:table-cell office:value-type="float" office:value="22766932" calcext:value-type="float">
            <text:p>22766932</text:p>
          </table:table-cell>
          <table:table-cell office:value-type="float" office:value="23019338" calcext:value-type="float">
            <text:p>23019338</text:p>
          </table:table-cell>
          <table:table-cell office:value-type="float" office:value="131085105" calcext:value-type="float">
            <text:p>131085105</text:p>
          </table:table-cell>
          <table:table-cell office:value-type="float" office:value="132904959" calcext:value-type="float">
            <text:p>132904959</text:p>
          </table:table-cell>
          <table:table-cell office:value-type="float" office:value="442136741" calcext:value-type="float">
            <text:p>442136741</text:p>
          </table:table-cell>
          <table:table-cell office:value-type="float" office:value="447790533" calcext:value-type="float">
            <text:p>447790533</text:p>
          </table:table-cell>
          <table:table-cell office:value-type="float" office:value="23625421" calcext:value-type="float">
            <text:p>23625421</text:p>
          </table:table-cell>
          <table:table-cell office:value-type="float" office:value="23983218" calcext:value-type="float">
            <text:p>23983218</text:p>
          </table:table-cell>
          <table:table-cell office:value-type="float" office:value="126289035" calcext:value-type="float">
            <text:p>126289035</text:p>
          </table:table-cell>
          <table:table-cell office:value-type="float" office:value="141991590" calcext:value-type="float">
            <text:p>141991590</text:p>
          </table:table-cell>
          <table:table-cell office:value-type="float" office:value="51409121" calcext:value-type="float">
            <text:p>51409121</text:p>
          </table:table-cell>
          <table:table-cell office:value-type="float" office:value="61061466" calcext:value-type="float">
            <text:p>61061466</text:p>
          </table:table-cell>
          <table:table-cell office:value-type="float" office:value="4387500" calcext:value-type="float">
            <text:p>4387500</text:p>
          </table:table-cell>
          <table:table-cell office:value-type="float" office:value="4594719" calcext:value-type="float">
            <text:p>4594719</text:p>
          </table:table-cell>
        </table:table-row>
        <table:table-row table:style-name="ro1">
          <table:table-cell office:value-type="float" office:value="23202532" calcext:value-type="float">
            <text:p>23202532</text:p>
          </table:table-cell>
          <table:table-cell office:value-type="float" office:value="24072544" calcext:value-type="float">
            <text:p>24072544</text:p>
          </table:table-cell>
          <table:table-cell office:value-type="float" office:value="15296219" calcext:value-type="float">
            <text:p>15296219</text:p>
          </table:table-cell>
          <table:table-cell office:value-type="float" office:value="28772584" calcext:value-type="float">
            <text:p>28772584</text:p>
          </table:table-cell>
          <table:table-cell office:value-type="float" office:value="1106985" calcext:value-type="float">
            <text:p>1106985</text:p>
          </table:table-cell>
          <table:table-cell office:value-type="float" office:value="1261613" calcext:value-type="float">
            <text:p>1261613</text:p>
          </table:table-cell>
          <table:table-cell office:value-type="float" office:value="12665367" calcext:value-type="float">
            <text:p>12665367</text:p>
          </table:table-cell>
          <table:table-cell office:value-type="float" office:value="13387387" calcext:value-type="float">
            <text:p>13387387</text:p>
          </table:table-cell>
          <table:table-cell office:value-type="float" office:value="8814878" calcext:value-type="float">
            <text:p>8814878</text:p>
          </table:table-cell>
          <table:table-cell office:value-type="float" office:value="40313785" calcext:value-type="float">
            <text:p>40313785</text:p>
          </table:table-cell>
          <table:table-cell office:value-type="float" office:value="481626" calcext:value-type="float">
            <text:p>481626</text:p>
          </table:table-cell>
          <table:table-cell office:value-type="float" office:value="611670" calcext:value-type="float">
            <text:p>611670</text:p>
          </table:table-cell>
          <table:table-cell office:value-type="float" office:value="202239195" calcext:value-type="float">
            <text:p>202239195</text:p>
          </table:table-cell>
          <table:table-cell office:value-type="float" office:value="204187208" calcext:value-type="float">
            <text:p>204187208</text:p>
          </table:table-cell>
          <table:table-cell office:value-type="float" office:value="214539153" calcext:value-type="float">
            <text:p>214539153</text:p>
          </table:table-cell>
          <table:table-cell office:value-type="float" office:value="225106488" calcext:value-type="float">
            <text:p>225106488</text:p>
          </table:table-cell>
          <table:table-cell office:value-type="float" office:value="21790830" calcext:value-type="float">
            <text:p>21790830</text:p>
          </table:table-cell>
          <table:table-cell office:value-type="float" office:value="22040303" calcext:value-type="float">
            <text:p>22040303</text:p>
          </table:table-cell>
          <table:table-cell office:value-type="float" office:value="78762041" calcext:value-type="float">
            <text:p>78762041</text:p>
          </table:table-cell>
          <table:table-cell office:value-type="float" office:value="80695387" calcext:value-type="float">
            <text:p>80695387</text:p>
          </table:table-cell>
          <table:table-cell office:value-type="float" office:value="354712216" calcext:value-type="float">
            <text:p>354712216</text:p>
          </table:table-cell>
          <table:table-cell office:value-type="float" office:value="361132516" calcext:value-type="float">
            <text:p>361132516</text:p>
          </table:table-cell>
          <table:table-cell office:value-type="float" office:value="23674729" calcext:value-type="float">
            <text:p>23674729</text:p>
          </table:table-cell>
          <table:table-cell office:value-type="float" office:value="24041465" calcext:value-type="float">
            <text:p>24041465</text:p>
          </table:table-cell>
          <table:table-cell office:value-type="float" office:value="100449785" calcext:value-type="float">
            <text:p>100449785</text:p>
          </table:table-cell>
          <table:table-cell office:value-type="float" office:value="168974211" calcext:value-type="float">
            <text:p>168974211</text:p>
          </table:table-cell>
          <table:table-cell office:value-type="float" office:value="98639778" calcext:value-type="float">
            <text:p>98639778</text:p>
          </table:table-cell>
          <table:table-cell office:value-type="float" office:value="174214682" calcext:value-type="float">
            <text:p>174214682</text:p>
          </table:table-cell>
          <table:table-cell office:value-type="float" office:value="5817290" calcext:value-type="float">
            <text:p>5817290</text:p>
          </table:table-cell>
          <table:table-cell office:value-type="float" office:value="15811997" calcext:value-type="float">
            <text:p>15811997</text:p>
          </table:table-cell>
        </table:table-row>
        <table:table-row table:style-name="ro1">
          <table:table-cell office:value-type="float" office:value="27770920" calcext:value-type="float">
            <text:p>27770920</text:p>
          </table:table-cell>
          <table:table-cell office:value-type="float" office:value="28590368" calcext:value-type="float">
            <text:p>28590368</text:p>
          </table:table-cell>
          <table:table-cell office:value-type="float" office:value="24990888" calcext:value-type="float">
            <text:p>24990888</text:p>
          </table:table-cell>
          <table:table-cell office:value-type="float" office:value="45704346" calcext:value-type="float">
            <text:p>45704346</text:p>
          </table:table-cell>
          <table:table-cell office:value-type="float" office:value="1049784" calcext:value-type="float">
            <text:p>1049784</text:p>
          </table:table-cell>
          <table:table-cell office:value-type="float" office:value="1281238" calcext:value-type="float">
            <text:p>1281238</text:p>
          </table:table-cell>
          <table:table-cell office:value-type="float" office:value="12707203" calcext:value-type="float">
            <text:p>12707203</text:p>
          </table:table-cell>
          <table:table-cell office:value-type="float" office:value="13874739" calcext:value-type="float">
            <text:p>13874739</text:p>
          </table:table-cell>
          <table:table-cell office:value-type="float" office:value="8809570" calcext:value-type="float">
            <text:p>8809570</text:p>
          </table:table-cell>
          <table:table-cell office:value-type="float" office:value="38188236" calcext:value-type="float">
            <text:p>38188236</text:p>
          </table:table-cell>
          <table:table-cell office:value-type="float" office:value="485607" calcext:value-type="float">
            <text:p>485607</text:p>
          </table:table-cell>
          <table:table-cell office:value-type="float" office:value="644565" calcext:value-type="float">
            <text:p>644565</text:p>
          </table:table-cell>
          <table:table-cell office:value-type="float" office:value="218582824" calcext:value-type="float">
            <text:p>218582824</text:p>
          </table:table-cell>
          <table:table-cell office:value-type="float" office:value="220433059" calcext:value-type="float">
            <text:p>220433059</text:p>
          </table:table-cell>
          <table:table-cell office:value-type="float" office:value="253665707" calcext:value-type="float">
            <text:p>253665707</text:p>
          </table:table-cell>
          <table:table-cell office:value-type="float" office:value="260420197" calcext:value-type="float">
            <text:p>260420197</text:p>
          </table:table-cell>
          <table:table-cell office:value-type="float" office:value="22734175" calcext:value-type="float">
            <text:p>22734175</text:p>
          </table:table-cell>
          <table:table-cell office:value-type="float" office:value="23012074" calcext:value-type="float">
            <text:p>23012074</text:p>
          </table:table-cell>
          <table:table-cell office:value-type="float" office:value="189837967" calcext:value-type="float">
            <text:p>189837967</text:p>
          </table:table-cell>
          <table:table-cell office:value-type="float" office:value="192269422" calcext:value-type="float">
            <text:p>192269422</text:p>
          </table:table-cell>
          <table:table-cell office:value-type="float" office:value="449538241" calcext:value-type="float">
            <text:p>449538241</text:p>
          </table:table-cell>
          <table:table-cell office:value-type="float" office:value="455675614" calcext:value-type="float">
            <text:p>455675614</text:p>
          </table:table-cell>
          <table:table-cell office:value-type="float" office:value="23665160" calcext:value-type="float">
            <text:p>23665160</text:p>
          </table:table-cell>
          <table:table-cell office:value-type="float" office:value="24043770" calcext:value-type="float">
            <text:p>24043770</text:p>
          </table:table-cell>
          <table:table-cell office:value-type="float" office:value="139606859" calcext:value-type="float">
            <text:p>139606859</text:p>
          </table:table-cell>
          <table:table-cell office:value-type="float" office:value="161061193" calcext:value-type="float">
            <text:p>161061193</text:p>
          </table:table-cell>
          <table:table-cell office:value-type="float" office:value="64610032" calcext:value-type="float">
            <text:p>64610032</text:p>
          </table:table-cell>
          <table:table-cell office:value-type="float" office:value="80365248" calcext:value-type="float">
            <text:p>80365248</text:p>
          </table:table-cell>
          <table:table-cell office:value-type="float" office:value="5956344" calcext:value-type="float">
            <text:p>5956344</text:p>
          </table:table-cell>
          <table:table-cell office:value-type="float" office:value="6348992" calcext:value-type="float">
            <text:p>6348992</text:p>
          </table:table-cell>
        </table:table-row>
        <table:table-row table:style-name="ro1">
          <table:table-cell office:value-type="float" office:value="29256304" calcext:value-type="float">
            <text:p>29256304</text:p>
          </table:table-cell>
          <table:table-cell office:value-type="float" office:value="30260272" calcext:value-type="float">
            <text:p>30260272</text:p>
          </table:table-cell>
          <table:table-cell office:value-type="float" office:value="24884728" calcext:value-type="float">
            <text:p>24884728</text:p>
          </table:table-cell>
          <table:table-cell office:value-type="float" office:value="44135710" calcext:value-type="float">
            <text:p>44135710</text:p>
          </table:table-cell>
          <table:table-cell office:value-type="float" office:value="747721" calcext:value-type="float">
            <text:p>747721</text:p>
          </table:table-cell>
          <table:table-cell office:value-type="float" office:value="866660" calcext:value-type="float">
            <text:p>866660</text:p>
          </table:table-cell>
          <table:table-cell office:value-type="float" office:value="12725222" calcext:value-type="float">
            <text:p>12725222</text:p>
          </table:table-cell>
          <table:table-cell office:value-type="float" office:value="13542923" calcext:value-type="float">
            <text:p>13542923</text:p>
          </table:table-cell>
          <table:table-cell office:value-type="float" office:value="8065969" calcext:value-type="float">
            <text:p>8065969</text:p>
          </table:table-cell>
          <table:table-cell office:value-type="float" office:value="26405452" calcext:value-type="float">
            <text:p>26405452</text:p>
          </table:table-cell>
          <table:table-cell office:value-type="float" office:value="487003" calcext:value-type="float">
            <text:p>487003</text:p>
          </table:table-cell>
          <table:table-cell office:value-type="float" office:value="625219" calcext:value-type="float">
            <text:p>625219</text:p>
          </table:table-cell>
          <table:table-cell office:value-type="float" office:value="191589517" calcext:value-type="float">
            <text:p>191589517</text:p>
          </table:table-cell>
          <table:table-cell office:value-type="float" office:value="193256908" calcext:value-type="float">
            <text:p>193256908</text:p>
          </table:table-cell>
          <table:table-cell office:value-type="float" office:value="311370392" calcext:value-type="float">
            <text:p>311370392</text:p>
          </table:table-cell>
          <table:table-cell office:value-type="float" office:value="317685161" calcext:value-type="float">
            <text:p>317685161</text:p>
          </table:table-cell>
          <table:table-cell office:value-type="float" office:value="21781960" calcext:value-type="float">
            <text:p>21781960</text:p>
          </table:table-cell>
          <table:table-cell office:value-type="float" office:value="22037020" calcext:value-type="float">
            <text:p>22037020</text:p>
          </table:table-cell>
          <table:table-cell office:value-type="float" office:value="179909331" calcext:value-type="float">
            <text:p>179909331</text:p>
          </table:table-cell>
          <table:table-cell office:value-type="float" office:value="193885759" calcext:value-type="float">
            <text:p>193885759</text:p>
          </table:table-cell>
          <table:table-cell office:value-type="float" office:value="249707312" calcext:value-type="float">
            <text:p>249707312</text:p>
          </table:table-cell>
          <table:table-cell office:value-type="float" office:value="255405104" calcext:value-type="float">
            <text:p>255405104</text:p>
          </table:table-cell>
          <table:table-cell office:value-type="float" office:value="23526106" calcext:value-type="float">
            <text:p>23526106</text:p>
          </table:table-cell>
          <table:table-cell office:value-type="float" office:value="23882716" calcext:value-type="float">
            <text:p>23882716</text:p>
          </table:table-cell>
          <table:table-cell office:value-type="float" office:value="132389741" calcext:value-type="float">
            <text:p>132389741</text:p>
          </table:table-cell>
          <table:table-cell office:value-type="float" office:value="137127145" calcext:value-type="float">
            <text:p>137127145</text:p>
          </table:table-cell>
          <table:table-cell office:value-type="float" office:value="57186043" calcext:value-type="float">
            <text:p>57186043</text:p>
          </table:table-cell>
          <table:table-cell office:value-type="float" office:value="67038553" calcext:value-type="float">
            <text:p>67038553</text:p>
          </table:table-cell>
          <table:table-cell office:value-type="float" office:value="6514516" calcext:value-type="float">
            <text:p>6514516</text:p>
          </table:table-cell>
          <table:table-cell office:value-type="float" office:value="6816090" calcext:value-type="float">
            <text:p>6816090</text:p>
          </table:table-cell>
        </table:table-row>
        <table:table-row table:style-name="ro1">
          <table:table-cell office:value-type="float" office:value="28852621" calcext:value-type="float">
            <text:p>28852621</text:p>
          </table:table-cell>
          <table:table-cell office:value-type="float" office:value="29714113" calcext:value-type="float">
            <text:p>29714113</text:p>
          </table:table-cell>
          <table:table-cell office:value-type="float" office:value="15365432" calcext:value-type="float">
            <text:p>15365432</text:p>
          </table:table-cell>
          <table:table-cell office:value-type="float" office:value="28967860" calcext:value-type="float">
            <text:p>28967860</text:p>
          </table:table-cell>
          <table:table-cell office:value-type="float" office:value="746953" calcext:value-type="float">
            <text:p>746953</text:p>
          </table:table-cell>
          <table:table-cell office:value-type="float" office:value="856254" calcext:value-type="float">
            <text:p>856254</text:p>
          </table:table-cell>
          <table:table-cell office:value-type="float" office:value="17506347" calcext:value-type="float">
            <text:p>17506347</text:p>
          </table:table-cell>
          <table:table-cell office:value-type="float" office:value="18225014" calcext:value-type="float">
            <text:p>18225014</text:p>
          </table:table-cell>
          <table:table-cell office:value-type="float" office:value="8833945" calcext:value-type="float">
            <text:p>8833945</text:p>
          </table:table-cell>
          <table:table-cell office:value-type="float" office:value="38972833" calcext:value-type="float">
            <text:p>38972833</text:p>
          </table:table-cell>
          <table:table-cell office:value-type="float" office:value="508934" calcext:value-type="float">
            <text:p>508934</text:p>
          </table:table-cell>
          <table:table-cell office:value-type="float" office:value="639607" calcext:value-type="float">
            <text:p>639607</text:p>
          </table:table-cell>
          <table:table-cell office:value-type="float" office:value="145850809" calcext:value-type="float">
            <text:p>145850809</text:p>
          </table:table-cell>
          <table:table-cell office:value-type="float" office:value="147747978" calcext:value-type="float">
            <text:p>147747978</text:p>
          </table:table-cell>
          <table:table-cell office:value-type="float" office:value="246418556" calcext:value-type="float">
            <text:p>246418556</text:p>
          </table:table-cell>
          <table:table-cell office:value-type="float" office:value="253086164" calcext:value-type="float">
            <text:p>253086164</text:p>
          </table:table-cell>
          <table:table-cell office:value-type="float" office:value="23498519" calcext:value-type="float">
            <text:p>23498519</text:p>
          </table:table-cell>
          <table:table-cell office:value-type="float" office:value="23749807" calcext:value-type="float">
            <text:p>23749807</text:p>
          </table:table-cell>
          <table:table-cell office:value-type="float" office:value="146526245" calcext:value-type="float">
            <text:p>146526245</text:p>
          </table:table-cell>
          <table:table-cell office:value-type="float" office:value="148471744" calcext:value-type="float">
            <text:p>148471744</text:p>
          </table:table-cell>
          <table:table-cell office:value-type="float" office:value="447353536" calcext:value-type="float">
            <text:p>447353536</text:p>
          </table:table-cell>
          <table:table-cell office:value-type="float" office:value="464184098" calcext:value-type="float">
            <text:p>464184098</text:p>
          </table:table-cell>
          <table:table-cell office:value-type="float" office:value="23718659" calcext:value-type="float">
            <text:p>23718659</text:p>
          </table:table-cell>
          <table:table-cell office:value-type="float" office:value="24077713" calcext:value-type="float">
            <text:p>24077713</text:p>
          </table:table-cell>
          <table:table-cell office:value-type="float" office:value="116340214" calcext:value-type="float">
            <text:p>116340214</text:p>
          </table:table-cell>
          <table:table-cell office:value-type="float" office:value="181641325" calcext:value-type="float">
            <text:p>181641325</text:p>
          </table:table-cell>
          <table:table-cell office:value-type="float" office:value="94101142" calcext:value-type="float">
            <text:p>94101142</text:p>
          </table:table-cell>
          <table:table-cell office:value-type="float" office:value="154111985" calcext:value-type="float">
            <text:p>154111985</text:p>
          </table:table-cell>
          <table:table-cell office:value-type="float" office:value="4363683" calcext:value-type="float">
            <text:p>4363683</text:p>
          </table:table-cell>
          <table:table-cell office:value-type="float" office:value="13071355" calcext:value-type="float">
            <text:p>13071355</text:p>
          </table:table-cell>
        </table:table-row>
        <table:table-row table:style-name="ro1">
          <table:table-cell office:value-type="float" office:value="20422709" calcext:value-type="float">
            <text:p>20422709</text:p>
          </table:table-cell>
          <table:table-cell office:value-type="float" office:value="21263807" calcext:value-type="float">
            <text:p>21263807</text:p>
          </table:table-cell>
          <table:table-cell office:value-type="float" office:value="13721997" calcext:value-type="float">
            <text:p>13721997</text:p>
          </table:table-cell>
          <table:table-cell office:value-type="float" office:value="25244971" calcext:value-type="float">
            <text:p>25244971</text:p>
          </table:table-cell>
          <table:table-cell office:value-type="float" office:value="742972" calcext:value-type="float">
            <text:p>742972</text:p>
          </table:table-cell>
          <table:table-cell office:value-type="float" office:value="922953" calcext:value-type="float">
            <text:p>922953</text:p>
          </table:table-cell>
          <table:table-cell office:value-type="float" office:value="12723964" calcext:value-type="float">
            <text:p>12723964</text:p>
          </table:table-cell>
          <table:table-cell office:value-type="float" office:value="13892269" calcext:value-type="float">
            <text:p>13892269</text:p>
          </table:table-cell>
          <table:table-cell office:value-type="float" office:value="8798046" calcext:value-type="float">
            <text:p>8798046</text:p>
          </table:table-cell>
          <table:table-cell office:value-type="float" office:value="44525634" calcext:value-type="float">
            <text:p>44525634</text:p>
          </table:table-cell>
          <table:table-cell office:value-type="float" office:value="357447" calcext:value-type="float">
            <text:p>357447</text:p>
          </table:table-cell>
          <table:table-cell office:value-type="float" office:value="468774" calcext:value-type="float">
            <text:p>468774</text:p>
          </table:table-cell>
          <table:table-cell office:value-type="float" office:value="139154008" calcext:value-type="float">
            <text:p>139154008</text:p>
          </table:table-cell>
          <table:table-cell office:value-type="float" office:value="152412817" calcext:value-type="float">
            <text:p>152412817</text:p>
          </table:table-cell>
          <table:table-cell office:value-type="float" office:value="270987463" calcext:value-type="float">
            <text:p>270987463</text:p>
          </table:table-cell>
          <table:table-cell office:value-type="float" office:value="277753058" calcext:value-type="float">
            <text:p>277753058</text:p>
          </table:table-cell>
          <table:table-cell office:value-type="float" office:value="21632010" calcext:value-type="float">
            <text:p>21632010</text:p>
          </table:table-cell>
          <table:table-cell office:value-type="float" office:value="21881903" calcext:value-type="float">
            <text:p>21881903</text:p>
          </table:table-cell>
          <table:table-cell office:value-type="float" office:value="172351666" calcext:value-type="float">
            <text:p>172351666</text:p>
          </table:table-cell>
          <table:table-cell office:value-type="float" office:value="174710974" calcext:value-type="float">
            <text:p>174710974</text:p>
          </table:table-cell>
          <table:table-cell office:value-type="float" office:value="343598791" calcext:value-type="float">
            <text:p>343598791</text:p>
          </table:table-cell>
          <table:table-cell office:value-type="float" office:value="349702710" calcext:value-type="float">
            <text:p>349702710</text:p>
          </table:table-cell>
          <table:table-cell office:value-type="float" office:value="23667046" calcext:value-type="float">
            <text:p>23667046</text:p>
          </table:table-cell>
          <table:table-cell office:value-type="float" office:value="24048030" calcext:value-type="float">
            <text:p>24048030</text:p>
          </table:table-cell>
          <table:table-cell office:value-type="float" office:value="127859695" calcext:value-type="float">
            <text:p>127859695</text:p>
          </table:table-cell>
          <table:table-cell office:value-type="float" office:value="154696976" calcext:value-type="float">
            <text:p>154696976</text:p>
          </table:table-cell>
          <table:table-cell office:value-type="float" office:value="64323752" calcext:value-type="float">
            <text:p>64323752</text:p>
          </table:table-cell>
          <table:table-cell office:value-type="float" office:value="78467311" calcext:value-type="float">
            <text:p>78467311</text:p>
          </table:table-cell>
          <table:table-cell office:value-type="float" office:value="5780833" calcext:value-type="float">
            <text:p>5780833</text:p>
          </table:table-cell>
          <table:table-cell office:value-type="float" office:value="6358769" calcext:value-type="float">
            <text:p>6358769</text:p>
          </table:table-cell>
        </table:table-row>
        <table:table-row table:style-name="ro1">
          <table:table-cell office:value-type="float" office:value="40919170" calcext:value-type="float">
            <text:p>40919170</text:p>
          </table:table-cell>
          <table:table-cell office:value-type="float" office:value="41958199" calcext:value-type="float">
            <text:p>41958199</text:p>
          </table:table-cell>
          <table:table-cell office:value-type="float" office:value="15197184" calcext:value-type="float">
            <text:p>15197184</text:p>
          </table:table-cell>
          <table:table-cell office:value-type="float" office:value="28750583" calcext:value-type="float">
            <text:p>28750583</text:p>
          </table:table-cell>
          <table:table-cell office:value-type="float" office:value="744578" calcext:value-type="float">
            <text:p>744578</text:p>
          </table:table-cell>
          <table:table-cell office:value-type="float" office:value="862261" calcext:value-type="float">
            <text:p>862261</text:p>
          </table:table-cell>
          <table:table-cell office:value-type="float" office:value="12652447" calcext:value-type="float">
            <text:p>12652447</text:p>
          </table:table-cell>
          <table:table-cell office:value-type="float" office:value="13473990" calcext:value-type="float">
            <text:p>13473990</text:p>
          </table:table-cell>
          <table:table-cell office:value-type="float" office:value="8074490" calcext:value-type="float">
            <text:p>8074490</text:p>
          </table:table-cell>
          <table:table-cell office:value-type="float" office:value="26432132" calcext:value-type="float">
            <text:p>26432132</text:p>
          </table:table-cell>
          <table:table-cell office:value-type="float" office:value="336775" calcext:value-type="float">
            <text:p>336775</text:p>
          </table:table-cell>
          <table:table-cell office:value-type="float" office:value="435251" calcext:value-type="float">
            <text:p>435251</text:p>
          </table:table-cell>
          <table:table-cell office:value-type="float" office:value="204449393" calcext:value-type="float">
            <text:p>204449393</text:p>
          </table:table-cell>
          <table:table-cell office:value-type="float" office:value="206116923" calcext:value-type="float">
            <text:p>206116923</text:p>
          </table:table-cell>
          <table:table-cell office:value-type="float" office:value="326221651" calcext:value-type="float">
            <text:p>326221651</text:p>
          </table:table-cell>
          <table:table-cell office:value-type="float" office:value="335058529" calcext:value-type="float">
            <text:p>335058529</text:p>
          </table:table-cell>
          <table:table-cell office:value-type="float" office:value="21580677" calcext:value-type="float">
            <text:p>21580677</text:p>
          </table:table-cell>
          <table:table-cell office:value-type="float" office:value="21814855" calcext:value-type="float">
            <text:p>21814855</text:p>
          </table:table-cell>
          <table:table-cell office:value-type="float" office:value="96237937" calcext:value-type="float">
            <text:p>96237937</text:p>
          </table:table-cell>
          <table:table-cell office:value-type="float" office:value="98213607" calcext:value-type="float">
            <text:p>98213607</text:p>
          </table:table-cell>
          <table:table-cell office:value-type="float" office:value="357363950" calcext:value-type="float">
            <text:p>357363950</text:p>
          </table:table-cell>
          <table:table-cell office:value-type="float" office:value="363269380" calcext:value-type="float">
            <text:p>363269380</text:p>
          </table:table-cell>
          <table:table-cell office:value-type="float" office:value="23426373" calcext:value-type="float">
            <text:p>23426373</text:p>
          </table:table-cell>
          <table:table-cell office:value-type="float" office:value="23789338" calcext:value-type="float">
            <text:p>23789338</text:p>
          </table:table-cell>
          <table:table-cell office:value-type="float" office:value="82234619" calcext:value-type="float">
            <text:p>82234619</text:p>
          </table:table-cell>
          <table:table-cell office:value-type="float" office:value="95060203" calcext:value-type="float">
            <text:p>95060203</text:p>
          </table:table-cell>
          <table:table-cell office:value-type="float" office:value="83988334" calcext:value-type="float">
            <text:p>83988334</text:p>
          </table:table-cell>
          <table:table-cell office:value-type="float" office:value="98322210" calcext:value-type="float">
            <text:p>98322210</text:p>
          </table:table-cell>
          <table:table-cell office:value-type="float" office:value="4376185" calcext:value-type="float">
            <text:p>4376185</text:p>
          </table:table-cell>
          <table:table-cell office:value-type="float" office:value="4582776" calcext:value-type="float">
            <text:p>4582776</text:p>
          </table:table-cell>
        </table:table-row>
        <table:table-row table:style-name="ro1">
          <table:table-cell office:value-type="float" office:value="20409648" calcext:value-type="float">
            <text:p>20409648</text:p>
          </table:table-cell>
          <table:table-cell office:value-type="float" office:value="21286017" calcext:value-type="float">
            <text:p>21286017</text:p>
          </table:table-cell>
          <table:table-cell office:value-type="float" office:value="25322285" calcext:value-type="float">
            <text:p>25322285</text:p>
          </table:table-cell>
          <table:table-cell office:value-type="float" office:value="45477152" calcext:value-type="float">
            <text:p>45477152</text:p>
          </table:table-cell>
          <table:table-cell office:value-type="float" office:value="1085404" calcext:value-type="float">
            <text:p>1085404</text:p>
          </table:table-cell>
          <table:table-cell office:value-type="float" office:value="1237937" calcext:value-type="float">
            <text:p>1237937</text:p>
          </table:table-cell>
          <table:table-cell office:value-type="float" office:value="12819856" calcext:value-type="float">
            <text:p>12819856</text:p>
          </table:table-cell>
          <table:table-cell office:value-type="float" office:value="13532237" calcext:value-type="float">
            <text:p>13532237</text:p>
          </table:table-cell>
          <table:table-cell office:value-type="float" office:value="8884440" calcext:value-type="float">
            <text:p>8884440</text:p>
          </table:table-cell>
          <table:table-cell office:value-type="float" office:value="42833380" calcext:value-type="float">
            <text:p>42833380</text:p>
          </table:table-cell>
          <table:table-cell office:value-type="float" office:value="367295" calcext:value-type="float">
            <text:p>367295</text:p>
          </table:table-cell>
          <table:table-cell office:value-type="float" office:value="462139" calcext:value-type="float">
            <text:p>462139</text:p>
          </table:table-cell>
          <table:table-cell office:value-type="float" office:value="179615578" calcext:value-type="float">
            <text:p>179615578</text:p>
          </table:table-cell>
          <table:table-cell office:value-type="float" office:value="188474945" calcext:value-type="float">
            <text:p>188474945</text:p>
          </table:table-cell>
          <table:table-cell office:value-type="float" office:value="167775036" calcext:value-type="float">
            <text:p>167775036</text:p>
          </table:table-cell>
          <table:table-cell office:value-type="float" office:value="174236193" calcext:value-type="float">
            <text:p>174236193</text:p>
          </table:table-cell>
          <table:table-cell office:value-type="float" office:value="21571598" calcext:value-type="float">
            <text:p>21571598</text:p>
          </table:table-cell>
          <table:table-cell office:value-type="float" office:value="21822887" calcext:value-type="float">
            <text:p>21822887</text:p>
          </table:table-cell>
          <table:table-cell office:value-type="float" office:value="94547079" calcext:value-type="float">
            <text:p>94547079</text:p>
          </table:table-cell>
          <table:table-cell office:value-type="float" office:value="96526661" calcext:value-type="float">
            <text:p>96526661</text:p>
          </table:table-cell>
          <table:table-cell office:value-type="float" office:value="467119876" calcext:value-type="float">
            <text:p>467119876</text:p>
          </table:table-cell>
          <table:table-cell office:value-type="float" office:value="473596747" calcext:value-type="float">
            <text:p>473596747</text:p>
          </table:table-cell>
          <table:table-cell office:value-type="float" office:value="23399973" calcext:value-type="float">
            <text:p>23399973</text:p>
          </table:table-cell>
          <table:table-cell office:value-type="float" office:value="23755954" calcext:value-type="float">
            <text:p>23755954</text:p>
          </table:table-cell>
          <table:table-cell office:value-type="float" office:value="92387377" calcext:value-type="float">
            <text:p>92387377</text:p>
          </table:table-cell>
          <table:table-cell office:value-type="float" office:value="162799683" calcext:value-type="float">
            <text:p>162799683</text:p>
          </table:table-cell>
          <table:table-cell office:value-type="float" office:value="68273417" calcext:value-type="float">
            <text:p>68273417</text:p>
          </table:table-cell>
          <table:table-cell office:value-type="float" office:value="113757273" calcext:value-type="float">
            <text:p>113757273</text:p>
          </table:table-cell>
          <table:table-cell office:value-type="float" office:value="6499430" calcext:value-type="float">
            <text:p>6499430</text:p>
          </table:table-cell>
          <table:table-cell office:value-type="float" office:value="15581171" calcext:value-type="float">
            <text:p>15581171</text:p>
          </table:table-cell>
        </table:table-row>
        <table:table-row table:style-name="ro1">
          <table:table-cell office:value-type="float" office:value="20303001" calcext:value-type="float">
            <text:p>20303001</text:p>
          </table:table-cell>
          <table:table-cell office:value-type="float" office:value="21139280" calcext:value-type="float">
            <text:p>21139280</text:p>
          </table:table-cell>
          <table:table-cell office:value-type="float" office:value="13717247" calcext:value-type="float">
            <text:p>13717247</text:p>
          </table:table-cell>
          <table:table-cell office:value-type="float" office:value="25548849" calcext:value-type="float">
            <text:p>25548849</text:p>
          </table:table-cell>
          <table:table-cell office:value-type="float" office:value="742064" calcext:value-type="float">
            <text:p>742064</text:p>
          </table:table-cell>
          <table:table-cell office:value-type="float" office:value="908845" calcext:value-type="float">
            <text:p>908845</text:p>
          </table:table-cell>
          <table:table-cell office:value-type="float" office:value="12863158" calcext:value-type="float">
            <text:p>12863158</text:p>
          </table:table-cell>
          <table:table-cell office:value-type="float" office:value="14030904" calcext:value-type="float">
            <text:p>14030904</text:p>
          </table:table-cell>
          <table:table-cell office:value-type="float" office:value="7838148" calcext:value-type="float">
            <text:p>7838148</text:p>
          </table:table-cell>
          <table:table-cell office:value-type="float" office:value="28504742" calcext:value-type="float">
            <text:p>28504742</text:p>
          </table:table-cell>
          <table:table-cell office:value-type="float" office:value="339009" calcext:value-type="float">
            <text:p>339009</text:p>
          </table:table-cell>
          <table:table-cell office:value-type="float" office:value="447682" calcext:value-type="float">
            <text:p>447682</text:p>
          </table:table-cell>
          <table:table-cell office:value-type="float" office:value="138922694" calcext:value-type="float">
            <text:p>138922694</text:p>
          </table:table-cell>
          <table:table-cell office:value-type="float" office:value="140750929" calcext:value-type="float">
            <text:p>140750929</text:p>
          </table:table-cell>
          <table:table-cell office:value-type="float" office:value="174036307" calcext:value-type="float">
            <text:p>174036307</text:p>
          </table:table-cell>
          <table:table-cell office:value-type="float" office:value="180202594" calcext:value-type="float">
            <text:p>180202594</text:p>
          </table:table-cell>
          <table:table-cell office:value-type="float" office:value="21606309" calcext:value-type="float">
            <text:p>21606309</text:p>
          </table:table-cell>
          <table:table-cell office:value-type="float" office:value="21855502" calcext:value-type="float">
            <text:p>21855502</text:p>
          </table:table-cell>
          <table:table-cell office:value-type="float" office:value="77442041" calcext:value-type="float">
            <text:p>77442041</text:p>
          </table:table-cell>
          <table:table-cell office:value-type="float" office:value="79813572" calcext:value-type="float">
            <text:p>79813572</text:p>
          </table:table-cell>
          <table:table-cell office:value-type="float" office:value="329822110" calcext:value-type="float">
            <text:p>329822110</text:p>
          </table:table-cell>
          <table:table-cell office:value-type="float" office:value="335939787" calcext:value-type="float">
            <text:p>335939787</text:p>
          </table:table-cell>
          <table:table-cell office:value-type="float" office:value="23405560" calcext:value-type="float">
            <text:p>23405560</text:p>
          </table:table-cell>
          <table:table-cell office:value-type="float" office:value="23777256" calcext:value-type="float">
            <text:p>23777256</text:p>
          </table:table-cell>
          <table:table-cell office:value-type="float" office:value="135419106" calcext:value-type="float">
            <text:p>135419106</text:p>
          </table:table-cell>
          <table:table-cell office:value-type="float" office:value="158510800" calcext:value-type="float">
            <text:p>158510800</text:p>
          </table:table-cell>
          <table:table-cell office:value-type="float" office:value="94663365" calcext:value-type="float">
            <text:p>94663365</text:p>
          </table:table-cell>
          <table:table-cell office:value-type="float" office:value="125641257" calcext:value-type="float">
            <text:p>125641257</text:p>
          </table:table-cell>
          <table:table-cell office:value-type="float" office:value="6506065" calcext:value-type="float">
            <text:p>6506065</text:p>
          </table:table-cell>
          <table:table-cell office:value-type="float" office:value="7069684" calcext:value-type="float">
            <text:p>7069684</text:p>
          </table:table-cell>
        </table:table-row>
        <table:table-row table:style-name="ro1">
          <table:table-cell office:value-type="float" office:value="40854637" calcext:value-type="float">
            <text:p>40854637</text:p>
          </table:table-cell>
          <table:table-cell office:value-type="float" office:value="41849247" calcext:value-type="float">
            <text:p>41849247</text:p>
          </table:table-cell>
          <table:table-cell office:value-type="float" office:value="14348682" calcext:value-type="float">
            <text:p>14348682</text:p>
          </table:table-cell>
          <table:table-cell office:value-type="float" office:value="25933256" calcext:value-type="float">
            <text:p>25933256</text:p>
          </table:table-cell>
          <table:table-cell office:value-type="float" office:value="1093993" calcext:value-type="float">
            <text:p>1093993</text:p>
          </table:table-cell>
          <table:table-cell office:value-type="float" office:value="1263219" calcext:value-type="float">
            <text:p>1263219</text:p>
          </table:table-cell>
          <table:table-cell office:value-type="float" office:value="16339508" calcext:value-type="float">
            <text:p>16339508</text:p>
          </table:table-cell>
          <table:table-cell office:value-type="float" office:value="17158258" calcext:value-type="float">
            <text:p>17158258</text:p>
          </table:table-cell>
          <table:table-cell office:value-type="float" office:value="8049696" calcext:value-type="float">
            <text:p>8049696</text:p>
          </table:table-cell>
          <table:table-cell office:value-type="float" office:value="31057022" calcext:value-type="float">
            <text:p>31057022</text:p>
          </table:table-cell>
          <table:table-cell office:value-type="float" office:value="498458" calcext:value-type="float">
            <text:p>498458</text:p>
          </table:table-cell>
          <table:table-cell office:value-type="float" office:value="637232" calcext:value-type="float">
            <text:p>637232</text:p>
          </table:table-cell>
          <table:table-cell office:value-type="float" office:value="109174079" calcext:value-type="float">
            <text:p>109174079</text:p>
          </table:table-cell>
          <table:table-cell office:value-type="float" office:value="110811089" calcext:value-type="float">
            <text:p>110811089</text:p>
          </table:table-cell>
          <table:table-cell office:value-type="float" office:value="271849724" calcext:value-type="float">
            <text:p>271849724</text:p>
          </table:table-cell>
          <table:table-cell office:value-type="float" office:value="290430927" calcext:value-type="float">
            <text:p>290430927</text:p>
          </table:table-cell>
          <table:table-cell office:value-type="float" office:value="21683274" calcext:value-type="float">
            <text:p>21683274</text:p>
          </table:table-cell>
          <table:table-cell office:value-type="float" office:value="21917662" calcext:value-type="float">
            <text:p>21917662</text:p>
          </table:table-cell>
          <table:table-cell office:value-type="float" office:value="163838641" calcext:value-type="float">
            <text:p>163838641</text:p>
          </table:table-cell>
          <table:table-cell office:value-type="float" office:value="169807208" calcext:value-type="float">
            <text:p>169807208</text:p>
          </table:table-cell>
          <table:table-cell office:value-type="float" office:value="443408062" calcext:value-type="float">
            <text:p>443408062</text:p>
          </table:table-cell>
          <table:table-cell office:value-type="float" office:value="449635181" calcext:value-type="float">
            <text:p>449635181</text:p>
          </table:table-cell>
          <table:table-cell office:value-type="float" office:value="23805541" calcext:value-type="float">
            <text:p>23805541</text:p>
          </table:table-cell>
          <table:table-cell office:value-type="float" office:value="24162011" calcext:value-type="float">
            <text:p>24162011</text:p>
          </table:table-cell>
          <table:table-cell office:value-type="float" office:value="155827287" calcext:value-type="float">
            <text:p>155827287</text:p>
          </table:table-cell>
          <table:table-cell office:value-type="float" office:value="169981741" calcext:value-type="float">
            <text:p>169981741</text:p>
          </table:table-cell>
          <table:table-cell office:value-type="float" office:value="128999086" calcext:value-type="float">
            <text:p>128999086</text:p>
          </table:table-cell>
          <table:table-cell office:value-type="float" office:value="150540303" calcext:value-type="float">
            <text:p>150540303</text:p>
          </table:table-cell>
          <table:table-cell office:value-type="float" office:value="6347525" calcext:value-type="float">
            <text:p>6347525</text:p>
          </table:table-cell>
          <table:table-cell office:value-type="float" office:value="6647074" calcext:value-type="float">
            <text:p>6647074</text:p>
          </table:table-cell>
        </table:table-row>
        <table:table-row table:style-name="ro1">
          <table:table-cell office:value-type="float" office:value="20322696" calcext:value-type="float">
            <text:p>20322696</text:p>
          </table:table-cell>
          <table:table-cell office:value-type="float" office:value="21211496" calcext:value-type="float">
            <text:p>21211496</text:p>
          </table:table-cell>
          <table:table-cell office:value-type="float" office:value="15229031" calcext:value-type="float">
            <text:p>15229031</text:p>
          </table:table-cell>
          <table:table-cell office:value-type="float" office:value="28694431" calcext:value-type="float">
            <text:p>28694431</text:p>
          </table:table-cell>
          <table:table-cell office:value-type="float" office:value="747023" calcext:value-type="float">
            <text:p>747023</text:p>
          </table:table-cell>
          <table:table-cell office:value-type="float" office:value="854648" calcext:value-type="float">
            <text:p>854648</text:p>
          </table:table-cell>
          <table:table-cell office:value-type="float" office:value="12674656" calcext:value-type="float">
            <text:p>12674656</text:p>
          </table:table-cell>
          <table:table-cell office:value-type="float" office:value="13390669" calcext:value-type="float">
            <text:p>13390669</text:p>
          </table:table-cell>
          <table:table-cell office:value-type="float" office:value="8762497" calcext:value-type="float">
            <text:p>8762497</text:p>
          </table:table-cell>
          <table:table-cell office:value-type="float" office:value="35839474" calcext:value-type="float">
            <text:p>35839474</text:p>
          </table:table-cell>
          <table:table-cell office:value-type="float" office:value="338101" calcext:value-type="float">
            <text:p>338101</text:p>
          </table:table-cell>
          <table:table-cell office:value-type="float" office:value="432666" calcext:value-type="float">
            <text:p>432666</text:p>
          </table:table-cell>
          <table:table-cell office:value-type="float" office:value="198361817" calcext:value-type="float">
            <text:p>198361817</text:p>
          </table:table-cell>
          <table:table-cell office:value-type="float" office:value="200217640" calcext:value-type="float">
            <text:p>200217640</text:p>
          </table:table-cell>
          <table:table-cell office:value-type="float" office:value="335647152" calcext:value-type="float">
            <text:p>335647152</text:p>
          </table:table-cell>
          <table:table-cell office:value-type="float" office:value="342139737" calcext:value-type="float">
            <text:p>342139737</text:p>
          </table:table-cell>
          <table:table-cell office:value-type="float" office:value="21783356" calcext:value-type="float">
            <text:p>21783356</text:p>
          </table:table-cell>
          <table:table-cell office:value-type="float" office:value="22037509" calcext:value-type="float">
            <text:p>22037509</text:p>
          </table:table-cell>
          <table:table-cell office:value-type="float" office:value="149269540" calcext:value-type="float">
            <text:p>149269540</text:p>
          </table:table-cell>
          <table:table-cell office:value-type="float" office:value="151200163" calcext:value-type="float">
            <text:p>151200163</text:p>
          </table:table-cell>
          <table:table-cell office:value-type="float" office:value="456277715" calcext:value-type="float">
            <text:p>456277715</text:p>
          </table:table-cell>
          <table:table-cell office:value-type="float" office:value="462843424" calcext:value-type="float">
            <text:p>462843424</text:p>
          </table:table-cell>
          <table:table-cell office:value-type="float" office:value="23699103" calcext:value-type="float">
            <text:p>23699103</text:p>
          </table:table-cell>
          <table:table-cell office:value-type="float" office:value="24055643" calcext:value-type="float">
            <text:p>24055643</text:p>
          </table:table-cell>
          <table:table-cell office:value-type="float" office:value="113440613" calcext:value-type="float">
            <text:p>113440613</text:p>
          </table:table-cell>
          <table:table-cell office:value-type="float" office:value="160141593" calcext:value-type="float">
            <text:p>160141593</text:p>
          </table:table-cell>
          <table:table-cell office:value-type="float" office:value="90362120" calcext:value-type="float">
            <text:p>90362120</text:p>
          </table:table-cell>
          <table:table-cell office:value-type="float" office:value="172775742" calcext:value-type="float">
            <text:p>172775742</text:p>
          </table:table-cell>
          <table:table-cell office:value-type="float" office:value="4377582" calcext:value-type="float">
            <text:p>4377582</text:p>
          </table:table-cell>
          <table:table-cell office:value-type="float" office:value="13118289" calcext:value-type="float">
            <text:p>13118289</text:p>
          </table:table-cell>
        </table:table-row>
        <table:table-row table:style-name="ro1">
          <table:table-cell office:value-type="float" office:value="44500561" calcext:value-type="float">
            <text:p>44500561</text:p>
          </table:table-cell>
          <table:table-cell office:value-type="float" office:value="45362822" calcext:value-type="float">
            <text:p>45362822</text:p>
          </table:table-cell>
          <table:table-cell office:value-type="float" office:value="15171203" calcext:value-type="float">
            <text:p>15171203</text:p>
          </table:table-cell>
          <table:table-cell office:value-type="float" office:value="28674527" calcext:value-type="float">
            <text:p>28674527</text:p>
          </table:table-cell>
          <table:table-cell office:value-type="float" office:value="745835" calcext:value-type="float">
            <text:p>745835</text:p>
          </table:table-cell>
          <table:table-cell office:value-type="float" office:value="911149" calcext:value-type="float">
            <text:p>911149</text:p>
          </table:table-cell>
          <table:table-cell office:value-type="float" office:value="12771457" calcext:value-type="float">
            <text:p>12771457</text:p>
          </table:table-cell>
          <table:table-cell office:value-type="float" office:value="13942975" calcext:value-type="float">
            <text:p>13942975</text:p>
          </table:table-cell>
          <table:table-cell office:value-type="float" office:value="8830104" calcext:value-type="float">
            <text:p>8830104</text:p>
          </table:table-cell>
          <table:table-cell office:value-type="float" office:value="32139143" calcext:value-type="float">
            <text:p>32139143</text:p>
          </table:table-cell>
          <table:table-cell office:value-type="float" office:value="487562" calcext:value-type="float">
            <text:p>487562</text:p>
          </table:table-cell>
          <table:table-cell office:value-type="float" office:value="643378" calcext:value-type="float">
            <text:p>643378</text:p>
          </table:table-cell>
          <table:table-cell office:value-type="float" office:value="244158632" calcext:value-type="float">
            <text:p>244158632</text:p>
          </table:table-cell>
          <table:table-cell office:value-type="float" office:value="245955718" calcext:value-type="float">
            <text:p>245955718</text:p>
          </table:table-cell>
          <table:table-cell office:value-type="float" office:value="289798165" calcext:value-type="float">
            <text:p>289798165</text:p>
          </table:table-cell>
          <table:table-cell office:value-type="float" office:value="308032327" calcext:value-type="float">
            <text:p>308032327</text:p>
          </table:table-cell>
          <table:table-cell office:value-type="float" office:value="21618601" calcext:value-type="float">
            <text:p>21618601</text:p>
          </table:table-cell>
          <table:table-cell office:value-type="float" office:value="21866538" calcext:value-type="float">
            <text:p>21866538</text:p>
          </table:table-cell>
          <table:table-cell office:value-type="float" office:value="88117700" calcext:value-type="float">
            <text:p>88117700</text:p>
          </table:table-cell>
          <table:table-cell office:value-type="float" office:value="90506970" calcext:value-type="float">
            <text:p>90506970</text:p>
          </table:table-cell>
          <table:table-cell office:value-type="float" office:value="446516139" calcext:value-type="float">
            <text:p>446516139</text:p>
          </table:table-cell>
          <table:table-cell office:value-type="float" office:value="464858695" calcext:value-type="float">
            <text:p>464858695</text:p>
          </table:table-cell>
          <table:table-cell office:value-type="float" office:value="23686601" calcext:value-type="float">
            <text:p>23686601</text:p>
          </table:table-cell>
          <table:table-cell office:value-type="float" office:value="24063954" calcext:value-type="float">
            <text:p>24063954</text:p>
          </table:table-cell>
          <table:table-cell office:value-type="float" office:value="109731831" calcext:value-type="float">
            <text:p>109731831</text:p>
          </table:table-cell>
          <table:table-cell office:value-type="float" office:value="150081236" calcext:value-type="float">
            <text:p>150081236</text:p>
          </table:table-cell>
          <table:table-cell office:value-type="float" office:value="48270943" calcext:value-type="float">
            <text:p>48270943</text:p>
          </table:table-cell>
          <table:table-cell office:value-type="float" office:value="61015092" calcext:value-type="float">
            <text:p>61015092</text:p>
          </table:table-cell>
          <table:table-cell office:value-type="float" office:value="6512141" calcext:value-type="float">
            <text:p>6512141</text:p>
          </table:table-cell>
          <table:table-cell office:value-type="float" office:value="7110611" calcext:value-type="float">
            <text:p>7110611</text:p>
          </table:table-cell>
        </table:table-row>
        <table:table-row table:style-name="ro1">
          <table:table-cell office:value-type="float" office:value="26877859" calcext:value-type="float">
            <text:p>26877859</text:p>
          </table:table-cell>
          <table:table-cell office:value-type="float" office:value="27893840" calcext:value-type="float">
            <text:p>27893840</text:p>
          </table:table-cell>
          <table:table-cell office:value-type="float" office:value="21126220" calcext:value-type="float">
            <text:p>21126220</text:p>
          </table:table-cell>
          <table:table-cell office:value-type="float" office:value="32464463" calcext:value-type="float">
            <text:p>32464463</text:p>
          </table:table-cell>
          <table:table-cell office:value-type="float" office:value="748839" calcext:value-type="float">
            <text:p>748839</text:p>
          </table:table-cell>
          <table:table-cell office:value-type="float" office:value="868128" calcext:value-type="float">
            <text:p>868128</text:p>
          </table:table-cell>
          <table:table-cell office:value-type="float" office:value="15566435" calcext:value-type="float">
            <text:p>15566435</text:p>
          </table:table-cell>
          <table:table-cell office:value-type="float" office:value="16422410" calcext:value-type="float">
            <text:p>16422410</text:p>
          </table:table-cell>
          <table:table-cell office:value-type="float" office:value="8821164" calcext:value-type="float">
            <text:p>8821164</text:p>
          </table:table-cell>
          <table:table-cell office:value-type="float" office:value="41037411" calcext:value-type="float">
            <text:p>41037411</text:p>
          </table:table-cell>
          <table:table-cell office:value-type="float" office:value="349625" calcext:value-type="float">
            <text:p>349625</text:p>
          </table:table-cell>
          <table:table-cell office:value-type="float" office:value="448800" calcext:value-type="float">
            <text:p>448800</text:p>
          </table:table-cell>
          <table:table-cell office:value-type="float" office:value="273517882" calcext:value-type="float">
            <text:p>273517882</text:p>
          </table:table-cell>
          <table:table-cell office:value-type="float" office:value="275134499" calcext:value-type="float">
            <text:p>275134499</text:p>
          </table:table-cell>
          <table:table-cell office:value-type="float" office:value="191291155" calcext:value-type="float">
            <text:p>191291155</text:p>
          </table:table-cell>
          <table:table-cell office:value-type="float" office:value="197783670" calcext:value-type="float">
            <text:p>197783670</text:p>
          </table:table-cell>
          <table:table-cell office:value-type="float" office:value="22852138" calcext:value-type="float">
            <text:p>22852138</text:p>
          </table:table-cell>
          <table:table-cell office:value-type="float" office:value="23105033" calcext:value-type="float">
            <text:p>23105033</text:p>
          </table:table-cell>
          <table:table-cell office:value-type="float" office:value="80151324" calcext:value-type="float">
            <text:p>80151324</text:p>
          </table:table-cell>
          <table:table-cell office:value-type="float" office:value="81989547" calcext:value-type="float">
            <text:p>81989547</text:p>
          </table:table-cell>
          <table:table-cell office:value-type="float" office:value="521305118" calcext:value-type="float">
            <text:p>521305118</text:p>
          </table:table-cell>
          <table:table-cell office:value-type="float" office:value="527730167" calcext:value-type="float">
            <text:p>527730167</text:p>
          </table:table-cell>
          <table:table-cell office:value-type="float" office:value="23689325" calcext:value-type="float">
            <text:p>23689325</text:p>
          </table:table-cell>
          <table:table-cell office:value-type="float" office:value="24064163" calcext:value-type="float">
            <text:p>24064163</text:p>
          </table:table-cell>
          <table:table-cell office:value-type="float" office:value="82392879" calcext:value-type="float">
            <text:p>82392879</text:p>
          </table:table-cell>
          <table:table-cell office:value-type="float" office:value="87153960" calcext:value-type="float">
            <text:p>87153960</text:p>
          </table:table-cell>
          <table:table-cell office:value-type="float" office:value="63851625" calcext:value-type="float">
            <text:p>63851625</text:p>
          </table:table-cell>
          <table:table-cell office:value-type="float" office:value="74767678" calcext:value-type="float">
            <text:p>74767678</text:p>
          </table:table-cell>
          <table:table-cell office:value-type="float" office:value="5765677" calcext:value-type="float">
            <text:p>5765677</text:p>
          </table:table-cell>
          <table:table-cell office:value-type="float" office:value="5973944" calcext:value-type="float">
            <text:p>5973944</text:p>
          </table:table-cell>
        </table:table-row>
        <table:table-row table:style-name="ro1">
          <table:table-cell office:value-type="float" office:value="20372284" calcext:value-type="float">
            <text:p>20372284</text:p>
          </table:table-cell>
          <table:table-cell office:value-type="float" office:value="21230703" calcext:value-type="float">
            <text:p>21230703</text:p>
          </table:table-cell>
          <table:table-cell office:value-type="float" office:value="25290018" calcext:value-type="float">
            <text:p>25290018</text:p>
          </table:table-cell>
          <table:table-cell office:value-type="float" office:value="48161781" calcext:value-type="float">
            <text:p>48161781</text:p>
          </table:table-cell>
          <table:table-cell office:value-type="float" office:value="1099162" calcext:value-type="float">
            <text:p>1099162</text:p>
          </table:table-cell>
          <table:table-cell office:value-type="float" office:value="1251835" calcext:value-type="float">
            <text:p>1251835</text:p>
          </table:table-cell>
          <table:table-cell office:value-type="float" office:value="12662713" calcext:value-type="float">
            <text:p>12662713</text:p>
          </table:table-cell>
          <table:table-cell office:value-type="float" office:value="13374536" calcext:value-type="float">
            <text:p>13374536</text:p>
          </table:table-cell>
          <table:table-cell office:value-type="float" office:value="8816554" calcext:value-type="float">
            <text:p>8816554</text:p>
          </table:table-cell>
          <table:table-cell office:value-type="float" office:value="45522828" calcext:value-type="float">
            <text:p>45522828</text:p>
          </table:table-cell>
          <table:table-cell office:value-type="float" office:value="339359" calcext:value-type="float">
            <text:p>339359</text:p>
          </table:table-cell>
          <table:table-cell office:value-type="float" office:value="433155" calcext:value-type="float">
            <text:p>433155</text:p>
          </table:table-cell>
          <table:table-cell office:value-type="float" office:value="170668840" calcext:value-type="float">
            <text:p>170668840</text:p>
          </table:table-cell>
          <table:table-cell office:value-type="float" office:value="172495050" calcext:value-type="float">
            <text:p>172495050</text:p>
          </table:table-cell>
          <table:table-cell office:value-type="float" office:value="234717906" calcext:value-type="float">
            <text:p>234717906</text:p>
          </table:table-cell>
          <table:table-cell office:value-type="float" office:value="245155406" calcext:value-type="float">
            <text:p>245155406</text:p>
          </table:table-cell>
          <table:table-cell office:value-type="float" office:value="22035274" calcext:value-type="float">
            <text:p>22035274</text:p>
          </table:table-cell>
          <table:table-cell office:value-type="float" office:value="22287261" calcext:value-type="float">
            <text:p>22287261</text:p>
          </table:table-cell>
          <table:table-cell office:value-type="float" office:value="160028660" calcext:value-type="float">
            <text:p>160028660</text:p>
          </table:table-cell>
          <table:table-cell office:value-type="float" office:value="161960051" calcext:value-type="float">
            <text:p>161960051</text:p>
          </table:table-cell>
          <table:table-cell office:value-type="float" office:value="358130248" calcext:value-type="float">
            <text:p>358130248</text:p>
          </table:table-cell>
          <table:table-cell office:value-type="float" office:value="364135900" calcext:value-type="float">
            <text:p>364135900</text:p>
          </table:table-cell>
          <table:table-cell office:value-type="float" office:value="23430075" calcext:value-type="float">
            <text:p>23430075</text:p>
          </table:table-cell>
          <table:table-cell office:value-type="float" office:value="23786475" calcext:value-type="float">
            <text:p>23786475</text:p>
          </table:table-cell>
          <table:table-cell office:value-type="float" office:value="105137462" calcext:value-type="float">
            <text:p>105137462</text:p>
          </table:table-cell>
          <table:table-cell office:value-type="float" office:value="137422923" calcext:value-type="float">
            <text:p>137422923</text:p>
          </table:table-cell>
          <table:table-cell office:value-type="float" office:value="57304913" calcext:value-type="float">
            <text:p>57304913</text:p>
          </table:table-cell>
          <table:table-cell office:value-type="float" office:value="175789602" calcext:value-type="float">
            <text:p>175789602</text:p>
          </table:table-cell>
          <table:table-cell office:value-type="float" office:value="4394903" calcext:value-type="float">
            <text:p>4394903</text:p>
          </table:table-cell>
          <table:table-cell office:value-type="float" office:value="13104600" calcext:value-type="float">
            <text:p>13104600</text:p>
          </table:table-cell>
        </table:table-row>
        <table:table-row table:style-name="ro1">
          <table:table-cell office:value-type="float" office:value="41327602" calcext:value-type="float">
            <text:p>41327602</text:p>
          </table:table-cell>
          <table:table-cell office:value-type="float" office:value="42148866" calcext:value-type="float">
            <text:p>42148866</text:p>
          </table:table-cell>
          <table:table-cell office:value-type="float" office:value="15243000" calcext:value-type="float">
            <text:p>15243000</text:p>
          </table:table-cell>
          <table:table-cell office:value-type="float" office:value="36463645" calcext:value-type="float">
            <text:p>36463645</text:p>
          </table:table-cell>
          <table:table-cell office:value-type="float" office:value="1103004" calcext:value-type="float">
            <text:p>1103004</text:p>
          </table:table-cell>
          <table:table-cell office:value-type="float" office:value="1336274" calcext:value-type="float">
            <text:p>1336274</text:p>
          </table:table-cell>
          <table:table-cell office:value-type="float" office:value="12550618" calcext:value-type="float">
            <text:p>12550618</text:p>
          </table:table-cell>
          <table:table-cell office:value-type="float" office:value="13736802" calcext:value-type="float">
            <text:p>13736802</text:p>
          </table:table-cell>
          <table:table-cell office:value-type="float" office:value="8881507" calcext:value-type="float">
            <text:p>8881507</text:p>
          </table:table-cell>
          <table:table-cell office:value-type="float" office:value="32954680" calcext:value-type="float">
            <text:p>32954680</text:p>
          </table:table-cell>
          <table:table-cell office:value-type="float" office:value="339079" calcext:value-type="float">
            <text:p>339079</text:p>
          </table:table-cell>
          <table:table-cell office:value-type="float" office:value="451523" calcext:value-type="float">
            <text:p>451523</text:p>
          </table:table-cell>
          <table:table-cell office:value-type="float" office:value="108329977" calcext:value-type="float">
            <text:p>108329977</text:p>
          </table:table-cell>
          <table:table-cell office:value-type="float" office:value="110196066" calcext:value-type="float">
            <text:p>110196066</text:p>
          </table:table-cell>
          <table:table-cell office:value-type="float" office:value="297831868" calcext:value-type="float">
            <text:p>297831868</text:p>
          </table:table-cell>
          <table:table-cell office:value-type="float" office:value="309709496" calcext:value-type="float">
            <text:p>309709496</text:p>
          </table:table-cell>
          <table:table-cell office:value-type="float" office:value="21622232" calcext:value-type="float">
            <text:p>21622232</text:p>
          </table:table-cell>
          <table:table-cell office:value-type="float" office:value="21869261" calcext:value-type="float">
            <text:p>21869261</text:p>
          </table:table-cell>
          <table:table-cell office:value-type="float" office:value="131479150" calcext:value-type="float">
            <text:p>131479150</text:p>
          </table:table-cell>
          <table:table-cell office:value-type="float" office:value="133558604" calcext:value-type="float">
            <text:p>133558604</text:p>
          </table:table-cell>
          <table:table-cell office:value-type="float" office:value="367180491" calcext:value-type="float">
            <text:p>367180491</text:p>
          </table:table-cell>
          <table:table-cell office:value-type="float" office:value="378173858" calcext:value-type="float">
            <text:p>378173858</text:p>
          </table:table-cell>
          <table:table-cell office:value-type="float" office:value="23489369" calcext:value-type="float">
            <text:p>23489369</text:p>
          </table:table-cell>
          <table:table-cell office:value-type="float" office:value="23871331" calcext:value-type="float">
            <text:p>23871331</text:p>
          </table:table-cell>
          <table:table-cell office:value-type="float" office:value="64198527" calcext:value-type="float">
            <text:p>64198527</text:p>
          </table:table-cell>
          <table:table-cell office:value-type="float" office:value="80719902" calcext:value-type="float">
            <text:p>80719902</text:p>
          </table:table-cell>
          <table:table-cell office:value-type="float" office:value="85324747" calcext:value-type="float">
            <text:p>85324747</text:p>
          </table:table-cell>
          <table:table-cell office:value-type="float" office:value="103721080" calcext:value-type="float">
            <text:p>103721080</text:p>
          </table:table-cell>
          <table:table-cell office:value-type="float" office:value="5293410" calcext:value-type="float">
            <text:p>5293410</text:p>
          </table:table-cell>
          <table:table-cell office:value-type="float" office:value="5872185" calcext:value-type="float">
            <text:p>5872185</text:p>
          </table:table-cell>
        </table:table-row>
        <table:table-row table:style-name="ro1">
          <table:table-cell office:value-type="float" office:value="40551176" calcext:value-type="float">
            <text:p>40551176</text:p>
          </table:table-cell>
          <table:table-cell office:value-type="float" office:value="41585037" calcext:value-type="float">
            <text:p>41585037</text:p>
          </table:table-cell>
          <table:table-cell office:value-type="float" office:value="17962550" calcext:value-type="float">
            <text:p>17962550</text:p>
          </table:table-cell>
          <table:table-cell office:value-type="float" office:value="28924209" calcext:value-type="float">
            <text:p>28924209</text:p>
          </table:table-cell>
          <table:table-cell office:value-type="float" office:value="744858" calcext:value-type="float">
            <text:p>744858</text:p>
          </table:table-cell>
          <table:table-cell office:value-type="float" office:value="862191" calcext:value-type="float">
            <text:p>862191</text:p>
          </table:table-cell>
          <table:table-cell office:value-type="float" office:value="12683037" calcext:value-type="float">
            <text:p>12683037</text:p>
          </table:table-cell>
          <table:table-cell office:value-type="float" office:value="13488796" calcext:value-type="float">
            <text:p>13488796</text:p>
          </table:table-cell>
          <table:table-cell office:value-type="float" office:value="5537646" calcext:value-type="float">
            <text:p>5537646</text:p>
          </table:table-cell>
          <table:table-cell office:value-type="float" office:value="25365097" calcext:value-type="float">
            <text:p>25365097</text:p>
          </table:table-cell>
          <table:table-cell office:value-type="float" office:value="484280" calcext:value-type="float">
            <text:p>484280</text:p>
          </table:table-cell>
          <table:table-cell office:value-type="float" office:value="622216" calcext:value-type="float">
            <text:p>622216</text:p>
          </table:table-cell>
          <table:table-cell office:value-type="float" office:value="251354519" calcext:value-type="float">
            <text:p>251354519</text:p>
          </table:table-cell>
          <table:table-cell office:value-type="float" office:value="258217682" calcext:value-type="float">
            <text:p>258217682</text:p>
          </table:table-cell>
          <table:table-cell office:value-type="float" office:value="248357141" calcext:value-type="float">
            <text:p>248357141</text:p>
          </table:table-cell>
          <table:table-cell office:value-type="float" office:value="254459104" calcext:value-type="float">
            <text:p>254459104</text:p>
          </table:table-cell>
          <table:table-cell office:value-type="float" office:value="21610569" calcext:value-type="float">
            <text:p>21610569</text:p>
          </table:table-cell>
          <table:table-cell office:value-type="float" office:value="21846982" calcext:value-type="float">
            <text:p>21846982</text:p>
          </table:table-cell>
          <table:table-cell office:value-type="float" office:value="121072519" calcext:value-type="float">
            <text:p>121072519</text:p>
          </table:table-cell>
          <table:table-cell office:value-type="float" office:value="122954602" calcext:value-type="float">
            <text:p>122954602</text:p>
          </table:table-cell>
          <table:table-cell office:value-type="float" office:value="419081924" calcext:value-type="float">
            <text:p>419081924</text:p>
          </table:table-cell>
          <table:table-cell office:value-type="float" office:value="424923798" calcext:value-type="float">
            <text:p>424923798</text:p>
          </table:table-cell>
          <table:table-cell office:value-type="float" office:value="23669630" calcext:value-type="float">
            <text:p>23669630</text:p>
          </table:table-cell>
          <table:table-cell office:value-type="float" office:value="24027288" calcext:value-type="float">
            <text:p>24027288</text:p>
          </table:table-cell>
          <table:table-cell office:value-type="float" office:value="148288829" calcext:value-type="float">
            <text:p>148288829</text:p>
          </table:table-cell>
          <table:table-cell office:value-type="float" office:value="174064384" calcext:value-type="float">
            <text:p>174064384</text:p>
          </table:table-cell>
          <table:table-cell office:value-type="float" office:value="67663632" calcext:value-type="float">
            <text:p>67663632</text:p>
          </table:table-cell>
          <table:table-cell office:value-type="float" office:value="99476895" calcext:value-type="float">
            <text:p>99476895</text:p>
          </table:table-cell>
          <table:table-cell office:value-type="float" office:value="6481830" calcext:value-type="float">
            <text:p>6481830</text:p>
          </table:table-cell>
          <table:table-cell office:value-type="float" office:value="6802472" calcext:value-type="float">
            <text:p>6802472</text:p>
          </table:table-cell>
        </table:table-row>
        <table:table-row table:style-name="ro1">
          <table:table-cell office:value-type="float" office:value="20447503" calcext:value-type="float">
            <text:p>20447503</text:p>
          </table:table-cell>
          <table:table-cell office:value-type="float" office:value="21336233" calcext:value-type="float">
            <text:p>21336233</text:p>
          </table:table-cell>
          <table:table-cell office:value-type="float" office:value="26681186" calcext:value-type="float">
            <text:p>26681186</text:p>
          </table:table-cell>
          <table:table-cell office:value-type="float" office:value="47780448" calcext:value-type="float">
            <text:p>47780448</text:p>
          </table:table-cell>
          <table:table-cell office:value-type="float" office:value="744578" calcext:value-type="float">
            <text:p>744578</text:p>
          </table:table-cell>
          <table:table-cell office:value-type="float" office:value="853600" calcext:value-type="float">
            <text:p>853600</text:p>
          </table:table-cell>
          <table:table-cell office:value-type="float" office:value="12650212" calcext:value-type="float">
            <text:p>12650212</text:p>
          </table:table-cell>
          <table:table-cell office:value-type="float" office:value="13365806" calcext:value-type="float">
            <text:p>13365806</text:p>
          </table:table-cell>
          <table:table-cell office:value-type="float" office:value="8766897" calcext:value-type="float">
            <text:p>8766897</text:p>
          </table:table-cell>
          <table:table-cell office:value-type="float" office:value="32437854" calcext:value-type="float">
            <text:p>32437854</text:p>
          </table:table-cell>
          <table:table-cell office:value-type="float" office:value="483860" calcext:value-type="float">
            <text:p>483860</text:p>
          </table:table-cell>
          <table:table-cell office:value-type="float" office:value="616559" calcext:value-type="float">
            <text:p>616559</text:p>
          </table:table-cell>
          <table:table-cell office:value-type="float" office:value="242587553" calcext:value-type="float">
            <text:p>242587553</text:p>
          </table:table-cell>
          <table:table-cell office:value-type="float" office:value="251178869" calcext:value-type="float">
            <text:p>251178869</text:p>
          </table:table-cell>
          <table:table-cell office:value-type="float" office:value="282250278" calcext:value-type="float">
            <text:p>282250278</text:p>
          </table:table-cell>
          <table:table-cell office:value-type="float" office:value="288877168" calcext:value-type="float">
            <text:p>288877168</text:p>
          </table:table-cell>
          <table:table-cell office:value-type="float" office:value="22493852" calcext:value-type="float">
            <text:p>22493852</text:p>
          </table:table-cell>
          <table:table-cell office:value-type="float" office:value="22758062" calcext:value-type="float">
            <text:p>22758062</text:p>
          </table:table-cell>
          <table:table-cell office:value-type="float" office:value="141219494" calcext:value-type="float">
            <text:p>141219494</text:p>
          </table:table-cell>
          <table:table-cell office:value-type="float" office:value="143097945" calcext:value-type="float">
            <text:p>143097945</text:p>
          </table:table-cell>
          <table:table-cell office:value-type="float" office:value="484755638" calcext:value-type="float">
            <text:p>484755638</text:p>
          </table:table-cell>
          <table:table-cell office:value-type="float" office:value="497633951" calcext:value-type="float">
            <text:p>497633951</text:p>
          </table:table-cell>
          <table:table-cell office:value-type="float" office:value="23699662" calcext:value-type="float">
            <text:p>23699662</text:p>
          </table:table-cell>
          <table:table-cell office:value-type="float" office:value="24056760" calcext:value-type="float">
            <text:p>24056760</text:p>
          </table:table-cell>
          <table:table-cell office:value-type="float" office:value="85488385" calcext:value-type="float">
            <text:p>85488385</text:p>
          </table:table-cell>
          <table:table-cell office:value-type="float" office:value="175386898" calcext:value-type="float">
            <text:p>175386898</text:p>
          </table:table-cell>
          <table:table-cell office:value-type="float" office:value="101178998" calcext:value-type="float">
            <text:p>101178998</text:p>
          </table:table-cell>
          <table:table-cell office:value-type="float" office:value="230599227" calcext:value-type="float">
            <text:p>230599227</text:p>
          </table:table-cell>
          <table:table-cell office:value-type="float" office:value="5720490" calcext:value-type="float">
            <text:p>5720490</text:p>
          </table:table-cell>
          <table:table-cell office:value-type="float" office:value="14464339" calcext:value-type="float">
            <text:p>14464339</text:p>
          </table:table-cell>
        </table:table-row>
        <table:table-row table:style-name="ro1">
          <table:table-cell office:value-type="float" office:value="40541888" calcext:value-type="float">
            <text:p>40541888</text:p>
          </table:table-cell>
          <table:table-cell office:value-type="float" office:value="41374954" calcext:value-type="float">
            <text:p>41374954</text:p>
          </table:table-cell>
          <table:table-cell office:value-type="float" office:value="13611717" calcext:value-type="float">
            <text:p>13611717</text:p>
          </table:table-cell>
          <table:table-cell office:value-type="float" office:value="25097884" calcext:value-type="float">
            <text:p>25097884</text:p>
          </table:table-cell>
          <table:table-cell office:value-type="float" office:value="761131" calcext:value-type="float">
            <text:p>761131</text:p>
          </table:table-cell>
          <table:table-cell office:value-type="float" office:value="927213" calcext:value-type="float">
            <text:p>927213</text:p>
          </table:table-cell>
          <table:table-cell office:value-type="float" office:value="12683037" calcext:value-type="float">
            <text:p>12683037</text:p>
          </table:table-cell>
          <table:table-cell office:value-type="float" office:value="13866079" calcext:value-type="float">
            <text:p>13866079</text:p>
          </table:table-cell>
          <table:table-cell office:value-type="float" office:value="6067252" calcext:value-type="float">
            <text:p>6067252</text:p>
          </table:table-cell>
          <table:table-cell office:value-type="float" office:value="25418456" calcext:value-type="float">
            <text:p>25418456</text:p>
          </table:table-cell>
          <table:table-cell office:value-type="float" office:value="475480" calcext:value-type="float">
            <text:p>475480</text:p>
          </table:table-cell>
          <table:table-cell office:value-type="float" office:value="634229" calcext:value-type="float">
            <text:p>634229</text:p>
          </table:table-cell>
          <table:table-cell office:value-type="float" office:value="184858424" calcext:value-type="float">
            <text:p>184858424</text:p>
          </table:table-cell>
          <table:table-cell office:value-type="float" office:value="186809789" calcext:value-type="float">
            <text:p>186809789</text:p>
          </table:table-cell>
          <table:table-cell office:value-type="float" office:value="186430621" calcext:value-type="float">
            <text:p>186430621</text:p>
          </table:table-cell>
          <table:table-cell office:value-type="float" office:value="193045079" calcext:value-type="float">
            <text:p>193045079</text:p>
          </table:table-cell>
          <table:table-cell office:value-type="float" office:value="21924297" calcext:value-type="float">
            <text:p>21924297</text:p>
          </table:table-cell>
          <table:table-cell office:value-type="float" office:value="22177960" calcext:value-type="float">
            <text:p>22177960</text:p>
          </table:table-cell>
          <table:table-cell office:value-type="float" office:value="119251128" calcext:value-type="float">
            <text:p>119251128</text:p>
          </table:table-cell>
          <table:table-cell office:value-type="float" office:value="121580894" calcext:value-type="float">
            <text:p>121580894</text:p>
          </table:table-cell>
          <table:table-cell office:value-type="float" office:value="493576103" calcext:value-type="float">
            <text:p>493576103</text:p>
          </table:table-cell>
          <table:table-cell office:value-type="float" office:value="500207952" calcext:value-type="float">
            <text:p>500207952</text:p>
          </table:table-cell>
          <table:table-cell office:value-type="float" office:value="23689814" calcext:value-type="float">
            <text:p>23689814</text:p>
          </table:table-cell>
          <table:table-cell office:value-type="float" office:value="24068354" calcext:value-type="float">
            <text:p>24068354</text:p>
          </table:table-cell>
          <table:table-cell office:value-type="float" office:value="149067211" calcext:value-type="float">
            <text:p>149067211</text:p>
          </table:table-cell>
          <table:table-cell office:value-type="float" office:value="191146654" calcext:value-type="float">
            <text:p>191146654</text:p>
          </table:table-cell>
          <table:table-cell office:value-type="float" office:value="75059266" calcext:value-type="float">
            <text:p>75059266</text:p>
          </table:table-cell>
          <table:table-cell office:value-type="float" office:value="106736129" calcext:value-type="float">
            <text:p>106736129</text:p>
          </table:table-cell>
          <table:table-cell office:value-type="float" office:value="5764909" calcext:value-type="float">
            <text:p>5764909</text:p>
          </table:table-cell>
          <table:table-cell office:value-type="float" office:value="6158605" calcext:value-type="float">
            <text:p>6158605</text:p>
          </table:table-cell>
        </table:table-row>
        <table:table-row table:style-name="ro1">
          <table:table-cell office:value-type="float" office:value="36349455" calcext:value-type="float">
            <text:p>36349455</text:p>
          </table:table-cell>
          <table:table-cell office:value-type="float" office:value="37346509" calcext:value-type="float">
            <text:p>37346509</text:p>
          </table:table-cell>
          <table:table-cell office:value-type="float" office:value="20790143" calcext:value-type="float">
            <text:p>20790143</text:p>
          </table:table-cell>
          <table:table-cell office:value-type="float" office:value="31725193" calcext:value-type="float">
            <text:p>31725193</text:p>
          </table:table-cell>
          <table:table-cell office:value-type="float" office:value="743670" calcext:value-type="float">
            <text:p>743670</text:p>
          </table:table-cell>
          <table:table-cell office:value-type="float" office:value="861282" calcext:value-type="float">
            <text:p>861282</text:p>
          </table:table-cell>
          <table:table-cell office:value-type="float" office:value="12659920" calcext:value-type="float">
            <text:p>12659920</text:p>
          </table:table-cell>
          <table:table-cell office:value-type="float" office:value="13469311" calcext:value-type="float">
            <text:p>13469311</text:p>
          </table:table-cell>
          <table:table-cell office:value-type="float" office:value="5530801" calcext:value-type="float">
            <text:p>5530801</text:p>
          </table:table-cell>
          <table:table-cell office:value-type="float" office:value="24895904" calcext:value-type="float">
            <text:p>24895904</text:p>
          </table:table-cell>
          <table:table-cell office:value-type="float" office:value="485956" calcext:value-type="float">
            <text:p>485956</text:p>
          </table:table-cell>
          <table:table-cell office:value-type="float" office:value="623962" calcext:value-type="float">
            <text:p>623962</text:p>
          </table:table-cell>
          <table:table-cell office:value-type="float" office:value="226255447" calcext:value-type="float">
            <text:p>226255447</text:p>
          </table:table-cell>
          <table:table-cell office:value-type="float" office:value="227800825" calcext:value-type="float">
            <text:p>227800825</text:p>
          </table:table-cell>
          <table:table-cell office:value-type="float" office:value="254704456" calcext:value-type="float">
            <text:p>254704456</text:p>
          </table:table-cell>
          <table:table-cell office:value-type="float" office:value="261307181" calcext:value-type="float">
            <text:p>261307181</text:p>
          </table:table-cell>
          <table:table-cell office:value-type="float" office:value="22800734" calcext:value-type="float">
            <text:p>22800734</text:p>
          </table:table-cell>
          <table:table-cell office:value-type="float" office:value="23032677" calcext:value-type="float">
            <text:p>23032677</text:p>
          </table:table-cell>
          <table:table-cell office:value-type="float" office:value="122951459" calcext:value-type="float">
            <text:p>122951459</text:p>
          </table:table-cell>
          <table:table-cell office:value-type="float" office:value="129267276" calcext:value-type="float">
            <text:p>129267276</text:p>
          </table:table-cell>
          <table:table-cell office:value-type="float" office:value="469135356" calcext:value-type="float">
            <text:p>469135356</text:p>
          </table:table-cell>
          <table:table-cell office:value-type="float" office:value="475113630" calcext:value-type="float">
            <text:p>475113630</text:p>
          </table:table-cell>
          <table:table-cell office:value-type="float" office:value="24061929" calcext:value-type="float">
            <text:p>24061929</text:p>
          </table:table-cell>
          <table:table-cell office:value-type="float" office:value="24417700" calcext:value-type="float">
            <text:p>24417700</text:p>
          </table:table-cell>
          <table:table-cell office:value-type="float" office:value="168652173" calcext:value-type="float">
            <text:p>168652173</text:p>
          </table:table-cell>
          <table:table-cell office:value-type="float" office:value="193394146" calcext:value-type="float">
            <text:p>193394146</text:p>
          </table:table-cell>
          <table:table-cell office:value-type="float" office:value="140041691" calcext:value-type="float">
            <text:p>140041691</text:p>
          </table:table-cell>
          <table:table-cell office:value-type="float" office:value="161895168" calcext:value-type="float">
            <text:p>161895168</text:p>
          </table:table-cell>
          <table:table-cell office:value-type="float" office:value="5250878" calcext:value-type="float">
            <text:p>5250878</text:p>
          </table:table-cell>
          <table:table-cell office:value-type="float" office:value="5552941" calcext:value-type="float">
            <text:p>5552941</text:p>
          </table:table-cell>
        </table:table-row>
        <table:table-row table:style-name="ro1">
          <table:table-cell office:value-type="float" office:value="20375915" calcext:value-type="float">
            <text:p>20375915</text:p>
          </table:table-cell>
          <table:table-cell office:value-type="float" office:value="21221902" calcext:value-type="float">
            <text:p>21221902</text:p>
          </table:table-cell>
          <table:table-cell office:value-type="float" office:value="12564307" calcext:value-type="float">
            <text:p>12564307</text:p>
          </table:table-cell>
          <table:table-cell office:value-type="float" office:value="23369313" calcext:value-type="float">
            <text:p>23369313</text:p>
          </table:table-cell>
          <table:table-cell office:value-type="float" office:value="745975" calcext:value-type="float">
            <text:p>745975</text:p>
          </table:table-cell>
          <table:table-cell office:value-type="float" office:value="854997" calcext:value-type="float">
            <text:p>854997</text:p>
          </table:table-cell>
          <table:table-cell office:value-type="float" office:value="12647279" calcext:value-type="float">
            <text:p>12647279</text:p>
          </table:table-cell>
          <table:table-cell office:value-type="float" office:value="13376143" calcext:value-type="float">
            <text:p>13376143</text:p>
          </table:table-cell>
          <table:table-cell office:value-type="float" office:value="14451209" calcext:value-type="float">
            <text:p>14451209</text:p>
          </table:table-cell>
          <table:table-cell office:value-type="float" office:value="40485665" calcext:value-type="float">
            <text:p>40485665</text:p>
          </table:table-cell>
          <table:table-cell office:value-type="float" office:value="338172" calcext:value-type="float">
            <text:p>338172</text:p>
          </table:table-cell>
          <table:table-cell office:value-type="float" office:value="430781" calcext:value-type="float">
            <text:p>430781</text:p>
          </table:table-cell>
          <table:table-cell office:value-type="float" office:value="208767539" calcext:value-type="float">
            <text:p>208767539</text:p>
          </table:table-cell>
          <table:table-cell office:value-type="float" office:value="210607647" calcext:value-type="float">
            <text:p>210607647</text:p>
          </table:table-cell>
          <table:table-cell office:value-type="float" office:value="330037080" calcext:value-type="float">
            <text:p>330037080</text:p>
          </table:table-cell>
          <table:table-cell office:value-type="float" office:value="336603488" calcext:value-type="float">
            <text:p>336603488</text:p>
          </table:table-cell>
          <table:table-cell office:value-type="float" office:value="21599674" calcext:value-type="float">
            <text:p>21599674</text:p>
          </table:table-cell>
          <table:table-cell office:value-type="float" office:value="21849706" calcext:value-type="float">
            <text:p>21849706</text:p>
          </table:table-cell>
          <table:table-cell office:value-type="float" office:value="110667564" calcext:value-type="float">
            <text:p>110667564</text:p>
          </table:table-cell>
          <table:table-cell office:value-type="float" office:value="112625844" calcext:value-type="float">
            <text:p>112625844</text:p>
          </table:table-cell>
          <table:table-cell office:value-type="float" office:value="391312052" calcext:value-type="float">
            <text:p>391312052</text:p>
          </table:table-cell>
          <table:table-cell office:value-type="float" office:value="409189115" calcext:value-type="float">
            <text:p>409189115</text:p>
          </table:table-cell>
          <table:table-cell office:value-type="float" office:value="23656709" calcext:value-type="float">
            <text:p>23656709</text:p>
          </table:table-cell>
          <table:table-cell office:value-type="float" office:value="24019116" calcext:value-type="float">
            <text:p>24019116</text:p>
          </table:table-cell>
          <table:table-cell office:value-type="float" office:value="94476748" calcext:value-type="float">
            <text:p>94476748</text:p>
          </table:table-cell>
          <table:table-cell office:value-type="float" office:value="178097158" calcext:value-type="float">
            <text:p>178097158</text:p>
          </table:table-cell>
          <table:table-cell office:value-type="float" office:value="73096935" calcext:value-type="float">
            <text:p>73096935</text:p>
          </table:table-cell>
          <table:table-cell office:value-type="float" office:value="220064856" calcext:value-type="float">
            <text:p>220064856</text:p>
          </table:table-cell>
          <table:table-cell office:value-type="float" office:value="6478687" calcext:value-type="float">
            <text:p>6478687</text:p>
          </table:table-cell>
          <table:table-cell office:value-type="float" office:value="15833089" calcext:value-type="float">
            <text:p>15833089</text:p>
          </table:table-cell>
        </table:table-row>
        <table:table-row table:style-name="ro1">
          <table:table-cell office:value-type="float" office:value="44552174" calcext:value-type="float">
            <text:p>44552174</text:p>
          </table:table-cell>
          <table:table-cell office:value-type="float" office:value="45393901" calcext:value-type="float">
            <text:p>45393901</text:p>
          </table:table-cell>
          <table:table-cell office:value-type="float" office:value="26907263" calcext:value-type="float">
            <text:p>26907263</text:p>
          </table:table-cell>
          <table:table-cell office:value-type="float" office:value="50106931" calcext:value-type="float">
            <text:p>50106931</text:p>
          </table:table-cell>
          <table:table-cell office:value-type="float" office:value="747022" calcext:value-type="float">
            <text:p>747022</text:p>
          </table:table-cell>
          <table:table-cell office:value-type="float" office:value="912546" calcext:value-type="float">
            <text:p>912546</text:p>
          </table:table-cell>
          <table:table-cell office:value-type="float" office:value="12695120" calcext:value-type="float">
            <text:p>12695120</text:p>
          </table:table-cell>
          <table:table-cell office:value-type="float" office:value="13859514" calcext:value-type="float">
            <text:p>13859514</text:p>
          </table:table-cell>
          <table:table-cell office:value-type="float" office:value="10796833" calcext:value-type="float">
            <text:p>10796833</text:p>
          </table:table-cell>
          <table:table-cell office:value-type="float" office:value="31836311" calcext:value-type="float">
            <text:p>31836311</text:p>
          </table:table-cell>
          <table:table-cell office:value-type="float" office:value="502578" calcext:value-type="float">
            <text:p>502578</text:p>
          </table:table-cell>
          <table:table-cell office:value-type="float" office:value="660280" calcext:value-type="float">
            <text:p>660280</text:p>
          </table:table-cell>
          <table:table-cell office:value-type="float" office:value="207659368" calcext:value-type="float">
            <text:p>207659368</text:p>
          </table:table-cell>
          <table:table-cell office:value-type="float" office:value="223976946" calcext:value-type="float">
            <text:p>223976946</text:p>
          </table:table-cell>
          <table:table-cell office:value-type="float" office:value="187080145" calcext:value-type="float">
            <text:p>187080145</text:p>
          </table:table-cell>
          <table:table-cell office:value-type="float" office:value="193704242" calcext:value-type="float">
            <text:p>193704242</text:p>
          </table:table-cell>
          <table:table-cell office:value-type="float" office:value="22908710" calcext:value-type="float">
            <text:p>22908710</text:p>
          </table:table-cell>
          <table:table-cell office:value-type="float" office:value="23157275" calcext:value-type="float">
            <text:p>23157275</text:p>
          </table:table-cell>
          <table:table-cell office:value-type="float" office:value="105261849" calcext:value-type="float">
            <text:p>105261849</text:p>
          </table:table-cell>
          <table:table-cell office:value-type="float" office:value="107584072" calcext:value-type="float">
            <text:p>107584072</text:p>
          </table:table-cell>
          <table:table-cell office:value-type="float" office:value="240482816" calcext:value-type="float">
            <text:p>240482816</text:p>
          </table:table-cell>
          <table:table-cell office:value-type="float" office:value="246417299" calcext:value-type="float">
            <text:p>246417299</text:p>
          </table:table-cell>
          <table:table-cell office:value-type="float" office:value="23421623" calcext:value-type="float">
            <text:p>23421623</text:p>
          </table:table-cell>
          <table:table-cell office:value-type="float" office:value="23826004" calcext:value-type="float">
            <text:p>23826004</text:p>
          </table:table-cell>
          <table:table-cell office:value-type="float" office:value="148491788" calcext:value-type="float">
            <text:p>148491788</text:p>
          </table:table-cell>
          <table:table-cell office:value-type="float" office:value="192466095" calcext:value-type="float">
            <text:p>192466095</text:p>
          </table:table-cell>
          <table:table-cell office:value-type="float" office:value="66192147" calcext:value-type="float">
            <text:p>66192147</text:p>
          </table:table-cell>
          <table:table-cell office:value-type="float" office:value="81325985" calcext:value-type="float">
            <text:p>81325985</text:p>
          </table:table-cell>
          <table:table-cell office:value-type="float" office:value="5667481" calcext:value-type="float">
            <text:p>5667481</text:p>
          </table:table-cell>
          <table:table-cell office:value-type="float" office:value="6181792" calcext:value-type="float">
            <text:p>6181792</text:p>
          </table:table-cell>
        </table:table-row>
        <table:table-row table:style-name="ro1">
          <table:table-cell office:value-type="float" office:value="20345883" calcext:value-type="float">
            <text:p>20345883</text:p>
          </table:table-cell>
          <table:table-cell office:value-type="float" office:value="21381908" calcext:value-type="float">
            <text:p>21381908</text:p>
          </table:table-cell>
          <table:table-cell office:value-type="float" office:value="21551344" calcext:value-type="float">
            <text:p>21551344</text:p>
          </table:table-cell>
          <table:table-cell office:value-type="float" office:value="38102261" calcext:value-type="float">
            <text:p>38102261</text:p>
          </table:table-cell>
          <table:table-cell office:value-type="float" office:value="1084635" calcext:value-type="float">
            <text:p>1084635</text:p>
          </table:table-cell>
          <table:table-cell office:value-type="float" office:value="1251556" calcext:value-type="float">
            <text:p>1251556</text:p>
          </table:table-cell>
          <table:table-cell office:value-type="float" office:value="13408968" calcext:value-type="float">
            <text:p>13408968</text:p>
          </table:table-cell>
          <table:table-cell office:value-type="float" office:value="14248600" calcext:value-type="float">
            <text:p>14248600</text:p>
          </table:table-cell>
          <table:table-cell office:value-type="float" office:value="8851615" calcext:value-type="float">
            <text:p>8851615</text:p>
          </table:table-cell>
          <table:table-cell office:value-type="float" office:value="31830305" calcext:value-type="float">
            <text:p>31830305</text:p>
          </table:table-cell>
          <table:table-cell office:value-type="float" office:value="336146" calcext:value-type="float">
            <text:p>336146</text:p>
          </table:table-cell>
          <table:table-cell office:value-type="float" office:value="435390" calcext:value-type="float">
            <text:p>435390</text:p>
          </table:table-cell>
          <table:table-cell office:value-type="float" office:value="156130189" calcext:value-type="float">
            <text:p>156130189</text:p>
          </table:table-cell>
          <table:table-cell office:value-type="float" office:value="157655174" calcext:value-type="float">
            <text:p>157655174</text:p>
          </table:table-cell>
          <table:table-cell office:value-type="float" office:value="207592181" calcext:value-type="float">
            <text:p>207592181</text:p>
          </table:table-cell>
          <table:table-cell office:value-type="float" office:value="213993763" calcext:value-type="float">
            <text:p>213993763</text:p>
          </table:table-cell>
          <table:table-cell office:value-type="float" office:value="21834899" calcext:value-type="float">
            <text:p>21834899</text:p>
          </table:table-cell>
          <table:table-cell office:value-type="float" office:value="22068588" calcext:value-type="float">
            <text:p>22068588</text:p>
          </table:table-cell>
          <table:table-cell office:value-type="float" office:value="156554056" calcext:value-type="float">
            <text:p>156554056</text:p>
          </table:table-cell>
          <table:table-cell office:value-type="float" office:value="158577987" calcext:value-type="float">
            <text:p>158577987</text:p>
          </table:table-cell>
          <table:table-cell office:value-type="float" office:value="393760617" calcext:value-type="float">
            <text:p>393760617</text:p>
          </table:table-cell>
          <table:table-cell office:value-type="float" office:value="399570085" calcext:value-type="float">
            <text:p>399570085</text:p>
          </table:table-cell>
          <table:table-cell office:value-type="float" office:value="23607681" calcext:value-type="float">
            <text:p>23607681</text:p>
          </table:table-cell>
          <table:table-cell office:value-type="float" office:value="23988037" calcext:value-type="float">
            <text:p>23988037</text:p>
          </table:table-cell>
          <table:table-cell office:value-type="float" office:value="130757899" calcext:value-type="float">
            <text:p>130757899</text:p>
          </table:table-cell>
          <table:table-cell office:value-type="float" office:value="144893774" calcext:value-type="float">
            <text:p>144893774</text:p>
          </table:table-cell>
          <table:table-cell office:value-type="float" office:value="65851041" calcext:value-type="float">
            <text:p>65851041</text:p>
          </table:table-cell>
          <table:table-cell office:value-type="float" office:value="77055748" calcext:value-type="float">
            <text:p>77055748</text:p>
          </table:table-cell>
          <table:table-cell office:value-type="float" office:value="4385195" calcext:value-type="float">
            <text:p>4385195</text:p>
          </table:table-cell>
          <table:table-cell office:value-type="float" office:value="4591366" calcext:value-type="float">
            <text:p>4591366</text:p>
          </table:table-cell>
        </table:table-row>
        <table:table-row table:style-name="ro1">
          <table:table-cell office:value-type="float" office:value="44375755" calcext:value-type="float">
            <text:p>44375755</text:p>
          </table:table-cell>
          <table:table-cell office:value-type="float" office:value="45236548" calcext:value-type="float">
            <text:p>45236548</text:p>
          </table:table-cell>
          <table:table-cell office:value-type="float" office:value="15254803" calcext:value-type="float">
            <text:p>15254803</text:p>
          </table:table-cell>
          <table:table-cell office:value-type="float" office:value="29061656" calcext:value-type="float">
            <text:p>29061656</text:p>
          </table:table-cell>
          <table:table-cell office:value-type="float" office:value="747092" calcext:value-type="float">
            <text:p>747092</text:p>
          </table:table-cell>
          <table:table-cell office:value-type="float" office:value="855556" calcext:value-type="float">
            <text:p>855556</text:p>
          </table:table-cell>
          <table:table-cell office:value-type="float" office:value="12788987" calcext:value-type="float">
            <text:p>12788987</text:p>
          </table:table-cell>
          <table:table-cell office:value-type="float" office:value="13493126" calcext:value-type="float">
            <text:p>13493126</text:p>
          </table:table-cell>
          <table:table-cell office:value-type="float" office:value="22040303" calcext:value-type="float">
            <text:p>22040303</text:p>
          </table:table-cell>
          <table:table-cell office:value-type="float" office:value="45511095" calcext:value-type="float">
            <text:p>45511095</text:p>
          </table:table-cell>
          <table:table-cell office:value-type="float" office:value="340616" calcext:value-type="float">
            <text:p>340616</text:p>
          </table:table-cell>
          <table:table-cell office:value-type="float" office:value="432248" calcext:value-type="float">
            <text:p>432248</text:p>
          </table:table-cell>
          <table:table-cell office:value-type="float" office:value="126363136" calcext:value-type="float">
            <text:p>126363136</text:p>
          </table:table-cell>
          <table:table-cell office:value-type="float" office:value="128333708" calcext:value-type="float">
            <text:p>128333708</text:p>
          </table:table-cell>
          <table:table-cell office:value-type="float" office:value="181006537" calcext:value-type="float">
            <text:p>181006537</text:p>
          </table:table-cell>
          <table:table-cell office:value-type="float" office:value="187449466" calcext:value-type="float">
            <text:p>187449466</text:p>
          </table:table-cell>
          <table:table-cell office:value-type="float" office:value="21612734" calcext:value-type="float">
            <text:p>21612734</text:p>
          </table:table-cell>
          <table:table-cell office:value-type="float" office:value="21865420" calcext:value-type="float">
            <text:p>21865420</text:p>
          </table:table-cell>
          <table:table-cell office:value-type="float" office:value="145957736" calcext:value-type="float">
            <text:p>145957736</text:p>
          </table:table-cell>
          <table:table-cell office:value-type="float" office:value="147791279" calcext:value-type="float">
            <text:p>147791279</text:p>
          </table:table-cell>
          <table:table-cell office:value-type="float" office:value="434562314" calcext:value-type="float">
            <text:p>434562314</text:p>
          </table:table-cell>
          <table:table-cell office:value-type="float" office:value="450417961" calcext:value-type="float">
            <text:p>450417961</text:p>
          </table:table-cell>
          <table:table-cell office:value-type="float" office:value="23650982" calcext:value-type="float">
            <text:p>23650982</text:p>
          </table:table-cell>
          <table:table-cell office:value-type="float" office:value="24011782" calcext:value-type="float">
            <text:p>24011782</text:p>
          </table:table-cell>
          <table:table-cell office:value-type="float" office:value="100468223" calcext:value-type="float">
            <text:p>100468223</text:p>
          </table:table-cell>
          <table:table-cell office:value-type="float" office:value="158287307" calcext:value-type="float">
            <text:p>158287307</text:p>
          </table:table-cell>
          <table:table-cell office:value-type="float" office:value="87954411" calcext:value-type="float">
            <text:p>87954411</text:p>
          </table:table-cell>
          <table:table-cell office:value-type="float" office:value="186796868" calcext:value-type="float">
            <text:p>186796868</text:p>
          </table:table-cell>
          <table:table-cell office:value-type="float" office:value="6430357" calcext:value-type="float">
            <text:p>6430357</text:p>
          </table:table-cell>
          <table:table-cell office:value-type="float" office:value="15773514" calcext:value-type="float">
            <text:p>15773514</text:p>
          </table:table-cell>
        </table:table-row>
        <table:table-row table:style-name="ro1">
          <table:table-cell office:value-type="float" office:value="40532110" calcext:value-type="float">
            <text:p>40532110</text:p>
          </table:table-cell>
          <table:table-cell office:value-type="float" office:value="41380472" calcext:value-type="float">
            <text:p>41380472</text:p>
          </table:table-cell>
          <table:table-cell office:value-type="float" office:value="38816528" calcext:value-type="float">
            <text:p>38816528</text:p>
          </table:table-cell>
          <table:table-cell office:value-type="float" office:value="49335184" calcext:value-type="float">
            <text:p>49335184</text:p>
          </table:table-cell>
          <table:table-cell office:value-type="float" office:value="743670" calcext:value-type="float">
            <text:p>743670</text:p>
          </table:table-cell>
          <table:table-cell office:value-type="float" office:value="910381" calcext:value-type="float">
            <text:p>910381</text:p>
          </table:table-cell>
          <table:table-cell office:value-type="float" office:value="16208765" calcext:value-type="float">
            <text:p>16208765</text:p>
          </table:table-cell>
          <table:table-cell office:value-type="float" office:value="17405355" calcext:value-type="float">
            <text:p>17405355</text:p>
          </table:table-cell>
          <table:table-cell office:value-type="float" office:value="7958554" calcext:value-type="float">
            <text:p>7958554</text:p>
          </table:table-cell>
          <table:table-cell office:value-type="float" office:value="25334786" calcext:value-type="float">
            <text:p>25334786</text:p>
          </table:table-cell>
          <table:table-cell office:value-type="float" office:value="444470" calcext:value-type="float">
            <text:p>444470</text:p>
          </table:table-cell>
          <table:table-cell office:value-type="float" office:value="585689" calcext:value-type="float">
            <text:p>585689</text:p>
          </table:table-cell>
          <table:table-cell office:value-type="float" office:value="219453815" calcext:value-type="float">
            <text:p>219453815</text:p>
          </table:table-cell>
          <table:table-cell office:value-type="float" office:value="233334910" calcext:value-type="float">
            <text:p>233334910</text:p>
          </table:table-cell>
          <table:table-cell office:value-type="float" office:value="252970088" calcext:value-type="float">
            <text:p>252970088</text:p>
          </table:table-cell>
          <table:table-cell office:value-type="float" office:value="266623710" calcext:value-type="float">
            <text:p>266623710</text:p>
          </table:table-cell>
          <table:table-cell office:value-type="float" office:value="21566290" calcext:value-type="float">
            <text:p>21566290</text:p>
          </table:table-cell>
          <table:table-cell office:value-type="float" office:value="21810595" calcext:value-type="float">
            <text:p>21810595</text:p>
          </table:table-cell>
          <table:table-cell office:value-type="float" office:value="121383383" calcext:value-type="float">
            <text:p>121383383</text:p>
          </table:table-cell>
          <table:table-cell office:value-type="float" office:value="123771117" calcext:value-type="float">
            <text:p>123771117</text:p>
          </table:table-cell>
          <table:table-cell office:value-type="float" office:value="446176152" calcext:value-type="float">
            <text:p>446176152</text:p>
          </table:table-cell>
          <table:table-cell office:value-type="float" office:value="463728454" calcext:value-type="float">
            <text:p>463728454</text:p>
          </table:table-cell>
          <table:table-cell office:value-type="float" office:value="23565008" calcext:value-type="float">
            <text:p>23565008</text:p>
          </table:table-cell>
          <table:table-cell office:value-type="float" office:value="23942640" calcext:value-type="float">
            <text:p>23942640</text:p>
          </table:table-cell>
          <table:table-cell office:value-type="float" office:value="113654187" calcext:value-type="float">
            <text:p>113654187</text:p>
          </table:table-cell>
          <table:table-cell office:value-type="float" office:value="141805043" calcext:value-type="float">
            <text:p>141805043</text:p>
          </table:table-cell>
          <table:table-cell office:value-type="float" office:value="71354046" calcext:value-type="float">
            <text:p>71354046</text:p>
          </table:table-cell>
          <table:table-cell office:value-type="float" office:value="86957217" calcext:value-type="float">
            <text:p>86957217</text:p>
          </table:table-cell>
          <table:table-cell office:value-type="float" office:value="6516820" calcext:value-type="float">
            <text:p>6516820</text:p>
          </table:table-cell>
          <table:table-cell office:value-type="float" office:value="7098878" calcext:value-type="float">
            <text:p>7098878</text:p>
          </table:table-cell>
        </table:table-row>
        <table:table-row table:style-name="ro1">
          <table:table-cell office:value-type="float" office:value="20472017" calcext:value-type="float">
            <text:p>20472017</text:p>
          </table:table-cell>
          <table:table-cell office:value-type="float" office:value="21481572" calcext:value-type="float">
            <text:p>21481572</text:p>
          </table:table-cell>
          <table:table-cell office:value-type="float" office:value="15229520" calcext:value-type="float">
            <text:p>15229520</text:p>
          </table:table-cell>
          <table:table-cell office:value-type="float" office:value="28832158" calcext:value-type="float">
            <text:p>28832158</text:p>
          </table:table-cell>
          <table:table-cell office:value-type="float" office:value="1114388" calcext:value-type="float">
            <text:p>1114388</text:p>
          </table:table-cell>
          <table:table-cell office:value-type="float" office:value="1284451" calcext:value-type="float">
            <text:p>1284451</text:p>
          </table:table-cell>
          <table:table-cell office:value-type="float" office:value="12631285" calcext:value-type="float">
            <text:p>12631285</text:p>
          </table:table-cell>
          <table:table-cell office:value-type="float" office:value="13458555" calcext:value-type="float">
            <text:p>13458555</text:p>
          </table:table-cell>
          <table:table-cell office:value-type="float" office:value="8800001" calcext:value-type="float">
            <text:p>8800001</text:p>
          </table:table-cell>
          <table:table-cell office:value-type="float" office:value="33975898" calcext:value-type="float">
            <text:p>33975898</text:p>
          </table:table-cell>
          <table:table-cell office:value-type="float" office:value="337264" calcext:value-type="float">
            <text:p>337264</text:p>
          </table:table-cell>
          <table:table-cell office:value-type="float" office:value="436438" calcext:value-type="float">
            <text:p>436438</text:p>
          </table:table-cell>
          <table:table-cell office:value-type="float" office:value="235483856" calcext:value-type="float">
            <text:p>235483856</text:p>
          </table:table-cell>
          <table:table-cell office:value-type="float" office:value="237130224" calcext:value-type="float">
            <text:p>237130224</text:p>
          </table:table-cell>
          <table:table-cell office:value-type="float" office:value="176849584" calcext:value-type="float">
            <text:p>176849584</text:p>
          </table:table-cell>
          <table:table-cell office:value-type="float" office:value="183099192" calcext:value-type="float">
            <text:p>183099192</text:p>
          </table:table-cell>
          <table:table-cell office:value-type="float" office:value="21584659" calcext:value-type="float">
            <text:p>21584659</text:p>
          </table:table-cell>
          <table:table-cell office:value-type="float" office:value="21838392" calcext:value-type="float">
            <text:p>21838392</text:p>
          </table:table-cell>
          <table:table-cell office:value-type="float" office:value="139613006" calcext:value-type="float">
            <text:p>139613006</text:p>
          </table:table-cell>
          <table:table-cell office:value-type="float" office:value="141487616" calcext:value-type="float">
            <text:p>141487616</text:p>
          </table:table-cell>
          <table:table-cell office:value-type="float" office:value="378824919" calcext:value-type="float">
            <text:p>378824919</text:p>
          </table:table-cell>
          <table:table-cell office:value-type="float" office:value="384743409" calcext:value-type="float">
            <text:p>384743409</text:p>
          </table:table-cell>
          <table:table-cell office:value-type="float" office:value="23700080" calcext:value-type="float">
            <text:p>23700080</text:p>
          </table:table-cell>
          <table:table-cell office:value-type="float" office:value="24054525" calcext:value-type="float">
            <text:p>24054525</text:p>
          </table:table-cell>
          <table:table-cell office:value-type="float" office:value="116101146" calcext:value-type="float">
            <text:p>116101146</text:p>
          </table:table-cell>
          <table:table-cell office:value-type="float" office:value="132616794" calcext:value-type="float">
            <text:p>132616794</text:p>
          </table:table-cell>
          <table:table-cell office:value-type="float" office:value="81926550" calcext:value-type="float">
            <text:p>81926550</text:p>
          </table:table-cell>
          <table:table-cell office:value-type="float" office:value="91896812" calcext:value-type="float">
            <text:p>91896812</text:p>
          </table:table-cell>
          <table:table-cell office:value-type="float" office:value="5432255" calcext:value-type="float">
            <text:p>5432255</text:p>
          </table:table-cell>
          <table:table-cell office:value-type="float" office:value="5735506" calcext:value-type="float">
            <text:p>5735506</text:p>
          </table:table-cell>
        </table:table-row>
        <table:table-row table:style-name="ro1">
          <table:table-cell office:value-type="float" office:value="36355531" calcext:value-type="float">
            <text:p>36355531</text:p>
          </table:table-cell>
          <table:table-cell office:value-type="float" office:value="37238255" calcext:value-type="float">
            <text:p>37238255</text:p>
          </table:table-cell>
          <table:table-cell office:value-type="float" office:value="15379679" calcext:value-type="float">
            <text:p>15379679</text:p>
          </table:table-cell>
          <table:table-cell office:value-type="float" office:value="28899485" calcext:value-type="float">
            <text:p>28899485</text:p>
          </table:table-cell>
          <table:table-cell office:value-type="float" office:value="745975" calcext:value-type="float">
            <text:p>745975</text:p>
          </table:table-cell>
          <table:table-cell office:value-type="float" office:value="855835" calcext:value-type="float">
            <text:p>855835</text:p>
          </table:table-cell>
          <table:table-cell office:value-type="float" office:value="16617337" calcext:value-type="float">
            <text:p>16617337</text:p>
          </table:table-cell>
          <table:table-cell office:value-type="float" office:value="17355489" calcext:value-type="float">
            <text:p>17355489</text:p>
          </table:table-cell>
          <table:table-cell office:value-type="float" office:value="5436724" calcext:value-type="float">
            <text:p>5436724</text:p>
          </table:table-cell>
          <table:table-cell office:value-type="float" office:value="24341084" calcext:value-type="float">
            <text:p>24341084</text:p>
          </table:table-cell>
          <table:table-cell office:value-type="float" office:value="337124" calcext:value-type="float">
            <text:p>337124</text:p>
          </table:table-cell>
          <table:table-cell office:value-type="float" office:value="430572" calcext:value-type="float">
            <text:p>430572</text:p>
          </table:table-cell>
          <table:table-cell office:value-type="float" office:value="141306586" calcext:value-type="float">
            <text:p>141306586</text:p>
          </table:table-cell>
          <table:table-cell office:value-type="float" office:value="143391558" calcext:value-type="float">
            <text:p>143391558</text:p>
          </table:table-cell>
          <table:table-cell office:value-type="float" office:value="304136581" calcext:value-type="float">
            <text:p>304136581</text:p>
          </table:table-cell>
          <table:table-cell office:value-type="float" office:value="310913071" calcext:value-type="float">
            <text:p>310913071</text:p>
          </table:table-cell>
          <table:table-cell office:value-type="float" office:value="21594855" calcext:value-type="float">
            <text:p>21594855</text:p>
          </table:table-cell>
          <table:table-cell office:value-type="float" office:value="21845725" calcext:value-type="float">
            <text:p>21845725</text:p>
          </table:table-cell>
          <table:table-cell office:value-type="float" office:value="134294871" calcext:value-type="float">
            <text:p>134294871</text:p>
          </table:table-cell>
          <table:table-cell office:value-type="float" office:value="136216763" calcext:value-type="float">
            <text:p>136216763</text:p>
          </table:table-cell>
          <table:table-cell office:value-type="float" office:value="349357066" calcext:value-type="float">
            <text:p>349357066</text:p>
          </table:table-cell>
          <table:table-cell office:value-type="float" office:value="355114991" calcext:value-type="float">
            <text:p>355114991</text:p>
          </table:table-cell>
          <table:table-cell office:value-type="float" office:value="23526455" calcext:value-type="float">
            <text:p>23526455</text:p>
          </table:table-cell>
          <table:table-cell office:value-type="float" office:value="23904576" calcext:value-type="float">
            <text:p>23904576</text:p>
          </table:table-cell>
          <table:table-cell office:value-type="float" office:value="99502527" calcext:value-type="float">
            <text:p>99502527</text:p>
          </table:table-cell>
          <table:table-cell office:value-type="float" office:value="160662888" calcext:value-type="float">
            <text:p>160662888</text:p>
          </table:table-cell>
          <table:table-cell office:value-type="float" office:value="76673158" calcext:value-type="float">
            <text:p>76673158</text:p>
          </table:table-cell>
          <table:table-cell office:value-type="float" office:value="155495542" calcext:value-type="float">
            <text:p>155495542</text:p>
          </table:table-cell>
          <table:table-cell office:value-type="float" office:value="4392528" calcext:value-type="float">
            <text:p>4392528</text:p>
          </table:table-cell>
          <table:table-cell office:value-type="float" office:value="13118498" calcext:value-type="float">
            <text:p>13118498</text:p>
          </table:table-cell>
        </table:table-row>
        <table:table-row table:style-name="ro1">
          <table:table-cell office:value-type="float" office:value="40447112" calcext:value-type="float">
            <text:p>40447112</text:p>
          </table:table-cell>
          <table:table-cell office:value-type="float" office:value="41285208" calcext:value-type="float">
            <text:p>41285208</text:p>
          </table:table-cell>
          <table:table-cell office:value-type="float" office:value="22749611" calcext:value-type="float">
            <text:p>22749611</text:p>
          </table:table-cell>
          <table:table-cell office:value-type="float" office:value="43186987" calcext:value-type="float">
            <text:p>43186987</text:p>
          </table:table-cell>
          <table:table-cell office:value-type="float" office:value="1083447" calcext:value-type="float">
            <text:p>1083447</text:p>
          </table:table-cell>
          <table:table-cell office:value-type="float" office:value="1315181" calcext:value-type="float">
            <text:p>1315181</text:p>
          </table:table-cell>
          <table:table-cell office:value-type="float" office:value="12678637" calcext:value-type="float">
            <text:p>12678637</text:p>
          </table:table-cell>
          <table:table-cell office:value-type="float" office:value="13849317" calcext:value-type="float">
            <text:p>13849317</text:p>
          </table:table-cell>
          <table:table-cell office:value-type="float" office:value="8775347" calcext:value-type="float">
            <text:p>8775347</text:p>
          </table:table-cell>
          <table:table-cell office:value-type="float" office:value="31673720" calcext:value-type="float">
            <text:p>31673720</text:p>
          </table:table-cell>
          <table:table-cell office:value-type="float" office:value="337473" calcext:value-type="float">
            <text:p>337473</text:p>
          </table:table-cell>
          <table:table-cell office:value-type="float" office:value="448869" calcext:value-type="float">
            <text:p>448869</text:p>
          </table:table-cell>
          <table:table-cell office:value-type="float" office:value="145645127" calcext:value-type="float">
            <text:p>145645127</text:p>
          </table:table-cell>
          <table:table-cell office:value-type="float" office:value="147534124" calcext:value-type="float">
            <text:p>147534124</text:p>
          </table:table-cell>
          <table:table-cell office:value-type="float" office:value="357899073" calcext:value-type="float">
            <text:p>357899073</text:p>
          </table:table-cell>
          <table:table-cell office:value-type="float" office:value="371724854" calcext:value-type="float">
            <text:p>371724854</text:p>
          </table:table-cell>
          <table:table-cell office:value-type="float" office:value="22378754" calcext:value-type="float">
            <text:p>22378754</text:p>
          </table:table-cell>
          <table:table-cell office:value-type="float" office:value="22625573" calcext:value-type="float">
            <text:p>22625573</text:p>
          </table:table-cell>
          <table:table-cell office:value-type="float" office:value="84736823" calcext:value-type="float">
            <text:p>84736823</text:p>
          </table:table-cell>
          <table:table-cell office:value-type="float" office:value="86949046" calcext:value-type="float">
            <text:p>86949046</text:p>
          </table:table-cell>
          <table:table-cell office:value-type="float" office:value="344819268" calcext:value-type="float">
            <text:p>344819268</text:p>
          </table:table-cell>
          <table:table-cell office:value-type="float" office:value="351638361" calcext:value-type="float">
            <text:p>351638361</text:p>
          </table:table-cell>
          <table:table-cell office:value-type="float" office:value="23694494" calcext:value-type="float">
            <text:p>23694494</text:p>
          </table:table-cell>
          <table:table-cell office:value-type="float" office:value="24074221" calcext:value-type="float">
            <text:p>24074221</text:p>
          </table:table-cell>
          <table:table-cell office:value-type="float" office:value="76099831" calcext:value-type="float">
            <text:p>76099831</text:p>
          </table:table-cell>
          <table:table-cell office:value-type="float" office:value="92969155" calcext:value-type="float">
            <text:p>92969155</text:p>
          </table:table-cell>
          <table:table-cell office:value-type="float" office:value="67844661" calcext:value-type="float">
            <text:p>67844661</text:p>
          </table:table-cell>
          <table:table-cell office:value-type="float" office:value="88311719" calcext:value-type="float">
            <text:p>88311719</text:p>
          </table:table-cell>
          <table:table-cell office:value-type="float" office:value="5761208" calcext:value-type="float">
            <text:p>5761208</text:p>
          </table:table-cell>
          <table:table-cell office:value-type="float" office:value="6151970" calcext:value-type="float">
            <text:p>6151970</text:p>
          </table:table-cell>
        </table:table-row>
        <table:table-row table:style-name="ro1">
          <table:table-cell office:value-type="float" office:value="37708846" calcext:value-type="float">
            <text:p>37708846</text:p>
          </table:table-cell>
          <table:table-cell office:value-type="float" office:value="38714560" calcext:value-type="float">
            <text:p>38714560</text:p>
          </table:table-cell>
          <table:table-cell office:value-type="float" office:value="14911114" calcext:value-type="float">
            <text:p>14911114</text:p>
          </table:table-cell>
          <table:table-cell office:value-type="float" office:value="28534704" calcext:value-type="float">
            <text:p>28534704</text:p>
          </table:table-cell>
          <table:table-cell office:value-type="float" office:value="746254" calcext:value-type="float">
            <text:p>746254</text:p>
          </table:table-cell>
          <table:table-cell office:value-type="float" office:value="865892" calcext:value-type="float">
            <text:p>865892</text:p>
          </table:table-cell>
          <table:table-cell office:value-type="float" office:value="12771037" calcext:value-type="float">
            <text:p>12771037</text:p>
          </table:table-cell>
          <table:table-cell office:value-type="float" office:value="13603895" calcext:value-type="float">
            <text:p>13603895</text:p>
          </table:table-cell>
          <table:table-cell office:value-type="float" office:value="8806217" calcext:value-type="float">
            <text:p>8806217</text:p>
          </table:table-cell>
          <table:table-cell office:value-type="float" office:value="35572470" calcext:value-type="float">
            <text:p>35572470</text:p>
          </table:table-cell>
          <table:table-cell office:value-type="float" office:value="338171" calcext:value-type="float">
            <text:p>338171</text:p>
          </table:table-cell>
          <table:table-cell office:value-type="float" office:value="436578" calcext:value-type="float">
            <text:p>436578</text:p>
          </table:table-cell>
          <table:table-cell office:value-type="float" office:value="214725560" calcext:value-type="float">
            <text:p>214725560</text:p>
          </table:table-cell>
          <table:table-cell office:value-type="float" office:value="216366760" calcext:value-type="float">
            <text:p>216366760</text:p>
          </table:table-cell>
          <table:table-cell office:value-type="float" office:value="230419525" calcext:value-type="float">
            <text:p>230419525</text:p>
          </table:table-cell>
          <table:table-cell office:value-type="float" office:value="244741528" calcext:value-type="float">
            <text:p>244741528</text:p>
          </table:table-cell>
          <table:table-cell office:value-type="float" office:value="23731509" calcext:value-type="float">
            <text:p>23731509</text:p>
          </table:table-cell>
          <table:table-cell office:value-type="float" office:value="23964988" calcext:value-type="float">
            <text:p>23964988</text:p>
          </table:table-cell>
          <table:table-cell office:value-type="float" office:value="104785322" calcext:value-type="float">
            <text:p>104785322</text:p>
          </table:table-cell>
          <table:table-cell office:value-type="float" office:value="106839913" calcext:value-type="float">
            <text:p>106839913</text:p>
          </table:table-cell>
          <table:table-cell office:value-type="float" office:value="400931851" calcext:value-type="float">
            <text:p>400931851</text:p>
          </table:table-cell>
          <table:table-cell office:value-type="float" office:value="412793206" calcext:value-type="float">
            <text:p>412793206</text:p>
          </table:table-cell>
          <table:table-cell office:value-type="float" office:value="23657547" calcext:value-type="float">
            <text:p>23657547</text:p>
          </table:table-cell>
          <table:table-cell office:value-type="float" office:value="24015484" calcext:value-type="float">
            <text:p>24015484</text:p>
          </table:table-cell>
          <table:table-cell office:value-type="float" office:value="111499583" calcext:value-type="float">
            <text:p>111499583</text:p>
          </table:table-cell>
          <table:table-cell office:value-type="float" office:value="127750812" calcext:value-type="float">
            <text:p>127750812</text:p>
          </table:table-cell>
          <table:table-cell office:value-type="float" office:value="58329135" calcext:value-type="float">
            <text:p>58329135</text:p>
          </table:table-cell>
          <table:table-cell office:value-type="float" office:value="68031137" calcext:value-type="float">
            <text:p>68031137</text:p>
          </table:table-cell>
          <table:table-cell office:value-type="float" office:value="4369899" calcext:value-type="float">
            <text:p>4369899</text:p>
          </table:table-cell>
          <table:table-cell office:value-type="float" office:value="4576978" calcext:value-type="float">
            <text:p>4576978</text:p>
          </table:table-cell>
        </table:table-row>
        <table:table-row table:style-name="ro1">
          <table:table-cell office:value-type="float" office:value="46256231" calcext:value-type="float">
            <text:p>46256231</text:p>
          </table:table-cell>
          <table:table-cell office:value-type="float" office:value="47156555" calcext:value-type="float">
            <text:p>47156555</text:p>
          </table:table-cell>
          <table:table-cell office:value-type="float" office:value="26375212" calcext:value-type="float">
            <text:p>26375212</text:p>
          </table:table-cell>
          <table:table-cell office:value-type="float" office:value="41942205" calcext:value-type="float">
            <text:p>41942205</text:p>
          </table:table-cell>
          <table:table-cell office:value-type="float" office:value="743670" calcext:value-type="float">
            <text:p>743670</text:p>
          </table:table-cell>
          <table:table-cell office:value-type="float" office:value="851854" calcext:value-type="float">
            <text:p>851854</text:p>
          </table:table-cell>
          <table:table-cell office:value-type="float" office:value="16529057" calcext:value-type="float">
            <text:p>16529057</text:p>
          </table:table-cell>
          <table:table-cell office:value-type="float" office:value="17269375" calcext:value-type="float">
            <text:p>17269375</text:p>
          </table:table-cell>
          <table:table-cell office:value-type="float" office:value="9090751" calcext:value-type="float">
            <text:p>9090751</text:p>
          </table:table-cell>
          <table:table-cell office:value-type="float" office:value="28237879" calcext:value-type="float">
            <text:p>28237879</text:p>
          </table:table-cell>
          <table:table-cell office:value-type="float" office:value="339079" calcext:value-type="float">
            <text:p>339079</text:p>
          </table:table-cell>
          <table:table-cell office:value-type="float" office:value="434063" calcext:value-type="float">
            <text:p>434063</text:p>
          </table:table-cell>
          <table:table-cell office:value-type="float" office:value="191122628" calcext:value-type="float">
            <text:p>191122628</text:p>
          </table:table-cell>
          <table:table-cell office:value-type="float" office:value="192988787" calcext:value-type="float">
            <text:p>192988787</text:p>
          </table:table-cell>
          <table:table-cell office:value-type="float" office:value="204068827" calcext:value-type="float">
            <text:p>204068827</text:p>
          </table:table-cell>
          <table:table-cell office:value-type="float" office:value="210456302" calcext:value-type="float">
            <text:p>210456302</text:p>
          </table:table-cell>
          <table:table-cell office:value-type="float" office:value="21783986" calcext:value-type="float">
            <text:p>21783986</text:p>
          </table:table-cell>
          <table:table-cell office:value-type="float" office:value="22036671" calcext:value-type="float">
            <text:p>22036671</text:p>
          </table:table-cell>
          <table:table-cell office:value-type="float" office:value="96375873" calcext:value-type="float">
            <text:p>96375873</text:p>
          </table:table-cell>
          <table:table-cell office:value-type="float" office:value="98323257" calcext:value-type="float">
            <text:p>98323257</text:p>
          </table:table-cell>
          <table:table-cell office:value-type="float" office:value="373250467" calcext:value-type="float">
            <text:p>373250467</text:p>
          </table:table-cell>
          <table:table-cell office:value-type="float" office:value="379685154" calcext:value-type="float">
            <text:p>379685154</text:p>
          </table:table-cell>
          <table:table-cell office:value-type="float" office:value="23673052" calcext:value-type="float">
            <text:p>23673052</text:p>
          </table:table-cell>
          <table:table-cell office:value-type="float" office:value="24028335" calcext:value-type="float">
            <text:p>24028335</text:p>
          </table:table-cell>
          <table:table-cell office:value-type="float" office:value="92835060" calcext:value-type="float">
            <text:p>92835060</text:p>
          </table:table-cell>
          <table:table-cell office:value-type="float" office:value="149936455" calcext:value-type="float">
            <text:p>149936455</text:p>
          </table:table-cell>
          <table:table-cell office:value-type="float" office:value="93833580" calcext:value-type="float">
            <text:p>93833580</text:p>
          </table:table-cell>
          <table:table-cell office:value-type="float" office:value="137622529" calcext:value-type="float">
            <text:p>137622529</text:p>
          </table:table-cell>
          <table:table-cell office:value-type="float" office:value="5862407" calcext:value-type="float">
            <text:p>5862407</text:p>
          </table:table-cell>
          <table:table-cell office:value-type="float" office:value="14579856" calcext:value-type="float">
            <text:p>14579856</text:p>
          </table:table-cell>
        </table:table-row>
        <table:table-row table:style-name="ro1">
          <table:table-cell office:value-type="float" office:value="23107967" calcext:value-type="float">
            <text:p>23107967</text:p>
          </table:table-cell>
          <table:table-cell office:value-type="float" office:value="23932373" calcext:value-type="float">
            <text:p>23932373</text:p>
          </table:table-cell>
          <table:table-cell office:value-type="float" office:value="21287624" calcext:value-type="float">
            <text:p>21287624</text:p>
          </table:table-cell>
          <table:table-cell office:value-type="float" office:value="32899924" calcext:value-type="float">
            <text:p>32899924</text:p>
          </table:table-cell>
          <table:table-cell office:value-type="float" office:value="744997" calcext:value-type="float">
            <text:p>744997</text:p>
          </table:table-cell>
          <table:table-cell office:value-type="float" office:value="908844" calcext:value-type="float">
            <text:p>908844</text:p>
          </table:table-cell>
          <table:table-cell office:value-type="float" office:value="12696307" calcext:value-type="float">
            <text:p>12696307</text:p>
          </table:table-cell>
          <table:table-cell office:value-type="float" office:value="13872574" calcext:value-type="float">
            <text:p>13872574</text:p>
          </table:table-cell>
          <table:table-cell office:value-type="float" office:value="7194839" calcext:value-type="float">
            <text:p>7194839</text:p>
          </table:table-cell>
          <table:table-cell office:value-type="float" office:value="30333047" calcext:value-type="float">
            <text:p>30333047</text:p>
          </table:table-cell>
          <table:table-cell office:value-type="float" office:value="487422" calcext:value-type="float">
            <text:p>487422</text:p>
          </table:table-cell>
          <table:table-cell office:value-type="float" office:value="646730" calcext:value-type="float">
            <text:p>646730</text:p>
          </table:table-cell>
          <table:table-cell office:value-type="float" office:value="159968946" calcext:value-type="float">
            <text:p>159968946</text:p>
          </table:table-cell>
          <table:table-cell office:value-type="float" office:value="161837200" calcext:value-type="float">
            <text:p>161837200</text:p>
          </table:table-cell>
          <table:table-cell office:value-type="float" office:value="263117747" calcext:value-type="float">
            <text:p>263117747</text:p>
          </table:table-cell>
          <table:table-cell office:value-type="float" office:value="269354713" calcext:value-type="float">
            <text:p>269354713</text:p>
          </table:table-cell>
          <table:table-cell office:value-type="float" office:value="21596811" calcext:value-type="float">
            <text:p>21596811</text:p>
          </table:table-cell>
          <table:table-cell office:value-type="float" office:value="21848658" calcext:value-type="float">
            <text:p>21848658</text:p>
          </table:table-cell>
          <table:table-cell office:value-type="float" office:value="139200732" calcext:value-type="float">
            <text:p>139200732</text:p>
          </table:table-cell>
          <table:table-cell office:value-type="float" office:value="141432720" calcext:value-type="float">
            <text:p>141432720</text:p>
          </table:table-cell>
          <table:table-cell office:value-type="float" office:value="469938461" calcext:value-type="float">
            <text:p>469938461</text:p>
          </table:table-cell>
          <table:table-cell office:value-type="float" office:value="476168792" calcext:value-type="float">
            <text:p>476168792</text:p>
          </table:table-cell>
          <table:table-cell office:value-type="float" office:value="23533928" calcext:value-type="float">
            <text:p>23533928</text:p>
          </table:table-cell>
          <table:table-cell office:value-type="float" office:value="23935655" calcext:value-type="float">
            <text:p>23935655</text:p>
          </table:table-cell>
          <table:table-cell office:value-type="float" office:value="143765977" calcext:value-type="float">
            <text:p>143765977</text:p>
          </table:table-cell>
          <table:table-cell office:value-type="float" office:value="166859975" calcext:value-type="float">
            <text:p>166859975</text:p>
          </table:table-cell>
          <table:table-cell office:value-type="float" office:value="121213669" calcext:value-type="float">
            <text:p>121213669</text:p>
          </table:table-cell>
          <table:table-cell office:value-type="float" office:value="134891176" calcext:value-type="float">
            <text:p>134891176</text:p>
          </table:table-cell>
          <table:table-cell office:value-type="float" office:value="5520604" calcext:value-type="float">
            <text:p>5520604</text:p>
          </table:table-cell>
          <table:table-cell office:value-type="float" office:value="5912693" calcext:value-type="float">
            <text:p>5912693</text:p>
          </table:table-cell>
        </table:table-row>
        <table:table-row table:style-name="ro1">
          <table:table-cell office:value-type="float" office:value="20294480" calcext:value-type="float">
            <text:p>20294480</text:p>
          </table:table-cell>
          <table:table-cell office:value-type="float" office:value="21292373" calcext:value-type="float">
            <text:p>21292373</text:p>
          </table:table-cell>
          <table:table-cell office:value-type="float" office:value="24978665" calcext:value-type="float">
            <text:p>24978665</text:p>
          </table:table-cell>
          <table:table-cell office:value-type="float" office:value="43799285" calcext:value-type="float">
            <text:p>43799285</text:p>
          </table:table-cell>
          <table:table-cell office:value-type="float" office:value="905842" calcext:value-type="float">
            <text:p>905842</text:p>
          </table:table-cell>
          <table:table-cell office:value-type="float" office:value="1074927" calcext:value-type="float">
            <text:p>1074927</text:p>
          </table:table-cell>
          <table:table-cell office:value-type="float" office:value="12738003" calcext:value-type="float">
            <text:p>12738003</text:p>
          </table:table-cell>
          <table:table-cell office:value-type="float" office:value="13551933" calcext:value-type="float">
            <text:p>13551933</text:p>
          </table:table-cell>
          <table:table-cell office:value-type="float" office:value="5492737" calcext:value-type="float">
            <text:p>5492737</text:p>
          </table:table-cell>
          <table:table-cell office:value-type="float" office:value="24112284" calcext:value-type="float">
            <text:p>24112284</text:p>
          </table:table-cell>
          <table:table-cell office:value-type="float" office:value="337962" calcext:value-type="float">
            <text:p>337962</text:p>
          </table:table-cell>
          <table:table-cell office:value-type="float" office:value="437416" calcext:value-type="float">
            <text:p>437416</text:p>
          </table:table-cell>
          <table:table-cell office:value-type="float" office:value="264478674" calcext:value-type="float">
            <text:p>264478674</text:p>
          </table:table-cell>
          <table:table-cell office:value-type="float" office:value="266011970" calcext:value-type="float">
            <text:p>266011970</text:p>
          </table:table-cell>
          <table:table-cell office:value-type="float" office:value="216133350" calcext:value-type="float">
            <text:p>216133350</text:p>
          </table:table-cell>
          <table:table-cell office:value-type="float" office:value="222593878" calcext:value-type="float">
            <text:p>222593878</text:p>
          </table:table-cell>
          <table:table-cell office:value-type="float" office:value="22096105" calcext:value-type="float">
            <text:p>22096105</text:p>
          </table:table-cell>
          <table:table-cell office:value-type="float" office:value="22330632" calcext:value-type="float">
            <text:p>22330632</text:p>
          </table:table-cell>
          <table:table-cell office:value-type="float" office:value="149222607" calcext:value-type="float">
            <text:p>149222607</text:p>
          </table:table-cell>
          <table:table-cell office:value-type="float" office:value="151264836" calcext:value-type="float">
            <text:p>151264836</text:p>
          </table:table-cell>
          <table:table-cell office:value-type="float" office:value="367403495" calcext:value-type="float">
            <text:p>367403495</text:p>
          </table:table-cell>
          <table:table-cell office:value-type="float" office:value="373224416" calcext:value-type="float">
            <text:p>373224416</text:p>
          </table:table-cell>
          <table:table-cell office:value-type="float" office:value="23639808" calcext:value-type="float">
            <text:p>23639808</text:p>
          </table:table-cell>
          <table:table-cell office:value-type="float" office:value="24021910" calcext:value-type="float">
            <text:p>24021910</text:p>
          </table:table-cell>
          <table:table-cell office:value-type="float" office:value="126110939" calcext:value-type="float">
            <text:p>126110939</text:p>
          </table:table-cell>
          <table:table-cell office:value-type="float" office:value="145216791" calcext:value-type="float">
            <text:p>145216791</text:p>
          </table:table-cell>
          <table:table-cell office:value-type="float" office:value="62969739" calcext:value-type="float">
            <text:p>62969739</text:p>
          </table:table-cell>
          <table:table-cell office:value-type="float" office:value="73048325" calcext:value-type="float">
            <text:p>73048325</text:p>
          </table:table-cell>
          <table:table-cell office:value-type="float" office:value="6551810" calcext:value-type="float">
            <text:p>6551810</text:p>
          </table:table-cell>
          <table:table-cell office:value-type="float" office:value="6856668" calcext:value-type="float">
            <text:p>6856668</text:p>
          </table:table-cell>
        </table:table-row>
        <table:table-row table:style-name="ro1">
          <table:table-cell office:value-type="float" office:value="40174243" calcext:value-type="float">
            <text:p>40174243</text:p>
          </table:table-cell>
          <table:table-cell office:value-type="float" office:value="41045443" calcext:value-type="float">
            <text:p>41045443</text:p>
          </table:table-cell>
          <table:table-cell office:value-type="float" office:value="15162194" calcext:value-type="float">
            <text:p>15162194</text:p>
          </table:table-cell>
          <table:table-cell office:value-type="float" office:value="28612019" calcext:value-type="float">
            <text:p>28612019</text:p>
          </table:table-cell>
          <table:table-cell office:value-type="float" office:value="746324" calcext:value-type="float">
            <text:p>746324</text:p>
          </table:table-cell>
          <table:table-cell office:value-type="float" office:value="852831" calcext:value-type="float">
            <text:p>852831</text:p>
          </table:table-cell>
          <table:table-cell office:value-type="float" office:value="12647139" calcext:value-type="float">
            <text:p>12647139</text:p>
          </table:table-cell>
          <table:table-cell office:value-type="float" office:value="13357983" calcext:value-type="float">
            <text:p>13357983</text:p>
          </table:table-cell>
          <table:table-cell office:value-type="float" office:value="8837088" calcext:value-type="float">
            <text:p>8837088</text:p>
          </table:table-cell>
          <table:table-cell office:value-type="float" office:value="32690540" calcext:value-type="float">
            <text:p>32690540</text:p>
          </table:table-cell>
          <table:table-cell office:value-type="float" office:value="505581" calcext:value-type="float">
            <text:p>505581</text:p>
          </table:table-cell>
          <table:table-cell office:value-type="float" office:value="636394" calcext:value-type="float">
            <text:p>636394</text:p>
          </table:table-cell>
          <table:table-cell office:value-type="float" office:value="189308920" calcext:value-type="float">
            <text:p>189308920</text:p>
          </table:table-cell>
          <table:table-cell office:value-type="float" office:value="191238564" calcext:value-type="float">
            <text:p>191238564</text:p>
          </table:table-cell>
          <table:table-cell office:value-type="float" office:value="323719308" calcext:value-type="float">
            <text:p>323719308</text:p>
          </table:table-cell>
          <table:table-cell office:value-type="float" office:value="330292211" calcext:value-type="float">
            <text:p>330292211</text:p>
          </table:table-cell>
          <table:table-cell office:value-type="float" office:value="21764988" calcext:value-type="float">
            <text:p>21764988</text:p>
          </table:table-cell>
          <table:table-cell office:value-type="float" office:value="22027801" calcext:value-type="float">
            <text:p>22027801</text:p>
          </table:table-cell>
          <table:table-cell office:value-type="float" office:value="129882927" calcext:value-type="float">
            <text:p>129882927</text:p>
          </table:table-cell>
          <table:table-cell office:value-type="float" office:value="131820185" calcext:value-type="float">
            <text:p>131820185</text:p>
          </table:table-cell>
          <table:table-cell office:value-type="float" office:value="473143477" calcext:value-type="float">
            <text:p>473143477</text:p>
          </table:table-cell>
          <table:table-cell office:value-type="float" office:value="489129448" calcext:value-type="float">
            <text:p>489129448</text:p>
          </table:table-cell>
          <table:table-cell office:value-type="float" office:value="23669700" calcext:value-type="float">
            <text:p>23669700</text:p>
          </table:table-cell>
          <table:table-cell office:value-type="float" office:value="24024773" calcext:value-type="float">
            <text:p>24024773</text:p>
          </table:table-cell>
          <table:table-cell office:value-type="float" office:value="112354930" calcext:value-type="float">
            <text:p>112354930</text:p>
          </table:table-cell>
          <table:table-cell office:value-type="float" office:value="179388454" calcext:value-type="float">
            <text:p>179388454</text:p>
          </table:table-cell>
          <table:table-cell office:value-type="float" office:value="93879815" calcext:value-type="float">
            <text:p>93879815</text:p>
          </table:table-cell>
          <table:table-cell office:value-type="float" office:value="144169101" calcext:value-type="float">
            <text:p>144169101</text:p>
          </table:table-cell>
          <table:table-cell office:value-type="float" office:value="6510674" calcext:value-type="float">
            <text:p>6510674</text:p>
          </table:table-cell>
          <table:table-cell office:value-type="float" office:value="15663514" calcext:value-type="float">
            <text:p>15663514</text:p>
          </table:table-cell>
        </table:table-row>
        <table:table-row table:style-name="ro1">
          <table:table-cell office:value-type="float" office:value="38054560" calcext:value-type="float">
            <text:p>38054560</text:p>
          </table:table-cell>
          <table:table-cell office:value-type="float" office:value="38886439" calcext:value-type="float">
            <text:p>38886439</text:p>
          </table:table-cell>
          <table:table-cell office:value-type="float" office:value="12313367" calcext:value-type="float">
            <text:p>12313367</text:p>
          </table:table-cell>
          <table:table-cell office:value-type="float" office:value="22668944" calcext:value-type="float">
            <text:p>22668944</text:p>
          </table:table-cell>
          <table:table-cell office:value-type="float" office:value="744368" calcext:value-type="float">
            <text:p>744368</text:p>
          </table:table-cell>
          <table:table-cell office:value-type="float" office:value="910520" calcext:value-type="float">
            <text:p>910520</text:p>
          </table:table-cell>
          <table:table-cell office:value-type="float" office:value="16565584" calcext:value-type="float">
            <text:p>16565584</text:p>
          </table:table-cell>
          <table:table-cell office:value-type="float" office:value="17739337" calcext:value-type="float">
            <text:p>17739337</text:p>
          </table:table-cell>
          <table:table-cell office:value-type="float" office:value="5630465" calcext:value-type="float">
            <text:p>5630465</text:p>
          </table:table-cell>
          <table:table-cell office:value-type="float" office:value="27272253" calcext:value-type="float">
            <text:p>27272253</text:p>
          </table:table-cell>
          <table:table-cell office:value-type="float" office:value="486095" calcext:value-type="float">
            <text:p>486095</text:p>
          </table:table-cell>
          <table:table-cell office:value-type="float" office:value="644425" calcext:value-type="float">
            <text:p>644425</text:p>
          </table:table-cell>
          <table:table-cell office:value-type="float" office:value="218575560" calcext:value-type="float">
            <text:p>218575560</text:p>
          </table:table-cell>
          <table:table-cell office:value-type="float" office:value="220466583" calcext:value-type="float">
            <text:p>220466583</text:p>
          </table:table-cell>
          <table:table-cell office:value-type="float" office:value="238916485" calcext:value-type="float">
            <text:p>238916485</text:p>
          </table:table-cell>
          <table:table-cell office:value-type="float" office:value="245077813" calcext:value-type="float">
            <text:p>245077813</text:p>
          </table:table-cell>
          <table:table-cell office:value-type="float" office:value="21630194" calcext:value-type="float">
            <text:p>21630194</text:p>
          </table:table-cell>
          <table:table-cell office:value-type="float" office:value="21892868" calcext:value-type="float">
            <text:p>21892868</text:p>
          </table:table-cell>
          <table:table-cell office:value-type="float" office:value="91362736" calcext:value-type="float">
            <text:p>91362736</text:p>
          </table:table-cell>
          <table:table-cell office:value-type="float" office:value="101653499" calcext:value-type="float">
            <text:p>101653499</text:p>
          </table:table-cell>
          <table:table-cell office:value-type="float" office:value="292641823" calcext:value-type="float">
            <text:p>292641823</text:p>
          </table:table-cell>
          <table:table-cell office:value-type="float" office:value="298628687" calcext:value-type="float">
            <text:p>298628687</text:p>
          </table:table-cell>
          <table:table-cell office:value-type="float" office:value="23656430" calcext:value-type="float">
            <text:p>23656430</text:p>
          </table:table-cell>
          <table:table-cell office:value-type="float" office:value="24039580" calcext:value-type="float">
            <text:p>24039580</text:p>
          </table:table-cell>
          <table:table-cell office:value-type="float" office:value="116638296" calcext:value-type="float">
            <text:p>116638296</text:p>
          </table:table-cell>
          <table:table-cell office:value-type="float" office:value="132323531" calcext:value-type="float">
            <text:p>132323531</text:p>
          </table:table-cell>
          <table:table-cell office:value-type="float" office:value="65913828" calcext:value-type="float">
            <text:p>65913828</text:p>
          </table:table-cell>
          <table:table-cell office:value-type="float" office:value="81943800" calcext:value-type="float">
            <text:p>81943800</text:p>
          </table:table-cell>
          <table:table-cell office:value-type="float" office:value="5620757" calcext:value-type="float">
            <text:p>5620757</text:p>
          </table:table-cell>
          <table:table-cell office:value-type="float" office:value="6014871" calcext:value-type="float">
            <text:p>6014871</text:p>
          </table:table-cell>
        </table:table-row>
        <table:table-row table:style-name="ro1">
          <table:table-cell office:value-type="float" office:value="41403100" calcext:value-type="float">
            <text:p>41403100</text:p>
          </table:table-cell>
          <table:table-cell office:value-type="float" office:value="42421735" calcext:value-type="float">
            <text:p>42421735</text:p>
          </table:table-cell>
          <table:table-cell office:value-type="float" office:value="28754984" calcext:value-type="float">
            <text:p>28754984</text:p>
          </table:table-cell>
          <table:table-cell office:value-type="float" office:value="48421521" calcext:value-type="float">
            <text:p>48421521</text:p>
          </table:table-cell>
          <table:table-cell office:value-type="float" office:value="747861" calcext:value-type="float">
            <text:p>747861</text:p>
          </table:table-cell>
          <table:table-cell office:value-type="float" office:value="868826" calcext:value-type="float">
            <text:p>868826</text:p>
          </table:table-cell>
          <table:table-cell office:value-type="float" office:value="12783190" calcext:value-type="float">
            <text:p>12783190</text:p>
          </table:table-cell>
          <table:table-cell office:value-type="float" office:value="13603266" calcext:value-type="float">
            <text:p>13603266</text:p>
          </table:table-cell>
          <table:table-cell office:value-type="float" office:value="8774719" calcext:value-type="float">
            <text:p>8774719</text:p>
          </table:table-cell>
          <table:table-cell office:value-type="float" office:value="38311227" calcext:value-type="float">
            <text:p>38311227</text:p>
          </table:table-cell>
          <table:table-cell office:value-type="float" office:value="337683" calcext:value-type="float">
            <text:p>337683</text:p>
          </table:table-cell>
          <table:table-cell office:value-type="float" office:value="437207" calcext:value-type="float">
            <text:p>437207</text:p>
          </table:table-cell>
          <table:table-cell office:value-type="float" office:value="229996915" calcext:value-type="float">
            <text:p>229996915</text:p>
          </table:table-cell>
          <table:table-cell office:value-type="float" office:value="231657741" calcext:value-type="float">
            <text:p>231657741</text:p>
          </table:table-cell>
          <table:table-cell office:value-type="float" office:value="306898524" calcext:value-type="float">
            <text:p>306898524</text:p>
          </table:table-cell>
          <table:table-cell office:value-type="float" office:value="313097985" calcext:value-type="float">
            <text:p>313097985</text:p>
          </table:table-cell>
          <table:table-cell office:value-type="float" office:value="21836017" calcext:value-type="float">
            <text:p>21836017</text:p>
          </table:table-cell>
          <table:table-cell office:value-type="float" office:value="22070195" calcext:value-type="float">
            <text:p>22070195</text:p>
          </table:table-cell>
          <table:table-cell office:value-type="float" office:value="183268138" calcext:value-type="float">
            <text:p>183268138</text:p>
          </table:table-cell>
          <table:table-cell office:value-type="float" office:value="185681643" calcext:value-type="float">
            <text:p>185681643</text:p>
          </table:table-cell>
          <table:table-cell office:value-type="float" office:value="363704002" calcext:value-type="float">
            <text:p>363704002</text:p>
          </table:table-cell>
          <table:table-cell office:value-type="float" office:value="369374206" calcext:value-type="float">
            <text:p>369374206</text:p>
          </table:table-cell>
          <table:table-cell office:value-type="float" office:value="23407097" calcext:value-type="float">
            <text:p>23407097</text:p>
          </table:table-cell>
          <table:table-cell office:value-type="float" office:value="23766081" calcext:value-type="float">
            <text:p>23766081</text:p>
          </table:table-cell>
          <table:table-cell office:value-type="float" office:value="137187208" calcext:value-type="float">
            <text:p>137187208</text:p>
          </table:table-cell>
          <table:table-cell office:value-type="float" office:value="153115281" calcext:value-type="float">
            <text:p>153115281</text:p>
          </table:table-cell>
          <table:table-cell office:value-type="float" office:value="71003163" calcext:value-type="float">
            <text:p>71003163</text:p>
          </table:table-cell>
          <table:table-cell office:value-type="float" office:value="82143336" calcext:value-type="float">
            <text:p>82143336</text:p>
          </table:table-cell>
          <table:table-cell office:value-type="float" office:value="5442103" calcext:value-type="float">
            <text:p>5442103</text:p>
          </table:table-cell>
          <table:table-cell office:value-type="float" office:value="5741373" calcext:value-type="float">
            <text:p>5741373</text:p>
          </table:table-cell>
        </table:table-row>
        <table:table-row table:style-name="ro1">
          <table:table-cell office:value-type="float" office:value="20421801" calcext:value-type="float">
            <text:p>20421801</text:p>
          </table:table-cell>
          <table:table-cell office:value-type="float" office:value="21293839" calcext:value-type="float">
            <text:p>21293839</text:p>
          </table:table-cell>
          <table:table-cell office:value-type="float" office:value="19851408" calcext:value-type="float">
            <text:p>19851408</text:p>
          </table:table-cell>
          <table:table-cell office:value-type="float" office:value="30930191" calcext:value-type="float">
            <text:p>30930191</text:p>
          </table:table-cell>
          <table:table-cell office:value-type="float" office:value="768254" calcext:value-type="float">
            <text:p>768254</text:p>
          </table:table-cell>
          <table:table-cell office:value-type="float" office:value="876158" calcext:value-type="float">
            <text:p>876158</text:p>
          </table:table-cell>
          <table:table-cell office:value-type="float" office:value="16627254" calcext:value-type="float">
            <text:p>16627254</text:p>
          </table:table-cell>
          <table:table-cell office:value-type="float" office:value="17351229" calcext:value-type="float">
            <text:p>17351229</text:p>
          </table:table-cell>
          <table:table-cell office:value-type="float" office:value="7914274" calcext:value-type="float">
            <text:p>7914274</text:p>
          </table:table-cell>
          <table:table-cell office:value-type="float" office:value="26984925" calcext:value-type="float">
            <text:p>26984925</text:p>
          </table:table-cell>
          <table:table-cell office:value-type="float" office:value="337124" calcext:value-type="float">
            <text:p>337124</text:p>
          </table:table-cell>
          <table:table-cell office:value-type="float" office:value="430711" calcext:value-type="float">
            <text:p>430711</text:p>
          </table:table-cell>
          <table:table-cell office:value-type="float" office:value="223215256" calcext:value-type="float">
            <text:p>223215256</text:p>
          </table:table-cell>
          <table:table-cell office:value-type="float" office:value="225151746" calcext:value-type="float">
            <text:p>225151746</text:p>
          </table:table-cell>
          <table:table-cell office:value-type="float" office:value="295579278" calcext:value-type="float">
            <text:p>295579278</text:p>
          </table:table-cell>
          <table:table-cell office:value-type="float" office:value="302215457" calcext:value-type="float">
            <text:p>302215457</text:p>
          </table:table-cell>
          <table:table-cell office:value-type="float" office:value="21624467" calcext:value-type="float">
            <text:p>21624467</text:p>
          </table:table-cell>
          <table:table-cell office:value-type="float" office:value="21876944" calcext:value-type="float">
            <text:p>21876944</text:p>
          </table:table-cell>
          <table:table-cell office:value-type="float" office:value="140868332" calcext:value-type="float">
            <text:p>140868332</text:p>
          </table:table-cell>
          <table:table-cell office:value-type="float" office:value="142691958" calcext:value-type="float">
            <text:p>142691958</text:p>
          </table:table-cell>
          <table:table-cell office:value-type="float" office:value="405194054" calcext:value-type="float">
            <text:p>405194054</text:p>
          </table:table-cell>
          <table:table-cell office:value-type="float" office:value="411377382" calcext:value-type="float">
            <text:p>411377382</text:p>
          </table:table-cell>
          <table:table-cell office:value-type="float" office:value="23585332" calcext:value-type="float">
            <text:p>23585332</text:p>
          </table:table-cell>
          <table:table-cell office:value-type="float" office:value="23944805" calcext:value-type="float">
            <text:p>23944805</text:p>
          </table:table-cell>
          <table:table-cell office:value-type="float" office:value="38891049" calcext:value-type="float">
            <text:p>38891049</text:p>
          </table:table-cell>
          <table:table-cell office:value-type="float" office:value="86093979" calcext:value-type="float">
            <text:p>86093979</text:p>
          </table:table-cell>
          <table:table-cell office:value-type="float" office:value="91479021" calcext:value-type="float">
            <text:p>91479021</text:p>
          </table:table-cell>
          <table:table-cell office:value-type="float" office:value="125472101" calcext:value-type="float">
            <text:p>125472101</text:p>
          </table:table-cell>
          <table:table-cell office:value-type="float" office:value="6468420" calcext:value-type="float">
            <text:p>6468420</text:p>
          </table:table-cell>
          <table:table-cell office:value-type="float" office:value="15806409" calcext:value-type="float">
            <text:p>15806409</text:p>
          </table:table-cell>
        </table:table-row>
        <table:table-row table:style-name="ro1">
          <table:table-cell office:value-type="float" office:value="44995038" calcext:value-type="float">
            <text:p>44995038</text:p>
          </table:table-cell>
          <table:table-cell office:value-type="float" office:value="45837812" calcext:value-type="float">
            <text:p>45837812</text:p>
          </table:table-cell>
          <table:table-cell office:value-type="float" office:value="15224562" calcext:value-type="float">
            <text:p>15224562</text:p>
          </table:table-cell>
          <table:table-cell office:value-type="float" office:value="28721390" calcext:value-type="float">
            <text:p>28721390</text:p>
          </table:table-cell>
          <table:table-cell office:value-type="float" office:value="745696" calcext:value-type="float">
            <text:p>745696</text:p>
          </table:table-cell>
          <table:table-cell office:value-type="float" office:value="909963" calcext:value-type="float">
            <text:p>909963</text:p>
          </table:table-cell>
          <table:table-cell office:value-type="float" office:value="16208555" calcext:value-type="float">
            <text:p>16208555</text:p>
          </table:table-cell>
          <table:table-cell office:value-type="float" office:value="17383705" calcext:value-type="float">
            <text:p>17383705</text:p>
          </table:table-cell>
          <table:table-cell office:value-type="float" office:value="8814808" calcext:value-type="float">
            <text:p>8814808</text:p>
          </table:table-cell>
          <table:table-cell office:value-type="float" office:value="32640184" calcext:value-type="float">
            <text:p>32640184</text:p>
          </table:table-cell>
          <table:table-cell office:value-type="float" office:value="483721" calcext:value-type="float">
            <text:p>483721</text:p>
          </table:table-cell>
          <table:table-cell office:value-type="float" office:value="642610" calcext:value-type="float">
            <text:p>642610</text:p>
          </table:table-cell>
          <table:table-cell office:value-type="float" office:value="174273209" calcext:value-type="float">
            <text:p>174273209</text:p>
          </table:table-cell>
          <table:table-cell office:value-type="float" office:value="188159961" calcext:value-type="float">
            <text:p>188159961</text:p>
          </table:table-cell>
          <table:table-cell office:value-type="float" office:value="235868891" calcext:value-type="float">
            <text:p>235868891</text:p>
          </table:table-cell>
          <table:table-cell office:value-type="float" office:value="242579870" calcext:value-type="float">
            <text:p>242579870</text:p>
          </table:table-cell>
          <table:table-cell office:value-type="float" office:value="21572017" calcext:value-type="float">
            <text:p>21572017</text:p>
          </table:table-cell>
          <table:table-cell office:value-type="float" office:value="21818627" calcext:value-type="float">
            <text:p>21818627</text:p>
          </table:table-cell>
          <table:table-cell office:value-type="float" office:value="116617553" calcext:value-type="float">
            <text:p>116617553</text:p>
          </table:table-cell>
          <table:table-cell office:value-type="float" office:value="118967154" calcext:value-type="float">
            <text:p>118967154</text:p>
          </table:table-cell>
          <table:table-cell office:value-type="float" office:value="469034575" calcext:value-type="float">
            <text:p>469034575</text:p>
          </table:table-cell>
          <table:table-cell office:value-type="float" office:value="475458506" calcext:value-type="float">
            <text:p>475458506</text:p>
          </table:table-cell>
          <table:table-cell office:value-type="float" office:value="23675776" calcext:value-type="float">
            <text:p>23675776</text:p>
          </table:table-cell>
          <table:table-cell office:value-type="float" office:value="24055434" calcext:value-type="float">
            <text:p>24055434</text:p>
          </table:table-cell>
          <table:table-cell office:value-type="float" office:value="90251560" calcext:value-type="float">
            <text:p>90251560</text:p>
          </table:table-cell>
          <table:table-cell office:value-type="float" office:value="99809200" calcext:value-type="float">
            <text:p>99809200</text:p>
          </table:table-cell>
          <table:table-cell office:value-type="float" office:value="63626457" calcext:value-type="float">
            <text:p>63626457</text:p>
          </table:table-cell>
          <table:table-cell office:value-type="float" office:value="95603987" calcext:value-type="float">
            <text:p>95603987</text:p>
          </table:table-cell>
          <table:table-cell office:value-type="float" office:value="4374719" calcext:value-type="float">
            <text:p>4374719</text:p>
          </table:table-cell>
          <table:table-cell office:value-type="float" office:value="4767785" calcext:value-type="float">
            <text:p>4767785</text:p>
          </table:table-cell>
        </table:table-row>
        <table:table-row table:style-name="ro1">
          <table:table-cell office:value-type="float" office:value="39999081" calcext:value-type="float">
            <text:p>39999081</text:p>
          </table:table-cell>
          <table:table-cell office:value-type="float" office:value="49033889" calcext:value-type="float">
            <text:p>49033889</text:p>
          </table:table-cell>
          <table:table-cell office:value-type="float" office:value="27139694" calcext:value-type="float">
            <text:p>27139694</text:p>
          </table:table-cell>
          <table:table-cell office:value-type="float" office:value="45275869" calcext:value-type="float">
            <text:p>45275869</text:p>
          </table:table-cell>
          <table:table-cell office:value-type="float" office:value="745067" calcext:value-type="float">
            <text:p>745067</text:p>
          </table:table-cell>
          <table:table-cell office:value-type="float" office:value="864426" calcext:value-type="float">
            <text:p>864426</text:p>
          </table:table-cell>
          <table:table-cell office:value-type="float" office:value="12737025" calcext:value-type="float">
            <text:p>12737025</text:p>
          </table:table-cell>
          <table:table-cell office:value-type="float" office:value="13549978" calcext:value-type="float">
            <text:p>13549978</text:p>
          </table:table-cell>
          <table:table-cell office:value-type="float" office:value="8787431" calcext:value-type="float">
            <text:p>8787431</text:p>
          </table:table-cell>
          <table:table-cell office:value-type="float" office:value="40498935" calcext:value-type="float">
            <text:p>40498935</text:p>
          </table:table-cell>
          <table:table-cell office:value-type="float" office:value="340407" calcext:value-type="float">
            <text:p>340407</text:p>
          </table:table-cell>
          <table:table-cell office:value-type="float" office:value="439511" calcext:value-type="float">
            <text:p>439511</text:p>
          </table:table-cell>
          <table:table-cell office:value-type="float" office:value="298215646" calcext:value-type="float">
            <text:p>298215646</text:p>
          </table:table-cell>
          <table:table-cell office:value-type="float" office:value="299859012" calcext:value-type="float">
            <text:p>299859012</text:p>
          </table:table-cell>
          <table:table-cell office:value-type="float" office:value="309487540" calcext:value-type="float">
            <text:p>309487540</text:p>
          </table:table-cell>
          <table:table-cell office:value-type="float" office:value="315768646" calcext:value-type="float">
            <text:p>315768646</text:p>
          </table:table-cell>
          <table:table-cell office:value-type="float" office:value="21648703" calcext:value-type="float">
            <text:p>21648703</text:p>
          </table:table-cell>
          <table:table-cell office:value-type="float" office:value="21897058" calcext:value-type="float">
            <text:p>21897058</text:p>
          </table:table-cell>
          <table:table-cell office:value-type="float" office:value="147175210" calcext:value-type="float">
            <text:p>147175210</text:p>
          </table:table-cell>
          <table:table-cell office:value-type="float" office:value="149088442" calcext:value-type="float">
            <text:p>149088442</text:p>
          </table:table-cell>
          <table:table-cell office:value-type="float" office:value="470281800" calcext:value-type="float">
            <text:p>470281800</text:p>
          </table:table-cell>
          <table:table-cell office:value-type="float" office:value="484748584" calcext:value-type="float">
            <text:p>484748584</text:p>
          </table:table-cell>
          <table:table-cell office:value-type="float" office:value="23410309" calcext:value-type="float">
            <text:p>23410309</text:p>
          </table:table-cell>
          <table:table-cell office:value-type="float" office:value="23766709" calcext:value-type="float">
            <text:p>23766709</text:p>
          </table:table-cell>
          <table:table-cell office:value-type="float" office:value="127869472" calcext:value-type="float">
            <text:p>127869472</text:p>
          </table:table-cell>
          <table:table-cell office:value-type="float" office:value="140733748" calcext:value-type="float">
            <text:p>140733748</text:p>
          </table:table-cell>
          <table:table-cell office:value-type="float" office:value="87854608" calcext:value-type="float">
            <text:p>87854608</text:p>
          </table:table-cell>
          <table:table-cell office:value-type="float" office:value="99257874" calcext:value-type="float">
            <text:p>99257874</text:p>
          </table:table-cell>
          <table:table-cell office:value-type="float" office:value="4359702" calcext:value-type="float">
            <text:p>4359702</text:p>
          </table:table-cell>
          <table:table-cell office:value-type="float" office:value="4586896" calcext:value-type="float">
            <text:p>4586896</text:p>
          </table:table-cell>
        </table:table-row>
        <table:table-row table:style-name="ro1">
          <table:table-cell office:value-type="float" office:value="40254909" calcext:value-type="float">
            <text:p>40254909</text:p>
          </table:table-cell>
          <table:table-cell office:value-type="float" office:value="41098871" calcext:value-type="float">
            <text:p>41098871</text:p>
          </table:table-cell>
          <table:table-cell office:value-type="float" office:value="13756847" calcext:value-type="float">
            <text:p>13756847</text:p>
          </table:table-cell>
          <table:table-cell office:value-type="float" office:value="25232259" calcext:value-type="float">
            <text:p>25232259</text:p>
          </table:table-cell>
          <table:table-cell office:value-type="float" office:value="757009" calcext:value-type="float">
            <text:p>757009</text:p>
          </table:table-cell>
          <table:table-cell office:value-type="float" office:value="864844" calcext:value-type="float">
            <text:p>864844</text:p>
          </table:table-cell>
          <table:table-cell office:value-type="float" office:value="12728713" calcext:value-type="float">
            <text:p>12728713</text:p>
          </table:table-cell>
          <table:table-cell office:value-type="float" office:value="13442701" calcext:value-type="float">
            <text:p>13442701</text:p>
          </table:table-cell>
          <table:table-cell office:value-type="float" office:value="5529823" calcext:value-type="float">
            <text:p>5529823</text:p>
          </table:table-cell>
          <table:table-cell office:value-type="float" office:value="26545624" calcext:value-type="float">
            <text:p>26545624</text:p>
          </table:table-cell>
          <table:table-cell office:value-type="float" office:value="339150" calcext:value-type="float">
            <text:p>339150</text:p>
          </table:table-cell>
          <table:table-cell office:value-type="float" office:value="431131" calcext:value-type="float">
            <text:p>431131</text:p>
          </table:table-cell>
          <table:table-cell office:value-type="float" office:value="283323249" calcext:value-type="float">
            <text:p>283323249</text:p>
          </table:table-cell>
          <table:table-cell office:value-type="float" office:value="285125643" calcext:value-type="float">
            <text:p>285125643</text:p>
          </table:table-cell>
          <table:table-cell office:value-type="float" office:value="347393827" calcext:value-type="float">
            <text:p>347393827</text:p>
          </table:table-cell>
          <table:table-cell office:value-type="float" office:value="354074215" calcext:value-type="float">
            <text:p>354074215</text:p>
          </table:table-cell>
          <table:table-cell office:value-type="float" office:value="21603096" calcext:value-type="float">
            <text:p>21603096</text:p>
          </table:table-cell>
          <table:table-cell office:value-type="float" office:value="21854385" calcext:value-type="float">
            <text:p>21854385</text:p>
          </table:table-cell>
          <table:table-cell office:value-type="float" office:value="173934339" calcext:value-type="float">
            <text:p>173934339</text:p>
          </table:table-cell>
          <table:table-cell office:value-type="float" office:value="188758361" calcext:value-type="float">
            <text:p>188758361</text:p>
          </table:table-cell>
          <table:table-cell office:value-type="float" office:value="309460721" calcext:value-type="float">
            <text:p>309460721</text:p>
          </table:table-cell>
          <table:table-cell office:value-type="float" office:value="315265021" calcext:value-type="float">
            <text:p>315265021</text:p>
          </table:table-cell>
          <table:table-cell office:value-type="float" office:value="24433274" calcext:value-type="float">
            <text:p>24433274</text:p>
          </table:table-cell>
          <table:table-cell office:value-type="float" office:value="24811255" calcext:value-type="float">
            <text:p>24811255</text:p>
          </table:table-cell>
          <table:table-cell office:value-type="float" office:value="135788007" calcext:value-type="float">
            <text:p>135788007</text:p>
          </table:table-cell>
          <table:table-cell office:value-type="float" office:value="196588686" calcext:value-type="float">
            <text:p>196588686</text:p>
          </table:table-cell>
          <table:table-cell office:value-type="float" office:value="90777885" calcext:value-type="float">
            <text:p>90777885</text:p>
          </table:table-cell>
          <table:table-cell office:value-type="float" office:value="200735862" calcext:value-type="float">
            <text:p>200735862</text:p>
          </table:table-cell>
          <table:table-cell office:value-type="float" office:value="6142192" calcext:value-type="float">
            <text:p>6142192</text:p>
          </table:table-cell>
          <table:table-cell office:value-type="float" office:value="15816048" calcext:value-type="float">
            <text:p>15816048</text:p>
          </table:table-cell>
        </table:table-row>
        <table:table-row table:style-name="ro1">
          <table:table-cell office:value-type="float" office:value="40006694" calcext:value-type="float">
            <text:p>40006694</text:p>
          </table:table-cell>
          <table:table-cell office:value-type="float" office:value="40821253" calcext:value-type="float">
            <text:p>40821253</text:p>
          </table:table-cell>
          <table:table-cell office:value-type="float" office:value="24335427" calcext:value-type="float">
            <text:p>24335427</text:p>
          </table:table-cell>
          <table:table-cell office:value-type="float" office:value="36616388" calcext:value-type="float">
            <text:p>36616388</text:p>
          </table:table-cell>
          <table:table-cell office:value-type="float" office:value="745486" calcext:value-type="float">
            <text:p>745486</text:p>
          </table:table-cell>
          <table:table-cell office:value-type="float" office:value="909473" calcext:value-type="float">
            <text:p>909473</text:p>
          </table:table-cell>
          <table:table-cell office:value-type="float" office:value="12649863" calcext:value-type="float">
            <text:p>12649863</text:p>
          </table:table-cell>
          <table:table-cell office:value-type="float" office:value="13810974" calcext:value-type="float">
            <text:p>13810974</text:p>
          </table:table-cell>
          <table:table-cell office:value-type="float" office:value="8780726" calcext:value-type="float">
            <text:p>8780726</text:p>
          </table:table-cell>
          <table:table-cell office:value-type="float" office:value="42362999" calcext:value-type="float">
            <text:p>42362999</text:p>
          </table:table-cell>
          <table:table-cell office:value-type="float" office:value="338311" calcext:value-type="float">
            <text:p>338311</text:p>
          </table:table-cell>
          <table:table-cell office:value-type="float" office:value="450057" calcext:value-type="float">
            <text:p>450057</text:p>
          </table:table-cell>
          <table:table-cell office:value-type="float" office:value="208956321" calcext:value-type="float">
            <text:p>208956321</text:p>
          </table:table-cell>
          <table:table-cell office:value-type="float" office:value="210709546" calcext:value-type="float">
            <text:p>210709546</text:p>
          </table:table-cell>
          <table:table-cell office:value-type="float" office:value="237147964" calcext:value-type="float">
            <text:p>237147964</text:p>
          </table:table-cell>
          <table:table-cell office:value-type="float" office:value="243416918" calcext:value-type="float">
            <text:p>243416918</text:p>
          </table:table-cell>
          <table:table-cell office:value-type="float" office:value="22618379" calcext:value-type="float">
            <text:p>22618379</text:p>
          </table:table-cell>
          <table:table-cell office:value-type="float" office:value="22876932" calcext:value-type="float">
            <text:p>22876932</text:p>
          </table:table-cell>
          <table:table-cell office:value-type="float" office:value="128905009" calcext:value-type="float">
            <text:p>128905009</text:p>
          </table:table-cell>
          <table:table-cell office:value-type="float" office:value="131032724" calcext:value-type="float">
            <text:p>131032724</text:p>
          </table:table-cell>
          <table:table-cell office:value-type="float" office:value="373005464" calcext:value-type="float">
            <text:p>373005464</text:p>
          </table:table-cell>
          <table:table-cell office:value-type="float" office:value="379111478" calcext:value-type="float">
            <text:p>379111478</text:p>
          </table:table-cell>
          <table:table-cell office:value-type="float" office:value="23539236" calcext:value-type="float">
            <text:p>23539236</text:p>
          </table:table-cell>
          <table:table-cell office:value-type="float" office:value="23921477" calcext:value-type="float">
            <text:p>23921477</text:p>
          </table:table-cell>
          <table:table-cell office:value-type="float" office:value="101126966" calcext:value-type="float">
            <text:p>101126966</text:p>
          </table:table-cell>
          <table:table-cell office:value-type="float" office:value="108594326" calcext:value-type="float">
            <text:p>108594326</text:p>
          </table:table-cell>
          <table:table-cell office:value-type="float" office:value="71961386" calcext:value-type="float">
            <text:p>71961386</text:p>
          </table:table-cell>
          <table:table-cell office:value-type="float" office:value="87077554" calcext:value-type="float">
            <text:p>87077554</text:p>
          </table:table-cell>
          <table:table-cell office:value-type="float" office:value="5762465" calcext:value-type="float">
            <text:p>5762465</text:p>
          </table:table-cell>
          <table:table-cell office:value-type="float" office:value="6156509" calcext:value-type="float">
            <text:p>6156509</text:p>
          </table:table-cell>
        </table:table-row>
        <table:table-row table:style-name="ro1">
          <table:table-cell office:value-type="float" office:value="20278067" calcext:value-type="float">
            <text:p>20278067</text:p>
          </table:table-cell>
          <table:table-cell office:value-type="float" office:value="21307737" calcext:value-type="float">
            <text:p>21307737</text:p>
          </table:table-cell>
          <table:table-cell office:value-type="float" office:value="15032429" calcext:value-type="float">
            <text:p>15032429</text:p>
          </table:table-cell>
          <table:table-cell office:value-type="float" office:value="28662444" calcext:value-type="float">
            <text:p>28662444</text:p>
          </table:table-cell>
          <table:table-cell office:value-type="float" office:value="745485" calcext:value-type="float">
            <text:p>745485</text:p>
          </table:table-cell>
          <table:table-cell office:value-type="float" office:value="864704" calcext:value-type="float">
            <text:p>864704</text:p>
          </table:table-cell>
          <table:table-cell office:value-type="float" office:value="14716257" calcext:value-type="float">
            <text:p>14716257</text:p>
          </table:table-cell>
          <table:table-cell office:value-type="float" office:value="15531654" calcext:value-type="float">
            <text:p>15531654</text:p>
          </table:table-cell>
          <table:table-cell office:value-type="float" office:value="5425410" calcext:value-type="float">
            <text:p>5425410</text:p>
          </table:table-cell>
          <table:table-cell office:value-type="float" office:value="24600963" calcext:value-type="float">
            <text:p>24600963</text:p>
          </table:table-cell>
          <table:table-cell office:value-type="float" office:value="338451" calcext:value-type="float">
            <text:p>338451</text:p>
          </table:table-cell>
          <table:table-cell office:value-type="float" office:value="437556" calcext:value-type="float">
            <text:p>437556</text:p>
          </table:table-cell>
          <table:table-cell office:value-type="float" office:value="197524629" calcext:value-type="float">
            <text:p>197524629</text:p>
          </table:table-cell>
          <table:table-cell office:value-type="float" office:value="199144249" calcext:value-type="float">
            <text:p>199144249</text:p>
          </table:table-cell>
          <table:table-cell office:value-type="float" office:value="224763568" calcext:value-type="float">
            <text:p>224763568</text:p>
          </table:table-cell>
          <table:table-cell office:value-type="float" office:value="231005144" calcext:value-type="float">
            <text:p>231005144</text:p>
          </table:table-cell>
          <table:table-cell office:value-type="float" office:value="21608544" calcext:value-type="float">
            <text:p>21608544</text:p>
          </table:table-cell>
          <table:table-cell office:value-type="float" office:value="21844677" calcext:value-type="float">
            <text:p>21844677</text:p>
          </table:table-cell>
          <table:table-cell office:value-type="float" office:value="90317142" calcext:value-type="float">
            <text:p>90317142</text:p>
          </table:table-cell>
          <table:table-cell office:value-type="float" office:value="92339047" calcext:value-type="float">
            <text:p>92339047</text:p>
          </table:table-cell>
          <table:table-cell office:value-type="float" office:value="282975301" calcext:value-type="float">
            <text:p>282975301</text:p>
          </table:table-cell>
          <table:table-cell office:value-type="float" office:value="288811168" calcext:value-type="float">
            <text:p>288811168</text:p>
          </table:table-cell>
          <table:table-cell office:value-type="float" office:value="23732348" calcext:value-type="float">
            <text:p>23732348</text:p>
          </table:table-cell>
          <table:table-cell office:value-type="float" office:value="24106278" calcext:value-type="float">
            <text:p>24106278</text:p>
          </table:table-cell>
          <table:table-cell office:value-type="float" office:value="140362961" calcext:value-type="float">
            <text:p>140362961</text:p>
          </table:table-cell>
          <table:table-cell office:value-type="float" office:value="148786728" calcext:value-type="float">
            <text:p>148786728</text:p>
          </table:table-cell>
          <table:table-cell office:value-type="float" office:value="58855808" calcext:value-type="float">
            <text:p>58855808</text:p>
          </table:table-cell>
          <table:table-cell office:value-type="float" office:value="66281962" calcext:value-type="float">
            <text:p>66281962</text:p>
          </table:table-cell>
          <table:table-cell office:value-type="float" office:value="5524236" calcext:value-type="float">
            <text:p>5524236</text:p>
          </table:table-cell>
          <table:table-cell office:value-type="float" office:value="5824204" calcext:value-type="float">
            <text:p>5824204</text:p>
          </table:table-cell>
        </table:table-row>
        <table:table-row table:style-name="ro1">
          <table:table-cell office:value-type="float" office:value="44420942" calcext:value-type="float">
            <text:p>44420942</text:p>
          </table:table-cell>
          <table:table-cell office:value-type="float" office:value="45303317" calcext:value-type="float">
            <text:p>45303317</text:p>
          </table:table-cell>
          <table:table-cell office:value-type="float" office:value="14812987" calcext:value-type="float">
            <text:p>14812987</text:p>
          </table:table-cell>
          <table:table-cell office:value-type="float" office:value="28296056" calcext:value-type="float">
            <text:p>28296056</text:p>
          </table:table-cell>
          <table:table-cell office:value-type="float" office:value="1076534" calcext:value-type="float">
            <text:p>1076534</text:p>
          </table:table-cell>
          <table:table-cell office:value-type="float" office:value="1229905" calcext:value-type="float">
            <text:p>1229905</text:p>
          </table:table-cell>
          <table:table-cell office:value-type="float" office:value="12678428" calcext:value-type="float">
            <text:p>12678428</text:p>
          </table:table-cell>
          <table:table-cell office:value-type="float" office:value="13388644" calcext:value-type="float">
            <text:p>13388644</text:p>
          </table:table-cell>
          <table:table-cell office:value-type="float" office:value="5481772" calcext:value-type="float">
            <text:p>5481772</text:p>
          </table:table-cell>
          <table:table-cell office:value-type="float" office:value="27392310" calcext:value-type="float">
            <text:p>27392310</text:p>
          </table:table-cell>
          <table:table-cell office:value-type="float" office:value="485676" calcext:value-type="float">
            <text:p>485676</text:p>
          </table:table-cell>
          <table:table-cell office:value-type="float" office:value="617117" calcext:value-type="float">
            <text:p>617117</text:p>
          </table:table-cell>
          <table:table-cell office:value-type="float" office:value="199426617" calcext:value-type="float">
            <text:p>199426617</text:p>
          </table:table-cell>
          <table:table-cell office:value-type="float" office:value="201254782" calcext:value-type="float">
            <text:p>201254782</text:p>
          </table:table-cell>
          <table:table-cell office:value-type="float" office:value="213121166" calcext:value-type="float">
            <text:p>213121166</text:p>
          </table:table-cell>
          <table:table-cell office:value-type="float" office:value="231862166" calcext:value-type="float">
            <text:p>231862166</text:p>
          </table:table-cell>
          <table:table-cell office:value-type="float" office:value="21787197" calcext:value-type="float">
            <text:p>21787197</text:p>
          </table:table-cell>
          <table:table-cell office:value-type="float" office:value="22036810" calcext:value-type="float">
            <text:p>22036810</text:p>
          </table:table-cell>
          <table:table-cell office:value-type="float" office:value="189042335" calcext:value-type="float">
            <text:p>189042335</text:p>
          </table:table-cell>
          <table:table-cell office:value-type="float" office:value="190957314" calcext:value-type="float">
            <text:p>190957314</text:p>
          </table:table-cell>
          <table:table-cell office:value-type="float" office:value="342401293" calcext:value-type="float">
            <text:p>342401293</text:p>
          </table:table-cell>
          <table:table-cell office:value-type="float" office:value="348193859" calcext:value-type="float">
            <text:p>348193859</text:p>
          </table:table-cell>
          <table:table-cell office:value-type="float" office:value="23665649" calcext:value-type="float">
            <text:p>23665649</text:p>
          </table:table-cell>
          <table:table-cell office:value-type="float" office:value="24022538" calcext:value-type="float">
            <text:p>24022538</text:p>
          </table:table-cell>
          <table:table-cell office:value-type="float" office:value="112914918" calcext:value-type="float">
            <text:p>112914918</text:p>
          </table:table-cell>
          <table:table-cell office:value-type="float" office:value="186389415" calcext:value-type="float">
            <text:p>186389415</text:p>
          </table:table-cell>
          <table:table-cell office:value-type="float" office:value="88848798" calcext:value-type="float">
            <text:p>88848798</text:p>
          </table:table-cell>
          <table:table-cell office:value-type="float" office:value="157722431" calcext:value-type="float">
            <text:p>157722431</text:p>
          </table:table-cell>
          <table:table-cell office:value-type="float" office:value="4395252" calcext:value-type="float">
            <text:p>4395252</text:p>
          </table:table-cell>
          <table:table-cell office:value-type="float" office:value="13143431" calcext:value-type="float">
            <text:p>13143431</text:p>
          </table:table-cell>
        </table:table-row>
        <table:table-row table:style-name="ro1">
          <table:table-cell office:value-type="float" office:value="20451763" calcext:value-type="float">
            <text:p>20451763</text:p>
          </table:table-cell>
          <table:table-cell office:value-type="float" office:value="21276239" calcext:value-type="float">
            <text:p>21276239</text:p>
          </table:table-cell>
          <table:table-cell office:value-type="float" office:value="12605025" calcext:value-type="float">
            <text:p>12605025</text:p>
          </table:table-cell>
          <table:table-cell office:value-type="float" office:value="23364843" calcext:value-type="float">
            <text:p>23364843</text:p>
          </table:table-cell>
          <table:table-cell office:value-type="float" office:value="786343" calcext:value-type="float">
            <text:p>786343</text:p>
          </table:table-cell>
          <table:table-cell office:value-type="float" office:value="1018216" calcext:value-type="float">
            <text:p>1018216</text:p>
          </table:table-cell>
          <table:table-cell office:value-type="float" office:value="12732974" calcext:value-type="float">
            <text:p>12732974</text:p>
          </table:table-cell>
          <table:table-cell office:value-type="float" office:value="13912663" calcext:value-type="float">
            <text:p>13912663</text:p>
          </table:table-cell>
          <table:table-cell office:value-type="float" office:value="8821233" calcext:value-type="float">
            <text:p>8821233</text:p>
          </table:table-cell>
          <table:table-cell office:value-type="float" office:value="32763384" calcext:value-type="float">
            <text:p>32763384</text:p>
          </table:table-cell>
          <table:table-cell office:value-type="float" office:value="351232" calcext:value-type="float">
            <text:p>351232</text:p>
          </table:table-cell>
          <table:table-cell office:value-type="float" office:value="463676" calcext:value-type="float">
            <text:p>463676</text:p>
          </table:table-cell>
          <table:table-cell office:value-type="float" office:value="177433597" calcext:value-type="float">
            <text:p>177433597</text:p>
          </table:table-cell>
          <table:table-cell office:value-type="float" office:value="179363382" calcext:value-type="float">
            <text:p>179363382</text:p>
          </table:table-cell>
          <table:table-cell office:value-type="float" office:value="286164742" calcext:value-type="float">
            <text:p>286164742</text:p>
          </table:table-cell>
          <table:table-cell office:value-type="float" office:value="292851417" calcext:value-type="float">
            <text:p>292851417</text:p>
          </table:table-cell>
          <table:table-cell office:value-type="float" office:value="21717566" calcext:value-type="float">
            <text:p>21717566</text:p>
          </table:table-cell>
          <table:table-cell office:value-type="float" office:value="21971300" calcext:value-type="float">
            <text:p>21971300</text:p>
          </table:table-cell>
          <table:table-cell office:value-type="float" office:value="104662472" calcext:value-type="float">
            <text:p>104662472</text:p>
          </table:table-cell>
          <table:table-cell office:value-type="float" office:value="107041405" calcext:value-type="float">
            <text:p>107041405</text:p>
          </table:table-cell>
          <table:table-cell office:value-type="float" office:value="420112711" calcext:value-type="float">
            <text:p>420112711</text:p>
          </table:table-cell>
          <table:table-cell office:value-type="float" office:value="426431601" calcext:value-type="float">
            <text:p>426431601</text:p>
          </table:table-cell>
          <table:table-cell office:value-type="float" office:value="23676824" calcext:value-type="float">
            <text:p>23676824</text:p>
          </table:table-cell>
          <table:table-cell office:value-type="float" office:value="24059205" calcext:value-type="float">
            <text:p>24059205</text:p>
          </table:table-cell>
          <table:table-cell office:value-type="float" office:value="73274890" calcext:value-type="float">
            <text:p>73274890</text:p>
          </table:table-cell>
          <table:table-cell office:value-type="float" office:value="88745712" calcext:value-type="float">
            <text:p>88745712</text:p>
          </table:table-cell>
          <table:table-cell office:value-type="float" office:value="51498867" calcext:value-type="float">
            <text:p>51498867</text:p>
          </table:table-cell>
          <table:table-cell office:value-type="float" office:value="66845860" calcext:value-type="float">
            <text:p>66845860</text:p>
          </table:table-cell>
          <table:table-cell office:value-type="float" office:value="6502782" calcext:value-type="float">
            <text:p>6502782</text:p>
          </table:table-cell>
          <table:table-cell office:value-type="float" office:value="7104953" calcext:value-type="float">
            <text:p>7104953</text:p>
          </table:table-cell>
        </table:table-row>
        <table:table-row table:style-name="ro1">
          <table:table-cell office:value-type="float" office:value="42851678" calcext:value-type="float">
            <text:p>42851678</text:p>
          </table:table-cell>
          <table:table-cell office:value-type="float" office:value="43863120" calcext:value-type="float">
            <text:p>43863120</text:p>
          </table:table-cell>
          <table:table-cell office:value-type="float" office:value="15320523" calcext:value-type="float">
            <text:p>15320523</text:p>
          </table:table-cell>
          <table:table-cell office:value-type="float" office:value="28956335" calcext:value-type="float">
            <text:p>28956335</text:p>
          </table:table-cell>
          <table:table-cell office:value-type="float" office:value="748908" calcext:value-type="float">
            <text:p>748908</text:p>
          </table:table-cell>
          <table:table-cell office:value-type="float" office:value="868127" calcext:value-type="float">
            <text:p>868127</text:p>
          </table:table-cell>
          <table:table-cell office:value-type="float" office:value="17094004" calcext:value-type="float">
            <text:p>17094004</text:p>
          </table:table-cell>
          <table:table-cell office:value-type="float" office:value="17914080" calcext:value-type="float">
            <text:p>17914080</text:p>
          </table:table-cell>
          <table:table-cell office:value-type="float" office:value="14593965" calcext:value-type="float">
            <text:p>14593965</text:p>
          </table:table-cell>
          <table:table-cell office:value-type="float" office:value="45748346" calcext:value-type="float">
            <text:p>45748346</text:p>
          </table:table-cell>
          <table:table-cell office:value-type="float" office:value="339289" calcext:value-type="float">
            <text:p>339289</text:p>
          </table:table-cell>
          <table:table-cell office:value-type="float" office:value="439092" calcext:value-type="float">
            <text:p>439092</text:p>
          </table:table-cell>
          <table:table-cell office:value-type="float" office:value="181726741" calcext:value-type="float">
            <text:p>181726741</text:p>
          </table:table-cell>
          <table:table-cell office:value-type="float" office:value="183262341" calcext:value-type="float">
            <text:p>183262341</text:p>
          </table:table-cell>
          <table:table-cell office:value-type="float" office:value="236434606" calcext:value-type="float">
            <text:p>236434606</text:p>
          </table:table-cell>
          <table:table-cell office:value-type="float" office:value="254888558" calcext:value-type="float">
            <text:p>254888558</text:p>
          </table:table-cell>
          <table:table-cell office:value-type="float" office:value="22563833" calcext:value-type="float">
            <text:p>22563833</text:p>
          </table:table-cell>
          <table:table-cell office:value-type="float" office:value="22814075" calcext:value-type="float">
            <text:p>22814075</text:p>
          </table:table-cell>
          <table:table-cell office:value-type="float" office:value="181073235" calcext:value-type="float">
            <text:p>181073235</text:p>
          </table:table-cell>
          <table:table-cell office:value-type="float" office:value="183051001" calcext:value-type="float">
            <text:p>183051001</text:p>
          </table:table-cell>
          <table:table-cell office:value-type="float" office:value="353874818" calcext:value-type="float">
            <text:p>353874818</text:p>
          </table:table-cell>
          <table:table-cell office:value-type="float" office:value="366466015" calcext:value-type="float">
            <text:p>366466015</text:p>
          </table:table-cell>
          <table:table-cell office:value-type="float" office:value="23557185" calcext:value-type="float">
            <text:p>23557185</text:p>
          </table:table-cell>
          <table:table-cell office:value-type="float" office:value="23932722" calcext:value-type="float">
            <text:p>23932722</text:p>
          </table:table-cell>
          <table:table-cell office:value-type="float" office:value="152542932" calcext:value-type="float">
            <text:p>152542932</text:p>
          </table:table-cell>
          <table:table-cell office:value-type="float" office:value="181351274" calcext:value-type="float">
            <text:p>181351274</text:p>
          </table:table-cell>
          <table:table-cell office:value-type="float" office:value="97044324" calcext:value-type="float">
            <text:p>97044324</text:p>
          </table:table-cell>
          <table:table-cell office:value-type="float" office:value="108531120" calcext:value-type="float">
            <text:p>108531120</text:p>
          </table:table-cell>
          <table:table-cell office:value-type="float" office:value="4373112" calcext:value-type="float">
            <text:p>4373112</text:p>
          </table:table-cell>
          <table:table-cell office:value-type="float" office:value="4580401" calcext:value-type="float">
            <text:p>4580401</text:p>
          </table:table-cell>
        </table:table-row>
        <table:table-row table:style-name="ro1">
          <table:table-cell office:value-type="float" office:value="36488578" calcext:value-type="float">
            <text:p>36488578</text:p>
          </table:table-cell>
          <table:table-cell office:value-type="float" office:value="37369417" calcext:value-type="float">
            <text:p>37369417</text:p>
          </table:table-cell>
          <table:table-cell office:value-type="float" office:value="20607648" calcext:value-type="float">
            <text:p>20607648</text:p>
          </table:table-cell>
          <table:table-cell office:value-type="float" office:value="38865487" calcext:value-type="float">
            <text:p>38865487</text:p>
          </table:table-cell>
          <table:table-cell office:value-type="float" office:value="743320" calcext:value-type="float">
            <text:p>743320</text:p>
          </table:table-cell>
          <table:table-cell office:value-type="float" office:value="850736" calcext:value-type="float">
            <text:p>850736</text:p>
          </table:table-cell>
          <table:table-cell office:value-type="float" office:value="12631495" calcext:value-type="float">
            <text:p>12631495</text:p>
          </table:table-cell>
          <table:table-cell office:value-type="float" office:value="13355330" calcext:value-type="float">
            <text:p>13355330</text:p>
          </table:table-cell>
          <table:table-cell office:value-type="float" office:value="8907627" calcext:value-type="float">
            <text:p>8907627</text:p>
          </table:table-cell>
          <table:table-cell office:value-type="float" office:value="37222680" calcext:value-type="float">
            <text:p>37222680</text:p>
          </table:table-cell>
          <table:table-cell office:value-type="float" office:value="506070" calcext:value-type="float">
            <text:p>506070</text:p>
          </table:table-cell>
          <table:table-cell office:value-type="float" office:value="638489" calcext:value-type="float">
            <text:p>638489</text:p>
          </table:table-cell>
          <table:table-cell office:value-type="float" office:value="254619600" calcext:value-type="float">
            <text:p>254619600</text:p>
          </table:table-cell>
          <table:table-cell office:value-type="float" office:value="256523124" calcext:value-type="float">
            <text:p>256523124</text:p>
          </table:table-cell>
          <table:table-cell office:value-type="float" office:value="180545165" calcext:value-type="float">
            <text:p>180545165</text:p>
          </table:table-cell>
          <table:table-cell office:value-type="float" office:value="187561840" calcext:value-type="float">
            <text:p>187561840</text:p>
          </table:table-cell>
          <table:table-cell office:value-type="float" office:value="21621045" calcext:value-type="float">
            <text:p>21621045</text:p>
          </table:table-cell>
          <table:table-cell office:value-type="float" office:value="21873522" calcext:value-type="float">
            <text:p>21873522</text:p>
          </table:table-cell>
          <table:table-cell office:value-type="float" office:value="141024707" calcext:value-type="float">
            <text:p>141024707</text:p>
          </table:table-cell>
          <table:table-cell office:value-type="float" office:value="142889330" calcext:value-type="float">
            <text:p>142889330</text:p>
          </table:table-cell>
          <table:table-cell office:value-type="float" office:value="319142189" calcext:value-type="float">
            <text:p>319142189</text:p>
          </table:table-cell>
          <table:table-cell office:value-type="float" office:value="324941041" calcext:value-type="float">
            <text:p>324941041</text:p>
          </table:table-cell>
          <table:table-cell office:value-type="float" office:value="23673401" calcext:value-type="float">
            <text:p>23673401</text:p>
          </table:table-cell>
          <table:table-cell office:value-type="float" office:value="24029103" calcext:value-type="float">
            <text:p>24029103</text:p>
          </table:table-cell>
          <table:table-cell office:value-type="float" office:value="110377374" calcext:value-type="float">
            <text:p>110377374</text:p>
          </table:table-cell>
          <table:table-cell office:value-type="float" office:value="145811559" calcext:value-type="float">
            <text:p>145811559</text:p>
          </table:table-cell>
          <table:table-cell office:value-type="float" office:value="113355965" calcext:value-type="float">
            <text:p>113355965</text:p>
          </table:table-cell>
          <table:table-cell office:value-type="float" office:value="148610448" calcext:value-type="float">
            <text:p>148610448</text:p>
          </table:table-cell>
          <table:table-cell office:value-type="float" office:value="6524503" calcext:value-type="float">
            <text:p>6524503</text:p>
          </table:table-cell>
          <table:table-cell office:value-type="float" office:value="17598188" calcext:value-type="float">
            <text:p>17598188</text:p>
          </table:table-cell>
        </table:table-row>
        <table:table-row table:style-name="ro1">
          <table:table-cell office:value-type="float" office:value="32335257" calcext:value-type="float">
            <text:p>32335257</text:p>
          </table:table-cell>
          <table:table-cell office:value-type="float" office:value="45206377" calcext:value-type="float">
            <text:p>45206377</text:p>
          </table:table-cell>
          <table:table-cell office:value-type="float" office:value="15210943" calcext:value-type="float">
            <text:p>15210943</text:p>
          </table:table-cell>
          <table:table-cell office:value-type="float" office:value="28692126" calcext:value-type="float">
            <text:p>28692126</text:p>
          </table:table-cell>
          <table:table-cell office:value-type="float" office:value="1102655" calcext:value-type="float">
            <text:p>1102655</text:p>
          </table:table-cell>
          <table:table-cell office:value-type="float" office:value="1336274" calcext:value-type="float">
            <text:p>1336274</text:p>
          </table:table-cell>
          <table:table-cell office:value-type="float" office:value="12653844" calcext:value-type="float">
            <text:p>12653844</text:p>
          </table:table-cell>
          <table:table-cell office:value-type="float" office:value="13821730" calcext:value-type="float">
            <text:p>13821730</text:p>
          </table:table-cell>
          <table:table-cell office:value-type="float" office:value="7894649" calcext:value-type="float">
            <text:p>7894649</text:p>
          </table:table-cell>
          <table:table-cell office:value-type="float" office:value="28691567" calcext:value-type="float">
            <text:p>28691567</text:p>
          </table:table-cell>
          <table:table-cell office:value-type="float" office:value="481206" calcext:value-type="float">
            <text:p>481206</text:p>
          </table:table-cell>
          <table:table-cell office:value-type="float" office:value="639467" calcext:value-type="float">
            <text:p>639467</text:p>
          </table:table-cell>
          <table:table-cell office:value-type="float" office:value="275063819" calcext:value-type="float">
            <text:p>275063819</text:p>
          </table:table-cell>
          <table:table-cell office:value-type="float" office:value="281336474" calcext:value-type="float">
            <text:p>281336474</text:p>
          </table:table-cell>
          <table:table-cell office:value-type="float" office:value="169176961" calcext:value-type="float">
            <text:p>169176961</text:p>
          </table:table-cell>
          <table:table-cell office:value-type="float" office:value="175402962" calcext:value-type="float">
            <text:p>175402962</text:p>
          </table:table-cell>
          <table:table-cell office:value-type="float" office:value="22680678" calcext:value-type="float">
            <text:p>22680678</text:p>
          </table:table-cell>
          <table:table-cell office:value-type="float" office:value="22948589" calcext:value-type="float">
            <text:p>22948589</text:p>
          </table:table-cell>
          <table:table-cell office:value-type="float" office:value="134158052" calcext:value-type="float">
            <text:p>134158052</text:p>
          </table:table-cell>
          <table:table-cell office:value-type="float" office:value="136441443" calcext:value-type="float">
            <text:p>136441443</text:p>
          </table:table-cell>
          <table:table-cell office:value-type="float" office:value="439155706" calcext:value-type="float">
            <text:p>439155706</text:p>
          </table:table-cell>
          <table:table-cell office:value-type="float" office:value="445228056" calcext:value-type="float">
            <text:p>445228056</text:p>
          </table:table-cell>
          <table:table-cell office:value-type="float" office:value="23716354" calcext:value-type="float">
            <text:p>23716354</text:p>
          </table:table-cell>
          <table:table-cell office:value-type="float" office:value="24093288" calcext:value-type="float">
            <text:p>24093288</text:p>
          </table:table-cell>
          <table:table-cell office:value-type="float" office:value="69437042" calcext:value-type="float">
            <text:p>69437042</text:p>
          </table:table-cell>
          <table:table-cell office:value-type="float" office:value="76841266" calcext:value-type="float">
            <text:p>76841266</text:p>
          </table:table-cell>
          <table:table-cell office:value-type="float" office:value="89349421" calcext:value-type="float">
            <text:p>89349421</text:p>
          </table:table-cell>
          <table:table-cell office:value-type="float" office:value="107902688" calcext:value-type="float">
            <text:p>107902688</text:p>
          </table:table-cell>
          <table:table-cell office:value-type="float" office:value="6488326" calcext:value-type="float">
            <text:p>6488326</text:p>
          </table:table-cell>
          <table:table-cell office:value-type="float" office:value="7077018" calcext:value-type="float">
            <text:p>7077018</text:p>
          </table:table-cell>
        </table:table-row>
        <table:table-row table:style-name="ro1">
          <table:table-cell office:value-type="float" office:value="28556914" calcext:value-type="float">
            <text:p>28556914</text:p>
          </table:table-cell>
          <table:table-cell office:value-type="float" office:value="29570660" calcext:value-type="float">
            <text:p>29570660</text:p>
          </table:table-cell>
          <table:table-cell office:value-type="float" office:value="12263361" calcext:value-type="float">
            <text:p>12263361</text:p>
          </table:table-cell>
          <table:table-cell office:value-type="float" office:value="22709871" calcext:value-type="float">
            <text:p>22709871</text:p>
          </table:table-cell>
          <table:table-cell office:value-type="float" office:value="741924" calcext:value-type="float">
            <text:p>741924</text:p>
          </table:table-cell>
          <table:table-cell office:value-type="float" office:value="860933" calcext:value-type="float">
            <text:p>860933</text:p>
          </table:table-cell>
          <table:table-cell office:value-type="float" office:value="16148842" calcext:value-type="float">
            <text:p>16148842</text:p>
          </table:table-cell>
          <table:table-cell office:value-type="float" office:value="16978137" calcext:value-type="float">
            <text:p>16978137</text:p>
          </table:table-cell>
          <table:table-cell office:value-type="float" office:value="8217944" calcext:value-type="float">
            <text:p>8217944</text:p>
          </table:table-cell>
          <table:table-cell office:value-type="float" office:value="27608609" calcext:value-type="float">
            <text:p>27608609</text:p>
          </table:table-cell>
          <table:table-cell office:value-type="float" office:value="357657" calcext:value-type="float">
            <text:p>357657</text:p>
          </table:table-cell>
          <table:table-cell office:value-type="float" office:value="456762" calcext:value-type="float">
            <text:p>456762</text:p>
          </table:table-cell>
          <table:table-cell office:value-type="float" office:value="164581054" calcext:value-type="float">
            <text:p>164581054</text:p>
          </table:table-cell>
          <table:table-cell office:value-type="float" office:value="166302083" calcext:value-type="float">
            <text:p>166302083</text:p>
          </table:table-cell>
          <table:table-cell office:value-type="float" office:value="333660795" calcext:value-type="float">
            <text:p>333660795</text:p>
          </table:table-cell>
          <table:table-cell office:value-type="float" office:value="340373451" calcext:value-type="float">
            <text:p>340373451</text:p>
          </table:table-cell>
          <table:table-cell office:value-type="float" office:value="22269452" calcext:value-type="float">
            <text:p>22269452</text:p>
          </table:table-cell>
          <table:table-cell office:value-type="float" office:value="22503909" calcext:value-type="float">
            <text:p>22503909</text:p>
          </table:table-cell>
          <table:table-cell office:value-type="float" office:value="182010925" calcext:value-type="float">
            <text:p>182010925</text:p>
          </table:table-cell>
          <table:table-cell office:value-type="float" office:value="187215846" calcext:value-type="float">
            <text:p>187215846</text:p>
          </table:table-cell>
          <table:table-cell office:value-type="float" office:value="474906830" calcext:value-type="float">
            <text:p>474906830</text:p>
          </table:table-cell>
          <table:table-cell office:value-type="float" office:value="480635282" calcext:value-type="float">
            <text:p>480635282</text:p>
          </table:table-cell>
          <table:table-cell office:value-type="float" office:value="23701128" calcext:value-type="float">
            <text:p>23701128</text:p>
          </table:table-cell>
          <table:table-cell office:value-type="float" office:value="24058157" calcext:value-type="float">
            <text:p>24058157</text:p>
          </table:table-cell>
          <table:table-cell office:value-type="float" office:value="87371027" calcext:value-type="float">
            <text:p>87371027</text:p>
          </table:table-cell>
          <table:table-cell office:value-type="float" office:value="92027345" calcext:value-type="float">
            <text:p>92027345</text:p>
          </table:table-cell>
          <table:table-cell office:value-type="float" office:value="53693769" calcext:value-type="float">
            <text:p>53693769</text:p>
          </table:table-cell>
          <table:table-cell office:value-type="float" office:value="63367695" calcext:value-type="float">
            <text:p>63367695</text:p>
          </table:table-cell>
          <table:table-cell office:value-type="float" office:value="6208471" calcext:value-type="float">
            <text:p>6208471</text:p>
          </table:table-cell>
          <table:table-cell office:value-type="float" office:value="6422255" calcext:value-type="float">
            <text:p>6422255</text:p>
          </table:table-cell>
        </table:table-row>
        <table:table-row table:style-name="ro1">
          <table:table-cell office:value-type="float" office:value="38200458" calcext:value-type="float">
            <text:p>38200458</text:p>
          </table:table-cell>
          <table:table-cell office:value-type="float" office:value="39044141" calcext:value-type="float">
            <text:p>39044141</text:p>
          </table:table-cell>
          <table:table-cell office:value-type="float" office:value="13499831" calcext:value-type="float">
            <text:p>13499831</text:p>
          </table:table-cell>
          <table:table-cell office:value-type="float" office:value="25029998" calcext:value-type="float">
            <text:p>25029998</text:p>
          </table:table-cell>
          <table:table-cell office:value-type="float" office:value="774260" calcext:value-type="float">
            <text:p>774260</text:p>
          </table:table-cell>
          <table:table-cell office:value-type="float" office:value="880489" calcext:value-type="float">
            <text:p>880489</text:p>
          </table:table-cell>
          <table:table-cell office:value-type="float" office:value="12712720" calcext:value-type="float">
            <text:p>12712720</text:p>
          </table:table-cell>
          <table:table-cell office:value-type="float" office:value="13426638" calcext:value-type="float">
            <text:p>13426638</text:p>
          </table:table-cell>
          <table:table-cell office:value-type="float" office:value="8843862" calcext:value-type="float">
            <text:p>8843862</text:p>
          </table:table-cell>
          <table:table-cell office:value-type="float" office:value="31835333" calcext:value-type="float">
            <text:p>31835333</text:p>
          </table:table-cell>
          <table:table-cell office:value-type="float" office:value="342292" calcext:value-type="float">
            <text:p>342292</text:p>
          </table:table-cell>
          <table:table-cell office:value-type="float" office:value="436927" calcext:value-type="float">
            <text:p>436927</text:p>
          </table:table-cell>
          <table:table-cell office:value-type="float" office:value="225407784" calcext:value-type="float">
            <text:p>225407784</text:p>
          </table:table-cell>
          <table:table-cell office:value-type="float" office:value="227987721" calcext:value-type="float">
            <text:p>227987721</text:p>
          </table:table-cell>
          <table:table-cell office:value-type="float" office:value="336021920" calcext:value-type="float">
            <text:p>336021920</text:p>
          </table:table-cell>
          <table:table-cell office:value-type="float" office:value="342728918" calcext:value-type="float">
            <text:p>342728918</text:p>
          </table:table-cell>
          <table:table-cell office:value-type="float" office:value="21599814" calcext:value-type="float">
            <text:p>21599814</text:p>
          </table:table-cell>
          <table:table-cell office:value-type="float" office:value="21848170" calcext:value-type="float">
            <text:p>21848170</text:p>
          </table:table-cell>
          <table:table-cell office:value-type="float" office:value="104207734" calcext:value-type="float">
            <text:p>104207734</text:p>
          </table:table-cell>
          <table:table-cell office:value-type="float" office:value="106182846" calcext:value-type="float">
            <text:p>106182846</text:p>
          </table:table-cell>
          <table:table-cell office:value-type="float" office:value="423953283" calcext:value-type="float">
            <text:p>423953283</text:p>
          </table:table-cell>
          <table:table-cell office:value-type="float" office:value="433595641" calcext:value-type="float">
            <text:p>433595641</text:p>
          </table:table-cell>
          <table:table-cell office:value-type="float" office:value="23696659" calcext:value-type="float">
            <text:p>23696659</text:p>
          </table:table-cell>
          <table:table-cell office:value-type="float" office:value="24051453" calcext:value-type="float">
            <text:p>24051453</text:p>
          </table:table-cell>
          <table:table-cell office:value-type="float" office:value="90696729" calcext:value-type="float">
            <text:p>90696729</text:p>
          </table:table-cell>
          <table:table-cell office:value-type="float" office:value="172697869" calcext:value-type="float">
            <text:p>172697869</text:p>
          </table:table-cell>
          <table:table-cell office:value-type="float" office:value="54064906" calcext:value-type="float">
            <text:p>54064906</text:p>
          </table:table-cell>
          <table:table-cell office:value-type="float" office:value="102775290" calcext:value-type="float">
            <text:p>102775290</text:p>
          </table:table-cell>
          <table:table-cell office:value-type="float" office:value="6477150" calcext:value-type="float">
            <text:p>6477150</text:p>
          </table:table-cell>
          <table:table-cell office:value-type="float" office:value="15405869" calcext:value-type="float">
            <text:p>15405869</text:p>
          </table:table-cell>
        </table:table-row>
        <table:table-row table:style-name="ro1">
          <table:table-cell office:value-type="float" office:value="20524188" calcext:value-type="float">
            <text:p>20524188</text:p>
          </table:table-cell>
          <table:table-cell office:value-type="float" office:value="21353763" calcext:value-type="float">
            <text:p>21353763</text:p>
          </table:table-cell>
          <table:table-cell office:value-type="float" office:value="38622928" calcext:value-type="float">
            <text:p>38622928</text:p>
          </table:table-cell>
          <table:table-cell office:value-type="float" office:value="50981902" calcext:value-type="float">
            <text:p>50981902</text:p>
          </table:table-cell>
          <table:table-cell office:value-type="float" office:value="744369" calcext:value-type="float">
            <text:p>744369</text:p>
          </table:table-cell>
          <table:table-cell office:value-type="float" office:value="907099" calcext:value-type="float">
            <text:p>907099</text:p>
          </table:table-cell>
          <table:table-cell office:value-type="float" office:value="12661107" calcext:value-type="float">
            <text:p>12661107</text:p>
          </table:table-cell>
          <table:table-cell office:value-type="float" office:value="13835348" calcext:value-type="float">
            <text:p>13835348</text:p>
          </table:table-cell>
          <table:table-cell office:value-type="float" office:value="8786662" calcext:value-type="float">
            <text:p>8786662</text:p>
          </table:table-cell>
          <table:table-cell office:value-type="float" office:value="34991531" calcext:value-type="float">
            <text:p>34991531</text:p>
          </table:table-cell>
          <table:table-cell office:value-type="float" office:value="487004" calcext:value-type="float">
            <text:p>487004</text:p>
          </table:table-cell>
          <table:table-cell office:value-type="float" office:value="646731" calcext:value-type="float">
            <text:p>646731</text:p>
          </table:table-cell>
          <table:table-cell office:value-type="float" office:value="190107625" calcext:value-type="float">
            <text:p>190107625</text:p>
          </table:table-cell>
          <table:table-cell office:value-type="float" office:value="192041321" calcext:value-type="float">
            <text:p>192041321</text:p>
          </table:table-cell>
          <table:table-cell office:value-type="float" office:value="355343302" calcext:value-type="float">
            <text:p>355343302</text:p>
          </table:table-cell>
          <table:table-cell office:value-type="float" office:value="369830479" calcext:value-type="float">
            <text:p>369830479</text:p>
          </table:table-cell>
          <table:table-cell office:value-type="float" office:value="21612106" calcext:value-type="float">
            <text:p>21612106</text:p>
          </table:table-cell>
          <table:table-cell office:value-type="float" office:value="21862207" calcext:value-type="float">
            <text:p>21862207</text:p>
          </table:table-cell>
          <table:table-cell office:value-type="float" office:value="104345741" calcext:value-type="float">
            <text:p>104345741</text:p>
          </table:table-cell>
          <table:table-cell office:value-type="float" office:value="106850389" calcext:value-type="float">
            <text:p>106850389</text:p>
          </table:table-cell>
          <table:table-cell office:value-type="float" office:value="517857753" calcext:value-type="float">
            <text:p>517857753</text:p>
          </table:table-cell>
          <table:table-cell office:value-type="float" office:value="532972663" calcext:value-type="float">
            <text:p>532972663</text:p>
          </table:table-cell>
          <table:table-cell office:value-type="float" office:value="23498449" calcext:value-type="float">
            <text:p>23498449</text:p>
          </table:table-cell>
          <table:table-cell office:value-type="float" office:value="24396887" calcext:value-type="float">
            <text:p>24396887</text:p>
          </table:table-cell>
          <table:table-cell office:value-type="float" office:value="154868018" calcext:value-type="float">
            <text:p>154868018</text:p>
          </table:table-cell>
          <table:table-cell office:value-type="float" office:value="170376624" calcext:value-type="float">
            <text:p>170376624</text:p>
          </table:table-cell>
          <table:table-cell office:value-type="float" office:value="55148494" calcext:value-type="float">
            <text:p>55148494</text:p>
          </table:table-cell>
          <table:table-cell office:value-type="float" office:value="73452148" calcext:value-type="float">
            <text:p>73452148</text:p>
          </table:table-cell>
          <table:table-cell office:value-type="float" office:value="4512166" calcext:value-type="float">
            <text:p>4512166</text:p>
          </table:table-cell>
          <table:table-cell office:value-type="float" office:value="4907049" calcext:value-type="float">
            <text:p>4907049</text:p>
          </table:table-cell>
        </table:table-row>
        <table:table-row table:style-name="ro1">
          <table:table-cell office:value-type="float" office:value="32498407" calcext:value-type="float">
            <text:p>32498407</text:p>
          </table:table-cell>
          <table:table-cell office:value-type="float" office:value="45545457" calcext:value-type="float">
            <text:p>45545457</text:p>
          </table:table-cell>
          <table:table-cell office:value-type="float" office:value="15264231" calcext:value-type="float">
            <text:p>15264231</text:p>
          </table:table-cell>
          <table:table-cell office:value-type="float" office:value="28943625" calcext:value-type="float">
            <text:p>28943625</text:p>
          </table:table-cell>
          <table:table-cell office:value-type="float" office:value="746115" calcext:value-type="float">
            <text:p>746115</text:p>
          </table:table-cell>
          <table:table-cell office:value-type="float" office:value="865473" calcext:value-type="float">
            <text:p>865473</text:p>
          </table:table-cell>
          <table:table-cell office:value-type="float" office:value="12806936" calcext:value-type="float">
            <text:p>12806936</text:p>
          </table:table-cell>
          <table:table-cell office:value-type="float" office:value="13622194" calcext:value-type="float">
            <text:p>13622194</text:p>
          </table:table-cell>
          <table:table-cell office:value-type="float" office:value="8825215" calcext:value-type="float">
            <text:p>8825215</text:p>
          </table:table-cell>
          <table:table-cell office:value-type="float" office:value="34586102" calcext:value-type="float">
            <text:p>34586102</text:p>
          </table:table-cell>
          <table:table-cell office:value-type="float" office:value="509422" calcext:value-type="float">
            <text:p>509422</text:p>
          </table:table-cell>
          <table:table-cell office:value-type="float" office:value="646032" calcext:value-type="float">
            <text:p>646032</text:p>
          </table:table-cell>
          <table:table-cell office:value-type="float" office:value="137153196" calcext:value-type="float">
            <text:p>137153196</text:p>
          </table:table-cell>
          <table:table-cell office:value-type="float" office:value="138748161" calcext:value-type="float">
            <text:p>138748161</text:p>
          </table:table-cell>
          <table:table-cell office:value-type="float" office:value="183318703" calcext:value-type="float">
            <text:p>183318703</text:p>
          </table:table-cell>
          <table:table-cell office:value-type="float" office:value="189672374" calcext:value-type="float">
            <text:p>189672374</text:p>
          </table:table-cell>
          <table:table-cell office:value-type="float" office:value="21775045" calcext:value-type="float">
            <text:p>21775045</text:p>
          </table:table-cell>
          <table:table-cell office:value-type="float" office:value="22033318" calcext:value-type="float">
            <text:p>22033318</text:p>
          </table:table-cell>
          <table:table-cell office:value-type="float" office:value="186849878" calcext:value-type="float">
            <text:p>186849878</text:p>
          </table:table-cell>
          <table:table-cell office:value-type="float" office:value="188856697" calcext:value-type="float">
            <text:p>188856697</text:p>
          </table:table-cell>
          <table:table-cell office:value-type="float" office:value="365927329" calcext:value-type="float">
            <text:p>365927329</text:p>
          </table:table-cell>
          <table:table-cell office:value-type="float" office:value="371970067" calcext:value-type="float">
            <text:p>371970067</text:p>
          </table:table-cell>
          <table:table-cell office:value-type="float" office:value="23712583" calcext:value-type="float">
            <text:p>23712583</text:p>
          </table:table-cell>
          <table:table-cell office:value-type="float" office:value="24066748" calcext:value-type="float">
            <text:p>24066748</text:p>
          </table:table-cell>
          <table:table-cell office:value-type="float" office:value="92811872" calcext:value-type="float">
            <text:p>92811872</text:p>
          </table:table-cell>
          <table:table-cell office:value-type="float" office:value="117479674" calcext:value-type="float">
            <text:p>117479674</text:p>
          </table:table-cell>
          <table:table-cell office:value-type="float" office:value="130384038" calcext:value-type="float">
            <text:p>130384038</text:p>
          </table:table-cell>
          <table:table-cell office:value-type="float" office:value="152657611" calcext:value-type="float">
            <text:p>152657611</text:p>
          </table:table-cell>
          <table:table-cell office:value-type="float" office:value="6483226" calcext:value-type="float">
            <text:p>6483226</text:p>
          </table:table-cell>
          <table:table-cell office:value-type="float" office:value="6781588" calcext:value-type="float">
            <text:p>6781588</text:p>
          </table:table-cell>
        </table:table-row>
        <table:table-row table:style-name="ro1">
          <table:table-cell office:value-type="float" office:value="30249098" calcext:value-type="float">
            <text:p>30249098</text:p>
          </table:table-cell>
          <table:table-cell office:value-type="float" office:value="31121695" calcext:value-type="float">
            <text:p>31121695</text:p>
          </table:table-cell>
          <table:table-cell office:value-type="float" office:value="20865921" calcext:value-type="float">
            <text:p>20865921</text:p>
          </table:table-cell>
          <table:table-cell office:value-type="float" office:value="31588374" calcext:value-type="float">
            <text:p>31588374</text:p>
          </table:table-cell>
          <table:table-cell office:value-type="float" office:value="1086871" calcext:value-type="float">
            <text:p>1086871</text:p>
          </table:table-cell>
          <table:table-cell office:value-type="float" office:value="1238426" calcext:value-type="float">
            <text:p>1238426</text:p>
          </table:table-cell>
          <table:table-cell office:value-type="float" office:value="16802276" calcext:value-type="float">
            <text:p>16802276</text:p>
          </table:table-cell>
          <table:table-cell office:value-type="float" office:value="17530581" calcext:value-type="float">
            <text:p>17530581</text:p>
          </table:table-cell>
          <table:table-cell office:value-type="float" office:value="8801259" calcext:value-type="float">
            <text:p>8801259</text:p>
          </table:table-cell>
          <table:table-cell office:value-type="float" office:value="31431791" calcext:value-type="float">
            <text:p>31431791</text:p>
          </table:table-cell>
          <table:table-cell office:value-type="float" office:value="486374" calcext:value-type="float">
            <text:p>486374</text:p>
          </table:table-cell>
          <table:table-cell office:value-type="float" office:value="618025" calcext:value-type="float">
            <text:p>618025</text:p>
          </table:table-cell>
          <table:table-cell office:value-type="float" office:value="282441224" calcext:value-type="float">
            <text:p>282441224</text:p>
          </table:table-cell>
          <table:table-cell office:value-type="float" office:value="284370869" calcext:value-type="float">
            <text:p>284370869</text:p>
          </table:table-cell>
          <table:table-cell office:value-type="float" office:value="269447183" calcext:value-type="float">
            <text:p>269447183</text:p>
          </table:table-cell>
          <table:table-cell office:value-type="float" office:value="280284455" calcext:value-type="float">
            <text:p>280284455</text:p>
          </table:table-cell>
          <table:table-cell office:value-type="float" office:value="21797465" calcext:value-type="float">
            <text:p>21797465</text:p>
          </table:table-cell>
          <table:table-cell office:value-type="float" office:value="22041909" calcext:value-type="float">
            <text:p>22041909</text:p>
          </table:table-cell>
          <table:table-cell office:value-type="float" office:value="104466986" calcext:value-type="float">
            <text:p>104466986</text:p>
          </table:table-cell>
          <table:table-cell office:value-type="float" office:value="106595818" calcext:value-type="float">
            <text:p>106595818</text:p>
          </table:table-cell>
          <table:table-cell office:value-type="float" office:value="494062199" calcext:value-type="float">
            <text:p>494062199</text:p>
          </table:table-cell>
          <table:table-cell office:value-type="float" office:value="514988812" calcext:value-type="float">
            <text:p>514988812</text:p>
          </table:table-cell>
          <table:table-cell office:value-type="float" office:value="23409262" calcext:value-type="float">
            <text:p>23409262</text:p>
          </table:table-cell>
          <table:table-cell office:value-type="float" office:value="23766151" calcext:value-type="float">
            <text:p>23766151</text:p>
          </table:table-cell>
          <table:table-cell office:value-type="float" office:value="63718019" calcext:value-type="float">
            <text:p>63718019</text:p>
          </table:table-cell>
          <table:table-cell office:value-type="float" office:value="141818104" calcext:value-type="float">
            <text:p>141818104</text:p>
          </table:table-cell>
          <table:table-cell office:value-type="float" office:value="82448194" calcext:value-type="float">
            <text:p>82448194</text:p>
          </table:table-cell>
          <table:table-cell office:value-type="float" office:value="111648067" calcext:value-type="float">
            <text:p>111648067</text:p>
          </table:table-cell>
          <table:table-cell office:value-type="float" office:value="5317505" calcext:value-type="float">
            <text:p>5317505</text:p>
          </table:table-cell>
          <table:table-cell office:value-type="float" office:value="14524053" calcext:value-type="float">
            <text:p>14524053</text:p>
          </table:table-cell>
        </table:table-row>
        <table:table-row table:style-name="ro1">
          <table:table-cell office:value-type="float" office:value="20347699" calcext:value-type="float">
            <text:p>20347699</text:p>
          </table:table-cell>
          <table:table-cell office:value-type="float" office:value="21179230" calcext:value-type="float">
            <text:p>21179230</text:p>
          </table:table-cell>
          <table:table-cell office:value-type="float" office:value="13506536" calcext:value-type="float">
            <text:p>13506536</text:p>
          </table:table-cell>
          <table:table-cell office:value-type="float" office:value="25049205" calcext:value-type="float">
            <text:p>25049205</text:p>
          </table:table-cell>
          <table:table-cell office:value-type="float" office:value="742832" calcext:value-type="float">
            <text:p>742832</text:p>
          </table:table-cell>
          <table:table-cell office:value-type="float" office:value="909613" calcext:value-type="float">
            <text:p>909613</text:p>
          </table:table-cell>
          <table:table-cell office:value-type="float" office:value="16251718" calcext:value-type="float">
            <text:p>16251718</text:p>
          </table:table-cell>
          <table:table-cell office:value-type="float" office:value="17446702" calcext:value-type="float">
            <text:p>17446702</text:p>
          </table:table-cell>
          <table:table-cell office:value-type="float" office:value="8857621" calcext:value-type="float">
            <text:p>8857621</text:p>
          </table:table-cell>
          <table:table-cell office:value-type="float" office:value="31993873" calcext:value-type="float">
            <text:p>31993873</text:p>
          </table:table-cell>
          <table:table-cell office:value-type="float" office:value="415416" calcext:value-type="float">
            <text:p>415416</text:p>
          </table:table-cell>
          <table:table-cell office:value-type="float" office:value="573467" calcext:value-type="float">
            <text:p>573467</text:p>
          </table:table-cell>
          <table:table-cell office:value-type="float" office:value="240483514" calcext:value-type="float">
            <text:p>240483514</text:p>
          </table:table-cell>
          <table:table-cell office:value-type="float" office:value="242222422" calcext:value-type="float">
            <text:p>242222422</text:p>
          </table:table-cell>
          <table:table-cell office:value-type="float" office:value="234647297" calcext:value-type="float">
            <text:p>234647297</text:p>
          </table:table-cell>
          <table:table-cell office:value-type="float" office:value="240891457" calcext:value-type="float">
            <text:p>240891457</text:p>
          </table:table-cell>
          <table:table-cell office:value-type="float" office:value="21649052" calcext:value-type="float">
            <text:p>21649052</text:p>
          </table:table-cell>
          <table:table-cell office:value-type="float" office:value="21907046" calcext:value-type="float">
            <text:p>21907046</text:p>
          </table:table-cell>
          <table:table-cell office:value-type="float" office:value="150311573" calcext:value-type="float">
            <text:p>150311573</text:p>
          </table:table-cell>
          <table:table-cell office:value-type="float" office:value="152727662" calcext:value-type="float">
            <text:p>152727662</text:p>
          </table:table-cell>
          <table:table-cell office:value-type="float" office:value="402560968" calcext:value-type="float">
            <text:p>402560968</text:p>
          </table:table-cell>
          <table:table-cell office:value-type="float" office:value="408676061" calcext:value-type="float">
            <text:p>408676061</text:p>
          </table:table-cell>
          <table:table-cell office:value-type="float" office:value="23719427" calcext:value-type="float">
            <text:p>23719427</text:p>
          </table:table-cell>
          <table:table-cell office:value-type="float" office:value="24098386" calcext:value-type="float">
            <text:p>24098386</text:p>
          </table:table-cell>
          <table:table-cell office:value-type="float" office:value="132275410" calcext:value-type="float">
            <text:p>132275410</text:p>
          </table:table-cell>
          <table:table-cell office:value-type="float" office:value="142542428" calcext:value-type="float">
            <text:p>142542428</text:p>
          </table:table-cell>
          <table:table-cell office:value-type="float" office:value="63881657" calcext:value-type="float">
            <text:p>63881657</text:p>
          </table:table-cell>
          <table:table-cell office:value-type="float" office:value="79330130" calcext:value-type="float">
            <text:p>79330130</text:p>
          </table:table-cell>
          <table:table-cell office:value-type="float" office:value="5617614" calcext:value-type="float">
            <text:p>5617614</text:p>
          </table:table-cell>
          <table:table-cell office:value-type="float" office:value="6222998" calcext:value-type="float">
            <text:p>6222998</text:p>
          </table:table-cell>
        </table:table-row>
        <table:table-row table:style-name="ro1">
          <table:table-cell office:value-type="float" office:value="40456961" calcext:value-type="float">
            <text:p>40456961</text:p>
          </table:table-cell>
          <table:table-cell office:value-type="float" office:value="41457367" calcext:value-type="float">
            <text:p>41457367</text:p>
          </table:table-cell>
          <table:table-cell office:value-type="float" office:value="20789795" calcext:value-type="float">
            <text:p>20789795</text:p>
          </table:table-cell>
          <table:table-cell office:value-type="float" office:value="34405772" calcext:value-type="float">
            <text:p>34405772</text:p>
          </table:table-cell>
          <table:table-cell office:value-type="float" office:value="1074229" calcext:value-type="float">
            <text:p>1074229</text:p>
          </table:table-cell>
          <table:table-cell office:value-type="float" office:value="1243873" calcext:value-type="float">
            <text:p>1243873</text:p>
          </table:table-cell>
          <table:table-cell office:value-type="float" office:value="12650840" calcext:value-type="float">
            <text:p>12650840</text:p>
          </table:table-cell>
          <table:table-cell office:value-type="float" office:value="13463932" calcext:value-type="float">
            <text:p>13463932</text:p>
          </table:table-cell>
          <table:table-cell office:value-type="float" office:value="10060218" calcext:value-type="float">
            <text:p>10060218</text:p>
          </table:table-cell>
          <table:table-cell office:value-type="float" office:value="38104008" calcext:value-type="float">
            <text:p>38104008</text:p>
          </table:table-cell>
          <table:table-cell office:value-type="float" office:value="490495" calcext:value-type="float">
            <text:p>490495</text:p>
          </table:table-cell>
          <table:table-cell office:value-type="float" office:value="633390" calcext:value-type="float">
            <text:p>633390</text:p>
          </table:table-cell>
          <table:table-cell office:value-type="float" office:value="132333448" calcext:value-type="float">
            <text:p>132333448</text:p>
          </table:table-cell>
          <table:table-cell office:value-type="float" office:value="133954674" calcext:value-type="float">
            <text:p>133954674</text:p>
          </table:table-cell>
          <table:table-cell office:value-type="float" office:value="313920087" calcext:value-type="float">
            <text:p>313920087</text:p>
          </table:table-cell>
          <table:table-cell office:value-type="float" office:value="320222565" calcext:value-type="float">
            <text:p>320222565</text:p>
          </table:table-cell>
          <table:table-cell office:value-type="float" office:value="22171185" calcext:value-type="float">
            <text:p>22171185</text:p>
          </table:table-cell>
          <table:table-cell office:value-type="float" office:value="22430157" calcext:value-type="float">
            <text:p>22430157</text:p>
          </table:table-cell>
          <table:table-cell office:value-type="float" office:value="169742814" calcext:value-type="float">
            <text:p>169742814</text:p>
          </table:table-cell>
          <table:table-cell office:value-type="float" office:value="171748795" calcext:value-type="float">
            <text:p>171748795</text:p>
          </table:table-cell>
          <table:table-cell office:value-type="float" office:value="419817841" calcext:value-type="float">
            <text:p>419817841</text:p>
          </table:table-cell>
          <table:table-cell office:value-type="float" office:value="426444172" calcext:value-type="float">
            <text:p>426444172</text:p>
          </table:table-cell>
          <table:table-cell office:value-type="float" office:value="23432938" calcext:value-type="float">
            <text:p>23432938</text:p>
          </table:table-cell>
          <table:table-cell office:value-type="float" office:value="23786754" calcext:value-type="float">
            <text:p>23786754</text:p>
          </table:table-cell>
          <table:table-cell office:value-type="float" office:value="140108389" calcext:value-type="float">
            <text:p>140108389</text:p>
          </table:table-cell>
          <table:table-cell office:value-type="float" office:value="143637190" calcext:value-type="float">
            <text:p>143637190</text:p>
          </table:table-cell>
          <table:table-cell office:value-type="float" office:value="93463980" calcext:value-type="float">
            <text:p>93463980</text:p>
          </table:table-cell>
          <table:table-cell office:value-type="float" office:value="113800784" calcext:value-type="float">
            <text:p>113800784</text:p>
          </table:table-cell>
          <table:table-cell office:value-type="float" office:value="6306179" calcext:value-type="float">
            <text:p>6306179</text:p>
          </table:table-cell>
          <table:table-cell office:value-type="float" office:value="6605728" calcext:value-type="float">
            <text:p>6605728</text:p>
          </table:table-cell>
        </table:table-row>
        <table:table-row table:style-name="ro1">
          <table:table-cell office:value-type="float" office:value="40374199" calcext:value-type="float">
            <text:p>40374199</text:p>
          </table:table-cell>
          <table:table-cell office:value-type="float" office:value="41232967" calcext:value-type="float">
            <text:p>41232967</text:p>
          </table:table-cell>
          <table:table-cell office:value-type="float" office:value="13888149" calcext:value-type="float">
            <text:p>13888149</text:p>
          </table:table-cell>
          <table:table-cell office:value-type="float" office:value="25532856" calcext:value-type="float">
            <text:p>25532856</text:p>
          </table:table-cell>
          <table:table-cell office:value-type="float" office:value="744648" calcext:value-type="float">
            <text:p>744648</text:p>
          </table:table-cell>
          <table:table-cell office:value-type="float" office:value="852972" calcext:value-type="float">
            <text:p>852972</text:p>
          </table:table-cell>
          <table:table-cell office:value-type="float" office:value="12742682" calcext:value-type="float">
            <text:p>12742682</text:p>
          </table:table-cell>
          <table:table-cell office:value-type="float" office:value="13451222" calcext:value-type="float">
            <text:p>13451222</text:p>
          </table:table-cell>
          <table:table-cell office:value-type="float" office:value="5475277" calcext:value-type="float">
            <text:p>5475277</text:p>
          </table:table-cell>
          <table:table-cell office:value-type="float" office:value="27421364" calcext:value-type="float">
            <text:p>27421364</text:p>
          </table:table-cell>
          <table:table-cell office:value-type="float" office:value="487004" calcext:value-type="float">
            <text:p>487004</text:p>
          </table:table-cell>
          <table:table-cell office:value-type="float" office:value="618585" calcext:value-type="float">
            <text:p>618585</text:p>
          </table:table-cell>
          <table:table-cell office:value-type="float" office:value="289722667" calcext:value-type="float">
            <text:p>289722667</text:p>
          </table:table-cell>
          <table:table-cell office:value-type="float" office:value="291620464" calcext:value-type="float">
            <text:p>291620464</text:p>
          </table:table-cell>
          <table:table-cell office:value-type="float" office:value="231078407" calcext:value-type="float">
            <text:p>231078407</text:p>
          </table:table-cell>
          <table:table-cell office:value-type="float" office:value="239169520" calcext:value-type="float">
            <text:p>239169520</text:p>
          </table:table-cell>
          <table:table-cell office:value-type="float" office:value="21627191" calcext:value-type="float">
            <text:p>21627191</text:p>
          </table:table-cell>
          <table:table-cell office:value-type="float" office:value="21877922" calcext:value-type="float">
            <text:p>21877922</text:p>
          </table:table-cell>
          <table:table-cell office:value-type="float" office:value="88950488" calcext:value-type="float">
            <text:p>88950488</text:p>
          </table:table-cell>
          <table:table-cell office:value-type="float" office:value="102880332" calcext:value-type="float">
            <text:p>102880332</text:p>
          </table:table-cell>
          <table:table-cell office:value-type="float" office:value="290019981" calcext:value-type="float">
            <text:p>290019981</text:p>
          </table:table-cell>
          <table:table-cell office:value-type="float" office:value="304033215" calcext:value-type="float">
            <text:p>304033215</text:p>
          </table:table-cell>
          <table:table-cell office:value-type="float" office:value="23683458" calcext:value-type="float">
            <text:p>23683458</text:p>
          </table:table-cell>
          <table:table-cell office:value-type="float" office:value="24037693" calcext:value-type="float">
            <text:p>24037693</text:p>
          </table:table-cell>
          <table:table-cell office:value-type="float" office:value="94278469" calcext:value-type="float">
            <text:p>94278469</text:p>
          </table:table-cell>
          <table:table-cell office:value-type="float" office:value="177581101" calcext:value-type="float">
            <text:p>177581101</text:p>
          </table:table-cell>
          <table:table-cell office:value-type="float" office:value="94833288" calcext:value-type="float">
            <text:p>94833288</text:p>
          </table:table-cell>
          <table:table-cell office:value-type="float" office:value="189301516" calcext:value-type="float">
            <text:p>189301516</text:p>
          </table:table-cell>
          <table:table-cell office:value-type="float" office:value="4393854" calcext:value-type="float">
            <text:p>4393854</text:p>
          </table:table-cell>
          <table:table-cell office:value-type="float" office:value="13051589" calcext:value-type="float">
            <text:p>13051589</text:p>
          </table:table-cell>
        </table:table-row>
        <table:table-row table:style-name="ro1">
          <table:table-cell office:value-type="float" office:value="23091554" calcext:value-type="float">
            <text:p>23091554</text:p>
          </table:table-cell>
          <table:table-cell office:value-type="float" office:value="23906392" calcext:value-type="float">
            <text:p>23906392</text:p>
          </table:table-cell>
          <table:table-cell office:value-type="float" office:value="13750841" calcext:value-type="float">
            <text:p>13750841</text:p>
          </table:table-cell>
          <table:table-cell office:value-type="float" office:value="25269555" calcext:value-type="float">
            <text:p>25269555</text:p>
          </table:table-cell>
          <table:table-cell office:value-type="float" office:value="743950" calcext:value-type="float">
            <text:p>743950</text:p>
          </table:table-cell>
          <table:table-cell office:value-type="float" office:value="908426" calcext:value-type="float">
            <text:p>908426</text:p>
          </table:table-cell>
          <table:table-cell office:value-type="float" office:value="12660897" calcext:value-type="float">
            <text:p>12660897</text:p>
          </table:table-cell>
          <table:table-cell office:value-type="float" office:value="13830878" calcext:value-type="float">
            <text:p>13830878</text:p>
          </table:table-cell>
          <table:table-cell office:value-type="float" office:value="8807614" calcext:value-type="float">
            <text:p>8807614</text:p>
          </table:table-cell>
          <table:table-cell office:value-type="float" office:value="33912134" calcext:value-type="float">
            <text:p>33912134</text:p>
          </table:table-cell>
          <table:table-cell office:value-type="float" office:value="482813" calcext:value-type="float">
            <text:p>482813</text:p>
          </table:table-cell>
          <table:table-cell office:value-type="float" office:value="641632" calcext:value-type="float">
            <text:p>641632</text:p>
          </table:table-cell>
          <table:table-cell office:value-type="float" office:value="157776000" calcext:value-type="float">
            <text:p>157776000</text:p>
          </table:table-cell>
          <table:table-cell office:value-type="float" office:value="159663390" calcext:value-type="float">
            <text:p>159663390</text:p>
          </table:table-cell>
          <table:table-cell office:value-type="float" office:value="346180195" calcext:value-type="float">
            <text:p>346180195</text:p>
          </table:table-cell>
          <table:table-cell office:value-type="float" office:value="352820355" calcext:value-type="float">
            <text:p>352820355</text:p>
          </table:table-cell>
          <table:table-cell office:value-type="float" office:value="22927148" calcext:value-type="float">
            <text:p>22927148</text:p>
          </table:table-cell>
          <table:table-cell office:value-type="float" office:value="23174456" calcext:value-type="float">
            <text:p>23174456</text:p>
          </table:table-cell>
          <table:table-cell office:value-type="float" office:value="190093727" calcext:value-type="float">
            <text:p>190093727</text:p>
          </table:table-cell>
          <table:table-cell office:value-type="float" office:value="204497444" calcext:value-type="float">
            <text:p>204497444</text:p>
          </table:table-cell>
          <table:table-cell office:value-type="float" office:value="426496344" calcext:value-type="float">
            <text:p>426496344</text:p>
          </table:table-cell>
          <table:table-cell office:value-type="float" office:value="432675272" calcext:value-type="float">
            <text:p>432675272</text:p>
          </table:table-cell>
          <table:table-cell office:value-type="float" office:value="23529947" calcext:value-type="float">
            <text:p>23529947</text:p>
          </table:table-cell>
          <table:table-cell office:value-type="float" office:value="23909255" calcext:value-type="float">
            <text:p>23909255</text:p>
          </table:table-cell>
          <table:table-cell office:value-type="float" office:value="127594717" calcext:value-type="float">
            <text:p>127594717</text:p>
          </table:table-cell>
          <table:table-cell office:value-type="float" office:value="141789679" calcext:value-type="float">
            <text:p>141789679</text:p>
          </table:table-cell>
          <table:table-cell office:value-type="float" office:value="63305676" calcext:value-type="float">
            <text:p>63305676</text:p>
          </table:table-cell>
          <table:table-cell office:value-type="float" office:value="78869248" calcext:value-type="float">
            <text:p>78869248</text:p>
          </table:table-cell>
          <table:table-cell office:value-type="float" office:value="5241239" calcext:value-type="float">
            <text:p>5241239</text:p>
          </table:table-cell>
          <table:table-cell office:value-type="float" office:value="5817919" calcext:value-type="float">
            <text:p>5817919</text:p>
          </table:table-cell>
        </table:table-row>
        <table:table-row table:style-name="ro1">
          <table:table-cell office:value-type="float" office:value="28055034" calcext:value-type="float">
            <text:p>28055034</text:p>
          </table:table-cell>
          <table:table-cell office:value-type="float" office:value="29095670" calcext:value-type="float">
            <text:p>29095670</text:p>
          </table:table-cell>
          <table:table-cell office:value-type="float" office:value="15261158" calcext:value-type="float">
            <text:p>15261158</text:p>
          </table:table-cell>
          <table:table-cell office:value-type="float" office:value="29036863" calcext:value-type="float">
            <text:p>29036863</text:p>
          </table:table-cell>
          <table:table-cell office:value-type="float" office:value="825384" calcext:value-type="float">
            <text:p>825384</text:p>
          </table:table-cell>
          <table:table-cell office:value-type="float" office:value="996216" calcext:value-type="float">
            <text:p>996216</text:p>
          </table:table-cell>
          <table:table-cell office:value-type="float" office:value="12651749" calcext:value-type="float">
            <text:p>12651749</text:p>
          </table:table-cell>
          <table:table-cell office:value-type="float" office:value="13464143" calcext:value-type="float">
            <text:p>13464143</text:p>
          </table:table-cell>
          <table:table-cell office:value-type="float" office:value="9031316" calcext:value-type="float">
            <text:p>9031316</text:p>
          </table:table-cell>
          <table:table-cell office:value-type="float" office:value="36082242" calcext:value-type="float">
            <text:p>36082242</text:p>
          </table:table-cell>
          <table:table-cell office:value-type="float" office:value="484070" calcext:value-type="float">
            <text:p>484070</text:p>
          </table:table-cell>
          <table:table-cell office:value-type="float" office:value="622775" calcext:value-type="float">
            <text:p>622775</text:p>
          </table:table-cell>
          <table:table-cell office:value-type="float" office:value="198358465" calcext:value-type="float">
            <text:p>198358465</text:p>
          </table:table-cell>
          <table:table-cell office:value-type="float" office:value="200065316" calcext:value-type="float">
            <text:p>200065316</text:p>
          </table:table-cell>
          <table:table-cell office:value-type="float" office:value="304212986" calcext:value-type="float">
            <text:p>304212986</text:p>
          </table:table-cell>
          <table:table-cell office:value-type="float" office:value="310243153" calcext:value-type="float">
            <text:p>310243153</text:p>
          </table:table-cell>
          <table:table-cell office:value-type="float" office:value="21784684" calcext:value-type="float">
            <text:p>21784684</text:p>
          </table:table-cell>
          <table:table-cell office:value-type="float" office:value="22019002" calcext:value-type="float">
            <text:p>22019002</text:p>
          </table:table-cell>
          <table:table-cell office:value-type="float" office:value="128646527" calcext:value-type="float">
            <text:p>128646527</text:p>
          </table:table-cell>
          <table:table-cell office:value-type="float" office:value="130568210" calcext:value-type="float">
            <text:p>130568210</text:p>
          </table:table-cell>
          <table:table-cell office:value-type="float" office:value="467340575" calcext:value-type="float">
            <text:p>467340575</text:p>
          </table:table-cell>
          <table:table-cell office:value-type="float" office:value="477176043" calcext:value-type="float">
            <text:p>477176043</text:p>
          </table:table-cell>
          <table:table-cell office:value-type="float" office:value="23483782" calcext:value-type="float">
            <text:p>23483782</text:p>
          </table:table-cell>
          <table:table-cell office:value-type="float" office:value="23837947" calcext:value-type="float">
            <text:p>23837947</text:p>
          </table:table-cell>
          <table:table-cell office:value-type="float" office:value="127962921" calcext:value-type="float">
            <text:p>127962921</text:p>
          </table:table-cell>
          <table:table-cell office:value-type="float" office:value="132686217" calcext:value-type="float">
            <text:p>132686217</text:p>
          </table:table-cell>
          <table:table-cell office:value-type="float" office:value="53838131" calcext:value-type="float">
            <text:p>53838131</text:p>
          </table:table-cell>
          <table:table-cell office:value-type="float" office:value="61494202" calcext:value-type="float">
            <text:p>61494202</text:p>
          </table:table-cell>
          <table:table-cell office:value-type="float" office:value="5189905" calcext:value-type="float">
            <text:p>5189905</text:p>
          </table:table-cell>
          <table:table-cell office:value-type="float" office:value="5396077" calcext:value-type="float">
            <text:p>5396077</text:p>
          </table:table-cell>
        </table:table-row>
        <table:table-row table:style-name="ro1">
          <table:table-cell office:value-type="float" office:value="31905524" calcext:value-type="float">
            <text:p>31905524</text:p>
          </table:table-cell>
          <table:table-cell office:value-type="float" office:value="40806656" calcext:value-type="float">
            <text:p>40806656</text:p>
          </table:table-cell>
          <table:table-cell office:value-type="float" office:value="15232734" calcext:value-type="float">
            <text:p>15232734</text:p>
          </table:table-cell>
          <table:table-cell office:value-type="float" office:value="28699251" calcext:value-type="float">
            <text:p>28699251</text:p>
          </table:table-cell>
          <table:table-cell office:value-type="float" office:value="748558" calcext:value-type="float">
            <text:p>748558</text:p>
          </table:table-cell>
          <table:table-cell office:value-type="float" office:value="858838" calcext:value-type="float">
            <text:p>858838</text:p>
          </table:table-cell>
          <table:table-cell office:value-type="float" office:value="14254047" calcext:value-type="float">
            <text:p>14254047</text:p>
          </table:table-cell>
          <table:table-cell office:value-type="float" office:value="14963635" calcext:value-type="float">
            <text:p>14963635</text:p>
          </table:table-cell>
          <table:table-cell office:value-type="float" office:value="8808453" calcext:value-type="float">
            <text:p>8808453</text:p>
          </table:table-cell>
          <table:table-cell office:value-type="float" office:value="32121194" calcext:value-type="float">
            <text:p>32121194</text:p>
          </table:table-cell>
          <table:table-cell office:value-type="float" office:value="339289" calcext:value-type="float">
            <text:p>339289</text:p>
          </table:table-cell>
          <table:table-cell office:value-type="float" office:value="434273" calcext:value-type="float">
            <text:p>434273</text:p>
          </table:table-cell>
          <table:table-cell office:value-type="float" office:value="197566115" calcext:value-type="float">
            <text:p>197566115</text:p>
          </table:table-cell>
          <table:table-cell office:value-type="float" office:value="199467125" calcext:value-type="float">
            <text:p>199467125</text:p>
          </table:table-cell>
          <table:table-cell office:value-type="float" office:value="224953955" calcext:value-type="float">
            <text:p>224953955</text:p>
          </table:table-cell>
          <table:table-cell office:value-type="float" office:value="231781150" calcext:value-type="float">
            <text:p>231781150</text:p>
          </table:table-cell>
          <table:table-cell office:value-type="float" office:value="21812201" calcext:value-type="float">
            <text:p>21812201</text:p>
          </table:table-cell>
          <table:table-cell office:value-type="float" office:value="22064398" calcext:value-type="float">
            <text:p>22064398</text:p>
          </table:table-cell>
          <table:table-cell office:value-type="float" office:value="149456506" calcext:value-type="float">
            <text:p>149456506</text:p>
          </table:table-cell>
          <table:table-cell office:value-type="float" office:value="151405706" calcext:value-type="float">
            <text:p>151405706</text:p>
          </table:table-cell>
          <table:table-cell office:value-type="float" office:value="357163994" calcext:value-type="float">
            <text:p>357163994</text:p>
          </table:table-cell>
          <table:table-cell office:value-type="float" office:value="362901316" calcext:value-type="float">
            <text:p>362901316</text:p>
          </table:table-cell>
          <table:table-cell office:value-type="float" office:value="23439153" calcext:value-type="float">
            <text:p>23439153</text:p>
          </table:table-cell>
          <table:table-cell office:value-type="float" office:value="23796112" calcext:value-type="float">
            <text:p>23796112</text:p>
          </table:table-cell>
          <table:table-cell office:value-type="float" office:value="116738867" calcext:value-type="float">
            <text:p>116738867</text:p>
          </table:table-cell>
          <table:table-cell office:value-type="float" office:value="209029724" calcext:value-type="float">
            <text:p>209029724</text:p>
          </table:table-cell>
          <table:table-cell office:value-type="float" office:value="122561674" calcext:value-type="float">
            <text:p>122561674</text:p>
          </table:table-cell>
          <table:table-cell office:value-type="float" office:value="257608317" calcext:value-type="float">
            <text:p>257608317</text:p>
          </table:table-cell>
          <table:table-cell office:value-type="float" office:value="6507252" calcext:value-type="float">
            <text:p>6507252</text:p>
          </table:table-cell>
          <table:table-cell office:value-type="float" office:value="16094644" calcext:value-type="float">
            <text:p>16094644</text:p>
          </table:table-cell>
        </table:table-row>
        <table:table-row table:style-name="ro1">
          <table:table-cell office:value-type="float" office:value="20417192" calcext:value-type="float">
            <text:p>20417192</text:p>
          </table:table-cell>
          <table:table-cell office:value-type="float" office:value="21254658" calcext:value-type="float">
            <text:p>21254658</text:p>
          </table:table-cell>
          <table:table-cell office:value-type="float" office:value="12533647" calcext:value-type="float">
            <text:p>12533647</text:p>
          </table:table-cell>
          <table:table-cell office:value-type="float" office:value="23330271" calcext:value-type="float">
            <text:p>23330271</text:p>
          </table:table-cell>
          <table:table-cell office:value-type="float" office:value="984692" calcext:value-type="float">
            <text:p>984692</text:p>
          </table:table-cell>
          <table:table-cell office:value-type="float" office:value="1211886" calcext:value-type="float">
            <text:p>1211886</text:p>
          </table:table-cell>
          <table:table-cell office:value-type="float" office:value="12702104" calcext:value-type="float">
            <text:p>12702104</text:p>
          </table:table-cell>
          <table:table-cell office:value-type="float" office:value="13875647" calcext:value-type="float">
            <text:p>13875647</text:p>
          </table:table-cell>
          <table:table-cell office:value-type="float" office:value="8823888" calcext:value-type="float">
            <text:p>8823888</text:p>
          </table:table-cell>
          <table:table-cell office:value-type="float" office:value="31848114" calcext:value-type="float">
            <text:p>31848114</text:p>
          </table:table-cell>
          <table:table-cell office:value-type="float" office:value="336355" calcext:value-type="float">
            <text:p>336355</text:p>
          </table:table-cell>
          <table:table-cell office:value-type="float" office:value="447962" calcext:value-type="float">
            <text:p>447962</text:p>
          </table:table-cell>
          <table:table-cell office:value-type="float" office:value="245409909" calcext:value-type="float">
            <text:p>245409909</text:p>
          </table:table-cell>
          <table:table-cell office:value-type="float" office:value="247302468" calcext:value-type="float">
            <text:p>247302468</text:p>
          </table:table-cell>
          <table:table-cell office:value-type="float" office:value="225886895" calcext:value-type="float">
            <text:p>225886895</text:p>
          </table:table-cell>
          <table:table-cell office:value-type="float" office:value="245012861" calcext:value-type="float">
            <text:p>245012861</text:p>
          </table:table-cell>
          <table:table-cell office:value-type="float" office:value="21668677" calcext:value-type="float">
            <text:p>21668677</text:p>
          </table:table-cell>
          <table:table-cell office:value-type="float" office:value="21917592" calcext:value-type="float">
            <text:p>21917592</text:p>
          </table:table-cell>
          <table:table-cell office:value-type="float" office:value="134204077" calcext:value-type="float">
            <text:p>134204077</text:p>
          </table:table-cell>
          <table:table-cell office:value-type="float" office:value="136265582" calcext:value-type="float">
            <text:p>136265582</text:p>
          </table:table-cell>
          <table:table-cell office:value-type="float" office:value="467272619" calcext:value-type="float">
            <text:p>467272619</text:p>
          </table:table-cell>
          <table:table-cell office:value-type="float" office:value="482207269" calcext:value-type="float">
            <text:p>482207269</text:p>
          </table:table-cell>
          <table:table-cell office:value-type="float" office:value="23520938" calcext:value-type="float">
            <text:p>23520938</text:p>
          </table:table-cell>
          <table:table-cell office:value-type="float" office:value="23903110" calcext:value-type="float">
            <text:p>23903110</text:p>
          </table:table-cell>
          <table:table-cell office:value-type="float" office:value="138637951" calcext:value-type="float">
            <text:p>138637951</text:p>
          </table:table-cell>
          <table:table-cell office:value-type="float" office:value="166954191" calcext:value-type="float">
            <text:p>166954191</text:p>
          </table:table-cell>
          <table:table-cell office:value-type="float" office:value="58614507" calcext:value-type="float">
            <text:p>58614507</text:p>
          </table:table-cell>
          <table:table-cell office:value-type="float" office:value="77874358" calcext:value-type="float">
            <text:p>77874358</text:p>
          </table:table-cell>
          <table:table-cell office:value-type="float" office:value="4380306" calcext:value-type="float">
            <text:p>4380306</text:p>
          </table:table-cell>
          <table:table-cell office:value-type="float" office:value="4773163" calcext:value-type="float">
            <text:p>4773163</text:p>
          </table:table-cell>
        </table:table-row>
        <table:table-row table:style-name="ro1">
          <table:table-cell office:value-type="float" office:value="21307877" calcext:value-type="float">
            <text:p>21307877</text:p>
          </table:table-cell>
          <table:table-cell office:value-type="float" office:value="22311287" calcext:value-type="float">
            <text:p>22311287</text:p>
          </table:table-cell>
          <table:table-cell office:value-type="float" office:value="28873853" calcext:value-type="float">
            <text:p>28873853</text:p>
          </table:table-cell>
          <table:table-cell office:value-type="float" office:value="47303641" calcext:value-type="float">
            <text:p>47303641</text:p>
          </table:table-cell>
          <table:table-cell office:value-type="float" office:value="749607" calcext:value-type="float">
            <text:p>749607</text:p>
          </table:table-cell>
          <table:table-cell office:value-type="float" office:value="865963" calcext:value-type="float">
            <text:p>865963</text:p>
          </table:table-cell>
          <table:table-cell office:value-type="float" office:value="12717190" calcext:value-type="float">
            <text:p>12717190</text:p>
          </table:table-cell>
          <table:table-cell office:value-type="float" office:value="13524345" calcext:value-type="float">
            <text:p>13524345</text:p>
          </table:table-cell>
          <table:table-cell office:value-type="float" office:value="8792529" calcext:value-type="float">
            <text:p>8792529</text:p>
          </table:table-cell>
          <table:table-cell office:value-type="float" office:value="32525575" calcext:value-type="float">
            <text:p>32525575</text:p>
          </table:table-cell>
          <table:table-cell office:value-type="float" office:value="338171" calcext:value-type="float">
            <text:p>338171</text:p>
          </table:table-cell>
          <table:table-cell office:value-type="float" office:value="437904" calcext:value-type="float">
            <text:p>437904</text:p>
          </table:table-cell>
          <table:table-cell office:value-type="float" office:value="309159775" calcext:value-type="float">
            <text:p>309159775</text:p>
          </table:table-cell>
          <table:table-cell office:value-type="float" office:value="310861109" calcext:value-type="float">
            <text:p>310861109</text:p>
          </table:table-cell>
          <table:table-cell office:value-type="float" office:value="171099551" calcext:value-type="float">
            <text:p>171099551</text:p>
          </table:table-cell>
          <table:table-cell office:value-type="float" office:value="177417324" calcext:value-type="float">
            <text:p>177417324</text:p>
          </table:table-cell>
          <table:table-cell office:value-type="float" office:value="23161186" calcext:value-type="float">
            <text:p>23161186</text:p>
          </table:table-cell>
          <table:table-cell office:value-type="float" office:value="23394106" calcext:value-type="float">
            <text:p>23394106</text:p>
          </table:table-cell>
          <table:table-cell office:value-type="float" office:value="161597994" calcext:value-type="float">
            <text:p>161597994</text:p>
          </table:table-cell>
          <table:table-cell office:value-type="float" office:value="163635893" calcext:value-type="float">
            <text:p>163635893</text:p>
          </table:table-cell>
          <table:table-cell office:value-type="float" office:value="322538571" calcext:value-type="float">
            <text:p>322538571</text:p>
          </table:table-cell>
          <table:table-cell office:value-type="float" office:value="329564046" calcext:value-type="float">
            <text:p>329564046</text:p>
          </table:table-cell>
          <table:table-cell office:value-type="float" office:value="23384957" calcext:value-type="float">
            <text:p>23384957</text:p>
          </table:table-cell>
          <table:table-cell office:value-type="float" office:value="23742265" calcext:value-type="float">
            <text:p>23742265</text:p>
          </table:table-cell>
          <table:table-cell office:value-type="float" office:value="134685214" calcext:value-type="float">
            <text:p>134685214</text:p>
          </table:table-cell>
          <table:table-cell office:value-type="float" office:value="151493566" calcext:value-type="float">
            <text:p>151493566</text:p>
          </table:table-cell>
          <table:table-cell office:value-type="float" office:value="65543321" calcext:value-type="float">
            <text:p>65543321</text:p>
          </table:table-cell>
          <table:table-cell office:value-type="float" office:value="76676859" calcext:value-type="float">
            <text:p>76676859</text:p>
          </table:table-cell>
          <table:table-cell office:value-type="float" office:value="6484064" calcext:value-type="float">
            <text:p>6484064</text:p>
          </table:table-cell>
          <table:table-cell office:value-type="float" office:value="6785569" calcext:value-type="float">
            <text:p>6785569</text:p>
          </table:table-cell>
        </table:table-row>
        <table:table-row table:style-name="ro1">
          <table:table-cell office:value-type="float" office:value="40432446" calcext:value-type="float">
            <text:p>40432446</text:p>
          </table:table-cell>
          <table:table-cell office:value-type="float" office:value="41297081" calcext:value-type="float">
            <text:p>41297081</text:p>
          </table:table-cell>
          <table:table-cell office:value-type="float" office:value="15402238" calcext:value-type="float">
            <text:p>15402238</text:p>
          </table:table-cell>
          <table:table-cell office:value-type="float" office:value="28922532" calcext:value-type="float">
            <text:p>28922532</text:p>
          </table:table-cell>
          <table:table-cell office:value-type="float" office:value="1085543" calcext:value-type="float">
            <text:p>1085543</text:p>
          </table:table-cell>
          <table:table-cell office:value-type="float" office:value="1235771" calcext:value-type="float">
            <text:p>1235771</text:p>
          </table:table-cell>
          <table:table-cell office:value-type="float" office:value="12729831" calcext:value-type="float">
            <text:p>12729831</text:p>
          </table:table-cell>
          <table:table-cell office:value-type="float" office:value="13448987" calcext:value-type="float">
            <text:p>13448987</text:p>
          </table:table-cell>
          <table:table-cell office:value-type="float" office:value="5883290" calcext:value-type="float">
            <text:p>5883290</text:p>
          </table:table-cell>
          <table:table-cell office:value-type="float" office:value="25848259" calcext:value-type="float">
            <text:p>25848259</text:p>
          </table:table-cell>
          <table:table-cell office:value-type="float" office:value="338102" calcext:value-type="float">
            <text:p>338102</text:p>
          </table:table-cell>
          <table:table-cell office:value-type="float" office:value="431759" calcext:value-type="float">
            <text:p>431759</text:p>
          </table:table-cell>
          <table:table-cell office:value-type="float" office:value="195879239" calcext:value-type="float">
            <text:p>195879239</text:p>
          </table:table-cell>
          <table:table-cell office:value-type="float" office:value="197715017" calcext:value-type="float">
            <text:p>197715017</text:p>
          </table:table-cell>
          <table:table-cell office:value-type="float" office:value="292200705" calcext:value-type="float">
            <text:p>292200705</text:p>
          </table:table-cell>
          <table:table-cell office:value-type="float" office:value="311207452" calcext:value-type="float">
            <text:p>311207452</text:p>
          </table:table-cell>
          <table:table-cell office:value-type="float" office:value="22754640" calcext:value-type="float">
            <text:p>22754640</text:p>
          </table:table-cell>
          <table:table-cell office:value-type="float" office:value="23004253" calcext:value-type="float">
            <text:p>23004253</text:p>
          </table:table-cell>
          <table:table-cell office:value-type="float" office:value="137892395" calcext:value-type="float">
            <text:p>137892395</text:p>
          </table:table-cell>
          <table:table-cell office:value-type="float" office:value="139852351" calcext:value-type="float">
            <text:p>139852351</text:p>
          </table:table-cell>
          <table:table-cell office:value-type="float" office:value="333791958" calcext:value-type="float">
            <text:p>333791958</text:p>
          </table:table-cell>
          <table:table-cell office:value-type="float" office:value="340892582" calcext:value-type="float">
            <text:p>340892582</text:p>
          </table:table-cell>
          <table:table-cell office:value-type="float" office:value="23683738" calcext:value-type="float">
            <text:p>23683738</text:p>
          </table:table-cell>
          <table:table-cell office:value-type="float" office:value="24039160" calcext:value-type="float">
            <text:p>24039160</text:p>
          </table:table-cell>
          <table:table-cell office:value-type="float" office:value="83039470" calcext:value-type="float">
            <text:p>83039470</text:p>
          </table:table-cell>
          <table:table-cell office:value-type="float" office:value="123142335" calcext:value-type="float">
            <text:p>123142335</text:p>
          </table:table-cell>
          <table:table-cell office:value-type="float" office:value="81304682" calcext:value-type="float">
            <text:p>81304682</text:p>
          </table:table-cell>
          <table:table-cell office:value-type="float" office:value="163941518" calcext:value-type="float">
            <text:p>163941518</text:p>
          </table:table-cell>
          <table:table-cell office:value-type="float" office:value="4400699" calcext:value-type="float">
            <text:p>4400699</text:p>
          </table:table-cell>
          <table:table-cell office:value-type="float" office:value="13135888" calcext:value-type="float">
            <text:p>13135888</text:p>
          </table:table-cell>
        </table:table-row>
        <table:table-row table:style-name="ro1">
          <table:table-cell office:value-type="float" office:value="26692710" calcext:value-type="float">
            <text:p>26692710</text:p>
          </table:table-cell>
          <table:table-cell office:value-type="float" office:value="27546241" calcext:value-type="float">
            <text:p>27546241</text:p>
          </table:table-cell>
          <table:table-cell office:value-type="float" office:value="25284291" calcext:value-type="float">
            <text:p>25284291</text:p>
          </table:table-cell>
          <table:table-cell office:value-type="float" office:value="48216048" calcext:value-type="float">
            <text:p>48216048</text:p>
          </table:table-cell>
          <table:table-cell office:value-type="float" office:value="747861" calcext:value-type="float">
            <text:p>747861</text:p>
          </table:table-cell>
          <table:table-cell office:value-type="float" office:value="916039" calcext:value-type="float">
            <text:p>916039</text:p>
          </table:table-cell>
          <table:table-cell office:value-type="float" office:value="12672212" calcext:value-type="float">
            <text:p>12672212</text:p>
          </table:table-cell>
          <table:table-cell office:value-type="float" office:value="13838702" calcext:value-type="float">
            <text:p>13838702</text:p>
          </table:table-cell>
          <table:table-cell office:value-type="float" office:value="5419195" calcext:value-type="float">
            <text:p>5419195</text:p>
          </table:table-cell>
          <table:table-cell office:value-type="float" office:value="24013389" calcext:value-type="float">
            <text:p>24013389</text:p>
          </table:table-cell>
          <table:table-cell office:value-type="float" office:value="484629" calcext:value-type="float">
            <text:p>484629</text:p>
          </table:table-cell>
          <table:table-cell office:value-type="float" office:value="642191" calcext:value-type="float">
            <text:p>642191</text:p>
          </table:table-cell>
          <table:table-cell office:value-type="float" office:value="185648678" calcext:value-type="float">
            <text:p>185648678</text:p>
          </table:table-cell>
          <table:table-cell office:value-type="float" office:value="189876101" calcext:value-type="float">
            <text:p>189876101</text:p>
          </table:table-cell>
          <table:table-cell office:value-type="float" office:value="196458991" calcext:value-type="float">
            <text:p>196458991</text:p>
          </table:table-cell>
          <table:table-cell office:value-type="float" office:value="203147132" calcext:value-type="float">
            <text:p>203147132</text:p>
          </table:table-cell>
          <table:table-cell office:value-type="float" office:value="21778747" calcext:value-type="float">
            <text:p>21778747</text:p>
          </table:table-cell>
          <table:table-cell office:value-type="float" office:value="22047077" calcext:value-type="float">
            <text:p>22047077</text:p>
          </table:table-cell>
          <table:table-cell office:value-type="float" office:value="145023190" calcext:value-type="float">
            <text:p>145023190</text:p>
          </table:table-cell>
          <table:table-cell office:value-type="float" office:value="147376911" calcext:value-type="float">
            <text:p>147376911</text:p>
          </table:table-cell>
          <table:table-cell office:value-type="float" office:value="439030061" calcext:value-type="float">
            <text:p>439030061</text:p>
          </table:table-cell>
          <table:table-cell office:value-type="float" office:value="445535357" calcext:value-type="float">
            <text:p>445535357</text:p>
          </table:table-cell>
          <table:table-cell office:value-type="float" office:value="23690861" calcext:value-type="float">
            <text:p>23690861</text:p>
          </table:table-cell>
          <table:table-cell office:value-type="float" office:value="24070449" calcext:value-type="float">
            <text:p>24070449</text:p>
          </table:table-cell>
          <table:table-cell office:value-type="float" office:value="135746662" calcext:value-type="float">
            <text:p>135746662</text:p>
          </table:table-cell>
          <table:table-cell office:value-type="float" office:value="154494577" calcext:value-type="float">
            <text:p>154494577</text:p>
          </table:table-cell>
          <table:table-cell office:value-type="float" office:value="97559124" calcext:value-type="float">
            <text:p>97559124</text:p>
          </table:table-cell>
          <table:table-cell office:value-type="float" office:value="123258342" calcext:value-type="float">
            <text:p>123258342</text:p>
          </table:table-cell>
          <table:table-cell office:value-type="float" office:value="6446351" calcext:value-type="float">
            <text:p>6446351</text:p>
          </table:table-cell>
          <table:table-cell office:value-type="float" office:value="7023589" calcext:value-type="float">
            <text:p>7023589</text:p>
          </table:table-cell>
        </table:table-row>
        <table:table-row table:style-name="ro1">
          <table:table-cell office:value-type="float" office:value="20418658" calcext:value-type="float">
            <text:p>20418658</text:p>
          </table:table-cell>
          <table:table-cell office:value-type="float" office:value="21422766" calcext:value-type="float">
            <text:p>21422766</text:p>
          </table:table-cell>
          <table:table-cell office:value-type="float" office:value="14837222" calcext:value-type="float">
            <text:p>14837222</text:p>
          </table:table-cell>
          <table:table-cell office:value-type="float" office:value="27632355" calcext:value-type="float">
            <text:p>27632355</text:p>
          </table:table-cell>
          <table:table-cell office:value-type="float" office:value="1085892" calcext:value-type="float">
            <text:p>1085892</text:p>
          </table:table-cell>
          <table:table-cell office:value-type="float" office:value="1255187" calcext:value-type="float">
            <text:p>1255187</text:p>
          </table:table-cell>
          <table:table-cell office:value-type="float" office:value="16210162" calcext:value-type="float">
            <text:p>16210162</text:p>
          </table:table-cell>
          <table:table-cell office:value-type="float" office:value="17028981" calcext:value-type="float">
            <text:p>17028981</text:p>
          </table:table-cell>
          <table:table-cell office:value-type="float" office:value="8509951" calcext:value-type="float">
            <text:p>8509951</text:p>
          </table:table-cell>
          <table:table-cell office:value-type="float" office:value="31400641" calcext:value-type="float">
            <text:p>31400641</text:p>
          </table:table-cell>
          <table:table-cell office:value-type="float" office:value="488330" calcext:value-type="float">
            <text:p>488330</text:p>
          </table:table-cell>
          <table:table-cell office:value-type="float" office:value="624870" calcext:value-type="float">
            <text:p>624870</text:p>
          </table:table-cell>
          <table:table-cell office:value-type="float" office:value="270262580" calcext:value-type="float">
            <text:p>270262580</text:p>
          </table:table-cell>
          <table:table-cell office:value-type="float" office:value="271894841" calcext:value-type="float">
            <text:p>271894841</text:p>
          </table:table-cell>
          <table:table-cell office:value-type="float" office:value="177750467" calcext:value-type="float">
            <text:p>177750467</text:p>
          </table:table-cell>
          <table:table-cell office:value-type="float" office:value="183834341" calcext:value-type="float">
            <text:p>183834341</text:p>
          </table:table-cell>
          <table:table-cell office:value-type="float" office:value="21874569" calcext:value-type="float">
            <text:p>21874569</text:p>
          </table:table-cell>
          <table:table-cell office:value-type="float" office:value="22118664" calcext:value-type="float">
            <text:p>22118664</text:p>
          </table:table-cell>
          <table:table-cell office:value-type="float" office:value="125769555" calcext:value-type="float">
            <text:p>125769555</text:p>
          </table:table-cell>
          <table:table-cell office:value-type="float" office:value="127674755" calcext:value-type="float">
            <text:p>127674755</text:p>
          </table:table-cell>
          <table:table-cell office:value-type="float" office:value="353040844" calcext:value-type="float">
            <text:p>353040844</text:p>
          </table:table-cell>
          <table:table-cell office:value-type="float" office:value="358795346" calcext:value-type="float">
            <text:p>358795346</text:p>
          </table:table-cell>
          <table:table-cell office:value-type="float" office:value="23682271" calcext:value-type="float">
            <text:p>23682271</text:p>
          </table:table-cell>
          <table:table-cell office:value-type="float" office:value="24034341" calcext:value-type="float">
            <text:p>24034341</text:p>
          </table:table-cell>
          <table:table-cell office:value-type="float" office:value="121840494" calcext:value-type="float">
            <text:p>121840494</text:p>
          </table:table-cell>
          <table:table-cell office:value-type="float" office:value="130048312" calcext:value-type="float">
            <text:p>130048312</text:p>
          </table:table-cell>
          <table:table-cell office:value-type="float" office:value="127638368" calcext:value-type="float">
            <text:p>127638368</text:p>
          </table:table-cell>
          <table:table-cell office:value-type="float" office:value="146490905" calcext:value-type="float">
            <text:p>146490905</text:p>
          </table:table-cell>
          <table:table-cell office:value-type="float" office:value="6504878" calcext:value-type="float">
            <text:p>6504878</text:p>
          </table:table-cell>
          <table:table-cell office:value-type="float" office:value="6807849" calcext:value-type="float">
            <text:p>6807849</text:p>
          </table:table-cell>
        </table:table-row>
        <table:table-row table:style-name="ro1">
          <table:table-cell office:value-type="float" office:value="28187453" calcext:value-type="float">
            <text:p>28187453</text:p>
          </table:table-cell>
          <table:table-cell office:value-type="float" office:value="29069269" calcext:value-type="float">
            <text:p>29069269</text:p>
          </table:table-cell>
          <table:table-cell office:value-type="float" office:value="17588130" calcext:value-type="float">
            <text:p>17588130</text:p>
          </table:table-cell>
          <table:table-cell office:value-type="float" office:value="27990291" calcext:value-type="float">
            <text:p>27990291</text:p>
          </table:table-cell>
          <table:table-cell office:value-type="float" office:value="744369" calcext:value-type="float">
            <text:p>744369</text:p>
          </table:table-cell>
          <table:table-cell office:value-type="float" office:value="852413" calcext:value-type="float">
            <text:p>852413</text:p>
          </table:table-cell>
          <table:table-cell office:value-type="float" office:value="16569984" calcext:value-type="float">
            <text:p>16569984</text:p>
          </table:table-cell>
          <table:table-cell office:value-type="float" office:value="17301362" calcext:value-type="float">
            <text:p>17301362</text:p>
          </table:table-cell>
          <table:table-cell office:value-type="float" office:value="8810339" calcext:value-type="float">
            <text:p>8810339</text:p>
          </table:table-cell>
          <table:table-cell office:value-type="float" office:value="33281537" calcext:value-type="float">
            <text:p>33281537</text:p>
          </table:table-cell>
          <table:table-cell office:value-type="float" office:value="339289" calcext:value-type="float">
            <text:p>339289</text:p>
          </table:table-cell>
          <table:table-cell office:value-type="float" office:value="431479" calcext:value-type="float">
            <text:p>431479</text:p>
          </table:table-cell>
          <table:table-cell office:value-type="float" office:value="277533197" calcext:value-type="float">
            <text:p>277533197</text:p>
          </table:table-cell>
          <table:table-cell office:value-type="float" office:value="279436931" calcext:value-type="float">
            <text:p>279436931</text:p>
          </table:table-cell>
          <table:table-cell office:value-type="float" office:value="222912844" calcext:value-type="float">
            <text:p>222912844</text:p>
          </table:table-cell>
          <table:table-cell office:value-type="float" office:value="233603449" calcext:value-type="float">
            <text:p>233603449</text:p>
          </table:table-cell>
          <table:table-cell office:value-type="float" office:value="21801725" calcext:value-type="float">
            <text:p>21801725</text:p>
          </table:table-cell>
          <table:table-cell office:value-type="float" office:value="22049522" calcext:value-type="float">
            <text:p>22049522</text:p>
          </table:table-cell>
          <table:table-cell office:value-type="float" office:value="134611182" calcext:value-type="float">
            <text:p>134611182</text:p>
          </table:table-cell>
          <table:table-cell office:value-type="float" office:value="136496337" calcext:value-type="float">
            <text:p>136496337</text:p>
          </table:table-cell>
          <table:table-cell office:value-type="float" office:value="442540493" calcext:value-type="float">
            <text:p>442540493</text:p>
          </table:table-cell>
          <table:table-cell office:value-type="float" office:value="448564024" calcext:value-type="float">
            <text:p>448564024</text:p>
          </table:table-cell>
          <table:table-cell office:value-type="float" office:value="23414710" calcext:value-type="float">
            <text:p>23414710</text:p>
          </table:table-cell>
          <table:table-cell office:value-type="float" office:value="23771668" calcext:value-type="float">
            <text:p>23771668</text:p>
          </table:table-cell>
          <table:table-cell office:value-type="float" office:value="108897716" calcext:value-type="float">
            <text:p>108897716</text:p>
          </table:table-cell>
          <table:table-cell office:value-type="float" office:value="165013861" calcext:value-type="float">
            <text:p>165013861</text:p>
          </table:table-cell>
          <table:table-cell office:value-type="float" office:value="74134497" calcext:value-type="float">
            <text:p>74134497</text:p>
          </table:table-cell>
          <table:table-cell office:value-type="float" office:value="125300570" calcext:value-type="float">
            <text:p>125300570</text:p>
          </table:table-cell>
          <table:table-cell office:value-type="float" office:value="6502434" calcext:value-type="float">
            <text:p>6502434</text:p>
          </table:table-cell>
          <table:table-cell office:value-type="float" office:value="15624194" calcext:value-type="float">
            <text:p>15624194</text:p>
          </table:table-cell>
        </table:table-row>
        <table:table-row table:style-name="ro1">
          <table:table-cell office:value-type="float" office:value="37753893" calcext:value-type="float">
            <text:p>37753893</text:p>
          </table:table-cell>
          <table:table-cell office:value-type="float" office:value="38574249" calcext:value-type="float">
            <text:p>38574249</text:p>
          </table:table-cell>
          <table:table-cell office:value-type="float" office:value="15236784" calcext:value-type="float">
            <text:p>15236784</text:p>
          </table:table-cell>
          <table:table-cell office:value-type="float" office:value="28720901" calcext:value-type="float">
            <text:p>28720901</text:p>
          </table:table-cell>
          <table:table-cell office:value-type="float" office:value="749886" calcext:value-type="float">
            <text:p>749886</text:p>
          </table:table-cell>
          <table:table-cell office:value-type="float" office:value="915759" calcext:value-type="float">
            <text:p>915759</text:p>
          </table:table-cell>
          <table:table-cell office:value-type="float" office:value="12727596" calcext:value-type="float">
            <text:p>12727596</text:p>
          </table:table-cell>
          <table:table-cell office:value-type="float" office:value="13921603" calcext:value-type="float">
            <text:p>13921603</text:p>
          </table:table-cell>
          <table:table-cell office:value-type="float" office:value="5491132" calcext:value-type="float">
            <text:p>5491132</text:p>
          </table:table-cell>
          <table:table-cell office:value-type="float" office:value="24925237" calcext:value-type="float">
            <text:p>24925237</text:p>
          </table:table-cell>
          <table:table-cell office:value-type="float" office:value="339638" calcext:value-type="float">
            <text:p>339638</text:p>
          </table:table-cell>
          <table:table-cell office:value-type="float" office:value="450336" calcext:value-type="float">
            <text:p>450336</text:p>
          </table:table-cell>
          <table:table-cell office:value-type="float" office:value="205177488" calcext:value-type="float">
            <text:p>205177488</text:p>
          </table:table-cell>
          <table:table-cell office:value-type="float" office:value="206943355" calcext:value-type="float">
            <text:p>206943355</text:p>
          </table:table-cell>
          <table:table-cell office:value-type="float" office:value="261933798" calcext:value-type="float">
            <text:p>261933798</text:p>
          </table:table-cell>
          <table:table-cell office:value-type="float" office:value="268525768" calcext:value-type="float">
            <text:p>268525768</text:p>
          </table:table-cell>
          <table:table-cell office:value-type="float" office:value="21652614" calcext:value-type="float">
            <text:p>21652614</text:p>
          </table:table-cell>
          <table:table-cell office:value-type="float" office:value="21916754" calcext:value-type="float">
            <text:p>21916754</text:p>
          </table:table-cell>
          <table:table-cell office:value-type="float" office:value="94560279" calcext:value-type="float">
            <text:p>94560279</text:p>
          </table:table-cell>
          <table:table-cell office:value-type="float" office:value="96939911" calcext:value-type="float">
            <text:p>96939911</text:p>
          </table:table-cell>
          <table:table-cell office:value-type="float" office:value="260913765" calcext:value-type="float">
            <text:p>260913765</text:p>
          </table:table-cell>
          <table:table-cell office:value-type="float" office:value="267364306" calcext:value-type="float">
            <text:p>267364306</text:p>
          </table:table-cell>
          <table:table-cell office:value-type="float" office:value="23443972" calcext:value-type="float">
            <text:p>23443972</text:p>
          </table:table-cell>
          <table:table-cell office:value-type="float" office:value="23823560" calcext:value-type="float">
            <text:p>23823560</text:p>
          </table:table-cell>
          <table:table-cell office:value-type="float" office:value="164911474" calcext:value-type="float">
            <text:p>164911474</text:p>
          </table:table-cell>
          <table:table-cell office:value-type="float" office:value="197086794" calcext:value-type="float">
            <text:p>197086794</text:p>
          </table:table-cell>
          <table:table-cell office:value-type="float" office:value="78788790" calcext:value-type="float">
            <text:p>78788790</text:p>
          </table:table-cell>
          <table:table-cell office:value-type="float" office:value="91482095" calcext:value-type="float">
            <text:p>91482095</text:p>
          </table:table-cell>
          <table:table-cell office:value-type="float" office:value="5749824" calcext:value-type="float">
            <text:p>5749824</text:p>
          </table:table-cell>
          <table:table-cell office:value-type="float" office:value="6157767" calcext:value-type="float">
            <text:p>6157767</text:p>
          </table:table-cell>
        </table:table-row>
        <table:table-row table:style-name="ro1">
          <table:table-cell office:value-type="float" office:value="40366376" calcext:value-type="float">
            <text:p>40366376</text:p>
          </table:table-cell>
          <table:table-cell office:value-type="float" office:value="41393881" calcext:value-type="float">
            <text:p>41393881</text:p>
          </table:table-cell>
          <table:table-cell office:value-type="float" office:value="15211013" calcext:value-type="float">
            <text:p>15211013</text:p>
          </table:table-cell>
          <table:table-cell office:value-type="float" office:value="28759593" calcext:value-type="float">
            <text:p>28759593</text:p>
          </table:table-cell>
          <table:table-cell office:value-type="float" office:value="747790" calcext:value-type="float">
            <text:p>747790</text:p>
          </table:table-cell>
          <table:table-cell office:value-type="float" office:value="866451" calcext:value-type="float">
            <text:p>866451</text:p>
          </table:table-cell>
          <table:table-cell office:value-type="float" office:value="16726568" calcext:value-type="float">
            <text:p>16726568</text:p>
          </table:table-cell>
          <table:table-cell office:value-type="float" office:value="17543921" calcext:value-type="float">
            <text:p>17543921</text:p>
          </table:table-cell>
          <table:table-cell office:value-type="float" office:value="8774091" calcext:value-type="float">
            <text:p>8774091</text:p>
          </table:table-cell>
          <table:table-cell office:value-type="float" office:value="35832629" calcext:value-type="float">
            <text:p>35832629</text:p>
          </table:table-cell>
          <table:table-cell office:value-type="float" office:value="483371" calcext:value-type="float">
            <text:p>483371</text:p>
          </table:table-cell>
          <table:table-cell office:value-type="float" office:value="620330" calcext:value-type="float">
            <text:p>620330</text:p>
          </table:table-cell>
          <table:table-cell office:value-type="float" office:value="225993752" calcext:value-type="float">
            <text:p>225993752</text:p>
          </table:table-cell>
          <table:table-cell office:value-type="float" office:value="227546463" calcext:value-type="float">
            <text:p>227546463</text:p>
          </table:table-cell>
          <table:table-cell office:value-type="float" office:value="335621171" calcext:value-type="float">
            <text:p>335621171</text:p>
          </table:table-cell>
          <table:table-cell office:value-type="float" office:value="358353392" calcext:value-type="float">
            <text:p>358353392</text:p>
          </table:table-cell>
          <table:table-cell office:value-type="float" office:value="21856132" calcext:value-type="float">
            <text:p>21856132</text:p>
          </table:table-cell>
          <table:table-cell office:value-type="float" office:value="22089821" calcext:value-type="float">
            <text:p>22089821</text:p>
          </table:table-cell>
          <table:table-cell office:value-type="float" office:value="177529977" calcext:value-type="float">
            <text:p>177529977</text:p>
          </table:table-cell>
          <table:table-cell office:value-type="float" office:value="179473870" calcext:value-type="float">
            <text:p>179473870</text:p>
          </table:table-cell>
          <table:table-cell office:value-type="float" office:value="242804339" calcext:value-type="float">
            <text:p>242804339</text:p>
          </table:table-cell>
          <table:table-cell office:value-type="float" office:value="248815020" calcext:value-type="float">
            <text:p>248815020</text:p>
          </table:table-cell>
          <table:table-cell office:value-type="float" office:value="23660062" calcext:value-type="float">
            <text:p>23660062</text:p>
          </table:table-cell>
          <table:table-cell office:value-type="float" office:value="24012202" calcext:value-type="float">
            <text:p>24012202</text:p>
          </table:table-cell>
          <table:table-cell office:value-type="float" office:value="109448765" calcext:value-type="float">
            <text:p>109448765</text:p>
          </table:table-cell>
          <table:table-cell office:value-type="float" office:value="144012727" calcext:value-type="float">
            <text:p>144012727</text:p>
          </table:table-cell>
          <table:table-cell office:value-type="float" office:value="108430339" calcext:value-type="float">
            <text:p>108430339</text:p>
          </table:table-cell>
          <table:table-cell office:value-type="float" office:value="130192743" calcext:value-type="float">
            <text:p>130192743</text:p>
          </table:table-cell>
          <table:table-cell office:value-type="float" office:value="4396509" calcext:value-type="float">
            <text:p>4396509</text:p>
          </table:table-cell>
          <table:table-cell office:value-type="float" office:value="4604775" calcext:value-type="float">
            <text:p>4604775</text:p>
          </table:table-cell>
        </table:table-row>
        <table:table-row table:style-name="ro1">
          <table:table-cell office:value-type="float" office:value="20388697" calcext:value-type="float">
            <text:p>20388697</text:p>
          </table:table-cell>
          <table:table-cell office:value-type="float" office:value="21239294" calcext:value-type="float">
            <text:p>21239294</text:p>
          </table:table-cell>
          <table:table-cell office:value-type="float" office:value="14218987" calcext:value-type="float">
            <text:p>14218987</text:p>
          </table:table-cell>
          <table:table-cell office:value-type="float" office:value="25634126" calcext:value-type="float">
            <text:p>25634126</text:p>
          </table:table-cell>
          <table:table-cell office:value-type="float" office:value="746812" calcext:value-type="float">
            <text:p>746812</text:p>
          </table:table-cell>
          <table:table-cell office:value-type="float" office:value="856603" calcext:value-type="float">
            <text:p>856603</text:p>
          </table:table-cell>
          <table:table-cell office:value-type="float" office:value="12682409" calcext:value-type="float">
            <text:p>12682409</text:p>
          </table:table-cell>
          <table:table-cell office:value-type="float" office:value="13413507" calcext:value-type="float">
            <text:p>13413507</text:p>
          </table:table-cell>
          <table:table-cell office:value-type="float" office:value="8136719" calcext:value-type="float">
            <text:p>8136719</text:p>
          </table:table-cell>
          <table:table-cell office:value-type="float" office:value="28908634" calcext:value-type="float">
            <text:p>28908634</text:p>
          </table:table-cell>
          <table:table-cell office:value-type="float" office:value="338311" calcext:value-type="float">
            <text:p>338311</text:p>
          </table:table-cell>
          <table:table-cell office:value-type="float" office:value="433365" calcext:value-type="float">
            <text:p>433365</text:p>
          </table:table-cell>
          <table:table-cell office:value-type="float" office:value="215610658" calcext:value-type="float">
            <text:p>215610658</text:p>
          </table:table-cell>
          <table:table-cell office:value-type="float" office:value="217439172" calcext:value-type="float">
            <text:p>217439172</text:p>
          </table:table-cell>
          <table:table-cell office:value-type="float" office:value="324508724" calcext:value-type="float">
            <text:p>324508724</text:p>
          </table:table-cell>
          <table:table-cell office:value-type="float" office:value="330882719" calcext:value-type="float">
            <text:p>330882719</text:p>
          </table:table-cell>
          <table:table-cell office:value-type="float" office:value="21763871" calcext:value-type="float">
            <text:p>21763871</text:p>
          </table:table-cell>
          <table:table-cell office:value-type="float" office:value="22016906" calcext:value-type="float">
            <text:p>22016906</text:p>
          </table:table-cell>
          <table:table-cell office:value-type="float" office:value="141090428" calcext:value-type="float">
            <text:p>141090428</text:p>
          </table:table-cell>
          <table:table-cell office:value-type="float" office:value="143047311" calcext:value-type="float">
            <text:p>143047311</text:p>
          </table:table-cell>
          <table:table-cell office:value-type="float" office:value="305003869" calcext:value-type="float">
            <text:p>305003869</text:p>
          </table:table-cell>
          <table:table-cell office:value-type="float" office:value="311062391" calcext:value-type="float">
            <text:p>311062391</text:p>
          </table:table-cell>
          <table:table-cell office:value-type="float" office:value="23450747" calcext:value-type="float">
            <text:p>23450747</text:p>
          </table:table-cell>
          <table:table-cell office:value-type="float" office:value="23808614" calcext:value-type="float">
            <text:p>23808614</text:p>
          </table:table-cell>
          <table:table-cell office:value-type="float" office:value="92917262" calcext:value-type="float">
            <text:p>92917262</text:p>
          </table:table-cell>
          <table:table-cell office:value-type="float" office:value="152551173" calcext:value-type="float">
            <text:p>152551173</text:p>
          </table:table-cell>
          <table:table-cell office:value-type="float" office:value="48704936" calcext:value-type="float">
            <text:p>48704936</text:p>
          </table:table-cell>
          <table:table-cell office:value-type="float" office:value="107358973" calcext:value-type="float">
            <text:p>107358973</text:p>
          </table:table-cell>
          <table:table-cell office:value-type="float" office:value="5781182" calcext:value-type="float">
            <text:p>5781182</text:p>
          </table:table-cell>
          <table:table-cell office:value-type="float" office:value="14441710" calcext:value-type="float">
            <text:p>14441710</text:p>
          </table:table-cell>
        </table:table-row>
        <table:table-row table:style-name="ro1">
          <table:table-cell office:value-type="float" office:value="20339039" calcext:value-type="float">
            <text:p>20339039</text:p>
          </table:table-cell>
          <table:table-cell office:value-type="float" office:value="21167077" calcext:value-type="float">
            <text:p>21167077</text:p>
          </table:table-cell>
          <table:table-cell office:value-type="float" office:value="14741958" calcext:value-type="float">
            <text:p>14741958</text:p>
          </table:table-cell>
          <table:table-cell office:value-type="float" office:value="28218323" calcext:value-type="float">
            <text:p>28218323</text:p>
          </table:table-cell>
          <table:table-cell office:value-type="float" office:value="1081911" calcext:value-type="float">
            <text:p>1081911</text:p>
          </table:table-cell>
          <table:table-cell office:value-type="float" office:value="1307358" calcext:value-type="float">
            <text:p>1307358</text:p>
          </table:table-cell>
          <table:table-cell office:value-type="float" office:value="16744098" calcext:value-type="float">
            <text:p>16744098</text:p>
          </table:table-cell>
          <table:table-cell office:value-type="float" office:value="17935242" calcext:value-type="float">
            <text:p>17935242</text:p>
          </table:table-cell>
          <table:table-cell office:value-type="float" office:value="8822211" calcext:value-type="float">
            <text:p>8822211</text:p>
          </table:table-cell>
          <table:table-cell office:value-type="float" office:value="38517817" calcext:value-type="float">
            <text:p>38517817</text:p>
          </table:table-cell>
          <table:table-cell office:value-type="float" office:value="340127" calcext:value-type="float">
            <text:p>340127</text:p>
          </table:table-cell>
          <table:table-cell office:value-type="float" office:value="450825" calcext:value-type="float">
            <text:p>450825</text:p>
          </table:table-cell>
          <table:table-cell office:value-type="float" office:value="196981404" calcext:value-type="float">
            <text:p>196981404</text:p>
          </table:table-cell>
          <table:table-cell office:value-type="float" office:value="198820883" calcext:value-type="float">
            <text:p>198820883</text:p>
          </table:table-cell>
          <table:table-cell office:value-type="float" office:value="335859190" calcext:value-type="float">
            <text:p>335859190</text:p>
          </table:table-cell>
          <table:table-cell office:value-type="float" office:value="342378035" calcext:value-type="float">
            <text:p>342378035</text:p>
          </table:table-cell>
          <table:table-cell office:value-type="float" office:value="21861579" calcext:value-type="float">
            <text:p>21861579</text:p>
          </table:table-cell>
          <table:table-cell office:value-type="float" office:value="22110284" calcext:value-type="float">
            <text:p>22110284</text:p>
          </table:table-cell>
          <table:table-cell office:value-type="float" office:value="134300947" calcext:value-type="float">
            <text:p>134300947</text:p>
          </table:table-cell>
          <table:table-cell office:value-type="float" office:value="136676180" calcext:value-type="float">
            <text:p>136676180</text:p>
          </table:table-cell>
          <table:table-cell office:value-type="float" office:value="324069073" calcext:value-type="float">
            <text:p>324069073</text:p>
          </table:table-cell>
          <table:table-cell office:value-type="float" office:value="330330065" calcext:value-type="float">
            <text:p>330330065</text:p>
          </table:table-cell>
          <table:table-cell office:value-type="float" office:value="23564589" calcext:value-type="float">
            <text:p>23564589</text:p>
          </table:table-cell>
          <table:table-cell office:value-type="float" office:value="23943967" calcext:value-type="float">
            <text:p>23943967</text:p>
          </table:table-cell>
          <table:table-cell office:value-type="float" office:value="84263928" calcext:value-type="float">
            <text:p>84263928</text:p>
          </table:table-cell>
          <table:table-cell office:value-type="float" office:value="100599525" calcext:value-type="float">
            <text:p>100599525</text:p>
          </table:table-cell>
          <table:table-cell office:value-type="float" office:value="92664856" calcext:value-type="float">
            <text:p>92664856</text:p>
          </table:table-cell>
          <table:table-cell office:value-type="float" office:value="118788150" calcext:value-type="float">
            <text:p>118788150</text:p>
          </table:table-cell>
          <table:table-cell office:value-type="float" office:value="6131715" calcext:value-type="float">
            <text:p>6131715</text:p>
          </table:table-cell>
          <table:table-cell office:value-type="float" office:value="6709303" calcext:value-type="float">
            <text:p>6709303</text:p>
          </table:table-cell>
        </table:table-row>
        <table:table-row table:style-name="ro1">
          <table:table-cell office:value-type="float" office:value="22911642" calcext:value-type="float">
            <text:p>22911642</text:p>
          </table:table-cell>
          <table:table-cell office:value-type="float" office:value="23932512" calcext:value-type="float">
            <text:p>23932512</text:p>
          </table:table-cell>
          <table:table-cell office:value-type="float" office:value="25180646" calcext:value-type="float">
            <text:p>25180646</text:p>
          </table:table-cell>
          <table:table-cell office:value-type="float" office:value="44432466" calcext:value-type="float">
            <text:p>44432466</text:p>
          </table:table-cell>
          <table:table-cell office:value-type="float" office:value="746394" calcext:value-type="float">
            <text:p>746394</text:p>
          </table:table-cell>
          <table:table-cell office:value-type="float" office:value="862959" calcext:value-type="float">
            <text:p>862959</text:p>
          </table:table-cell>
          <table:table-cell office:value-type="float" office:value="12686669" calcext:value-type="float">
            <text:p>12686669</text:p>
          </table:table-cell>
          <table:table-cell office:value-type="float" office:value="13505977" calcext:value-type="float">
            <text:p>13505977</text:p>
          </table:table-cell>
          <table:table-cell office:value-type="float" office:value="8778630" calcext:value-type="float">
            <text:p>8778630</text:p>
          </table:table-cell>
          <table:table-cell office:value-type="float" office:value="32362844" calcext:value-type="float">
            <text:p>32362844</text:p>
          </table:table-cell>
          <table:table-cell office:value-type="float" office:value="484419" calcext:value-type="float">
            <text:p>484419</text:p>
          </table:table-cell>
          <table:table-cell office:value-type="float" office:value="622775" calcext:value-type="float">
            <text:p>622775</text:p>
          </table:table-cell>
          <table:table-cell office:value-type="float" office:value="188468171" calcext:value-type="float">
            <text:p>188468171</text:p>
          </table:table-cell>
          <table:table-cell office:value-type="float" office:value="190110978" calcext:value-type="float">
            <text:p>190110978</text:p>
          </table:table-cell>
          <table:table-cell office:value-type="float" office:value="292546978" calcext:value-type="float">
            <text:p>292546978</text:p>
          </table:table-cell>
          <table:table-cell office:value-type="float" office:value="306799559" calcext:value-type="float">
            <text:p>306799559</text:p>
          </table:table-cell>
          <table:table-cell office:value-type="float" office:value="22117547" calcext:value-type="float">
            <text:p>22117547</text:p>
          </table:table-cell>
          <table:table-cell office:value-type="float" office:value="22363598" calcext:value-type="float">
            <text:p>22363598</text:p>
          </table:table-cell>
          <table:table-cell office:value-type="float" office:value="151812602" calcext:value-type="float">
            <text:p>151812602</text:p>
          </table:table-cell>
          <table:table-cell office:value-type="float" office:value="153818024" calcext:value-type="float">
            <text:p>153818024</text:p>
          </table:table-cell>
          <table:table-cell office:value-type="float" office:value="458602732" calcext:value-type="float">
            <text:p>458602732</text:p>
          </table:table-cell>
          <table:table-cell office:value-type="float" office:value="464481692" calcext:value-type="float">
            <text:p>464481692</text:p>
          </table:table-cell>
          <table:table-cell office:value-type="float" office:value="23431821" calcext:value-type="float">
            <text:p>23431821</text:p>
          </table:table-cell>
          <table:table-cell office:value-type="float" office:value="23817554" calcext:value-type="float">
            <text:p>23817554</text:p>
          </table:table-cell>
          <table:table-cell office:value-type="float" office:value="128485053" calcext:value-type="float">
            <text:p>128485053</text:p>
          </table:table-cell>
          <table:table-cell office:value-type="float" office:value="133204159" calcext:value-type="float">
            <text:p>133204159</text:p>
          </table:table-cell>
          <table:table-cell office:value-type="float" office:value="62229142" calcext:value-type="float">
            <text:p>62229142</text:p>
          </table:table-cell>
          <table:table-cell office:value-type="float" office:value="73576814" calcext:value-type="float">
            <text:p>73576814</text:p>
          </table:table-cell>
          <table:table-cell office:value-type="float" office:value="4370528" calcext:value-type="float">
            <text:p>4370528</text:p>
          </table:table-cell>
          <table:table-cell office:value-type="float" office:value="4576769" calcext:value-type="float">
            <text:p>4576769</text:p>
          </table:table-cell>
        </table:table-row>
        <table:table-row table:style-name="ro1">
          <table:table-cell office:value-type="float" office:value="21512512" calcext:value-type="float">
            <text:p>21512512</text:p>
          </table:table-cell>
          <table:table-cell office:value-type="float" office:value="22385807" calcext:value-type="float">
            <text:p>22385807</text:p>
          </table:table-cell>
          <table:table-cell office:value-type="float" office:value="13124854" calcext:value-type="float">
            <text:p>13124854</text:p>
          </table:table-cell>
          <table:table-cell office:value-type="float" office:value="24265586" calcext:value-type="float">
            <text:p>24265586</text:p>
          </table:table-cell>
          <table:table-cell office:value-type="float" office:value="1086521" calcext:value-type="float">
            <text:p>1086521</text:p>
          </table:table-cell>
          <table:table-cell office:value-type="float" office:value="1241988" calcext:value-type="float">
            <text:p>1241988</text:p>
          </table:table-cell>
          <table:table-cell office:value-type="float" office:value="12609355" calcext:value-type="float">
            <text:p>12609355</text:p>
          </table:table-cell>
          <table:table-cell office:value-type="float" office:value="13327812" calcext:value-type="float">
            <text:p>13327812</text:p>
          </table:table-cell>
          <table:table-cell office:value-type="float" office:value="8762287" calcext:value-type="float">
            <text:p>8762287</text:p>
          </table:table-cell>
          <table:table-cell office:value-type="float" office:value="31866482" calcext:value-type="float">
            <text:p>31866482</text:p>
          </table:table-cell>
          <table:table-cell office:value-type="float" office:value="362406" calcext:value-type="float">
            <text:p>362406</text:p>
          </table:table-cell>
          <table:table-cell office:value-type="float" office:value="456552" calcext:value-type="float">
            <text:p>456552</text:p>
          </table:table-cell>
          <table:table-cell office:value-type="float" office:value="247049223" calcext:value-type="float">
            <text:p>247049223</text:p>
          </table:table-cell>
          <table:table-cell office:value-type="float" office:value="257026260" calcext:value-type="float">
            <text:p>257026260</text:p>
          </table:table-cell>
          <table:table-cell office:value-type="float" office:value="378605757" calcext:value-type="float">
            <text:p>378605757</text:p>
          </table:table-cell>
          <table:table-cell office:value-type="float" office:value="389201238" calcext:value-type="float">
            <text:p>389201238</text:p>
          </table:table-cell>
          <table:table-cell office:value-type="float" office:value="21623770" calcext:value-type="float">
            <text:p>21623770</text:p>
          </table:table-cell>
          <table:table-cell office:value-type="float" office:value="21873941" calcext:value-type="float">
            <text:p>21873941</text:p>
          </table:table-cell>
          <table:table-cell office:value-type="float" office:value="103195595" calcext:value-type="float">
            <text:p>103195595</text:p>
          </table:table-cell>
          <table:table-cell office:value-type="float" office:value="105205627" calcext:value-type="float">
            <text:p>105205627</text:p>
          </table:table-cell>
          <table:table-cell office:value-type="float" office:value="450254952" calcext:value-type="float">
            <text:p>450254952</text:p>
          </table:table-cell>
          <table:table-cell office:value-type="float" office:value="456230782" calcext:value-type="float">
            <text:p>456230782</text:p>
          </table:table-cell>
          <table:table-cell office:value-type="float" office:value="23668653" calcext:value-type="float">
            <text:p>23668653</text:p>
          </table:table-cell>
          <table:table-cell office:value-type="float" office:value="24038672" calcext:value-type="float">
            <text:p>24038672</text:p>
          </table:table-cell>
          <table:table-cell office:value-type="float" office:value="49255844" calcext:value-type="float">
            <text:p>49255844</text:p>
          </table:table-cell>
          <table:table-cell office:value-type="float" office:value="120873611" calcext:value-type="float">
            <text:p>120873611</text:p>
          </table:table-cell>
          <table:table-cell office:value-type="float" office:value="88111134" calcext:value-type="float">
            <text:p>88111134</text:p>
          </table:table-cell>
          <table:table-cell office:value-type="float" office:value="177812485" calcext:value-type="float">
            <text:p>177812485</text:p>
          </table:table-cell>
          <table:table-cell office:value-type="float" office:value="4368293" calcext:value-type="float">
            <text:p>4368293</text:p>
          </table:table-cell>
          <table:table-cell office:value-type="float" office:value="13197279" calcext:value-type="float">
            <text:p>13197279</text:p>
          </table:table-cell>
        </table:table-row>
        <table:table-row table:style-name="ro1">
          <table:table-cell office:value-type="float" office:value="40087989" calcext:value-type="float">
            <text:p>40087989</text:p>
          </table:table-cell>
          <table:table-cell office:value-type="float" office:value="40921335" calcext:value-type="float">
            <text:p>40921335</text:p>
          </table:table-cell>
          <table:table-cell office:value-type="float" office:value="15261299" calcext:value-type="float">
            <text:p>15261299</text:p>
          </table:table-cell>
          <table:table-cell office:value-type="float" office:value="36503385" calcext:value-type="float">
            <text:p>36503385</text:p>
          </table:table-cell>
          <table:table-cell office:value-type="float" office:value="746603" calcext:value-type="float">
            <text:p>746603</text:p>
          </table:table-cell>
          <table:table-cell office:value-type="float" office:value="913314" calcext:value-type="float">
            <text:p>913314</text:p>
          </table:table-cell>
          <table:table-cell office:value-type="float" office:value="18818455" calcext:value-type="float">
            <text:p>18818455</text:p>
          </table:table-cell>
          <table:table-cell office:value-type="float" office:value="20069591" calcext:value-type="float">
            <text:p>20069591</text:p>
          </table:table-cell>
          <table:table-cell office:value-type="float" office:value="5443849" calcext:value-type="float">
            <text:p>5443849</text:p>
          </table:table-cell>
          <table:table-cell office:value-type="float" office:value="25275491" calcext:value-type="float">
            <text:p>25275491</text:p>
          </table:table-cell>
          <table:table-cell office:value-type="float" office:value="502927" calcext:value-type="float">
            <text:p>502927</text:p>
          </table:table-cell>
          <table:table-cell office:value-type="float" office:value="660698" calcext:value-type="float">
            <text:p>660698</text:p>
          </table:table-cell>
          <table:table-cell office:value-type="float" office:value="262927989" calcext:value-type="float">
            <text:p>262927989</text:p>
          </table:table-cell>
          <table:table-cell office:value-type="float" office:value="265013240" calcext:value-type="float">
            <text:p>265013240</text:p>
          </table:table-cell>
          <table:table-cell office:value-type="float" office:value="178636334" calcext:value-type="float">
            <text:p>178636334</text:p>
          </table:table-cell>
          <table:table-cell office:value-type="float" office:value="192933962" calcext:value-type="float">
            <text:p>192933962</text:p>
          </table:table-cell>
          <table:table-cell office:value-type="float" office:value="21781191" calcext:value-type="float">
            <text:p>21781191</text:p>
          </table:table-cell>
          <table:table-cell office:value-type="float" office:value="22031013" calcext:value-type="float">
            <text:p>22031013</text:p>
          </table:table-cell>
          <table:table-cell office:value-type="float" office:value="131242039" calcext:value-type="float">
            <text:p>131242039</text:p>
          </table:table-cell>
          <table:table-cell office:value-type="float" office:value="145409064" calcext:value-type="float">
            <text:p>145409064</text:p>
          </table:table-cell>
          <table:table-cell office:value-type="float" office:value="491092408" calcext:value-type="float">
            <text:p>491092408</text:p>
          </table:table-cell>
          <table:table-cell office:value-type="float" office:value="497727819" calcext:value-type="float">
            <text:p>497727819</text:p>
          </table:table-cell>
          <table:table-cell office:value-type="float" office:value="23669421" calcext:value-type="float">
            <text:p>23669421</text:p>
          </table:table-cell>
          <table:table-cell office:value-type="float" office:value="24049217" calcext:value-type="float">
            <text:p>24049217</text:p>
          </table:table-cell>
          <table:table-cell office:value-type="float" office:value="79942079" calcext:value-type="float">
            <text:p>79942079</text:p>
          </table:table-cell>
          <table:table-cell office:value-type="float" office:value="101938172" calcext:value-type="float">
            <text:p>101938172</text:p>
          </table:table-cell>
          <table:table-cell office:value-type="float" office:value="66787194" calcext:value-type="float">
            <text:p>66787194</text:p>
          </table:table-cell>
          <table:table-cell office:value-type="float" office:value="79833476" calcext:value-type="float">
            <text:p>79833476</text:p>
          </table:table-cell>
          <table:table-cell office:value-type="float" office:value="5573474" calcext:value-type="float">
            <text:p>5573474</text:p>
          </table:table-cell>
          <table:table-cell office:value-type="float" office:value="5964376" calcext:value-type="float">
            <text:p>5964376</text:p>
          </table:table-cell>
        </table:table-row>
        <table:table-row table:style-name="ro1">
          <table:table-cell office:value-type="float" office:value="40558161" calcext:value-type="float">
            <text:p>40558161</text:p>
          </table:table-cell>
          <table:table-cell office:value-type="float" office:value="41570091" calcext:value-type="float">
            <text:p>41570091</text:p>
          </table:table-cell>
          <table:table-cell office:value-type="float" office:value="13175558" calcext:value-type="float">
            <text:p>13175558</text:p>
          </table:table-cell>
          <table:table-cell office:value-type="float" office:value="24480697" calcext:value-type="float">
            <text:p>24480697</text:p>
          </table:table-cell>
          <table:table-cell office:value-type="float" office:value="750096" calcext:value-type="float">
            <text:p>750096</text:p>
          </table:table-cell>
          <table:table-cell office:value-type="float" office:value="869524" calcext:value-type="float">
            <text:p>869524</text:p>
          </table:table-cell>
          <table:table-cell office:value-type="float" office:value="16569356" calcext:value-type="float">
            <text:p>16569356</text:p>
          </table:table-cell>
          <table:table-cell office:value-type="float" office:value="17392226" calcext:value-type="float">
            <text:p>17392226</text:p>
          </table:table-cell>
          <table:table-cell office:value-type="float" office:value="7930198" calcext:value-type="float">
            <text:p>7930198</text:p>
          </table:table-cell>
          <table:table-cell office:value-type="float" office:value="38056026" calcext:value-type="float">
            <text:p>38056026</text:p>
          </table:table-cell>
          <table:table-cell office:value-type="float" office:value="338171" calcext:value-type="float">
            <text:p>338171</text:p>
          </table:table-cell>
          <table:table-cell office:value-type="float" office:value="437346" calcext:value-type="float">
            <text:p>437346</text:p>
          </table:table-cell>
          <table:table-cell office:value-type="float" office:value="132262909" calcext:value-type="float">
            <text:p>132262909</text:p>
          </table:table-cell>
          <table:table-cell office:value-type="float" office:value="133858293" calcext:value-type="float">
            <text:p>133858293</text:p>
          </table:table-cell>
          <table:table-cell office:value-type="float" office:value="219964704" calcext:value-type="float">
            <text:p>219964704</text:p>
          </table:table-cell>
          <table:table-cell office:value-type="float" office:value="242268518" calcext:value-type="float">
            <text:p>242268518</text:p>
          </table:table-cell>
          <table:table-cell office:value-type="float" office:value="21759262" calcext:value-type="float">
            <text:p>21759262</text:p>
          </table:table-cell>
          <table:table-cell office:value-type="float" office:value="21995605" calcext:value-type="float">
            <text:p>21995605</text:p>
          </table:table-cell>
          <table:table-cell office:value-type="float" office:value="133824210" calcext:value-type="float">
            <text:p>133824210</text:p>
          </table:table-cell>
          <table:table-cell office:value-type="float" office:value="135744147" calcext:value-type="float">
            <text:p>135744147</text:p>
          </table:table-cell>
          <table:table-cell office:value-type="float" office:value="409976995" calcext:value-type="float">
            <text:p>409976995</text:p>
          </table:table-cell>
          <table:table-cell office:value-type="float" office:value="423770858" calcext:value-type="float">
            <text:p>423770858</text:p>
          </table:table-cell>
          <table:table-cell office:value-type="float" office:value="23413522" calcext:value-type="float">
            <text:p>23413522</text:p>
          </table:table-cell>
          <table:table-cell office:value-type="float" office:value="23769433" calcext:value-type="float">
            <text:p>23769433</text:p>
          </table:table-cell>
          <table:table-cell office:value-type="float" office:value="130984324" calcext:value-type="float">
            <text:p>130984324</text:p>
          </table:table-cell>
          <table:table-cell office:value-type="float" office:value="135640014" calcext:value-type="float">
            <text:p>135640014</text:p>
          </table:table-cell>
          <table:table-cell office:value-type="float" office:value="38995951" calcext:value-type="float">
            <text:p>38995951</text:p>
          </table:table-cell>
          <table:table-cell office:value-type="float" office:value="46485870" calcext:value-type="float">
            <text:p>46485870</text:p>
          </table:table-cell>
          <table:table-cell office:value-type="float" office:value="6517868" calcext:value-type="float">
            <text:p>6517868</text:p>
          </table:table-cell>
          <table:table-cell office:value-type="float" office:value="6822306" calcext:value-type="float">
            <text:p>6822306</text:p>
          </table:table-cell>
        </table:table-row>
        <table:table-row table:style-name="ro1">
          <table:table-cell office:value-type="float" office:value="41690357" calcext:value-type="float">
            <text:p>41690357</text:p>
          </table:table-cell>
          <table:table-cell office:value-type="float" office:value="42549545" calcext:value-type="float">
            <text:p>42549545</text:p>
          </table:table-cell>
          <table:table-cell office:value-type="float" office:value="13741342" calcext:value-type="float">
            <text:p>13741342</text:p>
          </table:table-cell>
          <table:table-cell office:value-type="float" office:value="24980481" calcext:value-type="float">
            <text:p>24980481</text:p>
          </table:table-cell>
          <table:table-cell office:value-type="float" office:value="1085683" calcext:value-type="float">
            <text:p>1085683</text:p>
          </table:table-cell>
          <table:table-cell office:value-type="float" office:value="1240661" calcext:value-type="float">
            <text:p>1240661</text:p>
          </table:table-cell>
          <table:table-cell office:value-type="float" office:value="16611260" calcext:value-type="float">
            <text:p>16611260</text:p>
          </table:table-cell>
          <table:table-cell office:value-type="float" office:value="17334397" calcext:value-type="float">
            <text:p>17334397</text:p>
          </table:table-cell>
          <table:table-cell office:value-type="float" office:value="8790503" calcext:value-type="float">
            <text:p>8790503</text:p>
          </table:table-cell>
          <table:table-cell office:value-type="float" office:value="32194736" calcext:value-type="float">
            <text:p>32194736</text:p>
          </table:table-cell>
          <table:table-cell office:value-type="float" office:value="483791" calcext:value-type="float">
            <text:p>483791</text:p>
          </table:table-cell>
          <table:table-cell office:value-type="float" office:value="615023" calcext:value-type="float">
            <text:p>615023</text:p>
          </table:table-cell>
          <table:table-cell office:value-type="float" office:value="201745837" calcext:value-type="float">
            <text:p>201745837</text:p>
          </table:table-cell>
          <table:table-cell office:value-type="float" office:value="203671570" calcext:value-type="float">
            <text:p>203671570</text:p>
          </table:table-cell>
          <table:table-cell office:value-type="float" office:value="225442356" calcext:value-type="float">
            <text:p>225442356</text:p>
          </table:table-cell>
          <table:table-cell office:value-type="float" office:value="244490239" calcext:value-type="float">
            <text:p>244490239</text:p>
          </table:table-cell>
          <table:table-cell office:value-type="float" office:value="22853674" calcext:value-type="float">
            <text:p>22853674</text:p>
          </table:table-cell>
          <table:table-cell office:value-type="float" office:value="23104544" calcext:value-type="float">
            <text:p>23104544</text:p>
          </table:table-cell>
          <table:table-cell office:value-type="float" office:value="150364093" calcext:value-type="float">
            <text:p>150364093</text:p>
          </table:table-cell>
          <table:table-cell office:value-type="float" office:value="152352963" calcext:value-type="float">
            <text:p>152352963</text:p>
          </table:table-cell>
          <table:table-cell office:value-type="float" office:value="256059657" calcext:value-type="float">
            <text:p>256059657</text:p>
          </table:table-cell>
          <table:table-cell office:value-type="float" office:value="262058255" calcext:value-type="float">
            <text:p>262058255</text:p>
          </table:table-cell>
          <table:table-cell office:value-type="float" office:value="23708392" calcext:value-type="float">
            <text:p>23708392</text:p>
          </table:table-cell>
          <table:table-cell office:value-type="float" office:value="24065770" calcext:value-type="float">
            <text:p>24065770</text:p>
          </table:table-cell>
          <table:table-cell office:value-type="float" office:value="115426410" calcext:value-type="float">
            <text:p>115426410</text:p>
          </table:table-cell>
          <table:table-cell office:value-type="float" office:value="178965077" calcext:value-type="float">
            <text:p>178965077</text:p>
          </table:table-cell>
          <table:table-cell office:value-type="float" office:value="75174155" calcext:value-type="float">
            <text:p>75174155</text:p>
          </table:table-cell>
          <table:table-cell office:value-type="float" office:value="210941699" calcext:value-type="float">
            <text:p>210941699</text:p>
          </table:table-cell>
          <table:table-cell office:value-type="float" office:value="4369131" calcext:value-type="float">
            <text:p>4369131</text:p>
          </table:table-cell>
          <table:table-cell office:value-type="float" office:value="13106136" calcext:value-type="float">
            <text:p>13106136</text:p>
          </table:table-cell>
        </table:table-row>
        <table:table-row table:style-name="ro1">
          <table:table-cell office:value-type="float" office:value="21429471" calcext:value-type="float">
            <text:p>21429471</text:p>
          </table:table-cell>
          <table:table-cell office:value-type="float" office:value="22265541" calcext:value-type="float">
            <text:p>22265541</text:p>
          </table:table-cell>
          <table:table-cell office:value-type="float" office:value="19781845" calcext:value-type="float">
            <text:p>19781845</text:p>
          </table:table-cell>
          <table:table-cell office:value-type="float" office:value="31717790" calcext:value-type="float">
            <text:p>31717790</text:p>
          </table:table-cell>
          <table:table-cell office:value-type="float" office:value="747581" calcext:value-type="float">
            <text:p>747581</text:p>
          </table:table-cell>
          <table:table-cell office:value-type="float" office:value="913734" calcext:value-type="float">
            <text:p>913734</text:p>
          </table:table-cell>
          <table:table-cell office:value-type="float" office:value="12749456" calcext:value-type="float">
            <text:p>12749456</text:p>
          </table:table-cell>
          <table:table-cell office:value-type="float" office:value="13911545" calcext:value-type="float">
            <text:p>13911545</text:p>
          </table:table-cell>
          <table:table-cell office:value-type="float" office:value="8810827" calcext:value-type="float">
            <text:p>8810827</text:p>
          </table:table-cell>
          <table:table-cell office:value-type="float" office:value="32334000" calcext:value-type="float">
            <text:p>32334000</text:p>
          </table:table-cell>
          <table:table-cell office:value-type="float" office:value="487073" calcext:value-type="float">
            <text:p>487073</text:p>
          </table:table-cell>
          <table:table-cell office:value-type="float" office:value="644984" calcext:value-type="float">
            <text:p>644984</text:p>
          </table:table-cell>
          <table:table-cell office:value-type="float" office:value="172614269" calcext:value-type="float">
            <text:p>172614269</text:p>
          </table:table-cell>
          <table:table-cell office:value-type="float" office:value="174447253" calcext:value-type="float">
            <text:p>174447253</text:p>
          </table:table-cell>
          <table:table-cell office:value-type="float" office:value="296465563" calcext:value-type="float">
            <text:p>296465563</text:p>
          </table:table-cell>
          <table:table-cell office:value-type="float" office:value="303195330" calcext:value-type="float">
            <text:p>303195330</text:p>
          </table:table-cell>
          <table:table-cell office:value-type="float" office:value="21660226" calcext:value-type="float">
            <text:p>21660226</text:p>
          </table:table-cell>
          <table:table-cell office:value-type="float" office:value="21907744" calcext:value-type="float">
            <text:p>21907744</text:p>
          </table:table-cell>
          <table:table-cell office:value-type="float" office:value="194425213" calcext:value-type="float">
            <text:p>194425213</text:p>
          </table:table-cell>
          <table:table-cell office:value-type="float" office:value="196807988" calcext:value-type="float">
            <text:p>196807988</text:p>
          </table:table-cell>
          <table:table-cell office:value-type="float" office:value="386813435" calcext:value-type="float">
            <text:p>386813435</text:p>
          </table:table-cell>
          <table:table-cell office:value-type="float" office:value="412972209" calcext:value-type="float">
            <text:p>412972209</text:p>
          </table:table-cell>
          <table:table-cell office:value-type="float" office:value="23660411" calcext:value-type="float">
            <text:p>23660411</text:p>
          </table:table-cell>
          <table:table-cell office:value-type="float" office:value="24040138" calcext:value-type="float">
            <text:p>24040138</text:p>
          </table:table-cell>
          <table:table-cell office:value-type="float" office:value="80449755" calcext:value-type="float">
            <text:p>80449755</text:p>
          </table:table-cell>
          <table:table-cell office:value-type="float" office:value="95232152" calcext:value-type="float">
            <text:p>95232152</text:p>
          </table:table-cell>
          <table:table-cell office:value-type="float" office:value="96213632" calcext:value-type="float">
            <text:p>96213632</text:p>
          </table:table-cell>
          <table:table-cell office:value-type="float" office:value="133440992" calcext:value-type="float">
            <text:p>133440992</text:p>
          </table:table-cell>
          <table:table-cell office:value-type="float" office:value="6478966" calcext:value-type="float">
            <text:p>6478966</text:p>
          </table:table-cell>
          <table:table-cell office:value-type="float" office:value="7084420" calcext:value-type="float">
            <text:p>7084420</text:p>
          </table:table-cell>
        </table:table-row>
        <table:table-row table:style-name="ro1">
          <table:table-cell office:value-type="float" office:value="32410057" calcext:value-type="float">
            <text:p>32410057</text:p>
          </table:table-cell>
          <table:table-cell office:value-type="float" office:value="33408648" calcext:value-type="float">
            <text:p>33408648</text:p>
          </table:table-cell>
          <table:table-cell office:value-type="float" office:value="25639294" calcext:value-type="float">
            <text:p>25639294</text:p>
          </table:table-cell>
          <table:table-cell office:value-type="float" office:value="41415113" calcext:value-type="float">
            <text:p>41415113</text:p>
          </table:table-cell>
          <table:table-cell office:value-type="float" office:value="743810" calcext:value-type="float">
            <text:p>743810</text:p>
          </table:table-cell>
          <table:table-cell office:value-type="float" office:value="862959" calcext:value-type="float">
            <text:p>862959</text:p>
          </table:table-cell>
          <table:table-cell office:value-type="float" office:value="13153489" calcext:value-type="float">
            <text:p>13153489</text:p>
          </table:table-cell>
          <table:table-cell office:value-type="float" office:value="13982435" calcext:value-type="float">
            <text:p>13982435</text:p>
          </table:table-cell>
          <table:table-cell office:value-type="float" office:value="11135145" calcext:value-type="float">
            <text:p>11135145</text:p>
          </table:table-cell>
          <table:table-cell office:value-type="float" office:value="45144986" calcext:value-type="float">
            <text:p>45144986</text:p>
          </table:table-cell>
          <table:table-cell office:value-type="float" office:value="338590" calcext:value-type="float">
            <text:p>338590</text:p>
          </table:table-cell>
          <table:table-cell office:value-type="float" office:value="436089" calcext:value-type="float">
            <text:p>436089</text:p>
          </table:table-cell>
          <table:table-cell office:value-type="float" office:value="139046872" calcext:value-type="float">
            <text:p>139046872</text:p>
          </table:table-cell>
          <table:table-cell office:value-type="float" office:value="141172142" calcext:value-type="float">
            <text:p>141172142</text:p>
          </table:table-cell>
          <table:table-cell office:value-type="float" office:value="340635706" calcext:value-type="float">
            <text:p>340635706</text:p>
          </table:table-cell>
          <table:table-cell office:value-type="float" office:value="346956901" calcext:value-type="float">
            <text:p>346956901</text:p>
          </table:table-cell>
          <table:table-cell office:value-type="float" office:value="21820582" calcext:value-type="float">
            <text:p>21820582</text:p>
          </table:table-cell>
          <table:table-cell office:value-type="float" office:value="22081928" calcext:value-type="float">
            <text:p>22081928</text:p>
          </table:table-cell>
          <table:table-cell office:value-type="float" office:value="84937617" calcext:value-type="float">
            <text:p>84937617</text:p>
          </table:table-cell>
          <table:table-cell office:value-type="float" office:value="86917408" calcext:value-type="float">
            <text:p>86917408</text:p>
          </table:table-cell>
          <table:table-cell office:value-type="float" office:value="404054943" calcext:value-type="float">
            <text:p>404054943</text:p>
          </table:table-cell>
          <table:table-cell office:value-type="float" office:value="410000531" calcext:value-type="float">
            <text:p>410000531</text:p>
          </table:table-cell>
          <table:table-cell office:value-type="float" office:value="23560468" calcext:value-type="float">
            <text:p>23560468</text:p>
          </table:table-cell>
          <table:table-cell office:value-type="float" office:value="23917636" calcext:value-type="float">
            <text:p>23917636</text:p>
          </table:table-cell>
          <table:table-cell office:value-type="float" office:value="79952066" calcext:value-type="float">
            <text:p>79952066</text:p>
          </table:table-cell>
          <table:table-cell office:value-type="float" office:value="96714882" calcext:value-type="float">
            <text:p>96714882</text:p>
          </table:table-cell>
          <table:table-cell office:value-type="float" office:value="47947089" calcext:value-type="float">
            <text:p>47947089</text:p>
          </table:table-cell>
          <table:table-cell office:value-type="float" office:value="64311111" calcext:value-type="float">
            <text:p>64311111</text:p>
          </table:table-cell>
          <table:table-cell office:value-type="float" office:value="6525341" calcext:value-type="float">
            <text:p>6525341</text:p>
          </table:table-cell>
          <table:table-cell office:value-type="float" office:value="6828382" calcext:value-type="float">
            <text:p>6828382</text:p>
          </table:table-cell>
        </table:table-row>
        <table:table-row table:style-name="ro1">
          <table:table-cell office:value-type="float" office:value="44229158" calcext:value-type="float">
            <text:p>44229158</text:p>
          </table:table-cell>
          <table:table-cell office:value-type="float" office:value="45096726" calcext:value-type="float">
            <text:p>45096726</text:p>
          </table:table-cell>
          <table:table-cell office:value-type="float" office:value="25202646" calcext:value-type="float">
            <text:p>25202646</text:p>
          </table:table-cell>
          <table:table-cell office:value-type="float" office:value="36776813" calcext:value-type="float">
            <text:p>36776813</text:p>
          </table:table-cell>
          <table:table-cell office:value-type="float" office:value="1087709" calcext:value-type="float">
            <text:p>1087709</text:p>
          </table:table-cell>
          <table:table-cell office:value-type="float" office:value="1237937" calcext:value-type="float">
            <text:p>1237937</text:p>
          </table:table-cell>
          <table:table-cell office:value-type="float" office:value="16688226" calcext:value-type="float">
            <text:p>16688226</text:p>
          </table:table-cell>
          <table:table-cell office:value-type="float" office:value="17427915" calcext:value-type="float">
            <text:p>17427915</text:p>
          </table:table-cell>
          <table:table-cell office:value-type="float" office:value="8802865" calcext:value-type="float">
            <text:p>8802865</text:p>
          </table:table-cell>
          <table:table-cell office:value-type="float" office:value="36090413" calcext:value-type="float">
            <text:p>36090413</text:p>
          </table:table-cell>
          <table:table-cell office:value-type="float" office:value="484000" calcext:value-type="float">
            <text:p>484000</text:p>
          </table:table-cell>
          <table:table-cell office:value-type="float" office:value="614743" calcext:value-type="float">
            <text:p>614743</text:p>
          </table:table-cell>
          <table:table-cell office:value-type="float" office:value="218911636" calcext:value-type="float">
            <text:p>218911636</text:p>
          </table:table-cell>
          <table:table-cell office:value-type="float" office:value="220788830" calcext:value-type="float">
            <text:p>220788830</text:p>
          </table:table-cell>
          <table:table-cell office:value-type="float" office:value="180876493" calcext:value-type="float">
            <text:p>180876493</text:p>
          </table:table-cell>
          <table:table-cell office:value-type="float" office:value="187702780" calcext:value-type="float">
            <text:p>187702780</text:p>
          </table:table-cell>
          <table:table-cell office:value-type="float" office:value="21815344" calcext:value-type="float">
            <text:p>21815344</text:p>
          </table:table-cell>
          <table:table-cell office:value-type="float" office:value="22065376" calcext:value-type="float">
            <text:p>22065376</text:p>
          </table:table-cell>
          <table:table-cell office:value-type="float" office:value="92711720" calcext:value-type="float">
            <text:p>92711720</text:p>
          </table:table-cell>
          <table:table-cell office:value-type="float" office:value="94767917" calcext:value-type="float">
            <text:p>94767917</text:p>
          </table:table-cell>
          <table:table-cell office:value-type="float" office:value="306505946" calcext:value-type="float">
            <text:p>306505946</text:p>
          </table:table-cell>
          <table:table-cell office:value-type="float" office:value="312412982" calcext:value-type="float">
            <text:p>312412982</text:p>
          </table:table-cell>
          <table:table-cell office:value-type="float" office:value="26364945" calcext:value-type="float">
            <text:p>26364945</text:p>
          </table:table-cell>
          <table:table-cell office:value-type="float" office:value="26719389" calcext:value-type="float">
            <text:p>26719389</text:p>
          </table:table-cell>
          <table:table-cell office:value-type="float" office:value="92977885" calcext:value-type="float">
            <text:p>92977885</text:p>
          </table:table-cell>
          <table:table-cell office:value-type="float" office:value="139756250" calcext:value-type="float">
            <text:p>139756250</text:p>
          </table:table-cell>
          <table:table-cell office:value-type="float" office:value="82122454" calcext:value-type="float">
            <text:p>82122454</text:p>
          </table:table-cell>
          <table:table-cell office:value-type="float" office:value="202836338" calcext:value-type="float">
            <text:p>202836338</text:p>
          </table:table-cell>
          <table:table-cell office:value-type="float" office:value="4385893" calcext:value-type="float">
            <text:p>4385893</text:p>
          </table:table-cell>
          <table:table-cell office:value-type="float" office:value="13130301" calcext:value-type="float">
            <text:p>13130301</text:p>
          </table:table-cell>
        </table:table-row>
        <table:table-row table:style-name="ro1">
          <table:table-cell office:value-type="float" office:value="25770875" calcext:value-type="float">
            <text:p>25770875</text:p>
          </table:table-cell>
          <table:table-cell office:value-type="float" office:value="26618468" calcext:value-type="float">
            <text:p>26618468</text:p>
          </table:table-cell>
          <table:table-cell office:value-type="float" office:value="12350663" calcext:value-type="float">
            <text:p>12350663</text:p>
          </table:table-cell>
          <table:table-cell office:value-type="float" office:value="22717275" calcext:value-type="float">
            <text:p>22717275</text:p>
          </table:table-cell>
          <table:table-cell office:value-type="float" office:value="743740" calcext:value-type="float">
            <text:p>743740</text:p>
          </table:table-cell>
          <table:table-cell office:value-type="float" office:value="910730" calcext:value-type="float">
            <text:p>910730</text:p>
          </table:table-cell>
          <table:table-cell office:value-type="float" office:value="12686250" calcext:value-type="float">
            <text:p>12686250</text:p>
          </table:table-cell>
          <table:table-cell office:value-type="float" office:value="13858676" calcext:value-type="float">
            <text:p>13858676</text:p>
          </table:table-cell>
          <table:table-cell office:value-type="float" office:value="8785824" calcext:value-type="float">
            <text:p>8785824</text:p>
          </table:table-cell>
          <table:table-cell office:value-type="float" office:value="32172387" calcext:value-type="float">
            <text:p>32172387</text:p>
          </table:table-cell>
          <table:table-cell office:value-type="float" office:value="509422" calcext:value-type="float">
            <text:p>509422</text:p>
          </table:table-cell>
          <table:table-cell office:value-type="float" office:value="665867" calcext:value-type="float">
            <text:p>665867</text:p>
          </table:table-cell>
          <table:table-cell office:value-type="float" office:value="256185511" calcext:value-type="float">
            <text:p>256185511</text:p>
          </table:table-cell>
          <table:table-cell office:value-type="float" office:value="257961715" calcext:value-type="float">
            <text:p>257961715</text:p>
          </table:table-cell>
          <table:table-cell office:value-type="float" office:value="181334652" calcext:value-type="float">
            <text:p>181334652</text:p>
          </table:table-cell>
          <table:table-cell office:value-type="float" office:value="188058133" calcext:value-type="float">
            <text:p>188058133</text:p>
          </table:table-cell>
          <table:table-cell office:value-type="float" office:value="21788944" calcext:value-type="float">
            <text:p>21788944</text:p>
          </table:table-cell>
          <table:table-cell office:value-type="float" office:value="22036602" calcext:value-type="float">
            <text:p>22036602</text:p>
          </table:table-cell>
          <table:table-cell office:value-type="float" office:value="137747056" calcext:value-type="float">
            <text:p>137747056</text:p>
          </table:table-cell>
          <table:table-cell office:value-type="float" office:value="140186612" calcext:value-type="float">
            <text:p>140186612</text:p>
          </table:table-cell>
          <table:table-cell office:value-type="float" office:value="300742573" calcext:value-type="float">
            <text:p>300742573</text:p>
          </table:table-cell>
          <table:table-cell office:value-type="float" office:value="319010539" calcext:value-type="float">
            <text:p>319010539</text:p>
          </table:table-cell>
          <table:table-cell office:value-type="float" office:value="23675078" calcext:value-type="float">
            <text:p>23675078</text:p>
          </table:table-cell>
          <table:table-cell office:value-type="float" office:value="24055573" calcext:value-type="float">
            <text:p>24055573</text:p>
          </table:table-cell>
          <table:table-cell office:value-type="float" office:value="127429822" calcext:value-type="float">
            <text:p>127429822</text:p>
          </table:table-cell>
          <table:table-cell office:value-type="float" office:value="134675366" calcext:value-type="float">
            <text:p>134675366</text:p>
          </table:table-cell>
          <table:table-cell office:value-type="float" office:value="83865274" calcext:value-type="float">
            <text:p>83865274</text:p>
          </table:table-cell>
          <table:table-cell office:value-type="float" office:value="106667126" calcext:value-type="float">
            <text:p>106667126</text:p>
          </table:table-cell>
          <table:table-cell office:value-type="float" office:value="5759532" calcext:value-type="float">
            <text:p>5759532</text:p>
          </table:table-cell>
          <table:table-cell office:value-type="float" office:value="6150783" calcext:value-type="float">
            <text:p>6150783</text:p>
          </table:table-cell>
        </table:table-row>
        <table:table-row table:style-name="ro1">
          <table:table-cell office:value-type="float" office:value="24277319" calcext:value-type="float">
            <text:p>24277319</text:p>
          </table:table-cell>
          <table:table-cell office:value-type="float" office:value="25282894" calcext:value-type="float">
            <text:p>25282894</text:p>
          </table:table-cell>
          <table:table-cell office:value-type="float" office:value="25833243" calcext:value-type="float">
            <text:p>25833243</text:p>
          </table:table-cell>
          <table:table-cell office:value-type="float" office:value="44985050" calcext:value-type="float">
            <text:p>44985050</text:p>
          </table:table-cell>
          <table:table-cell office:value-type="float" office:value="754914" calcext:value-type="float">
            <text:p>754914</text:p>
          </table:table-cell>
          <table:table-cell office:value-type="float" office:value="872876" calcext:value-type="float">
            <text:p>872876</text:p>
          </table:table-cell>
          <table:table-cell office:value-type="float" office:value="12779209" calcext:value-type="float">
            <text:p>12779209</text:p>
          </table:table-cell>
          <table:table-cell office:value-type="float" office:value="13637698" calcext:value-type="float">
            <text:p>13637698</text:p>
          </table:table-cell>
          <table:table-cell office:value-type="float" office:value="5476954" calcext:value-type="float">
            <text:p>5476954</text:p>
          </table:table-cell>
          <table:table-cell office:value-type="float" office:value="24238557" calcext:value-type="float">
            <text:p>24238557</text:p>
          </table:table-cell>
          <table:table-cell office:value-type="float" office:value="337822" calcext:value-type="float">
            <text:p>337822</text:p>
          </table:table-cell>
          <table:table-cell office:value-type="float" office:value="436368" calcext:value-type="float">
            <text:p>436368</text:p>
          </table:table-cell>
          <table:table-cell office:value-type="float" office:value="220946393" calcext:value-type="float">
            <text:p>220946393</text:p>
          </table:table-cell>
          <table:table-cell office:value-type="float" office:value="222504691" calcext:value-type="float">
            <text:p>222504691</text:p>
          </table:table-cell>
          <table:table-cell office:value-type="float" office:value="348909872" calcext:value-type="float">
            <text:p>348909872</text:p>
          </table:table-cell>
          <table:table-cell office:value-type="float" office:value="358812877" calcext:value-type="float">
            <text:p>358812877</text:p>
          </table:table-cell>
          <table:table-cell office:value-type="float" office:value="21801516" calcext:value-type="float">
            <text:p>21801516</text:p>
          </table:table-cell>
          <table:table-cell office:value-type="float" office:value="22036462" calcext:value-type="float">
            <text:p>22036462</text:p>
          </table:table-cell>
          <table:table-cell office:value-type="float" office:value="138161494" calcext:value-type="float">
            <text:p>138161494</text:p>
          </table:table-cell>
          <table:table-cell office:value-type="float" office:value="146722219" calcext:value-type="float">
            <text:p>146722219</text:p>
          </table:table-cell>
          <table:table-cell office:value-type="float" office:value="407514880" calcext:value-type="float">
            <text:p>407514880</text:p>
          </table:table-cell>
          <table:table-cell office:value-type="float" office:value="413513199" calcext:value-type="float">
            <text:p>413513199</text:p>
          </table:table-cell>
          <table:table-cell office:value-type="float" office:value="23684856" calcext:value-type="float">
            <text:p>23684856</text:p>
          </table:table-cell>
          <table:table-cell office:value-type="float" office:value="24043421" calcext:value-type="float">
            <text:p>24043421</text:p>
          </table:table-cell>
          <table:table-cell office:value-type="float" office:value="141585393" calcext:value-type="float">
            <text:p>141585393</text:p>
          </table:table-cell>
          <table:table-cell office:value-type="float" office:value="161875404" calcext:value-type="float">
            <text:p>161875404</text:p>
          </table:table-cell>
          <table:table-cell office:value-type="float" office:value="65951264" calcext:value-type="float">
            <text:p>65951264</text:p>
          </table:table-cell>
          <table:table-cell office:value-type="float" office:value="77249489" calcext:value-type="float">
            <text:p>77249489</text:p>
          </table:table-cell>
          <table:table-cell office:value-type="float" office:value="5579969" calcext:value-type="float">
            <text:p>5579969</text:p>
          </table:table-cell>
          <table:table-cell office:value-type="float" office:value="5879519" calcext:value-type="float">
            <text:p>5879519</text:p>
          </table:table-cell>
        </table:table-row>
        <table:table-row table:style-name="ro1">
          <table:table-cell office:value-type="float" office:value="28529256" calcext:value-type="float">
            <text:p>28529256</text:p>
          </table:table-cell>
          <table:table-cell office:value-type="float" office:value="29404298" calcext:value-type="float">
            <text:p>29404298</text:p>
          </table:table-cell>
          <table:table-cell office:value-type="float" office:value="27040450" calcext:value-type="float">
            <text:p>27040450</text:p>
          </table:table-cell>
          <table:table-cell office:value-type="float" office:value="49556372" calcext:value-type="float">
            <text:p>49556372</text:p>
          </table:table-cell>
          <table:table-cell office:value-type="float" office:value="747302" calcext:value-type="float">
            <text:p>747302</text:p>
          </table:table-cell>
          <table:table-cell office:value-type="float" office:value="854159" calcext:value-type="float">
            <text:p>854159</text:p>
          </table:table-cell>
          <table:table-cell office:value-type="float" office:value="12648535" calcext:value-type="float">
            <text:p>12648535</text:p>
          </table:table-cell>
          <table:table-cell office:value-type="float" office:value="13354282" calcext:value-type="float">
            <text:p>13354282</text:p>
          </table:table-cell>
          <table:table-cell office:value-type="float" office:value="8896034" calcext:value-type="float">
            <text:p>8896034</text:p>
          </table:table-cell>
          <table:table-cell office:value-type="float" office:value="39043653" calcext:value-type="float">
            <text:p>39043653</text:p>
          </table:table-cell>
          <table:table-cell office:value-type="float" office:value="337543" calcext:value-type="float">
            <text:p>337543</text:p>
          </table:table-cell>
          <table:table-cell office:value-type="float" office:value="431480" calcext:value-type="float">
            <text:p>431480</text:p>
          </table:table-cell>
          <table:table-cell office:value-type="float" office:value="123477643" calcext:value-type="float">
            <text:p>123477643</text:p>
          </table:table-cell>
          <table:table-cell office:value-type="float" office:value="125405403" calcext:value-type="float">
            <text:p>125405403</text:p>
          </table:table-cell>
          <table:table-cell office:value-type="float" office:value="265270954" calcext:value-type="float">
            <text:p>265270954</text:p>
          </table:table-cell>
          <table:table-cell office:value-type="float" office:value="271468739" calcext:value-type="float">
            <text:p>271468739</text:p>
          </table:table-cell>
          <table:table-cell office:value-type="float" office:value="21638156" calcext:value-type="float">
            <text:p>21638156</text:p>
          </table:table-cell>
          <table:table-cell office:value-type="float" office:value="21890144" calcext:value-type="float">
            <text:p>21890144</text:p>
          </table:table-cell>
          <table:table-cell office:value-type="float" office:value="192511073" calcext:value-type="float">
            <text:p>192511073</text:p>
          </table:table-cell>
          <table:table-cell office:value-type="float" office:value="201121735" calcext:value-type="float">
            <text:p>201121735</text:p>
          </table:table-cell>
          <table:table-cell office:value-type="float" office:value="554339766" calcext:value-type="float">
            <text:p>554339766</text:p>
          </table:table-cell>
          <table:table-cell office:value-type="float" office:value="561091183" calcext:value-type="float">
            <text:p>561091183</text:p>
          </table:table-cell>
          <table:table-cell office:value-type="float" office:value="23642392" calcext:value-type="float">
            <text:p>23642392</text:p>
          </table:table-cell>
          <table:table-cell office:value-type="float" office:value="24002215" calcext:value-type="float">
            <text:p>24002215</text:p>
          </table:table-cell>
          <table:table-cell office:value-type="float" office:value="119739458" calcext:value-type="float">
            <text:p>119739458</text:p>
          </table:table-cell>
          <table:table-cell office:value-type="float" office:value="175752168" calcext:value-type="float">
            <text:p>175752168</text:p>
          </table:table-cell>
          <table:table-cell office:value-type="float" office:value="96695118" calcext:value-type="float">
            <text:p>96695118</text:p>
          </table:table-cell>
          <table:table-cell office:value-type="float" office:value="143938835" calcext:value-type="float">
            <text:p>143938835</text:p>
          </table:table-cell>
          <table:table-cell office:value-type="float" office:value="5461868" calcext:value-type="float">
            <text:p>5461868</text:p>
          </table:table-cell>
          <table:table-cell office:value-type="float" office:value="14176035" calcext:value-type="float">
            <text:p>14176035</text:p>
          </table:table-cell>
        </table:table-row>
        <table:table-row table:style-name="ro1">
          <table:table-cell office:value-type="float" office:value="39429455" calcext:value-type="float">
            <text:p>39429455</text:p>
          </table:table-cell>
          <table:table-cell office:value-type="float" office:value="40268249" calcext:value-type="float">
            <text:p>40268249</text:p>
          </table:table-cell>
          <table:table-cell office:value-type="float" office:value="14859990" calcext:value-type="float">
            <text:p>14859990</text:p>
          </table:table-cell>
          <table:table-cell office:value-type="float" office:value="28415066" calcext:value-type="float">
            <text:p>28415066</text:p>
          </table:table-cell>
          <table:table-cell office:value-type="float" office:value="1103003" calcext:value-type="float">
            <text:p>1103003</text:p>
          </table:table-cell>
          <table:table-cell office:value-type="float" office:value="1348915" calcext:value-type="float">
            <text:p>1348915</text:p>
          </table:table-cell>
          <table:table-cell office:value-type="float" office:value="16596873" calcext:value-type="float">
            <text:p>16596873</text:p>
          </table:table-cell>
          <table:table-cell office:value-type="float" office:value="17774048" calcext:value-type="float">
            <text:p>17774048</text:p>
          </table:table-cell>
          <table:table-cell office:value-type="float" office:value="8834504" calcext:value-type="float">
            <text:p>8834504</text:p>
          </table:table-cell>
          <table:table-cell office:value-type="float" office:value="35826204" calcext:value-type="float">
            <text:p>35826204</text:p>
          </table:table-cell>
          <table:table-cell office:value-type="float" office:value="483721" calcext:value-type="float">
            <text:p>483721</text:p>
          </table:table-cell>
          <table:table-cell office:value-type="float" office:value="641912" calcext:value-type="float">
            <text:p>641912</text:p>
          </table:table-cell>
          <table:table-cell office:value-type="float" office:value="211491559" calcext:value-type="float">
            <text:p>211491559</text:p>
          </table:table-cell>
          <table:table-cell office:value-type="float" office:value="213288366" calcext:value-type="float">
            <text:p>213288366</text:p>
          </table:table-cell>
          <table:table-cell office:value-type="float" office:value="277382341" calcext:value-type="float">
            <text:p>277382341</text:p>
          </table:table-cell>
          <table:table-cell office:value-type="float" office:value="283202494" calcext:value-type="float">
            <text:p>283202494</text:p>
          </table:table-cell>
          <table:table-cell office:value-type="float" office:value="21627262" calcext:value-type="float">
            <text:p>21627262</text:p>
          </table:table-cell>
          <table:table-cell office:value-type="float" office:value="21876386" calcext:value-type="float">
            <text:p>21876386</text:p>
          </table:table-cell>
          <table:table-cell office:value-type="float" office:value="127774908" calcext:value-type="float">
            <text:p>127774908</text:p>
          </table:table-cell>
          <table:table-cell office:value-type="float" office:value="129880553" calcext:value-type="float">
            <text:p>129880553</text:p>
          </table:table-cell>
          <table:table-cell office:value-type="float" office:value="310032931" calcext:value-type="float">
            <text:p>310032931</text:p>
          </table:table-cell>
          <table:table-cell office:value-type="float" office:value="316180919" calcext:value-type="float">
            <text:p>316180919</text:p>
          </table:table-cell>
          <table:table-cell office:value-type="float" office:value="23607192" calcext:value-type="float">
            <text:p>23607192</text:p>
          </table:table-cell>
          <table:table-cell office:value-type="float" office:value="24014018" calcext:value-type="float">
            <text:p>24014018</text:p>
          </table:table-cell>
          <table:table-cell office:value-type="float" office:value="145107140" calcext:value-type="float">
            <text:p>145107140</text:p>
          </table:table-cell>
          <table:table-cell office:value-type="float" office:value="180580226" calcext:value-type="float">
            <text:p>180580226</text:p>
          </table:table-cell>
          <table:table-cell office:value-type="float" office:value="82573209" calcext:value-type="float">
            <text:p>82573209</text:p>
          </table:table-cell>
          <table:table-cell office:value-type="float" office:value="104293779" calcext:value-type="float">
            <text:p>104293779</text:p>
          </table:table-cell>
          <table:table-cell office:value-type="float" office:value="4412573" calcext:value-type="float">
            <text:p>4412573</text:p>
          </table:table-cell>
          <table:table-cell office:value-type="float" office:value="4808014" calcext:value-type="float">
            <text:p>4808014</text:p>
          </table:table-cell>
        </table:table-row>
        <table:table-row table:style-name="ro1">
          <table:table-cell office:value-type="float" office:value="44458657" calcext:value-type="float">
            <text:p>44458657</text:p>
          </table:table-cell>
          <table:table-cell office:value-type="float" office:value="45476174" calcext:value-type="float">
            <text:p>45476174</text:p>
          </table:table-cell>
          <table:table-cell office:value-type="float" office:value="14754460" calcext:value-type="float">
            <text:p>14754460</text:p>
          </table:table-cell>
          <table:table-cell office:value-type="float" office:value="28386152" calcext:value-type="float">
            <text:p>28386152</text:p>
          </table:table-cell>
          <table:table-cell office:value-type="float" office:value="742273" calcext:value-type="float">
            <text:p>742273</text:p>
          </table:table-cell>
          <table:table-cell office:value-type="float" office:value="861702" calcext:value-type="float">
            <text:p>861702</text:p>
          </table:table-cell>
          <table:table-cell office:value-type="float" office:value="17229915" calcext:value-type="float">
            <text:p>17229915</text:p>
          </table:table-cell>
          <table:table-cell office:value-type="float" office:value="18049572" calcext:value-type="float">
            <text:p>18049572</text:p>
          </table:table-cell>
          <table:table-cell office:value-type="float" office:value="5417170" calcext:value-type="float">
            <text:p>5417170</text:p>
          </table:table-cell>
          <table:table-cell office:value-type="float" office:value="23727948" calcext:value-type="float">
            <text:p>23727948</text:p>
          </table:table-cell>
          <table:table-cell office:value-type="float" office:value="504324" calcext:value-type="float">
            <text:p>504324</text:p>
          </table:table-cell>
          <table:table-cell office:value-type="float" office:value="642679" calcext:value-type="float">
            <text:p>642679</text:p>
          </table:table-cell>
          <table:table-cell office:value-type="float" office:value="242987045" calcext:value-type="float">
            <text:p>242987045</text:p>
          </table:table-cell>
          <table:table-cell office:value-type="float" office:value="252830406" calcext:value-type="float">
            <text:p>252830406</text:p>
          </table:table-cell>
          <table:table-cell office:value-type="float" office:value="287502482" calcext:value-type="float">
            <text:p>287502482</text:p>
          </table:table-cell>
          <table:table-cell office:value-type="float" office:value="293887372" calcext:value-type="float">
            <text:p>293887372</text:p>
          </table:table-cell>
          <table:table-cell office:value-type="float" office:value="22830347" calcext:value-type="float">
            <text:p>22830347</text:p>
          </table:table-cell>
          <table:table-cell office:value-type="float" office:value="23063408" calcext:value-type="float">
            <text:p>23063408</text:p>
          </table:table-cell>
          <table:table-cell office:value-type="float" office:value="154548493" calcext:value-type="float">
            <text:p>154548493</text:p>
          </table:table-cell>
          <table:table-cell office:value-type="float" office:value="156535129" calcext:value-type="float">
            <text:p>156535129</text:p>
          </table:table-cell>
          <table:table-cell office:value-type="float" office:value="424174611" calcext:value-type="float">
            <text:p>424174611</text:p>
          </table:table-cell>
          <table:table-cell office:value-type="float" office:value="441915414" calcext:value-type="float">
            <text:p>441915414</text:p>
          </table:table-cell>
          <table:table-cell office:value-type="float" office:value="23564239" calcext:value-type="float">
            <text:p>23564239</text:p>
          </table:table-cell>
          <table:table-cell office:value-type="float" office:value="23917147" calcext:value-type="float">
            <text:p>23917147</text:p>
          </table:table-cell>
          <table:table-cell office:value-type="float" office:value="119532938" calcext:value-type="float">
            <text:p>119532938</text:p>
          </table:table-cell>
          <table:table-cell office:value-type="float" office:value="135990338" calcext:value-type="float">
            <text:p>135990338</text:p>
          </table:table-cell>
          <table:table-cell office:value-type="float" office:value="74541881" calcext:value-type="float">
            <text:p>74541881</text:p>
          </table:table-cell>
          <table:table-cell office:value-type="float" office:value="93120221" calcext:value-type="float">
            <text:p>93120221</text:p>
          </table:table-cell>
          <table:table-cell office:value-type="float" office:value="4380794" calcext:value-type="float">
            <text:p>4380794</text:p>
          </table:table-cell>
          <table:table-cell office:value-type="float" office:value="4607289" calcext:value-type="float">
            <text:p>4607289</text:p>
          </table:table-cell>
        </table:table-row>
        <table:table-row table:style-name="ro1">
          <table:table-cell office:value-type="float" office:value="20498277" calcext:value-type="float">
            <text:p>20498277</text:p>
          </table:table-cell>
          <table:table-cell office:value-type="float" office:value="21348944" calcext:value-type="float">
            <text:p>21348944</text:p>
          </table:table-cell>
          <table:table-cell office:value-type="float" office:value="12240593" calcext:value-type="float">
            <text:p>12240593</text:p>
          </table:table-cell>
          <table:table-cell office:value-type="float" office:value="22608392" calcext:value-type="float">
            <text:p>22608392</text:p>
          </table:table-cell>
          <table:table-cell office:value-type="float" office:value="744159" calcext:value-type="float">
            <text:p>744159</text:p>
          </table:table-cell>
          <table:table-cell office:value-type="float" office:value="852064" calcext:value-type="float">
            <text:p>852064</text:p>
          </table:table-cell>
          <table:table-cell office:value-type="float" office:value="16699958" calcext:value-type="float">
            <text:p>16699958</text:p>
          </table:table-cell>
          <table:table-cell office:value-type="float" office:value="17426028" calcext:value-type="float">
            <text:p>17426028</text:p>
          </table:table-cell>
          <table:table-cell office:value-type="float" office:value="13790231" calcext:value-type="float">
            <text:p>13790231</text:p>
          </table:table-cell>
          <table:table-cell office:value-type="float" office:value="34234381" calcext:value-type="float">
            <text:p>34234381</text:p>
          </table:table-cell>
          <table:table-cell office:value-type="float" office:value="363873" calcext:value-type="float">
            <text:p>363873</text:p>
          </table:table-cell>
          <table:table-cell office:value-type="float" office:value="494825" calcext:value-type="float">
            <text:p>494825</text:p>
          </table:table-cell>
          <table:table-cell office:value-type="float" office:value="197318389" calcext:value-type="float">
            <text:p>197318389</text:p>
          </table:table-cell>
          <table:table-cell office:value-type="float" office:value="199245449" calcext:value-type="float">
            <text:p>199245449</text:p>
          </table:table-cell>
          <table:table-cell office:value-type="float" office:value="181700201" calcext:value-type="float">
            <text:p>181700201</text:p>
          </table:table-cell>
          <table:table-cell office:value-type="float" office:value="187933396" calcext:value-type="float">
            <text:p>187933396</text:p>
          </table:table-cell>
          <table:table-cell office:value-type="float" office:value="21781191" calcext:value-type="float">
            <text:p>21781191</text:p>
          </table:table-cell>
          <table:table-cell office:value-type="float" office:value="22033109" calcext:value-type="float">
            <text:p>22033109</text:p>
          </table:table-cell>
          <table:table-cell office:value-type="float" office:value="125107600" calcext:value-type="float">
            <text:p>125107600</text:p>
          </table:table-cell>
          <table:table-cell office:value-type="float" office:value="126942470" calcext:value-type="float">
            <text:p>126942470</text:p>
          </table:table-cell>
          <table:table-cell office:value-type="float" office:value="392160693" calcext:value-type="float">
            <text:p>392160693</text:p>
          </table:table-cell>
          <table:table-cell office:value-type="float" office:value="398044891" calcext:value-type="float">
            <text:p>398044891</text:p>
          </table:table-cell>
          <table:table-cell office:value-type="float" office:value="23663205" calcext:value-type="float">
            <text:p>23663205</text:p>
          </table:table-cell>
          <table:table-cell office:value-type="float" office:value="24021560" calcext:value-type="float">
            <text:p>24021560</text:p>
          </table:table-cell>
          <table:table-cell office:value-type="float" office:value="102479373" calcext:value-type="float">
            <text:p>102479373</text:p>
          </table:table-cell>
          <table:table-cell office:value-type="float" office:value="125916990" calcext:value-type="float">
            <text:p>125916990</text:p>
          </table:table-cell>
          <table:table-cell office:value-type="float" office:value="57368958" calcext:value-type="float">
            <text:p>57368958</text:p>
          </table:table-cell>
          <table:table-cell office:value-type="float" office:value="184893834" calcext:value-type="float">
            <text:p>184893834</text:p>
          </table:table-cell>
          <table:table-cell office:value-type="float" office:value="6496846" calcext:value-type="float">
            <text:p>6496846</text:p>
          </table:table-cell>
          <table:table-cell office:value-type="float" office:value="16978137" calcext:value-type="float">
            <text:p>16978137</text:p>
          </table:table-cell>
        </table:table-row>
        <table:table-row table:style-name="ro1">
          <table:table-cell office:value-type="float" office:value="20356778" calcext:value-type="float">
            <text:p>20356778</text:p>
          </table:table-cell>
          <table:table-cell office:value-type="float" office:value="21209191" calcext:value-type="float">
            <text:p>21209191</text:p>
          </table:table-cell>
          <table:table-cell office:value-type="float" office:value="13567647" calcext:value-type="float">
            <text:p>13567647</text:p>
          </table:table-cell>
          <table:table-cell office:value-type="float" office:value="25260684" calcext:value-type="float">
            <text:p>25260684</text:p>
          </table:table-cell>
          <table:table-cell office:value-type="float" office:value="772305" calcext:value-type="float">
            <text:p>772305</text:p>
          </table:table-cell>
          <table:table-cell office:value-type="float" office:value="938877" calcext:value-type="float">
            <text:p>938877</text:p>
          </table:table-cell>
          <table:table-cell office:value-type="float" office:value="12728504" calcext:value-type="float">
            <text:p>12728504</text:p>
          </table:table-cell>
          <table:table-cell office:value-type="float" office:value="13903584" calcext:value-type="float">
            <text:p>13903584</text:p>
          </table:table-cell>
          <table:table-cell office:value-type="float" office:value="8812992" calcext:value-type="float">
            <text:p>8812992</text:p>
          </table:table-cell>
          <table:table-cell office:value-type="float" office:value="33011530" calcext:value-type="float">
            <text:p>33011530</text:p>
          </table:table-cell>
          <table:table-cell office:value-type="float" office:value="337404" calcext:value-type="float">
            <text:p>337404</text:p>
          </table:table-cell>
          <table:table-cell office:value-type="float" office:value="448312" calcext:value-type="float">
            <text:p>448312</text:p>
          </table:table-cell>
          <table:table-cell office:value-type="float" office:value="182101229" calcext:value-type="float">
            <text:p>182101229</text:p>
          </table:table-cell>
          <table:table-cell office:value-type="float" office:value="183911795" calcext:value-type="float">
            <text:p>183911795</text:p>
          </table:table-cell>
          <table:table-cell office:value-type="float" office:value="217648627" calcext:value-type="float">
            <text:p>217648627</text:p>
          </table:table-cell>
          <table:table-cell office:value-type="float" office:value="236099227" calcext:value-type="float">
            <text:p>236099227</text:p>
          </table:table-cell>
          <table:table-cell office:value-type="float" office:value="21583401" calcext:value-type="float">
            <text:p>21583401</text:p>
          </table:table-cell>
          <table:table-cell office:value-type="float" office:value="21831547" calcext:value-type="float">
            <text:p>21831547</text:p>
          </table:table-cell>
          <table:table-cell office:value-type="float" office:value="128147301" calcext:value-type="float">
            <text:p>128147301</text:p>
          </table:table-cell>
          <table:table-cell office:value-type="float" office:value="130426572" calcext:value-type="float">
            <text:p>130426572</text:p>
          </table:table-cell>
          <table:table-cell office:value-type="float" office:value="366759139" calcext:value-type="float">
            <text:p>366759139</text:p>
          </table:table-cell>
          <table:table-cell office:value-type="float" office:value="373629705" calcext:value-type="float">
            <text:p>373629705</text:p>
          </table:table-cell>
          <table:table-cell office:value-type="float" office:value="23894379" calcext:value-type="float">
            <text:p>23894379</text:p>
          </table:table-cell>
          <table:table-cell office:value-type="float" office:value="24270474" calcext:value-type="float">
            <text:p>24270474</text:p>
          </table:table-cell>
          <table:table-cell office:value-type="float" office:value="101420788" calcext:value-type="float">
            <text:p>101420788</text:p>
          </table:table-cell>
          <table:table-cell office:value-type="float" office:value="117700372" calcext:value-type="float">
            <text:p>117700372</text:p>
          </table:table-cell>
          <table:table-cell office:value-type="float" office:value="76091381" calcext:value-type="float">
            <text:p>76091381</text:p>
          </table:table-cell>
          <table:table-cell office:value-type="float" office:value="113217540" calcext:value-type="float">
            <text:p>113217540</text:p>
          </table:table-cell>
          <table:table-cell office:value-type="float" office:value="5761557" calcext:value-type="float">
            <text:p>5761557</text:p>
          </table:table-cell>
          <table:table-cell office:value-type="float" office:value="6160840" calcext:value-type="float">
            <text:p>6160840</text:p>
          </table:table-cell>
        </table:table-row>
        <table:table-row table:style-name="ro1">
          <table:table-cell office:value-type="float" office:value="41651805" calcext:value-type="float">
            <text:p>41651805</text:p>
          </table:table-cell>
          <table:table-cell office:value-type="float" office:value="42687272" calcext:value-type="float">
            <text:p>42687272</text:p>
          </table:table-cell>
          <table:table-cell office:value-type="float" office:value="12225437" calcext:value-type="float">
            <text:p>12225437</text:p>
          </table:table-cell>
          <table:table-cell office:value-type="float" office:value="22692201" calcext:value-type="float">
            <text:p>22692201</text:p>
          </table:table-cell>
          <table:table-cell office:value-type="float" office:value="754146" calcext:value-type="float">
            <text:p>754146</text:p>
          </table:table-cell>
          <table:table-cell office:value-type="float" office:value="873505" calcext:value-type="float">
            <text:p>873505</text:p>
          </table:table-cell>
          <table:table-cell office:value-type="float" office:value="16414588" calcext:value-type="float">
            <text:p>16414588</text:p>
          </table:table-cell>
          <table:table-cell office:value-type="float" office:value="17228727" calcext:value-type="float">
            <text:p>17228727</text:p>
          </table:table-cell>
          <table:table-cell office:value-type="float" office:value="8764173" calcext:value-type="float">
            <text:p>8764173</text:p>
          </table:table-cell>
          <table:table-cell office:value-type="float" office:value="32791600" calcext:value-type="float">
            <text:p>32791600</text:p>
          </table:table-cell>
          <table:table-cell office:value-type="float" office:value="484419" calcext:value-type="float">
            <text:p>484419</text:p>
          </table:table-cell>
          <table:table-cell office:value-type="float" office:value="620190" calcext:value-type="float">
            <text:p>620190</text:p>
          </table:table-cell>
          <table:table-cell office:value-type="float" office:value="193901333" calcext:value-type="float">
            <text:p>193901333</text:p>
          </table:table-cell>
          <table:table-cell office:value-type="float" office:value="195469619" calcext:value-type="float">
            <text:p>195469619</text:p>
          </table:table-cell>
          <table:table-cell office:value-type="float" office:value="177962365" calcext:value-type="float">
            <text:p>177962365</text:p>
          </table:table-cell>
          <table:table-cell office:value-type="float" office:value="184524792" calcext:value-type="float">
            <text:p>184524792</text:p>
          </table:table-cell>
          <table:table-cell office:value-type="float" office:value="21604912" calcext:value-type="float">
            <text:p>21604912</text:p>
          </table:table-cell>
          <table:table-cell office:value-type="float" office:value="21838112" calcext:value-type="float">
            <text:p>21838112</text:p>
          </table:table-cell>
          <table:table-cell office:value-type="float" office:value="167569074" calcext:value-type="float">
            <text:p>167569074</text:p>
          </table:table-cell>
          <table:table-cell office:value-type="float" office:value="174610403" calcext:value-type="float">
            <text:p>174610403</text:p>
          </table:table-cell>
          <table:table-cell office:value-type="float" office:value="406830366" calcext:value-type="float">
            <text:p>406830366</text:p>
          </table:table-cell>
          <table:table-cell office:value-type="float" office:value="424664826" calcext:value-type="float">
            <text:p>424664826</text:p>
          </table:table-cell>
          <table:table-cell office:value-type="float" office:value="23553973" calcext:value-type="float">
            <text:p>23553973</text:p>
          </table:table-cell>
          <table:table-cell office:value-type="float" office:value="23908837" calcext:value-type="float">
            <text:p>23908837</text:p>
          </table:table-cell>
          <table:table-cell office:value-type="float" office:value="162836838" calcext:value-type="float">
            <text:p>162836838</text:p>
          </table:table-cell>
          <table:table-cell office:value-type="float" office:value="195116641" calcext:value-type="float">
            <text:p>195116641</text:p>
          </table:table-cell>
          <table:table-cell office:value-type="float" office:value="97173670" calcext:value-type="float">
            <text:p>97173670</text:p>
          </table:table-cell>
          <table:table-cell office:value-type="float" office:value="113039026" calcext:value-type="float">
            <text:p>113039026</text:p>
          </table:table-cell>
          <table:table-cell office:value-type="float" office:value="4420185" calcext:value-type="float">
            <text:p>4420185</text:p>
          </table:table-cell>
          <table:table-cell office:value-type="float" office:value="4626286" calcext:value-type="float">
            <text:p>4626286</text:p>
          </table:table-cell>
        </table:table-row>
        <table:table-row table:style-name="ro1">
          <table:table-cell office:value-type="float" office:value="40484129" calcext:value-type="float">
            <text:p>40484129</text:p>
          </table:table-cell>
          <table:table-cell office:value-type="float" office:value="41341570" calcext:value-type="float">
            <text:p>41341570</text:p>
          </table:table-cell>
          <table:table-cell office:value-type="float" office:value="12578066" calcext:value-type="float">
            <text:p>12578066</text:p>
          </table:table-cell>
          <table:table-cell office:value-type="float" office:value="23388170" calcext:value-type="float">
            <text:p>23388170</text:p>
          </table:table-cell>
          <table:table-cell office:value-type="float" office:value="1083587" calcext:value-type="float">
            <text:p>1083587</text:p>
          </table:table-cell>
          <table:table-cell office:value-type="float" office:value="1236330" calcext:value-type="float">
            <text:p>1236330</text:p>
          </table:table-cell>
          <table:table-cell office:value-type="float" office:value="13696015" calcext:value-type="float">
            <text:p>13696015</text:p>
          </table:table-cell>
          <table:table-cell office:value-type="float" office:value="14422783" calcext:value-type="float">
            <text:p>14422783</text:p>
          </table:table-cell>
          <table:table-cell office:value-type="float" office:value="6211056" calcext:value-type="float">
            <text:p>6211056</text:p>
          </table:table-cell>
          <table:table-cell office:value-type="float" office:value="33065797" calcext:value-type="float">
            <text:p>33065797</text:p>
          </table:table-cell>
          <table:table-cell office:value-type="float" office:value="482324" calcext:value-type="float">
            <text:p>482324</text:p>
          </table:table-cell>
          <table:table-cell office:value-type="float" office:value="634299" calcext:value-type="float">
            <text:p>634299</text:p>
          </table:table-cell>
          <table:table-cell office:value-type="float" office:value="229235576" calcext:value-type="float">
            <text:p>229235576</text:p>
          </table:table-cell>
          <table:table-cell office:value-type="float" office:value="240064117" calcext:value-type="float">
            <text:p>240064117</text:p>
          </table:table-cell>
          <table:table-cell office:value-type="float" office:value="350618260" calcext:value-type="float">
            <text:p>350618260</text:p>
          </table:table-cell>
          <table:table-cell office:value-type="float" office:value="365021767" calcext:value-type="float">
            <text:p>365021767</text:p>
          </table:table-cell>
          <table:table-cell office:value-type="float" office:value="22060278" calcext:value-type="float">
            <text:p>22060278</text:p>
          </table:table-cell>
          <table:table-cell office:value-type="float" office:value="22315478" calcext:value-type="float">
            <text:p>22315478</text:p>
          </table:table-cell>
          <table:table-cell office:value-type="float" office:value="140994326" calcext:value-type="float">
            <text:p>140994326</text:p>
          </table:table-cell>
          <table:table-cell office:value-type="float" office:value="143122949" calcext:value-type="float">
            <text:p>143122949</text:p>
          </table:table-cell>
          <table:table-cell office:value-type="float" office:value="425838020" calcext:value-type="float">
            <text:p>425838020</text:p>
          </table:table-cell>
          <table:table-cell office:value-type="float" office:value="431500612" calcext:value-type="float">
            <text:p>431500612</text:p>
          </table:table-cell>
          <table:table-cell office:value-type="float" office:value="23413103" calcext:value-type="float">
            <text:p>23413103</text:p>
          </table:table-cell>
          <table:table-cell office:value-type="float" office:value="23774252" calcext:value-type="float">
            <text:p>23774252</text:p>
          </table:table-cell>
          <table:table-cell office:value-type="float" office:value="109720097" calcext:value-type="float">
            <text:p>109720097</text:p>
          </table:table-cell>
          <table:table-cell office:value-type="float" office:value="223308285" calcext:value-type="float">
            <text:p>223308285</text:p>
          </table:table-cell>
          <table:table-cell office:value-type="float" office:value="77263945" calcext:value-type="float">
            <text:p>77263945</text:p>
          </table:table-cell>
          <table:table-cell office:value-type="float" office:value="117475903" calcext:value-type="float">
            <text:p>117475903</text:p>
          </table:table-cell>
          <table:table-cell office:value-type="float" office:value="6463322" calcext:value-type="float">
            <text:p>6463322</text:p>
          </table:table-cell>
          <table:table-cell office:value-type="float" office:value="15816746" calcext:value-type="float">
            <text:p>15816746</text:p>
          </table:table-cell>
        </table:table-row>
        <table:table-row table:style-name="ro1">
          <table:table-cell office:value-type="float" office:value="24507167" calcext:value-type="float">
            <text:p>24507167</text:p>
          </table:table-cell>
          <table:table-cell office:value-type="float" office:value="25328361" calcext:value-type="float">
            <text:p>25328361</text:p>
          </table:table-cell>
          <table:table-cell office:value-type="float" office:value="20606741" calcext:value-type="float">
            <text:p>20606741</text:p>
          </table:table-cell>
          <table:table-cell office:value-type="float" office:value="43562523" calcext:value-type="float">
            <text:p>43562523</text:p>
          </table:table-cell>
          <table:table-cell office:value-type="float" office:value="747931" calcext:value-type="float">
            <text:p>747931</text:p>
          </table:table-cell>
          <table:table-cell office:value-type="float" office:value="914572" calcext:value-type="float">
            <text:p>914572</text:p>
          </table:table-cell>
          <table:table-cell office:value-type="float" office:value="12715025" calcext:value-type="float">
            <text:p>12715025</text:p>
          </table:table-cell>
          <table:table-cell office:value-type="float" office:value="13882212" calcext:value-type="float">
            <text:p>13882212</text:p>
          </table:table-cell>
          <table:table-cell office:value-type="float" office:value="5504611" calcext:value-type="float">
            <text:p>5504611</text:p>
          </table:table-cell>
          <table:table-cell office:value-type="float" office:value="24793027" calcext:value-type="float">
            <text:p>24793027</text:p>
          </table:table-cell>
          <table:table-cell office:value-type="float" office:value="484838" calcext:value-type="float">
            <text:p>484838</text:p>
          </table:table-cell>
          <table:table-cell office:value-type="float" office:value="640933" calcext:value-type="float">
            <text:p>640933</text:p>
          </table:table-cell>
          <table:table-cell office:value-type="float" office:value="154362786" calcext:value-type="float">
            <text:p>154362786</text:p>
          </table:table-cell>
          <table:table-cell office:value-type="float" office:value="156187389" calcext:value-type="float">
            <text:p>156187389</text:p>
          </table:table-cell>
          <table:table-cell office:value-type="float" office:value="172665183" calcext:value-type="float">
            <text:p>172665183</text:p>
          </table:table-cell>
          <table:table-cell office:value-type="float" office:value="179324689" calcext:value-type="float">
            <text:p>179324689</text:p>
          </table:table-cell>
          <table:table-cell office:value-type="float" office:value="22248499" calcext:value-type="float">
            <text:p>22248499</text:p>
          </table:table-cell>
          <table:table-cell office:value-type="float" office:value="22499998" calcext:value-type="float">
            <text:p>22499998</text:p>
          </table:table-cell>
          <table:table-cell office:value-type="float" office:value="144598905" calcext:value-type="float">
            <text:p>144598905</text:p>
          </table:table-cell>
          <table:table-cell office:value-type="float" office:value="146944105" calcext:value-type="float">
            <text:p>146944105</text:p>
          </table:table-cell>
          <table:table-cell office:value-type="float" office:value="403218524" calcext:value-type="float">
            <text:p>403218524</text:p>
          </table:table-cell>
          <table:table-cell office:value-type="float" office:value="421790438" calcext:value-type="float">
            <text:p>421790438</text:p>
          </table:table-cell>
          <table:table-cell office:value-type="float" office:value="23661948" calcext:value-type="float">
            <text:p>23661948</text:p>
          </table:table-cell>
          <table:table-cell office:value-type="float" office:value="24042024" calcext:value-type="float">
            <text:p>24042024</text:p>
          </table:table-cell>
          <table:table-cell office:value-type="float" office:value="96316997" calcext:value-type="float">
            <text:p>96316997</text:p>
          </table:table-cell>
          <table:table-cell office:value-type="float" office:value="112590155" calcext:value-type="float">
            <text:p>112590155</text:p>
          </table:table-cell>
          <table:table-cell office:value-type="float" office:value="49746200" calcext:value-type="float">
            <text:p>49746200</text:p>
          </table:table-cell>
          <table:table-cell office:value-type="float" office:value="60224488" calcext:value-type="float">
            <text:p>60224488</text:p>
          </table:table-cell>
          <table:table-cell office:value-type="float" office:value="4390782" calcext:value-type="float">
            <text:p>4390782</text:p>
          </table:table-cell>
          <table:table-cell office:value-type="float" office:value="4783779" calcext:value-type="float">
            <text:p>4783779</text:p>
          </table:table-cell>
        </table:table-row>
        <table:table-row table:style-name="ro1">
          <table:table-cell office:value-type="float" office:value="37094522" calcext:value-type="float">
            <text:p>37094522</text:p>
          </table:table-cell>
          <table:table-cell office:value-type="float" office:value="38095278" calcext:value-type="float">
            <text:p>38095278</text:p>
          </table:table-cell>
          <table:table-cell office:value-type="float" office:value="37274433" calcext:value-type="float">
            <text:p>37274433</text:p>
          </table:table-cell>
          <table:table-cell office:value-type="float" office:value="48240073" calcext:value-type="float">
            <text:p>48240073</text:p>
          </table:table-cell>
          <table:table-cell office:value-type="float" office:value="747022" calcext:value-type="float">
            <text:p>747022</text:p>
          </table:table-cell>
          <table:table-cell office:value-type="float" office:value="865403" calcext:value-type="float">
            <text:p>865403</text:p>
          </table:table-cell>
          <table:table-cell office:value-type="float" office:value="12657127" calcext:value-type="float">
            <text:p>12657127</text:p>
          </table:table-cell>
          <table:table-cell office:value-type="float" office:value="13461140" calcext:value-type="float">
            <text:p>13461140</text:p>
          </table:table-cell>
          <table:table-cell office:value-type="float" office:value="19762569" calcext:value-type="float">
            <text:p>19762569</text:p>
          </table:table-cell>
          <table:table-cell office:value-type="float" office:value="43214713" calcext:value-type="float">
            <text:p>43214713</text:p>
          </table:table-cell>
          <table:table-cell office:value-type="float" office:value="336495" calcext:value-type="float">
            <text:p>336495</text:p>
          </table:table-cell>
          <table:table-cell office:value-type="float" office:value="435670" calcext:value-type="float">
            <text:p>435670</text:p>
          </table:table-cell>
          <table:table-cell office:value-type="float" office:value="220228006" calcext:value-type="float">
            <text:p>220228006</text:p>
          </table:table-cell>
          <table:table-cell office:value-type="float" office:value="221871022" calcext:value-type="float">
            <text:p>221871022</text:p>
          </table:table-cell>
          <table:table-cell office:value-type="float" office:value="244164708" calcext:value-type="float">
            <text:p>244164708</text:p>
          </table:table-cell>
          <table:table-cell office:value-type="float" office:value="250687465" calcext:value-type="float">
            <text:p>250687465</text:p>
          </table:table-cell>
          <table:table-cell office:value-type="float" office:value="21792506" calcext:value-type="float">
            <text:p>21792506</text:p>
          </table:table-cell>
          <table:table-cell office:value-type="float" office:value="22027382" calcext:value-type="float">
            <text:p>22027382</text:p>
          </table:table-cell>
          <table:table-cell office:value-type="float" office:value="118621859" calcext:value-type="float">
            <text:p>118621859</text:p>
          </table:table-cell>
          <table:table-cell office:value-type="float" office:value="120694399" calcext:value-type="float">
            <text:p>120694399</text:p>
          </table:table-cell>
          <table:table-cell office:value-type="float" office:value="304826333" calcext:value-type="float">
            <text:p>304826333</text:p>
          </table:table-cell>
          <table:table-cell office:value-type="float" office:value="322651016" calcext:value-type="float">
            <text:p>322651016</text:p>
          </table:table-cell>
          <table:table-cell office:value-type="float" office:value="23564798" calcext:value-type="float">
            <text:p>23564798</text:p>
          </table:table-cell>
          <table:table-cell office:value-type="float" office:value="23920500" calcext:value-type="float">
            <text:p>23920500</text:p>
          </table:table-cell>
          <table:table-cell office:value-type="float" office:value="132604223" calcext:value-type="float">
            <text:p>132604223</text:p>
          </table:table-cell>
          <table:table-cell office:value-type="float" office:value="152832214" calcext:value-type="float">
            <text:p>152832214</text:p>
          </table:table-cell>
          <table:table-cell office:value-type="float" office:value="96174311" calcext:value-type="float">
            <text:p>96174311</text:p>
          </table:table-cell>
          <table:table-cell office:value-type="float" office:value="118628283" calcext:value-type="float">
            <text:p>118628283</text:p>
          </table:table-cell>
          <table:table-cell office:value-type="float" office:value="4411874" calcext:value-type="float">
            <text:p>4411874</text:p>
          </table:table-cell>
          <table:table-cell office:value-type="float" office:value="4618883" calcext:value-type="float">
            <text:p>4618883</text:p>
          </table:table-cell>
        </table:table-row>
        <table:table-row table:style-name="ro1">
          <table:table-cell office:value-type="float" office:value="22836843" calcext:value-type="float">
            <text:p>22836843</text:p>
          </table:table-cell>
          <table:table-cell office:value-type="float" office:value="23695611" calcext:value-type="float">
            <text:p>23695611</text:p>
          </table:table-cell>
          <table:table-cell office:value-type="float" office:value="13626244" calcext:value-type="float">
            <text:p>13626244</text:p>
          </table:table-cell>
          <table:table-cell office:value-type="float" office:value="24864824" calcext:value-type="float">
            <text:p>24864824</text:p>
          </table:table-cell>
          <table:table-cell office:value-type="float" office:value="746813" calcext:value-type="float">
            <text:p>746813</text:p>
          </table:table-cell>
          <table:table-cell office:value-type="float" office:value="853740" calcext:value-type="float">
            <text:p>853740</text:p>
          </table:table-cell>
          <table:table-cell office:value-type="float" office:value="12465063" calcext:value-type="float">
            <text:p>12465063</text:p>
          </table:table-cell>
          <table:table-cell office:value-type="float" office:value="13184009" calcext:value-type="float">
            <text:p>13184009</text:p>
          </table:table-cell>
          <table:table-cell office:value-type="float" office:value="5470039" calcext:value-type="float">
            <text:p>5470039</text:p>
          </table:table-cell>
          <table:table-cell office:value-type="float" office:value="24749376" calcext:value-type="float">
            <text:p>24749376</text:p>
          </table:table-cell>
          <table:table-cell office:value-type="float" office:value="338730" calcext:value-type="float">
            <text:p>338730</text:p>
          </table:table-cell>
          <table:table-cell office:value-type="float" office:value="432178" calcext:value-type="float">
            <text:p>432178</text:p>
          </table:table-cell>
          <table:table-cell office:value-type="float" office:value="224123612" calcext:value-type="float">
            <text:p>224123612</text:p>
          </table:table-cell>
          <table:table-cell office:value-type="float" office:value="225991517" calcext:value-type="float">
            <text:p>225991517</text:p>
          </table:table-cell>
          <table:table-cell office:value-type="float" office:value="200774344" calcext:value-type="float">
            <text:p>200774344</text:p>
          </table:table-cell>
          <table:table-cell office:value-type="float" office:value="219411980" calcext:value-type="float">
            <text:p>219411980</text:p>
          </table:table-cell>
          <table:table-cell office:value-type="float" office:value="22628296" calcext:value-type="float">
            <text:p>22628296</text:p>
          </table:table-cell>
          <table:table-cell office:value-type="float" office:value="22877001" calcext:value-type="float">
            <text:p>22877001</text:p>
          </table:table-cell>
          <table:table-cell office:value-type="float" office:value="130996128" calcext:value-type="float">
            <text:p>130996128</text:p>
          </table:table-cell>
          <table:table-cell office:value-type="float" office:value="144981356" calcext:value-type="float">
            <text:p>144981356</text:p>
          </table:table-cell>
          <table:table-cell office:value-type="float" office:value="498427838" calcext:value-type="float">
            <text:p>498427838</text:p>
          </table:table-cell>
          <table:table-cell office:value-type="float" office:value="505001579" calcext:value-type="float">
            <text:p>505001579</text:p>
          </table:table-cell>
          <table:table-cell office:value-type="float" office:value="23545452" calcext:value-type="float">
            <text:p>23545452</text:p>
          </table:table-cell>
          <table:table-cell office:value-type="float" office:value="23899478" calcext:value-type="float">
            <text:p>23899478</text:p>
          </table:table-cell>
          <table:table-cell office:value-type="float" office:value="135475957" calcext:value-type="float">
            <text:p>135475957</text:p>
          </table:table-cell>
          <table:table-cell office:value-type="float" office:value="235805335" calcext:value-type="float">
            <text:p>235805335</text:p>
          </table:table-cell>
          <table:table-cell office:value-type="float" office:value="84623121" calcext:value-type="float">
            <text:p>84623121</text:p>
          </table:table-cell>
          <table:table-cell office:value-type="float" office:value="145270708" calcext:value-type="float">
            <text:p>145270708</text:p>
          </table:table-cell>
          <table:table-cell office:value-type="float" office:value="6326363" calcext:value-type="float">
            <text:p>6326363</text:p>
          </table:table-cell>
          <table:table-cell office:value-type="float" office:value="15055406" calcext:value-type="float">
            <text:p>15055406</text:p>
          </table:table-cell>
        </table:table-row>
        <table:table-row table:style-name="ro1">
          <table:table-cell table:formula="of:=ROUND(AVERAGE( [.A3:.A302])/1000000;2)" office:value-type="float" office:value="31.22" calcext:value-type="float">
            <text:p>31.22</text:p>
          </table:table-cell>
          <table:table-cell table:formula="of:=ROUND(AVERAGE( [.B3:.B302])/1000000;2)" office:value-type="float" office:value="32.39" calcext:value-type="float">
            <text:p>32.39</text:p>
          </table:table-cell>
          <table:table-cell table:formula="of:=ROUND(AVERAGE( [.C3:.C302])/1000000;2)" office:value-type="float" office:value="17.62" calcext:value-type="float">
            <text:p>17.62</text:p>
          </table:table-cell>
          <table:table-cell table:formula="of:=ROUND(AVERAGE( [.D3:.D302])/1000000;2)" office:value-type="float" office:value="31.38" calcext:value-type="float">
            <text:p>31.38</text:p>
          </table:table-cell>
          <table:table-cell table:formula="of:=ROUND(AVERAGE( [.E3:.E302])/1000000;2)" office:value-type="float" office:value="0.84" calcext:value-type="float">
            <text:p>0.84</text:p>
          </table:table-cell>
          <table:table-cell table:formula="of:=ROUND(AVERAGE( [.F3:.F302])/1000000;2)" office:value-type="float" office:value="0.99" calcext:value-type="float">
            <text:p>0.99</text:p>
          </table:table-cell>
          <table:table-cell table:formula="of:=ROUND(AVERAGE( [.G3:.G302])/1000000;2)" office:value-type="float" office:value="14.21" calcext:value-type="float">
            <text:p>14.21</text:p>
          </table:table-cell>
          <table:table-cell table:formula="of:=ROUND(AVERAGE( [.H3:.H302])/1000000;2)" office:value-type="float" office:value="15.12" calcext:value-type="float">
            <text:p>15.12</text:p>
          </table:table-cell>
          <table:table-cell table:formula="of:=ROUND(AVERAGE( [.I3:.I302])/1000000;2)" office:value-type="float" office:value="8.53" calcext:value-type="float">
            <text:p>8.53</text:p>
          </table:table-cell>
          <table:table-cell table:formula="of:=ROUND(AVERAGE( [.J3:.J302])/1000000;2)" office:value-type="float" office:value="32.09" calcext:value-type="float">
            <text:p>32.09</text:p>
          </table:table-cell>
          <table:table-cell table:formula="of:=ROUND(AVERAGE( [.K3:.K302])/1000000;2)" office:value-type="float" office:value="0.4" calcext:value-type="float">
            <text:p>0.4</text:p>
          </table:table-cell>
          <table:table-cell table:formula="of:=ROUND(AVERAGE( [.L3:.L302])/1000000;2)" office:value-type="float" office:value="0.52" calcext:value-type="float">
            <text:p>0.52</text:p>
          </table:table-cell>
          <table:table-cell table:formula="of:=ROUND(AVERAGE( [.M3:.M302])/1000000;2)" office:value-type="float" office:value="199.81" calcext:value-type="float">
            <text:p>199.81</text:p>
          </table:table-cell>
          <table:table-cell table:formula="of:=ROUND(AVERAGE( [.N3:.N302])/1000000;2)" office:value-type="float" office:value="202.52" calcext:value-type="float">
            <text:p>202.52</text:p>
          </table:table-cell>
          <table:table-cell table:formula="of:=ROUND(AVERAGE( [.O3:.O302])/1000000;2)" office:value-type="float" office:value="254.96" calcext:value-type="float">
            <text:p>254.96</text:p>
          </table:table-cell>
          <table:table-cell table:formula="of:=ROUND(AVERAGE( [.P3:.P302])/1000000;2)" office:value-type="float" office:value="264.06" calcext:value-type="float">
            <text:p>264.06</text:p>
          </table:table-cell>
          <table:table-cell table:formula="of:=ROUND(AVERAGE( [.Q3:.Q302])/1000000;2)" office:value-type="float" office:value="21.97" calcext:value-type="float">
            <text:p>21.97</text:p>
          </table:table-cell>
          <table:table-cell table:formula="of:=ROUND(AVERAGE( [.R3:.R302])/1000000;2)" office:value-type="float" office:value="22.22" calcext:value-type="float">
            <text:p>22.22</text:p>
          </table:table-cell>
          <table:table-cell table:formula="of:=ROUND(AVERAGE( [.S3:.S302])/1000000;2)" office:value-type="float" office:value="135.28" calcext:value-type="float">
            <text:p>135.28</text:p>
          </table:table-cell>
          <table:table-cell table:formula="of:=ROUND(AVERAGE( [.T3:.T302])/1000000;2)" office:value-type="float" office:value="138.58" calcext:value-type="float">
            <text:p>138.58</text:p>
          </table:table-cell>
          <table:table-cell table:formula="of:=ROUND(AVERAGE( [.U3:.U302])/1000000;2)" office:value-type="float" office:value="391.3" calcext:value-type="float">
            <text:p>391.3</text:p>
          </table:table-cell>
          <table:table-cell table:formula="of:=ROUND(AVERAGE( [.V3:.V302])/1000000;2)" office:value-type="float" office:value="400.28" calcext:value-type="float">
            <text:p>400.28</text:p>
          </table:table-cell>
          <table:table-cell table:formula="of:=ROUND(AVERAGE( [.W3:.W302])/1000000;2)" office:value-type="float" office:value="23.63" calcext:value-type="float">
            <text:p>23.63</text:p>
          </table:table-cell>
          <table:table-cell table:formula="of:=ROUND(AVERAGE( [.X3:.X302])/1000000;2)" office:value-type="float" office:value="24" calcext:value-type="float">
            <text:p>24</text:p>
          </table:table-cell>
          <table:table-cell table:formula="of:=ROUND(AVERAGE( [.Y3:.Y302])/1000000;2)" office:value-type="float" office:value="113.25" calcext:value-type="float">
            <text:p>113.25</text:p>
          </table:table-cell>
          <table:table-cell table:formula="of:=ROUND(AVERAGE( [.Z3:.Z302])/1000000;2)" office:value-type="float" office:value="145.89" calcext:value-type="float">
            <text:p>145.89</text:p>
          </table:table-cell>
          <table:table-cell table:formula="of:=ROUND(AVERAGE( [.AA3:.AA302])/1000000;2)" office:value-type="float" office:value="79.3" calcext:value-type="float">
            <text:p>79.3</text:p>
          </table:table-cell>
          <table:table-cell table:formula="of:=ROUND(AVERAGE( [.AB3:.AB302])/1000000;2)" office:value-type="float" office:value="115.66" calcext:value-type="float">
            <text:p>115.66</text:p>
          </table:table-cell>
          <table:table-cell table:formula="of:=ROUND(AVERAGE( [.AC3:.AC302])/1000000;2)" office:value-type="float" office:value="5.51" calcext:value-type="float">
            <text:p>5.51</text:p>
          </table:table-cell>
          <table:table-cell table:formula="of:=ROUND(AVERAGE( [.AD3:.AD302])/1000000;2)" office:value-type="float" office:value="8.8" calcext:value-type="float">
            <text:p>8.8</text:p>
          </table:table-cell>
        </table:table-row>
        <table:table-row table:style-name="ro2" table:number-rows-repeated="5">
          <table:table-cell table:number-columns-repeated="30"/>
        </table:table-row>
        <table:table-row table:style-name="ro1">
          <table:table-cell table:style-name="ce1" office:value-type="string" calcext:value-type="string" table:number-columns-spanned="4" table:number-rows-spanned="2">
            <text:p>Grammar Generation (ms)</text:p>
          </table:table-cell>
          <table:covered-table-cell table:number-columns-repeated="3"/>
          <table:table-cell table:number-columns-repeated="26"/>
        </table:table-row>
        <table:table-row table:style-name="ro1">
          <table:covered-table-cell table:number-columns-repeated="4"/>
          <table:table-cell table:number-columns-repeated="26"/>
        </table:table-row>
        <table:table-row table:style-name="ro3">
          <table:table-cell table:style-name="ce2" office:value-type="string" calcext:value-type="string">
            <text:p>Schema</text:p>
          </table:table-cell>
          <table:table-cell table:style-name="ce2" office:value-type="string" calcext:value-type="string">
            <text:p>EXIficient</text:p>
          </table:table-cell>
          <table:table-cell table:style-name="ce2" office:value-type="string" calcext:value-type="string">
            <text:p>OpenEXI</text:p>
          </table:table-cell>
          <table:table-cell table:style-name="ce2" office:value-type="string" calcext:value-type="string">
            <text:p>EXIP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netconf</text:p>
          </table:table-cell>
          <table:table-cell table:formula="of:=[.C303]" office:value-type="float" office:value="17.62" calcext:value-type="float">
            <text:p>17.62</text:p>
          </table:table-cell>
          <table:table-cell table:formula="of:=[.A303]" office:value-type="float" office:value="31.22" calcext:value-type="float">
            <text:p>31.22</text:p>
          </table:table-cell>
          <table:table-cell table:formula="of:=[.E303]" office:value-type="float" office:value="0.84" calcext:value-type="float">
            <text:p>0.84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enML</text:p>
          </table:table-cell>
          <table:table-cell table:formula="of:=[.I303]" office:value-type="float" office:value="8.53" calcext:value-type="float">
            <text:p>8.53</text:p>
          </table:table-cell>
          <table:table-cell table:formula="of:=[.G303]" office:value-type="float" office:value="14.21" calcext:value-type="float">
            <text:p>14.21</text:p>
          </table:table-cell>
          <table:table-cell table:formula="of:=[.K303]" office:value-type="float" office:value="0.4" calcext:value-type="float">
            <text:p>0.4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sep</text:p>
          </table:table-cell>
          <table:table-cell table:formula="of:=[.O303]" office:value-type="float" office:value="254.96" calcext:value-type="float">
            <text:p>254.96</text:p>
          </table:table-cell>
          <table:table-cell table:formula="of:=[.M303]" office:value-type="float" office:value="199.81" calcext:value-type="float">
            <text:p>199.81</text:p>
          </table:table-cell>
          <table:table-cell table:formula="of:=[.Q303]" office:value-type="float" office:value="21.97" calcext:value-type="float">
            <text:p>21.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PC-UA</text:p>
          </table:table-cell>
          <table:table-cell table:formula="of:=[.U303]" office:value-type="float" office:value="391.3" calcext:value-type="float">
            <text:p>391.3</text:p>
          </table:table-cell>
          <table:table-cell table:formula="of:=[.S303]" office:value-type="float" office:value="135.28" calcext:value-type="float">
            <text:p>135.28</text:p>
          </table:table-cell>
          <table:table-cell table:formula="of:=[.W303]" office:value-type="float" office:value="23.63" calcext:value-type="float">
            <text:p>23.63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XMLSchema</text:p>
          </table:table-cell>
          <table:table-cell table:formula="of:=[.AA303]" office:value-type="float" office:value="79.3" calcext:value-type="float">
            <text:p>79.3</text:p>
          </table:table-cell>
          <table:table-cell table:formula="of:=[.Y303]" office:value-type="float" office:value="113.25" calcext:value-type="float">
            <text:p>113.25</text:p>
          </table:table-cell>
          <table:table-cell table:formula="of:=[.AC303]" office:value-type="float" office:value="5.51" calcext:value-type="float">
            <text:p>5.5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[.B312:.B316] )" office:value-type="float" office:value="150.342" calcext:value-type="float">
            <text:p>150.342</text:p>
          </table:table-cell>
          <table:table-cell table:style-name="ce3" table:formula="of:=AVERAGE([.C312:.C316] )" office:value-type="float" office:value="98.754" calcext:value-type="float">
            <text:p>98.754</text:p>
          </table:table-cell>
          <table:table-cell table:style-name="ce3" table:formula="of:=AVERAGE([.D312:.D316] )" office:value-type="float" office:value="10.47" calcext:value-type="float">
            <text:p>10.47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 table:number-columns-spanned="4" table:number-rows-spanned="2">
            <text:p>Grammar Generation + Instance (ms)</text:p>
          </table:table-cell>
          <table:covered-table-cell table:number-columns-repeated="3" table:style-name="ce2"/>
          <table:table-cell table:number-columns-repeated="26"/>
        </table:table-row>
        <table:table-row table:style-name="ro1">
          <table:covered-table-cell table:number-columns-repeated="4" table:style-name="ce2"/>
          <table:table-cell table:number-columns-repeated="26"/>
        </table:table-row>
        <table:table-row table:style-name="ro3">
          <table:table-cell table:style-name="ce2" office:value-type="string" calcext:value-type="string">
            <text:p>Schema</text:p>
          </table:table-cell>
          <table:table-cell table:style-name="ce2" office:value-type="string" calcext:value-type="string">
            <text:p>EXIficient</text:p>
          </table:table-cell>
          <table:table-cell table:style-name="ce2" office:value-type="string" calcext:value-type="string">
            <text:p>OpenEXI</text:p>
          </table:table-cell>
          <table:table-cell table:style-name="ce2" office:value-type="string" calcext:value-type="string">
            <text:p>EXIP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netconf</text:p>
          </table:table-cell>
          <table:table-cell table:formula="of:=[.D303]" office:value-type="float" office:value="31.38" calcext:value-type="float">
            <text:p>31.38</text:p>
          </table:table-cell>
          <table:table-cell table:formula="of:=[.B303]" office:value-type="float" office:value="32.39" calcext:value-type="float">
            <text:p>32.39</text:p>
          </table:table-cell>
          <table:table-cell table:formula="of:=[.F303]" office:value-type="float" office:value="0.99" calcext:value-type="float">
            <text:p>0.99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enML</text:p>
          </table:table-cell>
          <table:table-cell table:formula="of:=[.J303]" office:value-type="float" office:value="32.09" calcext:value-type="float">
            <text:p>32.09</text:p>
          </table:table-cell>
          <table:table-cell table:formula="of:=[.H303]" office:value-type="float" office:value="15.12" calcext:value-type="float">
            <text:p>15.12</text:p>
          </table:table-cell>
          <table:table-cell table:formula="of:=[.L303]" office:value-type="float" office:value="0.52" calcext:value-type="float">
            <text:p>0.52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sep</text:p>
          </table:table-cell>
          <table:table-cell table:formula="of:=[.P303]" office:value-type="float" office:value="264.06" calcext:value-type="float">
            <text:p>264.06</text:p>
          </table:table-cell>
          <table:table-cell table:formula="of:=[.N303]" office:value-type="float" office:value="202.52" calcext:value-type="float">
            <text:p>202.52</text:p>
          </table:table-cell>
          <table:table-cell table:formula="of:=[.R303]" office:value-type="float" office:value="22.22" calcext:value-type="float">
            <text:p>22.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PC-UA</text:p>
          </table:table-cell>
          <table:table-cell table:formula="of:=[.V303]" office:value-type="float" office:value="400.28" calcext:value-type="float">
            <text:p>400.28</text:p>
          </table:table-cell>
          <table:table-cell table:formula="of:=[.T303]" office:value-type="float" office:value="138.58" calcext:value-type="float">
            <text:p>138.58</text:p>
          </table:table-cell>
          <table:table-cell table:formula="of:=[.X303]" office:value-type="float" office:value="24" calcext:value-type="float">
            <text:p>24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XMLSchema</text:p>
          </table:table-cell>
          <table:table-cell table:formula="of:=[.AB303]" office:value-type="float" office:value="115.66" calcext:value-type="float">
            <text:p>115.66</text:p>
          </table:table-cell>
          <table:table-cell table:formula="of:=[.Z303]" office:value-type="float" office:value="145.89" calcext:value-type="float">
            <text:p>145.89</text:p>
          </table:table-cell>
          <table:table-cell table:formula="of:=[.AD303]" office:value-type="float" office:value="8.8" calcext:value-type="float">
            <text:p>8.8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 [.B321:.B325])" office:value-type="float" office:value="168.694" calcext:value-type="float">
            <text:p>168.694</text:p>
          </table:table-cell>
          <table:table-cell table:style-name="ce3" table:formula="of:=AVERAGE( [.C321:.C325])" office:value-type="float" office:value="106.9" calcext:value-type="float">
            <text:p>106.9</text:p>
          </table:table-cell>
          <table:table-cell table:style-name="ce3" table:formula="of:=AVERAGE( [.D321:.D325])" office:value-type="float" office:value="11.306" calcext:value-type="float">
            <text:p>11.306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6T20:14:01.399207812</dc:date>
    <dc:creator>Rumen Kyusakov</dc:creator>
    <meta:document-statistic meta:table-count="1" meta:cell-count="9118" meta:object-count="0"/>
    <meta:generator>LibreOffice/4.1.3.2$Linux_x86 LibreOffice_project/410m0$Build-2</meta:generator>
  </office:meta>
</office:document-meta>
</file>